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4in"/>
    </style:style>
    <style:style style:name="co2" style:family="table-column">
      <style:table-column-properties fo:break-before="auto" style:column-width="0.7307in"/>
    </style:style>
    <style:style style:name="co3" style:family="table-column">
      <style:table-column-properties fo:break-before="auto" style:column-width="1.3154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01in"/>
    </style:style>
    <style:style style:name="co7" style:family="table-column">
      <style:table-column-properties fo:break-before="auto" style:column-width="0.4866in"/>
    </style:style>
    <style:style style:name="co8" style:family="table-column">
      <style:table-column-properties fo:break-before="auto" style:column-width="1.6173in"/>
    </style:style>
    <style:style style:name="co9" style:family="table-column">
      <style:table-column-properties fo:break-before="auto" style:column-width="1.5591in"/>
    </style:style>
    <style:style style:name="co10" style:family="table-column">
      <style:table-column-properties fo:break-before="auto" style:column-width="1.628in"/>
    </style:style>
    <style:style style:name="co11" style:family="table-column">
      <style:table-column-properties fo:break-before="auto" style:column-width="10.1854in"/>
    </style:style>
    <style:style style:name="co12" style:family="table-column">
      <style:table-column-properties fo:break-before="auto" style:column-width="0.9839in"/>
    </style:style>
    <style:style style:name="co13" style:family="table-column">
      <style:table-column-properties fo:break-before="auto" style:column-width="2.4465in"/>
    </style:style>
    <style:style style:name="co14" style:family="table-column">
      <style:table-column-properties fo:break-before="auto" style:column-width="1.6291in"/>
    </style:style>
    <style:style style:name="co15" style:family="table-column">
      <style:table-column-properties fo:break-before="auto" style:column-width="1.598in"/>
    </style:style>
    <style:style style:name="co16" style:family="table-column">
      <style:table-column-properties fo:break-before="auto" style:column-width="0.7016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5.302in"/>
    </style:style>
    <style:style style:name="co19" style:family="table-column">
      <style:table-column-properties fo:break-before="auto" style:column-width="1.3252in"/>
    </style:style>
    <style:style style:name="co20" style:family="table-column">
      <style:table-column-properties fo:break-before="auto" style:column-width="0.6917in"/>
    </style:style>
    <style:style style:name="co21" style:family="table-column">
      <style:table-column-properties fo:break-before="auto" style:column-width="0.4091in"/>
    </style:style>
    <style:style style:name="co22" style:family="table-column">
      <style:table-column-properties fo:break-before="auto" style:column-width="0.4575in"/>
    </style:style>
    <style:style style:name="co23" style:family="table-column">
      <style:table-column-properties fo:break-before="auto" style:column-width="0.75in"/>
    </style:style>
    <style:style style:name="co24" style:family="table-column">
      <style:table-column-properties fo:break-before="auto" style:column-width="1.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map style:condition="cell-content()&lt;=0" style:apply-style-name="Untitled1" style:base-cell-address="'ALL Lappys 2016-02-05'.N2"/>
    </style:style>
    <style:style style:name="ce4" style:family="table-cell" style:parent-style-name="Default">
      <style:map style:condition="cell-content()&lt;=0" style:apply-style-name="Untitled1" style:base-cell-address="'ALL Lappys 2016-02-05'.N3"/>
    </style:style>
    <style:style style:name="ce5" style:family="table-cell" style:parent-style-name="Default">
      <style:map style:condition="cell-content()&lt;=0" style:apply-style-name="Untitled1" style:base-cell-address="'ALL Lappys 2016-02-05'.N4"/>
    </style:style>
    <style:style style:name="ce6" style:family="table-cell" style:parent-style-name="Default">
      <style:map style:condition="cell-content()&lt;=0" style:apply-style-name="Untitled1" style:base-cell-address="'ALL Lappys 2016-02-05'.N6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9999"/>
    </style:style>
    <style:style style:name="ce9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map style:condition="cell-content()&lt;0.1" style:apply-style-name="Untitled1" style:base-cell-address="Alex.L2"/>
    </style:style>
    <style:style style:name="ce16" style:family="table-cell" style:parent-style-name="Default" style:data-style-name="N2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/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map style:condition="cell-content()&lt;=0" style:apply-style-name="Untitled1" style:base-cell-address="'Catalina (sugestii)'.O34"/>
    </style:style>
    <style:style style:name="ce23" style:family="table-cell" style:parent-style-name="Default">
      <style:map style:condition="cell-content()&lt;=0" style:apply-style-name="Untitled1" style:base-cell-address="'Catalina (sugestii)'.O34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map style:condition="cell-content()&lt;=0" style:apply-style-name="Untitled1" style:base-cell-address="'Catalina (sugestii)'.O34"/>
    </style:style>
    <style:style style:name="ce26" style:family="table-cell" style:parent-style-name="Default">
      <style:map style:condition="cell-content()&lt;=0" style:apply-style-name="Untitled1" style:base-cell-address="'Catalina (sugestii)'.O36"/>
    </style:style>
    <style:style style:name="ce27" style:family="table-cell" style:parent-style-name="Default">
      <style:map style:condition="cell-content()&lt;=0" style:apply-style-name="Untitled1" style:base-cell-address="'Catalina (sugestii)'.O37"/>
    </style:style>
    <style:style style:name="ce28" style:family="table-cell" style:parent-style-name="Default">
      <style:map style:condition="cell-content()&lt;=0" style:apply-style-name="Untitled1" style:base-cell-address="'Catalina (sugestii)'.O3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 Lappys 2016-02-0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Model Procesor:</text:p>
          </table:table-cell>
          <table:table-cell office:value-type="string" calcext:value-type="string">
            <text:p>Chipset video:</text:p>
          </table:table-cell>
          <table:table-cell office:value-type="string" calcext:value-type="string">
            <text:p>CPUMark</text:p>
          </table:table-cell>
          <table:table-cell office:value-type="string" calcext:value-type="string">
            <text:p>GPUMark</text:p>
          </table:table-cell>
          <table:table-cell office:value-type="string" calcext:value-type="string">
            <text:p>Capacitate HDD:</text:p>
          </table:table-cell>
          <table:table-cell office:value-type="string" calcext:value-type="string">
            <text:p>Tip unitate stocare:</text:p>
          </table:table-cell>
          <table:table-cell office:value-type="string" calcext:value-type="string">
            <text:p>Memorie standard:</text:p>
          </table:table-cell>
          <table:table-cell office:value-type="string" calcext:value-type="string">
            <text:p>Diagonala LCD</text:p>
          </table:table-cell>
          <table:table-cell office:value-type="string" calcext:value-type="string">
            <text:p>Rezolutie optima:</text:p>
          </table:table-cell>
          <table:table-cell office:value-type="string" calcext:value-type="string">
            <text:p>Greutate ():</text:p>
          </table:table-cell>
          <table:table-cell office:value-type="string" calcext:value-type="string">
            <text:p>Sistem de operare:</text:p>
          </table:table-cell>
          <table:table-cell office:value-type="string" calcext:value-type="string">
            <text:p>Dan's Formula</text:p>
          </table:table-cell>
          <table:table-cell office:value-type="string" calcext:value-type="string">
            <text:p>Rentab</text:p>
          </table:table-cell>
        </table:table-row>
        <table:table-row table:style-name="ro1">
          <table:table-cell office:value-type="string" calcext:value-type="string">
            <text:p>http://www.cel.ro/laptop-laptopuri/laptop-lenovo-b70_80-i5_5200u-1tbplus8gb-8gb-dvd_rw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3" table:formula="of:=([.I2]*31 + [.E2]*0.16483826+ [.F2]*0.076152071 + IF([.H2]=&quot;hdd&quot;; [.G2]*0.394; [.G2]*1.3104375))/0.3839800063" office:value-type="float" office:value="5681.65783552673" calcext:value-type="float">
            <text:p>5681.6578355267</text:p>
          </table:table-cell>
          <table:table-cell table:formula="of:=[.N2]/[.B2]" office:value-type="float" office:value="2.27357256323599" calcext:value-type="float">
            <text:p>2.2735725632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500gbplus8gb-sshd-4gb-dvdrw-hd-fingerprint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4" table:formula="of:=([.I3]*31 + [.E3]*0.16483826+ [.F3]*0.076152071 + IF([.H3]=&quot;hdd&quot;; [.G3]*0.394; [.G3]*1.3104375))/0.3839800063" office:value-type="float" office:value="3389.61202407793" calcext:value-type="float">
            <text:p>3389.6120240779</text:p>
          </table:table-cell>
          <table:table-cell table:formula="of:=[.N3]/[.B3]" office:value-type="float" office:value="2.11983241030515" calcext:value-type="float">
            <text:p>2.1198324103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500gbplus8gb-4gb-r5-m330-2gb-dvdrw-hd-fingerprint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5" table:formula="of:=([.I4]*31 + [.E4]*0.16483826+ [.F4]*0.076152071 + IF([.H4]=&quot;hdd&quot;; [.G4]*0.394; [.G4]*1.3104375))/0.3839800063" office:value-type="float" office:value="3387.62879396828" calcext:value-type="float">
            <text:p>3387.6287939683</text:p>
          </table:table-cell>
          <table:table-cell table:formula="of:=[.N4]/[.B4]" office:value-type="float" office:value="1.88306214228365" calcext:value-type="float">
            <text:p>1.8830621423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7_4720hq-1tbplus8gb-8gb-gtx960m-4gb-fullhd-us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formula="of:=([.I5]*31 + [.E5]*0.16483826+ [.F5]*0.076152071 + IF([.H5]=&quot;hdd&quot;; [.G5]*0.394; [.G5]*1.3104375))/0.3839800063" office:value-type="float" office:value="7872.23129875239" calcext:value-type="float">
            <text:p>7872.2312987524</text:p>
          </table:table-cell>
          <table:table-cell table:formula="of:=[.N5]/[.B5]" office:value-type="float" office:value="1.83117732001684" calcext:value-type="float">
            <text:p>1.8311773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8c-i7_6700hq-1tbplus8gb-8gb-gtx950m-4gb-fullhd-l/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6]*31 + [.E6]*0.16483826+ [.F6]*0.076152071 + IF([.H6]=&quot;hdd&quot;; [.G6]*0.394; [.G6]*1.3104375))/0.3839800063" office:value-type="float" office:value="7770.17446790953" calcext:value-type="float">
            <text:p>7770.1744679095</text:p>
          </table:table-cell>
          <table:table-cell table:formula="of:=[.N6]/[.B6]" office:value-type="float" office:value="1.82870662930325" calcext:value-type="float">
            <text:p>1.8287066293</text:p>
          </table:table-cell>
        </table:table-row>
        <table:table-row table:style-name="ro2">
          <table:table-cell office:value-type="string" calcext:value-type="string">
            <text:p>http://www.cel.ro/laptop-laptopuri/laptop-asus-x550jx_xx017d-i7_4720hq-1tb-4gb-gtx950m-2gb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7]*31 + [.E7]*0.16483826+ [.F7]*0.076152071 + IF([.H7]=&quot;hdd&quot;; [.G7]*0.394; [.G7]*1.3104375))/0.3839800063" office:value-type="float" office:value="5109.07034828079" calcext:value-type="float">
            <text:p>5109.0703482808</text:p>
          </table:table-cell>
          <table:table-cell table:formula="of:=[.N7]/[.B7]" office:value-type="float" office:value="1.82531988148653" calcext:value-type="float">
            <text:p>1.8253198815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5_4210h-1tbplus8gb-8gb-gtx860-4gb-fullhd-l/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860m</text:p>
          </table:table-cell>
          <table:table-cell office:value-type="float" office:value="4556" calcext:value-type="float">
            <text:p>4556</text:p>
          </table:table-cell>
          <table:table-cell office:value-type="float" office:value="1583" calcext:value-type="float">
            <text:p>15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8]*31 + [.E8]*0.16483826+ [.F8]*0.076152071 + IF([.H8]=&quot;hdd&quot;; [.G8]*0.394; [.G8]*1.3104375))/0.3839800063" office:value-type="float" office:value="6328.42674379893" calcext:value-type="float">
            <text:p>6328.4267437989</text:p>
          </table:table-cell>
          <table:table-cell table:formula="of:=[.N8]/[.B8]" office:value-type="float" office:value="1.80863868070847" calcext:value-type="float">
            <text:p>1.8086386807</text:p>
          </table:table-cell>
        </table:table-row>
        <table:table-row table:style-name="ro1">
          <table:table-cell office:value-type="string" calcext:value-type="string">
            <text:p>http://www.cel.ro/laptop-laptopuri/laptop-acer-es1_531_c3zj-dual-core-n3050-1tb-4gb-hd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9]*31 + [.E9]*0.16483826+ [.F9]*0.076152071 + IF([.H9]=&quot;hdd&quot;; [.G9]*0.394; [.G9]*1.3104375))/0.3839800063" office:value-type="float" office:value="1796.63752930409" calcext:value-type="float">
            <text:p>1796.6375293041</text:p>
          </table:table-cell>
          <table:table-cell table:formula="of:=[.N9]/[.B9]" office:value-type="float" office:value="1.79843596526936" calcext:value-type="float">
            <text:p>1.7984359653</text:p>
          </table:table-cell>
        </table:table-row>
        <table:table-row table:style-name="ro1">
          <table:table-cell office:value-type="string" calcext:value-type="string">
            <text:p>http://www.cel.ro/laptop-laptopuri/laptop-acer-extensa-ex2510_34nb-i3_4005u-1tb-4gb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10]*31 + [.E10]*0.16483826+ [.F10]*0.076152071 + IF([.H10]=&quot;hdd&quot;; [.G10]*0.394; [.G10]*1.3104375))/0.3839800063" office:value-type="float" office:value="2514.41992581946" calcext:value-type="float">
            <text:p>2514.4199258195</text:p>
          </table:table-cell>
          <table:table-cell table:formula="of:=[.N10]/[.B10]" office:value-type="float" office:value="1.79729801702606" calcext:value-type="float">
            <text:p>1.797298017</text:p>
          </table:table-cell>
        </table:table-row>
        <table:table-row table:style-name="ro1">
          <table:table-cell office:value-type="string" calcext:value-type="string">
            <text:p>http://www.cel.ro/laptop-laptopuri/laptop-asus-x550jx_xx130d-i7_4720hq-1tb-4gb-gtx950m-2gb-dvd_rw-l/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11]*31 + [.E11]*0.16483826+ [.F11]*0.076152071 + IF([.H11]=&quot;hdd&quot;; [.G11]*0.394; [.G11]*1.3104375))/0.3839800063" office:value-type="float" office:value="5109.07034828079" calcext:value-type="float">
            <text:p>5109.0703482808</text:p>
          </table:table-cell>
          <table:table-cell table:formula="of:=[.N11]/[.B11]" office:value-type="float" office:value="1.79328548553204" calcext:value-type="float">
            <text:p>1.7932854855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3805u-1tb-4gb-dvdrw-fullhd-fingerprint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2]*31 + [.E12]*0.16483826+ [.F12]*0.076152071 + IF([.H12]=&quot;hdd&quot;; [.G12]*0.394; [.G12]*1.3104375))/0.3839800063" office:value-type="float" office:value="2275.72366697208" calcext:value-type="float">
            <text:p>2275.7236669721</text:p>
          </table:table-cell>
          <table:table-cell table:formula="of:=[.N12]/[.B12]" office:value-type="float" office:value="1.75190428558282" calcext:value-type="float">
            <text:p>1.7519042856</text:p>
          </table:table-cell>
        </table:table-row>
        <table:table-row table:style-name="ro1">
          <table:table-cell office:value-type="string" calcext:value-type="string">
            <text:p>http://www.cel.ro/laptop-laptopuri/laptop-lenovo-y50_70-i7_4720hq-1tbplus8gb-8gb-gtx960m-4gb-fullhd-l/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3]*31 + [.E13]*0.16483826+ [.F13]*0.076152071 + IF([.H13]=&quot;hdd&quot;; [.G13]*0.394; [.G13]*1.3104375))/0.3839800063" office:value-type="float" office:value="7872.23129875239" calcext:value-type="float">
            <text:p>7872.2312987524</text:p>
          </table:table-cell>
          <table:table-cell table:formula="of:=[.N13]/[.B13]" office:value-type="float" office:value="1.74977357162756" calcext:value-type="float">
            <text:p>1.7497735716</text:p>
          </table:table-cell>
        </table:table-row>
        <table:table-row table:style-name="ro1">
          <table:table-cell office:value-type="string" calcext:value-type="string">
            <text:p>http://www.cel.ro/laptop-laptopuri/laptop-asus-r555jx_xo124d-i7_4720hq-1tb-4gb-gtx950m-2gb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4]*31 + [.E14]*0.16483826+ [.F14]*0.076152071 + IF([.H14]=&quot;hdd&quot;; [.G14]*0.394; [.G14]*1.3104375))/0.3839800063" office:value-type="float" office:value="5109.07034828079" calcext:value-type="float">
            <text:p>5109.0703482808</text:p>
          </table:table-cell>
          <table:table-cell table:formula="of:=[.N14]/[.B14]" office:value-type="float" office:value="1.703591313198" calcext:value-type="float">
            <text:p>1.7035913132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3825u-500gb-4gb-dvdrw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pentium <text:s/>3825u</text:p>
          </table:table-cell>
          <table:table-cell office:value-type="string" calcext:value-type="string">
            <text:p>intel hd 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15]*31 + [.E15]*0.16483826+ [.F15]*0.076152071 + IF([.H15]=&quot;hdd&quot;; [.G15]*0.394; [.G15]*1.3104375))/0.3839800063" office:value-type="float" office:value="2025.40077697009" calcext:value-type="float">
            <text:p>2025.4007769701</text:p>
          </table:table-cell>
          <table:table-cell table:formula="of:=[.N15]/[.B15]" office:value-type="float" office:value="1.68924168221025" calcext:value-type="float">
            <text:p>1.6892416822</text:p>
          </table:table-cell>
        </table:table-row>
        <table:table-row table:style-name="ro1">
          <table:table-cell office:value-type="string" calcext:value-type="string">
            <text:p>http://www.cel.ro/laptop-laptopuri/laptop-asus-n551jx_cn298d_ro-i7_4750hq-1tbplus24gb-8gb-gtx950m-4gb-fhd-ips-l/</text:p>
          </table:table-cell>
          <table:table-cell office:value-type="float" office:value="4669" calcext:value-type="float">
            <text:p>4669</text:p>
          </table:table-cell>
          <table:table-cell office:value-type="string" calcext:value-type="string">
            <text:p>intel core i7 4750hq </text:p>
          </table:table-cell>
          <table:table-cell office:value-type="string" calcext:value-type="string">
            <text:p>gtx950m</text:p>
          </table:table-cell>
          <table:table-cell office:value-type="float" office:value="8192" calcext:value-type="float">
            <text:p>819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16]*31 + [.E16]*0.16483826+ [.F16]*0.076152071 + IF([.H16]=&quot;hdd&quot;; [.G16]*0.394; [.G16]*1.3104375))/0.3839800063" office:value-type="float" office:value="7853.02717809763" calcext:value-type="float">
            <text:p>7853.0271780976</text:p>
          </table:table-cell>
          <table:table-cell table:formula="of:=[.N16]/[.B16]" office:value-type="float" office:value="1.68195056288234" calcext:value-type="float">
            <text:p>1.6819505629</text:p>
          </table:table-cell>
        </table:table-row>
        <table:table-row table:style-name="ro1">
          <table:table-cell office:value-type="string" calcext:value-type="string">
            <text:p>http://www.cel.ro/laptop-laptopuri/laptop-lenovo-b50_70-i3_4005u-1tb_5400rpm-4gb-dvdrw-hd-fingerprint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7]*31 + [.E17]*0.16483826+ [.F17]*0.076152071 + IF([.H17]=&quot;hdd&quot;; [.G17]*0.394; [.G17]*1.3104375))/0.3839800063" office:value-type="float" office:value="2514.41992581946" calcext:value-type="float">
            <text:p>2514.4199258195</text:p>
          </table:table-cell>
          <table:table-cell table:formula="of:=[.N17]/[.B17]" office:value-type="float" office:value="1.67739821602366" calcext:value-type="float">
            <text:p>1.677398216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1tb-4gb-dvdrw-hdmi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18]*31 + [.E18]*0.16483826+ [.F18]*0.076152071 + IF([.H18]=&quot;hdd&quot;; [.G18]*0.394; [.G18]*1.3104375))/0.3839800063" office:value-type="float" office:value="2514.41992581946" calcext:value-type="float">
            <text:p>2514.4199258195</text:p>
          </table:table-cell>
          <table:table-cell table:formula="of:=[.N18]/[.B18]" office:value-type="float" office:value="1.67739821602366" calcext:value-type="float">
            <text:p>1.677398216</text:p>
          </table:table-cell>
        </table:table-row>
        <table:table-row table:style-name="ro1">
          <table:table-cell office:value-type="string" calcext:value-type="string">
            <text:p>http://www.cel.ro/laptop-laptopuri/laptop-asus-f550jx_dm169d-i7_4720hq-1tb-8gb-gtx950m-4gb-dvd_rw-fhd-resigilat-l/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19]*31 + [.E19]*0.16483826+ [.F19]*0.076152071 + IF([.H19]=&quot;hdd&quot;; [.G19]*0.394; [.G19]*1.3104375))/0.3839800063" office:value-type="float" office:value="5432.00382910145" calcext:value-type="float">
            <text:p>5432.0038291015</text:p>
          </table:table-cell>
          <table:table-cell table:formula="of:=[.N19]/[.B19]" office:value-type="float" office:value="1.67190022440796" calcext:value-type="float">
            <text:p>1.6719002244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1tb-4gb-dvdrw-hd-fingerprint-l/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20]*31 + [.E20]*0.16483826+ [.F20]*0.076152071 + IF([.H20]=&quot;hdd&quot;; [.G20]*0.394; [.G20]*1.3104375))/0.3839800063" office:value-type="float" office:value="2709.31944187533" calcext:value-type="float">
            <text:p>2709.3194418753</text:p>
          </table:table-cell>
          <table:table-cell table:formula="of:=[.N20]/[.B20]" office:value-type="float" office:value="1.65303199626317" calcext:value-type="float">
            <text:p>1.6530319963</text:p>
          </table:table-cell>
        </table:table-row>
        <table:table-row table:style-name="ro1">
          <table:table-cell office:value-type="string" calcext:value-type="string">
            <text:p>http://www.cel.ro/laptop-laptopuri/laptop-asus-f550jx_dm169d-i7_4720hq-1tb-8gb-gtx950m-4gb-dvd_rw-fhd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21]*31 + [.E21]*0.16483826+ [.F21]*0.076152071 + IF([.H21]=&quot;hdd&quot;; [.G21]*0.394; [.G21]*1.3104375))/0.3839800063" office:value-type="float" office:value="5432.00382910145" calcext:value-type="float">
            <text:p>5432.0038291015</text:p>
          </table:table-cell>
          <table:table-cell table:formula="of:=[.N21]/[.B21]" office:value-type="float" office:value="1.64656072418959" calcext:value-type="float">
            <text:p>1.6465607242</text:p>
          </table:table-cell>
        </table:table-row>
        <table:table-row table:style-name="ro1">
          <table:table-cell office:value-type="string" calcext:value-type="string">
            <text:p>http://www.cel.ro/laptop-laptopuri/laptop-asus-f550jx-i7_4720hq-1tb_7200rpm-8gb-gtx950m-4gb-dvdrw-fullhd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22]*31 + [.E22]*0.16483826+ [.F22]*0.076152071 + IF([.H22]=&quot;hdd&quot;; [.G22]*0.394; [.G22]*1.3104375))/0.3839800063" office:value-type="float" office:value="5432.00382910145" calcext:value-type="float">
            <text:p>5432.0038291015</text:p>
          </table:table-cell>
          <table:table-cell table:formula="of:=[.N22]/[.B22]" office:value-type="float" office:value="1.59811821980037" calcext:value-type="float">
            <text:p>1.5981182198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dvd_rw-3-ani-garantie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23]*31 + [.E23]*0.16483826+ [.F23]*0.076152071 + IF([.H23]=&quot;hdd&quot;; [.G23]*0.394; [.G23]*1.3104375))/0.3839800063" office:value-type="float" office:value="2709.31944187533" calcext:value-type="float">
            <text:p>2709.3194418753</text:p>
          </table:table-cell>
          <table:table-cell table:formula="of:=[.N23]/[.B23]" office:value-type="float" office:value="1.59465535130979" calcext:value-type="float">
            <text:p>1.5946553513</text:p>
          </table:table-cell>
        </table:table-row>
        <table:table-row table:style-name="ro1">
          <table:table-cell office:value-type="string" calcext:value-type="string">
            <text:p>http://www.cel.ro/laptop-laptopuri/laptop-dell-latitude-e5540-i3_4010u-1tbplus8gb-4gb-fullhd-fingerprint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3 4010u </text:p>
          </table:table-cell>
          <table:table-cell office:value-type="string" calcext:value-type="string">
            <text:p>intel hd <text:s/>4400</text:p>
          </table:table-cell>
          <table:table-cell office:value-type="float" office:value="2438" calcext:value-type="float">
            <text:p>2438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24]*31 + [.E24]*0.16483826+ [.F24]*0.076152071 + IF([.H24]=&quot;hdd&quot;; [.G24]*0.394; [.G24]*1.3104375))/0.3839800063" office:value-type="float" office:value="4890.7972548179" calcext:value-type="float">
            <text:p>4890.7972548179</text:p>
          </table:table-cell>
          <table:table-cell table:formula="of:=[.N24]/[.B24]" office:value-type="float" office:value="1.57818562594963" calcext:value-type="float">
            <text:p>1.5781856259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7_4720hq-1tbplus8gb-8gb-gtx960m-4gb-uhd-l/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25]*31 + [.E25]*0.16483826+ [.F25]*0.076152071 + IF([.H25]=&quot;hdd&quot;; [.G25]*0.394; [.G25]*1.3104375))/0.3839800063" office:value-type="float" office:value="7872.23129875239" calcext:value-type="float">
            <text:p>7872.2312987524</text:p>
          </table:table-cell>
          <table:table-cell table:formula="of:=[.N25]/[.B25]" office:value-type="float" office:value="1.57476121199288" calcext:value-type="float">
            <text:p>1.574761212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3_4005u-1tb-4gb-amd-r5_m330-2gb-dvdrw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26]*31 + [.E26]*0.16483826+ [.F26]*0.076152071 + IF([.H26]=&quot;hdd&quot;; [.G26]*0.394; [.G26]*1.3104375))/0.3839800063" office:value-type="float" office:value="2515.01489485235" calcext:value-type="float">
            <text:p>2515.0148948524</text:p>
          </table:table-cell>
          <table:table-cell table:formula="of:=[.N26]/[.B26]" office:value-type="float" office:value="1.57286735137733" calcext:value-type="float">
            <text:p>1.5728673514</text:p>
          </table:table-cell>
        </table:table-row>
        <table:table-row table:style-name="ro1">
          <table:table-cell office:value-type="string" calcext:value-type="string">
            <text:p>http://www.cel.ro/laptop-laptopuri/laptop-lenovo-b50_80-i3_4005u-1tb-4gb-amd-r5_m330-2gb-dvd_rw-fingerprint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27]*31 + [.E27]*0.16483826+ [.F27]*0.076152071 + IF([.H27]=&quot;hdd&quot;; [.G27]*0.394; [.G27]*1.3104375))/0.3839800063" office:value-type="float" office:value="2515.01489485235" calcext:value-type="float">
            <text:p>2515.0148948524</text:p>
          </table:table-cell>
          <table:table-cell table:formula="of:=[.N27]/[.B27]" office:value-type="float" office:value="1.57286735137733" calcext:value-type="float">
            <text:p>1.5728673514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1tb-4gb-amd-r5m330-2gb-dvdrw-resigilat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28]*31 + [.E28]*0.16483826+ [.F28]*0.076152071 + IF([.H28]=&quot;hdd&quot;; [.G28]*0.394; [.G28]*1.3104375))/0.3839800063" office:value-type="float" office:value="2515.01489485235" calcext:value-type="float">
            <text:p>2515.0148948524</text:p>
          </table:table-cell>
          <table:table-cell table:formula="of:=[.N28]/[.B28]" office:value-type="float" office:value="1.57286735137733" calcext:value-type="float">
            <text:p>1.5728673514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r50_b_17w-i3_4005u-1tb-4gb-3-ani-garantie-resigilat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9]*31 + [.E29]*0.16483826+ [.F29]*0.076152071 + IF([.H29]=&quot;hdd&quot;; [.G29]*0.394; [.G29]*1.3104375))/0.3839800063" office:value-type="float" office:value="2514.41992581946" calcext:value-type="float">
            <text:p>2514.4199258195</text:p>
          </table:table-cell>
          <table:table-cell table:formula="of:=[.N29]/[.B29]" office:value-type="float" office:value="1.57249526317665" calcext:value-type="float">
            <text:p>1.5724952632</text:p>
          </table:table-cell>
        </table:table-row>
        <table:table-row table:style-name="ro1">
          <table:table-cell office:value-type="string" calcext:value-type="string">
            <text:p>http://www.cel.ro/laptop-laptopuri/laptop-dell-inspiron-7559-i5_6300hq-1tb-sshd-8gb-gtx960m-4gb-win10-2ani-garantie-l/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60m</text:p>
          </table:table-cell>
          <table:table-cell office:value-type="float" office:value="5793" calcext:value-type="float">
            <text:p>5793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windows 10</text:p>
          </table:table-cell>
          <table:table-cell table:style-name="ce6" table:formula="of:=([.I30]*31 + [.E30]*0.16483826+ [.F30]*0.076152071 + IF([.H30]=&quot;hdd&quot;; [.G30]*0.394; [.G30]*1.3104375))/0.3839800063" office:value-type="float" office:value="6876.71091053368" calcext:value-type="float">
            <text:p>6876.7109105337</text:p>
          </table:table-cell>
          <table:table-cell table:formula="of:=[.N30]/[.B30]" office:value-type="float" office:value="1.56324412605903" calcext:value-type="float">
            <text:p>1.5632441261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70-i3_4005u-1tb-4gb-r5_m230-2gb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230</text:p>
          </table:table-cell>
          <table:table-cell office:value-type="float" office:value="2462" calcext:value-type="float">
            <text:p>2462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31]*31 + [.E31]*0.16483826+ [.F31]*0.076152071 + IF([.H31]=&quot;hdd&quot;; [.G31]*0.394; [.G31]*1.3104375))/0.3839800063" office:value-type="float" office:value="2493.79433267903" calcext:value-type="float">
            <text:p>2493.794332679</text:p>
          </table:table-cell>
          <table:table-cell table:formula="of:=[.N31]/[.B31]" office:value-type="float" office:value="1.55959620555286" calcext:value-type="float">
            <text:p>1.5595962056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10u-1tb-4gb-radeon-r5-m330-2gb-fingerprint-fullhd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5010u</text:p>
          </table:table-cell>
          <table:table-cell office:value-type="string" calcext:value-type="string">
            <text:p>r5 m330</text:p>
          </table:table-cell>
          <table:table-cell office:value-type="float" office:value="3058" calcext:value-type="float">
            <text:p>3058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32]*31 + [.E32]*0.16483826+ [.F32]*0.076152071 + IF([.H32]=&quot;hdd&quot;; [.G32]*0.394; [.G32]*1.3104375))/0.3839800063" office:value-type="float" office:value="2770.87093253168" calcext:value-type="float">
            <text:p>2770.8709325317</text:p>
          </table:table-cell>
          <table:table-cell table:formula="of:=[.N32]/[.B32]" office:value-type="float" office:value="1.54022842275246" calcext:value-type="float">
            <text:p>1.5402284228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3_4005u-1tb-8gb-amd-r5_m330-2gb-dvdrw-l/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33]*31 + [.E33]*0.16483826+ [.F33]*0.076152071 + IF([.H33]=&quot;hdd&quot;; [.G33]*0.394; [.G33]*1.3104375))/0.3839800063" office:value-type="float" office:value="2837.94837567302" calcext:value-type="float">
            <text:p>2837.948375673</text:p>
          </table:table-cell>
          <table:table-cell table:formula="of:=[.N33]/[.B33]" office:value-type="float" office:value="1.53485580079666" calcext:value-type="float">
            <text:p>1.5348558008</text:p>
          </table:table-cell>
        </table:table-row>
        <table:table-row table:style-name="ro1">
          <table:table-cell office:value-type="string" calcext:value-type="string">
            <text:p>http://www.cel.ro/laptop-laptopuri/laptop-acer-aspire-v5_591g-i7_6700hq-1tb-4gb-nvidia-gtx950m-2gb-hd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34]*31 + [.E34]*0.16483826+ [.F34]*0.076152071 + IF([.H34]=&quot;hdd&quot;; [.G34]*0.394; [.G34]*1.3104375))/0.3839800063" office:value-type="float" office:value="5060.56073039863" calcext:value-type="float">
            <text:p>5060.5607303986</text:p>
          </table:table-cell>
          <table:table-cell table:formula="of:=[.N34]/[.B34]" office:value-type="float" office:value="1.53396809045124" calcext:value-type="float">
            <text:p>1.5339680905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e4-n3700-1tb-4gb-hd-alb-l/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35]*31 + [.E35]*0.16483826+ [.F35]*0.076152071 + IF([.H35]=&quot;hdd&quot;; [.G35]*0.394; [.G35]*1.3104375))/0.3839800063" office:value-type="float" office:value="2217.34041005197" calcext:value-type="float">
            <text:p>2217.340410052</text:p>
          </table:table-cell>
          <table:table-cell table:formula="of:=[.N35]/[.B35]" office:value-type="float" office:value="1.53025563150585" calcext:value-type="float">
            <text:p>1.5302556315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70-i5_4210u-1tb-4gb-amd-r5m230-2gb-dvdrw-resigilat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r5 m230</text:p>
          </table:table-cell>
          <table:table-cell office:value-type="float" office:value="3384" calcext:value-type="float">
            <text:p>3384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36]*31 + [.E36]*0.16483826+ [.F36]*0.076152071 + IF([.H36]=&quot;hdd&quot;; [.G36]*0.394; [.G36]*1.3104375))/0.3839800063" office:value-type="float" office:value="2889.5984715051" calcext:value-type="float">
            <text:p>2889.5984715051</text:p>
          </table:table-cell>
          <table:table-cell table:formula="of:=[.N36]/[.B36]" office:value-type="float" office:value="1.52164216508957" calcext:value-type="float">
            <text:p>1.5216421651</text:p>
          </table:table-cell>
        </table:table-row>
        <table:table-row table:style-name="ro1">
          <table:table-cell office:value-type="string" calcext:value-type="string">
            <text:p>http://www.cel.ro/laptop-laptopuri/laptop-asus-rog-g56jk_dm156d-i7_4710hq-1tb-7200-rpm-4gb-gtx-850m-2gb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7 4710hq</text:p>
          </table:table-cell>
          <table:table-cell office:value-type="string" calcext:value-type="string">
            <text:p>gtx 850m</text:p>
          </table:table-cell>
          <table:table-cell office:value-type="float" office:value="7892" calcext:value-type="float">
            <text:p>789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37]*31 + [.E37]*0.16483826+ [.F37]*0.076152071 + IF([.H37]=&quot;hdd&quot;; [.G37]*0.394; [.G37]*1.3104375))/0.3839800063" office:value-type="float" office:value="5017.40336659294" calcext:value-type="float">
            <text:p>5017.4033665929</text:p>
          </table:table-cell>
          <table:table-cell table:formula="of:=[.N37]/[.B37]" office:value-type="float" office:value="1.52088613719095" calcext:value-type="float">
            <text:p>1.5208861372</text:p>
          </table:table-cell>
        </table:table-row>
        <table:table-row table:style-name="ro1">
          <table:table-cell office:value-type="string" calcext:value-type="string">
            <text:p>http://www.cel.ro/laptop-laptopuri/laptop-asus-x751lk_ty160d-i7_5500u-2tb-8gb-gtx850m-2gb-hdplus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x850m</text:p>
          </table:table-cell>
          <table:table-cell office:value-type="float" office:value="4029" calcext:value-type="float">
            <text:p>4029</text:p>
          </table:table-cell>
          <table:table-cell office:value-type="float" office:value="1414" calcext:value-type="float">
            <text:p>14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ara sistem</text:p>
          </table:table-cell>
          <table:table-cell table:style-name="ce6" table:formula="of:=([.I38]*31 + [.E38]*0.16483826+ [.F38]*0.076152071 + IF([.H38]=&quot;hdd&quot;; [.G38]*0.394; [.G38]*1.3104375))/0.3839800063" office:value-type="float" office:value="4708.08986997509" calcext:value-type="float">
            <text:p>4708.0898699751</text:p>
          </table:table-cell>
          <table:table-cell table:formula="of:=[.N38]/[.B38]" office:value-type="float" office:value="1.51922874152149" calcext:value-type="float">
            <text:p>1.5192287415</text:p>
          </table:table-cell>
        </table:table-row>
        <table:table-row table:style-name="ro1">
          <table:table-cell office:value-type="string" calcext:value-type="string">
            <text:p>http://www.cel.ro/laptop-laptopuri/laptop-hp-250-g4-i3_5005u-1tb-4gb-dvdrw-win10-hd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table:style-name="ce6" table:formula="of:=([.I39]*31 + [.E39]*0.16483826+ [.F39]*0.076152071 + IF([.H39]=&quot;hdd&quot;; [.G39]*0.394; [.G39]*1.3104375))/0.3839800063" office:value-type="float" office:value="2709.31944187533" calcext:value-type="float">
            <text:p>2709.3194418753</text:p>
          </table:table-cell>
          <table:table-cell table:formula="of:=[.N39]/[.B39]" office:value-type="float" office:value="1.50601414223198" calcext:value-type="float">
            <text:p>1.5060141422</text:p>
          </table:table-cell>
        </table:table-row>
        <table:table-row table:style-name="ro1">
          <table:table-cell office:value-type="string" calcext:value-type="string">
            <text:p>http://www.cel.ro/laptop-laptopuri/laptop-lenovo-b50_80-i3_4030u-500gb-4gb-fingerprint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40]*31 + [.E40]*0.16483826+ [.F40]*0.076152071 + IF([.H40]=&quot;hdd&quot;; [.G40]*0.394; [.G40]*1.3104375))/0.3839800063" office:value-type="float" office:value="2104.83094524862" calcext:value-type="float">
            <text:p>2104.8309452486</text:p>
          </table:table-cell>
          <table:table-cell table:formula="of:=[.N40]/[.B40]" office:value-type="float" office:value="1.50452533613197" calcext:value-type="float">
            <text:p>1.5045253361</text:p>
          </table:table-cell>
        </table:table-row>
        <table:table-row table:style-name="ro1">
          <table:table-cell office:value-type="string" calcext:value-type="string">
            <text:p>http://www.cel.ro/laptop-laptopuri/laptop-lenovo-b50_70-i3_4030u-500gb-4gb-dvd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hd 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41]*31 + [.E41]*0.16483826+ [.F41]*0.076152071 + IF([.H41]=&quot;hdd&quot;; [.G41]*0.394; [.G41]*1.3104375))/0.3839800063" office:value-type="float" office:value="2104.83094524862" calcext:value-type="float">
            <text:p>2104.8309452486</text:p>
          </table:table-cell>
          <table:table-cell table:formula="of:=[.N41]/[.B41]" office:value-type="float" office:value="1.50452533613197" calcext:value-type="float">
            <text:p>1.5045253361</text:p>
          </table:table-cell>
        </table:table-row>
        <table:table-row table:style-name="ro1">
          <table:table-cell office:value-type="string" calcext:value-type="string">
            <text:p>http://www.cel.ro/laptop-laptopuri/laptop-dell-inspiron-7559-i7_6700hq-1tbplus8gb-8gb-gtx960m-4gb-win10-fullhd-l/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windows 10</text:p>
          </table:table-cell>
          <table:table-cell table:style-name="ce6" table:formula="of:=([.I42]*31 + [.E42]*0.16483826+ [.F42]*0.076152071 + IF([.H42]=&quot;hdd&quot;; [.G42]*0.394; [.G42]*1.3104375))/0.3839800063" office:value-type="float" office:value="7823.72168087024" calcext:value-type="float">
            <text:p>7823.7216808702</text:p>
          </table:table-cell>
          <table:table-cell table:formula="of:=[.N42]/[.B42]" office:value-type="float" office:value="1.49621757140376" calcext:value-type="float">
            <text:p>1.4962175714</text:p>
          </table:table-cell>
        </table:table-row>
        <table:table-row table:style-name="ro1">
          <table:table-cell office:value-type="string" calcext:value-type="string">
            <text:p>http://www.cel.ro/laptop-laptopuri/laptop-hp-pavilion-15-quad-core-n3700-500gb-4gb-dvdrw-dos-2.0-l/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intel pentium 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fara sistem</text:p>
          </table:table-cell>
          <table:table-cell table:style-name="ce6" table:formula="of:=([.I43]*31 + [.E43]*0.16483826+ [.F43]*0.076152071 + IF([.H43]=&quot;hdd&quot;; [.G43]*0.394; [.G43]*1.3104375))/0.3839800063" office:value-type="float" office:value="1704.29286390946" calcext:value-type="float">
            <text:p>1704.2928639095</text:p>
          </table:table-cell>
          <table:table-cell table:formula="of:=[.N43]/[.B43]" office:value-type="float" office:value="1.48328360653565" calcext:value-type="float">
            <text:p>1.4832836065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1tb-4gb-amd-r5m330-2gb-dvdrw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44]*31 + [.E44]*0.16483826+ [.F44]*0.076152071 + IF([.H44]=&quot;hdd&quot;; [.G44]*0.394; [.G44]*1.3104375))/0.3839800063" office:value-type="float" office:value="2515.01489485235" calcext:value-type="float">
            <text:p>2515.0148948524</text:p>
          </table:table-cell>
          <table:table-cell table:formula="of:=[.N44]/[.B44]" office:value-type="float" office:value="1.48029128596371" calcext:value-type="float">
            <text:p>1.480291286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s_13-i3_6100u-500gbplus8gb-4gb-fullhd-alb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table:style-name="ce6" table:formula="of:=([.I45]*31 + [.E45]*0.16483826+ [.F45]*0.076152071 + IF([.H45]=&quot;hdd&quot;; [.G45]*0.394; [.G45]*1.3104375))/0.3839800063" office:value-type="float" office:value="3690.25641960358" calcext:value-type="float">
            <text:p>3690.2564196036</text:p>
          </table:table-cell>
          <table:table-cell table:formula="of:=[.N45]/[.B45]" office:value-type="float" office:value="1.47669324513949" calcext:value-type="float">
            <text:p>1.4766932451</text:p>
          </table:table-cell>
        </table:table-row>
        <table:table-row table:style-name="ro1">
          <table:table-cell office:value-type="string" calcext:value-type="string">
            <text:p>http://www.cel.ro/laptop-laptopuri/laptop-acer-e5_573_37rc-i3_5005u-500gb-4gb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46]*31 + [.E46]*0.16483826+ [.F46]*0.076152071 + IF([.H46]=&quot;hdd&quot;; [.G46]*0.394; [.G46]*1.3104375))/0.3839800063" office:value-type="float" office:value="2196.27189573282" calcext:value-type="float">
            <text:p>2196.2718957328</text:p>
          </table:table-cell>
          <table:table-cell table:formula="of:=[.N46]/[.B46]" office:value-type="float" office:value="1.46515803584578" calcext:value-type="float">
            <text:p>1.4651580358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500gb-4gb-r5-m330-2gb-resigilat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47]*31 + [.E47]*0.16483826+ [.F47]*0.076152071 + IF([.H47]=&quot;hdd&quot;; [.G47]*0.394; [.G47]*1.3104375))/0.3839800063" office:value-type="float" office:value="2194.28866562316" calcext:value-type="float">
            <text:p>2194.2886656232</text:p>
          </table:table-cell>
          <table:table-cell table:formula="of:=[.N47]/[.B47]" office:value-type="float" office:value="1.46383500041572" calcext:value-type="float">
            <text:p>1.4638350004</text:p>
          </table:table-cell>
        </table:table-row>
        <table:table-row table:style-name="ro1">
          <table:table-cell office:value-type="string" calcext:value-type="string">
            <text:p>http://www.cel.ro/laptop-laptopuri/laptop-acer-aspire-e5_572g_35cg-i3_4000m-1tb-4gb-gt940m-2gb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4000m </text:p>
          </table:table-cell>
          <table:table-cell office:value-type="string" calcext:value-type="string">
            <text:p>940m</text:p>
          </table:table-cell>
          <table:table-cell office:value-type="float" office:value="3236" calcext:value-type="float">
            <text:p>32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linux</text:p>
          </table:table-cell>
          <table:table-cell table:style-name="ce6" table:formula="of:=([.I48]*31 + [.E48]*0.16483826+ [.F48]*0.076152071 + IF([.H48]=&quot;hdd&quot;; [.G48]*0.394; [.G48]*1.3104375))/0.3839800063" office:value-type="float" office:value="2917.6889818052" calcext:value-type="float">
            <text:p>2917.6889818052</text:p>
          </table:table-cell>
          <table:table-cell table:formula="of:=[.N48]/[.B48]" office:value-type="float" office:value="1.45957427804162" calcext:value-type="float">
            <text:p>1.459574278</text:p>
          </table:table-cell>
        </table:table-row>
        <table:table-row table:style-name="ro1">
          <table:table-cell office:value-type="string" calcext:value-type="string">
            <text:p>http://www.cel.ro/laptop-laptopuri/laptop-dell-inspiron-3551-pentium-quad-core-n3540-500gb-4gb-hdmi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49]*31 + [.E49]*0.16483826+ [.F49]*0.076152071 + IF([.H49]=&quot;hdd&quot;; [.G49]*0.394; [.G49]*1.3104375))/0.3839800063" office:value-type="float" office:value="1738.20666756159" calcext:value-type="float">
            <text:p>1738.2066675616</text:p>
          </table:table-cell>
          <table:table-cell table:formula="of:=[.N49]/[.B49]" office:value-type="float" office:value="1.4497136510105" calcext:value-type="float">
            <text:p>1.44971365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3540-500gb-4gb-dvdrw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50]*31 + [.E50]*0.16483826+ [.F50]*0.076152071 + IF([.H50]=&quot;hdd&quot;; [.G50]*0.394; [.G50]*1.3104375))/0.3839800063" office:value-type="float" office:value="1738.20666756159" calcext:value-type="float">
            <text:p>1738.2066675616</text:p>
          </table:table-cell>
          <table:table-cell table:formula="of:=[.N50]/[.B50]" office:value-type="float" office:value="1.4497136510105" calcext:value-type="float">
            <text:p>1.449713651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n3050-1tb-4gb-dvdrw-l/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51]*31 + [.E51]*0.16483826+ [.F51]*0.076152071 + IF([.H51]=&quot;hdd&quot;; [.G51]*0.394; [.G51]*1.3104375))/0.3839800063" office:value-type="float" office:value="1796.63752930409" calcext:value-type="float">
            <text:p>1796.6375293041</text:p>
          </table:table-cell>
          <table:table-cell table:formula="of:=[.N51]/[.B51]" office:value-type="float" office:value="1.43846079207693" calcext:value-type="float">
            <text:p>1.4384607921</text:p>
          </table:table-cell>
        </table:table-row>
        <table:table-row table:style-name="ro1">
          <table:table-cell office:value-type="string" calcext:value-type="string">
            <text:p>http://www.cel.ro/laptop-laptopuri/laptop-dell-inspiron-7559-i5_6300hq-1tbplus8gb-8gb-gtx960m-4gb-win10-fullhd-l/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60m</text:p>
          </table:table-cell>
          <table:table-cell office:value-type="float" office:value="5793" calcext:value-type="float">
            <text:p>5793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windows 10</text:p>
          </table:table-cell>
          <table:table-cell table:style-name="ce6" table:formula="of:=([.I52]*31 + [.E52]*0.16483826+ [.F52]*0.076152071 + IF([.H52]=&quot;hdd&quot;; [.G52]*0.394; [.G52]*1.3104375))/0.3839800063" office:value-type="float" office:value="6876.71091053368" calcext:value-type="float">
            <text:p>6876.7109105337</text:p>
          </table:table-cell>
          <table:table-cell table:formula="of:=[.N52]/[.B52]" office:value-type="float" office:value="1.43444115780844" calcext:value-type="float">
            <text:p>1.4344411578</text:p>
          </table:table-cell>
        </table:table-row>
        <table:table-row table:style-name="ro1">
          <table:table-cell office:value-type="string" calcext:value-type="string">
            <text:p>http://www.cel.ro/laptop-laptopuri/laptop-lenovo-b50_80-i5_5200u-1tb_5400rpm-8gb-dvd_rw-fullhd-fingerprint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53]*31 + [.E53]*0.16483826+ [.F53]*0.076152071 + IF([.H53]=&quot;hdd&quot;; [.G53]*0.394; [.G53]*1.3104375))/0.3839800063" office:value-type="float" office:value="3294.97757883651" calcext:value-type="float">
            <text:p>3294.9775788365</text:p>
          </table:table-cell>
          <table:table-cell table:formula="of:=[.N53]/[.B53]" office:value-type="float" office:value="1.4332220873582" calcext:value-type="float">
            <text:p>1.4332220874</text:p>
          </table:table-cell>
        </table:table-row>
        <table:table-row table:style-name="ro1">
          <table:table-cell office:value-type="string" calcext:value-type="string">
            <text:p>http://www.cel.ro/laptop-laptopuri/laptop-acer-extensa-ex2510_39ze-i3_4005u-500gb-4gb-dvd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54]*31 + [.E54]*0.16483826+ [.F54]*0.076152071 + IF([.H54]=&quot;hdd&quot;; [.G54]*0.394; [.G54]*1.3104375))/0.3839800063" office:value-type="float" office:value="2001.37237967695" calcext:value-type="float">
            <text:p>2001.372379677</text:p>
          </table:table-cell>
          <table:table-cell table:formula="of:=[.N54]/[.B54]" office:value-type="float" office:value="1.43057353801069" calcext:value-type="float">
            <text:p>1.430573538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-i3_4005u-500gb_5400rpm-4gb-dvd_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55]*31 + [.E55]*0.16483826+ [.F55]*0.076152071 + IF([.H55]=&quot;hdd&quot;; [.G55]*0.394; [.G55]*1.3104375))/0.3839800063" office:value-type="float" office:value="2001.37237967695" calcext:value-type="float">
            <text:p>2001.372379677</text:p>
          </table:table-cell>
          <table:table-cell table:formula="of:=[.N55]/[.B55]" office:value-type="float" office:value="1.43057353801069" calcext:value-type="float">
            <text:p>1.430573538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3_4005u-500gb-4gb-dvd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56]*31 + [.E56]*0.16483826+ [.F56]*0.076152071 + IF([.H56]=&quot;hdd&quot;; [.G56]*0.394; [.G56]*1.3104375))/0.3839800063" office:value-type="float" office:value="2001.37237967695" calcext:value-type="float">
            <text:p>2001.372379677</text:p>
          </table:table-cell>
          <table:table-cell table:formula="of:=[.N56]/[.B56]" office:value-type="float" office:value="1.43057353801069" calcext:value-type="float">
            <text:p>1.430573538</text:p>
          </table:table-cell>
        </table:table-row>
        <table:table-row table:style-name="ro1">
          <table:table-cell office:value-type="string" calcext:value-type="string">
            <text:p>http://www.cel.ro/laptop-laptopuri/laptop-acer-aspire-e5_573_36p3-i3_4005u-500gb-4gb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57]*31 + [.E57]*0.16483826+ [.F57]*0.076152071 + IF([.H57]=&quot;hdd&quot;; [.G57]*0.394; [.G57]*1.3104375))/0.3839800063" office:value-type="float" office:value="2001.37237967695" calcext:value-type="float">
            <text:p>2001.372379677</text:p>
          </table:table-cell>
          <table:table-cell table:formula="of:=[.N57]/[.B57]" office:value-type="float" office:value="1.43057353801069" calcext:value-type="float">
            <text:p>1.430573538</text:p>
          </table:table-cell>
        </table:table-row>
        <table:table-row table:style-name="ro1">
          <table:table-cell office:value-type="string" calcext:value-type="string">
            <text:p>http://www.cel.ro/laptop-laptopuri/laptop-dell-inspiron-3551-dual-core-n2840-500gb_5400rpm-4gb-l/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fara sistem</text:p>
          </table:table-cell>
          <table:table-cell table:style-name="ce6" table:formula="of:=([.I58]*31 + [.E58]*0.16483826+ [.F58]*0.076152071 + IF([.H58]=&quot;hdd&quot;; [.G58]*0.394; [.G58]*1.3104375))/0.3839800063" office:value-type="float" office:value="1349.27114719671" calcext:value-type="float">
            <text:p>1349.2711471967</text:p>
          </table:table-cell>
          <table:table-cell table:formula="of:=[.N58]/[.B58]" office:value-type="float" office:value="1.42178203076576" calcext:value-type="float">
            <text:p>1.4217820308</text:p>
          </table:table-cell>
        </table:table-row>
        <table:table-row table:style-name="ro1">
          <table:table-cell office:value-type="string" calcext:value-type="string">
            <text:p>http://www.cel.ro/laptop-laptopuri/laptop-acer-aspire-v5_591g-i5_6300hq-1tb-4gb-nvidia-gtx950m-2gb-hd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50m</text:p>
          </table:table-cell>
          <table:table-cell office:value-type="float" office:value="5793" calcext:value-type="float">
            <text:p>5793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59]*31 + [.E59]*0.16483826+ [.F59]*0.076152071 + IF([.H59]=&quot;hdd&quot;; [.G59]*0.394; [.G59]*1.3104375))/0.3839800063" office:value-type="float" office:value="4113.54996006208" calcext:value-type="float">
            <text:p>4113.5499600621</text:p>
          </table:table-cell>
          <table:table-cell table:formula="of:=[.N59]/[.B59]" office:value-type="float" office:value="1.41895479822769" calcext:value-type="float">
            <text:p>1.4189547982</text:p>
          </table:table-cell>
        </table:table-row>
        <table:table-row table:style-name="ro1">
          <table:table-cell office:value-type="string" calcext:value-type="string">
            <text:p>http://www.cel.ro/laptop-laptopuri/laptop-acer-aspire-v5_591g-i7_6700hq-1tbplus8gb-8gb-nvidia-gtx950m-4gb-fullhd-l/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0]*31 + [.E60]*0.16483826+ [.F60]*0.076152071 + IF([.H60]=&quot;hdd&quot;; [.G60]*0.394; [.G60]*1.3104375))/0.3839800063" office:value-type="float" office:value="5383.4942112193" calcext:value-type="float">
            <text:p>5383.4942112193</text:p>
          </table:table-cell>
          <table:table-cell table:formula="of:=[.N60]/[.B60]" office:value-type="float" office:value="1.41708191924699" calcext:value-type="float">
            <text:p>1.4170819192</text:p>
          </table:table-cell>
        </table:table-row>
        <table:table-row table:style-name="ro1">
          <table:table-cell office:value-type="string" calcext:value-type="string">
            <text:p>http://www.cel.ro/laptop-laptopuri/laptop-lenovo-b50_80-i5_5200u-1tb-4gb-dvd_rw-fingerprint-fullhd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61]*31 + [.E61]*0.16483826+ [.F61]*0.076152071 + IF([.H61]=&quot;hdd&quot;; [.G61]*0.394; [.G61]*1.3104375))/0.3839800063" office:value-type="float" office:value="2972.04409801584" calcext:value-type="float">
            <text:p>2972.0440980158</text:p>
          </table:table-cell>
          <table:table-cell table:formula="of:=[.N61]/[.B61]" office:value-type="float" office:value="1.41593334826862" calcext:value-type="float">
            <text:p>1.4159333483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e2-i5_5200u-1tb-4gb-hd-alb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table:style-name="ce6" table:formula="of:=([.I62]*31 + [.E62]*0.16483826+ [.F62]*0.076152071 + IF([.H62]=&quot;hdd&quot;; [.G62]*0.394; [.G62]*1.3104375))/0.3839800063" office:value-type="float" office:value="2972.04409801584" calcext:value-type="float">
            <text:p>2972.0440980158</text:p>
          </table:table-cell>
          <table:table-cell table:formula="of:=[.N62]/[.B62]" office:value-type="float" office:value="1.41593334826862" calcext:value-type="float">
            <text:p>1.4159333483</text:p>
          </table:table-cell>
        </table:table-row>
        <table:table-row table:style-name="ro1">
          <table:table-cell office:value-type="string" calcext:value-type="string">
            <text:p>http://www.cel.ro/laptop-laptopuri/laptop-acer-e5_573g_p279-dual-core-3556u-1tb-gt920m-2gb-l/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intel pentium 3556u</text:p>
          </table:table-cell>
          <table:table-cell office:value-type="string" calcext:value-type="string">
            <text:p>920m</text:p>
          </table:table-cell>
          <table:table-cell office:value-type="float" office:value="1714" calcext:value-type="float">
            <text:p>1714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3]*31 + [.E63]*0.16483826+ [.F63]*0.076152071 + IF([.H63]=&quot;hdd&quot;; [.G63]*0.394; [.G63]*1.3104375))/0.3839800063" office:value-type="float" office:value="2217.1107740747" calcext:value-type="float">
            <text:p>2217.1107740747</text:p>
          </table:table-cell>
          <table:table-cell table:formula="of:=[.N63]/[.B63]" office:value-type="float" office:value="1.40858371923424" calcext:value-type="float">
            <text:p>1.4085837192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dual-core-n2840-500gb-4gb-l/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64]*31 + [.E64]*0.16483826+ [.F64]*0.076152071 + IF([.H64]=&quot;hdd&quot;; [.G64]*0.394; [.G64]*1.3104375))/0.3839800063" office:value-type="float" office:value="1349.27114719671" calcext:value-type="float">
            <text:p>1349.2711471967</text:p>
          </table:table-cell>
          <table:table-cell table:formula="of:=[.N64]/[.B64]" office:value-type="float" office:value="1.39243668441353" calcext:value-type="float">
            <text:p>1.3924366844</text:p>
          </table:table-cell>
        </table:table-row>
        <table:table-row table:style-name="ro1">
          <table:table-cell office:value-type="string" calcext:value-type="string">
            <text:p>http://www.cel.ro/laptop-laptopuri/laptop-lenovo-b50_70-i3_4030u-500gb-4gb-r5_m230-2gb-fingerprint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r5 m230</text:p>
          </table:table-cell>
          <table:table-cell office:value-type="float" office:value="2703" calcext:value-type="float">
            <text:p>2703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65]*31 + [.E65]*0.16483826+ [.F65]*0.076152071 + IF([.H65]=&quot;hdd&quot;; [.G65]*0.394; [.G65]*1.3104375))/0.3839800063" office:value-type="float" office:value="2084.2053521082" calcext:value-type="float">
            <text:p>2084.2053521082</text:p>
          </table:table-cell>
          <table:table-cell table:formula="of:=[.N65]/[.B65]" office:value-type="float" office:value="1.39039716618292" calcext:value-type="float">
            <text:p>1.390397166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8g-i3_5005u-1tb-4gb-hd-gold-l/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66]*31 + [.E66]*0.16483826+ [.F66]*0.076152071 + IF([.H66]=&quot;hdd&quot;; [.G66]*0.394; [.G66]*1.3104375))/0.3839800063" office:value-type="float" office:value="2709.31944187533" calcext:value-type="float">
            <text:p>2709.3194418753</text:p>
          </table:table-cell>
          <table:table-cell table:formula="of:=[.N66]/[.B66]" office:value-type="float" office:value="1.39010746119822" calcext:value-type="float">
            <text:p>1.3901074612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5_5200u-1tb-8gb-amd-r5_m255-2gb-fingerprint-plus-geanta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table:style-name="ce6" table:formula="of:=([.I67]*31 + [.E67]*0.16483826+ [.F67]*0.076152071 + IF([.H67]=&quot;hdd&quot;; [.G67]*0.394; [.G67]*1.3104375))/0.3839800063" office:value-type="float" office:value="3328.09752166776" calcext:value-type="float">
            <text:p>3328.0975216678</text:p>
          </table:table-cell>
          <table:table-cell table:formula="of:=[.N67]/[.B67]" office:value-type="float" office:value="1.38728533625167" calcext:value-type="float">
            <text:p>1.3872853363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ku-i3_5005u-500gb-4gb-hd-alb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table:style-name="ce6" table:formula="of:=([.I68]*31 + [.E68]*0.16483826+ [.F68]*0.076152071 + IF([.H68]=&quot;hdd&quot;; [.G68]*0.394; [.G68]*1.3104375))/0.3839800063" office:value-type="float" office:value="2196.27189573282" calcext:value-type="float">
            <text:p>2196.2718957328</text:p>
          </table:table-cell>
          <table:table-cell table:formula="of:=[.N68]/[.B68]" office:value-type="float" office:value="1.37352839007681" calcext:value-type="float">
            <text:p>1.3735283901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500gb-4gb-r5-m330-2gb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69]*31 + [.E69]*0.16483826+ [.F69]*0.076152071 + IF([.H69]=&quot;hdd&quot;; [.G69]*0.394; [.G69]*1.3104375))/0.3839800063" office:value-type="float" office:value="2194.28866562316" calcext:value-type="float">
            <text:p>2194.2886656232</text:p>
          </table:table-cell>
          <table:table-cell table:formula="of:=[.N69]/[.B69]" office:value-type="float" office:value="1.37228809607452" calcext:value-type="float">
            <text:p>1.3722880961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45-amd-quad-core-a8_6410-1tb-4gb-amd-r5_m330-2gb-l/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a8 6410</text:p>
          </table:table-cell>
          <table:table-cell office:value-type="string" calcext:value-type="string">
            <text:p>r5 m330</text:p>
          </table:table-cell>
          <table:table-cell office:value-type="float" office:value="2522" calcext:value-type="float">
            <text:p>2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70]*31 + [.E70]*0.16483826+ [.F70]*0.076152071 + IF([.H70]=&quot;hdd&quot;; [.G70]*0.394; [.G70]*1.3104375))/0.3839800063" office:value-type="float" office:value="2540.77221408181" calcext:value-type="float">
            <text:p>2540.7722140818</text:p>
          </table:table-cell>
          <table:table-cell table:formula="of:=[.N70]/[.B70]" office:value-type="float" office:value="1.37042729993625" calcext:value-type="float">
            <text:p>1.3704272999</text:p>
          </table:table-cell>
        </table:table-row>
        <table:table-row table:style-name="ro1">
          <table:table-cell office:value-type="string" calcext:value-type="string">
            <text:p>http://www.cel.ro/laptop-laptopuri/laptop-hp-250-g4-i5_5200u-500gb-4gb-dvdrw-hdmi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71]*31 + [.E71]*0.16483826+ [.F71]*0.076152071 + IF([.H71]=&quot;hdd&quot;; [.G71]*0.394; [.G71]*1.3104375))/0.3839800063" office:value-type="float" office:value="2458.99655187333" calcext:value-type="float">
            <text:p>2458.9965518733</text:p>
          </table:table-cell>
          <table:table-cell table:formula="of:=[.N71]/[.B71]" office:value-type="float" office:value="1.36686856691125" calcext:value-type="float">
            <text:p>1.3668685669</text:p>
          </table:table-cell>
        </table:table-row>
        <table:table-row table:style-name="ro1">
          <table:table-cell office:value-type="string" calcext:value-type="string">
            <text:p>http://www.cel.ro/laptop-laptopuri/laptop-dell-inspiron-7537-i7_4510u-1tbplus8gb-8gb-gt750m-2gb-win8-full-hd-touch-l/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intel core i7 4510u </text:p>
          </table:table-cell>
          <table:table-cell office:value-type="string" calcext:value-type="string">
            <text:p>gt 750m</text:p>
          </table:table-cell>
          <table:table-cell office:value-type="float" office:value="3946" calcext:value-type="float">
            <text:p>3946</text:p>
          </table:table-cell>
          <table:table-cell office:value-type="float" office:value="1312" calcext:value-type="float">
            <text:p>13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</text:p>
          </table:table-cell>
          <table:table-cell table:style-name="ce6" table:formula="of:=([.I72]*31 + [.E72]*0.16483826+ [.F72]*0.076152071 + IF([.H72]=&quot;hdd&quot;; [.G72]*0.394; [.G72]*1.3104375))/0.3839800063" office:value-type="float" office:value="6012.81512899439" calcext:value-type="float">
            <text:p>6012.8151289944</text:p>
          </table:table-cell>
          <table:table-cell table:formula="of:=[.N72]/[.B72]" office:value-type="float" office:value="1.36375938512007" calcext:value-type="float">
            <text:p>1.363759385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42-i3_4005u-1tb_5400rpm-4gb-hd-white-l/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73]*31 + [.E73]*0.16483826+ [.F73]*0.076152071 + IF([.H73]=&quot;hdd&quot;; [.G73]*0.394; [.G73]*1.3104375))/0.3839800063" office:value-type="float" office:value="2514.41992581946" calcext:value-type="float">
            <text:p>2514.4199258195</text:p>
          </table:table-cell>
          <table:table-cell table:formula="of:=[.N73]/[.B73]" office:value-type="float" office:value="1.35988097664654" calcext:value-type="float">
            <text:p>1.3598809766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n3205u-500gb-4gb-dvdrw-hd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celeron 3205u</text:p>
          </table:table-cell>
          <table:table-cell office:value-type="string" calcext:value-type="string">
            <text:p>intel hd </text:p>
          </table:table-cell>
          <table:table-cell office:value-type="float" office:value="1697" calcext:value-type="float">
            <text:p>169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74]*31 + [.E74]*0.16483826+ [.F74]*0.076152071 + IF([.H74]=&quot;hdd&quot;; [.G74]*0.394; [.G74]*1.3104375))/0.3839800063" office:value-type="float" office:value="1626.16232891343" calcext:value-type="float">
            <text:p>1626.1623289134</text:p>
          </table:table-cell>
          <table:table-cell table:formula="of:=[.N74]/[.B74]" office:value-type="float" office:value="1.35626549534064" calcext:value-type="float">
            <text:p>1.3562654953</text:p>
          </table:table-cell>
        </table:table-row>
        <table:table-row table:style-name="ro1">
          <table:table-cell office:value-type="string" calcext:value-type="string">
            <text:p>http://www.cel.ro/laptop-laptopuri/laptop-msi-gp72-i7_5700hq-1tb-8gb-nvidia-gtx950m-2gb-dvdrw-fullhd-l/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intel core i7 5700hq</text:p>
          </table:table-cell>
          <table:table-cell office:value-type="string" calcext:value-type="string">
            <text:p>gtx 950m</text:p>
          </table:table-cell>
          <table:table-cell office:value-type="float" office:value="8606" calcext:value-type="float">
            <text:p>8606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75]*31 + [.E75]*0.16483826+ [.F75]*0.076152071 + IF([.H75]=&quot;hdd&quot;; [.G75]*0.394; [.G75]*1.3104375))/0.3839800063" office:value-type="float" office:value="5644.07242409069" calcext:value-type="float">
            <text:p>5644.0724240907</text:p>
          </table:table-cell>
          <table:table-cell table:formula="of:=[.N75]/[.B75]" office:value-type="float" office:value="1.35544486649632" calcext:value-type="float">
            <text:p>1.3554448665</text:p>
          </table:table-cell>
        </table:table-row>
        <table:table-row table:style-name="ro1">
          <table:table-cell office:value-type="string" calcext:value-type="string">
            <text:p>http://www.cel.ro/laptop-laptopuri/laptop-asus-x550jx_xx129d-i5_4200h-1tb-4gb-gtx950m-2gb-dvd_rw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5 4200h </text:p>
          </table:table-cell>
          <table:table-cell office:value-type="string" calcext:value-type="string">
            <text:p>gtx950m</text:p>
          </table:table-cell>
          <table:table-cell office:value-type="float" office:value="4412" calcext:value-type="float">
            <text:p>44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76]*31 + [.E76]*0.16483826+ [.F76]*0.076152071 + IF([.H76]=&quot;hdd&quot;; [.G76]*0.394; [.G76]*1.3104375))/0.3839800063" office:value-type="float" office:value="3520.70232913062" calcext:value-type="float">
            <text:p>3520.7023291306</text:p>
          </table:table-cell>
          <table:table-cell table:formula="of:=[.N76]/[.B76]" office:value-type="float" office:value="1.354637294779" calcext:value-type="float">
            <text:p>1.3546372948</text:p>
          </table:table-cell>
        </table:table-row>
        <table:table-row table:style-name="ro1">
          <table:table-cell office:value-type="string" calcext:value-type="string">
            <text:p>http://www.cel.ro/laptop-laptopuri/laptop-hp-250-g4-i3_5005u-1tb_5400rpm-4gb-r5-m330-2gb-dvdrw-win10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table:style-name="ce6" table:formula="of:=([.I77]*31 + [.E77]*0.16483826+ [.F77]*0.076152071 + IF([.H77]=&quot;hdd&quot;; [.G77]*0.394; [.G77]*1.3104375))/0.3839800063" office:value-type="float" office:value="2707.33621176567" calcext:value-type="float">
            <text:p>2707.3362117657</text:p>
          </table:table-cell>
          <table:table-cell table:formula="of:=[.N77]/[.B77]" office:value-type="float" office:value="1.3543452785221" calcext:value-type="float">
            <text:p>1.3543452785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5_5200u-500gbplus8gb-sshd-6gb-r7-m270-4gb-hd-l/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70</text:p>
          </table:table-cell>
          <table:table-cell office:value-type="float" office:value="3522" calcext:value-type="float">
            <text:p>3522</text:p>
          </table:table-cell>
          <table:table-cell office:value-type="float" office:value="769" calcext:value-type="float">
            <text:p>76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linux</text:p>
          </table:table-cell>
          <table:table-cell table:style-name="ce6" table:formula="of:=([.I78]*31 + [.E78]*0.16483826+ [.F78]*0.076152071 + IF([.H78]=&quot;hdd&quot;; [.G78]*0.394; [.G78]*1.3104375))/0.3839800063" office:value-type="float" office:value="3855.25292992059" calcext:value-type="float">
            <text:p>3855.2529299206</text:p>
          </table:table-cell>
          <table:table-cell table:formula="of:=[.N78]/[.B78]" office:value-type="float" office:value="1.35319513159726" calcext:value-type="float">
            <text:p>1.3531951316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3825u-500gb-4gb-dvdrw-dos-2.0-hd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pentium <text:s/>3825u</text:p>
          </table:table-cell>
          <table:table-cell office:value-type="string" calcext:value-type="string">
            <text:p>intel hd 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79]*31 + [.E79]*0.16483826+ [.F79]*0.076152071 + IF([.H79]=&quot;hdd&quot;; [.G79]*0.394; [.G79]*1.3104375))/0.3839800063" office:value-type="float" office:value="2025.40077697009" calcext:value-type="float">
            <text:p>2025.4007769701</text:p>
          </table:table-cell>
          <table:table-cell table:formula="of:=[.N79]/[.B79]" office:value-type="float" office:value="1.35116796328892" calcext:value-type="float">
            <text:p>1.3511679633</text:p>
          </table:table-cell>
        </table:table-row>
        <table:table-row table:style-name="ro1">
          <table:table-cell office:value-type="string" calcext:value-type="string">
            <text:p>http://www.cel.ro/laptop-laptopuri/laptop-lenovo-b50_80-i7_5500u-1tb-8gb-amd-r5_m330-2gb-full-hd-fingerprint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80]*31 + [.E80]*0.16483826+ [.F80]*0.076152071 + IF([.H80]=&quot;hdd&quot;; [.G80]*0.394; [.G80]*1.3104375))/0.3839800063" office:value-type="float" office:value="3510.6436962158" calcext:value-type="float">
            <text:p>3510.6436962158</text:p>
          </table:table-cell>
          <table:table-cell table:formula="of:=[.N80]/[.B80]" office:value-type="float" office:value="1.3507671012758" calcext:value-type="float">
            <text:p>1.3507671013</text:p>
          </table:table-cell>
        </table:table-row>
        <table:table-row table:style-name="ro1">
          <table:table-cell office:value-type="string" calcext:value-type="string">
            <text:p>http://www.cel.ro/laptop-laptopuri/laptop-lenovo-b50_30-dual-core-n2840-500gb-4gb-fingerprint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81]*31 + [.E81]*0.16483826+ [.F81]*0.076152071 + IF([.H81]=&quot;hdd&quot;; [.G81]*0.394; [.G81]*1.3104375))/0.3839800063" office:value-type="float" office:value="1349.27114719671" calcext:value-type="float">
            <text:p>1349.2711471967</text:p>
          </table:table-cell>
          <table:table-cell table:formula="of:=[.N81]/[.B81]" office:value-type="float" office:value="1.35062176896568" calcext:value-type="float">
            <text:p>1.350621769</text:p>
          </table:table-cell>
        </table:table-row>
        <table:table-row table:style-name="ro1">
          <table:table-cell office:value-type="string" calcext:value-type="string">
            <text:p>http://www.cel.ro/laptop-laptopuri/laptop-hp-250-g3-dual-core-n2840-500gb-4gb-dvd_rw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fara sistem</text:p>
          </table:table-cell>
          <table:table-cell table:style-name="ce6" table:formula="of:=([.I82]*31 + [.E82]*0.16483826+ [.F82]*0.076152071 + IF([.H82]=&quot;hdd&quot;; [.G82]*0.394; [.G82]*1.3104375))/0.3839800063" office:value-type="float" office:value="1349.27114719671" calcext:value-type="float">
            <text:p>1349.2711471967</text:p>
          </table:table-cell>
          <table:table-cell table:formula="of:=[.N82]/[.B82]" office:value-type="float" office:value="1.35062176896568" calcext:value-type="float">
            <text:p>1.350621769</text:p>
          </table:table-cell>
        </table:table-row>
        <table:table-row table:style-name="ro1">
          <table:table-cell office:value-type="string" calcext:value-type="string">
            <text:p>http://www.cel.ro/laptop-laptopuri/laptop-dell-inspiron-3551-dual-core-n2840-500gb-4gb-3ani-garantie-resigilat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83]*31 + [.E83]*0.16483826+ [.F83]*0.076152071 + IF([.H83]=&quot;hdd&quot;; [.G83]*0.394; [.G83]*1.3104375))/0.3839800063" office:value-type="float" office:value="1349.27114719671" calcext:value-type="float">
            <text:p>1349.2711471967</text:p>
          </table:table-cell>
          <table:table-cell table:formula="of:=[.N83]/[.B83]" office:value-type="float" office:value="1.35062176896568" calcext:value-type="float">
            <text:p>1.350621769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4-dual-core-n2840-500gb-4gb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84]*31 + [.E84]*0.16483826+ [.F84]*0.076152071 + IF([.H84]=&quot;hdd&quot;; [.G84]*0.394; [.G84]*1.3104375))/0.3839800063" office:value-type="float" office:value="1349.27114719671" calcext:value-type="float">
            <text:p>1349.2711471967</text:p>
          </table:table-cell>
          <table:table-cell table:formula="of:=[.N84]/[.B84]" office:value-type="float" office:value="1.35062176896568" calcext:value-type="float">
            <text:p>1.350621769</text:p>
          </table:table-cell>
        </table:table-row>
        <table:table-row table:style-name="ro1">
          <table:table-cell office:value-type="string" calcext:value-type="string">
            <text:p>http://www.cel.ro/laptop-laptopuri/laptop-dell-inspiron-7559-i7_6700hq-1tbplus8gb-8gb-gtx960m-4gb-win10-uhd-touch-l/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windows 10</text:p>
          </table:table-cell>
          <table:table-cell table:style-name="ce6" table:formula="of:=([.I85]*31 + [.E85]*0.16483826+ [.F85]*0.076152071 + IF([.H85]=&quot;hdd&quot;; [.G85]*0.394; [.G85]*1.3104375))/0.3839800063" office:value-type="float" office:value="7823.72168087024" calcext:value-type="float">
            <text:p>7823.7216808702</text:p>
          </table:table-cell>
          <table:table-cell table:formula="of:=[.N85]/[.B85]" office:value-type="float" office:value="1.35031440815848" calcext:value-type="float">
            <text:p>1.3503144082</text:p>
          </table:table-cell>
        </table:table-row>
        <table:table-row table:style-name="ro1">
          <table:table-cell office:value-type="string" calcext:value-type="string">
            <text:p>http://www.cel.ro/laptop-laptopuri/laptop-asus-rog-gl552vx-i7_6700hq-1tb_7200rpm-8gb-gtx950m-4gb-fullhd-gri-l/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ara sistem</text:p>
          </table:table-cell>
          <table:table-cell table:style-name="ce6" table:formula="of:=([.I86]*31 + [.E86]*0.16483826+ [.F86]*0.076152071 + IF([.H86]=&quot;hdd&quot;; [.G86]*0.394; [.G86]*1.3104375))/0.3839800063" office:value-type="float" office:value="5383.4942112193" calcext:value-type="float">
            <text:p>5383.4942112193</text:p>
          </table:table-cell>
          <table:table-cell table:formula="of:=[.N86]/[.B86]" office:value-type="float" office:value="1.34621010533116" calcext:value-type="float">
            <text:p>1.3462101053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5_4210h-500gbplus8gb-4gb-gtx860m-4gb-fullhd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860m</text:p>
          </table:table-cell>
          <table:table-cell office:value-type="float" office:value="4556" calcext:value-type="float">
            <text:p>4556</text:p>
          </table:table-cell>
          <table:table-cell office:value-type="float" office:value="1583" calcext:value-type="float">
            <text:p>158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87]*31 + [.E87]*0.16483826+ [.F87]*0.076152071 + IF([.H87]=&quot;hdd&quot;; [.G87]*0.394; [.G87]*1.3104375))/0.3839800063" office:value-type="float" office:value="4299.10558849064" calcext:value-type="float">
            <text:p>4299.1055884906</text:p>
          </table:table-cell>
          <table:table-cell table:formula="of:=[.N87]/[.B87]" office:value-type="float" office:value="1.34389046217275" calcext:value-type="float">
            <text:p>1.3438904622</text:p>
          </table:table-cell>
        </table:table-row>
        <table:table-row table:style-name="ro1">
          <table:table-cell office:value-type="string" calcext:value-type="string">
            <text:p>http://www.cel.ro/laptop-laptopuri/laptop-acer-e5_573_p8v4-intel-dual-core-3556u-1tb-4gb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pentium 3556u</text:p>
          </table:table-cell>
          <table:table-cell office:value-type="string" calcext:value-type="string">
            <text:p>intel hd </text:p>
          </table:table-cell>
          <table:table-cell office:value-type="float" office:value="1714" calcext:value-type="float">
            <text:p>1714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88]*31 + [.E88]*0.16483826+ [.F88]*0.076152071 + IF([.H88]=&quot;hdd&quot;; [.G88]*0.394; [.G88]*1.3104375))/0.3839800063" office:value-type="float" office:value="2146.50778217095" calcext:value-type="float">
            <text:p>2146.507782171</text:p>
          </table:table-cell>
          <table:table-cell table:formula="of:=[.N88]/[.B88]" office:value-type="float" office:value="1.34240636783674" calcext:value-type="float">
            <text:p>1.342406367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0_b_18e-quad-core-n3540-500gb_5400rpm-4gb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89]*31 + [.E89]*0.16483826+ [.F89]*0.076152071 + IF([.H89]=&quot;hdd&quot;; [.G89]*0.394; [.G89]*1.3104375))/0.3839800063" office:value-type="float" office:value="1738.20666756159" calcext:value-type="float">
            <text:p>1738.2066675616</text:p>
          </table:table-cell>
          <table:table-cell table:formula="of:=[.N89]/[.B89]" office:value-type="float" office:value="1.33811136840769" calcext:value-type="float">
            <text:p>1.3381113684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500gb-4gb-amd-r5m330-2gb-dvdrw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90]*31 + [.E90]*0.16483826+ [.F90]*0.076152071 + IF([.H90]=&quot;hdd&quot;; [.G90]*0.394; [.G90]*1.3104375))/0.3839800063" office:value-type="float" office:value="2001.96734870984" calcext:value-type="float">
            <text:p>2001.9673487098</text:p>
          </table:table-cell>
          <table:table-cell table:formula="of:=[.N90]/[.B90]" office:value-type="float" office:value="1.33553525597721" calcext:value-type="float">
            <text:p>1.335535256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05u-500gb-4gb-dvdrw-linux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91]*31 + [.E91]*0.16483826+ [.F91]*0.076152071 + IF([.H91]=&quot;hdd&quot;; [.G91]*0.394; [.G91]*1.3104375))/0.3839800063" office:value-type="float" office:value="2001.37237967695" calcext:value-type="float">
            <text:p>2001.372379677</text:p>
          </table:table-cell>
          <table:table-cell table:formula="of:=[.N91]/[.B91]" office:value-type="float" office:value="1.3351383453482" calcext:value-type="float">
            <text:p>1.3351383453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500gb-4gb-dvdrw-geanta-cadou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92]*31 + [.E92]*0.16483826+ [.F92]*0.076152071 + IF([.H92]=&quot;hdd&quot;; [.G92]*0.394; [.G92]*1.3104375))/0.3839800063" office:value-type="float" office:value="2001.37237967695" calcext:value-type="float">
            <text:p>2001.372379677</text:p>
          </table:table-cell>
          <table:table-cell table:formula="of:=[.N92]/[.B92]" office:value-type="float" office:value="1.3351383453482" calcext:value-type="float">
            <text:p>1.3351383453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7_4720hq-256gb-8gb-gtx960m-4gb-dvdrw-fullhd-l/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intel core i7 4720hq</text:p>
          </table:table-cell>
          <table:table-cell office:value-type="string" calcext:value-type="string">
            <text:p>gtx 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93]*31 + [.E93]*0.16483826+ [.F93]*0.076152071 + IF([.H93]=&quot;hdd&quot;; [.G93]*0.394; [.G93]*1.3104375))/0.3839800063" office:value-type="float" office:value="5333.12643911481" calcext:value-type="float">
            <text:p>5333.1264391148</text:p>
          </table:table-cell>
          <table:table-cell table:formula="of:=[.N93]/[.B93]" office:value-type="float" office:value="1.33361501353209" calcext:value-type="float">
            <text:p>1.3336150135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10u-500gb-4gb-dvdrw-hd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5010u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94]*31 + [.E94]*0.16483826+ [.F94]*0.076152071 + IF([.H94]=&quot;hdd&quot;; [.G94]*0.394; [.G94]*1.3104375))/0.3839800063" office:value-type="float" office:value="2259.80661649882" calcext:value-type="float">
            <text:p>2259.8066164988</text:p>
          </table:table-cell>
          <table:table-cell table:formula="of:=[.N94]/[.B94]" office:value-type="float" office:value="1.33008040994633" calcext:value-type="float">
            <text:p>1.3300804099</text:p>
          </table:table-cell>
        </table:table-row>
        <table:table-row table:style-name="ro1">
          <table:table-cell office:value-type="string" calcext:value-type="string">
            <text:p>http://www.cel.ro/laptop-laptopuri/laptop-hp-250-g4-i5_5200u-500gb-4gb-amd-r5_m330-2gb-dvdrw-resigilat-l/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95]*31 + [.E95]*0.16483826+ [.F95]*0.076152071 + IF([.H95]=&quot;hdd&quot;; [.G95]*0.394; [.G95]*1.3104375))/0.3839800063" office:value-type="float" office:value="2457.01332176368" calcext:value-type="float">
            <text:p>2457.0133217637</text:p>
          </table:table-cell>
          <table:table-cell table:formula="of:=[.N95]/[.B95]" office:value-type="float" office:value="1.32883359749253" calcext:value-type="float">
            <text:p>1.3288335975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7_5500u-1tb-4gb-amd-r5m330-2gb-fullhd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96]*31 + [.E96]*0.16483826+ [.F96]*0.076152071 + IF([.H96]=&quot;hdd&quot;; [.G96]*0.394; [.G96]*1.3104375))/0.3839800063" office:value-type="float" office:value="3187.71021539514" calcext:value-type="float">
            <text:p>3187.7102153951</text:p>
          </table:table-cell>
          <table:table-cell table:formula="of:=[.N96]/[.B96]" office:value-type="float" office:value="1.32876624234895" calcext:value-type="float">
            <text:p>1.3287662423</text:p>
          </table:table-cell>
        </table:table-row>
        <table:table-row table:style-name="ro1">
          <table:table-cell office:value-type="string" calcext:value-type="string">
            <text:p>http://www.cel.ro/laptop-laptopuri/laptop-lenovo-b50_80-i7_5500u-1tb-4gb-amd-r5_m330-2gb-fullhd-fingerprint-resigil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97]*31 + [.E97]*0.16483826+ [.F97]*0.076152071 + IF([.H97]=&quot;hdd&quot;; [.G97]*0.394; [.G97]*1.3104375))/0.3839800063" office:value-type="float" office:value="3187.71021539514" calcext:value-type="float">
            <text:p>3187.7102153951</text:p>
          </table:table-cell>
          <table:table-cell table:formula="of:=[.N97]/[.B97]" office:value-type="float" office:value="1.32876624234895" calcext:value-type="float">
            <text:p>1.3287662423</text:p>
          </table:table-cell>
        </table:table-row>
        <table:table-row table:style-name="ro1">
          <table:table-cell office:value-type="string" calcext:value-type="string">
            <text:p>http://www.cel.ro/laptop-laptopuri/laptop-lenovo-b70_80-i3_5005u-1tb-8gb-gt920m-2gb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920m</text:p>
          </table:table-cell>
          <table:table-cell office:value-type="float" office:value="2910" calcext:value-type="float">
            <text:p>2910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98]*31 + [.E98]*0.16483826+ [.F98]*0.076152071 + IF([.H98]=&quot;hdd&quot;; [.G98]*0.394; [.G98]*1.3104375))/0.3839800063" office:value-type="float" office:value="3053.47348486931" calcext:value-type="float">
            <text:p>3053.4734848693</text:p>
          </table:table-cell>
          <table:table-cell table:formula="of:=[.N98]/[.B98]" office:value-type="float" office:value="1.3281746345669" calcext:value-type="float">
            <text:p>1.3281746346</text:p>
          </table:table-cell>
        </table:table-row>
        <table:table-row table:style-name="ro1">
          <table:table-cell office:value-type="string" calcext:value-type="string">
            <text:p>http://www.cel.ro/laptop-laptopuri/laptop-lenovo-b50_45-amd-quad-core-a8_6410-500gb-4gb-fingerprint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a8 6410 </text:p>
          </table:table-cell>
          <table:table-cell office:value-type="string" calcext:value-type="string">
            <text:p>r5</text:p>
          </table:table-cell>
          <table:table-cell office:value-type="float" office:value="2522" calcext:value-type="float">
            <text:p>2522</text:p>
          </table:table-cell>
          <table:table-cell office:value-type="float" office:value="362" calcext:value-type="float">
            <text:p>3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99]*31 + [.E99]*0.16483826+ [.F99]*0.076152071 + IF([.H99]=&quot;hdd&quot;; [.G99]*0.394; [.G99]*1.3104375))/0.3839800063" office:value-type="float" office:value="1990.43994187778" calcext:value-type="float">
            <text:p>1990.4399418778</text:p>
          </table:table-cell>
          <table:table-cell table:formula="of:=[.N99]/[.B99]" office:value-type="float" office:value="1.32784519137944" calcext:value-type="float">
            <text:p>1.3278451914</text:p>
          </table:table-cell>
        </table:table-row>
        <table:table-row table:style-name="ro1">
          <table:table-cell office:value-type="string" calcext:value-type="string">
            <text:p>http://www.cel.ro/laptop-laptopuri/laptop-acer-aspire-v5_591g-i5_6300hq-1tbplus8gb-8gb-nvidia-gtx950m-4gb-fullhd-l/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50m</text:p>
          </table:table-cell>
          <table:table-cell office:value-type="float" office:value="5793" calcext:value-type="float">
            <text:p>5793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00]*31 + [.E100]*0.16483826+ [.F100]*0.076152071 + IF([.H100]=&quot;hdd&quot;; [.G100]*0.394; [.G100]*1.3104375))/0.3839800063" office:value-type="float" office:value="4436.48344088274" calcext:value-type="float">
            <text:p>4436.4834408827</text:p>
          </table:table-cell>
          <table:table-cell table:formula="of:=[.N100]/[.B100]" office:value-type="float" office:value="1.32471885365265" calcext:value-type="float">
            <text:p>1.3247188537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5_4210h-1tbplus8gb-8gb-gtx960m-4gb-uhd-l/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960m</text:p>
          </table:table-cell>
          <table:table-cell office:value-type="float" office:value="4556" calcext:value-type="float">
            <text:p>4556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01]*31 + [.E101]*0.16483826+ [.F101]*0.076152071 + IF([.H101]=&quot;hdd&quot;; [.G101]*0.394; [.G101]*1.3104375))/0.3839800063" office:value-type="float" office:value="6345.68084575293" calcext:value-type="float">
            <text:p>6345.6808457529</text:p>
          </table:table-cell>
          <table:table-cell table:formula="of:=[.N101]/[.B101]" office:value-type="float" office:value="1.32229232043195" calcext:value-type="float">
            <text:p>1.3222923204</text:p>
          </table:table-cell>
        </table:table-row>
        <table:table-row table:style-name="ro1">
          <table:table-cell office:value-type="string" calcext:value-type="string">
            <text:p>http://www.cel.ro/laptop-laptopuri/laptop-lenovo-y50_70-i7_4720hq-512gb-16gb-nvidia-gtx-960m-4gb-fullhd-l/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02]*31 + [.E102]*0.16483826+ [.F102]*0.076152071 + IF([.H102]=&quot;hdd&quot;; [.G102]*0.394; [.G102]*1.3104375))/0.3839800063" office:value-type="float" office:value="6852.6638900938" calcext:value-type="float">
            <text:p>6852.6638900938</text:p>
          </table:table-cell>
          <table:table-cell table:formula="of:=[.N102]/[.B102]" office:value-type="float" office:value="1.31807345452852" calcext:value-type="float">
            <text:p>1.3180734545</text:p>
          </table:table-cell>
        </table:table-row>
        <table:table-row table:style-name="ro1">
          <table:table-cell office:value-type="string" calcext:value-type="string">
            <text:p>http://www.cel.ro/laptop-laptopuri/laptop-asus-rog-gl552jx_cn017d-i7_4720hq-2tbplus128gb-16gb-gtx950m-4gb-fullhd-l/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103]*31 + [.E103]*0.16483826+ [.F103]*0.076152071 + IF([.H103]=&quot;hdd&quot;; [.G103]*0.394; [.G103]*1.3104375))/0.3839800063" office:value-type="float" office:value="7103.9658830278" calcext:value-type="float">
            <text:p>7103.9658830278</text:p>
          </table:table-cell>
          <table:table-cell table:formula="of:=[.N103]/[.B103]" office:value-type="float" office:value="1.31579290295014" calcext:value-type="float">
            <text:p>1.315792903</text:p>
          </table:table-cell>
        </table:table-row>
        <table:table-row table:style-name="ro1">
          <table:table-cell office:value-type="string" calcext:value-type="string">
            <text:p>http://www.cel.ro/laptop-laptopuri/laptop-asus-rog-g551jw_cn319d-i7_4750hq-1tbplus24gb-8gb-gtx960m-4gb-fullhd-l/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intel core i7 4750hq </text:p>
          </table:table-cell>
          <table:table-cell office:value-type="string" calcext:value-type="string">
            <text:p>gtx960m</text:p>
          </table:table-cell>
          <table:table-cell office:value-type="float" office:value="8192" calcext:value-type="float">
            <text:p>8192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104]*31 + [.E104]*0.16483826+ [.F104]*0.076152071 + IF([.H104]=&quot;hdd&quot;; [.G104]*0.394; [.G104]*1.3104375))/0.3839800063" office:value-type="float" office:value="5519.89413436811" calcext:value-type="float">
            <text:p>5519.8941343681</text:p>
          </table:table-cell>
          <table:table-cell table:formula="of:=[.N104]/[.B104]" office:value-type="float" office:value="1.31457350187381" calcext:value-type="float">
            <text:p>1.3145735019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5_5200u-1tb-8gb-r5_m255-2gb-fingerprint-l/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table:style-name="ce6" table:formula="of:=([.I105]*31 + [.E105]*0.16483826+ [.F105]*0.076152071 + IF([.H105]=&quot;hdd&quot;; [.G105]*0.394; [.G105]*1.3104375))/0.3839800063" office:value-type="float" office:value="3328.09752166776" calcext:value-type="float">
            <text:p>3328.0975216678</text:p>
          </table:table-cell>
          <table:table-cell table:formula="of:=[.N105]/[.B105]" office:value-type="float" office:value="1.31337708037402" calcext:value-type="float">
            <text:p>1.3133770804</text:p>
          </table:table-cell>
        </table:table-row>
        <table:table-row table:style-name="ro1">
          <table:table-cell office:value-type="string" calcext:value-type="string">
            <text:p>http://www.cel.ro/laptop-laptopuri/laptop-asus-x540sa-quad-core-n3700-500gb-4gb-dvdrw-hd-gold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106]*31 + [.E106]*0.16483826+ [.F106]*0.076152071 + IF([.H106]=&quot;hdd&quot;; [.G106]*0.394; [.G106]*1.3104375))/0.3839800063" office:value-type="float" office:value="1704.29286390946" calcext:value-type="float">
            <text:p>1704.2928639095</text:p>
          </table:table-cell>
          <table:table-cell table:formula="of:=[.N106]/[.B106]" office:value-type="float" office:value="1.31200374434908" calcext:value-type="float">
            <text:p>1.3120037443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5_4210u-1tb-8gb-gt820m-2gb-dvdrw-linux-l/</text:p>
          </table:table-cell>
          <table:table-cell office:value-type="float" office:value="2469" calcext:value-type="float">
            <text:p>246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820m</text:p>
          </table:table-cell>
          <table:table-cell office:value-type="float" office:value="3384" calcext:value-type="float">
            <text:p>3384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07]*31 + [.E107]*0.16483826+ [.F107]*0.076152071 + IF([.H107]=&quot;hdd&quot;; [.G107]*0.394; [.G107]*1.3104375))/0.3839800063" office:value-type="float" office:value="3239.10723579516" calcext:value-type="float">
            <text:p>3239.1072357952</text:p>
          </table:table-cell>
          <table:table-cell table:formula="of:=[.N107]/[.B107]" office:value-type="float" office:value="1.31191058557925" calcext:value-type="float">
            <text:p>1.3119105856</text:p>
          </table:table-cell>
        </table:table-row>
        <table:table-row table:style-name="ro1">
          <table:table-cell office:value-type="string" calcext:value-type="string">
            <text:p>http://www.cel.ro/laptop-laptopuri/laptop-hp-pavilion-t1l02ea-i7_6700hq-1tb-8gb-gtx-950m-4gb-fullhd-l/</text:p>
          </table:table-cell>
          <table:table-cell office:value-type="float" office:value="4104" calcext:value-type="float">
            <text:p>4104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08]*31 + [.E108]*0.16483826+ [.F108]*0.076152071 + IF([.H108]=&quot;hdd&quot;; [.G108]*0.394; [.G108]*1.3104375))/0.3839800063" office:value-type="float" office:value="5383.4942112193" calcext:value-type="float">
            <text:p>5383.4942112193</text:p>
          </table:table-cell>
          <table:table-cell table:formula="of:=[.N108]/[.B108]" office:value-type="float" office:value="1.31176759532634" calcext:value-type="float">
            <text:p>1.3117675953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5_5200u-1tb-4gb-amd-r5_m255-2gb-fingerprint-plus-geanta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table:style-name="ce6" table:formula="of:=([.I109]*31 + [.E109]*0.16483826+ [.F109]*0.076152071 + IF([.H109]=&quot;hdd&quot;; [.G109]*0.394; [.G109]*1.3104375))/0.3839800063" office:value-type="float" office:value="3005.16404084709" calcext:value-type="float">
            <text:p>3005.1640408471</text:p>
          </table:table-cell>
          <table:table-cell table:formula="of:=[.N109]/[.B109]" office:value-type="float" office:value="1.30716139227799" calcext:value-type="float">
            <text:p>1.3071613923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i3_5005u-1tb-4gb-dvdrw-win10-l/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110]*31 + [.E110]*0.16483826+ [.F110]*0.076152071 + IF([.H110]=&quot;hdd&quot;; [.G110]*0.394; [.G110]*1.3104375))/0.3839800063" office:value-type="float" office:value="2709.31944187533" calcext:value-type="float">
            <text:p>2709.3194418753</text:p>
          </table:table-cell>
          <table:table-cell table:formula="of:=[.N110]/[.B110]" office:value-type="float" office:value="1.30632567110672" calcext:value-type="float">
            <text:p>1.306325671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i5_5200u-1tb_5400rpm-4gb-gt920m-2gb-dvdrw-hd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920m</text:p>
          </table:table-cell>
          <table:table-cell office:value-type="float" office:value="3522" calcext:value-type="float">
            <text:p>3522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11]*31 + [.E111]*0.16483826+ [.F111]*0.076152071 + IF([.H111]=&quot;hdd&quot;; [.G111]*0.394; [.G111]*1.3104375))/0.3839800063" office:value-type="float" office:value="2993.26466018916" calcext:value-type="float">
            <text:p>2993.2646601892</text:p>
          </table:table-cell>
          <table:table-cell table:formula="of:=[.N111]/[.B111]" office:value-type="float" office:value="1.30198549812491" calcext:value-type="float">
            <text:p>1.3019854981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7_5500u-1tb-8gb-r5_m330-2gb-dvd_rw-fhd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112]*31 + [.E112]*0.16483826+ [.F112]*0.076152071 + IF([.H112]=&quot;hdd&quot;; [.G112]*0.394; [.G112]*1.3104375))/0.3839800063" office:value-type="float" office:value="3510.6436962158" calcext:value-type="float">
            <text:p>3510.6436962158</text:p>
          </table:table-cell>
          <table:table-cell table:formula="of:=[.N112]/[.B112]" office:value-type="float" office:value="1.30072015421112" calcext:value-type="float">
            <text:p>1.3007201542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3805u-128gb-4gb-dvdrw-hd-fingerprint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13]*31 + [.E113]*0.16483826+ [.F113]*0.076152071 + IF([.H113]=&quot;hdd&quot;; [.G113]*0.394; [.G113]*1.3104375))/0.3839800063" office:value-type="float" office:value="1686.4638193559" calcext:value-type="float">
            <text:p>1686.4638193559</text:p>
          </table:table-cell>
          <table:table-cell table:formula="of:=[.N113]/[.B113]" office:value-type="float" office:value="1.29827853684057" calcext:value-type="float">
            <text:p>1.2982785368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dual-core-3558u-500gb-4gb-hdmi-v2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<text:s/>3558u</text:p>
          </table:table-cell>
          <table:table-cell office:value-type="string" calcext:value-type="string">
            <text:p>intel hd <text:s/>4000</text:p>
          </table:table-cell>
          <table:table-cell office:value-type="float" office:value="1766" calcext:value-type="float">
            <text:p>1766</text:p>
          </table:table-cell>
          <table:table-cell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14]*31 + [.E114]*0.16483826+ [.F114]*0.076152071 + IF([.H114]=&quot;hdd&quot;; [.G114]*0.394; [.G114]*1.3104375))/0.3839800063" office:value-type="float" office:value="1683.74679057346" calcext:value-type="float">
            <text:p>1683.7467905735</text:p>
          </table:table-cell>
          <table:table-cell table:formula="of:=[.N114]/[.B114]" office:value-type="float" office:value="1.29618690575324" calcext:value-type="float">
            <text:p>1.2961869058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1tb_5400rpm-4gb-r5-m330-2gb-dvdrw-fingerprint-l/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15]*31 + [.E115]*0.16483826+ [.F115]*0.076152071 + IF([.H115]=&quot;hdd&quot;; [.G115]*0.394; [.G115]*1.3104375))/0.3839800063" office:value-type="float" office:value="2707.33621176567" calcext:value-type="float">
            <text:p>2707.3362117657</text:p>
          </table:table-cell>
          <table:table-cell table:formula="of:=[.N115]/[.B115]" office:value-type="float" office:value="1.29599627178826" calcext:value-type="float">
            <text:p>1.2959962718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500gb-4gb-dvd_rw-3-ani-garantie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116]*31 + [.E116]*0.16483826+ [.F116]*0.076152071 + IF([.H116]=&quot;hdd&quot;; [.G116]*0.394; [.G116]*1.3104375))/0.3839800063" office:value-type="float" office:value="2458.99655187333" calcext:value-type="float">
            <text:p>2458.9965518733</text:p>
          </table:table-cell>
          <table:table-cell table:formula="of:=[.N116]/[.B116]" office:value-type="float" office:value="1.29489023268738" calcext:value-type="float">
            <text:p>1.2948902327</text:p>
          </table:table-cell>
        </table:table-row>
        <table:table-row table:style-name="ro1">
          <table:table-cell office:value-type="string" calcext:value-type="string">
            <text:p>http://www.cel.ro/laptop-laptopuri/laptop-hp-250-g4-i5_5200u-500gb-4gb-amd-r5_m330-2gb-dvdrw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117]*31 + [.E117]*0.16483826+ [.F117]*0.076152071 + IF([.H117]=&quot;hdd&quot;; [.G117]*0.394; [.G117]*1.3104375))/0.3839800063" office:value-type="float" office:value="2457.01332176368" calcext:value-type="float">
            <text:p>2457.0133217637</text:p>
          </table:table-cell>
          <table:table-cell table:formula="of:=[.N117]/[.B117]" office:value-type="float" office:value="1.29384587770599" calcext:value-type="float">
            <text:p>1.2938458777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5_5200u-1tb-4gb-amd-r5m330-2gb-fullhd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118]*31 + [.E118]*0.16483826+ [.F118]*0.076152071 + IF([.H118]=&quot;hdd&quot;; [.G118]*0.394; [.G118]*1.3104375))/0.3839800063" office:value-type="float" office:value="2970.06086790618" calcext:value-type="float">
            <text:p>2970.0608679062</text:p>
          </table:table-cell>
          <table:table-cell table:formula="of:=[.N118]/[.B118]" office:value-type="float" office:value="1.29189250452639" calcext:value-type="float">
            <text:p>1.2918925045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30-dual-core-n2840-500gb-2gb-dvd_rw-resigilat-l/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119]*31 + [.E119]*0.16483826+ [.F119]*0.076152071 + IF([.H119]=&quot;hdd&quot;; [.G119]*0.394; [.G119]*1.3104375))/0.3839800063" office:value-type="float" office:value="1349.27114719671" calcext:value-type="float">
            <text:p>1349.2711471967</text:p>
          </table:table-cell>
          <table:table-cell table:formula="of:=[.N119]/[.B119]" office:value-type="float" office:value="1.28624513555454" calcext:value-type="float">
            <text:p>1.2862451356</text:p>
          </table:table-cell>
        </table:table-row>
        <table:table-row table:style-name="ro1">
          <table:table-cell office:value-type="string" calcext:value-type="string">
            <text:p>http://www.cel.ro/laptop-laptopuri/laptop-acer-aspire-e5_574g_52kd-i5_6200u-1tb_5400rpm-4gb-gt940m-4gb-dvdrw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940m</text:p>
          </table:table-cell>
          <table:table-cell office:value-type="float" office:value="3898" calcext:value-type="float">
            <text:p>3898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20]*31 + [.E120]*0.16483826+ [.F120]*0.076152071 + IF([.H120]=&quot;hdd&quot;; [.G120]*0.394; [.G120]*1.3104375))/0.3839800063" office:value-type="float" office:value="3201.87807063693" calcext:value-type="float">
            <text:p>3201.8780706369</text:p>
          </table:table-cell>
          <table:table-cell table:formula="of:=[.N120]/[.B120]" office:value-type="float" office:value="1.28126373374827" calcext:value-type="float">
            <text:p>1.2812637337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2940-250gb-4gb-dvdrw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<text:s/>n2940</text:p>
          </table:table-cell>
          <table:table-cell office:value-type="string" calcext:value-type="string">
            <text:p>intel hd </text:p>
          </table:table-cell>
          <table:table-cell office:value-type="float" office:value="1785" calcext:value-type="float">
            <text:p>1785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121]*31 + [.E121]*0.16483826+ [.F121]*0.076152071 + IF([.H121]=&quot;hdd&quot;; [.G121]*0.394; [.G121]*1.3104375))/0.3839800063" office:value-type="float" office:value="1407.41595737872" calcext:value-type="float">
            <text:p>1407.4159573787</text:p>
          </table:table-cell>
          <table:table-cell table:formula="of:=[.N121]/[.B121]" office:value-type="float" office:value="1.28063326422086" calcext:value-type="float">
            <text:p>1.2806332642</text:p>
          </table:table-cell>
        </table:table-row>
        <table:table-row table:style-name="ro1">
          <table:table-cell office:value-type="string" calcext:value-type="string">
            <text:p>http://www.cel.ro/laptop-laptopuri/laptop-lenovo-b51_80-dual-core-4405u-500gbplus8gb-4gb-dvdrw-hd-fingerprint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pentium <text:s/>4405u</text:p>
          </table:table-cell>
          <table:table-cell office:value-type="string" calcext:value-type="string">
            <text:p>intel hd </text:p>
          </table:table-cell>
          <table:table-cell office:value-type="float" office:value="2975" calcext:value-type="float">
            <text:p>297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22]*31 + [.E122]*0.16483826+ [.F122]*0.076152071 + IF([.H122]=&quot;hdd&quot;; [.G122]*0.394; [.G122]*1.3104375))/0.3839800063" office:value-type="float" office:value="2174.79322850097" calcext:value-type="float">
            <text:p>2174.793228501</text:p>
          </table:table-cell>
          <table:table-cell table:formula="of:=[.N122]/[.B122]" office:value-type="float" office:value="1.2800431009423" calcext:value-type="float">
            <text:p>1.2800431009</text:p>
          </table:table-cell>
        </table:table-row>
        <table:table-row table:style-name="ro1">
          <table:table-cell office:value-type="string" calcext:value-type="string">
            <text:p>http://www.cel.ro/laptop-laptopuri/laptop-hp-250-g4-i5_6200u-1tb-8gb-radeon-r5-m330-2gb-dvdrw-win10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5 m330</text:p>
          </table:table-cell>
          <table:table-cell office:value-type="float" office:value="3898" calcext:value-type="float">
            <text:p>3898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table:style-name="ce6" table:formula="of:=([.I123]*31 + [.E123]*0.16483826+ [.F123]*0.076152071 + IF([.H123]=&quot;hdd&quot;; [.G123]*0.394; [.G123]*1.3104375))/0.3839800063" office:value-type="float" office:value="3454.40688256481" calcext:value-type="float">
            <text:p>3454.4068825648</text:p>
          </table:table-cell>
          <table:table-cell table:formula="of:=[.N123]/[.B123]" office:value-type="float" office:value="1.27988398761201" calcext:value-type="float">
            <text:p>1.2798839876</text:p>
          </table:table-cell>
        </table:table-row>
        <table:table-row table:style-name="ro1">
          <table:table-cell office:value-type="string" calcext:value-type="string">
            <text:p>http://www.cel.ro/laptop-laptopuri/laptop-lenovo-b50_70-i3_4030u-500gb_5400rpm-4gb-dvdrw-hd-fingerprint-l/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24]*31 + [.E124]*0.16483826+ [.F124]*0.076152071 + IF([.H124]=&quot;hdd&quot;; [.G124]*0.394; [.G124]*1.3104375))/0.3839800063" office:value-type="float" office:value="2104.83094524862" calcext:value-type="float">
            <text:p>2104.8309452486</text:p>
          </table:table-cell>
          <table:table-cell table:formula="of:=[.N124]/[.B124]" office:value-type="float" office:value="1.27642871149098" calcext:value-type="float">
            <text:p>1.2764287115</text:p>
          </table:table-cell>
        </table:table-row>
        <table:table-row table:style-name="ro1">
          <table:table-cell office:value-type="string" calcext:value-type="string">
            <text:p>http://www.cel.ro/laptop-laptopuri/laptop-lenovo-b50_80-i7_5500u-1tb-4gb-amd-r5_m330-2gb-fullhd-fingerprint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25]*31 + [.E125]*0.16483826+ [.F125]*0.076152071 + IF([.H125]=&quot;hdd&quot;; [.G125]*0.394; [.G125]*1.3104375))/0.3839800063" office:value-type="float" office:value="3187.71021539514" calcext:value-type="float">
            <text:p>3187.7102153951</text:p>
          </table:table-cell>
          <table:table-cell table:formula="of:=[.N125]/[.B125]" office:value-type="float" office:value="1.27559432388761" calcext:value-type="float">
            <text:p>1.2755943239</text:p>
          </table:table-cell>
        </table:table-row>
        <table:table-row table:style-name="ro1">
          <table:table-cell office:value-type="string" calcext:value-type="string">
            <text:p>http://www.cel.ro/laptop-laptopuri/laptop-lenovo-b50_80-i7_5500u-1tb-4gb-radeon-r5-m330-2gb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26]*31 + [.E126]*0.16483826+ [.F126]*0.076152071 + IF([.H126]=&quot;hdd&quot;; [.G126]*0.394; [.G126]*1.3104375))/0.3839800063" office:value-type="float" office:value="3187.71021539514" calcext:value-type="float">
            <text:p>3187.7102153951</text:p>
          </table:table-cell>
          <table:table-cell table:formula="of:=[.N126]/[.B126]" office:value-type="float" office:value="1.27559432388761" calcext:value-type="float">
            <text:p>1.2755943239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tb-16gb-m335-4gb-dvdrw-fullhd-win10-st-l/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127]*31 + [.E127]*0.16483826+ [.F127]*0.076152071 + IF([.H127]=&quot;hdd&quot;; [.G127]*0.394; [.G127]*1.3104375))/0.3839800063" office:value-type="float" office:value="5323.71854838162" calcext:value-type="float">
            <text:p>5323.7185483816</text:p>
          </table:table-cell>
          <table:table-cell table:formula="of:=[.N127]/[.B127]" office:value-type="float" office:value="1.26785390530641" calcext:value-type="float">
            <text:p>1.2678539053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7_5500u-1tb-8gb-ati-r5_m255-2gb-fingerprint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255</text:p>
          </table:table-cell>
          <table:table-cell office:value-type="float" office:value="4029" calcext:value-type="float">
            <text:p>4029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table:style-name="ce6" table:formula="of:=([.I128]*31 + [.E128]*0.16483826+ [.F128]*0.076152071 + IF([.H128]=&quot;hdd&quot;; [.G128]*0.394; [.G128]*1.3104375))/0.3839800063" office:value-type="float" office:value="3545.74686915671" calcext:value-type="float">
            <text:p>3545.7468691567</text:p>
          </table:table-cell>
          <table:table-cell table:formula="of:=[.N128]/[.B128]" office:value-type="float" office:value="1.26679059276767" calcext:value-type="float">
            <text:p>1.2667905928</text:p>
          </table:table-cell>
        </table:table-row>
        <table:table-row table:style-name="ro1">
          <table:table-cell office:value-type="string" calcext:value-type="string">
            <text:p>http://www.cel.ro/laptop-laptopuri/laptop-asus-rog-gl752vw_t4015d-i7_6700hq-1tb-8gb-gtx960m-4gb-fullhd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table:style-name="ce6" table:formula="of:=([.I129]*31 + [.E129]*0.16483826+ [.F129]*0.076152071 + IF([.H129]=&quot;hdd&quot;; [.G129]*0.394; [.G129]*1.3104375))/0.3839800063" office:value-type="float" office:value="5437.04142418001" calcext:value-type="float">
            <text:p>5437.04142418</text:p>
          </table:table-cell>
          <table:table-cell table:formula="of:=[.N129]/[.B129]" office:value-type="float" office:value="1.26472235966039" calcext:value-type="float">
            <text:p>1.2647223597</text:p>
          </table:table-cell>
        </table:table-row>
        <table:table-row table:style-name="ro1">
          <table:table-cell office:value-type="string" calcext:value-type="string">
            <text:p>http://www.cel.ro/laptop-laptopuri/laptop-asus-rog-g551vw_fy179d-i7_6700hq-1tb-8gb-gtx960m-4gb-dvd_rw-fhd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130]*31 + [.E130]*0.16483826+ [.F130]*0.076152071 + IF([.H130]=&quot;hdd&quot;; [.G130]*0.394; [.G130]*1.3104375))/0.3839800063" office:value-type="float" office:value="5437.04142418001" calcext:value-type="float">
            <text:p>5437.04142418</text:p>
          </table:table-cell>
          <table:table-cell table:formula="of:=[.N130]/[.B130]" office:value-type="float" office:value="1.26472235966039" calcext:value-type="float">
            <text:p>1.2647223597</text:p>
          </table:table-cell>
        </table:table-row>
        <table:table-row table:style-name="ro1">
          <table:table-cell office:value-type="string" calcext:value-type="string">
            <text:p>http://www.cel.ro/laptop-laptopuri/laptop-asus-rog-gl552vw_cn090d-i7_6700hq-1tb_7200rpm-8gb-gtx960m-4gb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ara sistem</text:p>
          </table:table-cell>
          <table:table-cell table:style-name="ce6" table:formula="of:=([.I131]*31 + [.E131]*0.16483826+ [.F131]*0.076152071 + IF([.H131]=&quot;hdd&quot;; [.G131]*0.394; [.G131]*1.3104375))/0.3839800063" office:value-type="float" office:value="5437.04142418001" calcext:value-type="float">
            <text:p>5437.04142418</text:p>
          </table:table-cell>
          <table:table-cell table:formula="of:=[.N131]/[.B131]" office:value-type="float" office:value="1.26472235966039" calcext:value-type="float">
            <text:p>1.2647223597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3_4005u-500gb-4gb-3ani-garantie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table:style-name="ce6" table:formula="of:=([.I132]*31 + [.E132]*0.16483826+ [.F132]*0.076152071 + IF([.H132]=&quot;hdd&quot;; [.G132]*0.394; [.G132]*1.3104375))/0.3839800063" office:value-type="float" office:value="2001.37237967695" calcext:value-type="float">
            <text:p>2001.372379677</text:p>
          </table:table-cell>
          <table:table-cell table:formula="of:=[.N132]/[.B132]" office:value-type="float" office:value="1.25164001230579" calcext:value-type="float">
            <text:p>1.2516400123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500gb-4gb-dvdrw-dos-2.0-hd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133]*31 + [.E133]*0.16483826+ [.F133]*0.076152071 + IF([.H133]=&quot;hdd&quot;; [.G133]*0.394; [.G133]*1.3104375))/0.3839800063" office:value-type="float" office:value="2001.37237967695" calcext:value-type="float">
            <text:p>2001.372379677</text:p>
          </table:table-cell>
          <table:table-cell table:formula="of:=[.N133]/[.B133]" office:value-type="float" office:value="1.25164001230579" calcext:value-type="float">
            <text:p>1.2516400123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4j-i7_5500u-1tbplus8gb-8gb-gtx950m-4gb-win10-fullhd-l/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x950m</text:p>
          </table:table-cell>
          <table:table-cell office:value-type="float" office:value="4029" calcext:value-type="float">
            <text:p>402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10</text:p>
          </table:table-cell>
          <table:table-cell table:style-name="ce6" table:formula="of:=([.I134]*31 + [.E134]*0.16483826+ [.F134]*0.076152071 + IF([.H134]=&quot;hdd&quot;; [.G134]*0.394; [.G134]*1.3104375))/0.3839800063" office:value-type="float" office:value="6065.89851222678" calcext:value-type="float">
            <text:p>6065.8985122268</text:p>
          </table:table-cell>
          <table:table-cell table:formula="of:=[.N134]/[.B134]" office:value-type="float" office:value="1.25095865378981" calcext:value-type="float">
            <text:p>1.250958653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c70_c_14m-i5_5200u-1tb-8gb-gf930m-2gb-hdplus-dvd_rw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930m</text:p>
          </table:table-cell>
          <table:table-cell office:value-type="float" office:value="3522" calcext:value-type="float">
            <text:p>3522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135]*31 + [.E135]*0.16483826+ [.F135]*0.076152071 + IF([.H135]=&quot;hdd&quot;; [.G135]*0.394; [.G135]*1.3104375))/0.3839800063" office:value-type="float" office:value="3354.07783610425" calcext:value-type="float">
            <text:p>3354.0778361043</text:p>
          </table:table-cell>
          <table:table-cell table:formula="of:=[.N135]/[.B135]" office:value-type="float" office:value="1.24271131385856" calcext:value-type="float">
            <text:p>1.2427113139</text:p>
          </table:table-cell>
        </table:table-row>
        <table:table-row table:style-name="ro1">
          <table:table-cell office:value-type="string" calcext:value-type="string">
            <text:p>http://www.cel.ro/laptop-laptopuri/laptop-dell-inspiron-5551-pentium-quad-core-n3540-500gb-4gb-dvdrw-3-ani-garantie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table:style-name="ce2"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table:style-name="ce6" table:formula="of:=([.I136]*31 + [.E136]*0.16483826+ [.F136]*0.076152071 + IF([.H136]=&quot;hdd&quot;; [.G136]*0.394; [.G136]*1.3104375))/0.3839800063" office:value-type="float" office:value="1738.20666756159" calcext:value-type="float">
            <text:p>1738.2066675616</text:p>
          </table:table-cell>
          <table:table-cell table:formula="of:=[.N136]/[.B136]" office:value-type="float" office:value="1.24246366516197" calcext:value-type="float">
            <text:p>1.242463665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1vp-quad-core-n3540-500gb-4gb-dvd_rw-white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137]*31 + [.E137]*0.16483826+ [.F137]*0.076152071 + IF([.H137]=&quot;hdd&quot;; [.G137]*0.394; [.G137]*1.3104375))/0.3839800063" office:value-type="float" office:value="1738.20666756159" calcext:value-type="float">
            <text:p>1738.2066675616</text:p>
          </table:table-cell>
          <table:table-cell table:formula="of:=[.N137]/[.B137]" office:value-type="float" office:value="1.24246366516197" calcext:value-type="float">
            <text:p>1.242463665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70_b_10t-i7_4720hq-2tb-16gb-amd-r9_m265x-4gb-win8-fhd-l/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r9 m265x</text:p>
          </table:table-cell>
          <table:table-cell office:value-type="float" office:value="8112" calcext:value-type="float">
            <text:p>8112</text:p>
          </table:table-cell>
          <table:table-cell office:value-type="float" office:value="1211" calcext:value-type="float">
            <text:p>121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indows 8</text:p>
          </table:table-cell>
          <table:table-cell table:style-name="ce6" table:formula="of:=([.I138]*31 + [.E138]*0.16483826+ [.F138]*0.076152071 + IF([.H138]=&quot;hdd&quot;; [.G138]*0.394; [.G138]*1.3104375))/0.3839800063" office:value-type="float" office:value="7066.48283395531" calcext:value-type="float">
            <text:p>7066.4828339553</text:p>
          </table:table-cell>
          <table:table-cell table:formula="of:=[.N138]/[.B138]" office:value-type="float" office:value="1.23995136584582" calcext:value-type="float">
            <text:p>1.2399513658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tb-16gb-radeon-r5-m335-4gb-fullhd-touch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139]*31 + [.E139]*0.16483826+ [.F139]*0.076152071 + IF([.H139]=&quot;hdd&quot;; [.G139]*0.394; [.G139]*1.3104375))/0.3839800063" office:value-type="float" office:value="5323.71854838162" calcext:value-type="float">
            <text:p>5323.7185483816</text:p>
          </table:table-cell>
          <table:table-cell table:formula="of:=[.N139]/[.B139]" office:value-type="float" office:value="1.23836207219856" calcext:value-type="float">
            <text:p>1.2383620722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tb-16gb-r5-m335-4gb-dvdrw-fullhd-win10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140]*31 + [.E140]*0.16483826+ [.F140]*0.076152071 + IF([.H140]=&quot;hdd&quot;; [.G140]*0.394; [.G140]*1.3104375))/0.3839800063" office:value-type="float" office:value="5323.71854838162" calcext:value-type="float">
            <text:p>5323.7185483816</text:p>
          </table:table-cell>
          <table:table-cell table:formula="of:=[.N140]/[.B140]" office:value-type="float" office:value="1.23836207219856" calcext:value-type="float">
            <text:p>1.2383620722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3805u-500gb-4gb-dvdrw-hd-l/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41]*31 + [.E141]*0.16483826+ [.F141]*0.076152071 + IF([.H141]=&quot;hdd&quot;; [.G141]*0.394; [.G141]*1.3104375))/0.3839800063" office:value-type="float" office:value="1762.67612082958" calcext:value-type="float">
            <text:p>1762.6761208296</text:p>
          </table:table-cell>
          <table:table-cell table:formula="of:=[.N141]/[.B141]" office:value-type="float" office:value="1.23350323361062" calcext:value-type="float">
            <text:p>1.2335032336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dvd_rw-win8-3-ani-garantie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table:style-name="ce6" table:formula="of:=([.I142]*31 + [.E142]*0.16483826+ [.F142]*0.076152071 + IF([.H142]=&quot;hdd&quot;; [.G142]*0.394; [.G142]*1.3104375))/0.3839800063" office:value-type="float" office:value="2709.31944187533" calcext:value-type="float">
            <text:p>2709.3194418753</text:p>
          </table:table-cell>
          <table:table-cell table:formula="of:=[.N142]/[.B142]" office:value-type="float" office:value="1.23206886851993" calcext:value-type="float">
            <text:p>1.2320688685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dvdrw-win10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143]*31 + [.E143]*0.16483826+ [.F143]*0.076152071 + IF([.H143]=&quot;hdd&quot;; [.G143]*0.394; [.G143]*1.3104375))/0.3839800063" office:value-type="float" office:value="2709.31944187533" calcext:value-type="float">
            <text:p>2709.3194418753</text:p>
          </table:table-cell>
          <table:table-cell table:formula="of:=[.N143]/[.B143]" office:value-type="float" office:value="1.23206886851993" calcext:value-type="float">
            <text:p>1.2320688685</text:p>
          </table:table-cell>
        </table:table-row>
        <table:table-row table:style-name="ro1">
          <table:table-cell office:value-type="string" calcext:value-type="string">
            <text:p>http://www.cel.ro/laptop-laptopuri/laptop-acer-aspire-e5_521g_41fl-quad_core-a4_6210-500gb-4gb-amd-r5m240-2gb-red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a4 6210 </text:p>
          </table:table-cell>
          <table:table-cell office:value-type="string" calcext:value-type="string">
            <text:p>r5 m240</text:p>
          </table:table-cell>
          <table:table-cell office:value-type="float" office:value="2112" calcext:value-type="float">
            <text:p>2112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144]*31 + [.E144]*0.16483826+ [.F144]*0.076152071 + IF([.H144]=&quot;hdd&quot;; [.G144]*0.394; [.G144]*1.3104375))/0.3839800063" office:value-type="float" office:value="1845.96495255331" calcext:value-type="float">
            <text:p>1845.9649525533</text:p>
          </table:table-cell>
          <table:table-cell table:formula="of:=[.N144]/[.B144]" office:value-type="float" office:value="1.23146427788747" calcext:value-type="float">
            <text:p>1.2314642779</text:p>
          </table:table-cell>
        </table:table-row>
        <table:table-row table:style-name="ro1">
          <table:table-cell office:value-type="string" calcext:value-type="string">
            <text:p>http://www.cel.ro/laptop-laptopuri/laptop-hp-350-g2-i5_5200u-500gb-4gb-hdmi-dvdrw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45]*31 + [.E145]*0.16483826+ [.F145]*0.076152071 + IF([.H145]=&quot;hdd&quot;; [.G145]*0.394; [.G145]*1.3104375))/0.3839800063" office:value-type="float" office:value="2458.99655187333" calcext:value-type="float">
            <text:p>2458.9965518733</text:p>
          </table:table-cell>
          <table:table-cell table:formula="of:=[.N145]/[.B145]" office:value-type="float" office:value="1.23011333260297" calcext:value-type="float">
            <text:p>1.2301133326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dual-core-2957u-500gb-4gb-hdmi-3ani-garantie-l/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intel celeron <text:s/>2957u</text:p>
          </table:table-cell>
          <table:table-cell office:value-type="string" calcext:value-type="string">
            <text:p>intel hd </text:p>
          </table:table-cell>
          <table:table-cell office:value-type="float" office:value="1484" calcext:value-type="float">
            <text:p>1484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46]*31 + [.E146]*0.16483826+ [.F146]*0.076152071 + IF([.H146]=&quot;hdd&quot;; [.G146]*0.394; [.G146]*1.3104375))/0.3839800063" office:value-type="float" office:value="1534.72384564884" calcext:value-type="float">
            <text:p>1534.7238456488</text:p>
          </table:table-cell>
          <table:table-cell table:formula="of:=[.N146]/[.B146]" office:value-type="float" office:value="1.22876208618802" calcext:value-type="float">
            <text:p>1.2287620862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7_5500u-1tb-8gb-r9_m375-4gb-fhd-dvd_rw-alb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47]*31 + [.E147]*0.16483826+ [.F147]*0.076152071 + IF([.H147]=&quot;hdd&quot;; [.G147]*0.394; [.G147]*1.3104375))/0.3839800063" office:value-type="float" office:value="3675.45011832821" calcext:value-type="float">
            <text:p>3675.4501183282</text:p>
          </table:table-cell>
          <table:table-cell table:formula="of:=[.N147]/[.B147]" office:value-type="float" office:value="1.22555855896239" calcext:value-type="float">
            <text:p>1.225558559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7_5500u-1tb-8gb-m375-4gb-dvdrw-fullhd-alb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48]*31 + [.E148]*0.16483826+ [.F148]*0.076152071 + IF([.H148]=&quot;hdd&quot;; [.G148]*0.394; [.G148]*1.3104375))/0.3839800063" office:value-type="float" office:value="3675.45011832821" calcext:value-type="float">
            <text:p>3675.4501183282</text:p>
          </table:table-cell>
          <table:table-cell table:formula="of:=[.N148]/[.B148]" office:value-type="float" office:value="1.22555855896239" calcext:value-type="float">
            <text:p>1.225558559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7_5500u-1tb-8gb-r9_m375-4gb-fhd-dvd_rw-negru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49]*31 + [.E149]*0.16483826+ [.F149]*0.076152071 + IF([.H149]=&quot;hdd&quot;; [.G149]*0.394; [.G149]*1.3104375))/0.3839800063" office:value-type="float" office:value="3675.45011832821" calcext:value-type="float">
            <text:p>3675.4501183282</text:p>
          </table:table-cell>
          <table:table-cell table:formula="of:=[.N149]/[.B149]" office:value-type="float" office:value="1.22555855896239" calcext:value-type="float">
            <text:p>1.225558559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7_4720hq-256gb-16gb-nvidia-gtx960m-4gb-fullhd-l/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50]*31 + [.E150]*0.16483826+ [.F150]*0.076152071 + IF([.H150]=&quot;hdd&quot;; [.G150]*0.394; [.G150]*1.3104375))/0.3839800063" office:value-type="float" office:value="5978.99340075614" calcext:value-type="float">
            <text:p>5978.9934007561</text:p>
          </table:table-cell>
          <table:table-cell table:formula="of:=[.N150]/[.B150]" office:value-type="float" office:value="1.22045180664547" calcext:value-type="float">
            <text:p>1.2204518066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5_5200u-1tb-8gb-ati-r5_m330-2gb-fullhd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151]*31 + [.E151]*0.16483826+ [.F151]*0.076152071 + IF([.H151]=&quot;hdd&quot;; [.G151]*0.394; [.G151]*1.3104375))/0.3839800063" office:value-type="float" office:value="3292.99434872685" calcext:value-type="float">
            <text:p>3292.9943487269</text:p>
          </table:table-cell>
          <table:table-cell table:formula="of:=[.N151]/[.B151]" office:value-type="float" office:value="1.22007941783136" calcext:value-type="float">
            <text:p>1.220079417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70_c_196-i3_5005u-1tb-8gb-dvdrw-win10-hdplus-negru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table:style-name="ce6" table:formula="of:=([.I152]*31 + [.E152]*0.16483826+ [.F152]*0.076152071 + IF([.H152]=&quot;hdd&quot;; [.G152]*0.394; [.G152]*1.3104375))/0.3839800063" office:value-type="float" office:value="3032.25292269599" calcext:value-type="float">
            <text:p>3032.252922696</text:p>
          </table:table-cell>
          <table:table-cell table:formula="of:=[.N152]/[.B152]" office:value-type="float" office:value="1.21338652368787" calcext:value-type="float">
            <text:p>1.2133865237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70_c_197-i3_5005u-1tb-8gb-dvdrw-win10-hdplus-alb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table:style-name="ce6" table:formula="of:=([.I153]*31 + [.E153]*0.16483826+ [.F153]*0.076152071 + IF([.H153]=&quot;hdd&quot;; [.G153]*0.394; [.G153]*1.3104375))/0.3839800063" office:value-type="float" office:value="3032.25292269599" calcext:value-type="float">
            <text:p>3032.252922696</text:p>
          </table:table-cell>
          <table:table-cell table:formula="of:=[.N153]/[.B153]" office:value-type="float" office:value="1.21338652368787" calcext:value-type="float">
            <text:p>1.2133865237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5_4210h-1tbplus8gb-8gb-gtx960m-4gb-win8-fullhd-l/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960m</text:p>
          </table:table-cell>
          <table:table-cell office:value-type="float" office:value="4556" calcext:value-type="float">
            <text:p>4556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windows 8</text:p>
          </table:table-cell>
          <table:table-cell table:style-name="ce6" table:formula="of:=([.I154]*31 + [.E154]*0.16483826+ [.F154]*0.076152071 + IF([.H154]=&quot;hdd&quot;; [.G154]*0.394; [.G154]*1.3104375))/0.3839800063" office:value-type="float" office:value="6345.68084575293" calcext:value-type="float">
            <text:p>6345.6808457529</text:p>
          </table:table-cell>
          <table:table-cell table:formula="of:=[.N154]/[.B154]" office:value-type="float" office:value="1.21008406669583" calcext:value-type="float">
            <text:p>1.2100840667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tb-16gb-radeon-r5-m335-4gb-fullhd-l/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155]*31 + [.E155]*0.16483826+ [.F155]*0.076152071 + IF([.H155]=&quot;hdd&quot;; [.G155]*0.394; [.G155]*1.3104375))/0.3839800063" office:value-type="float" office:value="5323.71854838162" calcext:value-type="float">
            <text:p>5323.7185483816</text:p>
          </table:table-cell>
          <table:table-cell table:formula="of:=[.N155]/[.B155]" office:value-type="float" office:value="1.20883709091317" calcext:value-type="float">
            <text:p>1.2088370909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256gb-24gb-gtx970m-3gb-dvdrw-fullhd-l/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156]*31 + [.E156]*0.16483826+ [.F156]*0.076152071 + IF([.H156]=&quot;hdd&quot;; [.G156]*0.394; [.G156]*1.3104375))/0.3839800063" office:value-type="float" office:value="9609.08157844624" calcext:value-type="float">
            <text:p>9609.0815784462</text:p>
          </table:table-cell>
          <table:table-cell table:formula="of:=[.N156]/[.B156]" office:value-type="float" office:value="1.20128535797553" calcext:value-type="float">
            <text:p>1.20128535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dt-quad-core-n3540-500gb_5400rpm-4gb-l/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157]*31 + [.E157]*0.16483826+ [.F157]*0.076152071 + IF([.H157]=&quot;hdd&quot;; [.G157]*0.394; [.G157]*1.3104375))/0.3839800063" office:value-type="float" office:value="1738.20666756159" calcext:value-type="float">
            <text:p>1738.2066675616</text:p>
          </table:table-cell>
          <table:table-cell table:formula="of:=[.N157]/[.B157]" office:value-type="float" office:value="1.19959052281683" calcext:value-type="float">
            <text:p>1.1995905228</text:p>
          </table:table-cell>
        </table:table-row>
        <table:table-row table:style-name="ro1">
          <table:table-cell office:value-type="string" calcext:value-type="string">
            <text:p>http://www.cel.ro/laptop-laptopuri/laptop-lenovo-b50_70-i5_4210u-500gb-4gb-dvdrw-full-hd-fingerprint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58]*31 + [.E158]*0.16483826+ [.F158]*0.076152071 + IF([.H158]=&quot;hdd&quot;; [.G158]*0.394; [.G158]*1.3104375))/0.3839800063" office:value-type="float" office:value="2397.17651850302" calcext:value-type="float">
            <text:p>2397.176518503</text:p>
          </table:table-cell>
          <table:table-cell table:formula="of:=[.N158]/[.B158]" office:value-type="float" office:value="1.1991878531781" calcext:value-type="float">
            <text:p>1.1991878532</text:p>
          </table:table-cell>
        </table:table-row>
        <table:table-row table:style-name="ro1">
          <table:table-cell office:value-type="string" calcext:value-type="string">
            <text:p>http://www.cel.ro/laptop-laptopuri/laptop-asus-n552vx-i7_6700hq-1tb_7200rpm-8gb-gtx950m-4gb-dvdrw-fullhd-gri-l/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fara sistem</text:p>
          </table:table-cell>
          <table:table-cell table:style-name="ce6" table:formula="of:=([.I159]*31 + [.E159]*0.16483826+ [.F159]*0.076152071 + IF([.H159]=&quot;hdd&quot;; [.G159]*0.394; [.G159]*1.3104375))/0.3839800063" office:value-type="float" office:value="5383.4942112193" calcext:value-type="float">
            <text:p>5383.4942112193</text:p>
          </table:table-cell>
          <table:table-cell table:formula="of:=[.N159]/[.B159]" office:value-type="float" office:value="1.19659795759487" calcext:value-type="float">
            <text:p>1.1965979576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5_5200u-750gb-4gb-r5-m255-2gb-finger-print-reader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table:style-name="ce6" table:formula="of:=([.I160]*31 + [.E160]*0.16483826+ [.F160]*0.076152071 + IF([.H160]=&quot;hdd&quot;; [.G160]*0.394; [.G160]*1.3104375))/0.3839800063" office:value-type="float" office:value="2748.64026777584" calcext:value-type="float">
            <text:p>2748.6402677758</text:p>
          </table:table-cell>
          <table:table-cell table:formula="of:=[.N160]/[.B160]" office:value-type="float" office:value="1.19558080373025" calcext:value-type="float">
            <text:p>1.1955808037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5_5200u-1tb-8gb-amd-r9m375-4gb-fullhd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9 m375</text:p>
          </table:table-cell>
          <table:table-cell office:value-type="float" office:value="3522" calcext:value-type="float">
            <text:p>3522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61]*31 + [.E161]*0.16483826+ [.F161]*0.076152071 + IF([.H161]=&quot;hdd&quot;; [.G161]*0.394; [.G161]*1.3104375))/0.3839800063" office:value-type="float" office:value="3457.80077083925" calcext:value-type="float">
            <text:p>3457.8007708393</text:p>
          </table:table-cell>
          <table:table-cell table:formula="of:=[.N161]/[.B161]" office:value-type="float" office:value="1.19275638869929" calcext:value-type="float">
            <text:p>1.1927563887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1k-i7_5500u-1tbplus8gb-8gb-gtx950m-4gb-blu_ray-win8-l/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x950m</text:p>
          </table:table-cell>
          <table:table-cell office:value-type="float" office:value="4029" calcext:value-type="float">
            <text:p>402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</text:p>
          </table:table-cell>
          <table:table-cell table:style-name="ce6" table:formula="of:=([.I162]*31 + [.E162]*0.16483826+ [.F162]*0.076152071 + IF([.H162]=&quot;hdd&quot;; [.G162]*0.394; [.G162]*1.3104375))/0.3839800063" office:value-type="float" office:value="6065.89851222678" calcext:value-type="float">
            <text:p>6065.8985122268</text:p>
          </table:table-cell>
          <table:table-cell table:formula="of:=[.N162]/[.B162]" office:value-type="float" office:value="1.18962512497093" calcext:value-type="float">
            <text:p>1.189625125</text:p>
          </table:table-cell>
        </table:table-row>
        <table:table-row table:style-name="ro1">
          <table:table-cell office:value-type="string" calcext:value-type="string">
            <text:p>http://www.cel.ro/laptop-laptopuri/laptop-lenovo-e50_80-i5_5200u-1tb-4gb-dvdrw-fullhd-fingerprint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fara sistem</text:p>
          </table:table-cell>
          <table:table-cell table:style-name="ce6" table:formula="of:=([.I163]*31 + [.E163]*0.16483826+ [.F163]*0.076152071 + IF([.H163]=&quot;hdd&quot;; [.G163]*0.394; [.G163]*1.3104375))/0.3839800063" office:value-type="float" office:value="2972.04409801584" calcext:value-type="float">
            <text:p>2972.0440980158</text:p>
          </table:table-cell>
          <table:table-cell table:formula="of:=[.N163]/[.B163]" office:value-type="float" office:value="1.18929335654896" calcext:value-type="float">
            <text:p>1.1892933565</text:p>
          </table:table-cell>
        </table:table-row>
        <table:table-row table:style-name="ro1">
          <table:table-cell office:value-type="string" calcext:value-type="string">
            <text:p>http://www.cel.ro/laptop-laptopuri/laptop-lenovo-b50_80-i5_5200u-500gb-4gb-r5-m230-2gb-dvdrw-hd-l/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30</text:p>
          </table:table-cell>
          <table:table-cell office:value-type="float" office:value="3522" calcext:value-type="float">
            <text:p>3522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164]*31 + [.E164]*0.16483826+ [.F164]*0.076152071 + IF([.H164]=&quot;hdd&quot;; [.G164]*0.394; [.G164]*1.3104375))/0.3839800063" office:value-type="float" office:value="2435.79275959036" calcext:value-type="float">
            <text:p>2435.7927595904</text:p>
          </table:table-cell>
          <table:table-cell table:formula="of:=[.N164]/[.B164]" office:value-type="float" office:value="1.18877147857021" calcext:value-type="float">
            <text:p>1.1887714786</text:p>
          </table:table-cell>
        </table:table-row>
        <table:table-row table:style-name="ro1">
          <table:table-cell office:value-type="string" calcext:value-type="string">
            <text:p>http://www.cel.ro/laptop-laptopuri/laptop-acer-aspire-f5_572g_57cw-i5_6200u-1tb_5400rpm-4gb-gt920m-2gb-dvdrw-l/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920m</text:p>
          </table:table-cell>
          <table:table-cell office:value-type="float" office:value="3898" calcext:value-type="float">
            <text:p>3898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65]*31 + [.E165]*0.16483826+ [.F165]*0.076152071 + IF([.H165]=&quot;hdd&quot;; [.G165]*0.394; [.G165]*1.3104375))/0.3839800063" office:value-type="float" office:value="3154.67719402712" calcext:value-type="float">
            <text:p>3154.6771940271</text:p>
          </table:table-cell>
          <table:table-cell table:formula="of:=[.N165]/[.B165]" office:value-type="float" office:value="1.18865003542846" calcext:value-type="float">
            <text:p>1.1886500354</text:p>
          </table:table-cell>
        </table:table-row>
        <table:table-row table:style-name="ro1">
          <table:table-cell office:value-type="string" calcext:value-type="string">
            <text:p>http://www.cel.ro/laptop-laptopuri/laptop-acer-aspire-f5_572g-i5_6200u-1tb-4gb-nvidia-gt940m-4gb-dvdrw-fullhd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940m</text:p>
          </table:table-cell>
          <table:table-cell office:value-type="float" office:value="3898" calcext:value-type="float">
            <text:p>3898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66]*31 + [.E166]*0.16483826+ [.F166]*0.076152071 + IF([.H166]=&quot;hdd&quot;; [.G166]*0.394; [.G166]*1.3104375))/0.3839800063" office:value-type="float" office:value="3201.87807063693" calcext:value-type="float">
            <text:p>3201.8780706369</text:p>
          </table:table-cell>
          <table:table-cell table:formula="of:=[.N166]/[.B166]" office:value-type="float" office:value="1.18632014473395" calcext:value-type="float">
            <text:p>1.1863201447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dual-core-2957u-500gb_5400rpm-4gb-dvdrw-hd-l/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intel celeron <text:s/>2957u</text:p>
          </table:table-cell>
          <table:table-cell office:value-type="string" calcext:value-type="string">
            <text:p>intel hd </text:p>
          </table:table-cell>
          <table:table-cell office:value-type="float" office:value="1484" calcext:value-type="float">
            <text:p>1484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67]*31 + [.E167]*0.16483826+ [.F167]*0.076152071 + IF([.H167]=&quot;hdd&quot;; [.G167]*0.394; [.G167]*1.3104375))/0.3839800063" office:value-type="float" office:value="1534.72384564884" calcext:value-type="float">
            <text:p>1534.7238456488</text:p>
          </table:table-cell>
          <table:table-cell table:formula="of:=[.N167]/[.B167]" office:value-type="float" office:value="1.18603079261889" calcext:value-type="float">
            <text:p>1.1860307926</text:p>
          </table:table-cell>
        </table:table-row>
        <table:table-row table:style-name="ro1">
          <table:table-cell office:value-type="string" calcext:value-type="string">
            <text:p>http://www.cel.ro/laptop-laptopuri/laptop-lenovo-b51_30-dual-core-n3050-500gbplus8gb-4gb-dvdrw-win10pro-fingerprint-l/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168]*31 + [.E168]*0.16483826+ [.F168]*0.076152071 + IF([.H168]=&quot;hdd&quot;; [.G168]*0.394; [.G168]*1.3104375))/0.3839800063" office:value-type="float" office:value="2476.93011150669" calcext:value-type="float">
            <text:p>2476.9301115067</text:p>
          </table:table-cell>
          <table:table-cell table:formula="of:=[.N168]/[.B168]" office:value-type="float" office:value="1.18570134586247" calcext:value-type="float">
            <text:p>1.1857013459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7n-i5_5200u-1tb-8gb-amd-r7_m260-2gb-resigilat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60</text:p>
          </table:table-cell>
          <table:table-cell office:value-type="float" office:value="3522" calcext:value-type="float">
            <text:p>3522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169]*31 + [.E169]*0.16483826+ [.F169]*0.076152071 + IF([.H169]=&quot;hdd&quot;; [.G169]*0.394; [.G169]*1.3104375))/0.3839800063" office:value-type="float" office:value="3318.57801714141" calcext:value-type="float">
            <text:p>3318.5780171414</text:p>
          </table:table-cell>
          <table:table-cell table:formula="of:=[.N169]/[.B169]" office:value-type="float" office:value="1.18562987393405" calcext:value-type="float">
            <text:p>1.1856298739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05u-500gb-4gb-gt820m-2gb-3ani-garantie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820m</text:p>
          </table:table-cell>
          <table:table-cell office:value-type="float" office:value="2462" calcext:value-type="float">
            <text:p>2462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70]*31 + [.E170]*0.16483826+ [.F170]*0.076152071 + IF([.H170]=&quot;hdd&quot;; [.G170]*0.394; [.G170]*1.3104375))/0.3839800063" office:value-type="float" office:value="2007.32207000591" calcext:value-type="float">
            <text:p>2007.3220700059</text:p>
          </table:table-cell>
          <table:table-cell table:formula="of:=[.N170]/[.B170]" office:value-type="float" office:value="1.18147267216357" calcext:value-type="float">
            <text:p>1.1814726722</text:p>
          </table:table-cell>
        </table:table-row>
        <table:table-row table:style-name="ro1">
          <table:table-cell office:value-type="string" calcext:value-type="string">
            <text:p>http://www.cel.ro/laptop-laptopuri/laptop-lenovo-b51_80-i5_6200u-1tb_5400rpm-4gb-r5-m330-2gb-dvdrw-fullhd-fignerpri-l/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5 m330</text:p>
          </table:table-cell>
          <table:table-cell office:value-type="float" office:value="3898" calcext:value-type="float">
            <text:p>3898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171]*31 + [.E171]*0.16483826+ [.F171]*0.076152071 + IF([.H171]=&quot;hdd&quot;; [.G171]*0.394; [.G171]*1.3104375))/0.3839800063" office:value-type="float" office:value="3131.47340174415" calcext:value-type="float">
            <text:p>3131.4734017442</text:p>
          </table:table-cell>
          <table:table-cell table:formula="of:=[.N171]/[.B171]" office:value-type="float" office:value="1.1799070843045" calcext:value-type="float">
            <text:p>1.1799070843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a-i3_4005u-500gb_7200rpm-4gb-dvdrw-hd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72]*31 + [.E172]*0.16483826+ [.F172]*0.076152071 + IF([.H172]=&quot;hdd&quot;; [.G172]*0.394; [.G172]*1.3104375))/0.3839800063" office:value-type="float" office:value="2001.37237967695" calcext:value-type="float">
            <text:p>2001.372379677</text:p>
          </table:table-cell>
          <table:table-cell table:formula="of:=[.N172]/[.B172]" office:value-type="float" office:value="1.17797079439491" calcext:value-type="float">
            <text:p>1.1779707944</text:p>
          </table:table-cell>
        </table:table-row>
        <table:table-row table:style-name="ro1">
          <table:table-cell office:value-type="string" calcext:value-type="string">
            <text:p>http://www.cel.ro/laptop-laptopuri/laptop-lenovo-b70_80-i5_5200u-500gb-4gb-dvdrw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173]*31 + [.E173]*0.16483826+ [.F173]*0.076152071 + IF([.H173]=&quot;hdd&quot;; [.G173]*0.394; [.G173]*1.3104375))/0.3839800063" office:value-type="float" office:value="2458.99655187333" calcext:value-type="float">
            <text:p>2458.9965518733</text:p>
          </table:table-cell>
          <table:table-cell table:formula="of:=[.N173]/[.B173]" office:value-type="float" office:value="1.1715086002255" calcext:value-type="float">
            <text:p>1.1715086002</text:p>
          </table:table-cell>
        </table:table-row>
        <table:table-row table:style-name="ro1">
          <table:table-cell office:value-type="string" calcext:value-type="string">
            <text:p>http://www.cel.ro/laptop-laptopuri/laptop-asus-rog-gl552vw-i7_6700hq-1tbplus128gb-16gb-gtx960m-4gb-fullhd-gri-l/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ara sistem</text:p>
          </table:table-cell>
          <table:table-cell table:style-name="ce6" table:formula="of:=([.I174]*31 + [.E174]*0.16483826+ [.F174]*0.076152071 + IF([.H174]=&quot;hdd&quot;; [.G174]*0.394; [.G174]*1.3104375))/0.3839800063" office:value-type="float" office:value="6082.90838582134" calcext:value-type="float">
            <text:p>6082.9083858213</text:p>
          </table:table-cell>
          <table:table-cell table:formula="of:=[.N174]/[.B174]" office:value-type="float" office:value="1.17001507709585" calcext:value-type="float">
            <text:p>1.1700150771</text:p>
          </table:table-cell>
        </table:table-row>
        <table:table-row table:style-name="ro1">
          <table:table-cell office:value-type="string" calcext:value-type="string">
            <text:p>http://www.cel.ro/laptop-laptopuri/laptop-lenovo-b70_80-i3_4030u-500gb-4gb-dvd_rw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75]*31 + [.E175]*0.16483826+ [.F175]*0.076152071 + IF([.H175]=&quot;hdd&quot;; [.G175]*0.394; [.G175]*1.3104375))/0.3839800063" office:value-type="float" office:value="2104.83094524862" calcext:value-type="float">
            <text:p>2104.8309452486</text:p>
          </table:table-cell>
          <table:table-cell table:formula="of:=[.N175]/[.B175]" office:value-type="float" office:value="1.17000052543003" calcext:value-type="float">
            <text:p>1.1700005254</text:p>
          </table:table-cell>
        </table:table-row>
        <table:table-row table:style-name="ro1">
          <table:table-cell office:value-type="string" calcext:value-type="string">
            <text:p>http://www.cel.ro/laptop-laptopuri/laptop-dell-latitude-3540-i3_4030u-500gb-4gb-dvdrw-hd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176]*31 + [.E176]*0.16483826+ [.F176]*0.076152071 + IF([.H176]=&quot;hdd&quot;; [.G176]*0.394; [.G176]*1.3104375))/0.3839800063" office:value-type="float" office:value="2104.83094524862" calcext:value-type="float">
            <text:p>2104.8309452486</text:p>
          </table:table-cell>
          <table:table-cell table:formula="of:=[.N176]/[.B176]" office:value-type="float" office:value="1.17000052543003" calcext:value-type="float">
            <text:p>1.1700005254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30u-500gb-4gb-hdmi-l/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/text:p>
          </table:table-cell>
          <table:table-cell office:value-type="float" office:value="2703" calcext:value-type="float">
            <text:p>270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77]*31 + [.E177]*0.16483826+ [.F177]*0.076152071 + IF([.H177]=&quot;hdd&quot;; [.G177]*0.394; [.G177]*1.3104375))/0.3839800063" office:value-type="float" office:value="2058.02671466074" calcext:value-type="float">
            <text:p>2058.0267146607</text:p>
          </table:table-cell>
          <table:table-cell table:formula="of:=[.N177]/[.B177]" office:value-type="float" office:value="1.16999813226876" calcext:value-type="float">
            <text:p>1.1699981323</text:p>
          </table:table-cell>
        </table:table-row>
        <table:table-row table:style-name="ro1">
          <table:table-cell office:value-type="string" calcext:value-type="string">
            <text:p>http://www.cel.ro/laptop-laptopuri/laptop-acer-aspire-e5_574g_77kt-i7_6500u-1tb_5400rpm-4gb-940m-4gb-dvdrw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940m</text:p>
          </table:table-cell>
          <table:table-cell office:value-type="float" office:value="4336" calcext:value-type="float">
            <text:p>43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78]*31 + [.E178]*0.16483826+ [.F178]*0.076152071 + IF([.H178]=&quot;hdd&quot;; [.G178]*0.394; [.G178]*1.3104375))/0.3839800063" office:value-type="float" office:value="3389.906501012" calcext:value-type="float">
            <text:p>3389.906501012</text:p>
          </table:table-cell>
          <table:table-cell table:formula="of:=[.N178]/[.B178]" office:value-type="float" office:value="1.16933649569231" calcext:value-type="float">
            <text:p>1.1693364957</text:p>
          </table:table-cell>
        </table:table-row>
        <table:table-row table:style-name="ro1">
          <table:table-cell office:value-type="string" calcext:value-type="string">
            <text:p>http://www.cel.ro/laptop-laptopuri/laptop-acer-es1_531_c8fe-intel-dual-core-n3050-500gb-4gb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79]*31 + [.E179]*0.16483826+ [.F179]*0.076152071 + IF([.H179]=&quot;hdd&quot;; [.G179]*0.394; [.G179]*1.3104375))/0.3839800063" office:value-type="float" office:value="1283.58998316158" calcext:value-type="float">
            <text:p>1283.5899831616</text:p>
          </table:table-cell>
          <table:table-cell table:formula="of:=[.N179]/[.B179]" office:value-type="float" office:value="1.16796176811791" calcext:value-type="float">
            <text:p>1.1679617681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n3050-500gb-4gb-hdmi-geanta-bonus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table:style-name="ce6" table:formula="of:=([.I180]*31 + [.E180]*0.16483826+ [.F180]*0.076152071 + IF([.H180]=&quot;hdd&quot;; [.G180]*0.394; [.G180]*1.3104375))/0.3839800063" office:value-type="float" office:value="1283.58998316158" calcext:value-type="float">
            <text:p>1283.5899831616</text:p>
          </table:table-cell>
          <table:table-cell table:formula="of:=[.N180]/[.B180]" office:value-type="float" office:value="1.16796176811791" calcext:value-type="float">
            <text:p>1.1679617681</text:p>
          </table:table-cell>
        </table:table-row>
        <table:table-row table:style-name="ro1">
          <table:table-cell office:value-type="string" calcext:value-type="string">
            <text:p>http://www.cel.ro/laptop-laptopuri/laptop-asus-x540sa-dual-core-n3050-500-gb-4gb-dvdrw-hd-gold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181]*31 + [.E181]*0.16483826+ [.F181]*0.076152071 + IF([.H181]=&quot;hdd&quot;; [.G181]*0.394; [.G181]*1.3104375))/0.3839800063" office:value-type="float" office:value="1283.58998316158" calcext:value-type="float">
            <text:p>1283.5899831616</text:p>
          </table:table-cell>
          <table:table-cell table:formula="of:=[.N181]/[.B181]" office:value-type="float" office:value="1.16796176811791" calcext:value-type="float">
            <text:p>1.167961768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56-i7_5500u-1tb-4gb-930m-2gb-dvdrw-gold-resigila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30m</text:p>
          </table:table-cell>
          <table:table-cell office:value-type="float" office:value="4029" calcext:value-type="float">
            <text:p>4029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182]*31 + [.E182]*0.16483826+ [.F182]*0.076152071 + IF([.H182]=&quot;hdd&quot;; [.G182]*0.394; [.G182]*1.3104375))/0.3839800063" office:value-type="float" office:value="3248.79370277254" calcext:value-type="float">
            <text:p>3248.7937027725</text:p>
          </table:table-cell>
          <table:table-cell table:formula="of:=[.N182]/[.B182]" office:value-type="float" office:value="1.16069800027601" calcext:value-type="float">
            <text:p>1.1606980003</text:p>
          </table:table-cell>
        </table:table-row>
        <table:table-row table:style-name="ro1">
          <table:table-cell office:value-type="string" calcext:value-type="string">
            <text:p>http://www.cel.ro/laptop-laptopuri/laptop-hp-probook-430-g3-i3_6100u-128gb-4gb-hd-fingerprint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table:style-name="ce6" table:formula="of:=([.I183]*31 + [.E183]*0.16483826+ [.F183]*0.076152071 + IF([.H183]=&quot;hdd&quot;; [.G183]*0.394; [.G183]*1.3104375))/0.3839800063" office:value-type="float" office:value="2420.70398978479" calcext:value-type="float">
            <text:p>2420.7039897848</text:p>
          </table:table-cell>
          <table:table-cell table:formula="of:=[.N183]/[.B183]" office:value-type="float" office:value="1.15326535959256" calcext:value-type="float">
            <text:p>1.1532653596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c70_c_14n-i3_5015u-500gb-4gb-dvd_rw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5015u </text:p>
          </table:table-cell>
          <table:table-cell office:value-type="string" calcext:value-type="string">
            <text:p>intel hd <text:s/>5500</text:p>
          </table:table-cell>
          <table:table-cell office:value-type="float" office:value="3153" calcext:value-type="float">
            <text:p>315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184]*31 + [.E184]*0.16483826+ [.F184]*0.076152071 + IF([.H184]=&quot;hdd&quot;; [.G184]*0.394; [.G184]*1.3104375))/0.3839800063" office:value-type="float" office:value="2300.58903861214" calcext:value-type="float">
            <text:p>2300.5890386121</text:p>
          </table:table-cell>
          <table:table-cell table:formula="of:=[.N184]/[.B184]" office:value-type="float" office:value="1.15086995428321" calcext:value-type="float">
            <text:p>1.1508699543</text:p>
          </table:table-cell>
        </table:table-row>
        <table:table-row table:style-name="ro1">
          <table:table-cell office:value-type="string" calcext:value-type="string">
            <text:p>http://www.cel.ro/laptop-laptopuri/laptop-asus-rog-gl752vw-i7_6700hq-1tbplus128gb-16gb-gtx960m-4gb-fullhd-negru-l/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table:style-name="ce6" table:formula="of:=([.I185]*31 + [.E185]*0.16483826+ [.F185]*0.076152071 + IF([.H185]=&quot;hdd&quot;; [.G185]*0.394; [.G185]*1.3104375))/0.3839800063" office:value-type="float" office:value="6082.90838582134" calcext:value-type="float">
            <text:p>6082.9083858213</text:p>
          </table:table-cell>
          <table:table-cell table:formula="of:=[.N185]/[.B185]" office:value-type="float" office:value="1.14793515490118" calcext:value-type="float">
            <text:p>1.1479351549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05u-500gb-4gb-hdmi-3-ani-garantie-l/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86]*31 + [.E186]*0.16483826+ [.F186]*0.076152071 + IF([.H186]=&quot;hdd&quot;; [.G186]*0.394; [.G186]*1.3104375))/0.3839800063" office:value-type="float" office:value="2001.37237967695" calcext:value-type="float">
            <text:p>2001.372379677</text:p>
          </table:table-cell>
          <table:table-cell table:formula="of:=[.N186]/[.B186]" office:value-type="float" office:value="1.14757590577807" calcext:value-type="float">
            <text:p>1.1475759058</text:p>
          </table:table-cell>
        </table:table-row>
        <table:table-row table:style-name="ro1">
          <table:table-cell office:value-type="string" calcext:value-type="string">
            <text:p>http://www.cel.ro/laptop-laptopuri/laptop-acer-e5_573g_56wx-i5_5200u-128gb-4gb-gt920m-2gb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920m</text:p>
          </table:table-cell>
          <table:table-cell office:value-type="float" office:value="3522" calcext:value-type="float">
            <text:p>3522</text:p>
          </table:table-cell>
          <table:table-cell office:value-type="float" office:value="667" calcext:value-type="float">
            <text:p>6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87]*31 + [.E187]*0.16483826+ [.F187]*0.076152071 + IF([.H187]=&quot;hdd&quot;; [.G187]*0.394; [.G187]*1.3104375))/0.3839800063" office:value-type="float" office:value="2404.00481257297" calcext:value-type="float">
            <text:p>2404.004812573</text:p>
          </table:table-cell>
          <table:table-cell table:formula="of:=[.N187]/[.B187]" office:value-type="float" office:value="1.14530958197855" calcext:value-type="float">
            <text:p>1.145309582</text:p>
          </table:table-cell>
        </table:table-row>
        <table:table-row table:style-name="ro1">
          <table:table-cell office:value-type="string" calcext:value-type="string">
            <text:p>http://www.cel.ro/laptop-laptopuri/laptop-lenovo-ideapad-300_17-i7_6500u-1tb_5400rpm-4gb-r5-m330-2gb-dvdrw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0</text:p>
          </table:table-cell>
          <table:table-cell office:value-type="float" office:value="4336" calcext:value-type="float">
            <text:p>4336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table:style-name="ce6" table:formula="of:=([.I188]*31 + [.E188]*0.16483826+ [.F188]*0.076152071 + IF([.H188]=&quot;hdd&quot;; [.G188]*0.394; [.G188]*1.3104375))/0.3839800063" office:value-type="float" office:value="3319.50183211922" calcext:value-type="float">
            <text:p>3319.5018321192</text:p>
          </table:table-cell>
          <table:table-cell table:formula="of:=[.N188]/[.B188]" office:value-type="float" office:value="1.1450506492305" calcext:value-type="float">
            <text:p>1.145050649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37-i3_4005u-500gb-4gb-dvd_rw-l/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189]*31 + [.E189]*0.16483826+ [.F189]*0.076152071 + IF([.H189]=&quot;hdd&quot;; [.G189]*0.394; [.G189]*1.3104375))/0.3839800063" office:value-type="float" office:value="2001.37237967695" calcext:value-type="float">
            <text:p>2001.372379677</text:p>
          </table:table-cell>
          <table:table-cell table:formula="of:=[.N189]/[.B189]" office:value-type="float" office:value="1.14429524281129" calcext:value-type="float">
            <text:p>1.1442952428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a-i5_5200u-500gb_7200rpm-4gb-fingerprint-l/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190]*31 + [.E190]*0.16483826+ [.F190]*0.076152071 + IF([.H190]=&quot;hdd&quot;; [.G190]*0.394; [.G190]*1.3104375))/0.3839800063" office:value-type="float" office:value="2458.99655187333" calcext:value-type="float">
            <text:p>2458.9965518733</text:p>
          </table:table-cell>
          <table:table-cell table:formula="of:=[.N190]/[.B190]" office:value-type="float" office:value="1.14425153646967" calcext:value-type="float">
            <text:p>1.1442515365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1tb-8gb-radeon-r5-m335-4gb-dvdrw-hd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191]*31 + [.E191]*0.16483826+ [.F191]*0.076152071 + IF([.H191]=&quot;hdd&quot;; [.G191]*0.394; [.G191]*1.3104375))/0.3839800063" office:value-type="float" office:value="3651.75649445527" calcext:value-type="float">
            <text:p>3651.7564944553</text:p>
          </table:table-cell>
          <table:table-cell table:formula="of:=[.N191]/[.B191]" office:value-type="float" office:value="1.14153063284003" calcext:value-type="float">
            <text:p>1.1415306328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3540-250gb-4gb-dvd_rw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192]*31 + [.E192]*0.16483826+ [.F192]*0.076152071 + IF([.H192]=&quot;hdd&quot;; [.G192]*0.394; [.G192]*1.3104375))/0.3839800063" office:value-type="float" office:value="1481.68289449033" calcext:value-type="float">
            <text:p>1481.6828944903</text:p>
          </table:table-cell>
          <table:table-cell table:formula="of:=[.N192]/[.B192]" office:value-type="float" office:value="1.14063348305645" calcext:value-type="float">
            <text:p>1.1406334831</text:p>
          </table:table-cell>
        </table:table-row>
        <table:table-row table:style-name="ro1">
          <table:table-cell office:value-type="string" calcext:value-type="string">
            <text:p>http://www.cel.ro/laptop-laptopuri/laptop-dell-inspiron-3552-quad-core-n3700-500gb_5400rpm-4gb-hd-linux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193]*31 + [.E193]*0.16483826+ [.F193]*0.076152071 + IF([.H193]=&quot;hdd&quot;; [.G193]*0.394; [.G193]*1.3104375))/0.3839800063" office:value-type="float" office:value="1704.29286390946" calcext:value-type="float">
            <text:p>1704.2928639095</text:p>
          </table:table-cell>
          <table:table-cell table:formula="of:=[.N193]/[.B193]" office:value-type="float" office:value="1.13695321141392" calcext:value-type="float">
            <text:p>1.1369532114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4f-quad-core-n3700-500gb_5400rpm-4gb-dvdrw-white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194]*31 + [.E194]*0.16483826+ [.F194]*0.076152071 + IF([.H194]=&quot;hdd&quot;; [.G194]*0.394; [.G194]*1.3104375))/0.3839800063" office:value-type="float" office:value="1704.29286390946" calcext:value-type="float">
            <text:p>1704.2928639095</text:p>
          </table:table-cell>
          <table:table-cell table:formula="of:=[.N194]/[.B194]" office:value-type="float" office:value="1.13695321141392" calcext:value-type="float">
            <text:p>1.1369532114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05u-500gb-4gb-gt820m-2gb-dvdrw-linux-l/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820m</text:p>
          </table:table-cell>
          <table:table-cell office:value-type="float" office:value="2462" calcext:value-type="float">
            <text:p>2462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195]*31 + [.E195]*0.16483826+ [.F195]*0.076152071 + IF([.H195]=&quot;hdd&quot;; [.G195]*0.394; [.G195]*1.3104375))/0.3839800063" office:value-type="float" office:value="2007.32207000591" calcext:value-type="float">
            <text:p>2007.3220700059</text:p>
          </table:table-cell>
          <table:table-cell table:formula="of:=[.N195]/[.B195]" office:value-type="float" office:value="1.13472135104913" calcext:value-type="float">
            <text:p>1.134721351</text:p>
          </table:table-cell>
        </table:table-row>
        <table:table-row table:style-name="ro1">
          <table:table-cell office:value-type="string" calcext:value-type="string">
            <text:p>http://www.cel.ro/laptop-laptopuri/laptop-hp-probook-430-13.3-g2-i3_5010-500gb-4gb-fingerprint-resigilat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table:style-name="ce6" table:formula="of:=([.I196]*31 + [.E196]*0.16483826+ [.F196]*0.076152071 + IF([.H196]=&quot;hdd&quot;; [.G196]*0.394; [.G196]*1.3104375))/0.3839800063" office:value-type="float" office:value="2259.80661649882" calcext:value-type="float">
            <text:p>2259.8066164988</text:p>
          </table:table-cell>
          <table:table-cell table:formula="of:=[.N196]/[.B196]" office:value-type="float" office:value="1.13046854252067" calcext:value-type="float">
            <text:p>1.1304685425</text:p>
          </table:table-cell>
        </table:table-row>
        <table:table-row table:style-name="ro1">
          <table:table-cell office:value-type="string" calcext:value-type="string">
            <text:p>http://www.cel.ro/laptop-laptopuri/laptop-hp-250-g4-i3_5005u-500gb-4gb-dvdrw-win10-hd-l/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table:style-name="ce6" table:formula="of:=([.I197]*31 + [.E197]*0.16483826+ [.F197]*0.076152071 + IF([.H197]=&quot;hdd&quot;; [.G197]*0.394; [.G197]*1.3104375))/0.3839800063" office:value-type="float" office:value="2196.27189573282" calcext:value-type="float">
            <text:p>2196.2718957328</text:p>
          </table:table-cell>
          <table:table-cell table:formula="of:=[.N197]/[.B197]" office:value-type="float" office:value="1.12687116251043" calcext:value-type="float">
            <text:p>1.1268711625</text:p>
          </table:table-cell>
        </table:table-row>
        <table:table-row table:style-name="ro1">
          <table:table-cell office:value-type="string" calcext:value-type="string">
            <text:p>http://www.cel.ro/laptop-laptopuri/laptop-hp-probook-430-g3-i5_6200u-128gb-4gb-hd-fingerprint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table:style-name="ce6" table:formula="of:=([.I198]*31 + [.E198]*0.16483826+ [.F198]*0.076152071 + IF([.H198]=&quot;hdd&quot;; [.G198]*0.394; [.G198]*1.3104375))/0.3839800063" office:value-type="float" office:value="2589.41443073777" calcext:value-type="float">
            <text:p>2589.4144307378</text:p>
          </table:table-cell>
          <table:table-cell table:formula="of:=[.N198]/[.B198]" office:value-type="float" office:value="1.12632206643661" calcext:value-type="float">
            <text:p>1.1263220664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7_5500u-128gb-8gb-m330-2gb-dvdrw-linpus-lite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199]*31 + [.E199]*0.16483826+ [.F199]*0.076152071 + IF([.H199]=&quot;hdd&quot;; [.G199]*0.394; [.G199]*1.3104375))/0.3839800063" office:value-type="float" office:value="2921.38384859962" calcext:value-type="float">
            <text:p>2921.3838485996</text:p>
          </table:table-cell>
          <table:table-cell table:formula="of:=[.N199]/[.B199]" office:value-type="float" office:value="1.1240414961907" calcext:value-type="float">
            <text:p>1.124041496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56-i7_5500u-1tb-4gb-930m-2gb-dvdrw-gold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30m</text:p>
          </table:table-cell>
          <table:table-cell office:value-type="float" office:value="4029" calcext:value-type="float">
            <text:p>4029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00]*31 + [.E200]*0.16483826+ [.F200]*0.076152071 + IF([.H200]=&quot;hdd&quot;; [.G200]*0.394; [.G200]*1.3104375))/0.3839800063" office:value-type="float" office:value="3248.79370277254" calcext:value-type="float">
            <text:p>3248.7937027725</text:p>
          </table:table-cell>
          <table:table-cell table:formula="of:=[.N200]/[.B200]" office:value-type="float" office:value="1.12066012513713" calcext:value-type="float">
            <text:p>1.1206601251</text:p>
          </table:table-cell>
        </table:table-row>
        <table:table-row table:style-name="ro1">
          <table:table-cell office:value-type="string" calcext:value-type="string">
            <text:p>http://www.cel.ro/laptop-laptopuri/laptop-asus-g752vt-i7_6700hq-1tb_7200rpmplus128gb-ssd-16gb-gtx970m-3gb-bluray-win10-l/</text:p>
          </table:table-cell>
          <table:table-cell office:value-type="float" office:value="7999" calcext:value-type="float">
            <text:p>7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fara baterie: 3.5</text:p>
          </table:table-cell>
          <table:table-cell office:value-type="string" calcext:value-type="string">
            <text:p>windows 10</text:p>
          </table:table-cell>
          <table:table-cell table:style-name="ce6" table:formula="of:=([.I201]*31 + [.E201]*0.16483826+ [.F201]*0.076152071 + IF([.H201]=&quot;hdd&quot;; [.G201]*0.394; [.G201]*1.3104375))/0.3839800063" office:value-type="float" office:value="8963.21461680491" calcext:value-type="float">
            <text:p>8963.2146168049</text:p>
          </table:table-cell>
          <table:table-cell table:formula="of:=[.N201]/[.B201]" office:value-type="float" office:value="1.12054189483747" calcext:value-type="float">
            <text:p>1.1205418948</text:p>
          </table:table-cell>
        </table:table-row>
        <table:table-row table:style-name="ro1">
          <table:table-cell office:value-type="string" calcext:value-type="string">
            <text:p>http://www.cel.ro/laptop-laptopuri/laptop-lenovo-b50_80-i5_5200u-500gb-4gb-dvdrw-fingerprint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202]*31 + [.E202]*0.16483826+ [.F202]*0.076152071 + IF([.H202]=&quot;hdd&quot;; [.G202]*0.394; [.G202]*1.3104375))/0.3839800063" office:value-type="float" office:value="2458.99655187333" calcext:value-type="float">
            <text:p>2458.9965518733</text:p>
          </table:table-cell>
          <table:table-cell table:formula="of:=[.N202]/[.B202]" office:value-type="float" office:value="1.11823399357587" calcext:value-type="float">
            <text:p>1.1182339936</text:p>
          </table:table-cell>
        </table:table-row>
        <table:table-row table:style-name="ro1">
          <table:table-cell office:value-type="string" calcext:value-type="string">
            <text:p>http://www.cel.ro/laptop-laptopuri/laptop-lenovo-b50_80-i5_5200u-500gb-4gb-amd-r5_m330-2gb-fingerprint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203]*31 + [.E203]*0.16483826+ [.F203]*0.076152071 + IF([.H203]=&quot;hdd&quot;; [.G203]*0.394; [.G203]*1.3104375))/0.3839800063" office:value-type="float" office:value="2457.01332176368" calcext:value-type="float">
            <text:p>2457.0133217637</text:p>
          </table:table-cell>
          <table:table-cell table:formula="of:=[.N203]/[.B203]" office:value-type="float" office:value="1.11733211539958" calcext:value-type="float">
            <text:p>1.1173321154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3_5005u-128gb-4gb-m330-2gb-dvdrw-linpus-lite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204]*31 + [.E204]*0.16483826+ [.F204]*0.076152071 + IF([.H204]=&quot;hdd&quot;; [.G204]*0.394; [.G204]*1.3104375))/0.3839800063" office:value-type="float" office:value="2118.07636414948" calcext:value-type="float">
            <text:p>2118.0763641495</text:p>
          </table:table-cell>
          <table:table-cell table:formula="of:=[.N204]/[.B204]" office:value-type="float" office:value="1.11536406748261" calcext:value-type="float">
            <text:p>1.1153640675</text:p>
          </table:table-cell>
        </table:table-row>
        <table:table-row table:style-name="ro1">
          <table:table-cell office:value-type="string" calcext:value-type="string">
            <text:p>http://www.cel.ro/laptop-laptopuri/laptop-lenovo-b50_80-i7_5500u-1tb-8gb-amd-r5_m330-2gb-fullhd-fingerprint-l/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205]*31 + [.E205]*0.16483826+ [.F205]*0.076152071 + IF([.H205]=&quot;hdd&quot;; [.G205]*0.394; [.G205]*1.3104375))/0.3839800063" office:value-type="float" office:value="3510.6436962158" calcext:value-type="float">
            <text:p>3510.6436962158</text:p>
          </table:table-cell>
          <table:table-cell table:formula="of:=[.N205]/[.B205]" office:value-type="float" office:value="1.11484398101486" calcext:value-type="float">
            <text:p>1.114843981</text:p>
          </table:table-cell>
        </table:table-row>
        <table:table-row table:style-name="ro1">
          <table:table-cell office:value-type="string" calcext:value-type="string">
            <text:p>http://www.cel.ro/laptop-laptopuri/laptop-asus-n551jx_cn299d-i7_4750hq-256gb-16gb-gtx950m-4gb-l/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intel core i7 4750hq </text:p>
          </table:table-cell>
          <table:table-cell office:value-type="string" calcext:value-type="string">
            <text:p>gtx950m</text:p>
          </table:table-cell>
          <table:table-cell office:value-type="float" office:value="8192" calcext:value-type="float">
            <text:p>8192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table:style-name="ce6" table:formula="of:=([.I206]*31 + [.E206]*0.16483826+ [.F206]*0.076152071 + IF([.H206]=&quot;hdd&quot;; [.G206]*0.394; [.G206]*1.3104375))/0.3839800063" office:value-type="float" office:value="5959.78928010138" calcext:value-type="float">
            <text:p>5959.7892801014</text:p>
          </table:table-cell>
          <table:table-cell table:formula="of:=[.N206]/[.B206]" office:value-type="float" office:value="1.11418756404961" calcext:value-type="float">
            <text:p>1.114187564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7_5500u-1tb-8gb-amd-r9m375-4gb-fullhd-alb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07]*31 + [.E207]*0.16483826+ [.F207]*0.076152071 + IF([.H207]=&quot;hdd&quot;; [.G207]*0.394; [.G207]*1.3104375))/0.3839800063" office:value-type="float" office:value="3675.45011832821" calcext:value-type="float">
            <text:p>3675.4501183282</text:p>
          </table:table-cell>
          <table:table-cell table:formula="of:=[.N207]/[.B207]" office:value-type="float" office:value="1.1141103723335" calcext:value-type="float">
            <text:p>1.1141103723</text:p>
          </table:table-cell>
        </table:table-row>
        <table:table-row table:style-name="ro1">
          <table:table-cell office:value-type="string" calcext:value-type="string">
            <text:p>http://www.cel.ro/laptop-laptopuri/laptop-asus-x302la-i3_4005u-500gb-4gb-hd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5500</text:p>
          </table:table-cell>
          <table:table-cell office:value-type="float" office:value="2462" calcext:value-type="float">
            <text:p>246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fara sistem</text:p>
          </table:table-cell>
          <table:table-cell table:style-name="ce6" table:formula="of:=([.I208]*31 + [.E208]*0.16483826+ [.F208]*0.076152071 + IF([.H208]=&quot;hdd&quot;; [.G208]*0.394; [.G208]*1.3104375))/0.3839800063" office:value-type="float" office:value="2003.9505788195" calcext:value-type="float">
            <text:p>2003.9505788195</text:p>
          </table:table-cell>
          <table:table-cell table:formula="of:=[.N208]/[.B208]" office:value-type="float" office:value="1.11392472419094" calcext:value-type="float">
            <text:p>1.1139247242</text:p>
          </table:table-cell>
        </table:table-row>
        <table:table-row table:style-name="ro1">
          <table:table-cell office:value-type="string" calcext:value-type="string">
            <text:p>http://www.cel.ro/laptop-laptopuri/laptop-asus-x302la-i3_4005u-500gb-4gb-hd-alb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5500</text:p>
          </table:table-cell>
          <table:table-cell office:value-type="float" office:value="2462" calcext:value-type="float">
            <text:p>246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fara sistem</text:p>
          </table:table-cell>
          <table:table-cell table:style-name="ce6" table:formula="of:=([.I209]*31 + [.E209]*0.16483826+ [.F209]*0.076152071 + IF([.H209]=&quot;hdd&quot;; [.G209]*0.394; [.G209]*1.3104375))/0.3839800063" office:value-type="float" office:value="2003.9505788195" calcext:value-type="float">
            <text:p>2003.9505788195</text:p>
          </table:table-cell>
          <table:table-cell table:formula="of:=[.N209]/[.B209]" office:value-type="float" office:value="1.11392472419094" calcext:value-type="float">
            <text:p>1.1139247242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500gb_7200rpm-4gb-dvdrw-fullhd-fingerprint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210]*31 + [.E210]*0.16483826+ [.F210]*0.076152071 + IF([.H210]=&quot;hdd&quot;; [.G210]*0.394; [.G210]*1.3104375))/0.3839800063" office:value-type="float" office:value="2665.62673221145" calcext:value-type="float">
            <text:p>2665.6267322115</text:p>
          </table:table-cell>
          <table:table-cell table:formula="of:=[.N210]/[.B210]" office:value-type="float" office:value="1.11114078041328" calcext:value-type="float">
            <text:p>1.1111407804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i3_5005u-500gb-4gb-gt920m-1gb-dvdrw-win10-hd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920m</text:p>
          </table:table-cell>
          <table:table-cell office:value-type="float" office:value="2910" calcext:value-type="float">
            <text:p>291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211]*31 + [.E211]*0.16483826+ [.F211]*0.076152071 + IF([.H211]=&quot;hdd&quot;; [.G211]*0.394; [.G211]*1.3104375))/0.3839800063" office:value-type="float" office:value="2217.49245790613" calcext:value-type="float">
            <text:p>2217.4924579061</text:p>
          </table:table-cell>
          <table:table-cell table:formula="of:=[.N211]/[.B211]" office:value-type="float" office:value="1.10930087939276" calcext:value-type="float">
            <text:p>1.1093008794</text:p>
          </table:table-cell>
        </table:table-row>
        <table:table-row table:style-name="ro1">
          <table:table-cell office:value-type="string" calcext:value-type="string">
            <text:p>http://www.cel.ro/laptop-laptopuri/laptop-asus-n751jx_t7006d-i7_4720hq-1tb_7200rpm-8gb-gtx950m-4gb-fullhd-l/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fara sistem</text:p>
          </table:table-cell>
          <table:table-cell table:style-name="ce6" table:formula="of:=([.I212]*31 + [.E212]*0.16483826+ [.F212]*0.076152071 + IF([.H212]=&quot;hdd&quot;; [.G212]*0.394; [.G212]*1.3104375))/0.3839800063" office:value-type="float" office:value="5432.00382910145" calcext:value-type="float">
            <text:p>5432.0038291015</text:p>
          </table:table-cell>
          <table:table-cell table:formula="of:=[.N212]/[.B212]" office:value-type="float" office:value="1.10879849542793" calcext:value-type="float">
            <text:p>1.1087984954</text:p>
          </table:table-cell>
        </table:table-row>
        <table:table-row table:style-name="ro1">
          <table:table-cell office:value-type="string" calcext:value-type="string">
            <text:p>http://www.cel.ro/laptop-laptopuri/laptop-dell-vostro-3546-i3_4005u-500gb-4gb-3ani-garantie-l/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linux</text:p>
          </table:table-cell>
          <table:table-cell table:style-name="ce6" table:formula="of:=([.I213]*31 + [.E213]*0.16483826+ [.F213]*0.076152071 + IF([.H213]=&quot;hdd&quot;; [.G213]*0.394; [.G213]*1.3104375))/0.3839800063" office:value-type="float" office:value="2001.37237967695" calcext:value-type="float">
            <text:p>2001.372379677</text:p>
          </table:table-cell>
          <table:table-cell table:formula="of:=[.N213]/[.B213]" office:value-type="float" office:value="1.10634183508952" calcext:value-type="float">
            <text:p>1.1063418351</text:p>
          </table:table-cell>
        </table:table-row>
        <table:table-row table:style-name="ro1">
          <table:table-cell office:value-type="string" calcext:value-type="string">
            <text:p>http://www.cel.ro/laptop-laptopuri/laptop-msi-ge62-dominator-i7_6700hq-1tb-8gb-nvidia-gtx960m-2gb-fullhd-l/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214]*31 + [.E214]*0.16483826+ [.F214]*0.076152071 + IF([.H214]=&quot;hdd&quot;; [.G214]*0.394; [.G214]*1.3104375))/0.3839800063" office:value-type="float" office:value="5437.04142418001" calcext:value-type="float">
            <text:p>5437.04142418</text:p>
          </table:table-cell>
          <table:table-cell table:formula="of:=[.N214]/[.B214]" office:value-type="float" office:value="1.10419200328595" calcext:value-type="float">
            <text:p>1.1041920033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3_6100u-500gb_7200rpm-4gb-dvdrw-hd-fingerprint-l/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215]*31 + [.E215]*0.16483826+ [.F215]*0.076152071 + IF([.H215]=&quot;hdd&quot;; [.G215]*0.394; [.G215]*1.3104375))/0.3839800063" office:value-type="float" office:value="2496.91629125847" calcext:value-type="float">
            <text:p>2496.9162912585</text:p>
          </table:table-cell>
          <table:table-cell table:formula="of:=[.N215]/[.B215]" office:value-type="float" office:value="1.10044790271418" calcext:value-type="float">
            <text:p>1.1004479027</text:p>
          </table:table-cell>
        </table:table-row>
        <table:table-row table:style-name="ro1">
          <table:table-cell office:value-type="string" calcext:value-type="string">
            <text:p>http://www.cel.ro/laptop-laptopuri/laptop-hp-probook-470-g2-i5_5200u-750gb-4gb-radeon-r5-m255-2gb-hdplus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fara sistem</text:p>
          </table:table-cell>
          <table:table-cell table:style-name="ce6" table:formula="of:=([.I216]*31 + [.E216]*0.16483826+ [.F216]*0.076152071 + IF([.H216]=&quot;hdd&quot;; [.G216]*0.394; [.G216]*1.3104375))/0.3839800063" office:value-type="float" office:value="2748.64026777584" calcext:value-type="float">
            <text:p>2748.6402677758</text:p>
          </table:table-cell>
          <table:table-cell table:formula="of:=[.N216]/[.B216]" office:value-type="float" office:value="1.09989606553655" calcext:value-type="float">
            <text:p>1.0998960655</text:p>
          </table:table-cell>
        </table:table-row>
        <table:table-row table:style-name="ro1">
          <table:table-cell office:value-type="string" calcext:value-type="string">
            <text:p>http://www.cel.ro/laptop-laptopuri/laptop-dell-latitude-3440-i5_4200u-750gb-6gb-gt740m-2gb-l/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intel core i5 4200u</text:p>
          </table:table-cell>
          <table:table-cell office:value-type="string" calcext:value-type="string">
            <text:p>gt 740m</text:p>
          </table:table-cell>
          <table:table-cell office:value-type="float" office:value="3263" calcext:value-type="float">
            <text:p>3263</text:p>
          </table:table-cell>
          <table:table-cell office:value-type="float" office:value="769" calcext:value-type="float">
            <text:p>76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600 x 9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linux</text:p>
          </table:table-cell>
          <table:table-cell table:style-name="ce6" table:formula="of:=([.I217]*31 + [.E217]*0.16483826+ [.F217]*0.076152071 + IF([.H217]=&quot;hdd&quot;; [.G217]*0.394; [.G217]*1.3104375))/0.3839800063" office:value-type="float" office:value="2807.25081330621" calcext:value-type="float">
            <text:p>2807.2508133062</text:p>
          </table:table-cell>
          <table:table-cell table:formula="of:=[.N217]/[.B217]" office:value-type="float" office:value="1.09915850168607" calcext:value-type="float">
            <text:p>1.0991585017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1tb-4gb-amd-r5_m330-2gb-win8-dvdrw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8</text:p>
          </table:table-cell>
          <table:table-cell table:style-name="ce6" table:formula="of:=([.I218]*31 + [.E218]*0.16483826+ [.F218]*0.076152071 + IF([.H218]=&quot;hdd&quot;; [.G218]*0.394; [.G218]*1.3104375))/0.3839800063" office:value-type="float" office:value="2515.01489485235" calcext:value-type="float">
            <text:p>2515.0148948524</text:p>
          </table:table-cell>
          <table:table-cell table:formula="of:=[.N218]/[.B218]" office:value-type="float" office:value="1.0939603718366" calcext:value-type="float">
            <text:p>1.0939603718</text:p>
          </table:table-cell>
        </table:table-row>
        <table:table-row table:style-name="ro1">
          <table:table-cell office:value-type="string" calcext:value-type="string">
            <text:p>http://www.cel.ro/laptop-laptopuri/laptop-acer-aspire-f5_572g-i7_6500u-1tb-4gb-nvidia-gt940m-4gb-dvdrw-fullhd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940m</text:p>
          </table:table-cell>
          <table:table-cell office:value-type="float" office:value="4336" calcext:value-type="float">
            <text:p>43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219]*31 + [.E219]*0.16483826+ [.F219]*0.076152071 + IF([.H219]=&quot;hdd&quot;; [.G219]*0.394; [.G219]*1.3104375))/0.3839800063" office:value-type="float" office:value="3389.906501012" calcext:value-type="float">
            <text:p>3389.906501012</text:p>
          </table:table-cell>
          <table:table-cell table:formula="of:=[.N219]/[.B219]" office:value-type="float" office:value="1.09387108777412" calcext:value-type="float">
            <text:p>1.093871087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dp-i5_5200u-500gb_5400rpm-4gb-l/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20]*31 + [.E220]*0.16483826+ [.F220]*0.076152071 + IF([.H220]=&quot;hdd&quot;; [.G220]*0.394; [.G220]*1.3104375))/0.3839800063" office:value-type="float" office:value="2458.99655187333" calcext:value-type="float">
            <text:p>2458.9965518733</text:p>
          </table:table-cell>
          <table:table-cell table:formula="of:=[.N220]/[.B220]" office:value-type="float" office:value="1.09337330007707" calcext:value-type="float">
            <text:p>1.0933733001</text:p>
          </table:table-cell>
        </table:table-row>
        <table:table-row table:style-name="ro1">
          <table:table-cell office:value-type="string" calcext:value-type="string">
            <text:p>http://www.cel.ro/laptop-laptopuri/laptop-lenovo-b51_80-i5_6200u-500gbplus8gb-sshd-dvdrw-fullhd-fingerprint-l/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/text:p>
          </table:table-cell>
          <table:table-cell office:value-type="float" office:value="3898" calcext:value-type="float">
            <text:p>389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21]*31 + [.E221]*0.16483826+ [.F221]*0.076152071 + IF([.H221]=&quot;hdd&quot;; [.G221]*0.394; [.G221]*1.3104375))/0.3839800063" office:value-type="float" office:value="2571.02665598086" calcext:value-type="float">
            <text:p>2571.0266559809</text:p>
          </table:table-cell>
          <table:table-cell table:formula="of:=[.N221]/[.B221]" office:value-type="float" office:value="1.08757472757228" calcext:value-type="float">
            <text:p>1.0875747276</text:p>
          </table:table-cell>
        </table:table-row>
        <table:table-row table:style-name="ro1">
          <table:table-cell office:value-type="string" calcext:value-type="string">
            <text:p>http://www.cel.ro/laptop-laptopuri/laptop-acer-tmp256_m_54bb-i5_4210u-500gb_7200rpm-4gb-dvdrw-hd-linux-l/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intel core i7 4510u</text:p>
          </table:table-cell>
          <table:table-cell office:value-type="string" calcext:value-type="string">
            <text:p>intel hd <text:s/>4400</text:p>
          </table:table-cell>
          <table:table-cell office:value-type="float" office:value="3946" calcext:value-type="float">
            <text:p>394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222]*31 + [.E222]*0.16483826+ [.F222]*0.076152071 + IF([.H222]=&quot;hdd&quot;; [.G222]*0.394; [.G222]*1.3104375))/0.3839800063" office:value-type="float" office:value="2638.43674195231" calcext:value-type="float">
            <text:p>2638.4367419523</text:p>
          </table:table-cell>
          <table:table-cell table:formula="of:=[.N222]/[.B222]" office:value-type="float" office:value="1.08176988189927" calcext:value-type="float">
            <text:p>1.0817698819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7_6700hq-512gb-16gb-gtx960m-4gb-fullhd-l/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23]*31 + [.E223]*0.16483826+ [.F223]*0.076152071 + IF([.H223]=&quot;hdd&quot;; [.G223]*0.394; [.G223]*1.3104375))/0.3839800063" office:value-type="float" office:value="6804.15427221165" calcext:value-type="float">
            <text:p>6804.1542722117</text:p>
          </table:table-cell>
          <table:table-cell table:formula="of:=[.N223]/[.B223]" office:value-type="float" office:value="1.08019594732682" calcext:value-type="float">
            <text:p>1.0801959473</text:p>
          </table:table-cell>
        </table:table-row>
        <table:table-row table:style-name="ro1">
          <table:table-cell office:value-type="string" calcext:value-type="string">
            <text:p>http://www.cel.ro/laptop-laptopuri/laptop-asus-rog-g751jt_t7211d-i7_4750hq-1tbplus512gb-24gb-gtx970m-3gb-fhd-l/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intel core i7 4750hq </text:p>
          </table:table-cell>
          <table:table-cell office:value-type="string" calcext:value-type="string">
            <text:p>gtx970m</text:p>
          </table:table-cell>
          <table:table-cell office:value-type="float" office:value="8192" calcext:value-type="float">
            <text:p>8192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fara sistem</text:p>
          </table:table-cell>
          <table:table-cell table:style-name="ce6" table:formula="of:=([.I224]*31 + [.E224]*0.16483826+ [.F224]*0.076152071 + IF([.H224]=&quot;hdd&quot;; [.G224]*0.394; [.G224]*1.3104375))/0.3839800063" office:value-type="float" office:value="9691.93428863434" calcext:value-type="float">
            <text:p>9691.9342886343</text:p>
          </table:table-cell>
          <table:table-cell table:formula="of:=[.N224]/[.B224]" office:value-type="float" office:value="1.07700125443209" calcext:value-type="float">
            <text:p>1.0770012544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3540-250gb-2gb-hd-l/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225]*31 + [.E225]*0.16483826+ [.F225]*0.076152071 + IF([.H225]=&quot;hdd&quot;; [.G225]*0.394; [.G225]*1.3104375))/0.3839800063" office:value-type="float" office:value="1320.21615408" calcext:value-type="float">
            <text:p>1320.21615408</text:p>
          </table:table-cell>
          <table:table-cell table:formula="of:=[.N225]/[.B225]" office:value-type="float" office:value="1.07421981617575" calcext:value-type="float">
            <text:p>1.0742198162</text:p>
          </table:table-cell>
        </table:table-row>
        <table:table-row table:style-name="ro1">
          <table:table-cell office:value-type="string" calcext:value-type="string">
            <text:p>http://www.cel.ro/laptop-laptopuri/laptop-asus-rog-g771jw_t7022d-i7_4720hq-1tb_7200rpm-8gb-gtx960m-4gb-fullhd-l/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fara sistem</text:p>
          </table:table-cell>
          <table:table-cell table:style-name="ce6" table:formula="of:=([.I226]*31 + [.E226]*0.16483826+ [.F226]*0.076152071 + IF([.H226]=&quot;hdd&quot;; [.G226]*0.394; [.G226]*1.3104375))/0.3839800063" office:value-type="float" office:value="5485.55104206216" calcext:value-type="float">
            <text:p>5485.5510420622</text:p>
          </table:table-cell>
          <table:table-cell table:formula="of:=[.N226]/[.B226]" office:value-type="float" office:value="1.0716059859469" calcext:value-type="float">
            <text:p>1.0716059859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cr-i3_4005u-500gb_5400rpm-4gb-r5_m230-1gb-l/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230</text:p>
          </table:table-cell>
          <table:table-cell office:value-type="float" office:value="2462" calcext:value-type="float">
            <text:p>2462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27]*31 + [.E227]*0.16483826+ [.F227]*0.076152071 + IF([.H227]=&quot;hdd&quot;; [.G227]*0.394; [.G227]*1.3104375))/0.3839800063" office:value-type="float" office:value="1980.74678653653" calcext:value-type="float">
            <text:p>1980.7467865365</text:p>
          </table:table-cell>
          <table:table-cell table:formula="of:=[.N227]/[.B227]" office:value-type="float" office:value="1.07125299434101" calcext:value-type="float">
            <text:p>1.0712529943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cq-i3_4005u-500gb-4gb-r5m230-1gb-l/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230</text:p>
          </table:table-cell>
          <table:table-cell office:value-type="float" office:value="2462" calcext:value-type="float">
            <text:p>2462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28]*31 + [.E228]*0.16483826+ [.F228]*0.076152071 + IF([.H228]=&quot;hdd&quot;; [.G228]*0.394; [.G228]*1.3104375))/0.3839800063" office:value-type="float" office:value="1980.74678653653" calcext:value-type="float">
            <text:p>1980.7467865365</text:p>
          </table:table-cell>
          <table:table-cell table:formula="of:=[.N228]/[.B228]" office:value-type="float" office:value="1.07125299434101" calcext:value-type="float">
            <text:p>1.0712529943</text:p>
          </table:table-cell>
        </table:table-row>
        <table:table-row table:style-name="ro1">
          <table:table-cell office:value-type="string" calcext:value-type="string">
            <text:p>http://www.cel.ro/laptop-laptopuri/laptop-lenovo-thinkpad-e550-i5_5200u-500gb_7200rpm-4gb-fingerprint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fara sistem</text:p>
          </table:table-cell>
          <table:table-cell table:style-name="ce6" table:formula="of:=([.I229]*31 + [.E229]*0.16483826+ [.F229]*0.076152071 + IF([.H229]=&quot;hdd&quot;; [.G229]*0.394; [.G229]*1.3104375))/0.3839800063" office:value-type="float" office:value="2458.99655187333" calcext:value-type="float">
            <text:p>2458.9965518733</text:p>
          </table:table-cell>
          <table:table-cell table:formula="of:=[.N229]/[.B229]" office:value-type="float" office:value="1.06959397645643" calcext:value-type="float">
            <text:p>1.0695939765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5_5200u-500gb-4gb-dvdrw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table:style-name="ce6" table:formula="of:=([.I230]*31 + [.E230]*0.16483826+ [.F230]*0.076152071 + IF([.H230]=&quot;hdd&quot;; [.G230]*0.394; [.G230]*1.3104375))/0.3839800063" office:value-type="float" office:value="2458.99655187333" calcext:value-type="float">
            <text:p>2458.9965518733</text:p>
          </table:table-cell>
          <table:table-cell table:formula="of:=[.N230]/[.B230]" office:value-type="float" office:value="1.06959397645643" calcext:value-type="float">
            <text:p>1.0695939765</text:p>
          </table:table-cell>
        </table:table-row>
        <table:table-row table:style-name="ro1">
          <table:table-cell office:value-type="string" calcext:value-type="string">
            <text:p>http://www.cel.ro/laptop-laptopuri/laptop-lenovo-b51_80-i7_6500u-1tb_5400rpm-4gb-r5-m330-2gb-dvdrw-fullhd-fingerpri-l/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0</text:p>
          </table:table-cell>
          <table:table-cell office:value-type="float" office:value="4336" calcext:value-type="float">
            <text:p>4336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31]*31 + [.E231]*0.16483826+ [.F231]*0.076152071 + IF([.H231]=&quot;hdd&quot;; [.G231]*0.394; [.G231]*1.3104375))/0.3839800063" office:value-type="float" office:value="3319.50183211922" calcext:value-type="float">
            <text:p>3319.5018321192</text:p>
          </table:table-cell>
          <table:table-cell table:formula="of:=[.N231]/[.B231]" office:value-type="float" office:value="1.06942713663635" calcext:value-type="float">
            <text:p>1.0694271366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-i3_4005u-500gb_7200rpm-4gb-nvidia-920m-2gb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232]*31 + [.E232]*0.16483826+ [.F232]*0.076152071 + IF([.H232]=&quot;hdd&quot;; [.G232]*0.394; [.G232]*1.3104375))/0.3839800063" office:value-type="float" office:value="2025.17114099282" calcext:value-type="float">
            <text:p>2025.1711409928</text:p>
          </table:table-cell>
          <table:table-cell table:formula="of:=[.N232]/[.B232]" office:value-type="float" office:value="1.06644083253966" calcext:value-type="float">
            <text:p>1.0664408325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5_5200u-1tb-8gb-amd-r9_m375-4g-fullhd-l/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9 m375</text:p>
          </table:table-cell>
          <table:table-cell office:value-type="float" office:value="3522" calcext:value-type="float">
            <text:p>3522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33]*31 + [.E233]*0.16483826+ [.F233]*0.076152071 + IF([.H233]=&quot;hdd&quot;; [.G233]*0.394; [.G233]*1.3104375))/0.3839800063" office:value-type="float" office:value="3457.80077083925" calcext:value-type="float">
            <text:p>3457.8007708393</text:p>
          </table:table-cell>
          <table:table-cell table:formula="of:=[.N233]/[.B233]" office:value-type="float" office:value="1.0610005433689" calcext:value-type="float">
            <text:p>1.0610005434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500gb_7200rpm-4gb-dvdrw-fingerprint-l/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234]*31 + [.E234]*0.16483826+ [.F234]*0.076152071 + IF([.H234]=&quot;hdd&quot;; [.G234]*0.394; [.G234]*1.3104375))/0.3839800063" office:value-type="float" office:value="2665.62673221145" calcext:value-type="float">
            <text:p>2665.6267322115</text:p>
          </table:table-cell>
          <table:table-cell table:formula="of:=[.N234]/[.B234]" office:value-type="float" office:value="1.05820830973063" calcext:value-type="float">
            <text:p>1.0582083097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7_6700hq-1tb_7200rpm-8gb-gtx960m-4gb-fullhd-l/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35]*31 + [.E235]*0.16483826+ [.F235]*0.076152071 + IF([.H235]=&quot;hdd&quot;; [.G235]*0.394; [.G235]*1.3104375))/0.3839800063" office:value-type="float" office:value="5437.04142418001" calcext:value-type="float">
            <text:p>5437.04142418</text:p>
          </table:table-cell>
          <table:table-cell table:formula="of:=[.N235]/[.B235]" office:value-type="float" office:value="1.05491684597982" calcext:value-type="float">
            <text:p>1.054916846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cl-i3_4005u-500gb_5400rpm-4gb-dvdrw-red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36]*31 + [.E236]*0.16483826+ [.F236]*0.076152071 + IF([.H236]=&quot;hdd&quot;; [.G236]*0.394; [.G236]*1.3104375))/0.3839800063" office:value-type="float" office:value="2001.37237967695" calcext:value-type="float">
            <text:p>2001.372379677</text:p>
          </table:table-cell>
          <table:table-cell table:formula="of:=[.N236]/[.B236]" office:value-type="float" office:value="1.05390857276301" calcext:value-type="float">
            <text:p>1.0539085728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7_5500u-1tbplus8gb-4gb-m375-4gb-win10-negru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237]*31 + [.E237]*0.16483826+ [.F237]*0.076152071 + IF([.H237]=&quot;hdd&quot;; [.G237]*0.394; [.G237]*1.3104375))/0.3839800063" office:value-type="float" office:value="3352.51663750754" calcext:value-type="float">
            <text:p>3352.5166375075</text:p>
          </table:table-cell>
          <table:table-cell table:formula="of:=[.N237]/[.B237]" office:value-type="float" office:value="1.04798894576666" calcext:value-type="float">
            <text:p>1.047988945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1k-i5_5200u-500gb-4gb-dvd_rw-l/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38]*31 + [.E238]*0.16483826+ [.F238]*0.076152071 + IF([.H238]=&quot;hdd&quot;; [.G238]*0.394; [.G238]*1.3104375))/0.3839800063" office:value-type="float" office:value="2458.99655187333" calcext:value-type="float">
            <text:p>2458.9965518733</text:p>
          </table:table-cell>
          <table:table-cell table:formula="of:=[.N238]/[.B238]" office:value-type="float" office:value="1.04682696972045" calcext:value-type="float">
            <text:p>1.0468269697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5_5200u-1tb-4gb-amd-r9m375-4gb-fullhd-alb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9 m375</text:p>
          </table:table-cell>
          <table:table-cell office:value-type="float" office:value="3522" calcext:value-type="float">
            <text:p>3522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39]*31 + [.E239]*0.16483826+ [.F239]*0.076152071 + IF([.H239]=&quot;hdd&quot;; [.G239]*0.394; [.G239]*1.3104375))/0.3839800063" office:value-type="float" office:value="3134.86729001858" calcext:value-type="float">
            <text:p>3134.8672900186</text:p>
          </table:table-cell>
          <table:table-cell table:formula="of:=[.N239]/[.B239]" office:value-type="float" office:value="1.04530419807222" calcext:value-type="float">
            <text:p>1.0453041981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7_6700hq-256gb-16gb-gtx960m-4gb-fullhd-l/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40]*31 + [.E240]*0.16483826+ [.F240]*0.076152071 + IF([.H240]=&quot;hdd&quot;; [.G240]*0.394; [.G240]*1.3104375))/0.3839800063" office:value-type="float" office:value="5930.48378287398" calcext:value-type="float">
            <text:p>5930.483782874</text:p>
          </table:table-cell>
          <table:table-cell table:formula="of:=[.N240]/[.B240]" office:value-type="float" office:value="1.04244749215574" calcext:value-type="float">
            <text:p>1.042447492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5l-i7_5500u-1tb-4gb-amd-r7_m260-2gb-white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60</text:p>
          </table:table-cell>
          <table:table-cell office:value-type="float" office:value="4029" calcext:value-type="float">
            <text:p>4029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41]*31 + [.E241]*0.16483826+ [.F241]*0.076152071 + IF([.H241]=&quot;hdd&quot;; [.G241]*0.394; [.G241]*1.3104375))/0.3839800063" office:value-type="float" office:value="3213.2938838097" calcext:value-type="float">
            <text:p>3213.2938838097</text:p>
          </table:table-cell>
          <table:table-cell table:formula="of:=[.N241]/[.B241]" office:value-type="float" office:value="1.03688089183921" calcext:value-type="float">
            <text:p>1.0368808918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5_5200u-1tbplus32gb-4gb-win7-pro-fullhd-fingerprint-l/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8 pro</text:p>
          </table:table-cell>
          <table:table-cell table:style-name="ce6" table:formula="of:=([.I242]*31 + [.E242]*0.16483826+ [.F242]*0.076152071 + IF([.H242]=&quot;hdd&quot;; [.G242]*0.394; [.G242]*1.3104375))/0.3839800063" office:value-type="float" office:value="5358.72435470607" calcext:value-type="float">
            <text:p>5358.7243547061</text:p>
          </table:table-cell>
          <table:table-cell table:formula="of:=[.N242]/[.B242]" office:value-type="float" office:value="1.03670426672588" calcext:value-type="float">
            <text:p>1.0367042667</text:p>
          </table:table-cell>
        </table:table-row>
        <table:table-row table:style-name="ro1">
          <table:table-cell office:value-type="string" calcext:value-type="string">
            <text:p>http://www.cel.ro/laptop-laptopuri/laptop-dell-vostro-3558-dual-core-3805u-500gb-4gb-dvdrw-3ani-garantie-l/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table:style-name="ce6" table:formula="of:=([.I243]*31 + [.E243]*0.16483826+ [.F243]*0.076152071 + IF([.H243]=&quot;hdd&quot;; [.G243]*0.394; [.G243]*1.3104375))/0.3839800063" office:value-type="float" office:value="1762.67612082958" calcext:value-type="float">
            <text:p>1762.6761208296</text:p>
          </table:table-cell>
          <table:table-cell table:formula="of:=[.N243]/[.B243]" office:value-type="float" office:value="1.02839913700676" calcext:value-type="float">
            <text:p>1.028399137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rw-dual-core-n3050-500gb_5400rpm-4gb-l/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table:style-name="ce6" table:formula="of:=([.I244]*31 + [.E244]*0.16483826+ [.F244]*0.076152071 + IF([.H244]=&quot;hdd&quot;; [.G244]*0.394; [.G244]*1.3104375))/0.3839800063" office:value-type="float" office:value="1283.58998316158" calcext:value-type="float">
            <text:p>1283.5899831616</text:p>
          </table:table-cell>
          <table:table-cell table:formula="of:=[.N244]/[.B244]" office:value-type="float" office:value="1.02769414184274" calcext:value-type="float">
            <text:p>1.0276941418</text:p>
          </table:table-cell>
        </table:table-row>
        <table:table-row table:style-name="ro1">
          <table:table-cell office:value-type="string" calcext:value-type="string">
            <text:p>http://www.cel.ro/laptop-laptopuri/laptop-hp-probook-430-g2-i3_5010u-500gb-4gb-win8-pro-fingerprint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8 pro</text:p>
          </table:table-cell>
          <table:table-cell table:style-name="ce6" table:formula="of:=([.I245]*31 + [.E245]*0.16483826+ [.F245]*0.076152071 + IF([.H245]=&quot;hdd&quot;; [.G245]*0.394; [.G245]*1.3104375))/0.3839800063" office:value-type="float" office:value="2259.80661649882" calcext:value-type="float">
            <text:p>2259.8066164988</text:p>
          </table:table-cell>
          <table:table-cell table:formula="of:=[.N245]/[.B245]" office:value-type="float" office:value="1.02765194019955" calcext:value-type="float">
            <text:p>1.0276519402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a-i5_5200u-500gb_7200rpm-4gb-fingerprint-win10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246]*31 + [.E246]*0.16483826+ [.F246]*0.076152071 + IF([.H246]=&quot;hdd&quot;; [.G246]*0.394; [.G246]*1.3104375))/0.3839800063" office:value-type="float" office:value="2458.99655187333" calcext:value-type="float">
            <text:p>2458.9965518733</text:p>
          </table:table-cell>
          <table:table-cell table:formula="of:=[.N246]/[.B246]" office:value-type="float" office:value="1.02500898369043" calcext:value-type="float">
            <text:p>1.0250089837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8d-i7_6700hq-1tbplus128gb-12gb-gtx950m-4gb-fullhd-l/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hdd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247]*31 + [.E247]*0.16483826+ [.F247]*0.076152071 + IF([.H247]=&quot;hdd&quot;; [.G247]*0.394; [.G247]*1.3104375))/0.3839800063" office:value-type="float" office:value="4811.67277156743" calcext:value-type="float">
            <text:p>4811.6727715674</text:p>
          </table:table-cell>
          <table:table-cell table:formula="of:=[.N247]/[.B247]" office:value-type="float" office:value="1.02397803182963" calcext:value-type="float">
            <text:p>1.0239780318</text:p>
          </table:table-cell>
        </table:table-row>
        <table:table-row table:style-name="ro1">
          <table:table-cell office:value-type="string" calcext:value-type="string">
            <text:p>http://www.cel.ro/laptop-laptopuri/laptop-lenovo-ideapad-z51_70-i7_5500u-1tb-8gb-amd-r9_m375-4gb-fullhd-l/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48]*31 + [.E248]*0.16483826+ [.F248]*0.076152071 + IF([.H248]=&quot;hdd&quot;; [.G248]*0.394; [.G248]*1.3104375))/0.3839800063" office:value-type="float" office:value="3675.45011832821" calcext:value-type="float">
            <text:p>3675.4501183282</text:p>
          </table:table-cell>
          <table:table-cell table:formula="of:=[.N248]/[.B248]" office:value-type="float" office:value="1.02124204454799" calcext:value-type="float">
            <text:p>1.0212420445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dual-core-n2840-500gb-4gb-dvdrw-l/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249]*31 + [.E249]*0.16483826+ [.F249]*0.076152071 + IF([.H249]=&quot;hdd&quot;; [.G249]*0.394; [.G249]*1.3104375))/0.3839800063" office:value-type="float" office:value="1349.27114719671" calcext:value-type="float">
            <text:p>1349.2711471967</text:p>
          </table:table-cell>
          <table:table-cell table:formula="of:=[.N249]/[.B249]" office:value-type="float" office:value="1.01908696918181" calcext:value-type="float">
            <text:p>1.0190869692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5_5200u-500gbplus8gb-sshd-6gb-r7-m270-4gb-win10-l/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70</text:p>
          </table:table-cell>
          <table:table-cell office:value-type="float" office:value="3522" calcext:value-type="float">
            <text:p>3522</text:p>
          </table:table-cell>
          <table:table-cell office:value-type="float" office:value="769" calcext:value-type="float">
            <text:p>76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10</text:p>
          </table:table-cell>
          <table:table-cell table:style-name="ce6" table:formula="of:=([.I250]*31 + [.E250]*0.16483826+ [.F250]*0.076152071 + IF([.H250]=&quot;hdd&quot;; [.G250]*0.394; [.G250]*1.3104375))/0.3839800063" office:value-type="float" office:value="3855.25292992059" calcext:value-type="float">
            <text:p>3855.2529299206</text:p>
          </table:table-cell>
          <table:table-cell table:formula="of:=[.N250]/[.B250]" office:value-type="float" office:value="1.01614468369019" calcext:value-type="float">
            <text:p>1.0161446837</text:p>
          </table:table-cell>
        </table:table-row>
        <table:table-row table:style-name="ro1">
          <table:table-cell office:value-type="string" calcext:value-type="string">
            <text:p>http://www.cel.ro/laptop-laptopuri/laptop-acer-tmp256_m_70da-i7_4510u-500gb_7200rpm-4gb-dvdrw-linux-hd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7 4510u</text:p>
          </table:table-cell>
          <table:table-cell office:value-type="string" calcext:value-type="string">
            <text:p>intel hd <text:s/>4400</text:p>
          </table:table-cell>
          <table:table-cell office:value-type="float" office:value="3946" calcext:value-type="float">
            <text:p>394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251]*31 + [.E251]*0.16483826+ [.F251]*0.076152071 + IF([.H251]=&quot;hdd&quot;; [.G251]*0.394; [.G251]*1.3104375))/0.3839800063" office:value-type="float" office:value="2638.43674195231" calcext:value-type="float">
            <text:p>2638.4367419523</text:p>
          </table:table-cell>
          <table:table-cell table:formula="of:=[.N251]/[.B251]" office:value-type="float" office:value="1.01517381375618" calcext:value-type="float">
            <text:p>1.0151738138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2tbplus2x512gb-ssd-64gb-gtx980m-4gb-bluray-fullhd-l/</text:p>
          </table:table-cell>
          <table:table-cell office:value-type="float" office:value="12999" calcext:value-type="float">
            <text:p>12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64" calcext:value-type="float">
            <text:p>6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252]*31 + [.E252]*0.16483826+ [.F252]*0.076152071 + IF([.H252]=&quot;hdd&quot;; [.G252]*0.394; [.G252]*1.3104375))/0.3839800063" office:value-type="float" office:value="13182.5068106782" calcext:value-type="float">
            <text:p>13182.5068106782</text:p>
          </table:table-cell>
          <table:table-cell table:formula="of:=[.N252]/[.B252]" office:value-type="float" office:value="1.01411699443636" calcext:value-type="float">
            <text:p>1.0141169944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radius-l40w_c_107-i3_5005u-1tb-4gb-win10-hd-touch-negru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253]*31 + [.E253]*0.16483826+ [.F253]*0.076152071 + IF([.H253]=&quot;hdd&quot;; [.G253]*0.394; [.G253]*1.3104375))/0.3839800063" office:value-type="float" office:value="2709.31944187533" calcext:value-type="float">
            <text:p>2709.3194418753</text:p>
          </table:table-cell>
          <table:table-cell table:formula="of:=[.N253]/[.B253]" office:value-type="float" office:value="1.00382343159516" calcext:value-type="float">
            <text:p>1.0038234316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7-i7_6700hq-512gb-16gb-gtx960m-4gb-fullhd-l/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54]*31 + [.E254]*0.16483826+ [.F254]*0.076152071 + IF([.H254]=&quot;hdd&quot;; [.G254]*0.394; [.G254]*1.3104375))/0.3839800063" office:value-type="float" office:value="6804.15427221165" calcext:value-type="float">
            <text:p>6804.1542722117</text:p>
          </table:table-cell>
          <table:table-cell table:formula="of:=[.N254]/[.B254]" office:value-type="float" office:value="1.00371061693637" calcext:value-type="float">
            <text:p>1.0037106169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a-i3_4005u-500gb_7200rpm-4gb-dvdrw-win10-fingerp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255]*31 + [.E255]*0.16483826+ [.F255]*0.076152071 + IF([.H255]=&quot;hdd&quot;; [.G255]*0.394; [.G255]*1.3104375))/0.3839800063" office:value-type="float" office:value="2001.37237967695" calcext:value-type="float">
            <text:p>2001.372379677</text:p>
          </table:table-cell>
          <table:table-cell table:formula="of:=[.N255]/[.B255]" office:value-type="float" office:value="1.00118678323009" calcext:value-type="float">
            <text:p>1.0011867832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3_4005u-500gb-4gb-dvdrw-ubuntu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ubuntu</text:p>
          </table:table-cell>
          <table:table-cell table:style-name="ce6" table:formula="of:=([.I256]*31 + [.E256]*0.16483826+ [.F256]*0.076152071 + IF([.H256]=&quot;hdd&quot;; [.G256]*0.394; [.G256]*1.3104375))/0.3839800063" office:value-type="float" office:value="2001.37237967695" calcext:value-type="float">
            <text:p>2001.372379677</text:p>
          </table:table-cell>
          <table:table-cell table:formula="of:=[.N256]/[.B256]" office:value-type="float" office:value="1.00118678323009" calcext:value-type="float">
            <text:p>1.0011867832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7_6700hq-512gb-16gb-gtx960m-4gb-fhd-win10-l/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table:style-name="ce6" table:formula="of:=([.I257]*31 + [.E257]*0.16483826+ [.F257]*0.076152071 + IF([.H257]=&quot;hdd&quot;; [.G257]*0.394; [.G257]*1.3104375))/0.3839800063" office:value-type="float" office:value="6804.15427221165" calcext:value-type="float">
            <text:p>6804.1542722117</text:p>
          </table:table-cell>
          <table:table-cell table:formula="of:=[.N257]/[.B257]" office:value-type="float" office:value="0.997822887844501" calcext:value-type="float">
            <text:p>0.9978228878</text:p>
          </table:table-cell>
        </table:table-row>
        <table:table-row table:style-name="ro1">
          <table:table-cell office:value-type="string" calcext:value-type="string">
            <text:p>http://www.cel.ro/laptop-laptopuri/laptop-lenovo-ideapad-305-i5_5200u-1tb-4gb-r5_m330-2gb-dvd_rw-win10-albastru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table:style-name="ce6" table:formula="of:=([.I258]*31 + [.E258]*0.16483826+ [.F258]*0.076152071 + IF([.H258]=&quot;hdd&quot;; [.G258]*0.394; [.G258]*1.3104375))/0.3839800063" office:value-type="float" office:value="2970.06086790618" calcext:value-type="float">
            <text:p>2970.0608679062</text:p>
          </table:table-cell>
          <table:table-cell table:formula="of:=[.N258]/[.B258]" office:value-type="float" office:value="0.990350406104095" calcext:value-type="float">
            <text:p>0.9903504061</text:p>
          </table:table-cell>
        </table:table-row>
        <table:table-row table:style-name="ro1">
          <table:table-cell office:value-type="string" calcext:value-type="string">
            <text:p>http://www.cel.ro/laptop-laptopuri/laptop-lenovo-y50_70-i7_4720hq-256gb-8gb-gtx960m-4gb-fullhd-l/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259]*31 + [.E259]*0.16483826+ [.F259]*0.076152071 + IF([.H259]=&quot;hdd&quot;; [.G259]*0.394; [.G259]*1.3104375))/0.3839800063" office:value-type="float" office:value="5333.12643911481" calcext:value-type="float">
            <text:p>5333.1264391148</text:p>
          </table:table-cell>
          <table:table-cell table:formula="of:=[.N259]/[.B259]" office:value-type="float" office:value="0.987798932971811" calcext:value-type="float">
            <text:p>0.987798933</text:p>
          </table:table-cell>
        </table:table-row>
        <table:table-row table:style-name="ro1">
          <table:table-cell office:value-type="string" calcext:value-type="string">
            <text:p>http://www.cel.ro/laptop-laptopuri/laptop-hp-probook-430-g3-i5_6200u-500gb_7200rpm-4gb-win10pro-hd-fingerprint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table:style-name="ce6" table:formula="of:=([.I260]*31 + [.E260]*0.16483826+ [.F260]*0.076152071 + IF([.H260]=&quot;hdd&quot;; [.G260]*0.394; [.G260]*1.3104375))/0.3839800063" office:value-type="float" office:value="2665.62673221145" calcext:value-type="float">
            <text:p>2665.6267322115</text:p>
          </table:table-cell>
          <table:table-cell table:formula="of:=[.N260]/[.B260]" office:value-type="float" office:value="0.987634950800834" calcext:value-type="float">
            <text:p>0.9876349508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1tb-8gb-radeon-r5-m335-4gb-fullhd-touch-gri-l/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261]*31 + [.E261]*0.16483826+ [.F261]*0.076152071 + IF([.H261]=&quot;hdd&quot;; [.G261]*0.394; [.G261]*1.3104375))/0.3839800063" office:value-type="float" office:value="3651.75649445527" calcext:value-type="float">
            <text:p>3651.7564944553</text:p>
          </table:table-cell>
          <table:table-cell table:formula="of:=[.N261]/[.B261]" office:value-type="float" office:value="0.987228033104966" calcext:value-type="float">
            <text:p>0.9872280331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500gb-4gb-dvdrw-win10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262]*31 + [.E262]*0.16483826+ [.F262]*0.076152071 + IF([.H262]=&quot;hdd&quot;; [.G262]*0.394; [.G262]*1.3104375))/0.3839800063" office:value-type="float" office:value="2458.99655187333" calcext:value-type="float">
            <text:p>2458.9965518733</text:p>
          </table:table-cell>
          <table:table-cell table:formula="of:=[.N262]/[.B262]" office:value-type="float" office:value="0.983992217636387" calcext:value-type="float">
            <text:p>0.9839922176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7_6700hq-256gb-8gb-gtx960m-4gb-fullhd-l/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63]*31 + [.E263]*0.16483826+ [.F263]*0.076152071 + IF([.H263]=&quot;hdd&quot;; [.G263]*0.394; [.G263]*1.3104375))/0.3839800063" office:value-type="float" office:value="5284.61682123265" calcext:value-type="float">
            <text:p>5284.6168212327</text:p>
          </table:table-cell>
          <table:table-cell table:formula="of:=[.N263]/[.B263]" office:value-type="float" office:value="0.979721323921515" calcext:value-type="float">
            <text:p>0.9797213239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5_6300hq-1tb_5400rpm-8gb-gtx960m-4gb-fullhd-l/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intel core i5 6300hq </text:p>
          </table:table-cell>
          <table:table-cell office:value-type="string" calcext:value-type="string">
            <text:p>gtx960m</text:p>
          </table:table-cell>
          <table:table-cell office:value-type="float" office:value="5793" calcext:value-type="float">
            <text:p>5793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64]*31 + [.E264]*0.16483826+ [.F264]*0.076152071 + IF([.H264]=&quot;hdd&quot;; [.G264]*0.394; [.G264]*1.3104375))/0.3839800063" office:value-type="float" office:value="4490.03065384345" calcext:value-type="float">
            <text:p>4490.0306538435</text:p>
          </table:table-cell>
          <table:table-cell table:formula="of:=[.N264]/[.B264]" office:value-type="float" office:value="0.976305860805273" calcext:value-type="float">
            <text:p>0.9763058608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7_4702mq-750gb_7200rpm-8gb-radeon-hd8750m-1-gb-w8-pro-l/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intel core i7 4702mq </text:p>
          </table:table-cell>
          <table:table-cell office:value-type="string" calcext:value-type="string">
            <text:p>hd 8750m</text:p>
          </table:table-cell>
          <table:table-cell office:value-type="float" office:value="7175" calcext:value-type="float">
            <text:p>7175</text:p>
          </table:table-cell>
          <table:table-cell office:value-type="float" office:value="955" calcext:value-type="float">
            <text:p>95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265]*31 + [.E265]*0.16483826+ [.F265]*0.076152071 + IF([.H265]=&quot;hdd&quot;; [.G265]*0.394; [.G265]*1.3104375))/0.3839800063" office:value-type="float" office:value="4684.98284751708" calcext:value-type="float">
            <text:p>4684.9828475171</text:p>
          </table:table-cell>
          <table:table-cell table:formula="of:=[.N265]/[.B265]" office:value-type="float" office:value="0.97624147687374" calcext:value-type="float">
            <text:p>0.9762414769</text:p>
          </table:table-cell>
        </table:table-row>
        <table:table-row table:style-name="ro1">
          <table:table-cell office:value-type="string" calcext:value-type="string">
            <text:p>http://www.cel.ro/laptop-laptopuri/laptop-asus-rog-gl752vw-i7_6700hq-2tbplus128gb-24gb-nvidia-gtx960m-4gb-fullhd-l/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table:style-name="ce6" table:formula="of:=([.I266]*31 + [.E266]*0.16483826+ [.F266]*0.076152071 + IF([.H266]=&quot;hdd&quot;; [.G266]*0.394; [.G266]*1.3104375))/0.3839800063" office:value-type="float" office:value="6139.51549984648" calcext:value-type="float">
            <text:p>6139.5154998465</text:p>
          </table:table-cell>
          <table:table-cell table:formula="of:=[.N266]/[.B266]" office:value-type="float" office:value="0.975455274840559" calcext:value-type="float">
            <text:p>0.9754552748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5_5200u-1tb_5400rpm-8gb-linux-fullhd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table:style-name="ce6" table:formula="of:=([.I267]*31 + [.E267]*0.16483826+ [.F267]*0.076152071 + IF([.H267]=&quot;hdd&quot;; [.G267]*0.394; [.G267]*1.3104375))/0.3839800063" office:value-type="float" office:value="3294.97757883651" calcext:value-type="float">
            <text:p>3294.9775788365</text:p>
          </table:table-cell>
          <table:table-cell table:formula="of:=[.N267]/[.B267]" office:value-type="float" office:value="0.969396169119303" calcext:value-type="float">
            <text:p>0.9693961691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512gb-32gb-gtx970m-3gb-dvdrw-fullhd-l/</text:p>
          </table:table-cell>
          <table:table-cell office:value-type="float" office:value="8899" calcext:value-type="float">
            <text:p>88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268]*31 + [.E268]*0.16483826+ [.F268]*0.076152071 + IF([.H268]=&quot;hdd&quot;; [.G268]*0.394; [.G268]*1.3104375))/0.3839800063" office:value-type="float" office:value="8589.51416978765" calcext:value-type="float">
            <text:p>8589.5141697877</text:p>
          </table:table-cell>
          <table:table-cell table:formula="of:=[.N268]/[.B268]" office:value-type="float" office:value="0.965222403616996" calcext:value-type="float">
            <text:p>0.9652224036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70_c_18p-dual-core-3825u-500gb-4gb-win10-hdplus-alb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pentium 3825u</text:p>
          </table:table-cell>
          <table:table-cell office:value-type="string" calcext:value-type="string">
            <text:p>intel hd 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table:style-name="ce6" table:formula="of:=([.I269]*31 + [.E269]*0.16483826+ [.F269]*0.076152071 + IF([.H269]=&quot;hdd&quot;; [.G269]*0.394; [.G269]*1.3104375))/0.3839800063" office:value-type="float" office:value="2025.40077697009" calcext:value-type="float">
            <text:p>2025.4007769701</text:p>
          </table:table-cell>
          <table:table-cell table:formula="of:=[.N269]/[.B269]" office:value-type="float" office:value="0.96493605382091" calcext:value-type="float">
            <text:p>0.9649360538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j-i7_5500u-500gb_7200rpm-4gb-920m-2gb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20m</text:p>
          </table:table-cell>
          <table:table-cell office:value-type="float" office:value="4029" calcext:value-type="float">
            <text:p>4029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270]*31 + [.E270]*0.16483826+ [.F270]*0.076152071 + IF([.H270]=&quot;hdd&quot;; [.G270]*0.394; [.G270]*1.3104375))/0.3839800063" office:value-type="float" office:value="2697.8664615356" calcext:value-type="float">
            <text:p>2697.8664615356</text:p>
          </table:table-cell>
          <table:table-cell table:formula="of:=[.N270]/[.B270]" office:value-type="float" office:value="0.963867974825152" calcext:value-type="float">
            <text:p>0.9638679748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1tb-8gb-radeon-r5-m335-4gb-win10-hd-l/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271]*31 + [.E271]*0.16483826+ [.F271]*0.076152071 + IF([.H271]=&quot;hdd&quot;; [.G271]*0.394; [.G271]*1.3104375))/0.3839800063" office:value-type="float" office:value="3651.75649445527" calcext:value-type="float">
            <text:p>3651.7564944553</text:p>
          </table:table-cell>
          <table:table-cell table:formula="of:=[.N271]/[.B271]" office:value-type="float" office:value="0.961241509464404" calcext:value-type="float">
            <text:p>0.9612415095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t_c_103-i7_5500u-1tbplus8gb-16gb-gtx950m-4gb-win10-l/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gtx 950m</text:p>
          </table:table-cell>
          <table:table-cell office:value-type="float" office:value="4029" calcext:value-type="float">
            <text:p>402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272]*31 + [.E272]*0.16483826+ [.F272]*0.076152071 + IF([.H272]=&quot;hdd&quot;; [.G272]*0.394; [.G272]*1.3104375))/0.3839800063" office:value-type="float" office:value="6711.76547386811" calcext:value-type="float">
            <text:p>6711.7654738681</text:p>
          </table:table-cell>
          <table:table-cell table:formula="of:=[.N272]/[.B272]" office:value-type="float" office:value="0.95896063350023" calcext:value-type="float">
            <text:p>0.9589606335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-8gb-nvidia-gtx970m-3gb-dvdrw-fullhd-l/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273]*31 + [.E273]*0.16483826+ [.F273]*0.076152071 + IF([.H273]=&quot;hdd&quot;; [.G273]*0.394; [.G273]*1.3104375))/0.3839800063" office:value-type="float" office:value="5930.66739847335" calcext:value-type="float">
            <text:p>5930.6673984734</text:p>
          </table:table-cell>
          <table:table-cell table:formula="of:=[.N273]/[.B273]" office:value-type="float" office:value="0.956713566458033" calcext:value-type="float">
            <text:p>0.9567135665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a-i7_5500u-500gb_7200rpm-4gb-fingerprint-win10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274]*31 + [.E274]*0.16483826+ [.F274]*0.076152071 + IF([.H274]=&quot;hdd&quot;; [.G274]*0.394; [.G274]*1.3104375))/0.3839800063" office:value-type="float" office:value="2676.64589936229" calcext:value-type="float">
            <text:p>2676.6458993623</text:p>
          </table:table-cell>
          <table:table-cell table:formula="of:=[.N274]/[.B274]" office:value-type="float" office:value="0.956286494949014" calcext:value-type="float">
            <text:p>0.9562864949</text:p>
          </table:table-cell>
        </table:table-row>
        <table:table-row table:style-name="ro1">
          <table:table-cell office:value-type="string" calcext:value-type="string">
            <text:p>http://www.cel.ro/laptop-laptopuri/laptop-dell-inspiron-7537-i7_4510u-1tb-8gb-gt750m-2gb-l/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intel core i7 4510u </text:p>
          </table:table-cell>
          <table:table-cell office:value-type="string" calcext:value-type="string">
            <text:p>gt 750m</text:p>
          </table:table-cell>
          <table:table-cell office:value-type="float" office:value="3946" calcext:value-type="float">
            <text:p>3946</text:p>
          </table:table-cell>
          <table:table-cell office:value-type="float" office:value="1312" calcext:value-type="float">
            <text:p>13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inux</text:p>
          </table:table-cell>
          <table:table-cell table:style-name="ce6" table:formula="of:=([.I275]*31 + [.E275]*0.16483826+ [.F275]*0.076152071 + IF([.H275]=&quot;hdd&quot;; [.G275]*0.394; [.G275]*1.3104375))/0.3839800063" office:value-type="float" office:value="3626.13487230416" calcext:value-type="float">
            <text:p>3626.1348723042</text:p>
          </table:table-cell>
          <table:table-cell table:formula="of:=[.N275]/[.B275]" office:value-type="float" office:value="0.954497202501753" calcext:value-type="float">
            <text:p>0.9544972025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05u-500gb-4gb-dvdrw-win10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276]*31 + [.E276]*0.16483826+ [.F276]*0.076152071 + IF([.H276]=&quot;hdd&quot;; [.G276]*0.394; [.G276]*1.3104375))/0.3839800063" office:value-type="float" office:value="2001.37237967695" calcext:value-type="float">
            <text:p>2001.372379677</text:p>
          </table:table-cell>
          <table:table-cell table:formula="of:=[.N276]/[.B276]" office:value-type="float" office:value="0.953488508659814" calcext:value-type="float">
            <text:p>0.9534885087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r50_b_11c-i3_4005u-500gb-4gb-dvd_rw-win7-pro-resigi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8 pro</text:p>
          </table:table-cell>
          <table:table-cell table:style-name="ce6" table:formula="of:=([.I277]*31 + [.E277]*0.16483826+ [.F277]*0.076152071 + IF([.H277]=&quot;hdd&quot;; [.G277]*0.394; [.G277]*1.3104375))/0.3839800063" office:value-type="float" office:value="2001.37237967695" calcext:value-type="float">
            <text:p>2001.372379677</text:p>
          </table:table-cell>
          <table:table-cell table:formula="of:=[.N277]/[.B277]" office:value-type="float" office:value="0.953488508659814" calcext:value-type="float">
            <text:p>0.9534885087</text:p>
          </table:table-cell>
        </table:table-row>
        <table:table-row table:style-name="ro1">
          <table:table-cell office:value-type="string" calcext:value-type="string">
            <text:p>http://www.cel.ro/laptop-laptopuri/laptop-asus-zenbook-pro-ux501vw-i7_6700hq-256gb-12gb-gtx960m-4gb-win10-touch-l/</text:p>
          </table:table-cell>
          <table:table-cell office:value-type="float" office:value="5899" calcext:value-type="float">
            <text:p>58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windows 10</text:p>
          </table:table-cell>
          <table:table-cell table:style-name="ce6" table:formula="of:=([.I278]*31 + [.E278]*0.16483826+ [.F278]*0.076152071 + IF([.H278]=&quot;hdd&quot;; [.G278]*0.394; [.G278]*1.3104375))/0.3839800063" office:value-type="float" office:value="5607.55030205332" calcext:value-type="float">
            <text:p>5607.5503020533</text:p>
          </table:table-cell>
          <table:table-cell table:formula="of:=[.N278]/[.B278]" office:value-type="float" office:value="0.950593372106004" calcext:value-type="float">
            <text:p>0.9505933721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2tbplus1tb-ssd-64gb-gtx980m-4gb-bluray-uhd-l/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64" calcext:value-type="float">
            <text:p>6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4096 x 216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279]*31 + [.E279]*0.16483826+ [.F279]*0.076152071 + IF([.H279]=&quot;hdd&quot;; [.G279]*0.394; [.G279]*1.3104375))/0.3839800063" office:value-type="float" office:value="13182.5068106782" calcext:value-type="float">
            <text:p>13182.5068106782</text:p>
          </table:table-cell>
          <table:table-cell table:formula="of:=[.N279]/[.B279]" office:value-type="float" office:value="0.948450018755177" calcext:value-type="float">
            <text:p>0.9484500188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3_6100u-500gb_7200rpm-4gb-win10pro-hd-fingerprint-l/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table:style-name="ce6" table:formula="of:=([.I280]*31 + [.E280]*0.16483826+ [.F280]*0.076152071 + IF([.H280]=&quot;hdd&quot;; [.G280]*0.394; [.G280]*1.3104375))/0.3839800063" office:value-type="float" office:value="2496.91629125847" calcext:value-type="float">
            <text:p>2496.9162912585</text:p>
          </table:table-cell>
          <table:table-cell table:formula="of:=[.N280]/[.B280]" office:value-type="float" office:value="0.942588256420713" calcext:value-type="float">
            <text:p>0.9425882564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1tb-8gb-radeon-r5-m335-4gb-win10-hd-blue-l/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281]*31 + [.E281]*0.16483826+ [.F281]*0.076152071 + IF([.H281]=&quot;hdd&quot;; [.G281]*0.394; [.G281]*1.3104375))/0.3839800063" office:value-type="float" office:value="3651.75649445527" calcext:value-type="float">
            <text:p>3651.7564944553</text:p>
          </table:table-cell>
          <table:table-cell table:formula="of:=[.N281]/[.B281]" office:value-type="float" office:value="0.936587969852596" calcext:value-type="float">
            <text:p>0.9365879699</text:p>
          </table:table-cell>
        </table:table-row>
        <table:table-row table:style-name="ro1">
          <table:table-cell office:value-type="string" calcext:value-type="string">
            <text:p>http://www.cel.ro/laptop-laptopuri/laptop-hp-probook-430-g3-i3_6100u-500gb_7200rpm-4gb-win10pro-hd-fingerprint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table:style-name="ce6" table:formula="of:=([.I282]*31 + [.E282]*0.16483826+ [.F282]*0.076152071 + IF([.H282]=&quot;hdd&quot;; [.G282]*0.394; [.G282]*1.3104375))/0.3839800063" office:value-type="float" office:value="2496.91629125847" calcext:value-type="float">
            <text:p>2496.9162912585</text:p>
          </table:table-cell>
          <table:table-cell table:formula="of:=[.N282]/[.B282]" office:value-type="float" office:value="0.925126451003509" calcext:value-type="float">
            <text:p>0.925126451</text:p>
          </table:table-cell>
        </table:table-row>
        <table:table-row table:style-name="ro1">
          <table:table-cell office:value-type="string" calcext:value-type="string">
            <text:p>http://www.cel.ro/laptop-laptopuri/laptop-hp-probook-430-g3-i5_6200u-128gb-4gb-win10pro-hd-fingerprint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table:style-name="ce6" table:formula="of:=([.I283]*31 + [.E283]*0.16483826+ [.F283]*0.076152071 + IF([.H283]=&quot;hdd&quot;; [.G283]*0.394; [.G283]*1.3104375))/0.3839800063" office:value-type="float" office:value="2589.41443073777" calcext:value-type="float">
            <text:p>2589.4144307378</text:p>
          </table:table-cell>
          <table:table-cell table:formula="of:=[.N283]/[.B283]" office:value-type="float" office:value="0.925121268573694" calcext:value-type="float">
            <text:p>0.9251212686</text:p>
          </table:table-cell>
        </table:table-row>
        <table:table-row table:style-name="ro1">
          <table:table-cell office:value-type="string" calcext:value-type="string">
            <text:p>http://www.cel.ro/laptop-laptopuri/laptop-lenovo-b50_80-i7_5500u-500gb-4gb-r5-m230-2gb-dvdrw-hd-l/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r5 m230</text:p>
          </table:table-cell>
          <table:table-cell office:value-type="float" office:value="4029" calcext:value-type="float">
            <text:p>4029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284]*31 + [.E284]*0.16483826+ [.F284]*0.076152071 + IF([.H284]=&quot;hdd&quot;; [.G284]*0.394; [.G284]*1.3104375))/0.3839800063" office:value-type="float" office:value="2653.44210707931" calcext:value-type="float">
            <text:p>2653.4421070793</text:p>
          </table:table-cell>
          <table:table-cell table:formula="of:=[.N284]/[.B284]" office:value-type="float" office:value="0.924866541331234" calcext:value-type="float">
            <text:p>0.9248665413</text:p>
          </table:table-cell>
        </table:table-row>
        <table:table-row table:style-name="ro1">
          <table:table-cell office:value-type="string" calcext:value-type="string">
            <text:p>http://www.cel.ro/laptop-laptopuri/laptop-lenovo-b70_80-i7_5500u-500gb-4gb-dvdrw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285]*31 + [.E285]*0.16483826+ [.F285]*0.076152071 + IF([.H285]=&quot;hdd&quot;; [.G285]*0.394; [.G285]*1.3104375))/0.3839800063" office:value-type="float" office:value="2676.64589936229" calcext:value-type="float">
            <text:p>2676.6458993623</text:p>
          </table:table-cell>
          <table:table-cell table:formula="of:=[.N285]/[.B285]" office:value-type="float" office:value="0.923299723822798" calcext:value-type="float">
            <text:p>0.9232997238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j-i3_4005u-500gb_7200rpm-4gb-920m-2gb-win10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286]*31 + [.E286]*0.16483826+ [.F286]*0.076152071 + IF([.H286]=&quot;hdd&quot;; [.G286]*0.394; [.G286]*1.3104375))/0.3839800063" office:value-type="float" office:value="2025.17114099282" calcext:value-type="float">
            <text:p>2025.1711409928</text:p>
          </table:table-cell>
          <table:table-cell table:formula="of:=[.N286]/[.B286]" office:value-type="float" office:value="0.920950950883502" calcext:value-type="float">
            <text:p>0.9209509509</text:p>
          </table:table-cell>
        </table:table-row>
        <table:table-row table:style-name="ro1">
          <table:table-cell office:value-type="string" calcext:value-type="string">
            <text:p>http://www.cel.ro/laptop-laptopuri/laptop-hp-probook-470-g2-i3_5010u-500gb-4gb-finger-print-reader-dvdrw-l/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fara sistem</text:p>
          </table:table-cell>
          <table:table-cell table:style-name="ce6" table:formula="of:=([.I287]*31 + [.E287]*0.16483826+ [.F287]*0.076152071 + IF([.H287]=&quot;hdd&quot;; [.G287]*0.394; [.G287]*1.3104375))/0.3839800063" office:value-type="float" office:value="2259.80661649882" calcext:value-type="float">
            <text:p>2259.8066164988</text:p>
          </table:table-cell>
          <table:table-cell table:formula="of:=[.N287]/[.B287]" office:value-type="float" office:value="0.918994150670525" calcext:value-type="float">
            <text:p>0.9189941507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7-i7_6700hq-256gb-8gb-gtx960m-4gb-fullhd-l/</text:p>
          </table:table-cell>
          <table:table-cell office:value-type="float" office:value="5754" calcext:value-type="float">
            <text:p>5754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288]*31 + [.E288]*0.16483826+ [.F288]*0.076152071 + IF([.H288]=&quot;hdd&quot;; [.G288]*0.394; [.G288]*1.3104375))/0.3839800063" office:value-type="float" office:value="5284.61682123265" calcext:value-type="float">
            <text:p>5284.6168212327</text:p>
          </table:table-cell>
          <table:table-cell table:formula="of:=[.N288]/[.B288]" office:value-type="float" office:value="0.918424890725174" calcext:value-type="float">
            <text:p>0.9184248907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73-dual-core-n3050-500gb_5400rpm-4gb-dvdrw-alb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289]*31 + [.E289]*0.16483826+ [.F289]*0.076152071 + IF([.H289]=&quot;hdd&quot;; [.G289]*0.394; [.G289]*1.3104375))/0.3839800063" office:value-type="float" office:value="1283.58998316158" calcext:value-type="float">
            <text:p>1283.5899831616</text:p>
          </table:table-cell>
          <table:table-cell table:formula="of:=[.N289]/[.B289]" office:value-type="float" office:value="0.917505348936083" calcext:value-type="float">
            <text:p>0.9175053489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3_5010u-500gb_7200rpm-4gb-dvdrw-l/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table:style-name="ce6" table:formula="of:=([.I290]*31 + [.E290]*0.16483826+ [.F290]*0.076152071 + IF([.H290]=&quot;hdd&quot;; [.G290]*0.394; [.G290]*1.3104375))/0.3839800063" office:value-type="float" office:value="2259.80661649882" calcext:value-type="float">
            <text:p>2259.8066164988</text:p>
          </table:table-cell>
          <table:table-cell table:formula="of:=[.N290]/[.B290]" office:value-type="float" office:value="0.917129308644001" calcext:value-type="float">
            <text:p>0.9171293086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3_5005u-500gb_7200rpm-4gb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linux</text:p>
          </table:table-cell>
          <table:table-cell table:style-name="ce6" table:formula="of:=([.I291]*31 + [.E291]*0.16483826+ [.F291]*0.076152071 + IF([.H291]=&quot;hdd&quot;; [.G291]*0.394; [.G291]*1.3104375))/0.3839800063" office:value-type="float" office:value="2196.27189573282" calcext:value-type="float">
            <text:p>2196.2718957328</text:p>
          </table:table-cell>
          <table:table-cell table:formula="of:=[.N291]/[.B291]" office:value-type="float" office:value="0.915494746032855" calcext:value-type="float">
            <text:p>0.915494746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4-dual-core-n2840-500gb_5400rpm-2gb-win10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10</text:p>
          </table:table-cell>
          <table:table-cell table:style-name="ce6" table:formula="of:=([.I292]*31 + [.E292]*0.16483826+ [.F292]*0.076152071 + IF([.H292]=&quot;hdd&quot;; [.G292]*0.394; [.G292]*1.3104375))/0.3839800063" office:value-type="float" office:value="1187.80440678638" calcext:value-type="float">
            <text:p>1187.8044067864</text:p>
          </table:table-cell>
          <table:table-cell table:formula="of:=[.N292]/[.B292]" office:value-type="float" office:value="0.914399081436782" calcext:value-type="float">
            <text:p>0.9143990814</text:p>
          </table:table-cell>
        </table:table-row>
        <table:table-row table:style-name="ro1">
          <table:table-cell office:value-type="string" calcext:value-type="string">
            <text:p>http://www.cel.ro/laptop-laptopuri/laptop-hp-probook-440-g3-i3_6100u-128gb-4gb-win10pro-hd-fingerprint-l/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table:style-name="ce6" table:formula="of:=([.I293]*31 + [.E293]*0.16483826+ [.F293]*0.076152071 + IF([.H293]=&quot;hdd&quot;; [.G293]*0.394; [.G293]*1.3104375))/0.3839800063" office:value-type="float" office:value="2420.70398978479" calcext:value-type="float">
            <text:p>2420.7039897848</text:p>
          </table:table-cell>
          <table:table-cell table:formula="of:=[.N293]/[.B293]" office:value-type="float" office:value="0.91381804068886" calcext:value-type="float">
            <text:p>0.9138180407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512gb-48gb-gtx980m-4gb-bluray-fullhd-l/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48" calcext:value-type="float">
            <text:p>4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294]*31 + [.E294]*0.16483826+ [.F294]*0.076152071 + IF([.H294]=&quot;hdd&quot;; [.G294]*0.394; [.G294]*1.3104375))/0.3839800063" office:value-type="float" office:value="10225.3385170956" calcext:value-type="float">
            <text:p>10225.3385170956</text:p>
          </table:table-cell>
          <table:table-cell table:formula="of:=[.N294]/[.B294]" office:value-type="float" office:value="0.913058176363568" calcext:value-type="float">
            <text:p>0.9130581764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r50_b_11c-i3_4005u-500gb-4gb-dvd_rw-win7-pro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7 pro</text:p>
          </table:table-cell>
          <table:table-cell table:style-name="ce6" table:formula="of:=([.I295]*31 + [.E295]*0.16483826+ [.F295]*0.076152071 + IF([.H295]=&quot;hdd&quot;; [.G295]*0.394; [.G295]*1.3104375))/0.3839800063" office:value-type="float" office:value="2001.37237967695" calcext:value-type="float">
            <text:p>2001.372379677</text:p>
          </table:table-cell>
          <table:table-cell table:formula="of:=[.N295]/[.B295]" office:value-type="float" office:value="0.910128412768054" calcext:value-type="float">
            <text:p>0.9101284128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s_13-i7_6500u-128gb-8gb-gt920m-2gb-fullhd-alb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920m</text:p>
          </table:table-cell>
          <table:table-cell office:value-type="float" office:value="4336" calcext:value-type="float">
            <text:p>4336</text:p>
          </table:table-cell>
          <table:table-cell office:value-type="float" office:value="667" calcext:value-type="float">
            <text:p>6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table:style-name="ce6" table:formula="of:=([.I296]*31 + [.E296]*0.16483826+ [.F296]*0.076152071 + IF([.H296]=&quot;hdd&quot;; [.G296]*0.394; [.G296]*1.3104375))/0.3839800063" office:value-type="float" office:value="3076.37925760667" calcext:value-type="float">
            <text:p>3076.3792576067</text:p>
          </table:table-cell>
          <table:table-cell table:formula="of:=[.N296]/[.B296]" office:value-type="float" office:value="0.905083629775425" calcext:value-type="float">
            <text:p>0.9050836298</text:p>
          </table:table-cell>
        </table:table-row>
        <table:table-row table:style-name="ro1">
          <table:table-cell office:value-type="string" calcext:value-type="string">
            <text:p>http://www.cel.ro/laptop-laptopuri/laptop-dell-inspiron-5551-quad-core-n3540-500gb-4gb-dvdrw-win10-l/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10</text:p>
          </table:table-cell>
          <table:table-cell table:style-name="ce6" table:formula="of:=([.I297]*31 + [.E297]*0.16483826+ [.F297]*0.076152071 + IF([.H297]=&quot;hdd&quot;; [.G297]*0.394; [.G297]*1.3104375))/0.3839800063" office:value-type="float" office:value="1738.20666756159" calcext:value-type="float">
            <text:p>1738.2066675616</text:p>
          </table:table-cell>
          <table:table-cell table:formula="of:=[.N297]/[.B297]" office:value-type="float" office:value="0.903433818898955" calcext:value-type="float">
            <text:p>0.9034338189</text:p>
          </table:table-cell>
        </table:table-row>
        <table:table-row table:style-name="ro1">
          <table:table-cell office:value-type="string" calcext:value-type="string">
            <text:p>http://www.cel.ro/laptop-laptopuri/laptop-hp-350-g2-i3_4030u-500gb-4gb-dvdrw-l/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298]*31 + [.E298]*0.16483826+ [.F298]*0.076152071 + IF([.H298]=&quot;hdd&quot;; [.G298]*0.394; [.G298]*1.3104375))/0.3839800063" office:value-type="float" office:value="2104.83094524862" calcext:value-type="float">
            <text:p>2104.8309452486</text:p>
          </table:table-cell>
          <table:table-cell table:formula="of:=[.N298]/[.B298]" office:value-type="float" office:value="0.899884970178974" calcext:value-type="float">
            <text:p>0.8998849702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128gb-8gb-gtx970m-3gb-dvdrw-fullhd-l/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299]*31 + [.E299]*0.16483826+ [.F299]*0.076152071 + IF([.H299]=&quot;hdd&quot;; [.G299]*0.394; [.G299]*1.3104375))/0.3839800063" office:value-type="float" office:value="5930.66739847335" calcext:value-type="float">
            <text:p>5930.6673984734</text:p>
          </table:table-cell>
          <table:table-cell table:formula="of:=[.N299]/[.B299]" office:value-type="float" office:value="0.898722139486793" calcext:value-type="float">
            <text:p>0.8987221395</text:p>
          </table:table-cell>
        </table:table-row>
        <table:table-row table:style-name="ro1">
          <table:table-cell office:value-type="string" calcext:value-type="string">
            <text:p>http://www.cel.ro/laptop-laptopuri/laptop-hp-probook-430-g3-i3_6100u-128gb-4gb-win10pro-hd-fingerprint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table:style-name="ce6" table:formula="of:=([.I300]*31 + [.E300]*0.16483826+ [.F300]*0.076152071 + IF([.H300]=&quot;hdd&quot;; [.G300]*0.394; [.G300]*1.3104375))/0.3839800063" office:value-type="float" office:value="2420.70398978479" calcext:value-type="float">
            <text:p>2420.7039897848</text:p>
          </table:table-cell>
          <table:table-cell table:formula="of:=[.N300]/[.B300]" office:value-type="float" office:value="0.896889214444161" calcext:value-type="float">
            <text:p>0.8968892144</text:p>
          </table:table-cell>
        </table:table-row>
        <table:table-row table:style-name="ro1">
          <table:table-cell office:value-type="string" calcext:value-type="string">
            <text:p>http://www.cel.ro/laptop-laptopuri/laptop-acer-predator-15-i5_6300hq-1tb-8gb-nvidia-gtx970m-3gb-dvdrw-fullhd-l/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70m</text:p>
          </table:table-cell>
          <table:table-cell office:value-type="float" office:value="5793" calcext:value-type="float">
            <text:p>5793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inux</text:p>
          </table:table-cell>
          <table:table-cell table:style-name="ce6" table:formula="of:=([.I301]*31 + [.E301]*0.16483826+ [.F301]*0.076152071 + IF([.H301]=&quot;hdd&quot;; [.G301]*0.394; [.G301]*1.3104375))/0.3839800063" office:value-type="float" office:value="4983.65662813679" calcext:value-type="float">
            <text:p>4983.6566281368</text:p>
          </table:table-cell>
          <table:table-cell table:formula="of:=[.N301]/[.B301]" office:value-type="float" office:value="0.890097629601141" calcext:value-type="float">
            <text:p>0.8900976296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500gb_7200rpm-4gb-win10pro-fullhd-fingerprint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table:style-name="ce6" table:formula="of:=([.I302]*31 + [.E302]*0.16483826+ [.F302]*0.076152071 + IF([.H302]=&quot;hdd&quot;; [.G302]*0.394; [.G302]*1.3104375))/0.3839800063" office:value-type="float" office:value="2665.62673221145" calcext:value-type="float">
            <text:p>2665.6267322115</text:p>
          </table:table-cell>
          <table:table-cell table:formula="of:=[.N302]/[.B302]" office:value-type="float" office:value="0.888838523578343" calcext:value-type="float">
            <text:p>0.8888385236</text:p>
          </table:table-cell>
        </table:table-row>
        <table:table-row table:style-name="ro1">
          <table:table-cell office:value-type="string" calcext:value-type="string">
            <text:p>http://www.cel.ro/laptop-laptopuri/laptop-hp-probook-440-g3-i3_6100u-500gb_7200rpm-4gb-win10pro-hd-fingerprint-l/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table:style-name="ce6" table:formula="of:=([.I303]*31 + [.E303]*0.16483826+ [.F303]*0.076152071 + IF([.H303]=&quot;hdd&quot;; [.G303]*0.394; [.G303]*1.3104375))/0.3839800063" office:value-type="float" office:value="2496.91629125847" calcext:value-type="float">
            <text:p>2496.9162912585</text:p>
          </table:table-cell>
          <table:table-cell table:formula="of:=[.N303]/[.B303]" office:value-type="float" office:value="0.885745403071469" calcext:value-type="float">
            <text:p>0.8857454031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5_5200u-1tb-8gb-amd-r7_m270-4gb-win8-touch-l/</text:p>
          </table:table-cell>
          <table:table-cell office:value-type="float" office:value="3789" calcext:value-type="float">
            <text:p>378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70</text:p>
          </table:table-cell>
          <table:table-cell office:value-type="float" office:value="3522" calcext:value-type="float">
            <text:p>3522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8</text:p>
          </table:table-cell>
          <table:table-cell table:style-name="ce6" table:formula="of:=([.I304]*31 + [.E304]*0.16483826+ [.F304]*0.076152071 + IF([.H304]=&quot;hdd&quot;; [.G304]*0.394; [.G304]*1.3104375))/0.3839800063" office:value-type="float" office:value="3336.42708812831" calcext:value-type="float">
            <text:p>3336.4270881283</text:p>
          </table:table-cell>
          <table:table-cell table:formula="of:=[.N304]/[.B304]" office:value-type="float" office:value="0.880556106658303" calcext:value-type="float">
            <text:p>0.8805561067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256gb-16gb-gtx970m-3gb-dvdrw-fullhd-l/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305]*31 + [.E305]*0.16483826+ [.F305]*0.076152071 + IF([.H305]=&quot;hdd&quot;; [.G305]*0.394; [.G305]*1.3104375))/0.3839800063" office:value-type="float" office:value="6424.10975716732" calcext:value-type="float">
            <text:p>6424.1097571673</text:p>
          </table:table-cell>
          <table:table-cell table:formula="of:=[.N305]/[.B305]" office:value-type="float" office:value="0.880135601749188" calcext:value-type="float">
            <text:p>0.8801356017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7_6700hq-256gb-8gb-gtx960m-4gb-fhd-win10-l/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table:style-name="ce6" table:formula="of:=([.I306]*31 + [.E306]*0.16483826+ [.F306]*0.076152071 + IF([.H306]=&quot;hdd&quot;; [.G306]*0.394; [.G306]*1.3104375))/0.3839800063" office:value-type="float" office:value="5284.61682123265" calcext:value-type="float">
            <text:p>5284.6168212327</text:p>
          </table:table-cell>
          <table:table-cell table:formula="of:=[.N306]/[.B306]" office:value-type="float" office:value="0.878719125579091" calcext:value-type="float">
            <text:p>0.8787191256</text:p>
          </table:table-cell>
        </table:table-row>
        <table:table-row table:style-name="ro1">
          <table:table-cell office:value-type="string" calcext:value-type="string">
            <text:p>http://www.cel.ro/laptop-laptopuri/laptop-hp-350-g2-i5_5200u-500gb-4gb-win8-dvdrw-l/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8</text:p>
          </table:table-cell>
          <table:table-cell table:style-name="ce6" table:formula="of:=([.I307]*31 + [.E307]*0.16483826+ [.F307]*0.076152071 + IF([.H307]=&quot;hdd&quot;; [.G307]*0.394; [.G307]*1.3104375))/0.3839800063" office:value-type="float" office:value="2458.99655187333" calcext:value-type="float">
            <text:p>2458.9965518733</text:p>
          </table:table-cell>
          <table:table-cell table:formula="of:=[.N307]/[.B307]" office:value-type="float" office:value="0.872293916946907" calcext:value-type="float">
            <text:p>0.8722939169</text:p>
          </table:table-cell>
        </table:table-row>
        <table:table-row table:style-name="ro1">
          <table:table-cell office:value-type="string" calcext:value-type="string">
            <text:p>http://www.cel.ro/laptop-laptopuri/laptop-acer-aspire-r5_471t-i7_6500u-512gb-8gb-win10-fullhd-touch-l/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10</text:p>
          </table:table-cell>
          <table:table-cell table:style-name="ce6" table:formula="of:=([.I308]*31 + [.E308]*0.16483826+ [.F308]*0.076152071 + IF([.H308]=&quot;hdd&quot;; [.G308]*0.394; [.G308]*1.3104375))/0.3839800063" office:value-type="float" office:value="4410.88207594001" calcext:value-type="float">
            <text:p>4410.88207594</text:p>
          </table:table-cell>
          <table:table-cell table:formula="of:=[.N308]/[.B308]" office:value-type="float" office:value="0.871888135192728" calcext:value-type="float">
            <text:p>0.8718881352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j-i7_5500u-500gb_7200rpm-4gb-nvidia-920m-2gb-win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20m</text:p>
          </table:table-cell>
          <table:table-cell office:value-type="float" office:value="4029" calcext:value-type="float">
            <text:p>4029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309]*31 + [.E309]*0.16483826+ [.F309]*0.076152071 + IF([.H309]=&quot;hdd&quot;; [.G309]*0.394; [.G309]*1.3104375))/0.3839800063" office:value-type="float" office:value="2697.8664615356" calcext:value-type="float">
            <text:p>2697.8664615356</text:p>
          </table:table-cell>
          <table:table-cell table:formula="of:=[.N309]/[.B309]" office:value-type="float" office:value="0.870560329633947" calcext:value-type="float">
            <text:p>0.8705603296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1tb-8gb-m335-4gb-dvdrw-fullhd-touch-win8-gri-l/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8</text:p>
          </table:table-cell>
          <table:table-cell table:style-name="ce6" table:formula="of:=([.I310]*31 + [.E310]*0.16483826+ [.F310]*0.076152071 + IF([.H310]=&quot;hdd&quot;; [.G310]*0.394; [.G310]*1.3104375))/0.3839800063" office:value-type="float" office:value="3651.75649445527" calcext:value-type="float">
            <text:p>3651.7564944553</text:p>
          </table:table-cell>
          <table:table-cell table:formula="of:=[.N310]/[.B310]" office:value-type="float" office:value="0.869672896988633" calcext:value-type="float">
            <text:p>0.869672897</text:p>
          </table:table-cell>
        </table:table-row>
        <table:table-row table:style-name="ro1">
          <table:table-cell office:value-type="string" calcext:value-type="string">
            <text:p>http://www.cel.ro/laptop-laptopuri/laptop-hp-probook-440-g3-i7_6500u-256gb-8gb-win10pro-fullhd-fingerprint-l/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table:style-name="ce6" table:formula="of:=([.I311]*31 + [.E311]*0.16483826+ [.F311]*0.076152071 + IF([.H311]=&quot;hdd&quot;; [.G311]*0.394; [.G311]*1.3104375))/0.3839800063" office:value-type="float" office:value="3537.21158660234" calcext:value-type="float">
            <text:p>3537.2115866023</text:p>
          </table:table-cell>
          <table:table-cell table:formula="of:=[.N311]/[.B311]" office:value-type="float" office:value="0.868240448355999" calcext:value-type="float">
            <text:p>0.8682404484</text:p>
          </table:table-cell>
        </table:table-row>
        <table:table-row table:style-name="ro1">
          <table:table-cell office:value-type="string" calcext:value-type="string">
            <text:p>http://www.cel.ro/laptop-laptopuri/laptop-asus-rog-g551vw-i7_6700hq-1tb_7200rpmplus128gb-ssd-8gb-gtx960m-4gb-dvdrw-l/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fara baterie: 2.4</text:p>
          </table:table-cell>
          <table:table-cell office:value-type="string" calcext:value-type="string">
            <text:p>fara sistem</text:p>
          </table:table-cell>
          <table:table-cell table:style-name="ce6" table:formula="of:=([.I312]*31 + [.E312]*0.16483826+ [.F312]*0.076152071 + IF([.H312]=&quot;hdd&quot;; [.G312]*0.394; [.G312]*1.3104375))/0.3839800063" office:value-type="float" office:value="4847.78157656382" calcext:value-type="float">
            <text:p>4847.7815765638</text:p>
          </table:table-cell>
          <table:table-cell table:formula="of:=[.N312]/[.B312]" office:value-type="float" office:value="0.865829894010327" calcext:value-type="float">
            <text:p>0.865829894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72-dual-core-n3050-500gb_5400rpm-2gb-hd-white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313]*31 + [.E313]*0.16483826+ [.F313]*0.076152071 + IF([.H313]=&quot;hdd&quot;; [.G313]*0.394; [.G313]*1.3104375))/0.3839800063" office:value-type="float" office:value="1122.12324275125" calcext:value-type="float">
            <text:p>1122.1232427513</text:p>
          </table:table-cell>
          <table:table-cell table:formula="of:=[.N313]/[.B313]" office:value-type="float" office:value="0.863836214589107" calcext:value-type="float">
            <text:p>0.8638362146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7_6500u-256gb-8gb-dvdrw-win10pro-fullhd-fingerprint-l/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table:style-name="ce6" table:formula="of:=([.I314]*31 + [.E314]*0.16483826+ [.F314]*0.076152071 + IF([.H314]=&quot;hdd&quot;; [.G314]*0.394; [.G314]*1.3104375))/0.3839800063" office:value-type="float" office:value="3537.21158660234" calcext:value-type="float">
            <text:p>3537.2115866023</text:p>
          </table:table-cell>
          <table:table-cell table:formula="of:=[.N314]/[.B314]" office:value-type="float" office:value="0.862945007709768" calcext:value-type="float">
            <text:p>0.8629450077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256gb-24gb-gtx980m-4gb-dvdrw-fullhd-l/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315]*31 + [.E315]*0.16483826+ [.F315]*0.076152071 + IF([.H315]=&quot;hdd&quot;; [.G315]*0.394; [.G315]*1.3104375))/0.3839800063" office:value-type="float" office:value="7414.06714283394" calcext:value-type="float">
            <text:p>7414.0671428339</text:p>
          </table:table-cell>
          <table:table-cell table:formula="of:=[.N315]/[.B315]" office:value-type="float" office:value="0.862201086502377" calcext:value-type="float">
            <text:p>0.8622010865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3_5005u-500gb_7200rpm-4gb-3-ani-garantie-l/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linux</text:p>
          </table:table-cell>
          <table:table-cell table:style-name="ce6" table:formula="of:=([.I316]*31 + [.E316]*0.16483826+ [.F316]*0.076152071 + IF([.H316]=&quot;hdd&quot;; [.G316]*0.394; [.G316]*1.3104375))/0.3839800063" office:value-type="float" office:value="2196.27189573282" calcext:value-type="float">
            <text:p>2196.2718957328</text:p>
          </table:table-cell>
          <table:table-cell table:formula="of:=[.N316]/[.B316]" office:value-type="float" office:value="0.861620986948929" calcext:value-type="float">
            <text:p>0.8616209869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5-i5_6300hq-256gb-8gb-gtx960m-4gb-fullhd-l/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intel core i5 6300hq </text:p>
          </table:table-cell>
          <table:table-cell office:value-type="string" calcext:value-type="string">
            <text:p>gtx960m</text:p>
          </table:table-cell>
          <table:table-cell office:value-type="float" office:value="5793" calcext:value-type="float">
            <text:p>5793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317]*31 + [.E317]*0.16483826+ [.F317]*0.076152071 + IF([.H317]=&quot;hdd&quot;; [.G317]*0.394; [.G317]*1.3104375))/0.3839800063" office:value-type="float" office:value="4337.60605089609" calcext:value-type="float">
            <text:p>4337.6060508961</text:p>
          </table:table-cell>
          <table:table-cell table:formula="of:=[.N317]/[.B317]" office:value-type="float" office:value="0.854027574502085" calcext:value-type="float">
            <text:p>0.8540275745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56gb-8gb-r5-m335-4gb-fhd-touch-gri-st-l/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318]*31 + [.E318]*0.16483826+ [.F318]*0.076152071 + IF([.H318]=&quot;hdd&quot;; [.G318]*0.394; [.G318]*1.3104375))/0.3839800063" office:value-type="float" office:value="3499.33189150791" calcext:value-type="float">
            <text:p>3499.3318915079</text:p>
          </table:table-cell>
          <table:table-cell table:formula="of:=[.N318]/[.B318]" office:value-type="float" office:value="0.853703803734547" calcext:value-type="float">
            <text:p>0.8537038037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3_5010u-1tb-4gb-win7-pro-3ani-garantie-l/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 pro</text:p>
          </table:table-cell>
          <table:table-cell table:style-name="ce6" table:formula="of:=([.I319]*31 + [.E319]*0.16483826+ [.F319]*0.076152071 + IF([.H319]=&quot;hdd&quot;; [.G319]*0.394; [.G319]*1.3104375))/0.3839800063" office:value-type="float" office:value="2772.85416264133" calcext:value-type="float">
            <text:p>2772.8541626413</text:p>
          </table:table-cell>
          <table:table-cell table:formula="of:=[.N319]/[.B319]" office:value-type="float" office:value="0.852137112059413" calcext:value-type="float">
            <text:p>0.8521371121</text:p>
          </table:table-cell>
        </table:table-row>
        <table:table-row table:style-name="ro1">
          <table:table-cell office:value-type="string" calcext:value-type="string">
            <text:p>http://www.cel.ro/laptop-laptopuri/laptop-asus-g752vt-i7_6700hq-1tb_7200rpm-8gb-gtx-970m-3gb-dvdrw-win10-l/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fara baterie: 3.5</text:p>
          </table:table-cell>
          <table:table-cell office:value-type="string" calcext:value-type="string">
            <text:p>windows 10</text:p>
          </table:table-cell>
          <table:table-cell table:style-name="ce6" table:formula="of:=([.I320]*31 + [.E320]*0.16483826+ [.F320]*0.076152071 + IF([.H320]=&quot;hdd&quot;; [.G320]*0.394; [.G320]*1.3104375))/0.3839800063" office:value-type="float" office:value="5930.66739847335" calcext:value-type="float">
            <text:p>5930.6673984734</text:p>
          </table:table-cell>
          <table:table-cell table:formula="of:=[.N320]/[.B320]" office:value-type="float" office:value="0.847359251103493" calcext:value-type="float">
            <text:p>0.8473592511</text:p>
          </table:table-cell>
        </table:table-row>
        <table:table-row table:style-name="ro1">
          <table:table-cell office:value-type="string" calcext:value-type="string">
            <text:p>http://www.cel.ro/laptop-laptopuri/laptop-hp-probook-440-g3-i5_6200u-128gb-8gb-win10pro-fullhd-fingerprint-l/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table:style-name="ce6" table:formula="of:=([.I321]*31 + [.E321]*0.16483826+ [.F321]*0.076152071 + IF([.H321]=&quot;hdd&quot;; [.G321]*0.394; [.G321]*1.3104375))/0.3839800063" office:value-type="float" office:value="2912.34791155844" calcext:value-type="float">
            <text:p>2912.3479115584</text:p>
          </table:table-cell>
          <table:table-cell table:formula="of:=[.N321]/[.B321]" office:value-type="float" office:value="0.844403569602331" calcext:value-type="float">
            <text:p>0.8444035696</text:p>
          </table:table-cell>
        </table:table-row>
        <table:table-row table:style-name="ro1">
          <table:table-cell office:value-type="string" calcext:value-type="string">
            <text:p>http://www.cel.ro/laptop-laptopuri/laptop-lenovo-e50_80-i7_5500u-1tb-4gb-dvdrw-win7pro-fullhd-fingerprint-l/</text:p>
          </table:table-cell>
          <table:table-cell office:value-type="float" office:value="3789" calcext:value-type="float">
            <text:p>378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windows 7 pro</text:p>
          </table:table-cell>
          <table:table-cell table:style-name="ce6" table:formula="of:=([.I322]*31 + [.E322]*0.16483826+ [.F322]*0.076152071 + IF([.H322]=&quot;hdd&quot;; [.G322]*0.394; [.G322]*1.3104375))/0.3839800063" office:value-type="float" office:value="3189.6934455048" calcext:value-type="float">
            <text:p>3189.6934455048</text:p>
          </table:table-cell>
          <table:table-cell table:formula="of:=[.N322]/[.B322]" office:value-type="float" office:value="0.841829887966429" calcext:value-type="float">
            <text:p>0.841829888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7_5500u-1tb-16gb-r7_m270-4gb-4k-touch-win8-l/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70</text:p>
          </table:table-cell>
          <table:table-cell office:value-type="float" office:value="4029" calcext:value-type="float">
            <text:p>4029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8</text:p>
          </table:table-cell>
          <table:table-cell table:style-name="ce6" table:formula="of:=([.I323]*31 + [.E323]*0.16483826+ [.F323]*0.076152071 + IF([.H323]=&quot;hdd&quot;; [.G323]*0.394; [.G323]*1.3104375))/0.3839800063" office:value-type="float" office:value="4199.9433972586" calcext:value-type="float">
            <text:p>4199.9433972586</text:p>
          </table:table-cell>
          <table:table-cell table:formula="of:=[.N323]/[.B323]" office:value-type="float" office:value="0.840156710793879" calcext:value-type="float">
            <text:p>0.8401567108</text:p>
          </table:table-cell>
        </table:table-row>
        <table:table-row table:style-name="ro1">
          <table:table-cell office:value-type="string" calcext:value-type="string">
            <text:p>http://www.cel.ro/laptop-laptopuri/laptop-acer-aspire-r5_471t-i5_6200u-256gb-8gb-win10-fullhd-l/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10</text:p>
          </table:table-cell>
          <table:table-cell table:style-name="ce6" table:formula="of:=([.I324]*31 + [.E324]*0.16483826+ [.F324]*0.076152071 + IF([.H324]=&quot;hdd&quot;; [.G324]*0.394; [.G324]*1.3104375))/0.3839800063" office:value-type="float" office:value="3349.18315622727" calcext:value-type="float">
            <text:p>3349.1831562273</text:p>
          </table:table-cell>
          <table:table-cell table:formula="of:=[.N324]/[.B324]" office:value-type="float" office:value="0.838553619486047" calcext:value-type="float">
            <text:p>0.8385536195</text:p>
          </table:table-cell>
        </table:table-row>
        <table:table-row table:style-name="ro1">
          <table:table-cell office:value-type="string" calcext:value-type="string">
            <text:p>http://www.cel.ro/laptop-laptopuri/laptop-hp-probook-450-g2-i7_5500u-1tb-8gb-win7-pro-fullhd-fingerprint-l/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windows 8 pro</text:p>
          </table:table-cell>
          <table:table-cell table:style-name="ce6" table:formula="of:=([.I325]*31 + [.E325]*0.16483826+ [.F325]*0.076152071 + IF([.H325]=&quot;hdd&quot;; [.G325]*0.394; [.G325]*1.3104375))/0.3839800063" office:value-type="float" office:value="3512.62692632546" calcext:value-type="float">
            <text:p>3512.6269263255</text:p>
          </table:table-cell>
          <table:table-cell table:formula="of:=[.N325]/[.B325]" office:value-type="float" office:value="0.838535909841361" calcext:value-type="float">
            <text:p>0.8385359098</text:p>
          </table:table-cell>
        </table:table-row>
        <table:table-row table:style-name="ro1">
          <table:table-cell office:value-type="string" calcext:value-type="string">
            <text:p>http://www.cel.ro/laptop-laptopuri/laptop-dell-inspiron-7559-i7_6700hq-128gb-16gb-gtx960m-4gb-win10-uhd-touch-l/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windows 10</text:p>
          </table:table-cell>
          <table:table-cell table:style-name="ce6" table:formula="of:=([.I326]*31 + [.E326]*0.16483826+ [.F326]*0.076152071 + IF([.H326]=&quot;hdd&quot;; [.G326]*0.394; [.G326]*1.3104375))/0.3839800063" office:value-type="float" office:value="5493.64853820515" calcext:value-type="float">
            <text:p>5493.6485382052</text:p>
          </table:table-cell>
          <table:table-cell table:formula="of:=[.N326]/[.B326]" office:value-type="float" office:value="0.83757410248592" calcext:value-type="float">
            <text:p>0.8375741025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5_5200u-500gb_7200rpm-4gb-3ani-garantie-l/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327]*31 + [.E327]*0.16483826+ [.F327]*0.076152071 + IF([.H327]=&quot;hdd&quot;; [.G327]*0.394; [.G327]*1.3104375))/0.3839800063" office:value-type="float" office:value="2458.99655187333" calcext:value-type="float">
            <text:p>2458.9965518733</text:p>
          </table:table-cell>
          <table:table-cell table:formula="of:=[.N327]/[.B327]" office:value-type="float" office:value="0.83667796933424" calcext:value-type="float">
            <text:p>0.8366779693</text:p>
          </table:table-cell>
        </table:table-row>
        <table:table-row table:style-name="ro1">
          <table:table-cell office:value-type="string" calcext:value-type="string">
            <text:p>http://www.cel.ro/laptop-laptopuri/laptop-dell-vostro-3546-i3_4005u-500gb-4gb-win7-pro-dvdrw-3ani-garantie-l/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windows 8 pro</text:p>
          </table:table-cell>
          <table:table-cell table:style-name="ce6" table:formula="of:=([.I328]*31 + [.E328]*0.16483826+ [.F328]*0.076152071 + IF([.H328]=&quot;hdd&quot;; [.G328]*0.394; [.G328]*1.3104375))/0.3839800063" office:value-type="float" office:value="2001.37237967695" calcext:value-type="float">
            <text:p>2001.372379677</text:p>
          </table:table-cell>
          <table:table-cell table:formula="of:=[.N328]/[.B328]" office:value-type="float" office:value="0.835995146063889" calcext:value-type="float">
            <text:p>0.8359951461</text:p>
          </table:table-cell>
        </table:table-row>
        <table:table-row table:style-name="ro1">
          <table:table-cell office:value-type="string" calcext:value-type="string">
            <text:p>http://www.cel.ro/laptop-laptopuri/laptop-dell-latitude-e3450-i3_4005u-500gb_7200rpm-4gb-3ani-garantie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table:style-name="ce6" table:formula="of:=([.I329]*31 + [.E329]*0.16483826+ [.F329]*0.076152071 + IF([.H329]=&quot;hdd&quot;; [.G329]*0.394; [.G329]*1.3104375))/0.3839800063" office:value-type="float" office:value="2001.37237967695" calcext:value-type="float">
            <text:p>2001.372379677</text:p>
          </table:table-cell>
          <table:table-cell table:formula="of:=[.N329]/[.B329]" office:value-type="float" office:value="0.834252763516861" calcext:value-type="float">
            <text:p>0.8342527635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3_4005u-500gb_7200rpm-4gb-3-ani-garantie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table:style-name="ce6" table:formula="of:=([.I330]*31 + [.E330]*0.16483826+ [.F330]*0.076152071 + IF([.H330]=&quot;hdd&quot;; [.G330]*0.394; [.G330]*1.3104375))/0.3839800063" office:value-type="float" office:value="2001.37237967695" calcext:value-type="float">
            <text:p>2001.372379677</text:p>
          </table:table-cell>
          <table:table-cell table:formula="of:=[.N330]/[.B330]" office:value-type="float" office:value="0.834252763516861" calcext:value-type="float">
            <text:p>0.8342527635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5_5200u-500gb_7200rpm-4gb-3-ani-garantie-l/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331]*31 + [.E331]*0.16483826+ [.F331]*0.076152071 + IF([.H331]=&quot;hdd&quot;; [.G331]*0.394; [.G331]*1.3104375))/0.3839800063" office:value-type="float" office:value="2458.99655187333" calcext:value-type="float">
            <text:p>2458.9965518733</text:p>
          </table:table-cell>
          <table:table-cell table:formula="of:=[.N331]/[.B331]" office:value-type="float" office:value="0.833840811079461" calcext:value-type="float">
            <text:p>0.8338408111</text:p>
          </table:table-cell>
        </table:table-row>
        <table:table-row table:style-name="ro1">
          <table:table-cell office:value-type="string" calcext:value-type="string">
            <text:p>http://www.cel.ro/laptop-laptopuri/laptop-alienware-14-i7_4710mq-1tbplus80gb-16gb-gtx750m-2gb-win8-l/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gt 750m</text:p>
          </table:table-cell>
          <table:table-cell office:value-type="float" office:value="8009" calcext:value-type="float">
            <text:p>8009</text:p>
          </table:table-cell>
          <table:table-cell office:value-type="float" office:value="1312" calcext:value-type="float">
            <text:p>13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windows 8</text:p>
          </table:table-cell>
          <table:table-cell table:style-name="ce6" table:formula="of:=([.I332]*31 + [.E332]*0.16483826+ [.F332]*0.076152071 + IF([.H332]=&quot;hdd&quot;; [.G332]*0.394; [.G332]*1.3104375))/0.3839800063" office:value-type="float" office:value="6016.2016344339" calcext:value-type="float">
            <text:p>6016.2016344339</text:p>
          </table:table-cell>
          <table:table-cell table:formula="of:=[.N332]/[.B332]" office:value-type="float" office:value="0.833384351632345" calcext:value-type="float">
            <text:p>0.8333843516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56gb-8gb-radeon-r5-m335-4gb-fhd-touch-gri-l/</text:p>
          </table:table-cell>
          <table:table-cell office:value-type="float" office:value="4199" calcext:value-type="float">
            <text:p>41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333]*31 + [.E333]*0.16483826+ [.F333]*0.076152071 + IF([.H333]=&quot;hdd&quot;; [.G333]*0.394; [.G333]*1.3104375))/0.3839800063" office:value-type="float" office:value="3499.33189150791" calcext:value-type="float">
            <text:p>3499.3318915079</text:p>
          </table:table-cell>
          <table:table-cell table:formula="of:=[.N333]/[.B333]" office:value-type="float" office:value="0.833372681949967" calcext:value-type="float">
            <text:p>0.8333726819</text:p>
          </table:table-cell>
        </table:table-row>
        <table:table-row table:style-name="ro1">
          <table:table-cell office:value-type="string" calcext:value-type="string">
            <text:p>http://www.cel.ro/laptop-laptopuri/laptop-dell-latitude-e3450-i5_5200u-500gb_7200rpm-4gb-3ani-garantie-l/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table:style-name="ce6" table:formula="of:=([.I334]*31 + [.E334]*0.16483826+ [.F334]*0.076152071 + IF([.H334]=&quot;hdd&quot;; [.G334]*0.394; [.G334]*1.3104375))/0.3839800063" office:value-type="float" office:value="2458.99655187333" calcext:value-type="float">
            <text:p>2458.9965518733</text:p>
          </table:table-cell>
          <table:table-cell table:formula="of:=[.N334]/[.B334]" office:value-type="float" office:value="0.829620968918128" calcext:value-type="float">
            <text:p>0.8296209689</text:p>
          </table:table-cell>
        </table:table-row>
        <table:table-row table:style-name="ro1">
          <table:table-cell office:value-type="string" calcext:value-type="string">
            <text:p>http://www.cel.ro/laptop-laptopuri/laptop-lenovo-ideapad-y50_70-i5_4210h-1tb-4gb-gtx960m-4gb-fullhd-black-l/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960m</text:p>
          </table:table-cell>
          <table:table-cell office:value-type="float" office:value="4556" calcext:value-type="float">
            <text:p>4556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335]*31 + [.E335]*0.16483826+ [.F335]*0.076152071 + IF([.H335]=&quot;hdd&quot;; [.G335]*0.394; [.G335]*1.3104375))/0.3839800063" office:value-type="float" office:value="3636.06710824204" calcext:value-type="float">
            <text:p>3636.067108242</text:p>
          </table:table-cell>
          <table:table-cell table:formula="of:=[.N335]/[.B335]" office:value-type="float" office:value="0.826566744315081" calcext:value-type="float">
            <text:p>0.8265667443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3_4005u-500gb-4gb-3-ani-garantie-l/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336]*31 + [.E336]*0.16483826+ [.F336]*0.076152071 + IF([.H336]=&quot;hdd&quot;; [.G336]*0.394; [.G336]*1.3104375))/0.3839800063" office:value-type="float" office:value="2001.37237967695" calcext:value-type="float">
            <text:p>2001.372379677</text:p>
          </table:table-cell>
          <table:table-cell table:formula="of:=[.N336]/[.B336]" office:value-type="float" office:value="0.820570881376363" calcext:value-type="float">
            <text:p>0.8205708814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3_4005u-500gb_7200rpm-4gb-3ani-garantie-l/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linux</text:p>
          </table:table-cell>
          <table:table-cell table:style-name="ce6" table:formula="of:=([.I337]*31 + [.E337]*0.16483826+ [.F337]*0.076152071 + IF([.H337]=&quot;hdd&quot;; [.G337]*0.394; [.G337]*1.3104375))/0.3839800063" office:value-type="float" office:value="2001.37237967695" calcext:value-type="float">
            <text:p>2001.372379677</text:p>
          </table:table-cell>
          <table:table-cell table:formula="of:=[.N337]/[.B337]" office:value-type="float" office:value="0.820570881376363" calcext:value-type="float">
            <text:p>0.8205708814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5_5200u-500gb-4gb-3-ani-garantie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table:style-name="ce6" table:formula="of:=([.I338]*31 + [.E338]*0.16483826+ [.F338]*0.076152071 + IF([.H338]=&quot;hdd&quot;; [.G338]*0.394; [.G338]*1.3104375))/0.3839800063" office:value-type="float" office:value="2458.99655187333" calcext:value-type="float">
            <text:p>2458.9965518733</text:p>
          </table:table-cell>
          <table:table-cell table:formula="of:=[.N338]/[.B338]" office:value-type="float" office:value="0.819938830234521" calcext:value-type="float">
            <text:p>0.8199388302</text:p>
          </table:table-cell>
        </table:table-row>
        <table:table-row table:style-name="ro1">
          <table:table-cell office:value-type="string" calcext:value-type="string">
            <text:p>http://www.cel.ro/laptop-laptopuri/laptop-lenovo-thinkpad-e450-i5_5200u-500gb_7200rpm-4gb-fullhd-fingerprint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fara sistem</text:p>
          </table:table-cell>
          <table:table-cell table:style-name="ce6" table:formula="of:=([.I339]*31 + [.E339]*0.16483826+ [.F339]*0.076152071 + IF([.H339]=&quot;hdd&quot;; [.G339]*0.394; [.G339]*1.3104375))/0.3839800063" office:value-type="float" office:value="2458.99655187333" calcext:value-type="float">
            <text:p>2458.9965518733</text:p>
          </table:table-cell>
          <table:table-cell table:formula="of:=[.N339]/[.B339]" office:value-type="float" office:value="0.819938830234521" calcext:value-type="float">
            <text:p>0.8199388302</text:p>
          </table:table-cell>
        </table:table-row>
        <table:table-row table:style-name="ro1">
          <table:table-cell office:value-type="string" calcext:value-type="string">
            <text:p>http://www.cel.ro/laptop-laptopuri/laptop-asus-rog-g752vt-i7_6700hq-1tbplus512gb-32gb-gtx970m-3gb-win10-fullhd-l/</text:p>
          </table:table-cell>
          <table:table-cell office:value-type="float" office:value="10499" calcext:value-type="float">
            <text:p>104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string" calcext:value-type="string">
            <text:p>fara baterie: 3.5</text:p>
          </table:table-cell>
          <table:table-cell office:value-type="string" calcext:value-type="string">
            <text:p>windows 10</text:p>
          </table:table-cell>
          <table:table-cell table:style-name="ce6" table:formula="of:=([.I340]*31 + [.E340]*0.16483826+ [.F340]*0.076152071 + IF([.H340]=&quot;hdd&quot;; [.G340]*0.394; [.G340]*1.3104375))/0.3839800063" office:value-type="float" office:value="8589.51416978765" calcext:value-type="float">
            <text:p>8589.5141697877</text:p>
          </table:table-cell>
          <table:table-cell table:formula="of:=[.N340]/[.B340]" office:value-type="float" office:value="0.818126885397433" calcext:value-type="float">
            <text:p>0.8181268854</text:p>
          </table:table-cell>
        </table:table-row>
        <table:table-row table:style-name="ro1">
          <table:table-cell office:value-type="string" calcext:value-type="string">
            <text:p>http://www.cel.ro/laptop-laptopuri/laptop-hp-zbook-17-i7_4810mq-1tb_7200rpmplus256gb-ssd-k2200m-2gb-dvdrw-win8-l/</text:p>
          </table:table-cell>
          <table:table-cell office:value-type="float" office:value="9979" calcext:value-type="float">
            <text:p>9979</text:p>
          </table:table-cell>
          <table:table-cell office:value-type="string" calcext:value-type="string">
            <text:p>intel core i7 4810mq</text:p>
          </table:table-cell>
          <table:table-cell office:value-type="string" calcext:value-type="string">
            <text:p>quadro k2200m</text:p>
          </table:table-cell>
          <table:table-cell office:value-type="float" office:value="8793" calcext:value-type="float">
            <text:p>8793</text:p>
          </table:table-cell>
          <table:table-cell office:value-type="float" office:value="1573" calcext:value-type="float">
            <text:p>157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windows 8</text:p>
          </table:table-cell>
          <table:table-cell table:style-name="ce6" table:formula="of:=([.I341]*31 + [.E341]*0.16483826+ [.F341]*0.076152071 + IF([.H341]=&quot;hdd&quot;; [.G341]*0.394; [.G341]*1.3104375))/0.3839800063" office:value-type="float" office:value="8145.33953994313" calcext:value-type="float">
            <text:p>8145.3395399431</text:p>
          </table:table-cell>
          <table:table-cell table:formula="of:=[.N341]/[.B341]" office:value-type="float" office:value="0.816248074951712" calcext:value-type="float">
            <text:p>0.816248075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5_5200u-500gb-4gb-dvdrw-win8pro-l/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4400</text:p>
          </table:table-cell>
          <table:table-cell office:value-type="float" office:value="3522" calcext:value-type="float">
            <text:p>352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8</text:p>
          </table:table-cell>
          <table:table-cell table:style-name="ce6" table:formula="of:=([.I342]*31 + [.E342]*0.16483826+ [.F342]*0.076152071 + IF([.H342]=&quot;hdd&quot;; [.G342]*0.394; [.G342]*1.3104375))/0.3839800063" office:value-type="float" office:value="2456.41835273078" calcext:value-type="float">
            <text:p>2456.4183527308</text:p>
          </table:table-cell>
          <table:table-cell table:formula="of:=[.N342]/[.B342]" office:value-type="float" office:value="0.81500277131081" calcext:value-type="float">
            <text:p>0.8150027713</text:p>
          </table:table-cell>
        </table:table-row>
        <table:table-row table:style-name="ro1">
          <table:table-cell office:value-type="string" calcext:value-type="string">
            <text:p>http://www.cel.ro/laptop-laptopuri/laptop-dell-latitude-3540-i5_4210u-500gbplus8gb-4gb-dvdrw-3-ani-garantie-l/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<text:s/>intel core i5 4210u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table:style-name="ce6" table:formula="of:=([.I343]*31 + [.E343]*0.16483826+ [.F343]*0.076152071 + IF([.H343]=&quot;hdd&quot;; [.G343]*0.394; [.G343]*1.3104375))/0.3839800063" office:value-type="float" office:value="2397.17651850302" calcext:value-type="float">
            <text:p>2397.176518503</text:p>
          </table:table-cell>
          <table:table-cell table:formula="of:=[.N343]/[.B343]" office:value-type="float" office:value="0.812877761445582" calcext:value-type="float">
            <text:p>0.8128777614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7_5500u-1tb-16gb-hdr7m270-4gb-win8-4k_ultrahd-touch-l/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70</text:p>
          </table:table-cell>
          <table:table-cell office:value-type="float" office:value="4029" calcext:value-type="float">
            <text:p>4029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8</text:p>
          </table:table-cell>
          <table:table-cell table:style-name="ce6" table:formula="of:=([.I344]*31 + [.E344]*0.16483826+ [.F344]*0.076152071 + IF([.H344]=&quot;hdd&quot;; [.G344]*0.394; [.G344]*1.3104375))/0.3839800063" office:value-type="float" office:value="4199.9433972586" calcext:value-type="float">
            <text:p>4199.9433972586</text:p>
          </table:table-cell>
          <table:table-cell table:formula="of:=[.N344]/[.B344]" office:value-type="float" office:value="0.807836775775841" calcext:value-type="float">
            <text:p>0.8078367758</text:p>
          </table:table-cell>
        </table:table-row>
        <table:table-row table:style-name="ro1">
          <table:table-cell office:value-type="string" calcext:value-type="string">
            <text:p>http://www.cel.ro/laptop-laptopuri/laptop-asus-n751jx_t7008d-i7_4720hq-1tb_7200rpmplus256gb-12gb-gtx950m-4gb-fullhd-l/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dd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fara sistem</text:p>
          </table:table-cell>
          <table:table-cell table:style-name="ce6" table:formula="of:=([.I345]*31 + [.E345]*0.16483826+ [.F345]*0.076152071 + IF([.H345]=&quot;hdd&quot;; [.G345]*0.394; [.G345]*1.3104375))/0.3839800063" office:value-type="float" office:value="4991.52256126207" calcext:value-type="float">
            <text:p>4991.5225612621</text:p>
          </table:table-cell>
          <table:table-cell table:formula="of:=[.N345]/[.B345]" office:value-type="float" office:value="0.805214157325709" calcext:value-type="float">
            <text:p>0.8052141573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5_5200u-500gb_7200rpm-4gb-3ani-garantie-l/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346]*31 + [.E346]*0.16483826+ [.F346]*0.076152071 + IF([.H346]=&quot;hdd&quot;; [.G346]*0.394; [.G346]*1.3104375))/0.3839800063" office:value-type="float" office:value="2458.99655187333" calcext:value-type="float">
            <text:p>2458.9965518733</text:p>
          </table:table-cell>
          <table:table-cell table:formula="of:=[.N346]/[.B346]" office:value-type="float" office:value="0.80385634255421" calcext:value-type="float">
            <text:p>0.8038563426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5_4200m-256gb-4gb-fullhd-l/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intel core i5 4200m </text:p>
          </table:table-cell>
          <table:table-cell office:value-type="string" calcext:value-type="string">
            <text:p>intel hd <text:s/>4600</text:p>
          </table:table-cell>
          <table:table-cell office:value-type="float" office:value="4056" calcext:value-type="float">
            <text:p>4056</text:p>
          </table:table-cell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fara sistem</text:p>
          </table:table-cell>
          <table:table-cell table:style-name="ce6" table:formula="of:=([.I347]*31 + [.E347]*0.16483826+ [.F347]*0.076152071 + IF([.H347]=&quot;hdd&quot;; [.G347]*0.394; [.G347]*1.3104375))/0.3839800063" office:value-type="float" office:value="3078.60808785554" calcext:value-type="float">
            <text:p>3078.6080878555</text:p>
          </table:table-cell>
          <table:table-cell table:formula="of:=[.N347]/[.B347]" office:value-type="float" office:value="0.80192969206969" calcext:value-type="float">
            <text:p>0.8019296921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3_4005u-500gb-4gb-dvd_rw-win8-pro-3-ani-garantie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8 pro</text:p>
          </table:table-cell>
          <table:table-cell table:style-name="ce6" table:formula="of:=([.I348]*31 + [.E348]*0.16483826+ [.F348]*0.076152071 + IF([.H348]=&quot;hdd&quot;; [.G348]*0.394; [.G348]*1.3104375))/0.3839800063" office:value-type="float" office:value="2001.37237967695" calcext:value-type="float">
            <text:p>2001.372379677</text:p>
          </table:table-cell>
          <table:table-cell table:formula="of:=[.N348]/[.B348]" office:value-type="float" office:value="0.800869299590616" calcext:value-type="float">
            <text:p>0.8008692996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7-i7_6700hq-1tb_54000rpm-8gb-gtx960m-4gb-fullhd-l/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intel core i5 6300hq </text:p>
          </table:table-cell>
          <table:table-cell office:value-type="string" calcext:value-type="string">
            <text:p>gtx960m</text:p>
          </table:table-cell>
          <table:table-cell office:value-type="float" office:value="5793" calcext:value-type="float">
            <text:p>5793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table:style-name="ce6" table:formula="of:=([.I349]*31 + [.E349]*0.16483826+ [.F349]*0.076152071 + IF([.H349]=&quot;hdd&quot;; [.G349]*0.394; [.G349]*1.3104375))/0.3839800063" office:value-type="float" office:value="4490.03065384345" calcext:value-type="float">
            <text:p>4490.0306538435</text:p>
          </table:table-cell>
          <table:table-cell table:formula="of:=[.N349]/[.B349]" office:value-type="float" office:value="0.799791708914045" calcext:value-type="float">
            <text:p>0.7997917089</text:p>
          </table:table-cell>
        </table:table-row>
        <table:table-row table:style-name="ro1">
          <table:table-cell office:value-type="string" calcext:value-type="string">
            <text:p>http://www.cel.ro/laptop-laptopuri/laptop-asus-rog-g752vy-i7_6700hq-1tbplus128gb-24gb-gtx980m-4gb-win10-fullhd-l/</text:p>
          </table:table-cell>
          <table:table-cell office:value-type="float" office:value="9499" calcext:value-type="float">
            <text:p>94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24" calcext:value-type="float">
            <text:p>2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windows 10</text:p>
          </table:table-cell>
          <table:table-cell table:style-name="ce6" table:formula="of:=([.I350]*31 + [.E350]*0.16483826+ [.F350]*0.076152071 + IF([.H350]=&quot;hdd&quot;; [.G350]*0.394; [.G350]*1.3104375))/0.3839800063" office:value-type="float" office:value="7566.4917457813" calcext:value-type="float">
            <text:p>7566.4917457813</text:p>
          </table:table-cell>
          <table:table-cell table:formula="of:=[.N350]/[.B350]" office:value-type="float" office:value="0.796556663415233" calcext:value-type="float">
            <text:p>0.7965566634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512gb-32gb-gtx980m-4gb-bluray-fullhd-l/</text:p>
          </table:table-cell>
          <table:table-cell office:value-type="float" office:value="9699" calcext:value-type="float">
            <text:p>96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dd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351]*31 + [.E351]*0.16483826+ [.F351]*0.076152071 + IF([.H351]=&quot;hdd&quot;; [.G351]*0.394; [.G351]*1.3104375))/0.3839800063" office:value-type="float" office:value="7711.62430238754" calcext:value-type="float">
            <text:p>7711.6243023875</text:p>
          </table:table-cell>
          <table:table-cell table:formula="of:=[.N351]/[.B351]" office:value-type="float" office:value="0.79509478321348" calcext:value-type="float">
            <text:p>0.7950947832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4310u-500gbplus8gb-4gb-win7-pro-dvdrw-l/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intel core i5 4310u </text:p>
          </table:table-cell>
          <table:table-cell office:value-type="string" calcext:value-type="string">
            <text:p>intel hd <text:s/>4400</text:p>
          </table:table-cell>
          <table:table-cell office:value-type="float" office:value="3742" calcext:value-type="float">
            <text:p>374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windows 8 pro</text:p>
          </table:table-cell>
          <table:table-cell table:style-name="ce6" table:formula="of:=([.I352]*31 + [.E352]*0.16483826+ [.F352]*0.076152071 + IF([.H352]=&quot;hdd&quot;; [.G352]*0.394; [.G352]*1.3104375))/0.3839800063" office:value-type="float" office:value="3744.20198491725" calcext:value-type="float">
            <text:p>3744.2019849173</text:p>
          </table:table-cell>
          <table:table-cell table:formula="of:=[.N352]/[.B352]" office:value-type="float" office:value="0.791753433055033" calcext:value-type="float">
            <text:p>0.7917534331</text:p>
          </table:table-cell>
        </table:table-row>
        <table:table-row table:style-name="ro1">
          <table:table-cell office:value-type="string" calcext:value-type="string">
            <text:p>http://www.cel.ro/laptop-laptopuri/laptop-alienware-18-i7_4710mq-1tbplus80gb-16gb-dual-hd_r9m290x-2x4gb-win8-l/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r9 m290x</text:p>
          </table:table-cell>
          <table:table-cell office:value-type="float" office:value="8009" calcext:value-type="float">
            <text:p>8009</text:p>
          </table:table-cell>
          <table:table-cell office:value-type="float" office:value="2547" calcext:value-type="float">
            <text:p>2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1920 x 1080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windows 8</text:p>
          </table:table-cell>
          <table:table-cell table:style-name="ce6" table:formula="of:=([.I353]*31 + [.E353]*0.16483826+ [.F353]*0.076152071 + IF([.H353]=&quot;hdd&quot;; [.G353]*0.394; [.G353]*1.3104375))/0.3839800063" office:value-type="float" office:value="8647.81080966663" calcext:value-type="float">
            <text:p>8647.8108096666</text:p>
          </table:table-cell>
          <table:table-cell table:formula="of:=[.N353]/[.B353]" office:value-type="float" office:value="0.791634090961793" calcext:value-type="float">
            <text:p>0.791634091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10m-1tb-8gb-dvdrw-win10pro-fullhd-fingerprint-l/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intel core i5 4210m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10</text:p>
          </table:table-cell>
          <table:table-cell table:style-name="ce6" table:formula="of:=([.I354]*31 + [.E354]*0.16483826+ [.F354]*0.076152071 + IF([.H354]=&quot;hdd&quot;; [.G354]*0.394; [.G354]*1.3104375))/0.3839800063" office:value-type="float" office:value="3622.65235623546" calcext:value-type="float">
            <text:p>3622.6523562355</text:p>
          </table:table-cell>
          <table:table-cell table:formula="of:=[.N354]/[.B354]" office:value-type="float" office:value="0.791144869236833" calcext:value-type="float">
            <text:p>0.7911448692</text:p>
          </table:table-cell>
        </table:table-row>
        <table:table-row table:style-name="ro1">
          <table:table-cell office:value-type="string" calcext:value-type="string">
            <text:p>http://www.cel.ro/laptop-laptopuri/laptop-asus-g771jw_t7092d-i7_4720hq-2x1tb_7200rpmplus256gb-16gb-gtx960m-4gb-full-hd-l/</text:p>
          </table:table-cell>
          <table:table-cell office:value-type="float" office:value="6799" calcext:value-type="float">
            <text:p>679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fara sistem</text:p>
          </table:table-cell>
          <table:table-cell table:style-name="ce6" table:formula="of:=([.I355]*31 + [.E355]*0.16483826+ [.F355]*0.076152071 + IF([.H355]=&quot;hdd&quot;; [.G355]*0.394; [.G355]*1.3104375))/0.3839800063" office:value-type="float" office:value="5368.00325504344" calcext:value-type="float">
            <text:p>5368.0032550434</text:p>
          </table:table-cell>
          <table:table-cell table:formula="of:=[.N355]/[.B355]" office:value-type="float" office:value="0.789528350499109" calcext:value-type="float">
            <text:p>0.7895283505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256gb-16gb-gtx980m-4gb-dvdrw-fullhd-l/</text:p>
          </table:table-cell>
          <table:table-cell office:value-type="float" office:value="7799" calcext:value-type="float">
            <text:p>77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356]*31 + [.E356]*0.16483826+ [.F356]*0.076152071 + IF([.H356]=&quot;hdd&quot;; [.G356]*0.394; [.G356]*1.3104375))/0.3839800063" office:value-type="float" office:value="6157.21003547991" calcext:value-type="float">
            <text:p>6157.2100354799</text:p>
          </table:table-cell>
          <table:table-cell table:formula="of:=[.N356]/[.B356]" office:value-type="float" office:value="0.789487118281819" calcext:value-type="float">
            <text:p>0.7894871183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3_5010u-500gb-4gb-3-ani-garantie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linux</text:p>
          </table:table-cell>
          <table:table-cell table:style-name="ce6" table:formula="of:=([.I357]*31 + [.E357]*0.16483826+ [.F357]*0.076152071 + IF([.H357]=&quot;hdd&quot;; [.G357]*0.394; [.G357]*1.3104375))/0.3839800063" office:value-type="float" office:value="2676.64589936229" calcext:value-type="float">
            <text:p>2676.6458993623</text:p>
          </table:table-cell>
          <table:table-cell table:formula="of:=[.N357]/[.B357]" office:value-type="float" office:value="0.787480405814148" calcext:value-type="float">
            <text:p>0.7874804058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3_4005u-500gb-4gb-dvdrw-win8pro-l/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8</text:p>
          </table:table-cell>
          <table:table-cell table:style-name="ce6" table:formula="of:=([.I358]*31 + [.E358]*0.16483826+ [.F358]*0.076152071 + IF([.H358]=&quot;hdd&quot;; [.G358]*0.394; [.G358]*1.3104375))/0.3839800063" office:value-type="float" office:value="2001.37237967695" calcext:value-type="float">
            <text:p>2001.372379677</text:p>
          </table:table-cell>
          <table:table-cell table:formula="of:=[.N358]/[.B358]" office:value-type="float" office:value="0.783622701517991" calcext:value-type="float">
            <text:p>0.7836227015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128gb-8gb-gtx980m-4gb-dvdrw-fullhd-l/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359]*31 + [.E359]*0.16483826+ [.F359]*0.076152071 + IF([.H359]=&quot;hdd&quot;; [.G359]*0.394; [.G359]*1.3104375))/0.3839800063" office:value-type="float" office:value="5685.49797488245" calcext:value-type="float">
            <text:p>5685.4979748825</text:p>
          </table:table-cell>
          <table:table-cell table:formula="of:=[.N359]/[.B359]" office:value-type="float" office:value="0.778942043414502" calcext:value-type="float">
            <text:p>0.7789420434</text:p>
          </table:table-cell>
        </table:table-row>
        <table:table-row table:style-name="ro1">
          <table:table-cell office:value-type="string" calcext:value-type="string">
            <text:p>http://www.cel.ro/laptop-laptopuri/laptop-dell-inspiron-5759-i7_6500u-1tb-8gb-radeon-r5-m335-4gb-win10-fullhd-l/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intel core i7 6500u 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 10</text:p>
          </table:table-cell>
          <table:table-cell table:style-name="ce6" table:formula="of:=([.I360]*31 + [.E360]*0.16483826+ [.F360]*0.076152071 + IF([.H360]=&quot;hdd&quot;; [.G360]*0.394; [.G360]*1.3104375))/0.3839800063" office:value-type="float" office:value="3651.75649445527" calcext:value-type="float">
            <text:p>3651.7564944553</text:p>
          </table:table-cell>
          <table:table-cell table:formula="of:=[.N360]/[.B360]" office:value-type="float" office:value="0.777962610663671" calcext:value-type="float">
            <text:p>0.7779626107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7_4712mq-500gb_7200rpm-4gb-amd-8750m-1gb-win7pro-l/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intel core i7 4712mq</text:p>
          </table:table-cell>
          <table:table-cell office:value-type="string" calcext:value-type="string">
            <text:p>hd 8750m</text:p>
          </table:table-cell>
          <table:table-cell office:value-type="float" office:value="7163" calcext:value-type="float">
            <text:p>7163</text:p>
          </table:table-cell>
          <table:table-cell office:value-type="float" office:value="955" calcext:value-type="float">
            <text:p>95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361]*31 + [.E361]*0.16483826+ [.F361]*0.076152071 + IF([.H361]=&quot;hdd&quot;; [.G361]*0.394; [.G361]*1.3104375))/0.3839800063" office:value-type="float" office:value="4100.37412977927" calcext:value-type="float">
            <text:p>4100.3741297793</text:p>
          </table:table-cell>
          <table:table-cell table:formula="of:=[.N361]/[.B361]" office:value-type="float" office:value="0.775998132055123" calcext:value-type="float">
            <text:p>0.7759981321</text:p>
          </table:table-cell>
        </table:table-row>
        <table:table-row table:style-name="ro1">
          <table:table-cell office:value-type="string" calcext:value-type="string">
            <text:p>http://www.cel.ro/laptop-laptopuri/laptop-asus-rog-g752vy-i7_6700hq-1tb_7200rpm-8gb-gtx980m-4gb-win10-fullhd-l/</text:p>
          </table:table-cell>
          <table:table-cell office:value-type="float" office:value="8099" calcext:value-type="float">
            <text:p>80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windows 10</text:p>
          </table:table-cell>
          <table:table-cell table:style-name="ce6" table:formula="of:=([.I362]*31 + [.E362]*0.16483826+ [.F362]*0.076152071 + IF([.H362]=&quot;hdd&quot;; [.G362]*0.394; [.G362]*1.3104375))/0.3839800063" office:value-type="float" office:value="6274.75782249863" calcext:value-type="float">
            <text:p>6274.7578224986</text:p>
          </table:table-cell>
          <table:table-cell table:formula="of:=[.N362]/[.B362]" office:value-type="float" office:value="0.774757108593484" calcext:value-type="float">
            <text:p>0.7747571086</text:p>
          </table:table-cell>
        </table:table-row>
        <table:table-row table:style-name="ro1">
          <table:table-cell office:value-type="string" calcext:value-type="string">
            <text:p>http://www.cel.ro/laptop-laptopuri/laptop-asus-g771jw_t7091d-i7_4710hq-1tb_7200rpmplus256gb-12gb-gtx960m-4gb-full-hd-l/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intel core i7 4710hq </text:p>
          </table:table-cell>
          <table:table-cell office:value-type="string" calcext:value-type="string">
            <text:p>gtx960m</text:p>
          </table:table-cell>
          <table:table-cell office:value-type="float" office:value="7892" calcext:value-type="float">
            <text:p>7892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dd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fara sistem</text:p>
          </table:table-cell>
          <table:table-cell table:style-name="ce6" table:formula="of:=([.I363]*31 + [.E363]*0.16483826+ [.F363]*0.076152071 + IF([.H363]=&quot;hdd&quot;; [.G363]*0.394; [.G363]*1.3104375))/0.3839800063" office:value-type="float" office:value="4950.62627038141" calcext:value-type="float">
            <text:p>4950.6262703814</text:p>
          </table:table-cell>
          <table:table-cell table:formula="of:=[.N363]/[.B363]" office:value-type="float" office:value="0.773656238534366" calcext:value-type="float">
            <text:p>0.7736562385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a50_c_11h-i5_5200u-256gb-8gb-dvdrw-win7pro-l/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7 pro</text:p>
          </table:table-cell>
          <table:table-cell table:style-name="ce6" table:formula="of:=([.I364]*31 + [.E364]*0.16483826+ [.F364]*0.076152071 + IF([.H364]=&quot;hdd&quot;; [.G364]*0.394; [.G364]*1.3104375))/0.3839800063" office:value-type="float" office:value="3142.55297588915" calcext:value-type="float">
            <text:p>3142.5529758892</text:p>
          </table:table-cell>
          <table:table-cell table:formula="of:=[.N364]/[.B364]" office:value-type="float" office:value="0.772315796482956" calcext:value-type="float">
            <text:p>0.7723157965</text:p>
          </table:table-cell>
        </table:table-row>
        <table:table-row table:style-name="ro1">
          <table:table-cell office:value-type="string" calcext:value-type="string">
            <text:p>http://www.cel.ro/laptop-laptopuri/laptop-asus-rog-g752vy-i7_6700hq-1tbplus128gb-16gb-gtx980m-4gb-win10-fullhd-l/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windows 10</text:p>
          </table:table-cell>
          <table:table-cell table:style-name="ce6" table:formula="of:=([.I365]*31 + [.E365]*0.16483826+ [.F365]*0.076152071 + IF([.H365]=&quot;hdd&quot;; [.G365]*0.394; [.G365]*1.3104375))/0.3839800063" office:value-type="float" office:value="6920.62478413996" calcext:value-type="float">
            <text:p>6920.62478414</text:p>
          </table:table-cell>
          <table:table-cell table:formula="of:=[.N365]/[.B365]" office:value-type="float" office:value="0.769043758655402" calcext:value-type="float">
            <text:p>0.7690437587</text:p>
          </table:table-cell>
        </table:table-row>
        <table:table-row table:style-name="ro1">
          <table:table-cell office:value-type="string" calcext:value-type="string">
            <text:p>http://www.cel.ro/laptop-laptopuri/laptop-asus-g752vy-i7_6820hk-1tbplus512gb-64gb-gtx980m-8gb-bluray-win10-fullhd-l/</text:p>
          </table:table-cell>
          <table:table-cell office:value-type="float" office:value="14084" calcext:value-type="float">
            <text:p>14084</text:p>
          </table:table-cell>
          <table:table-cell office:value-type="string" calcext:value-type="string">
            <text:p>intel core i7 6820hk</text:p>
          </table:table-cell>
          <table:table-cell office:value-type="string" calcext:value-type="string">
            <text:p>gtx 980m</text:p>
          </table:table-cell>
          <table:table-cell office:value-type="float" office:value="9041" calcext:value-type="float">
            <text:p>9041</text:p>
          </table:table-cell>
          <table:table-cell office:value-type="float" office:value="5894" calcext:value-type="float">
            <text:p>589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dd</text:p>
          </table:table-cell>
          <table:table-cell office:value-type="float" office:value="64" calcext:value-type="float">
            <text:p>6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windows 10</text:p>
          </table:table-cell>
          <table:table-cell table:style-name="ce6" table:formula="of:=([.I366]*31 + [.E366]*0.16483826+ [.F366]*0.076152071 + IF([.H366]=&quot;hdd&quot;; [.G366]*0.394; [.G366]*1.3104375))/0.3839800063" office:value-type="float" office:value="10742.4109262379" calcext:value-type="float">
            <text:p>10742.4109262379</text:p>
          </table:table-cell>
          <table:table-cell table:formula="of:=[.N366]/[.B366]" office:value-type="float" office:value="0.762738634353728" calcext:value-type="float">
            <text:p>0.7627386344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56gb-8gb-r5-m335-4gb-win10-fhd-touch-gri-l/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367]*31 + [.E367]*0.16483826+ [.F367]*0.076152071 + IF([.H367]=&quot;hdd&quot;; [.G367]*0.394; [.G367]*1.3104375))/0.3839800063" office:value-type="float" office:value="3499.33189150791" calcext:value-type="float">
            <text:p>3499.3318915079</text:p>
          </table:table-cell>
          <table:table-cell table:formula="of:=[.N367]/[.B367]" office:value-type="float" office:value="0.760889735052818" calcext:value-type="float">
            <text:p>0.7608897351</text:p>
          </table:table-cell>
        </table:table-row>
        <table:table-row table:style-name="ro1">
          <table:table-cell office:value-type="string" calcext:value-type="string">
            <text:p>http://www.cel.ro/laptop-laptopuri/laptop-lenovo-thinkpad-edge-e550-i5_5200u-192gb-8gb-dvdrw-fullhd-fingerprint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table:style-name="ce6" table:formula="of:=([.I368]*31 + [.E368]*0.16483826+ [.F368]*0.076152071 + IF([.H368]=&quot;hdd&quot;; [.G368]*0.394; [.G368]*1.3104375))/0.3839800063" office:value-type="float" office:value="2268.88248655149" calcext:value-type="float">
            <text:p>2268.8824865515</text:p>
          </table:table-cell>
          <table:table-cell table:formula="of:=[.N368]/[.B368]" office:value-type="float" office:value="0.756546344298596" calcext:value-type="float">
            <text:p>0.7565463443</text:p>
          </table:table-cell>
        </table:table-row>
        <table:table-row table:style-name="ro1">
          <table:table-cell office:value-type="string" calcext:value-type="string">
            <text:p>http://www.cel.ro/laptop-laptopuri/laptop-lenovo-thinkpad-e550-i5_5200u-192gb-8gb-dvdrw-win7pro-fullhd-l/</text:p>
          </table:table-cell>
          <table:table-cell office:value-type="float" office:value="3874" calcext:value-type="float">
            <text:p>387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windows 7 pro</text:p>
          </table:table-cell>
          <table:table-cell table:style-name="ce6" table:formula="of:=([.I369]*31 + [.E369]*0.16483826+ [.F369]*0.076152071 + IF([.H369]=&quot;hdd&quot;; [.G369]*0.394; [.G369]*1.3104375))/0.3839800063" office:value-type="float" office:value="2924.13535355474" calcext:value-type="float">
            <text:p>2924.1353535547</text:p>
          </table:table-cell>
          <table:table-cell table:formula="of:=[.N369]/[.B369]" office:value-type="float" office:value="0.754810364882483" calcext:value-type="float">
            <text:p>0.7548103649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3_4030u-500gb_7200rpm-4gb-win7pro-hd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7 pro</text:p>
          </table:table-cell>
          <table:table-cell table:style-name="ce6" table:formula="of:=([.I370]*31 + [.E370]*0.16483826+ [.F370]*0.076152071 + IF([.H370]=&quot;hdd&quot;; [.G370]*0.394; [.G370]*1.3104375))/0.3839800063" office:value-type="float" office:value="2104.83094524862" calcext:value-type="float">
            <text:p>2104.8309452486</text:p>
          </table:table-cell>
          <table:table-cell table:formula="of:=[.N370]/[.B370]" office:value-type="float" office:value="0.751993906841236" calcext:value-type="float">
            <text:p>0.7519939068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4210u-500gb_7200rpm-4gb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371]*31 + [.E371]*0.16483826+ [.F371]*0.076152071 + IF([.H371]=&quot;hdd&quot;; [.G371]*0.394; [.G371]*1.3104375))/0.3839800063" office:value-type="float" office:value="2397.17651850302" calcext:value-type="float">
            <text:p>2397.176518503</text:p>
          </table:table-cell>
          <table:table-cell table:formula="of:=[.N371]/[.B371]" office:value-type="float" office:value="0.749351834480469" calcext:value-type="float">
            <text:p>0.7493518345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3_5010u-500gb_7200rpm-4gb-win7-pro-l/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table:style-name="ce6" table:formula="of:=([.I372]*31 + [.E372]*0.16483826+ [.F372]*0.076152071 + IF([.H372]=&quot;hdd&quot;; [.G372]*0.394; [.G372]*1.3104375))/0.3839800063" office:value-type="float" office:value="2259.80661649882" calcext:value-type="float">
            <text:p>2259.8066164988</text:p>
          </table:table-cell>
          <table:table-cell table:formula="of:=[.N372]/[.B372]" office:value-type="float" office:value="0.747290547784001" calcext:value-type="float">
            <text:p>0.7472905478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200u-500gb_7200rpm-4gb-3-ani-garantie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373]*31 + [.E373]*0.16483826+ [.F373]*0.076152071 + IF([.H373]=&quot;hdd&quot;; [.G373]*0.394; [.G373]*1.3104375))/0.3839800063" office:value-type="float" office:value="2458.99655187333" calcext:value-type="float">
            <text:p>2458.9965518733</text:p>
          </table:table-cell>
          <table:table-cell table:formula="of:=[.N373]/[.B373]" office:value-type="float" office:value="0.745376341883398" calcext:value-type="float">
            <text:p>0.7453763419</text:p>
          </table:table-cell>
        </table:table-row>
        <table:table-row table:style-name="ro1">
          <table:table-cell office:value-type="string" calcext:value-type="string">
            <text:p>http://www.cel.ro/laptop-laptopuri/laptop-dell-latitude-e6540-i5_4310m-500gbplus8gb-8gb-hd8790m-2gb-win7-pro-fullhd-l/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intel core i5 4310m </text:p>
          </table:table-cell>
          <table:table-cell office:value-type="string" calcext:value-type="string">
            <text:p>hd 8790m</text:p>
          </table:table-cell>
          <table:table-cell office:value-type="float" office:value="4431" calcext:value-type="float">
            <text:p>4431</text:p>
          </table:table-cell>
          <table:table-cell office:value-type="float" office:value="1305" calcext:value-type="float">
            <text:p>13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7 pro</text:p>
          </table:table-cell>
          <table:table-cell table:style-name="ce6" table:formula="of:=([.I374]*31 + [.E374]*0.16483826+ [.F374]*0.076152071 + IF([.H374]=&quot;hdd&quot;; [.G374]*0.394; [.G374]*1.3104375))/0.3839800063" office:value-type="float" office:value="4513.24419053482" calcext:value-type="float">
            <text:p>4513.2441905348</text:p>
          </table:table-cell>
          <table:table-cell table:formula="of:=[.N374]/[.B374]" office:value-type="float" office:value="0.743655328807846" calcext:value-type="float">
            <text:p>0.7436553288</text:p>
          </table:table-cell>
        </table:table-row>
        <table:table-row table:style-name="ro1">
          <table:table-cell office:value-type="string" calcext:value-type="string">
            <text:p>http://www.cel.ro/laptop-laptopuri/laptop-asus-g752vy-i7_6820hk-1tbplus512gb-32gb-gtx980m-8gb-bluray-win10-fullhd-l/</text:p>
          </table:table-cell>
          <table:table-cell office:value-type="float" office:value="12684" calcext:value-type="float">
            <text:p>12684</text:p>
          </table:table-cell>
          <table:table-cell office:value-type="string" calcext:value-type="string">
            <text:p>intel core i7 6820hk</text:p>
          </table:table-cell>
          <table:table-cell office:value-type="string" calcext:value-type="string">
            <text:p>gtx 980m</text:p>
          </table:table-cell>
          <table:table-cell office:value-type="float" office:value="9041" calcext:value-type="float">
            <text:p>9041</text:p>
          </table:table-cell>
          <table:table-cell office:value-type="float" office:value="5894" calcext:value-type="float">
            <text:p>589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windows 10</text:p>
          </table:table-cell>
          <table:table-cell table:style-name="ce6" table:formula="of:=([.I375]*31 + [.E375]*0.16483826+ [.F375]*0.076152071 + IF([.H375]=&quot;hdd&quot;; [.G375]*0.394; [.G375]*1.3104375))/0.3839800063" office:value-type="float" office:value="9380.92337109793" calcext:value-type="float">
            <text:p>9380.9233710979</text:p>
          </table:table-cell>
          <table:table-cell table:formula="of:=[.N375]/[.B375]" office:value-type="float" office:value="0.739587146885677" calcext:value-type="float">
            <text:p>0.7395871469</text:p>
          </table:table-cell>
        </table:table-row>
        <table:table-row table:style-name="ro1">
          <table:table-cell office:value-type="string" calcext:value-type="string">
            <text:p>http://www.cel.ro/laptop-laptopuri/laptop-dell-inspiron-5559-i7_6500u-256gb-8gb-r5-m335-4gb-win10-fhd-touch-gri-st-l/</text:p>
          </table:table-cell>
          <table:table-cell office:value-type="float" office:value="4769" calcext:value-type="float">
            <text:p>476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376]*31 + [.E376]*0.16483826+ [.F376]*0.076152071 + IF([.H376]=&quot;hdd&quot;; [.G376]*0.394; [.G376]*1.3104375))/0.3839800063" office:value-type="float" office:value="3499.33189150791" calcext:value-type="float">
            <text:p>3499.3318915079</text:p>
          </table:table-cell>
          <table:table-cell table:formula="of:=[.N376]/[.B376]" office:value-type="float" office:value="0.73376638530256" calcext:value-type="float">
            <text:p>0.7337663853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200u-500gb_7200rpm-4gb-3ani-garantie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377]*31 + [.E377]*0.16483826+ [.F377]*0.076152071 + IF([.H377]=&quot;hdd&quot;; [.G377]*0.394; [.G377]*1.3104375))/0.3839800063" office:value-type="float" office:value="2458.99655187333" calcext:value-type="float">
            <text:p>2458.9965518733</text:p>
          </table:table-cell>
          <table:table-cell table:formula="of:=[.N377]/[.B377]" office:value-type="float" office:value="0.723447058509364" calcext:value-type="float">
            <text:p>0.7234470585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3_5010u-500gb_7200rpm-4gb-fingerprint-3ani-garantie-l/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378]*31 + [.E378]*0.16483826+ [.F378]*0.076152071 + IF([.H378]=&quot;hdd&quot;; [.G378]*0.394; [.G378]*1.3104375))/0.3839800063" office:value-type="float" office:value="2259.80661649882" calcext:value-type="float">
            <text:p>2259.8066164988</text:p>
          </table:table-cell>
          <table:table-cell table:formula="of:=[.N378]/[.B378]" office:value-type="float" office:value="0.721061460274033" calcext:value-type="float">
            <text:p>0.7210614603</text:p>
          </table:table-cell>
        </table:table-row>
        <table:table-row table:style-name="ro1">
          <table:table-cell office:value-type="string" calcext:value-type="string">
            <text:p>http://www.cel.ro/laptop-laptopuri/laptop-hp-probook-640-g1-i3_4000m-500gb-4gb-win7-pro-l/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intel core i3 4000m</text:p>
          </table:table-cell>
          <table:table-cell office:value-type="string" calcext:value-type="string">
            <text:p>intel hd <text:s/>4600</text:p>
          </table:table-cell>
          <table:table-cell office:value-type="float" office:value="3236" calcext:value-type="float">
            <text:p>323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7 pro</text:p>
          </table:table-cell>
          <table:table-cell table:style-name="ce6" table:formula="of:=([.I379]*31 + [.E379]*0.16483826+ [.F379]*0.076152071 + IF([.H379]=&quot;hdd&quot;; [.G379]*0.394; [.G379]*1.3104375))/0.3839800063" office:value-type="float" office:value="2365.9684485244" calcext:value-type="float">
            <text:p>2365.9684485244</text:p>
          </table:table-cell>
          <table:table-cell table:formula="of:=[.N379]/[.B379]" office:value-type="float" office:value="0.718266074233273" calcext:value-type="float">
            <text:p>0.7182660742</text:p>
          </table:table-cell>
        </table:table-row>
        <table:table-row table:style-name="ro1">
          <table:table-cell office:value-type="string" calcext:value-type="string">
            <text:p>http://www.cel.ro/laptop-laptopuri/laptop-lenovo-b41_30-dual-core-n3050-500gb-2gb-win10-hd-l/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windows 10</text:p>
          </table:table-cell>
          <table:table-cell table:style-name="ce6" table:formula="of:=([.I380]*31 + [.E380]*0.16483826+ [.F380]*0.076152071 + IF([.H380]=&quot;hdd&quot;; [.G380]*0.394; [.G380]*1.3104375))/0.3839800063" office:value-type="float" office:value="1122.12324275125" calcext:value-type="float">
            <text:p>1122.1232427513</text:p>
          </table:table-cell>
          <table:table-cell table:formula="of:=[.N380]/[.B380]" office:value-type="float" office:value="0.71291184418758" calcext:value-type="float">
            <text:p>0.7129118442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5_4210m-1tb-8gb-dvdrw-win10pro-fullhd-fingerprint-l/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10</text:p>
          </table:table-cell>
          <table:table-cell table:style-name="ce6" table:formula="of:=([.I381]*31 + [.E381]*0.16483826+ [.F381]*0.076152071 + IF([.H381]=&quot;hdd&quot;; [.G381]*0.394; [.G381]*1.3104375))/0.3839800063" office:value-type="float" office:value="3299.71887541479" calcext:value-type="float">
            <text:p>3299.7188754148</text:p>
          </table:table-cell>
          <table:table-cell table:formula="of:=[.N381]/[.B381]" office:value-type="float" office:value="0.709769601078681" calcext:value-type="float">
            <text:p>0.7097696011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3_5005u-500gb_7200rpm-4gb-win7-pro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table:style-name="ce6" table:formula="of:=([.I382]*31 + [.E382]*0.16483826+ [.F382]*0.076152071 + IF([.H382]=&quot;hdd&quot;; [.G382]*0.394; [.G382]*1.3104375))/0.3839800063" office:value-type="float" office:value="2196.27189573282" calcext:value-type="float">
            <text:p>2196.2718957328</text:p>
          </table:table-cell>
          <table:table-cell table:formula="of:=[.N382]/[.B382]" office:value-type="float" office:value="0.708703419081259" calcext:value-type="float">
            <text:p>0.7087034191</text:p>
          </table:table-cell>
        </table:table-row>
        <table:table-row table:style-name="ro1">
          <table:table-cell office:value-type="string" calcext:value-type="string">
            <text:p>http://www.cel.ro/laptop-laptopuri/laptop-acer-travelmate-p6-tmp645_m-i7_4500u-256gb-8gb-3g-win7pro-l/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intel core i7 4500u</text:p>
          </table:table-cell>
          <table:table-cell office:value-type="string" calcext:value-type="string">
            <text:p>intel hd <text:s/>4400</text:p>
          </table:table-cell>
          <table:table-cell office:value-type="float" office:value="3800" calcext:value-type="float">
            <text:p>3800</text:p>
          </table:table-cell>
          <table:table-cell office:value-type="float" office:value="547" calcext:value-type="float">
            <text:p>5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windows 7 pro</text:p>
          </table:table-cell>
          <table:table-cell table:style-name="ce6" table:formula="of:=([.I383]*31 + [.E383]*0.16483826+ [.F383]*0.076152071 + IF([.H383]=&quot;hdd&quot;; [.G383]*0.394; [.G383]*1.3104375))/0.3839800063" office:value-type="float" office:value="3259.31702250977" calcext:value-type="float">
            <text:p>3259.3170225098</text:p>
          </table:table-cell>
          <table:table-cell table:formula="of:=[.N383]/[.B383]" office:value-type="float" office:value="0.708701244294362" calcext:value-type="float">
            <text:p>0.7087012443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5_5200u-500gb_7200rpm-4gb-win8-pro-3ani-garantie-l/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 pro</text:p>
          </table:table-cell>
          <table:table-cell table:style-name="ce6" table:formula="of:=([.I384]*31 + [.E384]*0.16483826+ [.F384]*0.076152071 + IF([.H384]=&quot;hdd&quot;; [.G384]*0.394; [.G384]*1.3104375))/0.3839800063" office:value-type="float" office:value="2458.99655187333" calcext:value-type="float">
            <text:p>2458.9965518733</text:p>
          </table:table-cell>
          <table:table-cell table:formula="of:=[.N384]/[.B384]" office:value-type="float" office:value="0.705796943706467" calcext:value-type="float">
            <text:p>0.7057969437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200u-500gb_7200rpm-4gb-l/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385]*31 + [.E385]*0.16483826+ [.F385]*0.076152071 + IF([.H385]=&quot;hdd&quot;; [.G385]*0.394; [.G385]*1.3104375))/0.3839800063" office:value-type="float" office:value="2458.99655187333" calcext:value-type="float">
            <text:p>2458.9965518733</text:p>
          </table:table-cell>
          <table:table-cell table:formula="of:=[.N385]/[.B385]" office:value-type="float" office:value="0.702771235173858" calcext:value-type="float">
            <text:p>0.7027712352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10m-256gb-8gb-dvdrw-win10pro-fullhd-fingerprint-l/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10</text:p>
          </table:table-cell>
          <table:table-cell table:style-name="ce6" table:formula="of:=([.I386]*31 + [.E386]*0.16483826+ [.F386]*0.076152071 + IF([.H386]=&quot;hdd&quot;; [.G386]*0.394; [.G386]*1.3104375))/0.3839800063" office:value-type="float" office:value="3470.2277532881" calcext:value-type="float">
            <text:p>3470.2277532881</text:p>
          </table:table-cell>
          <table:table-cell table:formula="of:=[.N386]/[.B386]" office:value-type="float" office:value="0.702617483961956" calcext:value-type="float">
            <text:p>0.702617484</text:p>
          </table:table-cell>
        </table:table-row>
        <table:table-row table:style-name="ro1">
          <table:table-cell office:value-type="string" calcext:value-type="string">
            <text:p>http://www.cel.ro/laptop-laptopuri/laptop-hp-zbook-15-i7_4710mq-1tb-8gb-k1100m-2gb-dvdrw-win10pro-fullhd-fingerprin-l/</text:p>
          </table:table-cell>
          <table:table-cell office:value-type="float" office:value="7559" calcext:value-type="float">
            <text:p>7559</text:p>
          </table:table-cell>
          <table:table-cell office:value-type="string" calcext:value-type="string">
            <text:p>intel core i7 4710mq</text:p>
          </table:table-cell>
          <table:table-cell office:value-type="string" calcext:value-type="string">
            <text:p>quadro k1100m</text:p>
          </table:table-cell>
          <table:table-cell office:value-type="float" office:value="8009" calcext:value-type="float">
            <text:p>8009</text:p>
          </table:table-cell>
          <table:table-cell office:value-type="float" office:value="966" calcext:value-type="float">
            <text:p>9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windows 10</text:p>
          </table:table-cell>
          <table:table-cell table:style-name="ce6" table:formula="of:=([.I387]*31 + [.E387]*0.16483826+ [.F387]*0.076152071 + IF([.H387]=&quot;hdd&quot;; [.G387]*0.394; [.G387]*1.3104375))/0.3839800063" office:value-type="float" office:value="5301.71491099848" calcext:value-type="float">
            <text:p>5301.7149109985</text:p>
          </table:table-cell>
          <table:table-cell table:formula="of:=[.N387]/[.B387]" office:value-type="float" office:value="0.701377815980749" calcext:value-type="float">
            <text:p>0.701377816</text:p>
          </table:table-cell>
        </table:table-row>
        <table:table-row table:style-name="ro1">
          <table:table-cell office:value-type="string" calcext:value-type="string">
            <text:p>http://www.cel.ro/laptop-laptopuri/laptop-hp-elitebook-820-g2-i5_5200u-500gbplus32gb-4gb-win7-pro-l/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windows 7 pro</text:p>
          </table:table-cell>
          <table:table-cell table:style-name="ce6" table:formula="of:=([.I388]*31 + [.E388]*0.16483826+ [.F388]*0.076152071 + IF([.H388]=&quot;hdd&quot;; [.G388]*0.394; [.G388]*1.3104375))/0.3839800063" office:value-type="float" office:value="3652.33668021845" calcext:value-type="float">
            <text:p>3652.3366802185</text:p>
          </table:table-cell>
          <table:table-cell table:formula="of:=[.N388]/[.B388]" office:value-type="float" office:value="0.694492618410049" calcext:value-type="float">
            <text:p>0.6944926184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512gb-48gb-gtx980m-4gb-bluray-uhd-l/</text:p>
          </table:table-cell>
          <table:table-cell office:value-type="float" office:value="12999" calcext:value-type="float">
            <text:p>129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dd</text:p>
          </table:table-cell>
          <table:table-cell office:value-type="float" office:value="48" calcext:value-type="float">
            <text:p>4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3840 x 216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389]*31 + [.E389]*0.16483826+ [.F389]*0.076152071 + IF([.H389]=&quot;hdd&quot;; [.G389]*0.394; [.G389]*1.3104375))/0.3839800063" office:value-type="float" office:value="9003.3582256702" calcext:value-type="float">
            <text:p>9003.3582256702</text:p>
          </table:table-cell>
          <table:table-cell table:formula="of:=[.N389]/[.B389]" office:value-type="float" office:value="0.692619295766613" calcext:value-type="float">
            <text:p>0.6926192958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5_5200u-500gb-4gb-win7-pro-3-ani-garantie-l/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7 pro</text:p>
          </table:table-cell>
          <table:table-cell table:style-name="ce6" table:formula="of:=([.I390]*31 + [.E390]*0.16483826+ [.F390]*0.076152071 + IF([.H390]=&quot;hdd&quot;; [.G390]*0.394; [.G390]*1.3104375))/0.3839800063" office:value-type="float" office:value="2458.99655187333" calcext:value-type="float">
            <text:p>2458.9965518733</text:p>
          </table:table-cell>
          <table:table-cell table:formula="of:=[.N390]/[.B390]" office:value-type="float" office:value="0.690923448124004" calcext:value-type="float">
            <text:p>0.6909234481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3_4005u-500gb_7200rpm-4gb-win7-pro-3-ani-garantie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</text:p>
          </table:table-cell>
          <table:table-cell table:style-name="ce6" table:formula="of:=([.I391]*31 + [.E391]*0.16483826+ [.F391]*0.076152071 + IF([.H391]=&quot;hdd&quot;; [.G391]*0.394; [.G391]*1.3104375))/0.3839800063" office:value-type="float" office:value="2001.37237967695" calcext:value-type="float">
            <text:p>2001.372379677</text:p>
          </table:table-cell>
          <table:table-cell table:formula="of:=[.N391]/[.B391]" office:value-type="float" office:value="0.690366464186599" calcext:value-type="float">
            <text:p>0.6903664642</text:p>
          </table:table-cell>
        </table:table-row>
        <table:table-row table:style-name="ro1">
          <table:table-cell office:value-type="string" calcext:value-type="string">
            <text:p>http://www.cel.ro/laptop-laptopuri/laptop-dell-inspiron-7359-i7_6500u-256gb-8gb-win10-fullhd-touch-silver-l/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windows 10</text:p>
          </table:table-cell>
          <table:table-cell table:style-name="ce6" table:formula="of:=([.I392]*31 + [.E392]*0.16483826+ [.F392]*0.076152071 + IF([.H392]=&quot;hdd&quot;; [.G392]*0.394; [.G392]*1.3104375))/0.3839800063" office:value-type="float" office:value="3537.21158660234" calcext:value-type="float">
            <text:p>3537.2115866023</text:p>
          </table:table-cell>
          <table:table-cell table:formula="of:=[.N392]/[.B392]" office:value-type="float" office:value="0.68830737236862" calcext:value-type="float">
            <text:p>0.6883073724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3_5010u-500gb_7200rpm-4gb-fpr-win8-pro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8 pro</text:p>
          </table:table-cell>
          <table:table-cell table:style-name="ce6" table:formula="of:=([.I393]*31 + [.E393]*0.16483826+ [.F393]*0.076152071 + IF([.H393]=&quot;hdd&quot;; [.G393]*0.394; [.G393]*1.3104375))/0.3839800063" office:value-type="float" office:value="2259.80661649882" calcext:value-type="float">
            <text:p>2259.8066164988</text:p>
          </table:table-cell>
          <table:table-cell table:formula="of:=[.N393]/[.B393]" office:value-type="float" office:value="0.684997458775029" calcext:value-type="float">
            <text:p>0.6849974588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7_5500u-256gb-16gb-r7_m270-4gb-4k_uhd-touch-win8-l/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70</text:p>
          </table:table-cell>
          <table:table-cell office:value-type="float" office:value="4029" calcext:value-type="float">
            <text:p>4029</text:p>
          </table:table-cell>
          <table:table-cell office:value-type="float" office:value="769" calcext:value-type="float">
            <text:p>76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 table:style-name="ce6" table:formula="of:=([.I394]*31 + [.E394]*0.16483826+ [.F394]*0.076152071 + IF([.H394]=&quot;hdd&quot;; [.G394]*0.394; [.G394]*1.3104375))/0.3839800063" office:value-type="float" office:value="4047.51879431124" calcext:value-type="float">
            <text:p>4047.5187943112</text:p>
          </table:table-cell>
          <table:table-cell table:formula="of:=[.N394]/[.B394]" office:value-type="float" office:value="0.682664664245444" calcext:value-type="float">
            <text:p>0.6826646642</text:p>
          </table:table-cell>
        </table:table-row>
        <table:table-row table:style-name="ro1">
          <table:table-cell office:value-type="string" calcext:value-type="string">
            <text:p>http://www.cel.ro/laptop-laptopuri/laptop-hp-probook-640-g1-i5_4210m-500gb_7200rpm-4gb-win7-pro-l/</text:p>
          </table:table-cell>
          <table:table-cell office:value-type="float" office:value="4064" calcext:value-type="float">
            <text:p>406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400</text:p>
          </table:table-cell>
          <table:table-cell office:value-type="float" office:value="4216" calcext:value-type="float">
            <text:p>421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 pro</text:p>
          </table:table-cell>
          <table:table-cell table:style-name="ce6" table:formula="of:=([.I395]*31 + [.E395]*0.16483826+ [.F395]*0.076152071 + IF([.H395]=&quot;hdd&quot;; [.G395]*0.394; [.G395]*1.3104375))/0.3839800063" office:value-type="float" office:value="2754.34467848489" calcext:value-type="float">
            <text:p>2754.3446784849</text:p>
          </table:table-cell>
          <table:table-cell table:formula="of:=[.N395]/[.B395]" office:value-type="float" office:value="0.677742292934274" calcext:value-type="float">
            <text:p>0.6777422929</text:p>
          </table:table-cell>
        </table:table-row>
        <table:table-row table:style-name="ro1">
          <table:table-cell office:value-type="string" calcext:value-type="string">
            <text:p>http://www.cel.ro/laptop-laptopuri/laptop-dell-latitude-e3450-i5_5200u-500gb_7200rpm-4gb-win8-pro-3ani-garantie-l/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 pro</text:p>
          </table:table-cell>
          <table:table-cell table:style-name="ce6" table:formula="of:=([.I396]*31 + [.E396]*0.16483826+ [.F396]*0.076152071 + IF([.H396]=&quot;hdd&quot;; [.G396]*0.394; [.G396]*1.3104375))/0.3839800063" office:value-type="float" office:value="2458.99655187333" calcext:value-type="float">
            <text:p>2458.9965518733</text:p>
          </table:table-cell>
          <table:table-cell table:formula="of:=[.N396]/[.B396]" office:value-type="float" office:value="0.675734144510396" calcext:value-type="float">
            <text:p>0.6757341445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5_5200u-500gb_7200rpm-4gb-win8-pro-l/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 pro</text:p>
          </table:table-cell>
          <table:table-cell table:style-name="ce6" table:formula="of:=([.I397]*31 + [.E397]*0.16483826+ [.F397]*0.076152071 + IF([.H397]=&quot;hdd&quot;; [.G397]*0.394; [.G397]*1.3104375))/0.3839800063" office:value-type="float" office:value="2458.99655187333" calcext:value-type="float">
            <text:p>2458.9965518733</text:p>
          </table:table-cell>
          <table:table-cell table:formula="of:=[.N397]/[.B397]" office:value-type="float" office:value="0.672040599036166" calcext:value-type="float">
            <text:p>0.672040599</text:p>
          </table:table-cell>
        </table:table-row>
        <table:table-row table:style-name="ro1">
          <table:table-cell office:value-type="string" calcext:value-type="string">
            <text:p>http://www.cel.ro/laptop-laptopuri/laptop-dell-latitude-e6440-i7_4610m-500gbplus8gb-8gb-hd8690m-2gb-win7-pro-l/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intel core i7 4610m </text:p>
          </table:table-cell>
          <table:table-cell office:value-type="string" calcext:value-type="string">
            <text:p>hd 8690m</text:p>
          </table:table-cell>
          <table:table-cell office:value-type="float" office:value="5109" calcext:value-type="float">
            <text:p>5109</text:p>
          </table:table-cell>
          <table:table-cell office:value-type="float" office:value="836" calcext:value-type="float">
            <text:p>83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0 x 90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table:style-name="ce6" table:formula="of:=([.I398]*31 + [.E398]*0.16483826+ [.F398]*0.076152071 + IF([.H398]=&quot;hdd&quot;; [.G398]*0.394; [.G398]*1.3104375))/0.3839800063" office:value-type="float" office:value="4711.28840568489" calcext:value-type="float">
            <text:p>4711.2884056849</text:p>
          </table:table-cell>
          <table:table-cell table:formula="of:=[.N398]/[.B398]" office:value-type="float" office:value="0.671697805201724" calcext:value-type="float">
            <text:p>0.6716978052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5_4210m-500gb_7200rpm-4gb-fhd-fpr-3g-l/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7 pro</text:p>
          </table:table-cell>
          <table:table-cell table:style-name="ce6" table:formula="of:=([.I399]*31 + [.E399]*0.16483826+ [.F399]*0.076152071 + IF([.H399]=&quot;hdd&quot;; [.G399]*0.394; [.G399]*1.3104375))/0.3839800063" office:value-type="float" office:value="2786.67132927228" calcext:value-type="float">
            <text:p>2786.6713292723</text:p>
          </table:table-cell>
          <table:table-cell table:formula="of:=[.N399]/[.B399]" office:value-type="float" office:value="0.670840474066509" calcext:value-type="float">
            <text:p>0.6708404741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5_5200u-500gb_7200rpm-4gb-hd-win8pro-l/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 pro</text:p>
          </table:table-cell>
          <table:table-cell table:style-name="ce6" table:formula="of:=([.I400]*31 + [.E400]*0.16483826+ [.F400]*0.076152071 + IF([.H400]=&quot;hdd&quot;; [.G400]*0.394; [.G400]*1.3104375))/0.3839800063" office:value-type="float" office:value="2458.99655187333" calcext:value-type="float">
            <text:p>2458.9965518733</text:p>
          </table:table-cell>
          <table:table-cell table:formula="of:=[.N400]/[.B400]" office:value-type="float" office:value="0.670208926648496" calcext:value-type="float">
            <text:p>0.6702089266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10m-500gb_7200rpm-4gb-win8-pro-l/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401]*31 + [.E401]*0.16483826+ [.F401]*0.076152071 + IF([.H401]=&quot;hdd&quot;; [.G401]*0.394; [.G401]*1.3104375))/0.3839800063" office:value-type="float" office:value="2786.67132927228" calcext:value-type="float">
            <text:p>2786.6713292723</text:p>
          </table:table-cell>
          <table:table-cell table:formula="of:=[.N401]/[.B401]" office:value-type="float" office:value="0.670033981551402" calcext:value-type="float">
            <text:p>0.6700339816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5_4210m-500gb_7200rpm-4gb-win10pro-hd-fingerprint-l/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7 pro</text:p>
          </table:table-cell>
          <table:table-cell table:style-name="ce6" table:formula="of:=([.I402]*31 + [.E402]*0.16483826+ [.F402]*0.076152071 + IF([.H402]=&quot;hdd&quot;; [.G402]*0.394; [.G402]*1.3104375))/0.3839800063" office:value-type="float" office:value="2786.67132927228" calcext:value-type="float">
            <text:p>2786.6713292723</text:p>
          </table:table-cell>
          <table:table-cell table:formula="of:=[.N402]/[.B402]" office:value-type="float" office:value="0.668426800017338" calcext:value-type="float">
            <text:p>0.6684268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3_5010u-500gb_7200rpm-4gb-fingerprint-3ani-garantie-l/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403]*31 + [.E403]*0.16483826+ [.F403]*0.076152071 + IF([.H403]=&quot;hdd&quot;; [.G403]*0.394; [.G403]*1.3104375))/0.3839800063" office:value-type="float" office:value="2259.80661649882" calcext:value-type="float">
            <text:p>2259.8066164988</text:p>
          </table:table-cell>
          <table:table-cell table:formula="of:=[.N403]/[.B403]" office:value-type="float" office:value="0.667791553338895" calcext:value-type="float">
            <text:p>0.6677915533</text:p>
          </table:table-cell>
        </table:table-row>
        <table:table-row table:style-name="ro1">
          <table:table-cell office:value-type="string" calcext:value-type="string">
            <text:p>http://www.cel.ro/laptop-laptopuri/laptop-dell-inspiron-7359-i7_6500u-256gb-8gb-win10-fullhd-touch-l/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windows 10</text:p>
          </table:table-cell>
          <table:table-cell table:style-name="ce6" table:formula="of:=([.I404]*31 + [.E404]*0.16483826+ [.F404]*0.076152071 + IF([.H404]=&quot;hdd&quot;; [.G404]*0.394; [.G404]*1.3104375))/0.3839800063" office:value-type="float" office:value="3537.21158660234" calcext:value-type="float">
            <text:p>3537.2115866023</text:p>
          </table:table-cell>
          <table:table-cell table:formula="of:=[.N404]/[.B404]" office:value-type="float" office:value="0.667524360559038" calcext:value-type="float">
            <text:p>0.6675243606</text:p>
          </table:table-cell>
        </table:table-row>
        <table:table-row table:style-name="ro1">
          <table:table-cell office:value-type="string" calcext:value-type="string">
            <text:p>http://www.cel.ro/laptop-laptopuri/laptop-lenovo-thinkpad-e550-i3_4005u-500gb_7200rpm-4gb-win8-fingerprint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windows 8</text:p>
          </table:table-cell>
          <table:table-cell table:style-name="ce6" table:formula="of:=([.I405]*31 + [.E405]*0.16483826+ [.F405]*0.076152071 + IF([.H405]=&quot;hdd&quot;; [.G405]*0.394; [.G405]*1.3104375))/0.3839800063" office:value-type="float" office:value="2001.37237967695" calcext:value-type="float">
            <text:p>2001.372379677</text:p>
          </table:table-cell>
          <table:table-cell table:formula="of:=[.N405]/[.B405]" office:value-type="float" office:value="0.667346575417456" calcext:value-type="float">
            <text:p>0.6673465754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7_5600u-1tb-8gb-fullhd-fingerprint-l/</text:p>
          </table:table-cell>
          <table:table-cell office:value-type="float" office:value="5474" calcext:value-type="float">
            <text:p>547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inux</text:p>
          </table:table-cell>
          <table:table-cell table:style-name="ce6" table:formula="of:=([.I406]*31 + [.E406]*0.16483826+ [.F406]*0.076152071 + IF([.H406]=&quot;hdd&quot;; [.G406]*0.394; [.G406]*1.3104375))/0.3839800063" office:value-type="float" office:value="3652.5750274722" calcext:value-type="float">
            <text:p>3652.5750274722</text:p>
          </table:table-cell>
          <table:table-cell table:formula="of:=[.N406]/[.B406]" office:value-type="float" office:value="0.667258865084436" calcext:value-type="float">
            <text:p>0.6672588651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3_5010u-500gb_7200rpm-4gb-fpr-3-ani-garantie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linux</text:p>
          </table:table-cell>
          <table:table-cell table:style-name="ce6" table:formula="of:=([.I407]*31 + [.E407]*0.16483826+ [.F407]*0.076152071 + IF([.H407]=&quot;hdd&quot;; [.G407]*0.394; [.G407]*1.3104375))/0.3839800063" office:value-type="float" office:value="2259.80661649882" calcext:value-type="float">
            <text:p>2259.8066164988</text:p>
          </table:table-cell>
          <table:table-cell table:formula="of:=[.N407]/[.B407]" office:value-type="float" office:value="0.664844547366525" calcext:value-type="float">
            <text:p>0.6648445474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7_4710mq-256gb-8gb-win7-pro-fullhd-l/</text:p>
          </table:table-cell>
          <table:table-cell office:value-type="float" office:value="7669" calcext:value-type="float">
            <text:p>7669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intel hd <text:s/>4600</text:p>
          </table:table-cell>
          <table:table-cell office:value-type="float" office:value="8009" calcext:value-type="float">
            <text:p>8009</text:p>
          </table:table-cell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windows 7 pro</text:p>
          </table:table-cell>
          <table:table-cell table:style-name="ce6" table:formula="of:=([.I408]*31 + [.E408]*0.16483826+ [.F408]*0.076152071 + IF([.H408]=&quot;hdd&quot;; [.G408]*0.394; [.G408]*1.3104375))/0.3839800063" office:value-type="float" office:value="5098.51961724394" calcext:value-type="float">
            <text:p>5098.5196172439</text:p>
          </table:table-cell>
          <table:table-cell table:formula="of:=[.N408]/[.B408]" office:value-type="float" office:value="0.664821960782884" calcext:value-type="float">
            <text:p>0.6648219608</text:p>
          </table:table-cell>
        </table:table-row>
        <table:table-row table:style-name="ro1">
          <table:table-cell office:value-type="string" calcext:value-type="string">
            <text:p>http://www.cel.ro/laptop-laptopuri/laptop-dell-vostro-5480-i3_4005u-500gb-4gb-win8-fingerprint-l/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windows 8</text:p>
          </table:table-cell>
          <table:table-cell table:style-name="ce6" table:formula="of:=([.I409]*31 + [.E409]*0.16483826+ [.F409]*0.076152071 + IF([.H409]=&quot;hdd&quot;; [.G409]*0.394; [.G409]*1.3104375))/0.3839800063" office:value-type="float" office:value="2001.37237967695" calcext:value-type="float">
            <text:p>2001.372379677</text:p>
          </table:table-cell>
          <table:table-cell table:formula="of:=[.N409]/[.B409]" office:value-type="float" office:value="0.654257070832609" calcext:value-type="float">
            <text:p>0.6542570708</text:p>
          </table:table-cell>
        </table:table-row>
        <table:table-row table:style-name="ro1">
          <table:table-cell office:value-type="string" calcext:value-type="string">
            <text:p>http://www.cel.ro/laptop-laptopuri/laptop-alienware-13-i5_4210m-1tb-8gb-gtx860m-2gb-win8-fullhd-l/</text:p>
          </table:table-cell>
          <table:table-cell office:value-type="float" office:value="5879" calcext:value-type="float">
            <text:p>587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gtx860m</text:p>
          </table:table-cell>
          <table:table-cell office:value-type="float" office:value="4216" calcext:value-type="float">
            <text:p>4216</text:p>
          </table:table-cell>
          <table:table-cell office:value-type="float" office:value="1583" calcext:value-type="float">
            <text:p>15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windows 8</text:p>
          </table:table-cell>
          <table:table-cell table:style-name="ce6" table:formula="of:=([.I410]*31 + [.E410]*0.16483826+ [.F410]*0.076152071 + IF([.H410]=&quot;hdd&quot;; [.G410]*0.394; [.G410]*1.3104375))/0.3839800063" office:value-type="float" office:value="3795.78834480841" calcext:value-type="float">
            <text:p>3795.7883448084</text:p>
          </table:table-cell>
          <table:table-cell table:formula="of:=[.N410]/[.B410]" office:value-type="float" office:value="0.645652040280389" calcext:value-type="float">
            <text:p>0.6456520403</text:p>
          </table:table-cell>
        </table:table-row>
        <table:table-row table:style-name="ro1">
          <table:table-cell office:value-type="string" calcext:value-type="string">
            <text:p>http://www.cel.ro/laptop-laptopuri/laptop-dell-inspiron-7548-i7_5500u-256gb-16gb-hdr7m270-4gb-win8-uhd-touch-l/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70</text:p>
          </table:table-cell>
          <table:table-cell office:value-type="float" office:value="4029" calcext:value-type="float">
            <text:p>4029</text:p>
          </table:table-cell>
          <table:table-cell office:value-type="float" office:value="769" calcext:value-type="float">
            <text:p>76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3840 x 2160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8</text:p>
          </table:table-cell>
          <table:table-cell table:style-name="ce6" table:formula="of:=([.I411]*31 + [.E411]*0.16483826+ [.F411]*0.076152071 + IF([.H411]=&quot;hdd&quot;; [.G411]*0.394; [.G411]*1.3104375))/0.3839800063" office:value-type="float" office:value="4047.51879431124" calcext:value-type="float">
            <text:p>4047.5187943112</text:p>
          </table:table-cell>
          <table:table-cell table:formula="of:=[.N411]/[.B411]" office:value-type="float" office:value="0.644099107942591" calcext:value-type="float">
            <text:p>0.6440991079</text:p>
          </table:table-cell>
        </table:table-row>
        <table:table-row table:style-name="ro1">
          <table:table-cell office:value-type="string" calcext:value-type="string">
            <text:p>http://www.cel.ro/laptop-laptopuri/laptop-asus-rog-gl752vy-i7_6820hk-1tbplus256gb-32gb-gtx980m-8gb-win10-fullhd-l/</text:p>
          </table:table-cell>
          <table:table-cell office:value-type="float" office:value="12299" calcext:value-type="float">
            <text:p>12299</text:p>
          </table:table-cell>
          <table:table-cell office:value-type="string" calcext:value-type="string">
            <text:p>intel core i7 6820hk</text:p>
          </table:table-cell>
          <table:table-cell office:value-type="string" calcext:value-type="string">
            <text:p>gtx 980m</text:p>
          </table:table-cell>
          <table:table-cell office:value-type="float" office:value="9041" calcext:value-type="float">
            <text:p>9041</text:p>
          </table:table-cell>
          <table:table-cell office:value-type="float" office:value="5894" calcext:value-type="float">
            <text:p>589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dd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windows 10</text:p>
          </table:table-cell>
          <table:table-cell table:style-name="ce6" table:formula="of:=([.I412]*31 + [.E412]*0.16483826+ [.F412]*0.076152071 + IF([.H412]=&quot;hdd&quot;; [.G412]*0.394; [.G412]*1.3104375))/0.3839800063" office:value-type="float" office:value="7896.26273604757" calcext:value-type="float">
            <text:p>7896.2627360476</text:p>
          </table:table-cell>
          <table:table-cell table:formula="of:=[.N412]/[.B412]" office:value-type="float" office:value="0.642024777302835" calcext:value-type="float">
            <text:p>0.6420247773</text:p>
          </table:table-cell>
        </table:table-row>
        <table:table-row table:style-name="ro1">
          <table:table-cell office:value-type="string" calcext:value-type="string">
            <text:p>http://www.cel.ro/laptop-laptopuri/laptop-alienware-18-i7_4810mq-1tbplus80gb-16gb-dual-gtx880m-16gb-win8-l/</text:p>
          </table:table-cell>
          <table:table-cell office:value-type="float" office:value="14389" calcext:value-type="float">
            <text:p>14389</text:p>
          </table:table-cell>
          <table:table-cell office:value-type="string" calcext:value-type="string">
            <text:p>intel core i7 4810mq </text:p>
          </table:table-cell>
          <table:table-cell office:value-type="string" calcext:value-type="string">
            <text:p>gtx 880m</text:p>
          </table:table-cell>
          <table:table-cell office:value-type="float" office:value="8793" calcext:value-type="float">
            <text:p>8793</text:p>
          </table:table-cell>
          <table:table-cell office:value-type="float" office:value="3679" calcext:value-type="float">
            <text:p>3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16" calcext:value-type="float">
            <text:p>16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1920 x 1080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windows 8</text:p>
          </table:table-cell>
          <table:table-cell table:style-name="ce6" table:formula="of:=([.I413]*31 + [.E413]*0.16483826+ [.F413]*0.076152071 + IF([.H413]=&quot;hdd&quot;; [.G413]*0.394; [.G413]*1.3104375))/0.3839800063" office:value-type="float" office:value="9208.87476267798" calcext:value-type="float">
            <text:p>9208.874762678</text:p>
          </table:table-cell>
          <table:table-cell table:formula="of:=[.N413]/[.B413]" office:value-type="float" office:value="0.639994076216414" calcext:value-type="float">
            <text:p>0.6399940762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200u-500gb-4gb-win7-pro-l/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8 pro</text:p>
          </table:table-cell>
          <table:table-cell table:style-name="ce6" table:formula="of:=([.I414]*31 + [.E414]*0.16483826+ [.F414]*0.076152071 + IF([.H414]=&quot;hdd&quot;; [.G414]*0.394; [.G414]*1.3104375))/0.3839800063" office:value-type="float" office:value="2458.99655187333" calcext:value-type="float">
            <text:p>2458.9965518733</text:p>
          </table:table-cell>
          <table:table-cell table:formula="of:=[.N414]/[.B414]" office:value-type="float" office:value="0.638866342393695" calcext:value-type="float">
            <text:p>0.6388663424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10m-500gb_7200rpm-4gb-win10pro-fullhd-fingerprint-l/</text:p>
          </table:table-cell>
          <table:table-cell office:value-type="float" office:value="4364" calcext:value-type="float">
            <text:p>4364</text:p>
          </table:table-cell>
          <table:table-cell office:value-type="string" calcext:value-type="string">
            <text:p>intel core i5 4210m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10</text:p>
          </table:table-cell>
          <table:table-cell table:style-name="ce6" table:formula="of:=([.I415]*31 + [.E415]*0.16483826+ [.F415]*0.076152071 + IF([.H415]=&quot;hdd&quot;; [.G415]*0.394; [.G415]*1.3104375))/0.3839800063" office:value-type="float" office:value="2786.67132927228" calcext:value-type="float">
            <text:p>2786.6713292723</text:p>
          </table:table-cell>
          <table:table-cell table:formula="of:=[.N415]/[.B415]" office:value-type="float" office:value="0.638558966377699" calcext:value-type="float">
            <text:p>0.6385589664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5_4210m-192gb-4gb-win7pro-fingerprint-fullhd-l/</text:p>
          </table:table-cell>
          <table:table-cell office:value-type="float" office:value="4594" calcext:value-type="float">
            <text:p>459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10</text:p>
          </table:table-cell>
          <table:table-cell table:style-name="ce6" table:formula="of:=([.I416]*31 + [.E416]*0.16483826+ [.F416]*0.076152071 + IF([.H416]=&quot;hdd&quot;; [.G416]*0.394; [.G416]*1.3104375))/0.3839800063" office:value-type="float" office:value="2928.87665013302" calcext:value-type="float">
            <text:p>2928.876650133</text:p>
          </table:table-cell>
          <table:table-cell table:formula="of:=[.N416]/[.B416]" office:value-type="float" office:value="0.637543894238794" calcext:value-type="float">
            <text:p>0.6375438942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10m-500gb_7200rpm-4gb-win7-pro-full-hd-l/</text:p>
          </table:table-cell>
          <table:table-cell office:value-type="float" office:value="4394" calcext:value-type="float">
            <text:p>439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417]*31 + [.E417]*0.16483826+ [.F417]*0.076152071 + IF([.H417]=&quot;hdd&quot;; [.G417]*0.394; [.G417]*1.3104375))/0.3839800063" office:value-type="float" office:value="2786.67132927228" calcext:value-type="float">
            <text:p>2786.6713292723</text:p>
          </table:table-cell>
          <table:table-cell table:formula="of:=[.N417]/[.B417]" office:value-type="float" office:value="0.634199210121138" calcext:value-type="float">
            <text:p>0.6341992101</text:p>
          </table:table-cell>
        </table:table-row>
        <table:table-row table:style-name="ro1">
          <table:table-cell office:value-type="string" calcext:value-type="string">
            <text:p>http://www.cel.ro/laptop-laptopuri/laptop-dell-alienware-15-i7_6700hq-1tbplus256gb-16gb-nvidia-gtx970m-3gb-win10-l/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18]*31 + [.E418]*0.16483826+ [.F418]*0.076152071 + IF([.H418]=&quot;hdd&quot;; [.G418]*0.394; [.G418]*1.3104375))/0.3839800063" office:value-type="float" office:value="6576.53436011468" calcext:value-type="float">
            <text:p>6576.5343601147</text:p>
          </table:table-cell>
          <table:table-cell table:formula="of:=[.N418]/[.B418]" office:value-type="float" office:value="0.633638535515433" calcext:value-type="float">
            <text:p>0.6336385355</text:p>
          </table:table-cell>
        </table:table-row>
        <table:table-row table:style-name="ro1">
          <table:table-cell office:value-type="string" calcext:value-type="string">
            <text:p>http://www.cel.ro/laptop-laptopuri/laptop-hp-zbook-15-g2-i7_4710mq-1tb_7200rpm-4gb-quadro-k610m-1gb-win7-pro-l/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quadro k610m</text:p>
          </table:table-cell>
          <table:table-cell office:value-type="float" office:value="8009" calcext:value-type="float">
            <text:p>8009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8 pro</text:p>
          </table:table-cell>
          <table:table-cell table:style-name="ce6" table:formula="of:=([.I419]*31 + [.E419]*0.16483826+ [.F419]*0.076152071 + IF([.H419]=&quot;hdd&quot;; [.G419]*0.394; [.G419]*1.3104375))/0.3839800063" office:value-type="float" office:value="4928.01073937063" calcext:value-type="float">
            <text:p>4928.0107393706</text:p>
          </table:table-cell>
          <table:table-cell table:formula="of:=[.N419]/[.B419]" office:value-type="float" office:value="0.633094904852342" calcext:value-type="float">
            <text:p>0.6330949049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5_5200u-500gb_7200rpm-4gb-win7-pro-3-ani-garantie-l/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table:style-name="ce6" table:formula="of:=([.I420]*31 + [.E420]*0.16483826+ [.F420]*0.076152071 + IF([.H420]=&quot;hdd&quot;; [.G420]*0.394; [.G420]*1.3104375))/0.3839800063" office:value-type="float" office:value="2458.99655187333" calcext:value-type="float">
            <text:p>2458.9965518733</text:p>
          </table:table-cell>
          <table:table-cell table:formula="of:=[.N420]/[.B420]" office:value-type="float" office:value="0.630673647569461" calcext:value-type="float">
            <text:p>0.6306736476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200u-500gb_7200rpm-4gb-win8-pro-l/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windows 8 pro</text:p>
          </table:table-cell>
          <table:table-cell table:style-name="ce6" table:formula="of:=([.I421]*31 + [.E421]*0.16483826+ [.F421]*0.076152071 + IF([.H421]=&quot;hdd&quot;; [.G421]*0.394; [.G421]*1.3104375))/0.3839800063" office:value-type="float" office:value="2458.99655187333" calcext:value-type="float">
            <text:p>2458.9965518733</text:p>
          </table:table-cell>
          <table:table-cell table:formula="of:=[.N421]/[.B421]" office:value-type="float" office:value="0.630673647569461" calcext:value-type="float">
            <text:p>0.6306736476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300u-500gb_7200rpm-8gb-fpr-fullhd-l/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422]*31 + [.E422]*0.16483826+ [.F422]*0.076152071 + IF([.H422]=&quot;hdd&quot;; [.G422]*0.394; [.G422]*1.3104375))/0.3839800063" office:value-type="float" office:value="2902.56014441864" calcext:value-type="float">
            <text:p>2902.5601444186</text:p>
          </table:table-cell>
          <table:table-cell table:formula="of:=[.N422]/[.B422]" office:value-type="float" office:value="0.630443124330721" calcext:value-type="float">
            <text:p>0.6304431243</text:p>
          </table:table-cell>
        </table:table-row>
        <table:table-row table:style-name="ro1">
          <table:table-cell office:value-type="string" calcext:value-type="string">
            <text:p>http://www.cel.ro/laptop-laptopuri/laptop-hp-elitebook-750-g1-i5_4210u-500gb-4gb-win7-pro-l/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windows 8 pro</text:p>
          </table:table-cell>
          <table:table-cell table:style-name="ce6" table:formula="of:=([.I423]*31 + [.E423]*0.16483826+ [.F423]*0.076152071 + IF([.H423]=&quot;hdd&quot;; [.G423]*0.394; [.G423]*1.3104375))/0.3839800063" office:value-type="float" office:value="2397.17651850302" calcext:value-type="float">
            <text:p>2397.176518503</text:p>
          </table:table-cell>
          <table:table-cell table:formula="of:=[.N423]/[.B423]" office:value-type="float" office:value="0.62852032472549" calcext:value-type="float">
            <text:p>0.6285203247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5_5200u-500gb_7200rpm-8gb-fullhd-fingerprint-l/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fara sistem</text:p>
          </table:table-cell>
          <table:table-cell table:style-name="ce6" table:formula="of:=([.I424]*31 + [.E424]*0.16483826+ [.F424]*0.076152071 + IF([.H424]=&quot;hdd&quot;; [.G424]*0.394; [.G424]*1.3104375))/0.3839800063" office:value-type="float" office:value="2781.930032694" calcext:value-type="float">
            <text:p>2781.930032694</text:p>
          </table:table-cell>
          <table:table-cell table:formula="of:=[.N424]/[.B424]" office:value-type="float" office:value="0.628116963805374" calcext:value-type="float">
            <text:p>0.6281169638</text:p>
          </table:table-cell>
        </table:table-row>
        <table:table-row table:style-name="ro1">
          <table:table-cell office:value-type="string" calcext:value-type="string">
            <text:p>http://www.cel.ro/laptop-laptopuri/laptop-dell-alienware-17-i7_6700hq-1tbplus256gb-16gb-nvidia-gtx970m-3gb-win10-l/</text:p>
          </table:table-cell>
          <table:table-cell office:value-type="float" office:value="10484" calcext:value-type="float">
            <text:p>10484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70m</text:p>
          </table:table-cell>
          <table:table-cell office:value-type="float" office:value="7999" calcext:value-type="float">
            <text:p>7999</text:p>
          </table:table-cell>
          <table:table-cell office:value-type="float" office:value="4159" calcext:value-type="float">
            <text:p>41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78" calcext:value-type="float">
            <text:p>3.78</text:p>
          </table:table-cell>
          <table:table-cell office:value-type="string" calcext:value-type="string">
            <text:p>windows 10</text:p>
          </table:table-cell>
          <table:table-cell table:style-name="ce6" table:formula="of:=([.I425]*31 + [.E425]*0.16483826+ [.F425]*0.076152071 + IF([.H425]=&quot;hdd&quot;; [.G425]*0.394; [.G425]*1.3104375))/0.3839800063" office:value-type="float" office:value="6576.53436011468" calcext:value-type="float">
            <text:p>6576.5343601147</text:p>
          </table:table-cell>
          <table:table-cell table:formula="of:=[.N425]/[.B425]" office:value-type="float" office:value="0.627292479980416" calcext:value-type="float">
            <text:p>0.62729248</text:p>
          </table:table-cell>
        </table:table-row>
        <table:table-row table:style-name="ro1">
          <table:table-cell office:value-type="string" calcext:value-type="string">
            <text:p>http://www.cel.ro/laptop-laptopuri/laptop-hp-zbook-17-g2-i7_4710mq-1tb_7200rpm-4gb-quadro-k1100m-2gb-win7pro-l/</text:p>
          </table:table-cell>
          <table:table-cell office:value-type="float" office:value="8464" calcext:value-type="float">
            <text:p>8464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quadro k1100m</text:p>
          </table:table-cell>
          <table:table-cell office:value-type="float" office:value="8009" calcext:value-type="float">
            <text:p>8009</text:p>
          </table:table-cell>
          <table:table-cell office:value-type="float" office:value="966" calcext:value-type="float">
            <text:p>96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windows 7 pro</text:p>
          </table:table-cell>
          <table:table-cell table:style-name="ce6" table:formula="of:=([.I426]*31 + [.E426]*0.16483826+ [.F426]*0.076152071 + IF([.H426]=&quot;hdd&quot;; [.G426]*0.394; [.G426]*1.3104375))/0.3839800063" office:value-type="float" office:value="5301.71491099848" calcext:value-type="float">
            <text:p>5301.7149109985</text:p>
          </table:table-cell>
          <table:table-cell table:formula="of:=[.N426]/[.B426]" office:value-type="float" office:value="0.626384086838195" calcext:value-type="float">
            <text:p>0.6263840868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300u-256gb-8gb-fullhd-fingerprint-l/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inux</text:p>
          </table:table-cell>
          <table:table-cell table:style-name="ce6" table:formula="of:=([.I427]*31 + [.E427]*0.16483826+ [.F427]*0.076152071 + IF([.H427]=&quot;hdd&quot;; [.G427]*0.394; [.G427]*1.3104375))/0.3839800063" office:value-type="float" office:value="3263.1830876138" calcext:value-type="float">
            <text:p>3263.1830876138</text:p>
          </table:table-cell>
          <table:table-cell table:formula="of:=[.N427]/[.B427]" office:value-type="float" office:value="0.624054902966877" calcext:value-type="float">
            <text:p>0.624054903</text:p>
          </table:table-cell>
        </table:table-row>
        <table:table-row table:style-name="ro1">
          <table:table-cell office:value-type="string" calcext:value-type="string">
            <text:p>http://www.cel.ro/laptop-laptopuri/laptop-dell-alienware-15-i7_6700hq-1tbplus256gb-16gb-nvidia-gtx965m-2gb-win10-l/</text:p>
          </table:table-cell>
          <table:table-cell office:value-type="float" office:value="10214" calcext:value-type="float">
            <text:p>10214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5m</text:p>
          </table:table-cell>
          <table:table-cell office:value-type="float" office:value="7999" calcext:value-type="float">
            <text:p>7999</text:p>
          </table:table-cell>
          <table:table-cell office:value-type="float" office:value="2987" calcext:value-type="float">
            <text:p>29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28]*31 + [.E428]*0.16483826+ [.F428]*0.076152071 + IF([.H428]=&quot;hdd&quot;; [.G428]*0.394; [.G428]*1.3104375))/0.3839800063" office:value-type="float" office:value="6344.09979126301" calcext:value-type="float">
            <text:p>6344.099791263</text:p>
          </table:table-cell>
          <table:table-cell table:formula="of:=[.N428]/[.B428]" office:value-type="float" office:value="0.621118052796457" calcext:value-type="float">
            <text:p>0.6211180528</text:p>
          </table:table-cell>
        </table:table-row>
        <table:table-row table:style-name="ro1">
          <table:table-cell office:value-type="string" calcext:value-type="string">
            <text:p>http://www.cel.ro/laptop-laptopuri/laptop-lenovo-thinkpad-l450-i5_5200u-256gb-8gb-win7pro-fullhd-l/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windows 7 pro</text:p>
          </table:table-cell>
          <table:table-cell table:style-name="ce6" table:formula="of:=([.I429]*31 + [.E429]*0.16483826+ [.F429]*0.076152071 + IF([.H429]=&quot;hdd&quot;; [.G429]*0.394; [.G429]*1.3104375))/0.3839800063" office:value-type="float" office:value="3142.55297588915" calcext:value-type="float">
            <text:p>3142.5529758892</text:p>
          </table:table-cell>
          <table:table-cell table:formula="of:=[.N429]/[.B429]" office:value-type="float" office:value="0.620567333311444" calcext:value-type="float">
            <text:p>0.6205673333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3_4030u-500gb_7200rpm-4gb-3ani-garantie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linux</text:p>
          </table:table-cell>
          <table:table-cell table:style-name="ce6" table:formula="of:=([.I430]*31 + [.E430]*0.16483826+ [.F430]*0.076152071 + IF([.H430]=&quot;hdd&quot;; [.G430]*0.394; [.G430]*1.3104375))/0.3839800063" office:value-type="float" office:value="2104.83094524862" calcext:value-type="float">
            <text:p>2104.8309452486</text:p>
          </table:table-cell>
          <table:table-cell table:formula="of:=[.N430]/[.B430]" office:value-type="float" office:value="0.61925005744296" calcext:value-type="float">
            <text:p>0.6192500574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300u-500gb_7200rpm-8gb-win7pro-hd-fingerprint-l/</text:p>
          </table:table-cell>
          <table:table-cell office:value-type="float" office:value="4689" calcext:value-type="float">
            <text:p>468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table:style-name="ce6" table:formula="of:=([.I431]*31 + [.E431]*0.16483826+ [.F431]*0.076152071 + IF([.H431]=&quot;hdd&quot;; [.G431]*0.394; [.G431]*1.3104375))/0.3839800063" office:value-type="float" office:value="2902.56014441864" calcext:value-type="float">
            <text:p>2902.5601444186</text:p>
          </table:table-cell>
          <table:table-cell table:formula="of:=[.N431]/[.B431]" office:value-type="float" office:value="0.619014746090561" calcext:value-type="float">
            <text:p>0.6190147461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5_5300u-256gb-8gb-win8-hdf-l/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windows 8</text:p>
          </table:table-cell>
          <table:table-cell table:style-name="ce6" table:formula="of:=([.I432]*31 + [.E432]*0.16483826+ [.F432]*0.076152071 + IF([.H432]=&quot;hdd&quot;; [.G432]*0.394; [.G432]*1.3104375))/0.3839800063" office:value-type="float" office:value="3263.1830876138" calcext:value-type="float">
            <text:p>3263.1830876138</text:p>
          </table:table-cell>
          <table:table-cell table:formula="of:=[.N432]/[.B432]" office:value-type="float" office:value="0.614651174913129" calcext:value-type="float">
            <text:p>0.6146511749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5_5300u-128gb-8gb-fingerprint-l/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linux</text:p>
          </table:table-cell>
          <table:table-cell table:style-name="ce6" table:formula="of:=([.I433]*31 + [.E433]*0.16483826+ [.F433]*0.076152071 + IF([.H433]=&quot;hdd&quot;; [.G433]*0.394; [.G433]*1.3104375))/0.3839800063" office:value-type="float" office:value="2826.34784294497" calcext:value-type="float">
            <text:p>2826.347842945</text:p>
          </table:table-cell>
          <table:table-cell table:formula="of:=[.N433]/[.B433]" office:value-type="float" office:value="0.614557043475749" calcext:value-type="float">
            <text:p>0.6145570435</text:p>
          </table:table-cell>
        </table:table-row>
        <table:table-row table:style-name="ro1">
          <table:table-cell office:value-type="string" calcext:value-type="string">
            <text:p>http://www.cel.ro/laptop-laptopuri/laptop-acer-predator-17-i7_6700hq-1tbplus128gb-8gb-gtx980m-4gb-bluray-uhd-l/</text:p>
          </table:table-cell>
          <table:table-cell office:value-type="float" office:value="9299" calcext:value-type="float">
            <text:p>929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4096 x 2160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inux</text:p>
          </table:table-cell>
          <table:table-cell table:style-name="ce6" table:formula="of:=([.I434]*31 + [.E434]*0.16483826+ [.F434]*0.076152071 + IF([.H434]=&quot;hdd&quot;; [.G434]*0.394; [.G434]*1.3104375))/0.3839800063" office:value-type="float" office:value="5685.49797488245" calcext:value-type="float">
            <text:p>5685.4979748825</text:p>
          </table:table-cell>
          <table:table-cell table:formula="of:=[.N434]/[.B434]" office:value-type="float" office:value="0.61140961123588" calcext:value-type="float">
            <text:p>0.6114096112</text:p>
          </table:table-cell>
        </table:table-row>
        <table:table-row table:style-name="ro1">
          <table:table-cell office:value-type="string" calcext:value-type="string">
            <text:p>http://www.cel.ro/laptop-laptopuri/laptop-lenovo-thinkpad-e450-i3_4005u-500gb-4gb-fingerprint-fullhd-win8-pro-l/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8 pro</text:p>
          </table:table-cell>
          <table:table-cell table:style-name="ce6" table:formula="of:=([.I435]*31 + [.E435]*0.16483826+ [.F435]*0.076152071 + IF([.H435]=&quot;hdd&quot;; [.G435]*0.394; [.G435]*1.3104375))/0.3839800063" office:value-type="float" office:value="2001.37237967695" calcext:value-type="float">
            <text:p>2001.372379677</text:p>
          </table:table-cell>
          <table:table-cell table:formula="of:=[.N435]/[.B435]" office:value-type="float" office:value="0.607581171729493" calcext:value-type="float">
            <text:p>0.6075811717</text:p>
          </table:table-cell>
        </table:table-row>
        <table:table-row table:style-name="ro1">
          <table:table-cell office:value-type="string" calcext:value-type="string">
            <text:p>http://www.cel.ro/laptop-laptopuri/laptop-dell-precision-5510-i7_6820hq-512gb-16gb-quadro-m1000m-2gb-win7pro-fhd-l/</text:p>
          </table:table-cell>
          <table:table-cell office:value-type="float" office:value="11554" calcext:value-type="float">
            <text:p>11554</text:p>
          </table:table-cell>
          <table:table-cell office:value-type="string" calcext:value-type="string">
            <text:p>intel core i7 6820hq</text:p>
          </table:table-cell>
          <table:table-cell office:value-type="string" calcext:value-type="string">
            <text:p>quadro m1000m</text:p>
          </table:table-cell>
          <table:table-cell office:value-type="float" office:value="8489" calcext:value-type="float">
            <text:p>8489</text:p>
          </table:table-cell>
          <table:table-cell office:value-type="float" office:value="1553" calcext:value-type="float">
            <text:p>15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windows 7 pro</text:p>
          </table:table-cell>
          <table:table-cell table:style-name="ce6" table:formula="of:=([.I436]*31 + [.E436]*0.16483826+ [.F436]*0.076152071 + IF([.H436]=&quot;hdd&quot;; [.G436]*0.394; [.G436]*1.3104375))/0.3839800063" office:value-type="float" office:value="6991.30192030261" calcext:value-type="float">
            <text:p>6991.3019203026</text:p>
          </table:table-cell>
          <table:table-cell table:formula="of:=[.N436]/[.B436]" office:value-type="float" office:value="0.605097967829549" calcext:value-type="float">
            <text:p>0.6050979678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3_4000m-500gb-4gb-win7-pro-l/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intel core i3 4000m</text:p>
          </table:table-cell>
          <table:table-cell office:value-type="string" calcext:value-type="string">
            <text:p>intel hd <text:s/>4600</text:p>
          </table:table-cell>
          <table:table-cell office:value-type="float" office:value="3236" calcext:value-type="float">
            <text:p>323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437]*31 + [.E437]*0.16483826+ [.F437]*0.076152071 + IF([.H437]=&quot;hdd&quot;; [.G437]*0.394; [.G437]*1.3104375))/0.3839800063" office:value-type="float" office:value="2365.9684485244" calcext:value-type="float">
            <text:p>2365.9684485244</text:p>
          </table:table-cell>
          <table:table-cell table:formula="of:=[.N437]/[.B437]" office:value-type="float" office:value="0.60371738926369" calcext:value-type="float">
            <text:p>0.6037173893</text:p>
          </table:table-cell>
        </table:table-row>
        <table:table-row table:style-name="ro1">
          <table:table-cell office:value-type="string" calcext:value-type="string">
            <text:p>http://www.cel.ro/laptop-laptopuri/laptop-lenovo-thinkpad-e450-i3_5005u-500gb-4gb-win7-pro-fullhd-fingerprint-l/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table:style-name="ce6" table:formula="of:=([.I438]*31 + [.E438]*0.16483826+ [.F438]*0.076152071 + IF([.H438]=&quot;hdd&quot;; [.G438]*0.394; [.G438]*1.3104375))/0.3839800063" office:value-type="float" office:value="2196.27189573282" calcext:value-type="float">
            <text:p>2196.2718957328</text:p>
          </table:table-cell>
          <table:table-cell table:formula="of:=[.N438]/[.B438]" office:value-type="float" office:value="0.603537206851558" calcext:value-type="float">
            <text:p>0.6035372069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3_5010u-500gb-4gb-win7-pro-3ani-garantie-l/</text:p>
          </table:table-cell>
          <table:table-cell office:value-type="float" office:value="3749" calcext:value-type="float">
            <text:p>374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7 pro</text:p>
          </table:table-cell>
          <table:table-cell table:style-name="ce6" table:formula="of:=([.I439]*31 + [.E439]*0.16483826+ [.F439]*0.076152071 + IF([.H439]=&quot;hdd&quot;; [.G439]*0.394; [.G439]*1.3104375))/0.3839800063" office:value-type="float" office:value="2259.80661649882" calcext:value-type="float">
            <text:p>2259.8066164988</text:p>
          </table:table-cell>
          <table:table-cell table:formula="of:=[.N439]/[.B439]" office:value-type="float" office:value="0.602775837956474" calcext:value-type="float">
            <text:p>0.602775838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7_5600u-1tb-8gb-win8-pro-fullhd-fingerprint-l/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 pro</text:p>
          </table:table-cell>
          <table:table-cell table:style-name="ce6" table:formula="of:=([.I440]*31 + [.E440]*0.16483826+ [.F440]*0.076152071 + IF([.H440]=&quot;hdd&quot;; [.G440]*0.394; [.G440]*1.3104375))/0.3839800063" office:value-type="float" office:value="3652.5750274722" calcext:value-type="float">
            <text:p>3652.5750274722</text:p>
          </table:table-cell>
          <table:table-cell table:formula="of:=[.N440]/[.B440]" office:value-type="float" office:value="0.601841329291844" calcext:value-type="float">
            <text:p>0.6018413293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10m-500gb_7200rpm-4gb-dvdrw-win8pro-fingerprint-l/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441]*31 + [.E441]*0.16483826+ [.F441]*0.076152071 + IF([.H441]=&quot;hdd&quot;; [.G441]*0.394; [.G441]*1.3104375))/0.3839800063" office:value-type="float" office:value="2786.67132927228" calcext:value-type="float">
            <text:p>2786.6713292723</text:p>
          </table:table-cell>
          <table:table-cell table:formula="of:=[.N441]/[.B441]" office:value-type="float" office:value="0.600058425769225" calcext:value-type="float">
            <text:p>0.6000584258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300u-500gb_7200rpm-8gb-fingerprint-fullhd-l/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table:style-name="ce6" table:formula="of:=([.I442]*31 + [.E442]*0.16483826+ [.F442]*0.076152071 + IF([.H442]=&quot;hdd&quot;; [.G442]*0.394; [.G442]*1.3104375))/0.3839800063" office:value-type="float" office:value="2902.56014441864" calcext:value-type="float">
            <text:p>2902.5601444186</text:p>
          </table:table-cell>
          <table:table-cell table:formula="of:=[.N442]/[.B442]" office:value-type="float" office:value="0.599826440260103" calcext:value-type="float">
            <text:p>0.5998264403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300u-256gb-8gb-fingerprint-fhd-l/</text:p>
          </table:table-cell>
          <table:table-cell office:value-type="float" office:value="5474" calcext:value-type="float">
            <text:p>547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443]*31 + [.E443]*0.16483826+ [.F443]*0.076152071 + IF([.H443]=&quot;hdd&quot;; [.G443]*0.394; [.G443]*1.3104375))/0.3839800063" office:value-type="float" office:value="3263.1830876138" calcext:value-type="float">
            <text:p>3263.1830876138</text:p>
          </table:table-cell>
          <table:table-cell table:formula="of:=[.N443]/[.B443]" office:value-type="float" office:value="0.59612405692616" calcext:value-type="float">
            <text:p>0.5961240569</text:p>
          </table:table-cell>
        </table:table-row>
        <table:table-row table:style-name="ro1">
          <table:table-cell office:value-type="string" calcext:value-type="string">
            <text:p>http://www.cel.ro/laptop-laptopuri/laptop-hp-probook-650-g1-i5_4200m-128gb-4gb-win8-pro-l/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intel core i5 4200m </text:p>
          </table:table-cell>
          <table:table-cell office:value-type="string" calcext:value-type="string">
            <text:p>intel hd <text:s/>4600</text:p>
          </table:table-cell>
          <table:table-cell office:value-type="float" office:value="4056" calcext:value-type="float">
            <text:p>4056</text:p>
          </table:table-cell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table:style-name="ce6" table:formula="of:=([.I444]*31 + [.E444]*0.16483826+ [.F444]*0.076152071 + IF([.H444]=&quot;hdd&quot;; [.G444]*0.394; [.G444]*1.3104375))/0.3839800063" office:value-type="float" office:value="2641.77284318671" calcext:value-type="float">
            <text:p>2641.7728431867</text:p>
          </table:table-cell>
          <table:table-cell table:formula="of:=[.N444]/[.B444]" office:value-type="float" office:value="0.595799017407918" calcext:value-type="float">
            <text:p>0.5957990174</text:p>
          </table:table-cell>
        </table:table-row>
        <table:table-row table:style-name="ro1">
          <table:table-cell office:value-type="string" calcext:value-type="string">
            <text:p>http://www.cel.ro/laptop-laptopuri/laptop-alienware-13-i5_4210m-256gb-16gb-gtx860m-2gb-win8-fullhd-l/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gtx860m</text:p>
          </table:table-cell>
          <table:table-cell office:value-type="float" office:value="4216" calcext:value-type="float">
            <text:p>4216</text:p>
          </table:table-cell>
          <table:table-cell office:value-type="float" office:value="1583" calcext:value-type="float">
            <text:p>158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windows 8</text:p>
          </table:table-cell>
          <table:table-cell table:style-name="ce6" table:formula="of:=([.I445]*31 + [.E445]*0.16483826+ [.F445]*0.076152071 + IF([.H445]=&quot;hdd&quot;; [.G445]*0.394; [.G445]*1.3104375))/0.3839800063" office:value-type="float" office:value="4289.23070350239" calcext:value-type="float">
            <text:p>4289.2307035024</text:p>
          </table:table-cell>
          <table:table-cell table:formula="of:=[.N445]/[.B445]" office:value-type="float" office:value="0.592926555640363" calcext:value-type="float">
            <text:p>0.5929265556</text:p>
          </table:table-cell>
        </table:table-row>
        <table:table-row table:style-name="ro1">
          <table:table-cell office:value-type="string" calcext:value-type="string">
            <text:p>http://www.cel.ro/laptop-laptopuri/laptop-dell-alienware-15-i7_6700hq-1tbplus256gb-12gb-nvidia-gtx980m-4gb-win10-l/</text:p>
          </table:table-cell>
          <table:table-cell office:value-type="float" office:value="11139" calcext:value-type="float">
            <text:p>1113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46]*31 + [.E446]*0.16483826+ [.F446]*0.076152071 + IF([.H446]=&quot;hdd&quot;; [.G446]*0.394; [.G446]*1.3104375))/0.3839800063" office:value-type="float" office:value="6597.6913033193" calcext:value-type="float">
            <text:p>6597.6913033193</text:p>
          </table:table-cell>
          <table:table-cell table:formula="of:=[.N446]/[.B446]" office:value-type="float" office:value="0.592305530417389" calcext:value-type="float">
            <text:p>0.5923055304</text:p>
          </table:table-cell>
        </table:table-row>
        <table:table-row table:style-name="ro1">
          <table:table-cell office:value-type="string" calcext:value-type="string">
            <text:p>http://www.cel.ro/laptop-laptopuri/laptop-hp-zbook-17-g2-i7_4710mq-750gb_7200rpm-8gb-firepro-m6100-2gb-win7-pro-l/</text:p>
          </table:table-cell>
          <table:table-cell office:value-type="float" office:value="9124" calcext:value-type="float">
            <text:p>9124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firepro m6100</text:p>
          </table:table-cell>
          <table:table-cell office:value-type="float" office:value="8009" calcext:value-type="float">
            <text:p>8009</text:p>
          </table:table-cell>
          <table:table-cell office:value-type="float" office:value="2772" calcext:value-type="float">
            <text:p>277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windows 7 pro</text:p>
          </table:table-cell>
          <table:table-cell table:style-name="ce6" table:formula="of:=([.I447]*31 + [.E447]*0.16483826+ [.F447]*0.076152071 + IF([.H447]=&quot;hdd&quot;; [.G447]*0.394; [.G447]*1.3104375))/0.3839800063" office:value-type="float" office:value="5403.36249573107" calcext:value-type="float">
            <text:p>5403.3624957311</text:p>
          </table:table-cell>
          <table:table-cell table:formula="of:=[.N447]/[.B447]" office:value-type="float" office:value="0.592214214788587" calcext:value-type="float">
            <text:p>0.5922142148</text:p>
          </table:table-cell>
        </table:table-row>
        <table:table-row table:style-name="ro1">
          <table:table-cell office:value-type="string" calcext:value-type="string">
            <text:p>http://www.cel.ro/laptop-laptopuri/laptop-dell-latitude-e6330-i3_3120m-500gb-4gb-win8-l/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intel core i3 3120m</text:p>
          </table:table-cell>
          <table:table-cell office:value-type="string" calcext:value-type="string">
            <text:p>intel hd <text:s/>4000</text:p>
          </table:table-cell>
          <table:table-cell office:value-type="float" office:value="3226" calcext:value-type="float">
            <text:p>3226</text:p>
          </table:table-cell>
          <table:table-cell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windows 8</text:p>
          </table:table-cell>
          <table:table-cell table:style-name="ce6" table:formula="of:=([.I448]*31 + [.E448]*0.16483826+ [.F448]*0.076152071 + IF([.H448]=&quot;hdd&quot;; [.G448]*0.394; [.G448]*1.3104375))/0.3839800063" office:value-type="float" office:value="2310.50822515703" calcext:value-type="float">
            <text:p>2310.508225157</text:p>
          </table:table-cell>
          <table:table-cell table:formula="of:=[.N448]/[.B448]" office:value-type="float" office:value="0.587317799989077" calcext:value-type="float">
            <text:p>0.5873178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3_4030u-500gb_7200rpm-4gb-hd-l/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449]*31 + [.E449]*0.16483826+ [.F449]*0.076152071 + IF([.H449]=&quot;hdd&quot;; [.G449]*0.394; [.G449]*1.3104375))/0.3839800063" office:value-type="float" office:value="2104.83094524862" calcext:value-type="float">
            <text:p>2104.8309452486</text:p>
          </table:table-cell>
          <table:table-cell table:formula="of:=[.N449]/[.B449]" office:value-type="float" office:value="0.587285419991244" calcext:value-type="float">
            <text:p>0.58728542</text:p>
          </table:table-cell>
        </table:table-row>
        <table:table-row table:style-name="ro1">
          <table:table-cell office:value-type="string" calcext:value-type="string">
            <text:p>http://www.cel.ro/laptop-laptopuri/laptop-lenovo-thinkpad-l450-i5_5300u-500gb_7200rpm-8gb-win7pro-fhd-fingerprint-l/</text:p>
          </table:table-cell>
          <table:table-cell office:value-type="float" office:value="4959" calcext:value-type="float">
            <text:p>495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windows 7 pro</text:p>
          </table:table-cell>
          <table:table-cell table:style-name="ce6" table:formula="of:=([.I450]*31 + [.E450]*0.16483826+ [.F450]*0.076152071 + IF([.H450]=&quot;hdd&quot;; [.G450]*0.394; [.G450]*1.3104375))/0.3839800063" office:value-type="float" office:value="2902.56014441864" calcext:value-type="float">
            <text:p>2902.5601444186</text:p>
          </table:table-cell>
          <table:table-cell table:formula="of:=[.N450]/[.B450]" office:value-type="float" office:value="0.585311583871474" calcext:value-type="float">
            <text:p>0.5853115839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7_4600m-256gb-8gb-win7-pro-fullhd-fingerprint-l/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intel core i7 4600m </text:p>
          </table:table-cell>
          <table:table-cell office:value-type="string" calcext:value-type="string">
            <text:p>intel hd <text:s/>4600</text:p>
          </table:table-cell>
          <table:table-cell office:value-type="float" office:value="4777" calcext:value-type="float">
            <text:p>4777</text:p>
          </table:table-cell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8 pro</text:p>
          </table:table-cell>
          <table:table-cell table:style-name="ce6" table:formula="of:=([.I451]*31 + [.E451]*0.16483826+ [.F451]*0.076152071 + IF([.H451]=&quot;hdd&quot;; [.G451]*0.394; [.G451]*1.3104375))/0.3839800063" office:value-type="float" office:value="3711.05868808357" calcext:value-type="float">
            <text:p>3711.0586880836</text:p>
          </table:table-cell>
          <table:table-cell table:formula="of:=[.N451]/[.B451]" office:value-type="float" office:value="0.583133043382082" calcext:value-type="float">
            <text:p>0.5831330434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7_4710mq-256gb-8gb-gt730m-1gb-win7-pro-l/</text:p>
          </table:table-cell>
          <table:table-cell office:value-type="float" office:value="8809" calcext:value-type="float">
            <text:p>8809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gt 730m</text:p>
          </table:table-cell>
          <table:table-cell office:value-type="float" office:value="8009" calcext:value-type="float">
            <text:p>8009</text:p>
          </table:table-cell>
          <table:table-cell office:value-type="float" office:value="801" calcext:value-type="float">
            <text:p>80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2880 x 162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windows 7 pro</text:p>
          </table:table-cell>
          <table:table-cell table:style-name="ce6" table:formula="of:=([.I452]*31 + [.E452]*0.16483826+ [.F452]*0.076152071 + IF([.H452]=&quot;hdd&quot;; [.G452]*0.394; [.G452]*1.3104375))/0.3839800063" office:value-type="float" office:value="5116.5670112418" calcext:value-type="float">
            <text:p>5116.5670112418</text:p>
          </table:table-cell>
          <table:table-cell table:formula="of:=[.N452]/[.B452]" office:value-type="float" office:value="0.58083403465113" calcext:value-type="float">
            <text:p>0.5808340347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300u-500gb_7200rpm-8gb-win7-pro-fullhd-l/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8</text:p>
          </table:table-cell>
          <table:table-cell table:style-name="ce6" table:formula="of:=([.I453]*31 + [.E453]*0.16483826+ [.F453]*0.076152071 + IF([.H453]=&quot;hdd&quot;; [.G453]*0.394; [.G453]*1.3104375))/0.3839800063" office:value-type="float" office:value="2902.56014441864" calcext:value-type="float">
            <text:p>2902.5601444186</text:p>
          </table:table-cell>
          <table:table-cell table:formula="of:=[.N453]/[.B453]" office:value-type="float" office:value="0.580628154514631" calcext:value-type="float">
            <text:p>0.5806281545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300u-500gb_7200rpm-8gb-win7pro-fullhd-fingerprint-l/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8</text:p>
          </table:table-cell>
          <table:table-cell table:style-name="ce6" table:formula="of:=([.I454]*31 + [.E454]*0.16483826+ [.F454]*0.076152071 + IF([.H454]=&quot;hdd&quot;; [.G454]*0.394; [.G454]*1.3104375))/0.3839800063" office:value-type="float" office:value="2902.56014441864" calcext:value-type="float">
            <text:p>2902.5601444186</text:p>
          </table:table-cell>
          <table:table-cell table:formula="of:=[.N454]/[.B454]" office:value-type="float" office:value="0.580628154514631" calcext:value-type="float">
            <text:p>0.5806281545</text:p>
          </table:table-cell>
        </table:table-row>
        <table:table-row table:style-name="ro1">
          <table:table-cell office:value-type="string" calcext:value-type="string">
            <text:p>http://www.cel.ro/laptop-laptopuri/laptop-hp-zbook-17-g2-i7_4710mq-500gb_7200rpm-4gb-quadro-k1100m-2gb-win7-pro-l/</text:p>
          </table:table-cell>
          <table:table-cell office:value-type="float" office:value="7714" calcext:value-type="float">
            <text:p>7714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quadro k1100m</text:p>
          </table:table-cell>
          <table:table-cell office:value-type="float" office:value="8009" calcext:value-type="float">
            <text:p>8009</text:p>
          </table:table-cell>
          <table:table-cell office:value-type="float" office:value="966" calcext:value-type="float">
            <text:p>96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windows 7 pro</text:p>
          </table:table-cell>
          <table:table-cell table:style-name="ce6" table:formula="of:=([.I455]*31 + [.E455]*0.16483826+ [.F455]*0.076152071 + IF([.H455]=&quot;hdd&quot;; [.G455]*0.394; [.G455]*1.3104375))/0.3839800063" office:value-type="float" office:value="4465.73388403531" calcext:value-type="float">
            <text:p>4465.7338840353</text:p>
          </table:table-cell>
          <table:table-cell table:formula="of:=[.N455]/[.B455]" office:value-type="float" office:value="0.578912870629415" calcext:value-type="float">
            <text:p>0.5789128706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7_5600u-256gb-8gb-win7pro-hd-fingerprint-l/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windows 7 pro</text:p>
          </table:table-cell>
          <table:table-cell table:style-name="ce6" table:formula="of:=([.I456]*31 + [.E456]*0.16483826+ [.F456]*0.076152071 + IF([.H456]=&quot;hdd&quot;; [.G456]*0.394; [.G456]*1.3104375))/0.3839800063" office:value-type="float" office:value="3500.15042452485" calcext:value-type="float">
            <text:p>3500.1504245249</text:p>
          </table:table-cell>
          <table:table-cell table:formula="of:=[.N456]/[.B456]" office:value-type="float" office:value="0.576726054461172" calcext:value-type="float">
            <text:p>0.5767260545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50-i5_5200u-500gbplus8gb-sshd-4gb-win10pro-fingerprint-l/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windows 10</text:p>
          </table:table-cell>
          <table:table-cell table:style-name="ce6" table:formula="of:=([.I457]*31 + [.E457]*0.16483826+ [.F457]*0.076152071 + IF([.H457]=&quot;hdd&quot;; [.G457]*0.394; [.G457]*1.3104375))/0.3839800063" office:value-type="float" office:value="3652.33668021845" calcext:value-type="float">
            <text:p>3652.3366802185</text:p>
          </table:table-cell>
          <table:table-cell table:formula="of:=[.N457]/[.B457]" office:value-type="float" office:value="0.576624041714312" calcext:value-type="float">
            <text:p>0.5766240417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3_4030u-500gb_7200rpm-4gb-hd-l/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458]*31 + [.E458]*0.16483826+ [.F458]*0.076152071 + IF([.H458]=&quot;hdd&quot;; [.G458]*0.394; [.G458]*1.3104375))/0.3839800063" office:value-type="float" office:value="2104.83094524862" calcext:value-type="float">
            <text:p>2104.8309452486</text:p>
          </table:table-cell>
          <table:table-cell table:formula="of:=[.N458]/[.B458]" office:value-type="float" office:value="0.575247593672758" calcext:value-type="float">
            <text:p>0.5752475937</text:p>
          </table:table-cell>
        </table:table-row>
        <table:table-row table:style-name="ro1">
          <table:table-cell office:value-type="string" calcext:value-type="string">
            <text:p>http://www.cel.ro/laptop-laptopuri/laptop-toshiba-tecra-z50_a_180-i7_4600u-500gb_7200rpm-8gb-win7-pro-l/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intel core i7 4600u </text:p>
          </table:table-cell>
          <table:table-cell office:value-type="string" calcext:value-type="string">
            <text:p>intel hd <text:s/>4400</text:p>
          </table:table-cell>
          <table:table-cell office:value-type="float" office:value="4136" calcext:value-type="float">
            <text:p>413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indows 8 pro</text:p>
          </table:table-cell>
          <table:table-cell table:style-name="ce6" table:formula="of:=([.I459]*31 + [.E459]*0.16483826+ [.F459]*0.076152071 + IF([.H459]=&quot;hdd&quot;; [.G459]*0.394; [.G459]*1.3104375))/0.3839800063" office:value-type="float" office:value="3042.93506699961" calcext:value-type="float">
            <text:p>3042.9350669996</text:p>
          </table:table-cell>
          <table:table-cell table:formula="of:=[.N459]/[.B459]" office:value-type="float" office:value="0.574247040384905" calcext:value-type="float">
            <text:p>0.5742470404</text:p>
          </table:table-cell>
        </table:table-row>
        <table:table-row table:style-name="ro1">
          <table:table-cell office:value-type="string" calcext:value-type="string">
            <text:p>http://www.cel.ro/laptop-laptopuri/laptop-hp-zbook-15-i7_4810mq-256gb-8gb-dvdrw-k1100m-2gb-win10pro-fullhd-l/</text:p>
          </table:table-cell>
          <table:table-cell office:value-type="float" office:value="9634" calcext:value-type="float">
            <text:p>9634</text:p>
          </table:table-cell>
          <table:table-cell office:value-type="string" calcext:value-type="string">
            <text:p>intel core i7 4810mq</text:p>
          </table:table-cell>
          <table:table-cell office:value-type="string" calcext:value-type="string">
            <text:p>quadro k1100m</text:p>
          </table:table-cell>
          <table:table-cell office:value-type="float" office:value="8793" calcext:value-type="float">
            <text:p>8793</text:p>
          </table:table-cell>
          <table:table-cell office:value-type="float" office:value="966" calcext:value-type="float">
            <text:p>9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windows 10</text:p>
          </table:table-cell>
          <table:table-cell table:style-name="ce6" table:formula="of:=([.I460]*31 + [.E460]*0.16483826+ [.F460]*0.076152071 + IF([.H460]=&quot;hdd&quot;; [.G460]*0.394; [.G460]*1.3104375))/0.3839800063" office:value-type="float" office:value="5485.85261264943" calcext:value-type="float">
            <text:p>5485.8526126494</text:p>
          </table:table-cell>
          <table:table-cell table:formula="of:=[.N460]/[.B460]" office:value-type="float" office:value="0.569426262471396" calcext:value-type="float">
            <text:p>0.5694262625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5_5200u-256gb-8gb-win10pro-fullhd-fingerprint-l/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10</text:p>
          </table:table-cell>
          <table:table-cell table:style-name="ce6" table:formula="of:=([.I461]*31 + [.E461]*0.16483826+ [.F461]*0.076152071 + IF([.H461]=&quot;hdd&quot;; [.G461]*0.394; [.G461]*1.3104375))/0.3839800063" office:value-type="float" office:value="3142.55297588915" calcext:value-type="float">
            <text:p>3142.5529758892</text:p>
          </table:table-cell>
          <table:table-cell table:formula="of:=[.N461]/[.B461]" office:value-type="float" office:value="0.564293944314805" calcext:value-type="float">
            <text:p>0.5642939443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300u-500gb_7200rpm-4gb-win8pro-fingerprint-l/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8 pro</text:p>
          </table:table-cell>
          <table:table-cell table:style-name="ce6" table:formula="of:=([.I462]*31 + [.E462]*0.16483826+ [.F462]*0.076152071 + IF([.H462]=&quot;hdd&quot;; [.G462]*0.394; [.G462]*1.3104375))/0.3839800063" office:value-type="float" office:value="2579.62666359798" calcext:value-type="float">
            <text:p>2579.626663598</text:p>
          </table:table-cell>
          <table:table-cell table:formula="of:=[.N462]/[.B462]" office:value-type="float" office:value="0.562745781762212" calcext:value-type="float">
            <text:p>0.5627457818</text:p>
          </table:table-cell>
        </table:table-row>
        <table:table-row table:style-name="ro1">
          <table:table-cell office:value-type="string" calcext:value-type="string">
            <text:p>http://www.cel.ro/laptop-laptopuri/laptop-gaming-dell-alienware-17-i7_6820hk-1tbplus512gb-16gb-gtx980m-4gb-win10-l/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intel core i7 6820hk</text:p>
          </table:table-cell>
          <table:table-cell office:value-type="string" calcext:value-type="string">
            <text:p>gtx 980m</text:p>
          </table:table-cell>
          <table:table-cell office:value-type="float" office:value="9041" calcext:value-type="float">
            <text:p>9041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63]*31 + [.E463]*0.16483826+ [.F463]*0.076152071 + IF([.H463]=&quot;hdd&quot;; [.G463]*0.394; [.G463]*1.3104375))/0.3839800063" office:value-type="float" office:value="7367.94356142496" calcext:value-type="float">
            <text:p>7367.943561425</text:p>
          </table:table-cell>
          <table:table-cell table:formula="of:=[.N463]/[.B463]" office:value-type="float" office:value="0.562481377313151" calcext:value-type="float">
            <text:p>0.5624813773</text:p>
          </table:table-cell>
        </table:table-row>
        <table:table-row table:style-name="ro1">
          <table:table-cell office:value-type="string" calcext:value-type="string">
            <text:p>http://www.cel.ro/laptop-laptopuri/laptop-toshiba-tecra-z50_a_16c-i5_4210u-256gb-8gb-win7-pro-full-hd-l/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indows 7 pro</text:p>
          </table:table-cell>
          <table:table-cell table:style-name="ce6" table:formula="of:=([.I464]*31 + [.E464]*0.16483826+ [.F464]*0.076152071 + IF([.H464]=&quot;hdd&quot;; [.G464]*0.394; [.G464]*1.3104375))/0.3839800063" office:value-type="float" office:value="3080.73294251883" calcext:value-type="float">
            <text:p>3080.7329425188</text:p>
          </table:table-cell>
          <table:table-cell table:formula="of:=[.N464]/[.B464]" office:value-type="float" office:value="0.560235123207643" calcext:value-type="float">
            <text:p>0.5602351232</text:p>
          </table:table-cell>
        </table:table-row>
        <table:table-row table:style-name="ro1">
          <table:table-cell office:value-type="string" calcext:value-type="string">
            <text:p>http://www.cel.ro/laptop-laptopuri/laptop-dell-precision-m4800-i7_4810mq-500gb-8gb-quadro-k1100m-2gb-win7pro-fhd-l/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intel core i7 4810mq </text:p>
          </table:table-cell>
          <table:table-cell office:value-type="string" calcext:value-type="string">
            <text:p>quadro k1100m</text:p>
          </table:table-cell>
          <table:table-cell office:value-type="float" office:value="8793" calcext:value-type="float">
            <text:p>8793</text:p>
          </table:table-cell>
          <table:table-cell office:value-type="float" office:value="966" calcext:value-type="float">
            <text:p>96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windows 8 pro</text:p>
          </table:table-cell>
          <table:table-cell table:style-name="ce6" table:formula="of:=([.I465]*31 + [.E465]*0.16483826+ [.F465]*0.076152071 + IF([.H465]=&quot;hdd&quot;; [.G465]*0.394; [.G465]*1.3104375))/0.3839800063" office:value-type="float" office:value="5125.22966945428" calcext:value-type="float">
            <text:p>5125.2296694543</text:p>
          </table:table-cell>
          <table:table-cell table:formula="of:=[.N465]/[.B465]" office:value-type="float" office:value="0.557757064909596" calcext:value-type="float">
            <text:p>0.5577570649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3_4030u-500gb_7200rpm-4gb-win7-pro-3ani-garantie-l/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windows 7 pro</text:p>
          </table:table-cell>
          <table:table-cell table:style-name="ce6" table:formula="of:=([.I466]*31 + [.E466]*0.16483826+ [.F466]*0.076152071 + IF([.H466]=&quot;hdd&quot;; [.G466]*0.394; [.G466]*1.3104375))/0.3839800063" office:value-type="float" office:value="2104.83094524862" calcext:value-type="float">
            <text:p>2104.8309452486</text:p>
          </table:table-cell>
          <table:table-cell table:formula="of:=[.N466]/[.B466]" office:value-type="float" office:value="0.554048682613483" calcext:value-type="float">
            <text:p>0.5540486826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5_5200u-256gb-8gb-win7-pro-fullhd-fingerprint-l/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7 pro</text:p>
          </table:table-cell>
          <table:table-cell table:style-name="ce6" table:formula="of:=([.I467]*31 + [.E467]*0.16483826+ [.F467]*0.076152071 + IF([.H467]=&quot;hdd&quot;; [.G467]*0.394; [.G467]*1.3104375))/0.3839800063" office:value-type="float" office:value="3142.55297588915" calcext:value-type="float">
            <text:p>3142.5529758892</text:p>
          </table:table-cell>
          <table:table-cell table:formula="of:=[.N467]/[.B467]" office:value-type="float" office:value="0.553851423314972" calcext:value-type="float">
            <text:p>0.5538514233</text:p>
          </table:table-cell>
        </table:table-row>
        <table:table-row table:style-name="ro1">
          <table:table-cell office:value-type="string" calcext:value-type="string">
            <text:p>http://www.cel.ro/laptop-laptopuri/laptop-hp-probook-640-g1-i5_4210u-500gb_7200rpm-4gb-win8-pro-l/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0 x 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 pro</text:p>
          </table:table-cell>
          <table:table-cell table:style-name="ce6" table:formula="of:=([.I468]*31 + [.E468]*0.16483826+ [.F468]*0.076152071 + IF([.H468]=&quot;hdd&quot;; [.G468]*0.394; [.G468]*1.3104375))/0.3839800063" office:value-type="float" office:value="2397.17651850302" calcext:value-type="float">
            <text:p>2397.176518503</text:p>
          </table:table-cell>
          <table:table-cell table:formula="of:=[.N468]/[.B468]" office:value-type="float" office:value="0.553109487425708" calcext:value-type="float">
            <text:p>0.5531094874</text:p>
          </table:table-cell>
        </table:table-row>
        <table:table-row table:style-name="ro1">
          <table:table-cell office:value-type="string" calcext:value-type="string">
            <text:p>http://www.cel.ro/laptop-laptopuri/laptop-lenovo-thinkpad-yoga-14-i7_5500u-512gb-8gb-gt940m-2gb-win10pro-touch-l/</text:p>
          </table:table-cell>
          <table:table-cell office:value-type="float" office:value="7719" calcext:value-type="float">
            <text:p>771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10</text:p>
          </table:table-cell>
          <table:table-cell table:style-name="ce6" table:formula="of:=([.I469]*31 + [.E469]*0.16483826+ [.F469]*0.076152071 + IF([.H469]=&quot;hdd&quot;; [.G469]*0.394; [.G469]*1.3104375))/0.3839800063" office:value-type="float" office:value="4233.87281271577" calcext:value-type="float">
            <text:p>4233.8728127158</text:p>
          </table:table-cell>
          <table:table-cell table:formula="of:=[.N469]/[.B469]" office:value-type="float" office:value="0.548500170062932" calcext:value-type="float">
            <text:p>0.5485001701</text:p>
          </table:table-cell>
        </table:table-row>
        <table:table-row table:style-name="ro1">
          <table:table-cell office:value-type="string" calcext:value-type="string">
            <text:p>http://www.cel.ro/laptop-laptopuri/laptop-hp-zbook-15-g2-i7_4710mq-256gb-8gb-quadro-k1100m-2gb-win7-pro-l/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quadro k1100m</text:p>
          </table:table-cell>
          <table:table-cell office:value-type="float" office:value="8009" calcext:value-type="float">
            <text:p>8009</text:p>
          </table:table-cell>
          <table:table-cell office:value-type="float" office:value="966" calcext:value-type="float">
            <text:p>9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7 pro</text:p>
          </table:table-cell>
          <table:table-cell table:style-name="ce6" table:formula="of:=([.I470]*31 + [.E470]*0.16483826+ [.F470]*0.076152071 + IF([.H470]=&quot;hdd&quot;; [.G470]*0.394; [.G470]*1.3104375))/0.3839800063" office:value-type="float" office:value="5149.29030805113" calcext:value-type="float">
            <text:p>5149.2903080511</text:p>
          </table:table-cell>
          <table:table-cell table:formula="of:=[.N470]/[.B470]" office:value-type="float" office:value="0.547855123742008" calcext:value-type="float">
            <text:p>0.5478551237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5_5300u-256gb-8gb-gt830m-2gb-fhd-win7-pro-l/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table:style-name="ce6" table:formula="of:=([.I471]*31 + [.E471]*0.16483826+ [.F471]*0.076152071 + IF([.H471]=&quot;hdd&quot;; [.G471]*0.394; [.G471]*1.3104375))/0.3839800063" office:value-type="float" office:value="3263.1830876138" calcext:value-type="float">
            <text:p>3263.1830876138</text:p>
          </table:table-cell>
          <table:table-cell table:formula="of:=[.N471]/[.B471]" office:value-type="float" office:value="0.543954507020137" calcext:value-type="float">
            <text:p>0.543954507</text:p>
          </table:table-cell>
        </table:table-row>
        <table:table-row table:style-name="ro1">
          <table:table-cell office:value-type="string" calcext:value-type="string">
            <text:p>http://www.cel.ro/laptop-laptopuri/laptop-lenovo-thinkpad-l440-i7_4600m-500gb_7200rpm-4gb-win7-pro-l/</text:p>
          </table:table-cell>
          <table:table-cell office:value-type="float" office:value="5589" calcext:value-type="float">
            <text:p>5589</text:p>
          </table:table-cell>
          <table:table-cell office:value-type="string" calcext:value-type="string">
            <text:p>intel core i7 4600m </text:p>
          </table:table-cell>
          <table:table-cell office:value-type="string" calcext:value-type="string">
            <text:p>intel hd <text:s/>4600</text:p>
          </table:table-cell>
          <table:table-cell office:value-type="float" office:value="4777" calcext:value-type="float">
            <text:p>4777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0 x 9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windows 8 pro</text:p>
          </table:table-cell>
          <table:table-cell table:style-name="ce6" table:formula="of:=([.I472]*31 + [.E472]*0.16483826+ [.F472]*0.076152071 + IF([.H472]=&quot;hdd&quot;; [.G472]*0.394; [.G472]*1.3104375))/0.3839800063" office:value-type="float" office:value="3027.50226406775" calcext:value-type="float">
            <text:p>3027.5022640678</text:p>
          </table:table-cell>
          <table:table-cell table:formula="of:=[.N472]/[.B472]" office:value-type="float" office:value="0.541689437120728" calcext:value-type="float">
            <text:p>0.5416894371</text:p>
          </table:table-cell>
        </table:table-row>
        <table:table-row table:style-name="ro1">
          <table:table-cell office:value-type="string" calcext:value-type="string">
            <text:p>http://www.cel.ro/laptop-laptopuri/laptop-toshiba-tecra-z50_a_181-i7_4600u-256gb-8gb-win7-pro-full-hd-l/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ntel core i7 4600u </text:p>
          </table:table-cell>
          <table:table-cell office:value-type="string" calcext:value-type="string">
            <text:p>intel hd <text:s/>4400</text:p>
          </table:table-cell>
          <table:table-cell office:value-type="float" office:value="4136" calcext:value-type="float">
            <text:p>4136</text:p>
          </table:table-cell>
          <table:table-cell office:value-type="float" office:value="547" calcext:value-type="float">
            <text:p>5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indows 8 pro</text:p>
          </table:table-cell>
          <table:table-cell table:style-name="ce6" table:formula="of:=([.I473]*31 + [.E473]*0.16483826+ [.F473]*0.076152071 + IF([.H473]=&quot;hdd&quot;; [.G473]*0.394; [.G473]*1.3104375))/0.3839800063" office:value-type="float" office:value="3403.55801019476" calcext:value-type="float">
            <text:p>3403.5580101948</text:p>
          </table:table-cell>
          <table:table-cell table:formula="of:=[.N473]/[.B473]" office:value-type="float" office:value="0.540333070359543" calcext:value-type="float">
            <text:p>0.5403330704</text:p>
          </table:table-cell>
        </table:table-row>
        <table:table-row table:style-name="ro1">
          <table:table-cell office:value-type="string" calcext:value-type="string">
            <text:p>http://www.cel.ro/laptop-laptopuri/laptop-dell-alienware-15-i7_6700hq-1tbplus512gb-16gb-nvidia-gtx980m-4gb-win10-l/</text:p>
          </table:table-cell>
          <table:table-cell office:value-type="float" office:value="12809" calcext:value-type="float">
            <text:p>12809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80m</text:p>
          </table:table-cell>
          <table:table-cell office:value-type="float" office:value="7999" calcext:value-type="float">
            <text:p>7999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74]*31 + [.E474]*0.16483826+ [.F474]*0.076152071 + IF([.H474]=&quot;hdd&quot;; [.G474]*0.394; [.G474]*1.3104375))/0.3839800063" office:value-type="float" office:value="6920.62478413996" calcext:value-type="float">
            <text:p>6920.62478414</text:p>
          </table:table-cell>
          <table:table-cell table:formula="of:=[.N474]/[.B474]" office:value-type="float" office:value="0.540293917100473" calcext:value-type="float">
            <text:p>0.5402939171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5_5200u-256gb-8gb-win7-pro-fhd-3ani-garantie-l/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windows 7 pro</text:p>
          </table:table-cell>
          <table:table-cell table:style-name="ce6" table:formula="of:=([.I475]*31 + [.E475]*0.16483826+ [.F475]*0.076152071 + IF([.H475]=&quot;hdd&quot;; [.G475]*0.394; [.G475]*1.3104375))/0.3839800063" office:value-type="float" office:value="3142.55297588915" calcext:value-type="float">
            <text:p>3142.5529758892</text:p>
          </table:table-cell>
          <table:table-cell table:formula="of:=[.N475]/[.B475]" office:value-type="float" office:value="0.540050348150739" calcext:value-type="float">
            <text:p>0.5400503482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7_5500u-256gb-8gb-amd-r7m260x-1gb-win7-pro-fhd-fpr-l/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60x</text:p>
          </table:table-cell>
          <table:table-cell office:value-type="float" office:value="4029" calcext:value-type="float">
            <text:p>4029</text:p>
          </table:table-cell>
          <table:table-cell office:value-type="float" office:value="1054" calcext:value-type="float">
            <text:p>10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280 x 80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8 pro</text:p>
          </table:table-cell>
          <table:table-cell table:style-name="ce6" table:formula="of:=([.I476]*31 + [.E476]*0.16483826+ [.F476]*0.076152071 + IF([.H476]=&quot;hdd&quot;; [.G476]*0.394; [.G476]*1.3104375))/0.3839800063" office:value-type="float" office:value="3458.17389079511" calcext:value-type="float">
            <text:p>3458.1738907951</text:p>
          </table:table-cell>
          <table:table-cell table:formula="of:=[.N476]/[.B476]" office:value-type="float" office:value="0.536650200309607" calcext:value-type="float">
            <text:p>0.5366502003</text:p>
          </table:table-cell>
        </table:table-row>
        <table:table-row table:style-name="ro1">
          <table:table-cell office:value-type="string" calcext:value-type="string">
            <text:p>http://www.cel.ro/laptop-laptopuri/laptop-dell-xps-15-i5_4200h-1tbplus32gb-8gb-win8-fullhd-touch-l/</text:p>
          </table:table-cell>
          <table:table-cell office:value-type="float" office:value="6924" calcext:value-type="float">
            <text:p>6924</text:p>
          </table:table-cell>
          <table:table-cell office:value-type="string" calcext:value-type="string">
            <text:p>intel core i5 4200h </text:p>
          </table:table-cell>
          <table:table-cell office:value-type="string" calcext:value-type="string">
            <text:p>intel hd <text:s/>4600</text:p>
          </table:table-cell>
          <table:table-cell office:value-type="float" office:value="4412" calcext:value-type="float">
            <text:p>4412</text:p>
          </table:table-cell>
          <table:table-cell office:value-type="float" office:value="710" calcext:value-type="float">
            <text:p>7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windows 8</text:p>
          </table:table-cell>
          <table:table-cell table:style-name="ce6" table:formula="of:=([.I477]*31 + [.E477]*0.16483826+ [.F477]*0.076152071 + IF([.H477]=&quot;hdd&quot;; [.G477]*0.394; [.G477]*1.3104375))/0.3839800063" office:value-type="float" office:value="3706.79293238503" calcext:value-type="float">
            <text:p>3706.792932385</text:p>
          </table:table-cell>
          <table:table-cell table:formula="of:=[.N477]/[.B477]" office:value-type="float" office:value="0.535354265220253" calcext:value-type="float">
            <text:p>0.5353542652</text:p>
          </table:table-cell>
        </table:table-row>
        <table:table-row table:style-name="ro1">
          <table:table-cell office:value-type="string" calcext:value-type="string">
            <text:p>http://www.cel.ro/laptop-laptopuri/laptop-dell-latitude-e5250-i7_5600u-256gb-8gb-win7-pro-l/</text:p>
          </table:table-cell>
          <table:table-cell office:value-type="float" office:value="6574" calcext:value-type="float">
            <text:p>657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windows 8 pro</text:p>
          </table:table-cell>
          <table:table-cell table:style-name="ce6" table:formula="of:=([.I478]*31 + [.E478]*0.16483826+ [.F478]*0.076152071 + IF([.H478]=&quot;hdd&quot;; [.G478]*0.394; [.G478]*1.3104375))/0.3839800063" office:value-type="float" office:value="3500.15042452485" calcext:value-type="float">
            <text:p>3500.1504245249</text:p>
          </table:table-cell>
          <table:table-cell table:formula="of:=[.N478]/[.B478]" office:value-type="float" office:value="0.532423246809378" calcext:value-type="float">
            <text:p>0.5324232468</text:p>
          </table:table-cell>
        </table:table-row>
        <table:table-row table:style-name="ro1">
          <table:table-cell office:value-type="string" calcext:value-type="string">
            <text:p>http://www.cel.ro/laptop-laptopuri/laptop-dell-alienware-17-i7_6700hq-1tb_7200rpm-8gb-nvidia-gtx965m-2gb-win10-uhd-l/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65m</text:p>
          </table:table-cell>
          <table:table-cell office:value-type="float" office:value="7999" calcext:value-type="float">
            <text:p>7999</text:p>
          </table:table-cell>
          <table:table-cell office:value-type="float" office:value="2987" calcext:value-type="float">
            <text:p>29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3840 x 216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79]*31 + [.E479]*0.16483826+ [.F479]*0.076152071 + IF([.H479]=&quot;hdd&quot;; [.G479]*0.394; [.G479]*1.3104375))/0.3839800063" office:value-type="float" office:value="5698.23282962168" calcext:value-type="float">
            <text:p>5698.2328296217</text:p>
          </table:table-cell>
          <table:table-cell table:formula="of:=[.N479]/[.B479]" office:value-type="float" office:value="0.532346116369738" calcext:value-type="float">
            <text:p>0.5323461164</text:p>
          </table:table-cell>
        </table:table-row>
        <table:table-row table:style-name="ro1">
          <table:table-cell office:value-type="string" calcext:value-type="string">
            <text:p>http://www.cel.ro/laptop-laptopuri/laptop-lenovo-thinkpad-l540-i7_4600m-500gb_7200rpm-win7pro-fingerprint-fullhd-l/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intel core i7 4600m </text:p>
          </table:table-cell>
          <table:table-cell office:value-type="string" calcext:value-type="string">
            <text:p>intel hd <text:s/>4600</text:p>
          </table:table-cell>
          <table:table-cell office:value-type="float" office:value="4777" calcext:value-type="float">
            <text:p>4777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8 pro</text:p>
          </table:table-cell>
          <table:table-cell table:style-name="ce6" table:formula="of:=([.I480]*31 + [.E480]*0.16483826+ [.F480]*0.076152071 + IF([.H480]=&quot;hdd&quot;; [.G480]*0.394; [.G480]*1.3104375))/0.3839800063" office:value-type="float" office:value="3027.50226406775" calcext:value-type="float">
            <text:p>3027.5022640678</text:p>
          </table:table-cell>
          <table:table-cell table:formula="of:=[.N480]/[.B480]" office:value-type="float" office:value="0.531233947020135" calcext:value-type="float">
            <text:p>0.531233947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5_5200u-256gb-4gb-win10-hdplus-fingerprint-l/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0 x 90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windows 10</text:p>
          </table:table-cell>
          <table:table-cell table:style-name="ce6" table:formula="of:=([.I481]*31 + [.E481]*0.16483826+ [.F481]*0.076152071 + IF([.H481]=&quot;hdd&quot;; [.G481]*0.394; [.G481]*1.3104375))/0.3839800063" office:value-type="float" office:value="2819.61949506849" calcext:value-type="float">
            <text:p>2819.6194950685</text:p>
          </table:table-cell>
          <table:table-cell table:formula="of:=[.N481]/[.B481]" office:value-type="float" office:value="0.526637933333674" calcext:value-type="float">
            <text:p>0.5266379333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300u-128gb-8gb-win8-pro-fullhd-fingerprint-l/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8 pro</text:p>
          </table:table-cell>
          <table:table-cell table:style-name="ce6" table:formula="of:=([.I482]*31 + [.E482]*0.16483826+ [.F482]*0.076152071 + IF([.H482]=&quot;hdd&quot;; [.G482]*0.394; [.G482]*1.3104375))/0.3839800063" office:value-type="float" office:value="2826.34784294497" calcext:value-type="float">
            <text:p>2826.347842945</text:p>
          </table:table-cell>
          <table:table-cell table:formula="of:=[.N482]/[.B482]" office:value-type="float" office:value="0.523979948636442" calcext:value-type="float">
            <text:p>0.5239799486</text:p>
          </table:table-cell>
        </table:table-row>
        <table:table-row table:style-name="ro1">
          <table:table-cell office:value-type="string" calcext:value-type="string">
            <text:p>http://www.cel.ro/laptop-laptopuri/laptop-hp-zbook-15-g2-i7_4710mq-500gb_7200rpm-4gb-k610m-1gb-win10pro-fullhd-l/</text:p>
          </table:table-cell>
          <table:table-cell office:value-type="float" office:value="8454" calcext:value-type="float">
            <text:p>8454</text:p>
          </table:table-cell>
          <table:table-cell office:value-type="string" calcext:value-type="string">
            <text:p>intel core i7 4710mq</text:p>
          </table:table-cell>
          <table:table-cell office:value-type="string" calcext:value-type="string">
            <text:p>quadro k610m</text:p>
          </table:table-cell>
          <table:table-cell office:value-type="float" office:value="8009" calcext:value-type="float">
            <text:p>8009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10</text:p>
          </table:table-cell>
          <table:table-cell table:style-name="ce6" table:formula="of:=([.I483]*31 + [.E483]*0.16483826+ [.F483]*0.076152071 + IF([.H483]=&quot;hdd&quot;; [.G483]*0.394; [.G483]*1.3104375))/0.3839800063" office:value-type="float" office:value="4414.96319322812" calcext:value-type="float">
            <text:p>4414.9631932281</text:p>
          </table:table-cell>
          <table:table-cell table:formula="of:=[.N483]/[.B483]" office:value-type="float" office:value="0.52223364007903" calcext:value-type="float">
            <text:p>0.5222336401</text:p>
          </table:table-cell>
        </table:table-row>
        <table:table-row table:style-name="ro1">
          <table:table-cell office:value-type="string" calcext:value-type="string">
            <text:p>http://www.cel.ro/laptop-laptopuri/laptop-dell-alienware-17-i7_6820hk-1tbplus256gb-12gb-gtx980m-4gb-win10-uhd-l/</text:p>
          </table:table-cell>
          <table:table-cell office:value-type="float" office:value="13714" calcext:value-type="float">
            <text:p>13714</text:p>
          </table:table-cell>
          <table:table-cell office:value-type="string" calcext:value-type="string">
            <text:p>intel core i7 6820hk</text:p>
          </table:table-cell>
          <table:table-cell office:value-type="string" calcext:value-type="string">
            <text:p>gtx 980m</text:p>
          </table:table-cell>
          <table:table-cell office:value-type="float" office:value="9041" calcext:value-type="float">
            <text:p>9041</text:p>
          </table:table-cell>
          <table:table-cell office:value-type="float" office:value="5894" calcext:value-type="float">
            <text:p>589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3840 x 216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484]*31 + [.E484]*0.16483826+ [.F484]*0.076152071 + IF([.H484]=&quot;hdd&quot;; [.G484]*0.394; [.G484]*1.3104375))/0.3839800063" office:value-type="float" office:value="7045.01008060429" calcext:value-type="float">
            <text:p>7045.0100806043</text:p>
          </table:table-cell>
          <table:table-cell table:formula="of:=[.N484]/[.B484]" office:value-type="float" office:value="0.513709353988938" calcext:value-type="float">
            <text:p>0.513709354</text:p>
          </table:table-cell>
        </table:table-row>
        <table:table-row table:style-name="ro1">
          <table:table-cell office:value-type="string" calcext:value-type="string">
            <text:p>http://www.cel.ro/laptop-laptopuri/laptop-dell-precision-m6800-i7_4910mq-256gb-16gb-firepro-m6100-2gb-win7pro-fhd-l/</text:p>
          </table:table-cell>
          <table:table-cell office:value-type="float" office:value="13354" calcext:value-type="float">
            <text:p>13354</text:p>
          </table:table-cell>
          <table:table-cell office:value-type="string" calcext:value-type="string">
            <text:p>intel core i7 4910mq </text:p>
          </table:table-cell>
          <table:table-cell office:value-type="string" calcext:value-type="string">
            <text:p>firepro m6100</text:p>
          </table:table-cell>
          <table:table-cell office:value-type="float" office:value="9539" calcext:value-type="float">
            <text:p>9539</text:p>
          </table:table-cell>
          <table:table-cell office:value-type="float" office:value="2772" calcext:value-type="float">
            <text:p>277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windows 8</text:p>
          </table:table-cell>
          <table:table-cell table:style-name="ce6" table:formula="of:=([.I485]*31 + [.E485]*0.16483826+ [.F485]*0.076152071 + IF([.H485]=&quot;hdd&quot;; [.G485]*0.394; [.G485]*1.3104375))/0.3839800063" office:value-type="float" office:value="6810.14026784759" calcext:value-type="float">
            <text:p>6810.1402678476</text:p>
          </table:table-cell>
          <table:table-cell table:formula="of:=[.N485]/[.B485]" office:value-type="float" office:value="0.509970066485517" calcext:value-type="float">
            <text:p>0.5099700665</text:p>
          </table:table-cell>
        </table:table-row>
        <table:table-row table:style-name="ro1">
          <table:table-cell office:value-type="string" calcext:value-type="string">
            <text:p>http://www.cel.ro/laptop-laptopuri/laptop-hp-zbook-17-g2-i7_4710mq-256gb-8gb-quadro-k3100m-4gb-win8-pro-l/</text:p>
          </table:table-cell>
          <table:table-cell office:value-type="float" office:value="10459" calcext:value-type="float">
            <text:p>10459</text:p>
          </table:table-cell>
          <table:table-cell office:value-type="string" calcext:value-type="string">
            <text:p>intel core i7 4710mq </text:p>
          </table:table-cell>
          <table:table-cell office:value-type="string" calcext:value-type="string">
            <text:p>quadro k3100m</text:p>
          </table:table-cell>
          <table:table-cell office:value-type="float" office:value="8009" calcext:value-type="float">
            <text:p>8009</text:p>
          </table:table-cell>
          <table:table-cell office:value-type="float" office:value="1855" calcext:value-type="float">
            <text:p>18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8 pro</text:p>
          </table:table-cell>
          <table:table-cell table:style-name="ce6" table:formula="of:=([.I486]*31 + [.E486]*0.16483826+ [.F486]*0.076152071 + IF([.H486]=&quot;hdd&quot;; [.G486]*0.394; [.G486]*1.3104375))/0.3839800063" office:value-type="float" office:value="5325.59946479953" calcext:value-type="float">
            <text:p>5325.5994647995</text:p>
          </table:table-cell>
          <table:table-cell table:formula="of:=[.N486]/[.B486]" office:value-type="float" office:value="0.509188207744481" calcext:value-type="float">
            <text:p>0.5091882077</text:p>
          </table:table-cell>
        </table:table-row>
        <table:table-row table:style-name="ro1">
          <table:table-cell office:value-type="string" calcext:value-type="string">
            <text:p>http://www.cel.ro/laptop-laptopuri/laptop-toshiba-tecra-z50_a_15p-i5_4210u-500gb_7200rpm-4gb-win7-pro-3ani-garantie-l/</text:p>
          </table:table-cell>
          <table:table-cell office:value-type="float" office:value="4749" calcext:value-type="float">
            <text:p>474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indows 8 pro</text:p>
          </table:table-cell>
          <table:table-cell table:style-name="ce6" table:formula="of:=([.I487]*31 + [.E487]*0.16483826+ [.F487]*0.076152071 + IF([.H487]=&quot;hdd&quot;; [.G487]*0.394; [.G487]*1.3104375))/0.3839800063" office:value-type="float" office:value="2397.17651850302" calcext:value-type="float">
            <text:p>2397.176518503</text:p>
          </table:table-cell>
          <table:table-cell table:formula="of:=[.N487]/[.B487]" office:value-type="float" office:value="0.504775009160459" calcext:value-type="float">
            <text:p>0.5047750092</text:p>
          </table:table-cell>
        </table:table-row>
        <table:table-row table:style-name="ro1">
          <table:table-cell office:value-type="string" calcext:value-type="string">
            <text:p>http://www.cel.ro/laptop-laptopuri/laptop-dell-latitude-e6440-i5_4310m-180gb-8gb-hd8690m-2gb-win7-pro-fullhd-l/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intel core i5 4310m </text:p>
          </table:table-cell>
          <table:table-cell office:value-type="string" calcext:value-type="string">
            <text:p>hd 8690m</text:p>
          </table:table-cell>
          <table:table-cell office:value-type="float" office:value="4431" calcext:value-type="float">
            <text:p>4431</text:p>
          </table:table-cell>
          <table:table-cell office:value-type="float" office:value="836" calcext:value-type="float">
            <text:p>8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windows 7 pro</text:p>
          </table:table-cell>
          <table:table-cell table:style-name="ce6" table:formula="of:=([.I488]*31 + [.E488]*0.16483826+ [.F488]*0.076152071 + IF([.H488]=&quot;hdd&quot;; [.G488]*0.394; [.G488]*1.3104375))/0.3839800063" office:value-type="float" office:value="3328.14258671989" calcext:value-type="float">
            <text:p>3328.1425867199</text:p>
          </table:table-cell>
          <table:table-cell table:formula="of:=[.N488]/[.B488]" office:value-type="float" office:value="0.503577331929171" calcext:value-type="float">
            <text:p>0.5035773319</text:p>
          </table:table-cell>
        </table:table-row>
        <table:table-row table:style-name="ro1">
          <table:table-cell office:value-type="string" calcext:value-type="string">
            <text:p>http://www.cel.ro/laptop-laptopuri/laptop-dell-latitude-e7250-i5_5300u-256gb-8gb-win7-pro-fingerprint-l/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indows 7 pro</text:p>
          </table:table-cell>
          <table:table-cell table:style-name="ce6" table:formula="of:=([.I489]*31 + [.E489]*0.16483826+ [.F489]*0.076152071 + IF([.H489]=&quot;hdd&quot;; [.G489]*0.394; [.G489]*1.3104375))/0.3839800063" office:value-type="float" office:value="3263.1830876138" calcext:value-type="float">
            <text:p>3263.1830876138</text:p>
          </table:table-cell>
          <table:table-cell table:formula="of:=[.N489]/[.B489]" office:value-type="float" office:value="0.502105414312017" calcext:value-type="float">
            <text:p>0.5021054143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5_5200u-500gb_7200rpm-4gb-win10pro-fingerprint-l/</text:p>
          </table:table-cell>
          <table:table-cell office:value-type="float" office:value="4939" calcext:value-type="float">
            <text:p>493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10</text:p>
          </table:table-cell>
          <table:table-cell table:style-name="ce6" table:formula="of:=([.I490]*31 + [.E490]*0.16483826+ [.F490]*0.076152071 + IF([.H490]=&quot;hdd&quot;; [.G490]*0.394; [.G490]*1.3104375))/0.3839800063" office:value-type="float" office:value="2458.99655187333" calcext:value-type="float">
            <text:p>2458.9965518733</text:p>
          </table:table-cell>
          <table:table-cell table:formula="of:=[.N490]/[.B490]" office:value-type="float" office:value="0.497873365432948" calcext:value-type="float">
            <text:p>0.4978733654</text:p>
          </table:table-cell>
        </table:table-row>
        <table:table-row table:style-name="ro1">
          <table:table-cell office:value-type="string" calcext:value-type="string">
            <text:p>http://www.cel.ro/laptop-laptopuri/laptop-gaming-alienware-13-i5_4210u-256gb-16gb-gtx860m-2gb-win8-fullhd-l/</text:p>
          </table:table-cell>
          <table:table-cell office:value-type="float" office:value="7899" calcext:value-type="float">
            <text:p>78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gtx860m</text:p>
          </table:table-cell>
          <table:table-cell office:value-type="float" office:value="3384" calcext:value-type="float">
            <text:p>3384</text:p>
          </table:table-cell>
          <table:table-cell office:value-type="float" office:value="1583" calcext:value-type="float">
            <text:p>158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windows 8</text:p>
          </table:table-cell>
          <table:table-cell table:style-name="ce6" table:formula="of:=([.I491]*31 + [.E491]*0.16483826+ [.F491]*0.076152071 + IF([.H491]=&quot;hdd&quot;; [.G491]*0.394; [.G491]*1.3104375))/0.3839800063" office:value-type="float" office:value="3932.06254352051" calcext:value-type="float">
            <text:p>3932.0625435205</text:p>
          </table:table-cell>
          <table:table-cell table:formula="of:=[.N491]/[.B491]" office:value-type="float" office:value="0.497792447590899" calcext:value-type="float">
            <text:p>0.4977924476</text:p>
          </table:table-cell>
        </table:table-row>
        <table:table-row table:style-name="ro1">
          <table:table-cell office:value-type="string" calcext:value-type="string">
            <text:p>http://www.cel.ro/laptop-laptopuri/laptop-toshiba-tecra-z40_b_110-i7_5600u-256gb-8gb-win7-pro-l/</text:p>
          </table:table-cell>
          <table:table-cell office:value-type="float" office:value="7034" calcext:value-type="float">
            <text:p>703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0 x 9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windows 7 pro</text:p>
          </table:table-cell>
          <table:table-cell table:style-name="ce6" table:formula="of:=([.I492]*31 + [.E492]*0.16483826+ [.F492]*0.076152071 + IF([.H492]=&quot;hdd&quot;; [.G492]*0.394; [.G492]*1.3104375))/0.3839800063" office:value-type="float" office:value="3500.15042452485" calcext:value-type="float">
            <text:p>3500.1504245249</text:p>
          </table:table-cell>
          <table:table-cell table:formula="of:=[.N492]/[.B492]" office:value-type="float" office:value="0.497604552818432" calcext:value-type="float">
            <text:p>0.4976045528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radius-cl10w_c_105-dual-core-n3050-32gb-2gb-win10-touch-l/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d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366 x 768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windows 10</text:p>
          </table:table-cell>
          <table:table-cell table:style-name="ce6" table:formula="of:=([.I493]*31 + [.E493]*0.16483826+ [.F493]*0.076152071 + IF([.H493]=&quot;hdd&quot;; [.G493]*0.394; [.G493]*1.3104375))/0.3839800063" office:value-type="float" office:value="718.284507775946" calcext:value-type="float">
            <text:p>718.2845077759</text:p>
          </table:table-cell>
          <table:table-cell table:formula="of:=[.N493]/[.B493]" office:value-type="float" office:value="0.495710495359521" calcext:value-type="float">
            <text:p>0.4957104954</text:p>
          </table:table-cell>
        </table:table-row>
        <table:table-row table:style-name="ro1">
          <table:table-cell office:value-type="string" calcext:value-type="string">
            <text:p>http://www.cel.ro/laptop-laptopuri/laptop-hp-elitebook-820-g2-i5_5300u-256gb-8gb-win7pro-fullhd-fingerprint-l/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intel core i5 5300u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920 x 1080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windows 7 pro</text:p>
          </table:table-cell>
          <table:table-cell table:style-name="ce6" table:formula="of:=([.I494]*31 + [.E494]*0.16483826+ [.F494]*0.076152071 + IF([.H494]=&quot;hdd&quot;; [.G494]*0.394; [.G494]*1.3104375))/0.3839800063" office:value-type="float" office:value="3263.1830876138" calcext:value-type="float">
            <text:p>3263.1830876138</text:p>
          </table:table-cell>
          <table:table-cell table:formula="of:=[.N494]/[.B494]" office:value-type="float" office:value="0.493748386686912" calcext:value-type="float">
            <text:p>0.4937483867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5_5300u-256gb-8gb-win7pro-fullhd-fingerprint-l/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intel core i5 5300u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windows 7 pro</text:p>
          </table:table-cell>
          <table:table-cell table:style-name="ce6" table:formula="of:=([.I495]*31 + [.E495]*0.16483826+ [.F495]*0.076152071 + IF([.H495]=&quot;hdd&quot;; [.G495]*0.394; [.G495]*1.3104375))/0.3839800063" office:value-type="float" office:value="3263.1830876138" calcext:value-type="float">
            <text:p>3263.1830876138</text:p>
          </table:table-cell>
          <table:table-cell table:formula="of:=[.N495]/[.B495]" office:value-type="float" office:value="0.491517259770116" calcext:value-type="float">
            <text:p>0.4915172598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7_5550u-256gb-8gb-win7-pro-fhd-4g-lte-l/</text:p>
          </table:table-cell>
          <table:table-cell office:value-type="float" office:value="6879" calcext:value-type="float">
            <text:p>687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windows 8 pro</text:p>
          </table:table-cell>
          <table:table-cell table:style-name="ce6" table:formula="of:=([.I496]*31 + [.E496]*0.16483826+ [.F496]*0.076152071 + IF([.H496]=&quot;hdd&quot;; [.G496]*0.394; [.G496]*1.3104375))/0.3839800063" office:value-type="float" office:value="3360.20232337811" calcext:value-type="float">
            <text:p>3360.2023233781</text:p>
          </table:table-cell>
          <table:table-cell table:formula="of:=[.N496]/[.B496]" office:value-type="float" office:value="0.488472499400801" calcext:value-type="float">
            <text:p>0.4884724994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50-i5_5200u-256gb-8gb-win7pro-fullhd-fingerprint-l/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windows 7 pro</text:p>
          </table:table-cell>
          <table:table-cell table:style-name="ce6" table:formula="of:=([.I497]*31 + [.E497]*0.16483826+ [.F497]*0.076152071 + IF([.H497]=&quot;hdd&quot;; [.G497]*0.394; [.G497]*1.3104375))/0.3839800063" office:value-type="float" office:value="3142.55297588915" calcext:value-type="float">
            <text:p>3142.5529758892</text:p>
          </table:table-cell>
          <table:table-cell table:formula="of:=[.N497]/[.B497]" office:value-type="float" office:value="0.488429122767975" calcext:value-type="float">
            <text:p>0.4884291228</text:p>
          </table:table-cell>
        </table:table-row>
        <table:table-row table:style-name="ro1">
          <table:table-cell office:value-type="string" calcext:value-type="string">
            <text:p>http://www.cel.ro/laptop-laptopuri/laptop-dell-precision-m6800-i7_4810mq-1tb-16gb-quadro-k3100m-4gb-win7pro-fhd-l/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intel core i7 4810mq </text:p>
          </table:table-cell>
          <table:table-cell office:value-type="string" calcext:value-type="string">
            <text:p>quadro k3100m</text:p>
          </table:table-cell>
          <table:table-cell office:value-type="float" office:value="8793" calcext:value-type="float">
            <text:p>8793</text:p>
          </table:table-cell>
          <table:table-cell office:value-type="float" office:value="1855" calcext:value-type="float">
            <text:p>185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windows 8 pro</text:p>
          </table:table-cell>
          <table:table-cell table:style-name="ce6" table:formula="of:=([.I498]*31 + [.E498]*0.16483826+ [.F498]*0.076152071 + IF([.H498]=&quot;hdd&quot;; [.G498]*0.394; [.G498]*1.3104375))/0.3839800063" office:value-type="float" office:value="6460.45333398652" calcext:value-type="float">
            <text:p>6460.4533339865</text:p>
          </table:table-cell>
          <table:table-cell table:formula="of:=[.N498]/[.B498]" office:value-type="float" office:value="0.487802275293455" calcext:value-type="float">
            <text:p>0.4878022753</text:p>
          </table:table-cell>
        </table:table-row>
        <table:table-row table:style-name="ro1">
          <table:table-cell office:value-type="string" calcext:value-type="string">
            <text:p>http://www.cel.ro/laptop-laptopuri/laptop-dell-latitude-e7250-i7_5600u-256gb-8gb-win7pro-hd-fingerprint-l/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 pro</text:p>
          </table:table-cell>
          <table:table-cell table:style-name="ce6" table:formula="of:=([.I499]*31 + [.E499]*0.16483826+ [.F499]*0.076152071 + IF([.H499]=&quot;hdd&quot;; [.G499]*0.394; [.G499]*1.3104375))/0.3839800063" office:value-type="float" office:value="3500.15042452485" calcext:value-type="float">
            <text:p>3500.1504245249</text:p>
          </table:table-cell>
          <table:table-cell table:formula="of:=[.N499]/[.B499]" office:value-type="float" office:value="0.477249853357629" calcext:value-type="float">
            <text:p>0.4772498534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5_5200u-500gbplus32gb-4gb-win7pro-fullhd-fingerprint-l/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7 pro</text:p>
          </table:table-cell>
          <table:table-cell table:style-name="ce6" table:formula="of:=([.I500]*31 + [.E500]*0.16483826+ [.F500]*0.076152071 + IF([.H500]=&quot;hdd&quot;; [.G500]*0.394; [.G500]*1.3104375))/0.3839800063" office:value-type="float" office:value="2458.99655187333" calcext:value-type="float">
            <text:p>2458.9965518733</text:p>
          </table:table-cell>
          <table:table-cell table:formula="of:=[.N500]/[.B500]" office:value-type="float" office:value="0.475719975212484" calcext:value-type="float">
            <text:p>0.4757199752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7_5500u-500gb_7200rpm-4gb-win7-pro-fullhd-l/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windows 8 pro</text:p>
          </table:table-cell>
          <table:table-cell table:style-name="ce6" table:formula="of:=([.I501]*31 + [.E501]*0.16483826+ [.F501]*0.076152071 + IF([.H501]=&quot;hdd&quot;; [.G501]*0.394; [.G501]*1.3104375))/0.3839800063" office:value-type="float" office:value="2676.64589936229" calcext:value-type="float">
            <text:p>2676.6458993623</text:p>
          </table:table-cell>
          <table:table-cell table:formula="of:=[.N501]/[.B501]" office:value-type="float" office:value="0.466395870249571" calcext:value-type="float">
            <text:p>0.4663958702</text:p>
          </table:table-cell>
        </table:table-row>
        <table:table-row table:style-name="ro1">
          <table:table-cell office:value-type="string" calcext:value-type="string">
            <text:p>http://www.cel.ro/laptop-laptopuri/laptop-dell-latitude-e7250-i5_5300u-256gb-8gb-win7pro-fullhd-touch-fingerprint-l/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920 x 108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indows 8 pro</text:p>
          </table:table-cell>
          <table:table-cell table:style-name="ce6" table:formula="of:=([.I502]*31 + [.E502]*0.16483826+ [.F502]*0.076152071 + IF([.H502]=&quot;hdd&quot;; [.G502]*0.394; [.G502]*1.3104375))/0.3839800063" office:value-type="float" office:value="3263.1830876138" calcext:value-type="float">
            <text:p>3263.1830876138</text:p>
          </table:table-cell>
          <table:table-cell table:formula="of:=[.N502]/[.B502]" office:value-type="float" office:value="0.455497360080095" calcext:value-type="float">
            <text:p>0.4554973601</text:p>
          </table:table-cell>
        </table:table-row>
        <table:table-row table:style-name="ro1">
          <table:table-cell office:value-type="string" calcext:value-type="string">
            <text:p>http://www.cel.ro/laptop-laptopuri/laptop-hp-elitebook-840-g2-i7_5500u-256gb-8gb-win10pro-fhd-touch-fingerprint-4g-l/</text:p>
          </table:table-cell>
          <table:table-cell office:value-type="float" office:value="7384" calcext:value-type="float">
            <text:p>738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windows 10</text:p>
          </table:table-cell>
          <table:table-cell table:style-name="ce6" table:formula="of:=([.I503]*31 + [.E503]*0.16483826+ [.F503]*0.076152071 + IF([.H503]=&quot;hdd&quot;; [.G503]*0.394; [.G503]*1.3104375))/0.3839800063" office:value-type="float" office:value="3360.20232337811" calcext:value-type="float">
            <text:p>3360.2023233781</text:p>
          </table:table-cell>
          <table:table-cell table:formula="of:=[.N503]/[.B503]" office:value-type="float" office:value="0.455065320067458" calcext:value-type="float">
            <text:p>0.4550653201</text:p>
          </table:table-cell>
        </table:table-row>
        <table:table-row table:style-name="ro1">
          <table:table-cell office:value-type="string" calcext:value-type="string">
            <text:p>http://www.cel.ro/laptop-laptopuri/laptop-toshiba-tecra-z50_a_15w-i7_4600u-256gb-8gb-win7-pro-l/</text:p>
          </table:table-cell>
          <table:table-cell office:value-type="float" office:value="7489" calcext:value-type="float">
            <text:p>7489</text:p>
          </table:table-cell>
          <table:table-cell office:value-type="string" calcext:value-type="string">
            <text:p>intel core i7 4600u </text:p>
          </table:table-cell>
          <table:table-cell office:value-type="string" calcext:value-type="string">
            <text:p>intel hd <text:s/>4400</text:p>
          </table:table-cell>
          <table:table-cell office:value-type="float" office:value="4136" calcext:value-type="float">
            <text:p>4136</text:p>
          </table:table-cell>
          <table:table-cell office:value-type="float" office:value="547" calcext:value-type="float">
            <text:p>5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indows 7 pro</text:p>
          </table:table-cell>
          <table:table-cell table:style-name="ce6" table:formula="of:=([.I504]*31 + [.E504]*0.16483826+ [.F504]*0.076152071 + IF([.H504]=&quot;hdd&quot;; [.G504]*0.394; [.G504]*1.3104375))/0.3839800063" office:value-type="float" office:value="3403.55801019476" calcext:value-type="float">
            <text:p>3403.5580101948</text:p>
          </table:table-cell>
          <table:table-cell table:formula="of:=[.N504]/[.B504]" office:value-type="float" office:value="0.454474296994894" calcext:value-type="float">
            <text:p>0.454474297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7_5600u-500gb_7200rpm-8gb-win10pro-fullhd-fingerprin-l/</text:p>
          </table:table-cell>
          <table:table-cell office:value-type="float" office:value="6919" calcext:value-type="float">
            <text:p>6919</text:p>
          </table:table-cell>
          <table:table-cell office:value-type="string" calcext:value-type="string">
            <text:p>intel core i7 5600u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10</text:p>
          </table:table-cell>
          <table:table-cell table:style-name="ce6" table:formula="of:=([.I505]*31 + [.E505]*0.16483826+ [.F505]*0.076152071 + IF([.H505]=&quot;hdd&quot;; [.G505]*0.394; [.G505]*1.3104375))/0.3839800063" office:value-type="float" office:value="3139.5274813297" calcext:value-type="float">
            <text:p>3139.5274813297</text:p>
          </table:table-cell>
          <table:table-cell table:formula="of:=[.N505]/[.B505]" office:value-type="float" office:value="0.453754513850224" calcext:value-type="float">
            <text:p>0.4537545139</text:p>
          </table:table-cell>
        </table:table-row>
        <table:table-row table:style-name="ro1">
          <table:table-cell office:value-type="string" calcext:value-type="string">
            <text:p>http://www.cel.ro/laptop-laptopuri/laptop-dell-latitude-e7450-i7_5600u-256gb-8gb-win7pro-fullhd-fingerprint-4g-lte-l/</text:p>
          </table:table-cell>
          <table:table-cell office:value-type="float" office:value="7754" calcext:value-type="float">
            <text:p>775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intel hd <text:s/>5500</text:p>
          </table:table-cell>
          <table:table-cell office:value-type="float" office:value="4355" calcext:value-type="float">
            <text:p>4355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windows 8 pro</text:p>
          </table:table-cell>
          <table:table-cell table:style-name="ce6" table:formula="of:=([.I506]*31 + [.E506]*0.16483826+ [.F506]*0.076152071 + IF([.H506]=&quot;hdd&quot;; [.G506]*0.394; [.G506]*1.3104375))/0.3839800063" office:value-type="float" office:value="3500.15042452485" calcext:value-type="float">
            <text:p>3500.1504245249</text:p>
          </table:table-cell>
          <table:table-cell table:formula="of:=[.N506]/[.B506]" office:value-type="float" office:value="0.45139933254125" calcext:value-type="float">
            <text:p>0.4513993325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5_5300u-500gbplus32gb-4gb-win7pro-hd-fingerprint-l/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intel core i5 5300u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7 pro</text:p>
          </table:table-cell>
          <table:table-cell table:style-name="ce6" table:formula="of:=([.I507]*31 + [.E507]*0.16483826+ [.F507]*0.076152071 + IF([.H507]=&quot;hdd&quot;; [.G507]*0.394; [.G507]*1.3104375))/0.3839800063" office:value-type="float" office:value="2579.62666359798" calcext:value-type="float">
            <text:p>2579.626663598</text:p>
          </table:table-cell>
          <table:table-cell table:formula="of:=[.N507]/[.B507]" office:value-type="float" office:value="0.450668529629277" calcext:value-type="float">
            <text:p>0.4506685296</text:p>
          </table:table-cell>
        </table:table-row>
        <table:table-row table:style-name="ro1">
          <table:table-cell office:value-type="string" calcext:value-type="string">
            <text:p>http://www.cel.ro/laptop-laptopuri/laptop-dell-latitude-e7250-i5_5300u-256gb-8gb-fhd-touch-fingerprint-win7-pro-l/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intel hd <text:s/>5500</text:p>
          </table:table-cell>
          <table:table-cell office:value-type="float" office:value="3803" calcext:value-type="float">
            <text:p>380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920 x 1080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indows 8 pro</text:p>
          </table:table-cell>
          <table:table-cell table:style-name="ce6" table:formula="of:=([.I508]*31 + [.E508]*0.16483826+ [.F508]*0.076152071 + IF([.H508]=&quot;hdd&quot;; [.G508]*0.394; [.G508]*1.3104375))/0.3839800063" office:value-type="float" office:value="3263.1830876138" calcext:value-type="float">
            <text:p>3263.1830876138</text:p>
          </table:table-cell>
          <table:table-cell table:formula="of:=[.N508]/[.B508]" office:value-type="float" office:value="0.447072624690204" calcext:value-type="float">
            <text:p>0.4470726247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5_4210m-500gb-4gb-gt730m-1gb-win7-l/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gt 730m</text:p>
          </table:table-cell>
          <table:table-cell office:value-type="float" office:value="4216" calcext:value-type="float">
            <text:p>4216</text:p>
          </table:table-cell>
          <table:table-cell office:value-type="float" office:value="801" calcext:value-type="float">
            <text:p>8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windows 8 pro</text:p>
          </table:table-cell>
          <table:table-cell table:style-name="ce6" table:formula="of:=([.I509]*31 + [.E509]*0.16483826+ [.F509]*0.076152071 + IF([.H509]=&quot;hdd&quot;; [.G509]*0.394; [.G509]*1.3104375))/0.3839800063" office:value-type="float" office:value="2804.71872327015" calcext:value-type="float">
            <text:p>2804.7187232702</text:p>
          </table:table-cell>
          <table:table-cell table:formula="of:=[.N509]/[.B509]" office:value-type="float" office:value="0.447038368388612" calcext:value-type="float">
            <text:p>0.4470383684</text:p>
          </table:table-cell>
        </table:table-row>
        <table:table-row table:style-name="ro1">
          <table:table-cell office:value-type="string" calcext:value-type="string">
            <text:p>http://www.cel.ro/laptop-laptopuri/laptop-hp-elitebook-850-g2-i7_5500u-256gb-8gb-win10pro-fullhd-fingerprint-l/</text:p>
          </table:table-cell>
          <table:table-cell office:value-type="float" office:value="7574" calcext:value-type="float">
            <text:p>757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windows 10</text:p>
          </table:table-cell>
          <table:table-cell table:style-name="ce6" table:formula="of:=([.I510]*31 + [.E510]*0.16483826+ [.F510]*0.076152071 + IF([.H510]=&quot;hdd&quot;; [.G510]*0.394; [.G510]*1.3104375))/0.3839800063" office:value-type="float" office:value="3360.20232337811" calcext:value-type="float">
            <text:p>3360.2023233781</text:p>
          </table:table-cell>
          <table:table-cell table:formula="of:=[.N510]/[.B510]" office:value-type="float" office:value="0.44364963340086" calcext:value-type="float">
            <text:p>0.4436496334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3_4000m-500gb_7200rpm-4gb-win7-pro-fingerprint-l/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intel core i3 4000m </text:p>
          </table:table-cell>
          <table:table-cell office:value-type="string" calcext:value-type="string">
            <text:p>intel hd <text:s/>4600</text:p>
          </table:table-cell>
          <table:table-cell office:value-type="float" office:value="3236" calcext:value-type="float">
            <text:p>323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windows 7 pro</text:p>
          </table:table-cell>
          <table:table-cell table:style-name="ce6" table:formula="of:=([.I511]*31 + [.E511]*0.16483826+ [.F511]*0.076152071 + IF([.H511]=&quot;hdd&quot;; [.G511]*0.394; [.G511]*1.3104375))/0.3839800063" office:value-type="float" office:value="2365.9684485244" calcext:value-type="float">
            <text:p>2365.9684485244</text:p>
          </table:table-cell>
          <table:table-cell table:formula="of:=[.N511]/[.B511]" office:value-type="float" office:value="0.438223457774477" calcext:value-type="float">
            <text:p>0.4382234578</text:p>
          </table:table-cell>
        </table:table-row>
        <table:table-row table:style-name="ro1">
          <table:table-cell office:value-type="string" calcext:value-type="string">
            <text:p>http://www.cel.ro/laptop-laptopuri/laptop-lenovo-thinkpad-w540-i5_4210m-500gb-4gb-quadro-k1100m-2gb-win7-pro-fhd-l/</text:p>
          </table:table-cell>
          <table:table-cell office:value-type="float" office:value="6524" calcext:value-type="float">
            <text:p>6524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quadro k1100m</text:p>
          </table:table-cell>
          <table:table-cell office:value-type="float" office:value="4216" calcext:value-type="float">
            <text:p>4216</text:p>
          </table:table-cell>
          <table:table-cell office:value-type="float" office:value="966" calcext:value-type="float">
            <text:p>96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windows 7 pro</text:p>
          </table:table-cell>
          <table:table-cell table:style-name="ce6" table:formula="of:=([.I512]*31 + [.E512]*0.16483826+ [.F512]*0.076152071 + IF([.H512]=&quot;hdd&quot;; [.G512]*0.394; [.G512]*1.3104375))/0.3839800063" office:value-type="float" office:value="2837.44202007947" calcext:value-type="float">
            <text:p>2837.4420200795</text:p>
          </table:table-cell>
          <table:table-cell table:formula="of:=[.N512]/[.B512]" office:value-type="float" office:value="0.434923669540078" calcext:value-type="float">
            <text:p>0.4349236695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5_4210m-500gb_7200rpm-4gb-gt730m-1gb-win10pro-l/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intel core i5 4210m</text:p>
          </table:table-cell>
          <table:table-cell office:value-type="string" calcext:value-type="string">
            <text:p>gt730m</text:p>
          </table:table-cell>
          <table:table-cell office:value-type="float" office:value="4216" calcext:value-type="float">
            <text:p>4216</text:p>
          </table:table-cell>
          <table:table-cell office:value-type="float" office:value="801" calcext:value-type="float">
            <text:p>8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windows 10</text:p>
          </table:table-cell>
          <table:table-cell table:style-name="ce6" table:formula="of:=([.I513]*31 + [.E513]*0.16483826+ [.F513]*0.076152071 + IF([.H513]=&quot;hdd&quot;; [.G513]*0.394; [.G513]*1.3104375))/0.3839800063" office:value-type="float" office:value="2804.71872327015" calcext:value-type="float">
            <text:p>2804.7187232702</text:p>
          </table:table-cell>
          <table:table-cell table:formula="of:=[.N513]/[.B513]" office:value-type="float" office:value="0.428593936930035" calcext:value-type="float">
            <text:p>0.4285939369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5_4210m-256gb-4gb-win7-pro-fullhd-fingerprint-l/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windows 7 pro</text:p>
          </table:table-cell>
          <table:table-cell table:style-name="ce6" table:formula="of:=([.I514]*31 + [.E514]*0.16483826+ [.F514]*0.076152071 + IF([.H514]=&quot;hdd&quot;; [.G514]*0.394; [.G514]*1.3104375))/0.3839800063" office:value-type="float" office:value="3147.29427246744" calcext:value-type="float">
            <text:p>3147.2942724674</text:p>
          </table:table-cell>
          <table:table-cell table:formula="of:=[.N514]/[.B514]" office:value-type="float" office:value="0.425367518917075" calcext:value-type="float">
            <text:p>0.4253675189</text:p>
          </table:table-cell>
        </table:table-row>
        <table:table-row table:style-name="ro1">
          <table:table-cell office:value-type="string" calcext:value-type="string">
            <text:p>http://www.cel.ro/laptop-laptopuri/laptop-dell-precision-7710-e3_1535m-512gb-32gb-quadro-m5000m-8gb-win7pro-uhd-l/</text:p>
          </table:table-cell>
          <table:table-cell office:value-type="float" office:value="23369" calcext:value-type="float">
            <text:p>23369</text:p>
          </table:table-cell>
          <table:table-cell office:value-type="string" calcext:value-type="string">
            <text:p>intel xeon <text:s/>e3 1535m v5</text:p>
          </table:table-cell>
          <table:table-cell office:value-type="string" calcext:value-type="string">
            <text:p>quadro m5000m</text:p>
          </table:table-cell>
          <table:table-cell office:value-type="float" office:value="9666" calcext:value-type="float">
            <text:p>9666</text:p>
          </table:table-cell>
          <table:table-cell office:value-type="float" office:value="6479" calcext:value-type="float">
            <text:p>64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32" calcext:value-type="float">
            <text:p>3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3840 x 2160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windows 7 pro</text:p>
          </table:table-cell>
          <table:table-cell table:style-name="ce6" table:formula="of:=([.I515]*31 + [.E515]*0.16483826+ [.F515]*0.076152071 + IF([.H515]=&quot;hdd&quot;; [.G515]*0.394; [.G515]*1.3104375))/0.3839800063" office:value-type="float" office:value="9765.24774115303" calcext:value-type="float">
            <text:p>9765.247741153</text:p>
          </table:table-cell>
          <table:table-cell table:formula="of:=[.N515]/[.B515]" office:value-type="float" office:value="0.417871870475974" calcext:value-type="float">
            <text:p>0.4178718705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40p-i5_4300m-500gb_7200rpm-4gb-gt730m-1gb-win7-pro-fhd-l/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intel core i5 4300m </text:p>
          </table:table-cell>
          <table:table-cell office:value-type="string" calcext:value-type="string">
            <text:p>gt730m</text:p>
          </table:table-cell>
          <table:table-cell office:value-type="float" office:value="4382" calcext:value-type="float">
            <text:p>4382</text:p>
          </table:table-cell>
          <table:table-cell office:value-type="float" office:value="801" calcext:value-type="float">
            <text:p>8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windows 7 pro</text:p>
          </table:table-cell>
          <table:table-cell table:style-name="ce6" table:formula="of:=([.I516]*31 + [.E516]*0.16483826+ [.F516]*0.076152071 + IF([.H516]=&quot;hdd&quot;; [.G516]*0.394; [.G516]*1.3104375))/0.3839800063" office:value-type="float" office:value="2875.98063980499" calcext:value-type="float">
            <text:p>2875.980639805</text:p>
          </table:table-cell>
          <table:table-cell table:formula="of:=[.N516]/[.B516]" office:value-type="float" office:value="0.410913078983425" calcext:value-type="float">
            <text:p>0.410913079</text:p>
          </table:table-cell>
        </table:table-row>
        <table:table-row table:style-name="ro1">
          <table:table-cell office:value-type="string" calcext:value-type="string">
            <text:p>http://www.cel.ro/laptop-laptopuri/laptop-dell-precision-m6800-i7_4910mq-256gb-16gb-quadro-k4100m-4gb-win7pro-l/</text:p>
          </table:table-cell>
          <table:table-cell office:value-type="float" office:value="16899" calcext:value-type="float">
            <text:p>16899</text:p>
          </table:table-cell>
          <table:table-cell office:value-type="string" calcext:value-type="string">
            <text:p>intel core i7 4910mq </text:p>
          </table:table-cell>
          <table:table-cell office:value-type="string" calcext:value-type="string">
            <text:p>quadro k4100m</text:p>
          </table:table-cell>
          <table:table-cell office:value-type="float" office:value="9539" calcext:value-type="float">
            <text:p>9539</text:p>
          </table:table-cell>
          <table:table-cell office:value-type="float" office:value="2570" calcext:value-type="float">
            <text:p>25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windows 7 pro</text:p>
          </table:table-cell>
          <table:table-cell table:style-name="ce6" table:formula="of:=([.I517]*31 + [.E517]*0.16483826+ [.F517]*0.076152071 + IF([.H517]=&quot;hdd&quot;; [.G517]*0.394; [.G517]*1.3104375))/0.3839800063" office:value-type="float" office:value="6770.07901963254" calcext:value-type="float">
            <text:p>6770.0790196325</text:p>
          </table:table-cell>
          <table:table-cell table:formula="of:=[.N517]/[.B517]" office:value-type="float" office:value="0.400620097025418" calcext:value-type="float">
            <text:p>0.400620097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50-i5_5200u-180gb-4gb-win7-pro-fullhd-fingerprint-l/</text:p>
          </table:table-cell>
          <table:table-cell office:value-type="float" office:value="6599" calcext:value-type="float">
            <text:p>65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windows 8 pro</text:p>
          </table:table-cell>
          <table:table-cell table:style-name="ce6" table:formula="of:=([.I518]*31 + [.E518]*0.16483826+ [.F518]*0.076152071 + IF([.H518]=&quot;hdd&quot;; [.G518]*0.394; [.G518]*1.3104375))/0.3839800063" office:value-type="float" office:value="2560.24856854637" calcext:value-type="float">
            <text:p>2560.2485685464</text:p>
          </table:table-cell>
          <table:table-cell table:formula="of:=[.N518]/[.B518]" office:value-type="float" office:value="0.387975233906102" calcext:value-type="float">
            <text:p>0.3879752339</text:p>
          </table:table-cell>
        </table:table-row>
        <table:table-row table:style-name="ro1">
          <table:table-cell office:value-type="string" calcext:value-type="string">
            <text:p>http://www.cel.ro/laptop-laptopuri/laptop-alienware-18-i7_4940mx-2x1tbplus80gb-32gb-gtx-880m-2x8gb-l/</text:p>
          </table:table-cell>
          <table:table-cell office:value-type="float" office:value="19164" calcext:value-type="float">
            <text:p>19164</text:p>
          </table:table-cell>
          <table:table-cell office:value-type="string" calcext:value-type="string">
            <text:p>intel core i7 4940mx <text:s/>extreme edition</text:p>
          </table:table-cell>
          <table:table-cell office:value-type="string" calcext:value-type="string">
            <text:p>gtx 880m</text:p>
          </table:table-cell>
          <table:table-cell office:value-type="string" calcext:value-type="string">
            <text:p>-</text:p>
          </table:table-cell>
          <table:table-cell office:value-type="float" office:value="3679" calcext:value-type="float">
            <text:p>3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32" calcext:value-type="float">
            <text:p>32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1920 x 1080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windows 8</text:p>
          </table:table-cell>
          <table:table-cell table:style-name="ce6" table:formula="of:=([.I519]*31 + [.E519]*0.16483826+ [.F519]*0.076152071 + IF([.H519]=&quot;hdd&quot;; [.G519]*0.394; [.G519]*1.3104375))/0.3839800063" office:value-type="string" office:string-value="" calcext:value-type="error">
            <text:p>#VALUE!</text:p>
          </table:table-cell>
          <table:table-cell table:formula="of:=[.N519]/[.B5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thinkpad-x250-i7_5600u-512gb-8gb-win7pro-fullhd-fingerprint-4g-l/</text:p>
          </table:table-cell>
          <table:table-cell office:value-type="float" office:value="10034" calcext:value-type="float">
            <text:p>10034</text:p>
          </table:table-cell>
          <table:table-cell office:value-type="string" calcext:value-type="string">
            <text:p>ntel core i7 5600u</text:p>
          </table:table-cell>
          <table:table-cell office:value-type="string" calcext:value-type="string">
            <text:p>intel hd <text:s/>5500</text:p>
          </table:table-cell>
          <table:table-cell office:value-type="string" calcext:value-type="string">
            <text:p>-</text:p>
          </table:table-cell>
          <table:table-cell office:value-type="float" office:value="560" calcext:value-type="float">
            <text:p>56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920 x 1080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windows 7 pro</text:p>
          </table:table-cell>
          <table:table-cell table:style-name="ce6" table:formula="of:=([.I520]*31 + [.E520]*0.16483826+ [.F520]*0.076152071 + IF([.H520]=&quot;hdd&quot;; [.G520]*0.394; [.G520]*1.3104375))/0.3839800063" office:value-type="string" office:string-value="" calcext:value-type="error">
            <text:p>#VALUE!</text:p>
          </table:table-cell>
          <table:table-cell table:formula="of:=[.N520]/[.B52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alienware-15-i7_6820hk-1tb_7200rpm-8gb-amd-r9-m395x-4gb-win10-l/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intel core i7 6820hk</text:p>
          </table:table-cell>
          <table:table-cell office:value-type="string" calcext:value-type="string">
            <text:p>r9 395x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windows 10</text:p>
          </table:table-cell>
          <table:table-cell table:style-name="ce6" table:formula="of:=([.I521]*31 + [.E521]*0.16483826+ [.F521]*0.076152071 + IF([.H521]=&quot;hdd&quot;; [.G521]*0.394; [.G521]*1.3104375))/0.3839800063" office:value-type="string" office:string-value="" calcext:value-type="error">
            <text:p>#VALUE!</text:p>
          </table:table-cell>
          <table:table-cell table:formula="of:=[.N521]/[.B52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thinkpad-t550-i5_5300u-256gb-8gb-gt940m-2gb-win8-pro-3k-touch-fpr-l/</text:p>
          </table:table-cell>
          <table:table-cell office:value-type="float" office:value="8774" calcext:value-type="float">
            <text:p>877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gt940m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2880 x 1620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windows 8 pro</text:p>
          </table:table-cell>
          <table:table-cell table:style-name="ce6" table:formula="of:=([.I522]*31 + [.E522]*0.16483826+ [.F522]*0.076152071 + IF([.H522]=&quot;hdd&quot;; [.G522]*0.394; [.G522]*1.3104375))/0.3839800063" office:value-type="string" office:string-value="" calcext:value-type="error">
            <text:p>#VALUE!</text:p>
          </table:table-cell>
          <table:table-cell table:formula="of:=[.N522]/[.B52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7_5600u-256gb-8gb-gt840m-2gb-win7pro-fingerprint-l/</text:p>
          </table:table-cell>
          <table:table-cell office:value-type="float" office:value="6964" calcext:value-type="float">
            <text:p>696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840m 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table:style-name="ce6" table:formula="of:=([.I523]*31 + [.E523]*0.16483826+ [.F523]*0.076152071 + IF([.H523]=&quot;hdd&quot;; [.G523]*0.394; [.G523]*1.3104375))/0.3839800063" office:value-type="string" office:string-value="" calcext:value-type="error">
            <text:p>#VALUE!</text:p>
          </table:table-cell>
          <table:table-cell table:formula="of:=[.N523]/[.B52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7_5600u-256gb-8gb-gt840m-2gb-win7-pro-l/</text:p>
          </table:table-cell>
          <table:table-cell office:value-type="float" office:value="6699" calcext:value-type="float">
            <text:p>6699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840m 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table:style-name="ce6" table:formula="of:=([.I524]*31 + [.E524]*0.16483826+ [.F524]*0.076152071 + IF([.H524]=&quot;hdd&quot;; [.G524]*0.394; [.G524]*1.3104375))/0.3839800063" office:value-type="string" office:string-value="" calcext:value-type="error">
            <text:p>#VALUE!</text:p>
          </table:table-cell>
          <table:table-cell table:formula="of:=[.N524]/[.B52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7_5600u-1tb_5400rpm-8gb-gt840m-2gb-win8-l/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840m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8</text:p>
          </table:table-cell>
          <table:table-cell table:style-name="ce6" table:formula="of:=([.I525]*31 + [.E525]*0.16483826+ [.F525]*0.076152071 + IF([.H525]=&quot;hdd&quot;; [.G525]*0.394; [.G525]*1.3104375))/0.3839800063" office:value-type="string" office:string-value="" calcext:value-type="error">
            <text:p>#VALUE!</text:p>
          </table:table-cell>
          <table:table-cell table:formula="of:=[.N525]/[.B52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7_5600u-256gb-8gb-gt840m-2gb-fullhd-l/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intel core i7 5600u</text:p>
          </table:table-cell>
          <table:table-cell office:value-type="string" calcext:value-type="string">
            <text:p>gt 840m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526]*31 + [.E526]*0.16483826+ [.F526]*0.076152071 + IF([.H526]=&quot;hdd&quot;; [.G526]*0.394; [.G526]*1.3104375))/0.3839800063" office:value-type="string" office:string-value="" calcext:value-type="error">
            <text:p>#VALUE!</text:p>
          </table:table-cell>
          <table:table-cell table:formula="of:=[.N526]/[.B5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7_5600u-500gb-8gb-gt840m-2gb-win8-pro-fullhd-fpr-l/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 840m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 pro</text:p>
          </table:table-cell>
          <table:table-cell table:style-name="ce6" table:formula="of:=([.I527]*31 + [.E527]*0.16483826+ [.F527]*0.076152071 + IF([.H527]=&quot;hdd&quot;; [.G527]*0.394; [.G527]*1.3104375))/0.3839800063" office:value-type="string" office:string-value="" calcext:value-type="error">
            <text:p>#VALUE!</text:p>
          </table:table-cell>
          <table:table-cell table:formula="of:=[.N527]/[.B52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7_5600u-500gb-8gb-gt840m-2gb-win7pro-fhd-fingerprint-l/</text:p>
          </table:table-cell>
          <table:table-cell office:value-type="float" office:value="5929" calcext:value-type="float">
            <text:p>5929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 840m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7 pro</text:p>
          </table:table-cell>
          <table:table-cell table:style-name="ce6" table:formula="of:=([.I528]*31 + [.E528]*0.16483826+ [.F528]*0.076152071 + IF([.H528]=&quot;hdd&quot;; [.G528]*0.394; [.G528]*1.3104375))/0.3839800063" office:value-type="string" office:string-value="" calcext:value-type="error">
            <text:p>#VALUE!</text:p>
          </table:table-cell>
          <table:table-cell table:formula="of:=[.N528]/[.B52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759-i7_6500u-2tb-16gb-radeon-r5-m335-4gb-win10-fhd-touch-l/</text:p>
          </table:table-cell>
          <table:table-cell office:value-type="float" office:value="5824" calcext:value-type="float">
            <text:p>5824</text:p>
          </table:table-cell>
          <table:table-cell office:value-type="string" calcext:value-type="string">
            <text:p>intel core i7 6500u </text:p>
          </table:table-cell>
          <table:table-cell office:value-type="string" calcext:value-type="string">
            <text:p>r5 m355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 10</text:p>
          </table:table-cell>
          <table:table-cell table:style-name="ce6" table:formula="of:=([.I529]*31 + [.E529]*0.16483826+ [.F529]*0.076152071 + IF([.H529]=&quot;hdd&quot;; [.G529]*0.394; [.G529]*1.3104375))/0.3839800063" office:value-type="string" office:string-value="" calcext:value-type="error">
            <text:p>#VALUE!</text:p>
          </table:table-cell>
          <table:table-cell table:formula="of:=[.N529]/[.B52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7_5600u-1tb-8gb-gt840m-2gb-fullhd-fingerprint-l/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840m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530]*31 + [.E530]*0.16483826+ [.F530]*0.076152071 + IF([.H530]=&quot;hdd&quot;; [.G530]*0.394; [.G530]*1.3104375))/0.3839800063" office:value-type="string" office:string-value="" calcext:value-type="error">
            <text:p>#VALUE!</text:p>
          </table:table-cell>
          <table:table-cell table:formula="of:=[.N530]/[.B53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lienware-14-i5_4210m-1tbplus80gb-8gb-gtx750m-2gb-win8-l/</text:p>
          </table:table-cell>
          <table:table-cell office:value-type="float" office:value="5709" calcext:value-type="float">
            <text:p>5709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gtx 750m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windows 8</text:p>
          </table:table-cell>
          <table:table-cell table:style-name="ce6" table:formula="of:=([.I531]*31 + [.E531]*0.16483826+ [.F531]*0.076152071 + IF([.H531]=&quot;hdd&quot;; [.G531]*0.394; [.G531]*1.3104375))/0.3839800063" office:value-type="string" office:string-value="" calcext:value-type="error">
            <text:p>#VALUE!</text:p>
          </table:table-cell>
          <table:table-cell table:formula="of:=[.N531]/[.B53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qosmio-x70_b_112-i7_4720hq-1tbplus8gb-16gb-r9-m365x-4gb-win10-fhd-l/</text:p>
          </table:table-cell>
          <table:table-cell office:value-type="float" office:value="5649" calcext:value-type="float">
            <text:p>564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r9 m365x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indows 10</text:p>
          </table:table-cell>
          <table:table-cell table:style-name="ce6" table:formula="of:=([.I532]*31 + [.E532]*0.16483826+ [.F532]*0.076152071 + IF([.H532]=&quot;hdd&quot;; [.G532]*0.394; [.G532]*1.3104375))/0.3839800063" office:value-type="string" office:string-value="" calcext:value-type="error">
            <text:p>#VALUE!</text:p>
          </table:table-cell>
          <table:table-cell table:formula="of:=[.N532]/[.B5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450-i7_5600u-1tb_7200rpm-8gb-gt840m-2gb-fullhd-l/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intel core i7 5600u </text:p>
          </table:table-cell>
          <table:table-cell office:value-type="string" calcext:value-type="string">
            <text:p>gt840m</text:p>
          </table:table-cell>
          <table:table-cell office:value-type="float" office:value="4355" calcext:value-type="float">
            <text:p>4355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table:style-name="ce6" table:formula="of:=([.I533]*31 + [.E533]*0.16483826+ [.F533]*0.076152071 + IF([.H533]=&quot;hdd&quot;; [.G533]*0.394; [.G533]*1.3104375))/0.3839800063" office:value-type="string" office:string-value="" calcext:value-type="error">
            <text:p>#VALUE!</text:p>
          </table:table-cell>
          <table:table-cell table:formula="of:=[.N533]/[.B53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y700_17-i7_6700hq-1tb-8gb-gtx960m-4gb-fullhd-win10-l/</text:p>
          </table:table-cell>
          <table:table-cell office:value-type="float" office:value="5579" calcext:value-type="float">
            <text:p>5579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7"/>
          <table:table-cell table:style-name="ce6" table:formula="of:=([.I534]*31 + [.E534]*0.16483826+ [.F534]*0.076152071 + IF([.H534]=&quot;hdd&quot;; [.G534]*0.394; [.G534]*1.3104375))/0.3839800063" office:value-type="string" office:string-value="" calcext:value-type="error">
            <text:p>#VALUE!</text:p>
          </table:table-cell>
          <table:table-cell table:formula="of:=[.N534]/[.B53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300u-256gb-8gb-gt830m-2gb-win7pro-fhd-fingerprint-l/</text:p>
          </table:table-cell>
          <table:table-cell office:value-type="float" office:value="5504" calcext:value-type="float">
            <text:p>5504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gt830m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7 pro</text:p>
          </table:table-cell>
          <table:table-cell table:style-name="ce6" table:formula="of:=([.I535]*31 + [.E535]*0.16483826+ [.F535]*0.076152071 + IF([.H535]=&quot;hdd&quot;; [.G535]*0.394; [.G535]*1.3104375))/0.3839800063" office:value-type="string" office:string-value="" calcext:value-type="error">
            <text:p>#VALUE!</text:p>
          </table:table-cell>
          <table:table-cell table:formula="of:=[.N535]/[.B53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70_b_11p-i7_4720hq-2tb-16gb-r9-m365x-4gb-win10-fullhd-l/</text:p>
          </table:table-cell>
          <table:table-cell office:value-type="float" office:value="5449" calcext:value-type="float">
            <text:p>544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r9 m365x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indows 10</text:p>
          </table:table-cell>
          <table:table-cell table:style-name="ce6" table:formula="of:=([.I536]*31 + [.E536]*0.16483826+ [.F536]*0.076152071 + IF([.H536]=&quot;hdd&quot;; [.G536]*0.394; [.G536]*1.3104375))/0.3839800063" office:value-type="string" office:string-value="" calcext:value-type="error">
            <text:p>#VALUE!</text:p>
          </table:table-cell>
          <table:table-cell table:formula="of:=[.N536]/[.B53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qosmio-x70_b_113-i7_4720hq-1tbplus8gb-12gb-r9-m365x-4gb-win10-fhd-l/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r9 m365x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indows 10</text:p>
          </table:table-cell>
          <table:table-cell table:style-name="ce6" table:formula="of:=([.I537]*31 + [.E537]*0.16483826+ [.F537]*0.076152071 + IF([.H537]=&quot;hdd&quot;; [.G537]*0.394; [.G537]*1.3104375))/0.3839800063" office:value-type="string" office:string-value="" calcext:value-type="error">
            <text:p>#VALUE!</text:p>
          </table:table-cell>
          <table:table-cell table:formula="of:=[.N537]/[.B53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5550-i5_5300u-256gb-8gb-gt830m-2gb-fhd-fingerprint-l/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intel core i5 5300u </text:p>
          </table:table-cell>
          <table:table-cell office:value-type="string" calcext:value-type="string">
            <text:p>gt830m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table:style-name="ce6" table:formula="of:=([.I538]*31 + [.E538]*0.16483826+ [.F538]*0.076152071 + IF([.H538]=&quot;hdd&quot;; [.G538]*0.394; [.G538]*1.3104375))/0.3839800063" office:value-type="string" office:string-value="" calcext:value-type="error">
            <text:p>#VALUE!</text:p>
          </table:table-cell>
          <table:table-cell table:formula="of:=[.N538]/[.B53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759-i7_6500u-2tb-16gb-r5_m335-4gb-touch-fhd-win8-l/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55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s 8</text:p>
          </table:table-cell>
          <table:table-cell table:style-name="ce6" table:formula="of:=([.I539]*31 + [.E539]*0.16483826+ [.F539]*0.076152071 + IF([.H539]=&quot;hdd&quot;; [.G539]*0.394; [.G539]*1.3104375))/0.3839800063" office:value-type="string" office:string-value="" calcext:value-type="error">
            <text:p>#VALUE!</text:p>
          </table:table-cell>
          <table:table-cell table:formula="of:=[.N539]/[.B53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7_5500u-1tb-8gb-gt830m-2gb-win7-pro-3-ani-garantie-l/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3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</text:p>
          </table:table-cell>
          <table:table-cell table:style-name="ce6" table:formula="of:=([.I540]*31 + [.E540]*0.16483826+ [.F540]*0.076152071 + IF([.H540]=&quot;hdd&quot;; [.G540]*0.394; [.G540]*1.3104375))/0.3839800063" office:value-type="string" office:string-value="" calcext:value-type="error">
            <text:p>#VALUE!</text:p>
          </table:table-cell>
          <table:table-cell table:formula="of:=[.N540]/[.B54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7746-i5_5200u-1tbplus8gb-8gb-gt845m-2gb-win8-fullhd-touch-l/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5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windows 8</text:p>
          </table:table-cell>
          <table:table-cell table:style-name="ce6" table:formula="of:=([.I541]*31 + [.E541]*0.16483826+ [.F541]*0.076152071 + IF([.H541]=&quot;hdd&quot;; [.G541]*0.394; [.G541]*1.3104375))/0.3839800063" office:value-type="string" office:string-value="" calcext:value-type="error">
            <text:p>#VALUE!</text:p>
          </table:table-cell>
          <table:table-cell table:formula="of:=[.N541]/[.B54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70_b_11n-i7_4720hq-1tbplus8gb-8gb-r9-m365x-2gb-win10-fhd-l/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r9 m365x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windows 10</text:p>
          </table:table-cell>
          <table:table-cell table:style-name="ce6" table:formula="of:=([.I542]*31 + [.E542]*0.16483826+ [.F542]*0.076152071 + IF([.H542]=&quot;hdd&quot;; [.G542]*0.394; [.G542]*1.3104375))/0.3839800063" office:value-type="string" office:string-value="" calcext:value-type="error">
            <text:p>#VALUE!</text:p>
          </table:table-cell>
          <table:table-cell table:formula="of:=[.N542]/[.B54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5j-i5_5200u-1tbplus128gb-ssd-8gb-gt930m-2gb-win10-l/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table:style-name="ce6" table:formula="of:=([.I543]*31 + [.E543]*0.16483826+ [.F543]*0.076152071 + IF([.H543]=&quot;hdd&quot;; [.G543]*0.394; [.G543]*1.3104375))/0.3839800063" office:value-type="string" office:string-value="" calcext:value-type="error">
            <text:p>#VALUE!</text:p>
          </table:table-cell>
          <table:table-cell table:formula="of:=[.N543]/[.B54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7d-i7_6500u-256gb-8gb-gt930m-2gb-win10-fullhd-l/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gt930m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table:style-name="ce6" table:formula="of:=([.I544]*31 + [.E544]*0.16483826+ [.F544]*0.076152071 + IF([.H544]=&quot;hdd&quot;; [.G544]*0.394; [.G544]*1.3104375))/0.3839800063" office:value-type="string" office:string-value="" calcext:value-type="error">
            <text:p>#VALUE!</text:p>
          </table:table-cell>
          <table:table-cell table:formula="of:=[.N544]/[.B54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5_5200u-1tb_5400rpm-gt830m-2gb-win7pro-l/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table:style-name="ce6" table:formula="of:=([.I545]*31 + [.E545]*0.16483826+ [.F545]*0.076152071 + IF([.H545]=&quot;hdd&quot;; [.G545]*0.394; [.G545]*1.3104375))/0.3839800063" office:value-type="string" office:string-value="" calcext:value-type="error">
            <text:p>#VALUE!</text:p>
          </table:table-cell>
          <table:table-cell table:formula="of:=[.N545]/[.B54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1h-i5_5200u-256gb-8gb-gt930m-2gb-fullhd-win8-l/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8</text:p>
          </table:table-cell>
          <table:table-cell table:style-name="ce6" table:formula="of:=([.I546]*31 + [.E546]*0.16483826+ [.F546]*0.076152071 + IF([.H546]=&quot;hdd&quot;; [.G546]*0.394; [.G546]*1.3104375))/0.3839800063" office:value-type="string" office:string-value="" calcext:value-type="error">
            <text:p>#VALUE!</text:p>
          </table:table-cell>
          <table:table-cell table:formula="of:=[.N546]/[.B54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7_5500u-1tb-8gb-gt830m-2gb-fullhd-l/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3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547]*31 + [.E547]*0.16483826+ [.F547]*0.076152071 + IF([.H547]=&quot;hdd&quot;; [.G547]*0.394; [.G547]*1.3104375))/0.3839800063" office:value-type="string" office:string-value="" calcext:value-type="error">
            <text:p>#VALUE!</text:p>
          </table:table-cell>
          <table:table-cell table:formula="of:=[.N547]/[.B54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thinkpad-e560-i5_6200u-500gb_7200rpm-4gb-r7-m370-2gb-win10pro-l/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7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table:style-name="ce6" table:formula="of:=([.I548]*31 + [.E548]*0.16483826+ [.F548]*0.076152071 + IF([.H548]=&quot;hdd&quot;; [.G548]*0.394; [.G548]*1.3104375))/0.3839800063" office:value-type="string" office:string-value="" calcext:value-type="error">
            <text:p>#VALUE!</text:p>
          </table:table-cell>
          <table:table-cell table:formula="of:=[.N548]/[.B54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e3550-i5_5200u-1tb-8gb-gt830m-2gb-win8-pro-fullhd-l/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 pro</text:p>
          </table:table-cell>
          <table:table-cell table:style-name="ce6" table:formula="of:=([.I549]*31 + [.E549]*0.16483826+ [.F549]*0.076152071 + IF([.H549]=&quot;hdd&quot;; [.G549]*0.394; [.G549]*1.3104375))/0.3839800063" office:value-type="string" office:string-value="" calcext:value-type="error">
            <text:p>#VALUE!</text:p>
          </table:table-cell>
          <table:table-cell table:formula="of:=[.N549]/[.B54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6l-i7_6500u-1tbplus8gb-8gb-gt930m-2gb-win10-fullhd-l/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gt930m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table:style-name="ce6" table:formula="of:=([.I550]*31 + [.E550]*0.16483826+ [.F550]*0.076152071 + IF([.H550]=&quot;hdd&quot;; [.G550]*0.394; [.G550]*1.3104375))/0.3839800063" office:value-type="string" office:string-value="" calcext:value-type="error">
            <text:p>#VALUE!</text:p>
          </table:table-cell>
          <table:table-cell table:formula="of:=[.N550]/[.B55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5_5200u-1tb-8gb-gt830m-2gb-win7-pro-fullhd-l/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table:style-name="ce6" table:formula="of:=([.I551]*31 + [.E551]*0.16483826+ [.F551]*0.076152071 + IF([.H551]=&quot;hdd&quot;; [.G551]*0.394; [.G551]*1.3104375))/0.3839800063" office:value-type="string" office:string-value="" calcext:value-type="error">
            <text:p>#VALUE!</text:p>
          </table:table-cell>
          <table:table-cell table:formula="of:=[.N551]/[.B55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vostro-5480-i7_5500u-500gbplus8gb-8gb-gt830m-2gb-win8-pro-l/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3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windows 8 pro</text:p>
          </table:table-cell>
          <table:table-cell table:style-name="ce6" table:formula="of:=([.I552]*31 + [.E552]*0.16483826+ [.F552]*0.076152071 + IF([.H552]=&quot;hdd&quot;; [.G552]*0.394; [.G552]*1.3104375))/0.3839800063" office:value-type="string" office:string-value="" calcext:value-type="error">
            <text:p>#VALUE!</text:p>
          </table:table-cell>
          <table:table-cell table:formula="of:=[.N552]/[.B55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3450-i5_5200u-500gbplus8gb-4gb-gt830m-2gb-win7-pro-l/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</text:p>
          </table:table-cell>
          <table:table-cell table:style-name="ce6" table:formula="of:=([.I553]*31 + [.E553]*0.16483826+ [.F553]*0.076152071 + IF([.H553]=&quot;hdd&quot;; [.G553]*0.394; [.G553]*1.3104375))/0.3839800063" office:value-type="string" office:string-value="" calcext:value-type="error">
            <text:p>#VALUE!</text:p>
          </table:table-cell>
          <table:table-cell table:formula="of:=[.N553]/[.B55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759-i7_6500u-1tb-8gb-r5_m335-4gb-dvd_rw-fhd-win8-l/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55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windows 8</text:p>
          </table:table-cell>
          <table:table-cell table:style-name="ce6" table:formula="of:=([.I554]*31 + [.E554]*0.16483826+ [.F554]*0.076152071 + IF([.H554]=&quot;hdd&quot;; [.G554]*0.394; [.G554]*1.3104375))/0.3839800063" office:value-type="string" office:string-value="" calcext:value-type="error">
            <text:p>#VALUE!</text:p>
          </table:table-cell>
          <table:table-cell table:formula="of:=[.N554]/[.B55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thinkpad-e550-i5_5200u-500gb_7200rpm-4gb-r7_m265-2gb-win7-pro-fhd-l/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hd r7 m265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windows 8 pro</text:p>
          </table:table-cell>
          <table:table-cell table:style-name="ce6" table:formula="of:=([.I555]*31 + [.E555]*0.16483826+ [.F555]*0.076152071 + IF([.H555]=&quot;hdd&quot;; [.G555]*0.394; [.G555]*1.3104375))/0.3839800063" office:value-type="string" office:string-value="" calcext:value-type="error">
            <text:p>#VALUE!</text:p>
          </table:table-cell>
          <table:table-cell table:formula="of:=[.N555]/[.B55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7_6500u-256gb-8gb-radeon-r7-m340-2gb-win10pro-l/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table:style-name="ce6" table:formula="of:=([.I556]*31 + [.E556]*0.16483826+ [.F556]*0.076152071 + IF([.H556]=&quot;hdd&quot;; [.G556]*0.394; [.G556]*1.3104375))/0.3839800063" office:value-type="string" office:string-value="" calcext:value-type="error">
            <text:p>#VALUE!</text:p>
          </table:table-cell>
          <table:table-cell table:formula="of:=[.N556]/[.B55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7_5500u-2tb-16gb-gt920m-4gb-fullhd-dvd_rw-win8-resigi-l/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 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table:style-name="ce6" table:formula="of:=([.I557]*31 + [.E557]*0.16483826+ [.F557]*0.076152071 + IF([.H557]=&quot;hdd&quot;; [.G557]*0.394; [.G557]*1.3104375))/0.3839800063" office:value-type="string" office:string-value="" calcext:value-type="error">
            <text:p>#VALUE!</text:p>
          </table:table-cell>
          <table:table-cell table:formula="of:=[.N557]/[.B55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ro-a50_c_10h-i5_5200u-500gb-8gb-gt930m-2gb-win7pro-l/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gt930m intel hd <text:s/>5500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7 pro</text:p>
          </table:table-cell>
          <table:table-cell table:style-name="ce6" table:formula="of:=([.I558]*31 + [.E558]*0.16483826+ [.F558]*0.076152071 + IF([.H558]=&quot;hdd&quot;; [.G558]*0.394; [.G558]*1.3104375))/0.3839800063" office:value-type="string" office:string-value="" calcext:value-type="error">
            <text:p>#VALUE!</text:p>
          </table:table-cell>
          <table:table-cell table:formula="of:=[.N558]/[.B55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7_6500u-256gb-8gb-r7-m340-2gb-win10pro-fullhd-fpr-l/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table:style-name="ce6" table:formula="of:=([.I559]*31 + [.E559]*0.16483826+ [.F559]*0.076152071 + IF([.H559]=&quot;hdd&quot;; [.G559]*0.394; [.G559]*1.3104375))/0.3839800063" office:value-type="string" office:string-value="" calcext:value-type="error">
            <text:p>#VALUE!</text:p>
          </table:table-cell>
          <table:table-cell table:formula="of:=[.N559]/[.B55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70_c_10l-i5_5200u-1tb_5400rpm-8gb-gt930m-2gb-win8-fhd-l/</text:p>
          </table:table-cell>
          <table:table-cell office:value-type="float" office:value="3899" calcext:value-type="float">
            <text:p>38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</text:p>
          </table:table-cell>
          <table:table-cell table:style-name="ce6" table:formula="of:=([.I560]*31 + [.E560]*0.16483826+ [.F560]*0.076152071 + IF([.H560]=&quot;hdd&quot;; [.G560]*0.394; [.G560]*1.3104375))/0.3839800063" office:value-type="string" office:string-value="" calcext:value-type="error">
            <text:p>#VALUE!</text:p>
          </table:table-cell>
          <table:table-cell table:formula="of:=[.N560]/[.B56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5_6200u-256gb-8gb-r7-m340-2gb-win10pro-fhd-fingerprint-l/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table:style-name="ce6" table:formula="of:=([.I561]*31 + [.E561]*0.16483826+ [.F561]*0.076152071 + IF([.H561]=&quot;hdd&quot;; [.G561]*0.394; [.G561]*1.3104375))/0.3839800063" office:value-type="string" office:string-value="" calcext:value-type="error">
            <text:p>#VALUE!</text:p>
          </table:table-cell>
          <table:table-cell table:formula="of:=[.N561]/[.B56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vivobook-flip-tp301uj-i5_6200u-1tb-6gb-gt920m-2gb-win10-fullhd-l/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gt920m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table:style-name="ce6" table:formula="of:=([.I562]*31 + [.E562]*0.16483826+ [.F562]*0.076152071 + IF([.H562]=&quot;hdd&quot;; [.G562]*0.394; [.G562]*1.3104375))/0.3839800063" office:value-type="string" office:string-value="" calcext:value-type="error">
            <text:p>#VALUE!</text:p>
          </table:table-cell>
          <table:table-cell table:formula="of:=[.N562]/[.B56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5_5200u-1tb-8gb-gt830m-2gb-fhd-l/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563]*31 + [.E563]*0.16483826+ [.F563]*0.076152071 + IF([.H563]=&quot;hdd&quot;; [.G563]*0.394; [.G563]*1.3104375))/0.3839800063" office:value-type="string" office:string-value="" calcext:value-type="error">
            <text:p>#VALUE!</text:p>
          </table:table-cell>
          <table:table-cell table:formula="of:=[.N563]/[.B56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z70_80-i7_5500u-1tb-8gb-gt840m-4gb-dvdrw-fullhd-l/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table:style-name="ce6" table:formula="of:=([.I564]*31 + [.E564]*0.16483826+ [.F564]*0.076152071 + IF([.H564]=&quot;hdd&quot;; [.G564]*0.394; [.G564]*1.3104375))/0.3839800063" office:value-type="string" office:string-value="" calcext:value-type="error">
            <text:p>#VALUE!</text:p>
          </table:table-cell>
          <table:table-cell table:formula="of:=[.N564]/[.B56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751lb_ty151d-i7_5500u-2tb-8gb-gt940m-2gb-hdplus-dvd_rw-l/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ara sistem</text:p>
          </table:table-cell>
          <table:table-cell table:style-name="ce6" table:formula="of:=([.I565]*31 + [.E565]*0.16483826+ [.F565]*0.076152071 + IF([.H565]=&quot;hdd&quot;; [.G565]*0.394; [.G565]*1.3104375))/0.3839800063" office:value-type="string" office:string-value="" calcext:value-type="error">
            <text:p>#VALUE!</text:p>
          </table:table-cell>
          <table:table-cell table:formula="of:=[.N565]/[.B56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p50_c_16k-i5_6200u-1tb-8gb-gt930m-2gb-win10-hd-l/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gt930m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table:style-name="ce6" table:formula="of:=([.I566]*31 + [.E566]*0.16483826+ [.F566]*0.076152071 + IF([.H566]=&quot;hdd&quot;; [.G566]*0.394; [.G566]*1.3104375))/0.3839800063" office:value-type="string" office:string-value="" calcext:value-type="error">
            <text:p>#VALUE!</text:p>
          </table:table-cell>
          <table:table-cell table:formula="of:=[.N566]/[.B56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3543-i5_5200u-1tb-4gb-gt820m-2gb-win8-touch-3ani-garantie-l/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 table:style-name="ce6" table:formula="of:=([.I567]*31 + [.E567]*0.16483826+ [.F567]*0.076152071 + IF([.H567]=&quot;hdd&quot;; [.G567]*0.394; [.G567]*1.3104375))/0.3839800063" office:value-type="string" office:string-value="" calcext:value-type="error">
            <text:p>#VALUE!</text:p>
          </table:table-cell>
          <table:table-cell table:formula="of:=[.N567]/[.B56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_15-i7_6500u-128gb-8gb-r7-m360-4gb-dvdrw-l/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6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568]*31 + [.E568]*0.16483826+ [.F568]*0.076152071 + IF([.H568]=&quot;hdd&quot;; [.G568]*0.394; [.G568]*1.3104375))/0.3839800063" office:value-type="string" office:string-value="" calcext:value-type="error">
            <text:p>#VALUE!</text:p>
          </table:table-cell>
          <table:table-cell table:formula="of:=[.N568]/[.B56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5c-i7_5500u-1tb-8gb-nvidia-gt930m-2gb-fhd-gold-l/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gt 93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569]*31 + [.E569]*0.16483826+ [.F569]*0.076152071 + IF([.H569]=&quot;hdd&quot;; [.G569]*0.394; [.G569]*1.3104375))/0.3839800063" office:value-type="string" office:string-value="" calcext:value-type="error">
            <text:p>#VALUE!</text:p>
          </table:table-cell>
          <table:table-cell table:formula="of:=[.N569]/[.B56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latitude-3550-i5_5200u-500gbplus8gb-4gb-gt830m-2gb-3ani-garantie-l/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table:style-name="ce6" table:formula="of:=([.I570]*31 + [.E570]*0.16483826+ [.F570]*0.076152071 + IF([.H570]=&quot;hdd&quot;; [.G570]*0.394; [.G570]*1.3104375))/0.3839800063" office:value-type="string" office:string-value="" calcext:value-type="error">
            <text:p>#VALUE!</text:p>
          </table:table-cell>
          <table:table-cell table:formula="of:=[.N570]/[.B57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_15-i7_6500u-1tb-8gb-r7-m360-4gb-dvdrw-negru-l/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6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571]*31 + [.E571]*0.16483826+ [.F571]*0.076152071 + IF([.H571]=&quot;hdd&quot;; [.G571]*0.394; [.G571]*1.3104375))/0.3839800063" office:value-type="string" office:string-value="" calcext:value-type="error">
            <text:p>#VALUE!</text:p>
          </table:table-cell>
          <table:table-cell table:formula="of:=[.N571]/[.B57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759-i5_6200u-1tb-8gb-r5_m335-2gb-dvd_rw-hdplus-win8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r5 m355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8</text:p>
          </table:table-cell>
          <table:table-cell table:style-name="ce6" table:formula="of:=([.I572]*31 + [.E572]*0.16483826+ [.F572]*0.076152071 + IF([.H572]=&quot;hdd&quot;; [.G572]*0.394; [.G572]*1.3104375))/0.3839800063" office:value-type="string" office:string-value="" calcext:value-type="error">
            <text:p>#VALUE!</text:p>
          </table:table-cell>
          <table:table-cell table:formula="of:=[.N572]/[.B57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759-i5_6200u-1tb-8gb-r5-m335-2gb-dvdrw-win10-hdplus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r5 m355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10</text:p>
          </table:table-cell>
          <table:table-cell table:style-name="ce6" table:formula="of:=([.I573]*31 + [.E573]*0.16483826+ [.F573]*0.076152071 + IF([.H573]=&quot;hdd&quot;; [.G573]*0.394; [.G573]*1.3104375))/0.3839800063" office:value-type="string" office:string-value="" calcext:value-type="error">
            <text:p>#VALUE!</text:p>
          </table:table-cell>
          <table:table-cell table:formula="of:=[.N573]/[.B57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7_5500u-1tb-8gb-gt920m-4gb-dvdrw-3ani-garantie-l/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574]*31 + [.E574]*0.16483826+ [.F574]*0.076152071 + IF([.H574]=&quot;hdd&quot;; [.G574]*0.394; [.G574]*1.3104375))/0.3839800063" office:value-type="string" office:string-value="" calcext:value-type="error">
            <text:p>#VALUE!</text:p>
          </table:table-cell>
          <table:table-cell table:formula="of:=[.N574]/[.B57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8gb-gt920m-2gb-dvdrw-win10-l/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575]*31 + [.E575]*0.16483826+ [.F575]*0.076152071 + IF([.H575]=&quot;hdd&quot;; [.G575]*0.394; [.G575]*1.3104375))/0.3839800063" office:value-type="string" office:string-value="" calcext:value-type="error">
            <text:p>#VALUE!</text:p>
          </table:table-cell>
          <table:table-cell table:formula="of:=[.N575]/[.B57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2-i7_5500u-1tb_7200rpm-8gb-radeon-r5_m255-2gb-fullhd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255 2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fara sistem</text:p>
          </table:table-cell>
          <table:table-cell table:style-name="ce6" table:formula="of:=([.I576]*31 + [.E576]*0.16483826+ [.F576]*0.076152071 + IF([.H576]=&quot;hdd&quot;; [.G576]*0.394; [.G576]*1.3104375))/0.3839800063" office:value-type="string" office:string-value="" calcext:value-type="error">
            <text:p>#VALUE!</text:p>
          </table:table-cell>
          <table:table-cell table:formula="of:=[.N576]/[.B57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7_6500u-1tb-8gb-r7-m340-2gb-dvdrw-fingerprint-hdplus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ara sistem</text:p>
          </table:table-cell>
          <table:table-cell table:style-name="ce6" table:formula="of:=([.I577]*31 + [.E577]*0.16483826+ [.F577]*0.076152071 + IF([.H577]=&quot;hdd&quot;; [.G577]*0.394; [.G577]*1.3104375))/0.3839800063" office:value-type="string" office:string-value="" calcext:value-type="error">
            <text:p>#VALUE!</text:p>
          </table:table-cell>
          <table:table-cell table:formula="of:=[.N577]/[.B57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7_5500u-1tb-8gb-gt920m-4gb-resigilat-l/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578]*31 + [.E578]*0.16483826+ [.F578]*0.076152071 + IF([.H578]=&quot;hdd&quot;; [.G578]*0.394; [.G578]*1.3104375))/0.3839800063" office:value-type="string" office:string-value="" calcext:value-type="error">
            <text:p>#VALUE!</text:p>
          </table:table-cell>
          <table:table-cell table:formula="of:=[.N578]/[.B57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751lb_ty150d-i5_5200u-2tb-4gb-gt940m-2gb-hdplus-dvd_rw-l/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ara sistem</text:p>
          </table:table-cell>
          <table:table-cell table:style-name="ce6" table:formula="of:=([.I579]*31 + [.E579]*0.16483826+ [.F579]*0.076152071 + IF([.H579]=&quot;hdd&quot;; [.G579]*0.394; [.G579]*1.3104375))/0.3839800063" office:value-type="string" office:string-value="" calcext:value-type="error">
            <text:p>#VALUE!</text:p>
          </table:table-cell>
          <table:table-cell table:formula="of:=[.N579]/[.B57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g70_80-i7_5500u-1tb_5400rpm-8gb-gt920m-2gb-hdplus-dvd_rw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 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580]*31 + [.E580]*0.16483826+ [.F580]*0.076152071 + IF([.H580]=&quot;hdd&quot;; [.G580]*0.394; [.G580]*1.3104375))/0.3839800063" office:value-type="string" office:string-value="" calcext:value-type="error">
            <text:p>#VALUE!</text:p>
          </table:table-cell>
          <table:table-cell table:formula="of:=[.N580]/[.B58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-i7_6500u-1tb-4gb-radeon-meso-xt-4gb-fullhd-win10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meso xt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581]*31 + [.E581]*0.16483826+ [.F581]*0.076152071 + IF([.H581]=&quot;hdd&quot;; [.G581]*0.394; [.G581]*1.3104375))/0.3839800063" office:value-type="string" office:string-value="" calcext:value-type="error">
            <text:p>#VALUE!</text:p>
          </table:table-cell>
          <table:table-cell table:formula="of:=[.N581]/[.B58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500gb_7200rpm-4gb-r7-m340-2gb-win10pro-fhd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table:style-name="ce6" table:formula="of:=([.I582]*31 + [.E582]*0.16483826+ [.F582]*0.076152071 + IF([.H582]=&quot;hdd&quot;; [.G582]*0.394; [.G582]*1.3104375))/0.3839800063" office:value-type="string" office:string-value="" calcext:value-type="error">
            <text:p>#VALUE!</text:p>
          </table:table-cell>
          <table:table-cell table:formula="of:=[.N582]/[.B58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8gb-gt920m-2gb-dvd_rw-win8-l/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table:style-name="ce6" table:formula="of:=([.I583]*31 + [.E583]*0.16483826+ [.F583]*0.076152071 + IF([.H583]=&quot;hdd&quot;; [.G583]*0.394; [.G583]*1.3104375))/0.3839800063" office:value-type="string" office:string-value="" calcext:value-type="error">
            <text:p>#VALUE!</text:p>
          </table:table-cell>
          <table:table-cell table:formula="of:=[.N583]/[.B58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4gb-gt920m-4gb-dvdrw-win10-l/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intel core i5 5200u <text:s/>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584]*31 + [.E584]*0.16483826+ [.F584]*0.076152071 + IF([.H584]=&quot;hdd&quot;; [.G584]*0.394; [.G584]*1.3104375))/0.3839800063" office:value-type="string" office:string-value="" calcext:value-type="error">
            <text:p>#VALUE!</text:p>
          </table:table-cell>
          <table:table-cell table:formula="of:=[.N584]/[.B58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u31_70-i5_5200u-500gbplus8gb-8gb-gt920m-2gb-fullhd-red-l/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fara sistem</text:p>
          </table:table-cell>
          <table:table-cell table:style-name="ce6" table:formula="of:=([.I585]*31 + [.E585]*0.16483826+ [.F585]*0.076152071 + IF([.H585]=&quot;hdd&quot;; [.G585]*0.394; [.G585]*1.3104375))/0.3839800063" office:value-type="string" office:string-value="" calcext:value-type="error">
            <text:p>#VALUE!</text:p>
          </table:table-cell>
          <table:table-cell table:formula="of:=[.N585]/[.B58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749-i5_5200u-1tb-4gb-gt820m-2gb-dvdrw-3ani-garantie-l/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table:style-name="ce6" table:formula="of:=([.I586]*31 + [.E586]*0.16483826+ [.F586]*0.076152071 + IF([.H586]=&quot;hdd&quot;; [.G586]*0.394; [.G586]*1.3104375))/0.3839800063" office:value-type="string" office:string-value="" calcext:value-type="error">
            <text:p>#VALUE!</text:p>
          </table:table-cell>
          <table:table-cell table:formula="of:=[.N586]/[.B58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3543-i7_5500u-500gb-4gb-gt840m-2gb-3ani-garantie-l/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587]*31 + [.E587]*0.16483826+ [.F587]*0.076152071 + IF([.H587]=&quot;hdd&quot;; [.G587]*0.394; [.G587]*1.3104375))/0.3839800063" office:value-type="string" office:string-value="" calcext:value-type="error">
            <text:p>#VALUE!</text:p>
          </table:table-cell>
          <table:table-cell table:formula="of:=[.N587]/[.B58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57-i7_5500u-1tb-4gb-gt930m-2gb-dvdrw-hd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gt 93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588]*31 + [.E588]*0.16483826+ [.F588]*0.076152071 + IF([.H588]=&quot;hdd&quot;; [.G588]*0.394; [.G588]*1.3104375))/0.3839800063" office:value-type="string" office:string-value="" calcext:value-type="error">
            <text:p>#VALUE!</text:p>
          </table:table-cell>
          <table:table-cell table:formula="of:=[.N588]/[.B58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58-i7_5500u-1tb_5400rpm-4gb-gf930m-2gb-dvd_rw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30m 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589]*31 + [.E589]*0.16483826+ [.F589]*0.076152071 + IF([.H589]=&quot;hdd&quot;; [.G589]*0.394; [.G589]*1.3104375))/0.3839800063" office:value-type="string" office:string-value="" calcext:value-type="error">
            <text:p>#VALUE!</text:p>
          </table:table-cell>
          <table:table-cell table:formula="of:=[.N589]/[.B58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7_6500u-1tb-8gb-radeon-r7-m340-2gb-hd-fingerprint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590]*31 + [.E590]*0.16483826+ [.F590]*0.076152071 + IF([.H590]=&quot;hdd&quot;; [.G590]*0.394; [.G590]*1.3104375))/0.3839800063" office:value-type="string" office:string-value="" calcext:value-type="error">
            <text:p>#VALUE!</text:p>
          </table:table-cell>
          <table:table-cell table:formula="of:=[.N590]/[.B59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8gb-gt920m-4gb-fullhd-win8-l/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table:style-name="ce6" table:formula="of:=([.I591]*31 + [.E591]*0.16483826+ [.F591]*0.076152071 + IF([.H591]=&quot;hdd&quot;; [.G591]*0.394; [.G591]*1.3104375))/0.3839800063" office:value-type="string" office:string-value="" calcext:value-type="error">
            <text:p>#VALUE!</text:p>
          </table:table-cell>
          <table:table-cell table:formula="of:=[.N591]/[.B59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500gb-4gb-gt920m-2gb-dvdrw-win10-l/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intel core i5 5200u <text:s/>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592]*31 + [.E592]*0.16483826+ [.F592]*0.076152071 + IF([.H592]=&quot;hdd&quot;; [.G592]*0.394; [.G592]*1.3104375))/0.3839800063" office:value-type="string" office:string-value="" calcext:value-type="error">
            <text:p>#VALUE!</text:p>
          </table:table-cell>
          <table:table-cell table:formula="of:=[.N592]/[.B59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3543-i5_5200u-500gb-4gb-gt820m-1gb-win8-3ani-garantie-l/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 table:style-name="ce6" table:formula="of:=([.I593]*31 + [.E593]*0.16483826+ [.F593]*0.076152071 + IF([.H593]=&quot;hdd&quot;; [.G593]*0.394; [.G593]*1.3104375))/0.3839800063" office:value-type="string" office:string-value="" calcext:value-type="error">
            <text:p>#VALUE!</text:p>
          </table:table-cell>
          <table:table-cell table:formula="of:=[.N593]/[.B59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vostro-5480-i5_5200u-500gbplus8gb-4gb-gt830m-2gb-3-ani-garantie-l/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linux</text:p>
          </table:table-cell>
          <table:table-cell table:style-name="ce6" table:formula="of:=([.I594]*31 + [.E594]*0.16483826+ [.F594]*0.076152071 + IF([.H594]=&quot;hdd&quot;; [.G594]*0.394; [.G594]*1.3104375))/0.3839800063" office:value-type="string" office:string-value="" calcext:value-type="error">
            <text:p>#VALUE!</text:p>
          </table:table-cell>
          <table:table-cell table:formula="of:=[.N594]/[.B59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b70_80-i7_5500u-1tbplus8gb-8gb-gt920m-2gb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595]*31 + [.E595]*0.16483826+ [.F595]*0.076152071 + IF([.H595]=&quot;hdd&quot;; [.G595]*0.394; [.G595]*1.3104375))/0.3839800063" office:value-type="string" office:string-value="" calcext:value-type="error">
            <text:p>#VALUE!</text:p>
          </table:table-cell>
          <table:table-cell table:formula="of:=[.N595]/[.B59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8gb-gt920m-4gb-dvdrw-fullhd-3ani-garantie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596]*31 + [.E596]*0.16483826+ [.F596]*0.076152071 + IF([.H596]=&quot;hdd&quot;; [.G596]*0.394; [.G596]*1.3104375))/0.3839800063" office:value-type="string" office:string-value="" calcext:value-type="error">
            <text:p>#VALUE!</text:p>
          </table:table-cell>
          <table:table-cell table:formula="of:=[.N596]/[.B59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-i5_6200u-1tb-4gb-radeon-meso-xt-2gb-fullhd-win10-white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meso xt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597]*31 + [.E597]*0.16483826+ [.F597]*0.076152071 + IF([.H597]=&quot;hdd&quot;; [.G597]*0.394; [.G597]*1.3104375))/0.3839800063" office:value-type="string" office:string-value="" calcext:value-type="error">
            <text:p>#VALUE!</text:p>
          </table:table-cell>
          <table:table-cell table:formula="of:=[.N597]/[.B59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7_6500u-1tb-8gb-radeon-r7-m340-2gb-fullhd-fingerprint-l/</text:p>
          </table:table-cell>
          <table:table-cell office:value-type="float" office:value="2899" calcext:value-type="float">
            <text:p>2899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598]*31 + [.E598]*0.16483826+ [.F598]*0.076152071 + IF([.H598]=&quot;hdd&quot;; [.G598]*0.394; [.G598]*1.3104375))/0.3839800063" office:value-type="string" office:string-value="" calcext:value-type="error">
            <text:p>#VALUE!</text:p>
          </table:table-cell>
          <table:table-cell table:formula="of:=[.N598]/[.B59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1tb-8gb-r7-m340-2gb-dvdrw-fingerprint-l/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599]*31 + [.E599]*0.16483826+ [.F599]*0.076152071 + IF([.H599]=&quot;hdd&quot;; [.G599]*0.394; [.G599]*1.3104375))/0.3839800063" office:value-type="string" office:string-value="" calcext:value-type="error">
            <text:p>#VALUE!</text:p>
          </table:table-cell>
          <table:table-cell table:formula="of:=[.N599]/[.B59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g70_80-i5_5200u-1tb-8gb-gt920m-2gb-dvdrw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600]*31 + [.E600]*0.16483826+ [.F600]*0.076152071 + IF([.H600]=&quot;hdd&quot;; [.G600]*0.394; [.G600]*1.3104375))/0.3839800063" office:value-type="string" office:string-value="" calcext:value-type="error">
            <text:p>#VALUE!</text:p>
          </table:table-cell>
          <table:table-cell table:formula="of:=[.N600]/[.B60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5_6200u-1tb-8gb-r7-m340-2gb-dvdrw-fingerprint-hdplus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ara sistem</text:p>
          </table:table-cell>
          <table:table-cell table:style-name="ce6" table:formula="of:=([.I601]*31 + [.E601]*0.16483826+ [.F601]*0.076152071 + IF([.H601]=&quot;hdd&quot;; [.G601]*0.394; [.G601]*1.3104375))/0.3839800063" office:value-type="string" office:string-value="" calcext:value-type="error">
            <text:p>#VALUE!</text:p>
          </table:table-cell>
          <table:table-cell table:formula="of:=[.N601]/[.B60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500gb-4gb-gt920m-2gb-dvd_rw-win8-l/</text:p>
          </table:table-cell>
          <table:table-cell office:value-type="float" office:value="2799" calcext:value-type="float">
            <text:p>27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table:style-name="ce6" table:formula="of:=([.I602]*31 + [.E602]*0.16483826+ [.F602]*0.076152071 + IF([.H602]=&quot;hdd&quot;; [.G602]*0.394; [.G602]*1.3104375))/0.3839800063" office:value-type="string" office:string-value="" calcext:value-type="error">
            <text:p>#VALUE!</text:p>
          </table:table-cell>
          <table:table-cell table:formula="of:=[.N602]/[.B60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2g_7591-i7_4712mq-1tb-4gb-gt840m-2gb-l/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intel core i7 4712mq </text:p>
          </table:table-cell>
          <table:table-cell office:value-type="string" calcext:value-type="string">
            <text:p>gt840m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linux</text:p>
          </table:table-cell>
          <table:table-cell table:style-name="ce6" table:formula="of:=([.I603]*31 + [.E603]*0.16483826+ [.F603]*0.076152071 + IF([.H603]=&quot;hdd&quot;; [.G603]*0.394; [.G603]*1.3104375))/0.3839800063" office:value-type="string" office:string-value="" calcext:value-type="error">
            <text:p>#VALUE!</text:p>
          </table:table-cell>
          <table:table-cell table:formula="of:=[.N603]/[.B60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7_5500u-1tb-8gb-r5_m330-2gb-fullhd-dvd_rw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exo pro r5 m33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604]*31 + [.E604]*0.16483826+ [.F604]*0.076152071 + IF([.H604]=&quot;hdd&quot;; [.G604]*0.394; [.G604]*1.3104375))/0.3839800063" office:value-type="string" office:string-value="" calcext:value-type="error">
            <text:p>#VALUE!</text:p>
          </table:table-cell>
          <table:table-cell table:formula="of:=[.N604]/[.B60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j-i5_5200u-500gb_7200rpm-4gb-nvidia-920m-2gb-win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ntel core i5 5200u</text:p>
          </table:table-cell>
          <table:table-cell office:value-type="string" calcext:value-type="string">
            <text:p>920m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table:style-name="ce6" table:formula="of:=([.I605]*31 + [.E605]*0.16483826+ [.F605]*0.076152071 + IF([.H605]=&quot;hdd&quot;; [.G605]*0.394; [.G605]*1.3104375))/0.3839800063" office:value-type="string" office:string-value="" calcext:value-type="error">
            <text:p>#VALUE!</text:p>
          </table:table-cell>
          <table:table-cell table:formula="of:=[.N605]/[.B60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500-i5_6200u-1tb-4gb-radeon-meso-xt-2gb-fullhd-win10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meso xt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table:style-name="ce6" table:formula="of:=([.I606]*31 + [.E606]*0.16483826+ [.F606]*0.076152071 + IF([.H606]=&quot;hdd&quot;; [.G606]*0.394; [.G606]*1.3104375))/0.3839800063" office:value-type="string" office:string-value="" calcext:value-type="error">
            <text:p>#VALUE!</text:p>
          </table:table-cell>
          <table:table-cell table:formula="of:=[.N606]/[.B60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1tb-8gb-radeon-r7-m340-2gb-fullhd-fingerprint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607]*31 + [.E607]*0.16483826+ [.F607]*0.076152071 + IF([.H607]=&quot;hdd&quot;; [.G607]*0.394; [.G607]*1.3104375))/0.3839800063" office:value-type="string" office:string-value="" calcext:value-type="error">
            <text:p>#VALUE!</text:p>
          </table:table-cell>
          <table:table-cell table:formula="of:=[.N607]/[.B60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4gb-gt920m-4gb-dvd_rw-win8-l/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table:style-name="ce6" table:formula="of:=([.I608]*31 + [.E608]*0.16483826+ [.F608]*0.076152071 + IF([.H608]=&quot;hdd&quot;; [.G608]*0.394; [.G608]*1.3104375))/0.3839800063" office:value-type="string" office:string-value="" calcext:value-type="error">
            <text:p>#VALUE!</text:p>
          </table:table-cell>
          <table:table-cell table:formula="of:=[.N608]/[.B60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8gb-gt920m-2gb-dvdrw-3ani-garantie-l/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09]*31 + [.E609]*0.16483826+ [.F609]*0.076152071 + IF([.H609]=&quot;hdd&quot;; [.G609]*0.394; [.G609]*1.3104375))/0.3839800063" office:value-type="string" office:string-value="" calcext:value-type="error">
            <text:p>#VALUE!</text:p>
          </table:table-cell>
          <table:table-cell table:formula="of:=[.N609]/[.B60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771g_54gz-i5_5200u-1tb-4gb-gt840m-2gb-dvdrw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table:style-name="ce6" table:formula="of:=([.I610]*31 + [.E610]*0.16483826+ [.F610]*0.076152071 + IF([.H610]=&quot;hdd&quot;; [.G610]*0.394; [.G610]*1.3104375))/0.3839800063" office:value-type="string" office:string-value="" calcext:value-type="error">
            <text:p>#VALUE!</text:p>
          </table:table-cell>
          <table:table-cell table:formula="of:=[.N610]/[.B61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3g_78k6-i7_5500u-500gb-4gb-gt920m-2gb-dvd_rw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11]*31 + [.E611]*0.16483826+ [.F611]*0.076152071 + IF([.H611]=&quot;hdd&quot;; [.G611]*0.394; [.G611]*1.3104375))/0.3839800063" office:value-type="string" office:string-value="" calcext:value-type="error">
            <text:p>#VALUE!</text:p>
          </table:table-cell>
          <table:table-cell table:formula="of:=[.N611]/[.B61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5_5250u-500gb_5400rpm-4gb-dvd_rw-gt820m-2gb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5 5250u </text:p>
          </table:table-cell>
          <table:table-cell office:value-type="string" calcext:value-type="string">
            <text:p>gt830m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table:style-name="ce6" table:formula="of:=([.I612]*31 + [.E612]*0.16483826+ [.F612]*0.076152071 + IF([.H612]=&quot;hdd&quot;; [.G612]*0.394; [.G612]*1.3104375))/0.3839800063" office:value-type="string" office:string-value="" calcext:value-type="error">
            <text:p>#VALUE!</text:p>
          </table:table-cell>
          <table:table-cell table:formula="of:=[.N612]/[.B61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54-i5_5200u-1tb-8gb-gf930m-2gb-dvd_rw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13]*31 + [.E613]*0.16483826+ [.F613]*0.076152071 + IF([.H613]=&quot;hdd&quot;; [.G613]*0.394; [.G613]*1.3104375))/0.3839800063" office:value-type="string" office:string-value="" calcext:value-type="error">
            <text:p>#VALUE!</text:p>
          </table:table-cell>
          <table:table-cell table:formula="of:=[.N613]/[.B61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8gb-gt920m-4gb-dvd_rw-fullhd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614]*31 + [.E614]*0.16483826+ [.F614]*0.076152071 + IF([.H614]=&quot;hdd&quot;; [.G614]*0.394; [.G614]*1.3104375))/0.3839800063" office:value-type="string" office:string-value="" calcext:value-type="error">
            <text:p>#VALUE!</text:p>
          </table:table-cell>
          <table:table-cell table:formula="of:=[.N614]/[.B61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1j-i5_5200u-1tb-8gb-gt930m-2gb-dvdrw-hd-alb-l/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gt9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table:style-name="ce6" table:formula="of:=([.I615]*31 + [.E615]*0.16483826+ [.F615]*0.076152071 + IF([.H615]=&quot;hdd&quot;; [.G615]*0.394; [.G615]*1.3104375))/0.3839800063" office:value-type="string" office:string-value="" calcext:value-type="error">
            <text:p>#VALUE!</text:p>
          </table:table-cell>
          <table:table-cell table:formula="of:=[.N615]/[.B61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7_5500u-1tb-4gb-ati-r5_m330-2gb-dvdrw-l/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exo pro r5 m33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616]*31 + [.E616]*0.16483826+ [.F616]*0.076152071 + IF([.H616]=&quot;hdd&quot;; [.G616]*0.394; [.G616]*1.3104375))/0.3839800063" office:value-type="string" office:string-value="" calcext:value-type="error">
            <text:p>#VALUE!</text:p>
          </table:table-cell>
          <table:table-cell table:formula="of:=[.N616]/[.B61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3_6100u-500gb-4gb-r7-m340-1gb-fullhd-fingerprint-l/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r7 m340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617]*31 + [.E617]*0.16483826+ [.F617]*0.076152071 + IF([.H617]=&quot;hdd&quot;; [.G617]*0.394; [.G617]*1.3104375))/0.3839800063" office:value-type="string" office:string-value="" calcext:value-type="error">
            <text:p>#VALUE!</text:p>
          </table:table-cell>
          <table:table-cell table:formula="of:=[.N617]/[.B61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5_6200u-1tb-8gb-r7-m340-2gb-win10pro-fullhd-fingerprin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table:style-name="ce6" table:formula="of:=([.I618]*31 + [.E618]*0.16483826+ [.F618]*0.076152071 + IF([.H618]=&quot;hdd&quot;; [.G618]*0.394; [.G618]*1.3104375))/0.3839800063" office:value-type="string" office:string-value="" calcext:value-type="error">
            <text:p>#VALUE!</text:p>
          </table:table-cell>
          <table:table-cell table:formula="of:=[.N618]/[.B61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2g-i7_4712mq-1tb_5400rpm-4gb-gt940m-2gb-dvd_rw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7 4712mq </text:p>
          </table:table-cell>
          <table:table-cell office:value-type="string" calcext:value-type="string">
            <text:p>gt940m 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19]*31 + [.E619]*0.16483826+ [.F619]*0.076152071 + IF([.H619]=&quot;hdd&quot;; [.G619]*0.394; [.G619]*1.3104375))/0.3839800063" office:value-type="string" office:string-value="" calcext:value-type="error">
            <text:p>#VALUE!</text:p>
          </table:table-cell>
          <table:table-cell table:formula="of:=[.N619]/[.B61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b_xx026d-i7_5500u-1tb-4gb-gt940m-2gb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20]*31 + [.E620]*0.16483826+ [.F620]*0.076152071 + IF([.H620]=&quot;hdd&quot;; [.G620]*0.394; [.G620]*1.3104375))/0.3839800063" office:value-type="string" office:string-value="" calcext:value-type="error">
            <text:p>#VALUE!</text:p>
          </table:table-cell>
          <table:table-cell table:formula="of:=[.N620]/[.B62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5_6200u-1tb-4gb-r7-m340-2gb-dvdrw-fingerprint-l/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621]*31 + [.E621]*0.16483826+ [.F621]*0.076152071 + IF([.H621]=&quot;hdd&quot;; [.G621]*0.394; [.G621]*1.3104375))/0.3839800063" office:value-type="string" office:string-value="" calcext:value-type="error">
            <text:p>#VALUE!</text:p>
          </table:table-cell>
          <table:table-cell table:formula="of:=[.N621]/[.B62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5_5200u-1tb-4gb-gt920m-4gb-dvd_rw-3-ani-garantie-l/</text:p>
          </table:table-cell>
          <table:table-cell office:value-type="float" office:value="2489" calcext:value-type="float">
            <text:p>248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622]*31 + [.E622]*0.16483826+ [.F622]*0.076152071 + IF([.H622]=&quot;hdd&quot;; [.G622]*0.394; [.G622]*1.3104375))/0.3839800063" office:value-type="string" office:string-value="" calcext:value-type="error">
            <text:p>#VALUE!</text:p>
          </table:table-cell>
          <table:table-cell table:formula="of:=[.N622]/[.B62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70-g3-i3_6100u-500gb_7200rpm-4gb-r7-m340-1gb-fingerprint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i3 6100u</text:p>
          </table:table-cell>
          <table:table-cell office:value-type="string" calcext:value-type="string">
            <text:p>r7 m3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ara sistem</text:p>
          </table:table-cell>
          <table:table-cell table:style-name="ce6" table:formula="of:=([.I623]*31 + [.E623]*0.16483826+ [.F623]*0.076152071 + IF([.H623]=&quot;hdd&quot;; [.G623]*0.394; [.G623]*1.3104375))/0.3839800063" office:value-type="string" office:string-value="" calcext:value-type="error">
            <text:p>#VALUE!</text:p>
          </table:table-cell>
          <table:table-cell table:formula="of:=[.N623]/[.B62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f5_571g-i5_4210u-1tb-4gb-nvidia-gt940m-2gb-dvdrw-fullhd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5 4210u</text:p>
          </table:table-cell>
          <table:table-cell office:value-type="string" calcext:value-type="string">
            <text:p>gt 940m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24]*31 + [.E624]*0.16483826+ [.F624]*0.076152071 + IF([.H624]=&quot;hdd&quot;; [.G624]*0.394; [.G624]*1.3104375))/0.3839800063" office:value-type="string" office:string-value="" calcext:value-type="error">
            <text:p>#VALUE!</text:p>
          </table:table-cell>
          <table:table-cell table:formula="of:=[.N624]/[.B62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pro-essential-p2520lj-i5_5200u-500gb_7200rpm-4gb-nvidia-920m-2gb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ntel core i5 5200u</text:p>
          </table:table-cell>
          <table:table-cell office:value-type="string" calcext:value-type="string">
            <text:p>920m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625]*31 + [.E625]*0.16483826+ [.F625]*0.076152071 + IF([.H625]=&quot;hdd&quot;; [.G625]*0.394; [.G625]*1.3104375))/0.3839800063" office:value-type="string" office:string-value="" calcext:value-type="error">
            <text:p>#VALUE!</text:p>
          </table:table-cell>
          <table:table-cell table:formula="of:=[.N625]/[.B62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b_xx025d-i5_5200u-1tb-8gb-gt940m-2gb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26]*31 + [.E626]*0.16483826+ [.F626]*0.076152071 + IF([.H626]=&quot;hdd&quot;; [.G626]*0.394; [.G626]*1.3104375))/0.3839800063" office:value-type="string" office:string-value="" calcext:value-type="error">
            <text:p>#VALUE!</text:p>
          </table:table-cell>
          <table:table-cell table:formula="of:=[.N626]/[.B62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gt920m-2gb-dvd_rw-win10-l/</text:p>
          </table:table-cell>
          <table:table-cell office:value-type="float" office:value="2399" calcext:value-type="float">
            <text:p>23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627]*31 + [.E627]*0.16483826+ [.F627]*0.076152071 + IF([.H627]=&quot;hdd&quot;; [.G627]*0.394; [.G627]*1.3104375))/0.3839800063" office:value-type="string" office:string-value="" calcext:value-type="error">
            <text:p>#VALUE!</text:p>
          </table:table-cell>
          <table:table-cell table:formula="of:=[.N627]/[.B62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z50_75-quad-core-fx_7500-1tb-8gb-amd-r7m260-2gb-fullhd-l/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fx 7500 </text:p>
          </table:table-cell>
          <table:table-cell office:value-type="string" calcext:value-type="string">
            <text:p>r7 m260</text:p>
          </table:table-cell>
          <table:table-cell office:value-type="string" calcext:value-type="string">
            <text:p>-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628]*31 + [.E628]*0.16483826+ [.F628]*0.076152071 + IF([.H628]=&quot;hdd&quot;; [.G628]*0.394; [.G628]*1.3104375))/0.3839800063" office:value-type="string" office:string-value="" calcext:value-type="error">
            <text:p>#VALUE!</text:p>
          </table:table-cell>
          <table:table-cell table:formula="of:=[.N628]/[.B62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3g_57y7-i5_4210u-1tb_5400rpm-4gb-gt940m-2gb-dvdrw-gri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4210u</text:p>
          </table:table-cell>
          <table:table-cell office:value-type="string" calcext:value-type="string">
            <text:p>gt940m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29]*31 + [.E629]*0.16483826+ [.F629]*0.076152071 + IF([.H629]=&quot;hdd&quot;; [.G629]*0.394; [.G629]*1.3104375))/0.3839800063" office:value-type="string" office:string-value="" calcext:value-type="error">
            <text:p>#VALUE!</text:p>
          </table:table-cell>
          <table:table-cell table:formula="of:=[.N629]/[.B62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6uj-i5_6200u-1tb-4gb-nvidia-gt920m-2gb-dvdrw-hd-albastru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gt 920m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30]*31 + [.E630]*0.16483826+ [.F630]*0.076152071 + IF([.H630]=&quot;hdd&quot;; [.G630]*0.394; [.G630]*1.3104375))/0.3839800063" office:value-type="string" office:string-value="" calcext:value-type="error">
            <text:p>#VALUE!</text:p>
          </table:table-cell>
          <table:table-cell table:formula="of:=[.N630]/[.B63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gt920m-2gb-dvdrw-win10-hd-l/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table:style-name="ce6" table:formula="of:=([.I631]*31 + [.E631]*0.16483826+ [.F631]*0.076152071 + IF([.H631]=&quot;hdd&quot;; [.G631]*0.394; [.G631]*1.3104375))/0.3839800063" office:value-type="string" office:string-value="" calcext:value-type="error">
            <text:p>#VALUE!</text:p>
          </table:table-cell>
          <table:table-cell table:formula="of:=[.N631]/[.B63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70_c_199-i3_5005u-1tb-4gb-gt930m-2gb-dvdrw-hdplus-negru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gt930m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table:style-name="ce6" table:formula="of:=([.I632]*31 + [.E632]*0.16483826+ [.F632]*0.076152071 + IF([.H632]=&quot;hdd&quot;; [.G632]*0.394; [.G632]*1.3104375))/0.3839800063" office:value-type="string" office:string-value="" calcext:value-type="error">
            <text:p>#VALUE!</text:p>
          </table:table-cell>
          <table:table-cell table:formula="of:=[.N632]/[.B63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b_xx025d-i5_5200u-1tb-4gb-gt940m-2gb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33]*31 + [.E633]*0.16483826+ [.F633]*0.076152071 + IF([.H633]=&quot;hdd&quot;; [.G633]*0.394; [.G633]*1.3104375))/0.3839800063" office:value-type="string" office:string-value="" calcext:value-type="error">
            <text:p>#VALUE!</text:p>
          </table:table-cell>
          <table:table-cell table:formula="of:=[.N633]/[.B63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vostro-3558-i3_4005u-1tb-4gb-gt820m-2gb-dvdrw-3ani-garantie-l/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table:style-name="ce6" table:formula="of:=([.I634]*31 + [.E634]*0.16483826+ [.F634]*0.076152071 + IF([.H634]=&quot;hdd&quot;; [.G634]*0.394; [.G634]*1.3104375))/0.3839800063" office:value-type="string" office:string-value="" calcext:value-type="error">
            <text:p>#VALUE!</text:p>
          </table:table-cell>
          <table:table-cell table:formula="of:=[.N634]/[.B63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b50_70-i5_4210u-1tb-4gb-r5_m230-2gb-fingerprint-full-hd-l/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jet le r5 m230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635]*31 + [.E635]*0.16483826+ [.F635]*0.076152071 + IF([.H635]=&quot;hdd&quot;; [.G635]*0.394; [.G635]*1.3104375))/0.3839800063" office:value-type="string" office:string-value="" calcext:value-type="error">
            <text:p>#VALUE!</text:p>
          </table:table-cell>
          <table:table-cell table:formula="of:=[.N635]/[.B63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probook-450-g3-i3_6100u-500gb_7200rpm-4gb-r7-m340-1gb-fingerprint-l/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r7 m340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table:style-name="ce6" table:formula="of:=([.I636]*31 + [.E636]*0.16483826+ [.F636]*0.076152071 + IF([.H636]=&quot;hdd&quot;; [.G636]*0.394; [.G636]*1.3104375))/0.3839800063" office:value-type="string" office:string-value="" calcext:value-type="error">
            <text:p>#VALUE!</text:p>
          </table:table-cell>
          <table:table-cell table:formula="of:=[.N636]/[.B63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772g_30fq-i3_4005u-1tb-4gb-gt940m-2gb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4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table:style-name="ce6" table:formula="of:=([.I637]*31 + [.E637]*0.16483826+ [.F637]*0.076152071 + IF([.H637]=&quot;hdd&quot;; [.G637]*0.394; [.G637]*1.3104375))/0.3839800063" office:value-type="string" office:string-value="" calcext:value-type="error">
            <text:p>#VALUE!</text:p>
          </table:table-cell>
          <table:table-cell table:formula="of:=[.N637]/[.B63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g70_80-i3_5005u-1tb-4gb-gt920m-2gb-dvdrw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table:style-name="ce6" table:formula="of:=([.I638]*31 + [.E638]*0.16483826+ [.F638]*0.076152071 + IF([.H638]=&quot;hdd&quot;; [.G638]*0.394; [.G638]*1.3104375))/0.3839800063" office:value-type="string" office:string-value="" calcext:value-type="error">
            <text:p>#VALUE!</text:p>
          </table:table-cell>
          <table:table-cell table:formula="of:=[.N638]/[.B63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v3_572g_50g7-i5_5200u-1tb-4gb-gt840m-2gb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linux</text:p>
          </table:table-cell>
          <table:table-cell table:style-name="ce6" table:formula="of:=([.I639]*31 + [.E639]*0.16483826+ [.F639]*0.076152071 + IF([.H639]=&quot;hdd&quot;; [.G639]*0.394; [.G639]*1.3104375))/0.3839800063" office:value-type="string" office:string-value="" calcext:value-type="error">
            <text:p>#VALUE!</text:p>
          </table:table-cell>
          <table:table-cell table:formula="of:=[.N639]/[.B63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g_5107-i5_5200u-1tb-4gb-gt840m-2gb-dvdrw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40]*31 + [.E640]*0.16483826+ [.F640]*0.076152071 + IF([.H640]=&quot;hdd&quot;; [.G640]*0.394; [.G640]*1.3104375))/0.3839800063" office:value-type="string" office:string-value="" calcext:value-type="error">
            <text:p>#VALUE!</text:p>
          </table:table-cell>
          <table:table-cell table:formula="of:=[.N640]/[.B64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b50_70-i5_4210u-500gb-8gb-r5_230-2gb-fullhd-fingerprint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jet le r5 m230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641]*31 + [.E641]*0.16483826+ [.F641]*0.076152071 + IF([.H641]=&quot;hdd&quot;; [.G641]*0.394; [.G641]*1.3104375))/0.3839800063" office:value-type="string" office:string-value="" calcext:value-type="error">
            <text:p>#VALUE!</text:p>
          </table:table-cell>
          <table:table-cell table:formula="of:=[.N641]/[.B64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_xx013d-i5_5200u-500gb-4gb-gt920m-2gb-dvdrw-l/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table:style-name="ce6" table:formula="of:=([.I642]*31 + [.E642]*0.16483826+ [.F642]*0.076152071 + IF([.H642]=&quot;hdd&quot;; [.G642]*0.394; [.G642]*1.3104375))/0.3839800063" office:value-type="string" office:string-value="" calcext:value-type="error">
            <text:p>#VALUE!</text:p>
          </table:table-cell>
          <table:table-cell table:formula="of:=[.N642]/[.B64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3543-i5_5200u-500gb-4gb-gt820m-2gb-dvdrw-3ani-garantie-l/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43]*31 + [.E643]*0.16483826+ [.F643]*0.076152071 + IF([.H643]=&quot;hdd&quot;; [.G643]*0.394; [.G643]*1.3104375))/0.3839800063" office:value-type="string" office:string-value="" calcext:value-type="error">
            <text:p>#VALUE!</text:p>
          </table:table-cell>
          <table:table-cell table:formula="of:=[.N643]/[.B64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gt920m-2gb-dvd_rw-3-ani-garantie-l/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644]*31 + [.E644]*0.16483826+ [.F644]*0.076152071 + IF([.H644]=&quot;hdd&quot;; [.G644]*0.394; [.G644]*1.3104375))/0.3839800063" office:value-type="string" office:string-value="" calcext:value-type="error">
            <text:p>#VALUE!</text:p>
          </table:table-cell>
          <table:table-cell table:formula="of:=[.N644]/[.B64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b50_70-i5_4210u-500gb-4gb-r5_230-2gb-fullhd-fingerprint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jet le r5 m230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table:style-name="ce6" table:formula="of:=([.I645]*31 + [.E645]*0.16483826+ [.F645]*0.076152071 + IF([.H645]=&quot;hdd&quot;; [.G645]*0.394; [.G645]*1.3104375))/0.3839800063" office:value-type="string" office:string-value="" calcext:value-type="error">
            <text:p>#VALUE!</text:p>
          </table:table-cell>
          <table:table-cell table:formula="of:=[.N645]/[.B64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5005u-1tb-4gb-gt920m-2gb-dvd_rw-3-ani-garantie-resi-l/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646]*31 + [.E646]*0.16483826+ [.F646]*0.076152071 + IF([.H646]=&quot;hdd&quot;; [.G646]*0.394; [.G646]*1.3104375))/0.3839800063" office:value-type="string" office:string-value="" calcext:value-type="error">
            <text:p>#VALUE!</text:p>
          </table:table-cell>
          <table:table-cell table:formula="of:=[.N646]/[.B64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s1_711g_p3rm-quad-core-n3540-500gb-4gb-gt820m-2gb-l/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gt820m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table:style-name="ce6" table:formula="of:=([.I647]*31 + [.E647]*0.16483826+ [.F647]*0.076152071 + IF([.H647]=&quot;hdd&quot;; [.G647]*0.394; [.G647]*1.3104375))/0.3839800063" office:value-type="string" office:string-value="" calcext:value-type="error">
            <text:p>#VALUE!</text:p>
          </table:table-cell>
          <table:table-cell table:formula="of:=[.N647]/[.B64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3541-a4_6210-500gb-4gb-hd_r5m230-2gb-l/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a4 6210 quad core</text:p>
          </table:table-cell>
          <table:table-cell office:value-type="string" calcext:value-type="string">
            <text:p>hd r5m230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48]*31 + [.E648]*0.16483826+ [.F648]*0.076152071 + IF([.H648]=&quot;hdd&quot;; [.G648]*0.394; [.G648]*1.3104375))/0.3839800063" office:value-type="string" office:string-value="" calcext:value-type="error">
            <text:p>#VALUE!</text:p>
          </table:table-cell>
          <table:table-cell table:formula="of:=[.N648]/[.B64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3_5005u-1tb-4gb-r5_m330-2gb-dvd_rw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exo pro r5 m330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table:style-name="ce6" table:formula="of:=([.I649]*31 + [.E649]*0.16483826+ [.F649]*0.076152071 + IF([.H649]=&quot;hdd&quot;; [.G649]*0.394; [.G649]*1.3104375))/0.3839800063" office:value-type="string" office:string-value="" calcext:value-type="error">
            <text:p>#VALUE!</text:p>
          </table:table-cell>
          <table:table-cell table:formula="of:=[.N649]/[.B64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kr-i3_5005u-1tb-4gb-nvidia-gt920m-1gb-hd-alb-l/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gt920m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table:style-name="ce6" table:formula="of:=([.I650]*31 + [.E650]*0.16483826+ [.F650]*0.076152071 + IF([.H650]=&quot;hdd&quot;; [.G650]*0.394; [.G650]*1.3104375))/0.3839800063" office:value-type="string" office:string-value="" calcext:value-type="error">
            <text:p>#VALUE!</text:p>
          </table:table-cell>
          <table:table-cell table:formula="of:=[.N650]/[.B65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_xx786d-i3_4005u-500gb-4gb-gt920m-2gb-dvd_rw-l/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51]*31 + [.E651]*0.16483826+ [.F651]*0.076152071 + IF([.H651]=&quot;hdd&quot;; [.G651]*0.394; [.G651]*1.3104375))/0.3839800063" office:value-type="string" office:string-value="" calcext:value-type="error">
            <text:p>#VALUE!</text:p>
          </table:table-cell>
          <table:table-cell table:formula="of:=[.N651]/[.B65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e5_551g_f19b-quad-core-fx_7500-500gb-4gb-r7-m265-2gb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<text:s/>fx 7500</text:p>
          </table:table-cell>
          <table:table-cell office:value-type="string" calcext:value-type="string">
            <text:p>r7 m265</text:p>
          </table:table-cell>
          <table:table-cell office:value-type="string" calcext:value-type="string">
            <text:p>-</text:p>
          </table:table-cell>
          <table:table-cell office:value-type="float" office:value="814" calcext:value-type="float">
            <text:p>8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linux</text:p>
          </table:table-cell>
          <table:table-cell table:style-name="ce6" table:formula="of:=([.I652]*31 + [.E652]*0.16483826+ [.F652]*0.076152071 + IF([.H652]=&quot;hdd&quot;; [.G652]*0.394; [.G652]*1.3104375))/0.3839800063" office:value-type="string" office:string-value="" calcext:value-type="error">
            <text:p>#VALUE!</text:p>
          </table:table-cell>
          <table:table-cell table:formula="of:=[.N652]/[.B65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g_381v-i3_4005u-1tb-4gb-gt840m-2gb-blue-cobalt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53]*31 + [.E653]*0.16483826+ [.F653]*0.076152071 + IF([.H653]=&quot;hdd&quot;; [.G653]*0.394; [.G653]*1.3104375))/0.3839800063" office:value-type="string" office:string-value="" calcext:value-type="error">
            <text:p>#VALUE!</text:p>
          </table:table-cell>
          <table:table-cell table:formula="of:=[.N653]/[.B65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g_375h-i3_4005u-1tb-4gb-gt840m-2gb-dvdrw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4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54]*31 + [.E654]*0.16483826+ [.F654]*0.076152071 + IF([.H654]=&quot;hdd&quot;; [.G654]*0.394; [.G654]*1.3104375))/0.3839800063" office:value-type="string" office:string-value="" calcext:value-type="error">
            <text:p>#VALUE!</text:p>
          </table:table-cell>
          <table:table-cell table:formula="of:=[.N654]/[.B65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3g_3690-i3_4005u-500gb-4gb-gt920m-2gb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55]*31 + [.E655]*0.16483826+ [.F655]*0.076152071 + IF([.H655]=&quot;hdd&quot;; [.G655]*0.394; [.G655]*1.3104375))/0.3839800063" office:value-type="string" office:string-value="" calcext:value-type="error">
            <text:p>#VALUE!</text:p>
          </table:table-cell>
          <table:table-cell table:formula="of:=[.N655]/[.B65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5010u-500gb-4gb-nvidia-gt920m-2gb-dvdrw-hd-negru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gt920m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56]*31 + [.E656]*0.16483826+ [.F656]*0.076152071 + IF([.H656]=&quot;hdd&quot;; [.G656]*0.394; [.G656]*1.3104375))/0.3839800063" office:value-type="string" office:string-value="" calcext:value-type="error">
            <text:p>#VALUE!</text:p>
          </table:table-cell>
          <table:table-cell table:formula="of:=[.N656]/[.B65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5010u-500gb-4gb-nvidia-gt920m-2gb-dvdrw-hd-rosu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gt920m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57]*31 + [.E657]*0.16483826+ [.F657]*0.076152071 + IF([.H657]=&quot;hdd&quot;; [.G657]*0.394; [.G657]*1.3104375))/0.3839800063" office:value-type="string" office:string-value="" calcext:value-type="error">
            <text:p>#VALUE!</text:p>
          </table:table-cell>
          <table:table-cell table:formula="of:=[.N657]/[.B65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5010u-500gb-4gb-nvidia-gt920m-2gb-dvdrw-hd-alb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gt920m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58]*31 + [.E658]*0.16483826+ [.F658]*0.076152071 + IF([.H658]=&quot;hdd&quot;; [.G658]*0.394; [.G658]*1.3104375))/0.3839800063" office:value-type="string" office:string-value="" calcext:value-type="error">
            <text:p>#VALUE!</text:p>
          </table:table-cell>
          <table:table-cell table:formula="of:=[.N658]/[.B65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4005u-500gb-4gb-nvidia-gt920m-2gb-dvdrw-hd-l/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59]*31 + [.E659]*0.16483826+ [.F659]*0.076152071 + IF([.H659]=&quot;hdd&quot;; [.G659]*0.394; [.G659]*1.3104375))/0.3839800063" office:value-type="string" office:string-value="" calcext:value-type="error">
            <text:p>#VALUE!</text:p>
          </table:table-cell>
          <table:table-cell table:formula="of:=[.N659]/[.B65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4005u-500gb-4gb-nvidia-gt920m-2gb-dvdrw-alb-l/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60]*31 + [.E660]*0.16483826+ [.F660]*0.076152071 + IF([.H660]=&quot;hdd&quot;; [.G660]*0.394; [.G660]*1.3104375))/0.3839800063" office:value-type="string" office:string-value="" calcext:value-type="error">
            <text:p>#VALUE!</text:p>
          </table:table-cell>
          <table:table-cell table:formula="of:=[.N660]/[.B66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g-i3_4005u-1tb-4gb-gt820m-2gb-dvdrw-resigilat-l/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61]*31 + [.E661]*0.16483826+ [.F661]*0.076152071 + IF([.H661]=&quot;hdd&quot;; [.G661]*0.394; [.G661]*1.3104375))/0.3839800063" office:value-type="string" office:string-value="" calcext:value-type="error">
            <text:p>#VALUE!</text:p>
          </table:table-cell>
          <table:table-cell table:formula="of:=[.N661]/[.B66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4005u-500gb-4gb-nvidia-gt920m-2gb-dvdrw-albastru-l/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62]*31 + [.E662]*0.16483826+ [.F662]*0.076152071 + IF([.H662]=&quot;hdd&quot;; [.G662]*0.394; [.G662]*1.3104375))/0.3839800063" office:value-type="string" office:string-value="" calcext:value-type="error">
            <text:p>#VALUE!</text:p>
          </table:table-cell>
          <table:table-cell table:formula="of:=[.N662]/[.B66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4005u-500gb-4gb-nvidia-gt920m-2gb-dvdrw-rosu-l/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63]*31 + [.E663]*0.16483826+ [.F663]*0.076152071 + IF([.H663]=&quot;hdd&quot;; [.G663]*0.394; [.G663]*1.3104375))/0.3839800063" office:value-type="string" office:string-value="" calcext:value-type="error">
            <text:p>#VALUE!</text:p>
          </table:table-cell>
          <table:table-cell table:formula="of:=[.N663]/[.B66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g_35a8-i3_4005u-500gb-4gb-gt820m-2gb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64]*31 + [.E664]*0.16483826+ [.F664]*0.076152071 + IF([.H664]=&quot;hdd&quot;; [.G664]*0.394; [.G664]*1.3104375))/0.3839800063" office:value-type="string" office:string-value="" calcext:value-type="error">
            <text:p>#VALUE!</text:p>
          </table:table-cell>
          <table:table-cell table:formula="of:=[.N664]/[.B66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g_36su-i3_4005u-500gb-4gb-gt820m-2gb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table:style-name="ce6" table:formula="of:=([.I665]*31 + [.E665]*0.16483826+ [.F665]*0.076152071 + IF([.H665]=&quot;hdd&quot;; [.G665]*0.394; [.G665]*1.3104375))/0.3839800063" office:value-type="string" office:string-value="" calcext:value-type="error">
            <text:p>#VALUE!</text:p>
          </table:table-cell>
          <table:table-cell table:formula="of:=[.N665]/[.B66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_xx741d-i3_4005u-500gb-4gb-gt920m-2gb-dvd_rw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66]*31 + [.E666]*0.16483826+ [.F666]*0.076152071 + IF([.H666]=&quot;hdd&quot;; [.G666]*0.394; [.G666]*1.3104375))/0.3839800063" office:value-type="string" office:string-value="" calcext:value-type="error">
            <text:p>#VALUE!</text:p>
          </table:table-cell>
          <table:table-cell table:formula="of:=[.N666]/[.B66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-i3_4005u-500gb-4gb-nvidia-gt920m-2gb-dvdrw-hd-silver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67]*31 + [.E667]*0.16483826+ [.F667]*0.076152071 + IF([.H667]=&quot;hdd&quot;; [.G667]*0.394; [.G667]*1.3104375))/0.3839800063" office:value-type="string" office:string-value="" calcext:value-type="error">
            <text:p>#VALUE!</text:p>
          </table:table-cell>
          <table:table-cell table:formula="of:=[.N667]/[.B66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4lj_xx725d-i3_4005u-500gb-4gb-gt920m-2gb-hd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gt 9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table:style-name="ce6" table:formula="of:=([.I668]*31 + [.E668]*0.16483826+ [.F668]*0.076152071 + IF([.H668]=&quot;hdd&quot;; [.G668]*0.394; [.G668]*1.3104375))/0.3839800063" office:value-type="string" office:string-value="" calcext:value-type="error">
            <text:p>#VALUE!</text:p>
          </table:table-cell>
          <table:table-cell table:formula="of:=[.N668]/[.B668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58-i3_4005u-500gb-4gb-gt920m-2gb-dvdrw-3ani-garantie-l/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table:style-name="ce6" table:formula="of:=([.I669]*31 + [.E669]*0.16483826+ [.F669]*0.076152071 + IF([.H669]=&quot;hdd&quot;; [.G669]*0.394; [.G669]*1.3104375))/0.3839800063" office:value-type="string" office:string-value="" calcext:value-type="error">
            <text:p>#VALUE!</text:p>
          </table:table-cell>
          <table:table-cell table:formula="of:=[.N669]/[.B669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2mj_sx008d-quad-core-n2940-500gb-4gb-gt920m-2gb-resigilat-l/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intel celeron <text:s/>n2940</text:p>
          </table:table-cell>
          <table:table-cell office:value-type="string" calcext:value-type="string">
            <text:p>gt920m 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table:style-name="ce6" table:formula="of:=([.I670]*31 + [.E670]*0.16483826+ [.F670]*0.076152071 + IF([.H670]=&quot;hdd&quot;; [.G670]*0.394; [.G670]*1.3104375))/0.3839800063" office:value-type="string" office:string-value="" calcext:value-type="error">
            <text:p>#VALUE!</text:p>
          </table:table-cell>
          <table:table-cell table:formula="of:=[.N670]/[.B670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sus-x555lj_xx741d-i3_4005u-500gb-4gb-gt920m-2gb-dvd_rw-resigilat-l/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table:style-name="ce6" table:formula="of:=([.I671]*31 + [.E671]*0.16483826+ [.F671]*0.076152071 + IF([.H671]=&quot;hdd&quot;; [.G671]*0.394; [.G671]*1.3104375))/0.3839800063" office:value-type="string" office:string-value="" calcext:value-type="error">
            <text:p>#VALUE!</text:p>
          </table:table-cell>
          <table:table-cell table:formula="of:=[.N671]/[.B671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aspire-es1_711g_p3rm-quad-core-n3540-500gb-4gb-gt820m-2gb-resigilat-l/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gt820m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table:style-name="ce6" table:formula="of:=([.I672]*31 + [.E672]*0.16483826+ [.F672]*0.076152071 + IF([.H672]=&quot;hdd&quot;; [.G672]*0.394; [.G672]*1.3104375))/0.3839800063" office:value-type="string" office:string-value="" calcext:value-type="error">
            <text:p>#VALUE!</text:p>
          </table:table-cell>
          <table:table-cell table:formula="of:=[.N672]/[.B672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es1_520_39rr-dual-core-e1_2500-500gb-4gb-hd-8240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e1 2500</text:p>
          </table:table-cell>
          <table:table-cell office:value-type="string" calcext:value-type="string">
            <text:p>hd 8240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73]*31 + [.E673]*0.16483826+ [.F673]*0.076152071 + IF([.H673]=&quot;hdd&quot;; [.G673]*0.394; [.G673]*1.3104375))/0.3839800063" office:value-type="string" office:string-value="" calcext:value-type="error">
            <text:p>#VALUE!</text:p>
          </table:table-cell>
          <table:table-cell table:formula="of:=[.N673]/[.B673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es1_520_31rj-dual-core-e1_2500-500gb-2gb-hd-8240-l/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e1 2500</text:p>
          </table:table-cell>
          <table:table-cell office:value-type="string" calcext:value-type="string">
            <text:p>hd 8240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74]*31 + [.E674]*0.16483826+ [.F674]*0.076152071 + IF([.H674]=&quot;hdd&quot;; [.G674]*0.394; [.G674]*1.3104375))/0.3839800063" office:value-type="string" office:string-value="" calcext:value-type="error">
            <text:p>#VALUE!</text:p>
          </table:table-cell>
          <table:table-cell table:formula="of:=[.N674]/[.B674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hp-255-g4-dual-core-e1_6015-1tb-4gb-dvdrw-l/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e1 601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-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/>
          <table:table-cell table:style-name="ce6" table:formula="of:=([.I675]*31 + [.E675]*0.16483826+ [.F675]*0.076152071 + IF([.H675]=&quot;hdd&quot;; [.G675]*0.394; [.G675]*1.3104375))/0.3839800063" office:value-type="string" office:string-value="" calcext:value-type="error">
            <text:p>#VALUE!</text:p>
          </table:table-cell>
          <table:table-cell table:formula="of:=[.N675]/[.B67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acer-es1_520_31rj-dual-core-e1_2500-500gb-2gb-hd-8240-resigilat-l/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e1 2500</text:p>
          </table:table-cell>
          <table:table-cell office:value-type="string" calcext:value-type="string">
            <text:p>hd 8240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table:style-name="ce6" table:formula="of:=([.I676]*31 + [.E676]*0.16483826+ [.F676]*0.076152071 + IF([.H676]=&quot;hdd&quot;; [.G676]*0.394; [.G676]*1.3104375))/0.3839800063" office:value-type="string" office:string-value="" calcext:value-type="error">
            <text:p>#VALUE!</text:p>
          </table:table-cell>
          <table:table-cell table:formula="of:=[.N676]/[.B676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lenovo-ideapad-a10-quad-core-rk3188-16gb-1gb-android-4.2-resigilat-l/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mali 400mp4 gpu, up to 600mhz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s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66 x 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table:style-name="ce6" table:formula="of:=([.I677]*31 + [.E677]*0.16483826+ [.F677]*0.076152071 + IF([.H677]=&quot;hdd&quot;; [.G677]*0.394; [.G677]*1.3104375))/0.3839800063" office:value-type="string" office:string-value="" calcext:value-type="error">
            <text:p>#VALUE!</text:p>
          </table:table-cell>
          <table:table-cell table:formula="of:=[.N677]/[.B67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http://www.cel.ro/laptop-laptopuri/laptop-dell-inspiron-5548-i7_5500u-1tbplus8gb-8gb-amd-r7_m270-4gb-win8-fullhd-touch-l/</text:p>
          </table:table-cell>
          <table:table-cell/>
          <table:table-cell office:value-type="string" calcext:value-type="string">
            <text:p>intel core i7 5500u </text:p>
          </table:table-cell>
          <table:table-cell office:value-type="string" calcext:value-type="string">
            <text:p>r7 m270</text:p>
          </table:table-cell>
          <table:table-cell office:value-type="float" office:value="4029" calcext:value-type="float">
            <text:p>4029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 table:style-name="ce6" table:formula="of:=([.I678]*31 + [.E678]*0.16483826+ [.F678]*0.076152071 + IF([.H678]=&quot;hdd&quot;; [.G678]*0.394; [.G678]*1.3104375))/0.3839800063" office:value-type="float" office:value="5940.7566923075" calcext:value-type="float">
            <text:p>5940.7566923075</text:p>
          </table:table-cell>
          <table:table-cell table:formula="of:=[.N678]/[.B6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cess finished with exit code 0</text:p>
          </table:table-cell>
          <table:table-cell table:number-columns-repeated="14"/>
        </table:table-row>
        <table:table-row table:style-name="ro1" table:number-rows-repeated="104789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ALL Lappys 2016-02-05'.A1:'ALL Lappys 2016-02-05'.A1048576">
            <calcext:condition calcext:apply-style-name="Untitled2" calcext:value="contains-text(&quot;plus&quot;)" calcext:base-cell-address="'ALL Lappys 2016-02-05'.A1"/>
          </calcext:conditional-format>
          <calcext:conditional-format calcext:target-range-address="'ALL Lappys 2016-02-05'.N2:'ALL Lappys 2016-02-05'.N2">
            <calcext:condition calcext:apply-style-name="Untitled1" calcext:value="&lt;=0" calcext:base-cell-address="'ALL Lappys 2016-02-05'.N2"/>
          </calcext:conditional-format>
          <calcext:conditional-format calcext:target-range-address="'ALL Lappys 2016-02-05'.N3:'ALL Lappys 2016-02-05'.N3">
            <calcext:condition calcext:apply-style-name="Untitled1" calcext:value="&lt;=0" calcext:base-cell-address="'ALL Lappys 2016-02-05'.N3"/>
          </calcext:conditional-format>
          <calcext:conditional-format calcext:target-range-address="'ALL Lappys 2016-02-05'.N6:'ALL Lappys 2016-02-05'.N678">
            <calcext:condition calcext:apply-style-name="Untitled1" calcext:value="&lt;=0" calcext:base-cell-address="'ALL Lappys 2016-02-05'.N6"/>
          </calcext:conditional-format>
          <calcext:conditional-format calcext:target-range-address="'ALL Lappys 2016-02-05'.N4:'ALL Lappys 2016-02-05'.N4">
            <calcext:condition calcext:apply-style-name="Untitled1" calcext:value="&lt;=0" calcext:base-cell-address="'ALL Lappys 2016-02-05'.N4"/>
          </calcext:conditional-format>
        </calcext:conditional-formats>
      </table:table>
      <table:table table:name="Alex" table:style-name="ta1">
        <table:shapes>
          <draw:frame draw:z-index="0" draw:style-name="gr1" draw:text-style-name="P1" svg:width="6.7508in" svg:height="3.8394in" svg:x="24.7866in" svg:y="2.4157in">
            <draw:object draw:notify-on-update-of-ranges="Alex.B2:Alex.B74 Alex.M1:Alex.M1 Alex.M2:Alex.M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5" table:default-cell-style-name="Default"/>
        <table:table-column table:style-name="co5" table:number-columns-repeated="3" table:default-cell-style-name="Default"/>
        <table:table-column table:style-name="co16" table:default-cell-style-name="ce16"/>
        <table:table-column table:style-name="co5" table:default-cell-style-name="Default"/>
        <table:table-row table:style-name="ro1">
          <table:table-cell office:value-type="string" calcext:value-type="string">
            <text:p>Laptopuri, 4-Feb-2016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CPUMark</text:p>
          </table:table-cell>
          <table:table-cell office:value-type="string" calcext:value-type="string">
            <text:p>GPUMark</text:p>
          </table:table-cell>
          <table:table-cell office:value-type="string" calcext:value-type="string">
            <text:p>HDD (GB)</text:p>
          </table:table-cell>
          <table:table-cell/>
          <table:table-cell office:value-type="string" calcext:value-type="string">
            <text:p>RAM (GB)</text:p>
          </table:table-cell>
          <table:table-cell office:value-type="string" calcext:value-type="string">
            <text:p>Inch</text:p>
          </table:table-cell>
          <table:table-cell/>
          <table:table-cell table:style-name="ce14" office:value-type="string" calcext:value-type="string">
            <text:p>Scor Dan</text:p>
          </table:table-cell>
          <table:table-cell office:value-type="string" calcext:value-type="string">
            <text:p>Pret Dan</text:p>
          </table:table-cell>
        </table:table-row>
        <table:table-row table:style-name="ro3">
          <table:table-cell office:value-type="string" calcext:value-type="string">
            <text:p>http://www.cel.ro/laptopuri-reconditionate/laptop-hp-probook-6460b-i5_2520m-500gb-8gb-dvdrw-win7-l/</text:p>
          </table:table-cell>
          <table:table-cell table:style-name="ce10" office:value-type="float" office:value="1409" calcext:value-type="float">
            <text:p>1409</text:p>
          </table:table-cell>
          <table:table-cell table:style-name="ce11" office:value-type="string" calcext:value-type="string">
            <text:p>i5-2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555" calcext:value-type="float">
            <text:p>355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2]*[.F2]*[.G2]*[.I2]))*5" office:value-type="float" office:value="48.2282999271029" calcext:value-type="float">
            <text:p>48.23</text:p>
          </table:table-cell>
          <table:table-cell table:formula="of:=[.I2]*31 + [.E2]*0.16483826+ [.F2]*0.076152071 + IF([.H2]=&quot;SSD&quot;; [.G2]*1.3104375; [.G2]*0.394)" office:value-type="float" office:value="1054.683308381" calcext:value-type="float">
            <text:p>1054.683308381</text:p>
          </table:table-cell>
        </table:table-row>
        <table:table-row table:style-name="ro3">
          <table:table-cell office:value-type="string" calcext:value-type="string">
            <text:p>http://www.cel.ro/laptopuri-reconditionate/laptop-dell-latitude-e6410-i7_620m-1tb_7200rpm-4gb-win7-home-l/</text:p>
          </table:table-cell>
          <table:table-cell table:style-name="ce10" office:value-type="float" office:value="1399" calcext:value-type="float">
            <text:p>1399</text:p>
          </table:table-cell>
          <table:table-cell table:style-name="ce11" office:value-type="string" calcext:value-type="string">
            <text:p>i7-6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779" calcext:value-type="float">
            <text:p>2779</text:p>
          </table:table-cell>
          <table:table-cell office:value-type="float" office:value="311" calcext:value-type="float">
            <text:p>311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3]*[.F3]*[.G3]*[.I3]))*5" office:value-type="float" office:value="47.6935446356609" calcext:value-type="float">
            <text:p>47.69</text:p>
          </table:table-cell>
          <table:table-cell table:formula="of:=[.I3]*31 + [.E3]*0.16483826+ [.F3]*0.076152071 + IF([.H3]=&quot;SSD&quot;; [.G3]*1.3104375; [.G3]*0.394)" office:value-type="float" office:value="999.768818621" calcext:value-type="float">
            <text:p>999.768818621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1tb-4gb-dvdrw-hdmi-l/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Intel Core i3-4005U Processor</text:p>
          </table:table-cell>
          <table:table-cell office:value-type="string" calcext:value-type="string">
            <text:p>Intel HD Graphics 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]*[.F4]*[.G4]*[.I4]))*5" office:value-type="float" office:value="48.6566768312835" calcext:value-type="float">
            <text:p>48.66</text:p>
          </table:table-cell>
          <table:table-cell table:formula="of:=[.I4]*31 + [.E4]*0.16483826+ [.F4]*0.076152071 + IF([.H4]=&quot;SSD&quot;; [.G4]*1.3104375; [.G4]*0.394)" office:value-type="float" office:value="965.486978957" calcext:value-type="float">
            <text:p>965.486978957</text:p>
          </table:table-cell>
        </table:table-row>
        <table:table-row table:style-name="ro1">
          <table:table-cell office:value-type="string" calcext:value-type="string">
            <text:p>http://www.cel.ro/laptop-laptopuri/laptop-lenovo-b50_70-i3_4005u-1tb_5400rpm-4gb-dvdrw-hd-fingerprint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-4005U Processor</text:p>
          </table:table-cell>
          <table:table-cell office:value-type="string" calcext:value-type="string">
            <text:p>Intel HD graphics 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]*[.F5]*[.G5]*[.I5]))*5" office:value-type="float" office:value="48.6566768312835" calcext:value-type="float">
            <text:p>48.66</text:p>
          </table:table-cell>
          <table:table-cell table:formula="of:=[.I5]*31 + [.E5]*0.16483826+ [.F5]*0.076152071 + IF([.H5]=&quot;SSD&quot;; [.G5]*1.3104375; [.G5]*0.394)" office:value-type="float" office:value="965.486978957" calcext:value-type="float">
            <text:p>965.486978957</text:p>
          </table:table-cell>
        </table:table-row>
        <table:table-row table:style-name="ro1">
          <table:table-cell office:value-type="string" calcext:value-type="string">
            <text:p>http://www.cel.ro/laptopuri-reconditionate/laptop-hp-elitebook-8460p-i5_2540m-500gb-4gb-ati6470-1gb-dvdrw-win7-l/</text:p>
          </table:table-cell>
          <table:table-cell table:style-name="ce10" office:value-type="float" office:value="1449" calcext:value-type="float">
            <text:p>1449</text:p>
          </table:table-cell>
          <table:table-cell table:style-name="ce10" office:value-type="string" calcext:value-type="string">
            <text:p>i5-2540M</text:p>
          </table:table-cell>
          <table:table-cell table:style-name="ce10" office:value-type="string" calcext:value-type="string">
            <text:p>ATI6470</text:p>
          </table:table-cell>
          <table:table-cell office:value-type="float" office:value="3738" calcext:value-type="float">
            <text:p>3738</text:p>
          </table:table-cell>
          <table:table-cell office:value-type="float" office:value="316" calcext:value-type="float">
            <text:p>3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6]*[.F6]*[.G6]*[.I6]))*5" office:value-type="float" office:value="46.866781876626" calcext:value-type="float">
            <text:p>46.87</text:p>
          </table:table-cell>
          <table:table-cell table:formula="of:=[.I6]*31 + [.E6]*0.16483826+ [.F6]*0.076152071 + IF([.H6]=&quot;SSD&quot;; [.G6]*1.3104375; [.G6]*0.394)" office:value-type="float" office:value="961.229470316" calcext:value-type="float">
            <text:p>961.229470316</text:p>
          </table:table-cell>
        </table:table-row>
        <table:table-row table:style-name="ro3">
          <table:table-cell office:value-type="string" calcext:value-type="string">
            <text:p>http://www.cel.ro/laptopuri-reconditionate/laptop-hp-elitebook-8440p-i5_520m-1tb-4gb-win7-home-l/</text:p>
          </table:table-cell>
          <table:table-cell table:style-name="ce10" office:value-type="float" office:value="1454" calcext:value-type="float">
            <text:p>1454</text:p>
          </table:table-cell>
          <table:table-cell table:style-name="ce11" office:value-type="string" calcext:value-type="string">
            <text:p>i5-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401" calcext:value-type="float">
            <text:p>2401</text:p>
          </table:table-cell>
          <table:table-cell office:value-type="float" office:value="311" calcext:value-type="float">
            <text:p>311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7]*[.F7]*[.G7]*[.I7]))*5" office:value-type="float" office:value="47.3760627020591" calcext:value-type="float">
            <text:p>47.38</text:p>
          </table:table-cell>
          <table:table-cell table:formula="of:=[.I7]*31 + [.E7]*0.16483826+ [.F7]*0.076152071 + IF([.H7]=&quot;SSD&quot;; [.G7]*1.3104375; [.G7]*0.394)" office:value-type="float" office:value="937.459956341" calcext:value-type="float">
            <text:p>937.459956341</text:p>
          </table:table-cell>
        </table:table-row>
        <table:table-row table:style-name="ro3">
          <table:table-cell table:style-name="ce7" office:value-type="string" calcext:value-type="string">
            <text:p>http://www.cel.ro/laptopuri-reconditionate/laptop-hp-8460p-i5_2540m-320gb-4gb-dvd-win7-home-l/</text:p>
          </table:table-cell>
          <table:table-cell table:style-name="ce10" office:value-type="float" office:value="1359" calcext:value-type="float">
            <text:p>1359</text:p>
          </table:table-cell>
          <table:table-cell table:style-name="ce11" office:value-type="string" calcext:value-type="string">
            <text:p>i5-254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738" calcext:value-type="float">
            <text:p>3738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8]*[.F8]*[.G8]*[.I8]))*5" office:value-type="float" office:value="45.8630482785876" calcext:value-type="float">
            <text:p>45.86</text:p>
          </table:table-cell>
          <table:table-cell table:formula="of:=[.I8]*31 + [.E8]*0.16483826+ [.F8]*0.076152071 + IF([.H8]=&quot;SSD&quot;; [.G8]*1.3104375; [.G8]*0.394)" office:value-type="float" office:value="889.928709961" calcext:value-type="float">
            <text:p>889.928709961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3805u-1tb-4gb-dvdrw-fullhd-fingerprint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Processor 3805U</text:p>
          </table:table-cell>
          <table:table-cell office:value-type="string" calcext:value-type="string">
            <text:p>Intel HD Graphics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9]*[.F9]*[.G9]*[.I9]))*5" office:value-type="float" office:value="46.9954771541596" calcext:value-type="float">
            <text:p>47.00</text:p>
          </table:table-cell>
          <table:table-cell table:formula="of:=[.I9]*31 + [.E9]*0.16483826+ [.F9]*0.076152071 + IF([.H9]=&quot;SSD&quot;; [.G9]*1.3104375; [.G9]*0.394)" office:value-type="float" office:value="873.832387981" calcext:value-type="float">
            <text:p>873.832387981</text:p>
          </table:table-cell>
        </table:table-row>
        <table:table-row table:style-name="ro2">
          <table:table-cell table:style-name="ce8" office:value-type="string" calcext:value-type="string">
            <text:p>http://www.cel.ro/laptop-laptopuri/laptop-lenovo-b50_80-dual-core-3805u-128gb-4gb-dvdrw-hd-fingerprint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Processor 3805U</text:p>
          </table:table-cell>
          <table:table-cell office:value-type="string" calcext:value-type="string">
            <text:p>Intel HD Graphics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table:style-name="ce10"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10]*[.F10]*[.G10]*[.I10]))*5" office:value-type="float" office:value="42.531527002399" calcext:value-type="float">
            <text:p>42.53</text:p>
          </table:table-cell>
          <table:table-cell table:formula="of:=[.I10]*31 + [.E10]*0.16483826+ [.F10]*0.076152071 + IF([.H10]=&quot;SSD&quot;; [.G10]*1.3104375; [.G10]*0.394)" office:value-type="float" office:value="647.568387981" calcext:value-type="float">
            <text:p>647.568387981</text:p>
          </table:table-cell>
        </table:table-row>
        <table:table-row table:style-name="ro3">
          <table:table-cell office:value-type="string" calcext:value-type="string">
            <text:p>http://www.cel.ro/laptopuri-reconditionate/laptop-hp-elitebook-8460p-i5_2520m-320gb-4gb-dvd_rw-win7-home-l/</text:p>
          </table:table-cell>
          <table:table-cell table:style-name="ce10" office:value-type="float" office:value="1479" calcext:value-type="float">
            <text:p>1479</text:p>
          </table:table-cell>
          <table:table-cell table:style-name="ce11" office:value-type="string" calcext:value-type="string">
            <text:p>i5-2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555" calcext:value-type="float">
            <text:p>3555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11]*[.F11]*[.G11]*[.I11]))*5" office:value-type="float" office:value="45.7540498187025" calcext:value-type="float">
            <text:p>45.75</text:p>
          </table:table-cell>
          <table:table-cell table:formula="of:=[.I11]*31 + [.E11]*0.16483826+ [.F11]*0.076152071 + IF([.H11]=&quot;SSD&quot;; [.G11]*1.3104375; [.G11]*0.394)" office:value-type="float" office:value="859.763308381" calcext:value-type="float">
            <text:p>859.76330838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e4-n3700-1tb-4gb-hd-alb-l/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Intel Pentium Processor N3700</text:p>
          </table:table-cell>
          <table:table-cell office:value-type="string" calcext:value-type="string">
            <text:p>Intel HD Graphics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12]*[.F12]*[.G12]*[.I12]))*5" office:value-type="float" office:value="46.8437358022766" calcext:value-type="float">
            <text:p>46.84</text:p>
          </table:table-cell>
          <table:table-cell table:formula="of:=[.I12]*31 + [.E12]*0.16483826+ [.F12]*0.076152071 + IF([.H12]=&quot;SSD&quot;; [.G12]*1.3104375; [.G12]*0.394)" office:value-type="float" office:value="851.414384621" calcext:value-type="float">
            <text:p>851.414384621</text:p>
          </table:table-cell>
        </table:table-row>
        <table:table-row table:style-name="ro1">
          <table:table-cell table:style-name="ce9" office:value-type="string" calcext:value-type="string">
            <text:p>http://www.cel.ro/laptop-laptopuri/laptop-acer-e5_573_37rc-i3_5005u-500gb-4gb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-5005U</text:p>
          </table:table-cell>
          <table:table-cell office:value-type="string" calcext:value-type="string">
            <text:p>Intel HD Graphics 5500</text:p>
          </table:table-cell>
          <table:table-cell table:style-name="ce13" office:value-type="float" office:value="2908" calcext:value-type="float">
            <text:p>2908</text:p>
          </table:table-cell>
          <table:table-cell office:value-type="float" office:value="559" calcext:value-type="float">
            <text:p>5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13]*[.F13]*[.G13]*[.I13]))*5" office:value-type="float" office:value="47.560181028687" calcext:value-type="float">
            <text:p>47.56</text:p>
          </table:table-cell>
          <table:table-cell table:formula="of:=[.I13]*31 + [.E13]*0.16483826+ [.F13]*0.076152071 + IF([.H13]=&quot;SSD&quot;; [.G13]*1.3104375; [.G13]*0.394)" office:value-type="float" office:value="842.918667769" calcext:value-type="float">
            <text:p>842.918667769</text:p>
          </table:table-cell>
        </table:table-row>
        <table:table-row table:style-name="ro3">
          <table:table-cell office:value-type="string" calcext:value-type="string">
            <text:p>http://www.cel.ro/laptop-laptopuri/laptop-lenovo-b50_80-i3_5005u-500gb-4gb-r5-m330-2gb-resigilat-l/</text:p>
          </table:table-cell>
          <table:table-cell table:style-name="ce10" office:value-type="float" office:value="1499" calcext:value-type="float">
            <text:p>1499</text:p>
          </table:table-cell>
          <table:table-cell table:style-name="ce11" office:value-type="string" calcext:value-type="string">
            <text:p>i3-5005U</text:p>
          </table:table-cell>
          <table:table-cell table:style-name="ce11" office:value-type="string" calcext:value-type="string">
            <text:p>R5 M330</text:p>
          </table:table-cell>
          <table:table-cell table:style-name="ce13" office:value-type="float" office:value="2908" calcext:value-type="float">
            <text:p>2908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pixel mort</text:p>
          </table:table-cell>
          <table:table-cell table:style-name="ce15" table:formula="of:=(LOG([.E14]*[.F14]*[.G14]*[.I14]))*5" office:value-type="float" office:value="47.5249354367261" calcext:value-type="float">
            <text:p>47.52</text:p>
          </table:table-cell>
          <table:table-cell table:formula="of:=[.I14]*31 + [.E14]*0.16483826+ [.F14]*0.076152071 + IF([.H14]=&quot;SSD&quot;; [.G14]*1.3104375; [.G14]*0.394)" office:value-type="float" office:value="842.23329913" calcext:value-type="float">
            <text:p>842.23329913</text:p>
          </table:table-cell>
        </table:table-row>
        <table:table-row table:style-name="ro1">
          <table:table-cell office:value-type="string" calcext:value-type="string">
            <text:p>http://www.cel.ro/laptop-laptopuri/laptop-lenovo-b50_80-i3_5005u-500gb-4gb-r5-m330-2gb-resigilat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-5005U</text:p>
          </table:table-cell>
          <table:table-cell office:value-type="string" calcext:value-type="string">
            <text:p>AMD Radeon R5 M330</text:p>
          </table:table-cell>
          <table:table-cell table:style-name="ce13" office:value-type="float" office:value="2908" calcext:value-type="float">
            <text:p>2908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15]*[.F15]*[.G15]*[.I15]))*5" office:value-type="float" office:value="47.5249354367261" calcext:value-type="float">
            <text:p>47.52</text:p>
          </table:table-cell>
          <table:table-cell table:formula="of:=[.I15]*31 + [.E15]*0.16483826+ [.F15]*0.076152071 + IF([.H15]=&quot;SSD&quot;; [.G15]*1.3104375; [.G15]*0.394)" office:value-type="float" office:value="842.23329913" calcext:value-type="float">
            <text:p>842.23329913</text:p>
          </table:table-cell>
        </table:table-row>
        <table:table-row table:style-name="ro3">
          <table:table-cell office:value-type="string" calcext:value-type="string">
            <text:p>http://www.cel.ro/laptopuri-reconditionate/laptop-dell-latitude-e6420-i5_2520m-250gb-4gb-win7-home-dvdrw-l/</text:p>
          </table:table-cell>
          <table:table-cell table:style-name="ce10" office:value-type="float" office:value="1309" calcext:value-type="float">
            <text:p>1309</text:p>
          </table:table-cell>
          <table:table-cell table:style-name="ce11" office:value-type="string" calcext:value-type="string">
            <text:p>i5-2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555" calcext:value-type="float">
            <text:p>3555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16]*[.F16]*[.G16]*[.I16]))*5" office:value-type="float" office:value="45.2179999704631" calcext:value-type="float">
            <text:p>45.22</text:p>
          </table:table-cell>
          <table:table-cell table:formula="of:=[.I16]*31 + [.E16]*0.16483826+ [.F16]*0.076152071 + IF([.H16]=&quot;SSD&quot;; [.G16]*1.3104375; [.G16]*0.394)" office:value-type="float" office:value="832.183308381" calcext:value-type="float">
            <text:p>832.183308381</text:p>
          </table:table-cell>
        </table:table-row>
        <table:table-row table:style-name="ro3">
          <table:table-cell office:value-type="string" calcext:value-type="string">
            <text:p>http://www.cel.ro/laptopuri-reconditionate/laptop-hp-elitebook-8460p-i5_2520m-250gb-4gb-dvdrw-win7-l/</text:p>
          </table:table-cell>
          <table:table-cell table:style-name="ce10" office:value-type="float" office:value="1439" calcext:value-type="float">
            <text:p>1439</text:p>
          </table:table-cell>
          <table:table-cell table:style-name="ce11" office:value-type="string" calcext:value-type="string">
            <text:p>i5-2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555" calcext:value-type="float">
            <text:p>3555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17]*[.F17]*[.G17]*[.I17]))*5" office:value-type="float" office:value="45.2179999704631" calcext:value-type="float">
            <text:p>45.22</text:p>
          </table:table-cell>
          <table:table-cell table:formula="of:=[.I17]*31 + [.E17]*0.16483826+ [.F17]*0.076152071 + IF([.H17]=&quot;SSD&quot;; [.G17]*1.3104375; [.G17]*0.394)" office:value-type="float" office:value="832.183308381" calcext:value-type="float">
            <text:p>832.183308381</text:p>
          </table:table-cell>
        </table:table-row>
        <table:table-row table:style-name="ro3">
          <table:table-cell office:value-type="string" calcext:value-type="string">
            <text:p>http://www.cel.ro/laptopuri-reconditionate/laptop-hp-elitebook-8460p-i5_2540m-4gb-160gb-windows-7-home-l/</text:p>
          </table:table-cell>
          <table:table-cell table:style-name="ce10" office:value-type="float" office:value="1429" calcext:value-type="float">
            <text:p>1429</text:p>
          </table:table-cell>
          <table:table-cell table:style-name="ce11" office:value-type="string" calcext:value-type="string">
            <text:p>i5-254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738" calcext:value-type="float">
            <text:p>3738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4.1" calcext:value-type="float">
            <text:p>14.1</text:p>
          </table:table-cell>
          <table:table-cell/>
          <table:table-cell table:style-name="ce15" table:formula="of:=(LOG([.E18]*[.F18]*[.G18]*[.I18]))*5" office:value-type="float" office:value="44.3578983002677" calcext:value-type="float">
            <text:p>44.36</text:p>
          </table:table-cell>
          <table:table-cell table:formula="of:=[.I18]*31 + [.E18]*0.16483826+ [.F18]*0.076152071 + IF([.H18]=&quot;SSD&quot;; [.G18]*1.3104375; [.G18]*0.394)" office:value-type="float" office:value="826.888709961" calcext:value-type="float">
            <text:p>826.888709961</text:p>
          </table:table-cell>
        </table:table-row>
        <table:table-row table:style-name="ro1">
          <table:table-cell office:value-type="string" calcext:value-type="string">
            <text:p>http://www.cel.ro/laptop-laptopuri/laptop-asus-x554ld_xx722d-i3_4030u-500gb-4gb-gt820m-1gb-l/</text:p>
          </table:table-cell>
          <table:table-cell table:style-name="ce10" office:value-type="float" office:value="1499" calcext:value-type="float">
            <text:p>1499</text:p>
          </table:table-cell>
          <table:table-cell table:style-name="ce12" office:value-type="string" calcext:value-type="string">
            <text:p>i3-4030U</text:p>
          </table:table-cell>
          <table:table-cell table:style-name="ce10" office:value-type="string" calcext:value-type="string">
            <text:p>GT820M &amp; HD4400</text:p>
          </table:table-cell>
          <table:table-cell table:style-name="ce13" office:value-type="float" office:value="2702" calcext:value-type="float">
            <text:p>2702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19]*[.F19]*[.G19]*[.I19]))*5" office:value-type="float" office:value="47.4694557675286" calcext:value-type="float">
            <text:p>47.47</text:p>
          </table:table-cell>
          <table:table-cell table:formula="of:=[.I19]*31 + [.E19]*0.16483826+ [.F19]*0.076152071 + IF([.H19]=&quot;SSD&quot;; [.G19]*1.3104375; [.G19]*0.394)" office:value-type="float" office:value="810.332723487" calcext:value-type="float">
            <text:p>810.332723487</text:p>
          </table:table-cell>
        </table:table-row>
        <table:table-row table:style-name="ro1">
          <table:table-cell office:value-type="string" calcext:value-type="string">
            <text:p>http://www.cel.ro/laptop-laptopuri/laptop-asus-x554ld_xx722d-i3_4030u-500gb-4gb-gt820m-1gb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-4030U Processor</text:p>
          </table:table-cell>
          <table:table-cell office:value-type="string" calcext:value-type="string">
            <text:p>nVidia GeForce GT820M</text:p>
          </table:table-cell>
          <table:table-cell table:style-name="ce13" office:value-type="float" office:value="2702" calcext:value-type="float">
            <text:p>2702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0]*[.F20]*[.G20]*[.I20]))*5" office:value-type="float" office:value="47.4694557675286" calcext:value-type="float">
            <text:p>47.47</text:p>
          </table:table-cell>
          <table:table-cell table:formula="of:=[.I20]*31 + [.E20]*0.16483826+ [.F20]*0.076152071 + IF([.H20]=&quot;SSD&quot;; [.G20]*1.3104375; [.G20]*0.394)" office:value-type="float" office:value="810.332723487" calcext:value-type="float">
            <text:p>810.332723487</text:p>
          </table:table-cell>
        </table:table-row>
        <table:table-row table:style-name="ro1">
          <table:table-cell table:style-name="ce7" office:value-type="string" calcext:value-type="string">
            <text:p>http://www.cel.ro/laptop-laptopuri/laptop-lenovo-b50_70-i3_4030u-500gb-4gb-dvdrw-l/</text:p>
          </table:table-cell>
          <table:table-cell table:style-name="ce10" office:value-type="float" office:value="1399" calcext:value-type="float">
            <text:p>1399</text:p>
          </table:table-cell>
          <table:table-cell table:style-name="ce12" office:value-type="string" calcext:value-type="string">
            <text:p>i3-4030U</text:p>
          </table:table-cell>
          <table:table-cell table:style-name="ce10" office:value-type="string" calcext:value-type="string">
            <text:p>HD 4400</text:p>
          </table:table-cell>
          <table:table-cell table:style-name="ce13" office:value-type="float" office:value="2702" calcext:value-type="float">
            <text:p>270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1]*[.F21]*[.G21]*[.I21]))*5" office:value-type="float" office:value="47.3535133334171" calcext:value-type="float">
            <text:p>47.35</text:p>
          </table:table-cell>
          <table:table-cell table:formula="of:=[.I21]*31 + [.E21]*0.16483826+ [.F21]*0.076152071 + IF([.H21]=&quot;SSD&quot;; [.G21]*1.3104375; [.G21]*0.394)" office:value-type="float" office:value="808.048161357" calcext:value-type="float">
            <text:p>808.048161357</text:p>
          </table:table-cell>
        </table:table-row>
        <table:table-row table:style-name="ro1">
          <table:table-cell office:value-type="string" calcext:value-type="string">
            <text:p>http://www.cel.ro/laptop-laptopuri/laptop-lenovo-b50_70-i3_4030u-500gb-4gb-dvd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-4030U</text:p>
          </table:table-cell>
          <table:table-cell office:value-type="string" calcext:value-type="string">
            <text:p>HD 4400</text:p>
          </table:table-cell>
          <table:table-cell table:style-name="ce13" office:value-type="float" office:value="2702" calcext:value-type="float">
            <text:p>270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2]*[.F22]*[.G22]*[.I22]))*5" office:value-type="float" office:value="47.3535133334171" calcext:value-type="float">
            <text:p>47.35</text:p>
          </table:table-cell>
          <table:table-cell table:formula="of:=[.I22]*31 + [.E22]*0.16483826+ [.F22]*0.076152071 + IF([.H22]=&quot;SSD&quot;; [.G22]*1.3104375; [.G22]*0.394)" office:value-type="float" office:value="808.048161357" calcext:value-type="float">
            <text:p>808.048161357</text:p>
          </table:table-cell>
        </table:table-row>
        <table:table-row table:style-name="ro1">
          <table:table-cell office:value-type="string" calcext:value-type="string">
            <text:p>http://www.cel.ro/laptop-laptopuri/laptop-lenovo-b50_80-i3_4030u-500gb-4gb-fingerprint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-4030U Processor</text:p>
          </table:table-cell>
          <table:table-cell office:value-type="string" calcext:value-type="string">
            <text:p>Intel HD graphics 4400</text:p>
          </table:table-cell>
          <table:table-cell table:style-name="ce13" office:value-type="float" office:value="2702" calcext:value-type="float">
            <text:p>270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3]*[.F23]*[.G23]*[.I23]))*5" office:value-type="float" office:value="47.3535133334171" calcext:value-type="float">
            <text:p>47.35</text:p>
          </table:table-cell>
          <table:table-cell table:formula="of:=[.I23]*31 + [.E23]*0.16483826+ [.F23]*0.076152071 + IF([.H23]=&quot;SSD&quot;; [.G23]*1.3104375; [.G23]*0.394)" office:value-type="float" office:value="808.048161357" calcext:value-type="float">
            <text:p>808.048161357</text:p>
          </table:table-cell>
        </table:table-row>
        <table:table-row table:style-name="ro3">
          <table:table-cell office:value-type="string" calcext:value-type="string">
            <text:p>http://www.cel.ro/laptopuri-reconditionate/laptop-hp-elitebook-8460p-i5_2540m-4gb-160gb-windows-7-home-l/</text:p>
          </table:table-cell>
          <table:table-cell table:style-name="ce10" office:value-type="float" office:value="1429" calcext:value-type="float">
            <text:p>1429</text:p>
          </table:table-cell>
          <table:table-cell table:style-name="ce11" office:value-type="string" calcext:value-type="string">
            <text:p>i5-2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555" calcext:value-type="float">
            <text:p>3555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5" table:formula="of:=(LOG([.E24]*[.F24]*[.G24]*[.I24]))*5" office:value-type="float" office:value="44.2488998403826" calcext:value-type="float">
            <text:p>44.25</text:p>
          </table:table-cell>
          <table:table-cell table:formula="of:=[.I24]*31 + [.E24]*0.16483826+ [.F24]*0.076152071 + IF([.H24]=&quot;SSD&quot;; [.G24]*1.3104375; [.G24]*0.394)" office:value-type="float" office:value="796.723308381" calcext:value-type="float">
            <text:p>796.723308381</text:p>
          </table:table-cell>
        </table:table-row>
        <table:table-row table:style-name="ro3">
          <table:table-cell office:value-type="string" calcext:value-type="string">
            <text:p>http://www.cel.ro/laptopuri-reconditionate/laptop-hp-elitebook-8460p-i5_2410m-320gb-4gb-win7-l/</text:p>
          </table:table-cell>
          <table:table-cell table:style-name="ce10" office:value-type="float" office:value="1399" calcext:value-type="float">
            <text:p>1399</text:p>
          </table:table-cell>
          <table:table-cell table:style-name="ce11" office:value-type="string" calcext:value-type="string">
            <text:p>i5-241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3162" calcext:value-type="float">
            <text:p>3162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5" table:formula="of:=(LOG([.E25]*[.F25]*[.G25]*[.I25]))*5" office:value-type="float" office:value="45.4996611213545" calcext:value-type="float">
            <text:p>45.50</text:p>
          </table:table-cell>
          <table:table-cell table:formula="of:=[.I25]*31 + [.E25]*0.16483826+ [.F25]*0.076152071 + IF([.H25]=&quot;SSD&quot;; [.G25]*1.3104375; [.G25]*0.394)" office:value-type="float" office:value="794.981872201" calcext:value-type="float">
            <text:p>794.981872201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3825u-500gb-4gb-dvdrw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Pentium Processor 3825U</text:p>
          </table:table-cell>
          <table:table-cell office:value-type="string" calcext:value-type="string">
            <text:p>Intel HD Graphics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6]*[.F26]*[.G26]*[.I26]))*5" office:value-type="float" office:value="46.0662522873844" calcext:value-type="float">
            <text:p>46.07</text:p>
          </table:table-cell>
          <table:table-cell table:formula="of:=[.I26]*31 + [.E26]*0.16483826+ [.F26]*0.076152071 + IF([.H26]=&quot;SSD&quot;; [.G26]*1.3104375; [.G26]*0.394)" office:value-type="float" office:value="777.713403101" calcext:value-type="float">
            <text:p>777.713403101</text:p>
          </table:table-cell>
        </table:table-row>
        <table:table-row table:style-name="ro1">
          <table:table-cell office:value-type="string" calcext:value-type="string">
            <text:p>http://www.cel.ro/laptop-laptopuri/laptop-acer-aspire-e5_571-i3_4005u-500gb_5400rpm-4gb-dvd_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-4005U Processor</text:p>
          </table:table-cell>
          <table:table-cell office:value-type="string" calcext:value-type="string">
            <text:p>Intel HD graphics 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7]*[.F27]*[.G27]*[.I27]))*5" office:value-type="float" office:value="47.1515268529635" calcext:value-type="float">
            <text:p>47.15</text:p>
          </table:table-cell>
          <table:table-cell table:formula="of:=[.I27]*31 + [.E27]*0.16483826+ [.F27]*0.076152071 + IF([.H27]=&quot;SSD&quot;; [.G27]*1.3104375; [.G27]*0.394)" office:value-type="float" office:value="768.486978957" calcext:value-type="float">
            <text:p>768.486978957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i3_4005u-500gb-4gb-dvdrw-linux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-4005U Processor</text:p>
          </table:table-cell>
          <table:table-cell office:value-type="string" calcext:value-type="string">
            <text:p>Intel HD Graphics 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8]*[.F28]*[.G28]*[.I28]))*5" office:value-type="float" office:value="47.1515268529635" calcext:value-type="float">
            <text:p>47.15</text:p>
          </table:table-cell>
          <table:table-cell table:formula="of:=[.I28]*31 + [.E28]*0.16483826+ [.F28]*0.076152071 + IF([.H28]=&quot;SSD&quot;; [.G28]*1.3104375; [.G28]*0.394)" office:value-type="float" office:value="768.486978957" calcext:value-type="float">
            <text:p>768.486978957</text:p>
          </table:table-cell>
        </table:table-row>
        <table:table-row table:style-name="ro1">
          <table:table-cell office:value-type="string" calcext:value-type="string">
            <text:p>http://www.cel.ro/laptop-laptopuri/laptop-hp-250-g4-i3_4005u-500gb-4gb-dvdrw-geanta-cadou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Core i3-4005U Processor</text:p>
          </table:table-cell>
          <table:table-cell office:value-type="string" calcext:value-type="string">
            <text:p>Intel HD Graphics 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29]*[.F29]*[.G29]*[.I29]))*5" office:value-type="float" office:value="47.1515268529635" calcext:value-type="float">
            <text:p>47.15</text:p>
          </table:table-cell>
          <table:table-cell table:formula="of:=[.I29]*31 + [.E29]*0.16483826+ [.F29]*0.076152071 + IF([.H29]=&quot;SSD&quot;; [.G29]*1.3104375; [.G29]*0.394)" office:value-type="float" office:value="768.486978957" calcext:value-type="float">
            <text:p>768.486978957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80-i3_4005u-500gb-4gb-dvdrw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ore i3-4005U Processor</text:p>
          </table:table-cell>
          <table:table-cell office:value-type="string" calcext:value-type="string">
            <text:p>Intel HD graphics 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0]*[.F30]*[.G30]*[.I30]))*5" office:value-type="float" office:value="47.1515268529635" calcext:value-type="float">
            <text:p>47.15</text:p>
          </table:table-cell>
          <table:table-cell table:formula="of:=[.I30]*31 + [.E30]*0.16483826+ [.F30]*0.076152071 + IF([.H30]=&quot;SSD&quot;; [.G30]*1.3104375; [.G30]*0.394)" office:value-type="float" office:value="768.486978957" calcext:value-type="float">
            <text:p>768.486978957</text:p>
          </table:table-cell>
        </table:table-row>
        <table:table-row table:style-name="ro3">
          <table:table-cell office:value-type="string" calcext:value-type="string">
            <text:p>http://www.cel.ro/laptop-laptopuri/laptop-lenovo-ideapad-g50_80-i3_4005u-500gb-4gb-dvdrw-l/</text:p>
          </table:table-cell>
          <table:table-cell table:style-name="ce10" office:value-type="float" office:value="1399" calcext:value-type="float">
            <text:p>1399</text:p>
          </table:table-cell>
          <table:table-cell table:style-name="ce11" office:value-type="string" calcext:value-type="string">
            <text:p>i3-4005U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462" calcext:value-type="float">
            <text:p>246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1]*[.F31]*[.G31]*[.I31]))*5" office:value-type="float" office:value="45.9253921664306" calcext:value-type="float">
            <text:p>45.93</text:p>
          </table:table-cell>
          <table:table-cell table:formula="of:=[.I31]*31 + [.E31]*0.16483826+ [.F31]*0.076152071 + IF([.H31]=&quot;SSD&quot;; [.G31]*1.3104375; [.G31]*0.394)" office:value-type="float" office:value="750.515090201" calcext:value-type="float">
            <text:p>750.515090201</text:p>
          </table:table-cell>
        </table:table-row>
        <table:table-row table:style-name="ro1">
          <table:table-cell office:value-type="string" calcext:value-type="string">
            <text:p>http://www.emag.ro/laptop-hp-255-g4-cu-procesor-amd-a6-6310-1-8ghz-15-6-4gb-500gb-dvd-rw-amd-radeon-r4-free-dos-m9t08ea/pd/DGC733BBM/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string" calcext:value-type="string">
            <text:p>AMD A6-6310</text:p>
          </table:table-cell>
          <table:table-cell table:style-name="ce10" office:value-type="string" calcext:value-type="string">
            <text:p>AMD Radeon R4</text:p>
          </table:table-cell>
          <table:table-cell office:value-type="float" office:value="2372" calcext:value-type="float">
            <text:p>2372</text:p>
          </table:table-cell>
          <table:table-cell table:style-name="ce13" office:value-type="float" office:value="406" calcext:value-type="float">
            <text:p>4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2]*[.F32]*[.G32]*[.I32]))*5" office:value-type="float" office:value="46.423353569667" calcext:value-type="float">
            <text:p>46.42</text:p>
          </table:table-cell>
          <table:table-cell table:formula="of:=[.I32]*31 + [.E32]*0.16483826+ [.F32]*0.076152071 + IF([.H32]=&quot;SSD&quot;; [.G32]*1.3104375; [.G32]*0.394)" office:value-type="float" office:value="742.914093546" calcext:value-type="float">
            <text:p>742.914093546</text:p>
          </table:table-cell>
        </table:table-row>
        <table:table-row table:style-name="ro1">
          <table:table-cell office:value-type="string" calcext:value-type="string">
            <text:p>http://www.cel.ro/laptop-laptopuri/laptop-acer-aspire-e5_521g_41fl-quad_core-a4_6210-500gb-4gb-amd-r5m240-2gb-red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AMD Quad Core A4-6210 Processor</text:p>
          </table:table-cell>
          <table:table-cell office:value-type="string" calcext:value-type="string">
            <text:p>AMD Radeon R5 M240</text:p>
          </table:table-cell>
          <table:table-cell table:style-name="ce13" office:value-type="float" office:value="2112" calcext:value-type="float">
            <text:p>2112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3]*[.F33]*[.G33]*[.I33]))*5" office:value-type="float" office:value="46.7128081641264" calcext:value-type="float">
            <text:p>46.71</text:p>
          </table:table-cell>
          <table:table-cell table:formula="of:=[.I33]*31 + [.E33]*0.16483826+ [.F33]*0.076152071 + IF([.H33]=&quot;SSD&quot;; [.G33]*1.3104375; [.G33]*0.394)" office:value-type="float" office:value="708.813634111" calcext:value-type="float">
            <text:p>708.813634111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n3050-1tb-4gb-dvdrw-l/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Intel Celeron Processor N3050</text:p>
          </table:table-cell>
          <table:table-cell office:value-type="string" calcext:value-type="string">
            <text:p>Intel HD Graphics</text:p>
          </table:table-cell>
          <table:table-cell office:value-type="float" office:value="904" calcext:value-type="float">
            <text:p>904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4]*[.F34]*[.G34]*[.I34]))*5" office:value-type="float" office:value="45.2549440541508" calcext:value-type="float">
            <text:p>45.25</text:p>
          </table:table-cell>
          <table:table-cell table:formula="of:=[.I34]*31 + [.E34]*0.16483826+ [.F34]*0.076152071 + IF([.H34]=&quot;SSD&quot;; [.G34]*1.3104375; [.G34]*0.394)" office:value-type="float" office:value="690.697081121" calcext:value-type="float">
            <text:p>690.697081121</text:p>
          </table:table-cell>
        </table:table-row>
        <table:table-row table:style-name="ro1">
          <table:table-cell office:value-type="string" calcext:value-type="string">
            <text:p>http://www.cel.ro/laptop-laptopuri/laptop-acer-es1_531_c3zj-dual-core-n3050-1tb-4gb-hd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903" calcext:value-type="float">
            <text:p>903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5]*[.F35]*[.G35]*[.I35]))*5" office:value-type="float" office:value="45.2525406533415" calcext:value-type="float">
            <text:p>45.25</text:p>
          </table:table-cell>
          <table:table-cell table:formula="of:=[.I35]*31 + [.E35]*0.16483826+ [.F35]*0.076152071 + IF([.H35]=&quot;SSD&quot;; [.G35]*1.3104375; [.G35]*0.394)" office:value-type="float" office:value="690.532242861" calcext:value-type="float">
            <text:p>690.532242861</text:p>
          </table:table-cell>
        </table:table-row>
        <table:table-row table:style-name="ro1">
          <table:table-cell office:value-type="string" calcext:value-type="string">
            <text:p>http://www.cel.ro/laptop-laptopuri/laptop-hp-255-g4-dual-core-e1_6015-1tb-4gb-dvdrw-l/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AMD Dual-Core E1-6015</text:p>
          </table:table-cell>
          <table:table-cell office:value-type="string" calcext:value-type="string">
            <text:p>AMD Radeon R2</text:p>
          </table:table-cell>
          <table:table-cell office:value-type="float" office:value="904" calcext:value-type="float">
            <text:p>904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6]*[.F36]*[.G36]*[.I36]))*5" office:value-type="float" office:value="45.1476006643113" calcext:value-type="float">
            <text:p>45.15</text:p>
          </table:table-cell>
          <table:table-cell table:formula="of:=[.I36]*31 + [.E36]*0.16483826+ [.F36]*0.076152071 + IF([.H36]=&quot;SSD&quot;; [.G36]*1.3104375; [.G36]*0.394)" office:value-type="float" office:value="689.554800056" calcext:value-type="float">
            <text:p>689.554800056</text:p>
          </table:table-cell>
        </table:table-row>
        <table:table-row table:style-name="ro1">
          <table:table-cell office:value-type="string" calcext:value-type="string">
            <text:p>http://www.cel.ro/laptop-laptopuri/laptop-acer-aspire-es1_711g_p3rm-quad-core-n3540-500gb-4gb-gt820m-2gb-resigilat-l/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nVidia GeForce GT820M</text:p>
          </table:table-cell>
          <table:table-cell office:value-type="float" office:value="1959" calcext:value-type="float">
            <text:p>1959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15" table:formula="of:=(LOG([.E37]*[.F37]*[.G37]*[.I37]))*5" office:value-type="float" office:value="46.7712012240722" calcext:value-type="float">
            <text:p>46.77</text:p>
          </table:table-cell>
          <table:table-cell table:formula="of:=[.I37]*31 + [.E37]*0.16483826+ [.F37]*0.076152071 + IF([.H37]=&quot;SSD&quot;; [.G37]*1.3104375; [.G37]*0.394)" office:value-type="float" office:value="687.857896307" calcext:value-type="float">
            <text:p>687.857896307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3805u-500gb-4gb-dvdrw-hd-l/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Intel Pentium Processor 3805U</text:p>
          </table:table-cell>
          <table:table-cell office:value-type="string" calcext:value-type="string">
            <text:p>Intel HD Graphics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38]*[.F38]*[.G38]*[.I38]))*5" office:value-type="float" office:value="45.4903271758397" calcext:value-type="float">
            <text:p>45.49</text:p>
          </table:table-cell>
          <table:table-cell table:formula="of:=[.I38]*31 + [.E38]*0.16483826+ [.F38]*0.076152071 + IF([.H38]=&quot;SSD&quot;; [.G38]*1.3104375; [.G38]*0.394)" office:value-type="float" office:value="676.832387981" calcext:value-type="float">
            <text:p>676.832387981</text:p>
          </table:table-cell>
        </table:table-row>
        <table:table-row table:style-name="ro3">
          <table:table-cell office:value-type="string" calcext:value-type="string">
            <text:p>http://www.cel.ro/laptopuri-reconditionate/laptop-dell-latitude-e6410-i7_620m-160gb-4gb-dvdrw-win7-l/</text:p>
          </table:table-cell>
          <table:table-cell table:style-name="ce10" office:value-type="float" office:value="1494" calcext:value-type="float">
            <text:p>1494</text:p>
          </table:table-cell>
          <table:table-cell table:style-name="ce11" office:value-type="string" calcext:value-type="string">
            <text:p>i7-6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779" calcext:value-type="float">
            <text:p>2779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5" table:formula="of:=(LOG([.E39]*[.F39]*[.G39]*[.I39]))*5" office:value-type="float" office:value="43.7141445489405" calcext:value-type="float">
            <text:p>43.71</text:p>
          </table:table-cell>
          <table:table-cell table:formula="of:=[.I39]*31 + [.E39]*0.16483826+ [.F39]*0.076152071 + IF([.H39]=&quot;SSD&quot;; [.G39]*1.3104375; [.G39]*0.394)" office:value-type="float" office:value="668.808818621" calcext:value-type="float">
            <text:p>668.808818621</text:p>
          </table:table-cell>
        </table:table-row>
        <table:table-row table:style-name="ro1">
          <table:table-cell office:value-type="string" calcext:value-type="string">
            <text:p>http://www.cel.ro/laptop-laptopuri/laptop-dell-inspiron-3551-pentium-quad-core-n3540-500gb-4gb-hdmi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0]*[.F40]*[.G40]*[.I40]))*5" office:value-type="float" office:value="45.4291241034278" calcext:value-type="float">
            <text:p>45.43</text:p>
          </table:table-cell>
          <table:table-cell table:formula="of:=[.I40]*31 + [.E40]*0.16483826+ [.F40]*0.076152071 + IF([.H40]=&quot;SSD&quot;; [.G40]*1.3104375; [.G40]*0.394)" office:value-type="float" office:value="667.601445421" calcext:value-type="float">
            <text:p>667.601445421</text:p>
          </table:table-cell>
        </table:table-row>
        <table:table-row table:style-name="ro1">
          <table:table-cell office:value-type="string" calcext:value-type="string">
            <text:p>http://www.cel.ro/laptop-laptopuri/laptop-dell-inspiron-5551-pentium-quad-core-n3540-500gb-4gb-dvdrw-3-ani-garantie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1]*[.F41]*[.G41]*[.I41]))*5" office:value-type="float" office:value="45.4291241034278" calcext:value-type="float">
            <text:p>45.43</text:p>
          </table:table-cell>
          <table:table-cell table:formula="of:=[.I41]*31 + [.E41]*0.16483826+ [.F41]*0.076152071 + IF([.H41]=&quot;SSD&quot;; [.G41]*1.3104375; [.G41]*0.394)" office:value-type="float" office:value="667.601445421" calcext:value-type="float">
            <text:p>667.60144542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3540-500gb-4gb-dvdrw-l/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2]*[.F42]*[.G42]*[.I42]))*5" office:value-type="float" office:value="45.4291241034278" calcext:value-type="float">
            <text:p>45.43</text:p>
          </table:table-cell>
          <table:table-cell table:formula="of:=[.I42]*31 + [.E42]*0.16483826+ [.F42]*0.076152071 + IF([.H42]=&quot;SSD&quot;; [.G42]*1.3104375; [.G42]*0.394)" office:value-type="float" office:value="667.601445421" calcext:value-type="float">
            <text:p>667.60144542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0_b_18e-quad-core-n3540-500gb_5400rpm-4gb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3]*[.F43]*[.G43]*[.I43]))*5" office:value-type="float" office:value="45.4291241034278" calcext:value-type="float">
            <text:p>45.43</text:p>
          </table:table-cell>
          <table:table-cell table:formula="of:=[.I43]*31 + [.E43]*0.16483826+ [.F43]*0.076152071 + IF([.H43]=&quot;SSD&quot;; [.G43]*1.3104375; [.G43]*0.394)" office:value-type="float" office:value="667.601445421" calcext:value-type="float">
            <text:p>667.60144542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1vp-quad-core-n3540-500gb-4gb-dvd_rw-white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4]*[.F44]*[.G44]*[.I44]))*5" office:value-type="float" office:value="45.4291241034278" calcext:value-type="float">
            <text:p>45.43</text:p>
          </table:table-cell>
          <table:table-cell table:formula="of:=[.I44]*31 + [.E44]*0.16483826+ [.F44]*0.076152071 + IF([.H44]=&quot;SSD&quot;; [.G44]*1.3104375; [.G44]*0.394)" office:value-type="float" office:value="667.601445421" calcext:value-type="float">
            <text:p>667.60144542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b_2dt-quad-core-n3540-500gb_5400rpm-4gb-l/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5]*[.F45]*[.G45]*[.I45]))*5" office:value-type="float" office:value="45.4291241034278" calcext:value-type="float">
            <text:p>45.43</text:p>
          </table:table-cell>
          <table:table-cell table:formula="of:=[.I45]*31 + [.E45]*0.16483826+ [.F45]*0.076152071 + IF([.H45]=&quot;SSD&quot;; [.G45]*1.3104375; [.G45]*0.394)" office:value-type="float" office:value="667.601445421" calcext:value-type="float">
            <text:p>667.601445421</text:p>
          </table:table-cell>
        </table:table-row>
        <table:table-row table:style-name="ro1">
          <table:table-cell office:value-type="string" calcext:value-type="string">
            <text:p>http://www.cel.ro/laptop-laptopuri/laptop-asus-x540sa-quad-core-n3700-500gb-4gb-dvdrw-hd-black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Processor N3700</text:p>
          </table:table-cell>
          <table:table-cell office:value-type="string" calcext:value-type="string">
            <text:p>Intel HD Graphics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6]*[.F46]*[.G46]*[.I46]))*5" office:value-type="float" office:value="45.3385858239567" calcext:value-type="float">
            <text:p>45.34</text:p>
          </table:table-cell>
          <table:table-cell table:formula="of:=[.I46]*31 + [.E46]*0.16483826+ [.F46]*0.076152071 + IF([.H46]=&quot;SSD&quot;; [.G46]*1.3104375; [.G46]*0.394)" office:value-type="float" office:value="654.414384621" calcext:value-type="float">
            <text:p>654.414384621</text:p>
          </table:table-cell>
        </table:table-row>
        <table:table-row table:style-name="ro1">
          <table:table-cell office:value-type="string" calcext:value-type="string">
            <text:p>http://www.cel.ro/laptop-laptopuri/laptop-dell-inspiron-3552-quad-core-n3700-500gb_5400rpm-4gb-hd-linux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Pentium Processor N3700</text:p>
          </table:table-cell>
          <table:table-cell office:value-type="string" calcext:value-type="string">
            <text:p>Intel HD Graphics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7]*[.F47]*[.G47]*[.I47]))*5" office:value-type="float" office:value="45.3385858239567" calcext:value-type="float">
            <text:p>45.34</text:p>
          </table:table-cell>
          <table:table-cell table:formula="of:=[.I47]*31 + [.E47]*0.16483826+ [.F47]*0.076152071 + IF([.H47]=&quot;SSD&quot;; [.G47]*1.3104375; [.G47]*0.394)" office:value-type="float" office:value="654.414384621" calcext:value-type="float">
            <text:p>654.414384621</text:p>
          </table:table-cell>
        </table:table-row>
        <table:table-row table:style-name="ro1">
          <table:table-cell office:value-type="string" calcext:value-type="string">
            <text:p>http://www.cel.ro/laptop-laptopuri/laptop-hp-pavilion-15-quad-core-n3700-500gb-4gb-dvdrw-dos-2.0-l/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Intel Pentium N3700</text:p>
          </table:table-cell>
          <table:table-cell office:value-type="string" calcext:value-type="string">
            <text:p>Intel HD Graphics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8]*[.F48]*[.G48]*[.I48]))*5" office:value-type="float" office:value="45.3385858239567" calcext:value-type="float">
            <text:p>45.34</text:p>
          </table:table-cell>
          <table:table-cell table:formula="of:=[.I48]*31 + [.E48]*0.16483826+ [.F48]*0.076152071 + IF([.H48]=&quot;SSD&quot;; [.G48]*1.3104375; [.G48]*0.394)" office:value-type="float" office:value="654.414384621" calcext:value-type="float">
            <text:p>654.41438462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4f-quad-core-n3700-500gb_5400rpm-4gb-dvdrw-white-l/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Intel Pentium Processor N3700</text:p>
          </table:table-cell>
          <table:table-cell office:value-type="string" calcext:value-type="string">
            <text:p>Intel HD Graphics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49]*[.F49]*[.G49]*[.I49]))*5" office:value-type="float" office:value="45.3385858239567" calcext:value-type="float">
            <text:p>45.34</text:p>
          </table:table-cell>
          <table:table-cell table:formula="of:=[.I49]*31 + [.E49]*0.16483826+ [.F49]*0.076152071 + IF([.H49]=&quot;SSD&quot;; [.G49]*1.3104375; [.G49]*0.394)" office:value-type="float" office:value="654.414384621" calcext:value-type="float">
            <text:p>654.414384621</text:p>
          </table:table-cell>
        </table:table-row>
        <table:table-row table:style-name="ro3">
          <table:table-cell office:value-type="string" calcext:value-type="string">
            <text:p>http://www.cel.ro/laptop-laptopuri/laptop-acer-aspire-e5_521g_41fl-quad_core-a4_6210-500gb-4gb-amd-r5m240-2gb-red-l/</text:p>
          </table:table-cell>
          <table:table-cell table:style-name="ce10" office:value-type="float" office:value="1499" calcext:value-type="float">
            <text:p>1499</text:p>
          </table:table-cell>
          <table:table-cell table:style-name="ce10" office:value-type="string" calcext:value-type="string">
            <text:p>AMD A4-6210 APU</text:p>
          </table:table-cell>
          <table:table-cell table:style-name="ce11" office:value-type="string" calcext:value-type="string">
            <text:p>R5 M240</text:p>
          </table:table-cell>
          <table:table-cell office:value-type="float" office:value="2112" calcext:value-type="float">
            <text:p>2112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0]*[.F50]*[.G50]*[.I50]))*5" office:value-type="float" office:value="45.2076581858065" calcext:value-type="float">
            <text:p>45.21</text:p>
          </table:table-cell>
          <table:table-cell table:formula="of:=[.I50]*31 + [.E50]*0.16483826+ [.F50]*0.076152071 + IF([.H50]=&quot;SSD&quot;; [.G50]*1.3104375; [.G50]*0.394)" office:value-type="float" office:value="646.813634111" calcext:value-type="float">
            <text:p>646.813634111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dual-core-3558u-500gb-4gb-hdmi-v2-l/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Intel Pentium Processor 3558U</text:p>
          </table:table-cell>
          <table:table-cell office:value-type="string" calcext:value-type="string">
            <text:p>Intel HD Graphics 4000</text:p>
          </table:table-cell>
          <table:table-cell office:value-type="float" office:value="1766" calcext:value-type="float">
            <text:p>1766</text:p>
          </table:table-cell>
          <table:table-cell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1]*[.F51]*[.G51]*[.I51]))*5" office:value-type="float" office:value="46.0157956485846" calcext:value-type="float">
            <text:p>46.02</text:p>
          </table:table-cell>
          <table:table-cell table:formula="of:=[.I51]*31 + [.E51]*0.16483826+ [.F51]*0.076152071 + IF([.H51]=&quot;SSD&quot;; [.G51]*1.3104375; [.G51]*0.394)" office:value-type="float" office:value="646.525103252" calcext:value-type="float">
            <text:p>646.525103252</text:p>
          </table:table-cell>
        </table:table-row>
        <table:table-row table:style-name="ro1">
          <table:table-cell office:value-type="string" calcext:value-type="string">
            <text:p>http://www.cel.ro/laptop-laptopuri/laptop-lenovo-b50_80-dual-core-n3205u-500gb-4gb-dvdrw-hd-l/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Intel Celeron 3205U</text:p>
          </table:table-cell>
          <table:table-cell office:value-type="string" calcext:value-type="string">
            <text:p>Intel HD graphics</text:p>
          </table:table-cell>
          <table:table-cell office:value-type="float" office:value="1697" calcext:value-type="float">
            <text:p>169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2]*[.F52]*[.G52]*[.I52]))*5" office:value-type="float" office:value="45.1173611350425" calcext:value-type="float">
            <text:p>45.12</text:p>
          </table:table-cell>
          <table:table-cell table:formula="of:=[.I52]*31 + [.E52]*0.16483826+ [.F52]*0.076152071 + IF([.H52]=&quot;SSD&quot;; [.G52]*1.3104375; [.G52]*0.394)" office:value-type="float" office:value="624.413821301" calcext:value-type="float">
            <text:p>624.413821301</text:p>
          </table:table-cell>
        </table:table-row>
        <table:table-row table:style-name="ro3">
          <table:table-cell office:value-type="string" calcext:value-type="string">
            <text:p>http://www.cel.ro/laptopuri-reconditionate/laptop-lenovo-thinkpad-t410-i5_520m-160gb-4gb-dvdrw-win7-l/</text:p>
          </table:table-cell>
          <table:table-cell table:style-name="ce10" office:value-type="float" office:value="1354" calcext:value-type="float">
            <text:p>1354</text:p>
          </table:table-cell>
          <table:table-cell table:style-name="ce11" office:value-type="string" calcext:value-type="string">
            <text:p>i5-52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401" calcext:value-type="float">
            <text:p>2401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5" table:formula="of:=(LOG([.E53]*[.F53]*[.G53]*[.I53]))*5" office:value-type="float" office:value="43.3966626153388" calcext:value-type="float">
            <text:p>43.40</text:p>
          </table:table-cell>
          <table:table-cell table:formula="of:=[.I53]*31 + [.E53]*0.16483826+ [.F53]*0.076152071 + IF([.H53]=&quot;SSD&quot;; [.G53]*1.3104375; [.G53]*0.394)" office:value-type="float" office:value="606.499956341" calcext:value-type="float">
            <text:p>606.499956341</text:p>
          </table:table-cell>
        </table:table-row>
        <table:table-row table:style-name="ro3">
          <table:table-cell office:value-type="string" calcext:value-type="string">
            <text:p>http://www.cel.ro/laptopuri-reconditionate/laptop-hp-probook-6450b-i3_380m-250gb-4gb-dvdrw-win7pro-l/</text:p>
          </table:table-cell>
          <table:table-cell table:style-name="ce10" office:value-type="float" office:value="1339" calcext:value-type="float">
            <text:p>1339</text:p>
          </table:table-cell>
          <table:table-cell table:style-name="ce11" office:value-type="string" calcext:value-type="string">
            <text:p>i3-38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122" calcext:value-type="float">
            <text:p>2122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5" table:formula="of:=(LOG([.E54]*[.F54]*[.G54]*[.I54]))*5" office:value-type="float" office:value="44.0975288429608" calcext:value-type="float">
            <text:p>44.10</text:p>
          </table:table-cell>
          <table:table-cell table:formula="of:=[.I54]*31 + [.E54]*0.16483826+ [.F54]*0.076152071 + IF([.H54]=&quot;SSD&quot;; [.G54]*1.3104375; [.G54]*0.394)" office:value-type="float" office:value="595.970081801" calcext:value-type="float">
            <text:p>595.970081801</text:p>
          </table:table-cell>
        </table:table-row>
        <table:table-row table:style-name="ro1">
          <table:table-cell office:value-type="string" calcext:value-type="string">
            <text:p>http://www.cel.ro/laptop-laptopuri/laptop-dell-inspiron-3542-dual-core-2957u-500gb-4gb-hdmi-3ani-garantie-l/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Intel Celeron Processor 2957U</text:p>
          </table:table-cell>
          <table:table-cell office:value-type="string" calcext:value-type="string">
            <text:p>Intel HD Graphics</text:p>
          </table:table-cell>
          <table:table-cell office:value-type="float" office:value="1484" calcext:value-type="float">
            <text:p>1484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5]*[.F55]*[.G55]*[.I55]))*5" office:value-type="float" office:value="44.8261214281691" calcext:value-type="float">
            <text:p>44.83</text:p>
          </table:table-cell>
          <table:table-cell table:formula="of:=[.I55]*31 + [.E55]*0.16483826+ [.F55]*0.076152071 + IF([.H55]=&quot;SSD&quot;; [.G55]*1.3104375; [.G55]*0.394)" office:value-type="float" office:value="589.303271921" calcext:value-type="float">
            <text:p>589.30327192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3540-250gb-4gb-dvd_rw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6]*[.F56]*[.G56]*[.I56]))*5" office:value-type="float" office:value="43.9239741251079" calcext:value-type="float">
            <text:p>43.92</text:p>
          </table:table-cell>
          <table:table-cell table:formula="of:=[.I56]*31 + [.E56]*0.16483826+ [.F56]*0.076152071 + IF([.H56]=&quot;SSD&quot;; [.G56]*1.3104375; [.G56]*0.394)" office:value-type="float" office:value="569.101445421" calcext:value-type="float">
            <text:p>569.101445421</text:p>
          </table:table-cell>
        </table:table-row>
        <table:table-row table:style-name="ro3">
          <table:table-cell office:value-type="string" calcext:value-type="string">
            <text:p>http://www.cel.ro/laptopuri-reconditionate/laptop-dell-latitude-e5410-i3_370m-4gb-ddr3-160gb-win7-pro-l/</text:p>
          </table:table-cell>
          <table:table-cell table:style-name="ce10" office:value-type="float" office:value="1329" calcext:value-type="float">
            <text:p>1329</text:p>
          </table:table-cell>
          <table:table-cell table:style-name="ce11" office:value-type="string" calcext:value-type="string">
            <text:p>i3-370M</text:p>
          </table:table-cell>
          <table:table-cell table:style-name="ce10" office:value-type="string" calcext:value-type="string">
            <text:p>Intel HD 3000</text:p>
          </table:table-cell>
          <table:table-cell office:value-type="float" office:value="2041" calcext:value-type="float">
            <text:p>2041</text:p>
          </table:table-cell>
          <table:table-cell office:value-type="float" office:value="311" calcext:value-type="float">
            <text:p>3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/>
          <table:table-cell table:style-name="ce15" table:formula="of:=(LOG([.E57]*[.F57]*[.G57]*[.I57]))*5" office:value-type="float" office:value="43.043916838634" calcext:value-type="float">
            <text:p>43.04</text:p>
          </table:table-cell>
          <table:table-cell table:formula="of:=[.I57]*31 + [.E57]*0.16483826+ [.F57]*0.076152071 + IF([.H57]=&quot;SSD&quot;; [.G57]*1.3104375; [.G57]*0.394)" office:value-type="float" office:value="547.158182741" calcext:value-type="float">
            <text:p>547.15818274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2940-250gb-4gb-dvdrw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Processor N2940</text:p>
          </table:table-cell>
          <table:table-cell office:value-type="string" calcext:value-type="string">
            <text:p>Intel HD Graphics</text:p>
          </table:table-cell>
          <table:table-cell office:value-type="float" office:value="1785" calcext:value-type="float">
            <text:p>1785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8]*[.F58]*[.G58]*[.I58]))*5" office:value-type="float" office:value="43.7219930473752" calcext:value-type="float">
            <text:p>43.72</text:p>
          </table:table-cell>
          <table:table-cell table:formula="of:=[.I58]*31 + [.E58]*0.16483826+ [.F58]*0.076152071 + IF([.H58]=&quot;SSD&quot;; [.G58]*1.3104375; [.G58]*0.394)" office:value-type="float" office:value="540.419588181" calcext:value-type="float">
            <text:p>540.419588181</text:p>
          </table:table-cell>
        </table:table-row>
        <table:table-row table:style-name="ro1">
          <table:table-cell office:value-type="string" calcext:value-type="string">
            <text:p>http://www.cel.ro/laptop-laptopuri/laptop-dell-inspiron-3551-dual-core-n2840-500gb_5400rpm-4gb-l/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59]*[.F59]*[.G59]*[.I59]))*5" office:value-type="float" office:value="44.0790306225427" calcext:value-type="float">
            <text:p>44.08</text:p>
          </table:table-cell>
          <table:table-cell table:formula="of:=[.I59]*31 + [.E59]*0.16483826+ [.F59]*0.076152071 + IF([.H59]=&quot;SSD&quot;; [.G59]*1.3104375; [.G59]*0.394)" office:value-type="float" office:value="518.093143601" calcext:value-type="float">
            <text:p>518.093143601</text:p>
          </table:table-cell>
        </table:table-row>
        <table:table-row table:style-name="ro1">
          <table:table-cell office:value-type="string" calcext:value-type="string">
            <text:p>http://www.cel.ro/laptop-laptopuri/laptop-dell-inspiron-3551-dual-core-n2840-500gb-4gb-3ani-garantie-resigilat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0]*[.F60]*[.G60]*[.I60]))*5" office:value-type="float" office:value="44.0790306225427" calcext:value-type="float">
            <text:p>44.08</text:p>
          </table:table-cell>
          <table:table-cell table:formula="of:=[.I60]*31 + [.E60]*0.16483826+ [.F60]*0.076152071 + IF([.H60]=&quot;SSD&quot;; [.G60]*1.3104375; [.G60]*0.394)" office:value-type="float" office:value="518.093143601" calcext:value-type="float">
            <text:p>518.093143601</text:p>
          </table:table-cell>
        </table:table-row>
        <table:table-row table:style-name="ro1">
          <table:table-cell office:value-type="string" calcext:value-type="string">
            <text:p>http://www.cel.ro/laptop-laptopuri/laptop-lenovo-b50_30-dual-core-n2840-500gb-4gb-fingerprint-resigilat-l/</text:p>
          </table:table-cell>
          <table:table-cell/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1]*[.F61]*[.G61]*[.I61]))*5" office:value-type="float" office:value="44.0790306225427" calcext:value-type="float">
            <text:p>44.08</text:p>
          </table:table-cell>
          <table:table-cell table:formula="of:=[.I61]*31 + [.E61]*0.16483826+ [.F61]*0.076152071 + IF([.H61]=&quot;SSD&quot;; [.G61]*1.3104375; [.G61]*0.394)" office:value-type="float" office:value="518.093143601" calcext:value-type="float">
            <text:p>518.09314360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4-dual-core-n2840-500gb-4gb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table:formula="of:=(LOG([.E62]*[.F62]*[.G62]*[.I62]))*5" office:value-type="float" office:value="44.0790306225427" calcext:value-type="float">
            <text:p>44.08</text:p>
          </table:table-cell>
          <table:table-cell table:formula="of:=[.I62]*31 + [.E62]*0.16483826+ [.F62]*0.076152071 + IF([.H62]=&quot;SSD&quot;; [.G62]*1.3104375; [.G62]*0.394)" office:value-type="float" office:value="518.093143601" calcext:value-type="float">
            <text:p>518.09314360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dual-core-n2840-500gb-4gb-l/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3]*[.F63]*[.G63]*[.I63]))*5" office:value-type="float" office:value="44.0790306225427" calcext:value-type="float">
            <text:p>44.08</text:p>
          </table:table-cell>
          <table:table-cell table:formula="of:=[.I63]*31 + [.E63]*0.16483826+ [.F63]*0.076152071 + IF([.H63]=&quot;SSD&quot;; [.G63]*1.3104375; [.G63]*0.394)" office:value-type="float" office:value="518.093143601" calcext:value-type="float">
            <text:p>518.093143601</text:p>
          </table:table-cell>
        </table:table-row>
        <table:table-row table:style-name="ro1">
          <table:table-cell office:value-type="string" calcext:value-type="string">
            <text:p>http://www.cel.ro/laptop-laptopuri/laptop-lenovo-ideapad-g50_30-dual-core-n2840-500gb-2gb-dvd_rw-resigilat-l/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4]*[.F64]*[.G64]*[.I64]))*5" office:value-type="float" office:value="44.0790306225427" calcext:value-type="float">
            <text:p>44.08</text:p>
          </table:table-cell>
          <table:table-cell table:formula="of:=[.I64]*31 + [.E64]*0.16483826+ [.F64]*0.076152071 + IF([.H64]=&quot;SSD&quot;; [.G64]*1.3104375; [.G64]*0.394)" office:value-type="float" office:value="518.093143601" calcext:value-type="float">
            <text:p>518.093143601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5-quad-core-n3540-250gb-2gb-hd-l/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Intel Pentium Processor N3540</text:p>
          </table:table-cell>
          <table:table-cell office:value-type="string" calcext:value-type="string">
            <text:p>Intel HD Graphics</text:p>
          </table:table-cell>
          <table:table-cell office:value-type="float" office:value="1959" calcext:value-type="float">
            <text:p>1959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5]*[.F65]*[.G65]*[.I65]))*5" office:value-type="float" office:value="42.418824146788" calcext:value-type="float">
            <text:p>42.42</text:p>
          </table:table-cell>
          <table:table-cell table:formula="of:=[.I65]*31 + [.E65]*0.16483826+ [.F65]*0.076152071 + IF([.H65]=&quot;SSD&quot;; [.G65]*1.3104375; [.G65]*0.394)" office:value-type="float" office:value="507.101445421" calcext:value-type="float">
            <text:p>507.101445421</text:p>
          </table:table-cell>
        </table:table-row>
        <table:table-row table:style-name="ro1">
          <table:table-cell office:value-type="string" calcext:value-type="string">
            <text:p>http://www.cel.ro/laptop-laptopuri/laptop-asus-x540sa-dual-core-n3050-500-gb-4gb-dvdrw-hd-gold-l/</text:p>
          </table:table-cell>
          <table:table-cell/>
          <table:table-cell office:value-type="string" calcext:value-type="string">
            <text:p>Intel Celeron Processor N3050</text:p>
          </table:table-cell>
          <table:table-cell office:value-type="string" calcext:value-type="string">
            <text:p>Intel HD Graphics</text:p>
          </table:table-cell>
          <table:table-cell office:value-type="float" office:value="908" calcext:value-type="float">
            <text:p>90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6]*[.F66]*[.G66]*[.I66]))*5" office:value-type="float" office:value="43.7593811660595" calcext:value-type="float">
            <text:p>43.76</text:p>
          </table:table-cell>
          <table:table-cell table:formula="of:=[.I66]*31 + [.E66]*0.16483826+ [.F66]*0.076152071 + IF([.H66]=&quot;SSD&quot;; [.G66]*1.3104375; [.G66]*0.394)" office:value-type="float" office:value="494.356434161" calcext:value-type="float">
            <text:p>494.356434161</text:p>
          </table:table-cell>
        </table:table-row>
        <table:table-row table:style-name="ro1">
          <table:table-cell office:value-type="string" calcext:value-type="string">
            <text:p>http://www.cel.ro/laptop-laptopuri/laptop-hp-250-g4-dual-core-n3050-500gb-4gb-hdmi-geanta-bonus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Processor N3050</text:p>
          </table:table-cell>
          <table:table-cell office:value-type="string" calcext:value-type="string">
            <text:p>Intel HD Graphics</text:p>
          </table:table-cell>
          <table:table-cell office:value-type="float" office:value="907" calcext:value-type="float">
            <text:p>90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7]*[.F67]*[.G67]*[.I67]))*5" office:value-type="float" office:value="43.7569883587546" calcext:value-type="float">
            <text:p>43.76</text:p>
          </table:table-cell>
          <table:table-cell table:formula="of:=[.I67]*31 + [.E67]*0.16483826+ [.F67]*0.076152071 + IF([.H67]=&quot;SSD&quot;; [.G67]*1.3104375; [.G67]*0.394)" office:value-type="float" office:value="494.191595901" calcext:value-type="float">
            <text:p>494.19159590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l50_c_1rw-dual-core-n3050-500gb_5400rpm-4gb-l/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Intel Celeron Processor N3050</text:p>
          </table:table-cell>
          <table:table-cell office:value-type="string" calcext:value-type="string">
            <text:p>Intel HD Graphics</text:p>
          </table:table-cell>
          <table:table-cell office:value-type="float" office:value="906" calcext:value-type="float">
            <text:p>906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8]*[.F68]*[.G68]*[.I68]))*5" office:value-type="float" office:value="43.7545929118382" calcext:value-type="float">
            <text:p>43.75</text:p>
          </table:table-cell>
          <table:table-cell table:formula="of:=[.I68]*31 + [.E68]*0.16483826+ [.F68]*0.076152071 + IF([.H68]=&quot;SSD&quot;; [.G68]*1.3104375; [.G68]*0.394)" office:value-type="float" office:value="494.026757641" calcext:value-type="float">
            <text:p>494.026757641</text:p>
          </table:table-cell>
        </table:table-row>
        <table:table-row table:style-name="ro1">
          <table:table-cell office:value-type="string" calcext:value-type="string">
            <text:p>http://www.cel.ro/laptop-laptopuri/laptop-acer-es1_531_c8fe-intel-dual-core-n3050-500gb-4gb-l/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903" calcext:value-type="float">
            <text:p>90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69]*[.F69]*[.G69]*[.I69]))*5" office:value-type="float" office:value="43.7473906750216" calcext:value-type="float">
            <text:p>43.75</text:p>
          </table:table-cell>
          <table:table-cell table:formula="of:=[.I69]*31 + [.E69]*0.16483826+ [.F69]*0.076152071 + IF([.H69]=&quot;SSD&quot;; [.G69]*1.3104375; [.G69]*0.394)" office:value-type="float" office:value="493.532242861" calcext:value-type="float">
            <text:p>493.53224286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73-dual-core-n3050-500gb_5400rpm-4gb-dvdrw-alb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eleron Processor N3050</text:p>
          </table:table-cell>
          <table:table-cell office:value-type="string" calcext:value-type="string">
            <text:p>Intel HD Graphics</text:p>
          </table:table-cell>
          <table:table-cell office:value-type="float" office:value="903" calcext:value-type="float">
            <text:p>90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70]*[.F70]*[.G70]*[.I70]))*5" office:value-type="float" office:value="43.7473906750216" calcext:value-type="float">
            <text:p>43.75</text:p>
          </table:table-cell>
          <table:table-cell table:formula="of:=[.I70]*31 + [.E70]*0.16483826+ [.F70]*0.076152071 + IF([.H70]=&quot;SSD&quot;; [.G70]*1.3104375; [.G70]*0.394)" office:value-type="float" office:value="493.532242861" calcext:value-type="float">
            <text:p>493.532242861</text:p>
          </table:table-cell>
        </table:table-row>
        <table:table-row table:style-name="ro1">
          <table:table-cell office:value-type="string" calcext:value-type="string">
            <text:p>http://www.cel.ro/laptop-laptopuri/laptop-acer-es1_520_39rr-dual-core-e1_2500-500gb-4gb-hd-8240-l/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MD Dual-Core E1-2500</text:p>
          </table:table-cell>
          <table:table-cell office:value-type="string" calcext:value-type="string">
            <text:p>AMD Radeon HD 8240</text:p>
          </table:table-cell>
          <table:table-cell office:value-type="float" office:value="872" calcext:value-type="float">
            <text:p>872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71]*[.F71]*[.G71]*[.I71]))*5" office:value-type="float" office:value="43.4589779445795" calcext:value-type="float">
            <text:p>43.46</text:p>
          </table:table-cell>
          <table:table-cell table:formula="of:=[.I71]*31 + [.E71]*0.16483826+ [.F71]*0.076152071 + IF([.H71]=&quot;SSD&quot;; [.G71]*1.3104375; [.G71]*0.394)" office:value-type="float" office:value="486.213846742" calcext:value-type="float">
            <text:p>486.213846742</text:p>
          </table:table-cell>
        </table:table-row>
        <table:table-row table:style-name="ro1">
          <table:table-cell office:value-type="string" calcext:value-type="string">
            <text:p>http://www.cel.ro/laptop-laptopuri/laptop-lenovo-ideapad-100_14-dual-core-n2840-500gb_5400rpm-2gb-win10-l/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Intel Celeron Processor N284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table:formula="of:=(LOG([.E72]*[.F72]*[.G72]*[.I72]))*5" office:value-type="float" office:value="42.5738806442228" calcext:value-type="float">
            <text:p>42.57</text:p>
          </table:table-cell>
          <table:table-cell table:formula="of:=[.I72]*31 + [.E72]*0.16483826+ [.F72]*0.076152071 + IF([.H72]=&quot;SSD&quot;; [.G72]*1.3104375; [.G72]*0.394)" office:value-type="float" office:value="456.093143601" calcext:value-type="float">
            <text:p>456.093143601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c55_c_172-dual-core-n3050-500gb_5400rpm-2gb-hd-white-l/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Intel Celeron Processor N3050</text:p>
          </table:table-cell>
          <table:table-cell office:value-type="string" calcext:value-type="string">
            <text:p>Intel HD Graphics</text:p>
          </table:table-cell>
          <table:table-cell office:value-type="float" office:value="905" calcext:value-type="float">
            <text:p>90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73]*[.F73]*[.G73]*[.I73]))*5" office:value-type="float" office:value="42.2470448411602" calcext:value-type="float">
            <text:p>42.25</text:p>
          </table:table-cell>
          <table:table-cell table:formula="of:=[.I73]*31 + [.E73]*0.16483826+ [.F73]*0.076152071 + IF([.H73]=&quot;SSD&quot;; [.G73]*1.3104375; [.G73]*0.394)" office:value-type="float" office:value="431.861919381" calcext:value-type="float">
            <text:p>431.861919381</text:p>
          </table:table-cell>
        </table:table-row>
        <table:table-row table:style-name="ro1">
          <table:table-cell office:value-type="string" calcext:value-type="string">
            <text:p>http://www.cel.ro/laptop-laptopuri/laptop-acer-es1_520_31rj-dual-core-e1_2500-500gb-2gb-hd-8240-l/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AMD Dual-Core E1-2500</text:p>
          </table:table-cell>
          <table:table-cell office:value-type="string" calcext:value-type="string">
            <text:p>AMD Radeon HD 8240</text:p>
          </table:table-cell>
          <table:table-cell office:value-type="float" office:value="872" calcext:value-type="float">
            <text:p>872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74]*[.F74]*[.G74]*[.I74]))*5" office:value-type="float" office:value="41.9538279662596" calcext:value-type="float">
            <text:p>41.95</text:p>
          </table:table-cell>
          <table:table-cell table:formula="of:=[.I74]*31 + [.E74]*0.16483826+ [.F74]*0.076152071 + IF([.H74]=&quot;SSD&quot;; [.G74]*1.3104375; [.G74]*0.394)" office:value-type="float" office:value="424.213846742" calcext:value-type="float">
            <text:p>424.213846742</text:p>
          </table:table-cell>
        </table:table-row>
        <table:table-row table:style-name="ro1">
          <table:table-cell office:value-type="string" calcext:value-type="string">
            <text:p>http://www.cel.ro/laptop-laptopuri/laptop-acer-es1_520_31rj-dual-core-e1_2500-500gb-2gb-hd-8240-resigilat-l/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MD Dual-Core E1-2500</text:p>
          </table:table-cell>
          <table:table-cell office:value-type="string" calcext:value-type="string">
            <text:p>AMD Radeon HD 8240</text:p>
          </table:table-cell>
          <table:table-cell office:value-type="float" office:value="872" calcext:value-type="float">
            <text:p>872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/>
          <table:table-cell table:style-name="ce15" table:formula="of:=(LOG([.E75]*[.F75]*[.G75]*[.I75]))*5" office:value-type="float" office:value="41.9538279662596" calcext:value-type="float">
            <text:p>41.95</text:p>
          </table:table-cell>
          <table:table-cell table:formula="of:=[.I75]*31 + [.E75]*0.16483826+ [.F75]*0.076152071 + IF([.H75]=&quot;SSD&quot;; [.G75]*1.3104375; [.G75]*0.394)" office:value-type="float" office:value="424.213846742" calcext:value-type="float">
            <text:p>424.213846742</text:p>
          </table:table-cell>
        </table:table-row>
        <table:table-row table:style-name="ro1">
          <table:table-cell office:value-type="string" calcext:value-type="string">
            <text:p>http://www.cel.ro/laptop-laptopuri/laptop-toshiba-satellite-radius-cl10w_c_105-dual-core-n3050-32gb-2gb-win10-touch-l/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Graphics</text:p>
          </table:table-cell>
          <table:table-cell table:style-name="ce13" office:value-type="float" office:value="903" calcext:value-type="float">
            <text:p>903</text:p>
          </table:table-cell>
          <table:table-cell office:value-type="float" office:value="311" calcext:value-type="float">
            <text:p>311</text:p>
          </table:table-cell>
          <table:table-cell office:value-type="float" office:value="32" calcext:value-type="float">
            <text:p>32</text:p>
          </table:table-cell>
          <table:table-cell table:style-name="ce10" office:value-type="string" calcext:value-type="string">
            <text:p>SSD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/>
          <table:table-cell table:style-name="ce15" table:formula="of:=(LOG([.E76]*[.F76]*[.G76]*[.I76]))*5" office:value-type="float" office:value="36.2731405666211" calcext:value-type="float">
            <text:p>36.27</text:p>
          </table:table-cell>
          <table:table-cell table:formula="of:=[.I76]*31 + [.E76]*0.16483826+ [.F76]*0.076152071 + IF([.H76]=&quot;SSD&quot;; [.G76]*1.3104375; [.G76]*0.394)" office:value-type="float" office:value="276.466242861" calcext:value-type="float">
            <text:p>276.466242861</text:p>
          </table:table-cell>
        </table:table-row>
        <table:table-row table:style-name="ro1" table:number-rows-repeated="1048440">
          <table:table-cell table:number-columns-repeated="13"/>
        </table:table-row>
        <table:table-row table:style-name="ro1" table:number-rows-repeated="59">
          <table:table-cell table:number-columns-repeated="11"/>
          <table:table-cell table:style-name="ce17"/>
          <table:table-cell/>
        </table:table-row>
        <table:table-row table:style-name="ro1">
          <table:table-cell table:number-columns-repeated="11"/>
          <table:table-cell table:style-name="ce17"/>
          <table:table-cell/>
        </table:table-row>
        <calcext:conditional-formats>
          <calcext:conditional-format calcext:target-range-address="Alex.L2:Alex.L76">
            <calcext:condition calcext:apply-style-name="Untitled1" calcext:value="&lt;0.1" calcext:base-cell-address="Alex.L2"/>
          </calcext:conditional-format>
          <calcext:conditional-format calcext:target-range-address="Alex.L2:Alex.L1048516">
            <calcext:color-scale>
              <calcext:color-scale-entry calcext:value="0" calcext:type="minimum" calcext:color="#ffffff"/>
              <calcext:color-scale-entry calcext:value="0" calcext:type="maximum" calcext:color="#00cccc"/>
            </calcext:color-scale>
          </calcext:conditional-format>
          <calcext:conditional-format calcext:target-range-address="Alex.L1:Alex.L1">
            <calcext:color-scale>
              <calcext:color-scale-entry calcext:value="0" calcext:type="minimum" calcext:color="#ffffff"/>
              <calcext:color-scale-entry calcext:value="0" calcext:type="maximum" calcext:color="#00cccc"/>
            </calcext:color-scale>
          </calcext:conditional-format>
        </calcext:conditional-formats>
      </table:table>
      <table:table table:name="Catalina (sugestii)" table:style-name="ta1">
        <table:shapes>
          <draw:frame draw:z-index="0" draw:style-name="gr1" draw:text-style-name="P1" svg:width="8.2886in" svg:height="5.4433in" svg:x="4.0276in" svg:y="0.1193in">
            <draw:object draw:notify-on-update-of-ranges="'Catalina (sugestii)'.N34:'Catalina (sugestii)'.N507 'Catalina (sugestii)'.O33:'Catalina (sugestii)'.O33 'Catalina (sugestii)'.O34:'Catalina (sugestii)'.O50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ce20"/>
        <table:table-column table:style-name="co19" table:default-cell-style-name="Default"/>
        <table:table-column table:style-name="co5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4" table:default-cell-style-name="Default"/>
        <table:table-column table:style-name="co24" table:default-cell-style-name="ce28"/>
        <table:table-row table:style-name="ro1">
          <table:table-cell/>
          <table:table-cell table:style-name="ce18" table:number-columns-repeated="8"/>
          <table:table-cell table:style-name="ce21"/>
          <table:table-cell table:style-name="ce18" table:number-columns-repeated="2"/>
          <table:table-cell table:style-name="ce21"/>
          <table:table-cell table:style-name="ce18"/>
          <table:table-cell table:style-name="ce24"/>
        </table:table-row>
        <table:table-row table:style-name="ro2">
          <table:table-cell/>
          <table:table-cell table:style-name="ce18" table:number-columns-repeated="8"/>
          <table:table-cell table:style-name="ce21"/>
          <table:table-cell table:style-name="ce18" table:number-columns-repeated="2"/>
          <table:table-cell table:style-name="ce21"/>
          <table:table-cell table:style-name="ce22" table:formula="of:=([.H2]*31 + [.D2]*0.16483826+ [.E2]*0.076152071 + IF([.G2]=&quot;hdd&quot;; [.F2]*0.394; [.F2]*1.3104375))/0.3839800063" office:value-type="float" office:value="0" calcext:value-type="float">
            <text:p>0</text:p>
          </table:table-cell>
          <table:table-cell table:style-name="ce24"/>
        </table:table-row>
        <table:table-row table:style-name="ro1" table:number-rows-repeated="29">
          <table:table-cell/>
          <table:table-cell table:style-name="ce18" table:number-columns-repeated="8"/>
          <table:table-cell table:style-name="ce21"/>
          <table:table-cell table:style-name="ce18" table:number-columns-repeated="2"/>
          <table:table-cell table:style-name="ce21"/>
          <table:table-cell table:style-name="ce18"/>
          <table:table-cell table:style-name="ce24"/>
        </table:table-row>
        <table:table-row table:style-name="ro2">
          <table:table-cell/>
          <table:table-cell table:style-name="ce18" table:number-columns-repeated="8"/>
          <table:table-cell table:style-name="ce21"/>
          <table:table-cell table:style-name="ce18" table:number-columns-repeated="2"/>
          <table:table-cell table:style-name="ce21"/>
          <table:table-cell table:style-name="ce23" table:formula="of:=([.H32]*31 + [.D32]*0.16483826+ [.E32]*0.076152071 + IF([.G32]=&quot;hdd&quot;; [.F32]*0.394; [.F32]*1.3104375))/0.3839800063" office:value-type="float" office:value="0" calcext:value-type="float">
            <text:p>0</text:p>
          </table:table-cell>
          <table:table-cell table:style-name="ce24"/>
        </table:table-row>
        <table:table-row table:style-name="ro1">
          <table:table-cell office:value-type="string" calcext:value-type="string">
            <text:p>Comentarii</text:p>
          </table:table-cell>
          <table:table-cell table:style-name="ce19" office:value-type="string" calcext:value-type="string">
            <text:p>URL</text:p>
          </table:table-cell>
          <table:table-cell table:style-name="ce18" office:value-type="string" calcext:value-type="string">
            <text:p>Procesor:</text:p>
          </table:table-cell>
          <table:table-cell table:style-name="ce18" office:value-type="string" calcext:value-type="string">
            <text:p>Placa video:</text:p>
          </table:table-cell>
          <table:table-cell table:style-name="ce18" office:value-type="string" calcext:value-type="string">
            <text:p>CPUMark</text:p>
          </table:table-cell>
          <table:table-cell table:style-name="ce18" office:value-type="string" calcext:value-type="string">
            <text:p>GPUMark</text:p>
          </table:table-cell>
          <table:table-cell table:style-name="ce18" office:value-type="string" calcext:value-type="string">
            <text:p>HDD</text:p>
          </table:table-cell>
          <table:table-cell table:style-name="ce18" office:value-type="string" calcext:value-type="string">
            <text:p>Tip unitate stocare:</text:p>
          </table:table-cell>
          <table:table-cell table:style-name="ce18" office:value-type="string" calcext:value-type="string">
            <text:p>RAM:</text:p>
          </table:table-cell>
          <table:table-cell table:style-name="ce21" office:value-type="string" calcext:value-type="string">
            <text:p>Inch LCD</text:p>
          </table:table-cell>
          <table:table-cell table:style-name="ce18" office:value-type="string" calcext:value-type="string">
            <text:p>Rezolutie:</text:p>
          </table:table-cell>
          <table:table-cell table:style-name="ce18" office:value-type="string" calcext:value-type="string">
            <text:p>Masa (kg):</text:p>
          </table:table-cell>
          <table:table-cell table:style-name="ce21" office:value-type="string" calcext:value-type="string">
            <text:p>Sistem de operare:</text:p>
          </table:table-cell>
          <table:table-cell table:style-name="ce18" office:value-type="string" calcext:value-type="string">
            <text:p>Pret</text:p>
          </table:table-cell>
          <table:table-cell table:style-name="ce24" office:value-type="string" calcext:value-type="string">
            <text:p>Dan's Linear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msi-gp72-i7_5700hq-1tb-8gb-nvidia-gtx950m-2gb-dvdrw-fullhd-l/</text:p>
          </table:table-cell>
          <table:table-cell office:value-type="string" calcext:value-type="string">
            <text:p>intel core i7 5700hq</text:p>
          </table:table-cell>
          <table:table-cell office:value-type="string" calcext:value-type="string">
            <text:p>gtx 950m</text:p>
          </table:table-cell>
          <table:table-cell office:value-type="float" office:value="8606" calcext:value-type="float">
            <text:p>8606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office:value-type="float" office:value="4164" calcext:value-type="float">
            <text:p>4164</text:p>
          </table:table-cell>
          <table:table-cell table:style-name="ce25" table:formula="of:=([.I34]*31 + [.E34]*0.16483826+ [.F34]*0.076152071 + IF([.H34]=&quot;hdd&quot;; [.G34]*0.394; [.G34]*1.3104375))/0.3839800063" office:value-type="float" office:value="5644.07242409069" calcext:value-type="float">
            <text:p>5644.072424090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y50_70-i7_4720hq-1tbplus8gb-8gb-gtx960m-4gb-fullhd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4499" calcext:value-type="float">
            <text:p>4499</text:p>
          </table:table-cell>
          <table:table-cell table:style-name="Default" table:formula="of:=([.I35]*31 + [.E35]*0.16483826+ [.F35]*0.076152071 + IF([.H35]=&quot;hdd&quot;; [.G35]*0.394; [.G35]*1.3104375))/0.3839800063" office:value-type="float" office:value="5623.2123437777" calcext:value-type="float">
            <text:p>5623.21234377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y50_70-i7_4720hq-1tbplus8gb-8gb-gtx960m-4gb-fullhd-us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4299" calcext:value-type="float">
            <text:p>4299</text:p>
          </table:table-cell>
          <table:table-cell table:style-name="ce26" table:formula="of:=([.I36]*31 + [.E36]*0.16483826+ [.F36]*0.076152071 + IF([.H36]=&quot;hdd&quot;; [.G36]*0.394; [.G36]*1.3104375))/0.3839800063" office:value-type="float" office:value="5623.2123437777" calcext:value-type="float">
            <text:p>5623.21234377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8c-i7_6700hq-1tbplus8gb-8gb-gtx950m-4gb-fullhd-l/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4249" calcext:value-type="float">
            <text:p>4249</text:p>
          </table:table-cell>
          <table:table-cell table:style-name="ce27" table:formula="of:=([.I37]*31 + [.E37]*0.16483826+ [.F37]*0.076152071 + IF([.H37]=&quot;hdd&quot;; [.G37]*0.394; [.G37]*1.3104375))/0.3839800063" office:value-type="float" office:value="5521.15551293484" calcext:value-type="float">
            <text:p>5521.15551293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v5_591g-i7_6700hq-1tbplus8gb-8gb-nvidia-gtx950m-4gb-fullhd-l/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3799" calcext:value-type="float">
            <text:p>3799</text:p>
          </table:table-cell>
          <table:table-cell table:style-name="Default" table:formula="of:=([.I38]*31 + [.E38]*0.16483826+ [.F38]*0.076152071 + IF([.H38]=&quot;hdd&quot;; [.G38]*0.394; [.G38]*1.3104375))/0.3839800063" office:value-type="float" office:value="5521.15551293484" calcext:value-type="float">
            <text:p>5521.15551293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og-gl752vw_t4015d-i7_6700hq-1tb-8gb-gtx960m-4gb-fullhd-l/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office:value-type="float" office:value="4299" calcext:value-type="float">
            <text:p>4299</text:p>
          </table:table-cell>
          <table:table-cell table:formula="of:=([.I39]*31 + [.E39]*0.16483826+ [.F39]*0.076152071 + IF([.H39]=&quot;hdd&quot;; [.G39]*0.394; [.G39]*1.3104375))/0.3839800063" office:value-type="float" office:value="5437.04142418001" calcext:value-type="float">
            <text:p>5437.0414241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og-g551vw_fy179d-i7_6700hq-1tb-8gb-gtx960m-4gb-dvd_rw-fhd-l/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office:value-type="float" office:value="4299" calcext:value-type="float">
            <text:p>4299</text:p>
          </table:table-cell>
          <table:table-cell table:formula="of:=([.I40]*31 + [.E40]*0.16483826+ [.F40]*0.076152071 + IF([.H40]=&quot;hdd&quot;; [.G40]*0.394; [.G40]*1.3104375))/0.3839800063" office:value-type="float" office:value="5437.04142418001" calcext:value-type="float">
            <text:p>5437.0414241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og-gl552vw_cn090d-i7_6700hq-1tb_7200rpm-8gb-gtx960m-4gb-l/</text:p>
          </table:table-cell>
          <table:table-cell office:value-type="string" calcext:value-type="string">
            <text:p>intel core i7 6700hq </text:p>
          </table:table-cell>
          <table:table-cell office:value-type="string" calcext:value-type="string">
            <text:p>gtx960m</text:p>
          </table:table-cell>
          <table:table-cell office:value-type="float" office:value="7999" calcext:value-type="float">
            <text:p>7999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ara sistem</text:p>
          </table:table-cell>
          <table:table-cell office:value-type="float" office:value="4299" calcext:value-type="float">
            <text:p>4299</text:p>
          </table:table-cell>
          <table:table-cell table:formula="of:=([.I41]*31 + [.E41]*0.16483826+ [.F41]*0.076152071 + IF([.H41]=&quot;hdd&quot;; [.G41]*0.394; [.G41]*1.3104375))/0.3839800063" office:value-type="float" office:value="5437.04142418001" calcext:value-type="float">
            <text:p>5437.0414241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f550jx-i7_4720hq-1tb_7200rpm-8gb-gtx950m-4gb-dvdrw-fullhd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3399" calcext:value-type="float">
            <text:p>3399</text:p>
          </table:table-cell>
          <table:table-cell table:formula="of:=([.I42]*31 + [.E42]*0.16483826+ [.F42]*0.076152071 + IF([.H42]=&quot;hdd&quot;; [.G42]*0.394; [.G42]*1.3104375))/0.3839800063" office:value-type="float" office:value="5432.00382910145" calcext:value-type="float">
            <text:p>5432.00382910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f550jx_dm169d-i7_4720hq-1tb-8gb-gtx950m-4gb-dvd_rw-fhd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3299" calcext:value-type="float">
            <text:p>3299</text:p>
          </table:table-cell>
          <table:table-cell table:formula="of:=([.I43]*31 + [.E43]*0.16483826+ [.F43]*0.076152071 + IF([.H43]=&quot;hdd&quot;; [.G43]*0.394; [.G43]*1.3104375))/0.3839800063" office:value-type="float" office:value="5432.00382910145" calcext:value-type="float">
            <text:p>5432.00382910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f550jx_dm169d-i7_4720hq-1tb-8gb-gtx950m-4gb-dvd_rw-fhd-resigilat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3249" calcext:value-type="float">
            <text:p>3249</text:p>
          </table:table-cell>
          <table:table-cell table:formula="of:=([.I44]*31 + [.E44]*0.16483826+ [.F44]*0.076152071 + IF([.H44]=&quot;hdd&quot;; [.G44]*0.394; [.G44]*1.3104375))/0.3839800063" office:value-type="float" office:value="5432.00382910145" calcext:value-type="float">
            <text:p>5432.00382910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n552vx-i7_6700hq-1tb_7200rpm-8gb-gtx950m-4gb-dvdrw-fullhd-gri-l/</text:p>
          </table:table-cell>
          <table:table-cell office:value-type="string" calcext:value-type="string">
            <text:p>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fara sistem</text:p>
          </table:table-cell>
          <table:table-cell office:value-type="float" office:value="4499" calcext:value-type="float">
            <text:p>4499</text:p>
          </table:table-cell>
          <table:table-cell table:formula="of:=([.I45]*31 + [.E45]*0.16483826+ [.F45]*0.076152071 + IF([.H45]=&quot;hdd&quot;; [.G45]*0.394; [.G45]*1.3104375))/0.3839800063" office:value-type="float" office:value="5383.4942112193" calcext:value-type="float">
            <text:p>5383.49421121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avilion-t1l02ea-i7_6700hq-1tb-8gb-gtx-950m-4gb-fullhd-l/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4104" calcext:value-type="float">
            <text:p>4104</text:p>
          </table:table-cell>
          <table:table-cell table:formula="of:=([.I46]*31 + [.E46]*0.16483826+ [.F46]*0.076152071 + IF([.H46]=&quot;hdd&quot;; [.G46]*0.394; [.G46]*1.3104375))/0.3839800063" office:value-type="float" office:value="5383.4942112193" calcext:value-type="float">
            <text:p>5383.49421121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og-gl552vx-i7_6700hq-1tb_7200rpm-8gb-gtx950m-4gb-fullhd-gri-l/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fara sistem</text:p>
          </table:table-cell>
          <table:table-cell office:value-type="float" office:value="3999" calcext:value-type="float">
            <text:p>3999</text:p>
          </table:table-cell>
          <table:table-cell table:formula="of:=([.I47]*31 + [.E47]*0.16483826+ [.F47]*0.076152071 + IF([.H47]=&quot;hdd&quot;; [.G47]*0.394; [.G47]*1.3104375))/0.3839800063" office:value-type="float" office:value="5383.4942112193" calcext:value-type="float">
            <text:p>5383.49421121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y50_70-i7_4720hq-256gb-8gb-gtx960m-4gb-dvdrw-fullhd-l/</text:p>
          </table:table-cell>
          <table:table-cell office:value-type="string" calcext:value-type="string">
            <text:p>intel core i7 4720hq</text:p>
          </table:table-cell>
          <table:table-cell office:value-type="string" calcext:value-type="string">
            <text:p>gtx 960m</text:p>
          </table:table-cell>
          <table:table-cell office:value-type="float" office:value="8112" calcext:value-type="float">
            <text:p>8112</text:p>
          </table:table-cell>
          <table:table-cell office:value-type="float" office:value="1670" calcext:value-type="float">
            <text:p>167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3999" calcext:value-type="float">
            <text:p>3999</text:p>
          </table:table-cell>
          <table:table-cell table:formula="of:=([.I48]*31 + [.E48]*0.16483826+ [.F48]*0.076152071 + IF([.H48]=&quot;hdd&quot;; [.G48]*0.394; [.G48]*1.3104375))/0.3839800063" office:value-type="float" office:value="5333.12643911481" calcext:value-type="float">
            <text:p>5333.12643911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2tb-16gb-radeon-r5-m335-4gb-fullhd-l/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4404" calcext:value-type="float">
            <text:p>4404</text:p>
          </table:table-cell>
          <table:table-cell table:formula="of:=([.I49]*31 + [.E49]*0.16483826+ [.F49]*0.076152071 + IF([.H49]=&quot;hdd&quot;; [.G49]*0.394; [.G49]*1.3104375))/0.3839800063" office:value-type="float" office:value="5323.71854838162" calcext:value-type="float">
            <text:p>5323.71854838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2tb-16gb-radeon-r5-m335-4gb-fullhd-touch-l/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4299" calcext:value-type="float">
            <text:p>4299</text:p>
          </table:table-cell>
          <table:table-cell table:formula="of:=([.I50]*31 + [.E50]*0.16483826+ [.F50]*0.076152071 + IF([.H50]=&quot;hdd&quot;; [.G50]*0.394; [.G50]*1.3104375))/0.3839800063" office:value-type="float" office:value="5323.71854838162" calcext:value-type="float">
            <text:p>5323.71854838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2tb-16gb-r5-m335-4gb-dvdrw-fullhd-win10-l/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4299" calcext:value-type="float">
            <text:p>4299</text:p>
          </table:table-cell>
          <table:table-cell table:formula="of:=([.I51]*31 + [.E51]*0.16483826+ [.F51]*0.076152071 + IF([.H51]=&quot;hdd&quot;; [.G51]*0.394; [.G51]*1.3104375))/0.3839800063" office:value-type="float" office:value="5323.71854838162" calcext:value-type="float">
            <text:p>5323.71854838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2tb-16gb-m335-4gb-dvdrw-fullhd-win10-st-l/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4199" calcext:value-type="float">
            <text:p>4199</text:p>
          </table:table-cell>
          <table:table-cell table:formula="of:=([.I52]*31 + [.E52]*0.16483826+ [.F52]*0.076152071 + IF([.H52]=&quot;hdd&quot;; [.G52]*0.394; [.G52]*1.3104375))/0.3839800063" office:value-type="float" office:value="5323.71854838162" calcext:value-type="float">
            <text:p>5323.71854838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555jx_xo124d-i7_4720hq-1tb-4gb-gtx950m-2gb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53]*31 + [.E53]*0.16483826+ [.F53]*0.076152071 + IF([.H53]=&quot;hdd&quot;; [.G53]*0.394; [.G53]*1.3104375))/0.3839800063" office:value-type="float" office:value="5109.07034828079" calcext:value-type="float">
            <text:p>5109.07034828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0jx_xx130d-i7_4720hq-1tb-4gb-gtx950m-2gb-dvd_rw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2849" calcext:value-type="float">
            <text:p>2849</text:p>
          </table:table-cell>
          <table:table-cell table:formula="of:=([.I54]*31 + [.E54]*0.16483826+ [.F54]*0.076152071 + IF([.H54]=&quot;hdd&quot;; [.G54]*0.394; [.G54]*1.3104375))/0.3839800063" office:value-type="float" office:value="5109.07034828079" calcext:value-type="float">
            <text:p>5109.07034828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0jx_xx017d-i7_4720hq-1tb-4gb-gtx950m-2gb-l/</text:p>
          </table:table-cell>
          <table:table-cell office:value-type="string" calcext:value-type="string">
            <text:p>intel core i7 4720hq </text:p>
          </table:table-cell>
          <table:table-cell office:value-type="string" calcext:value-type="string">
            <text:p>gtx950m</text:p>
          </table:table-cell>
          <table:table-cell office:value-type="float" office:value="8112" calcext:value-type="float">
            <text:p>81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55]*31 + [.E55]*0.16483826+ [.F55]*0.076152071 + IF([.H55]=&quot;hdd&quot;; [.G55]*0.394; [.G55]*1.3104375))/0.3839800063" office:value-type="float" office:value="5109.07034828079" calcext:value-type="float">
            <text:p>5109.07034828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v5_591g-i7_6700hq-1tb-4gb-nvidia-gtx950m-2gb-hd-l/</text:p>
          </table:table-cell>
          <table:table-cell office:value-type="string" calcext:value-type="string">
            <text:p>intel core i7 6700hq</text:p>
          </table:table-cell>
          <table:table-cell office:value-type="string" calcext:value-type="string">
            <text:p>gtx 950m</text:p>
          </table:table-cell>
          <table:table-cell office:value-type="float" office:value="7999" calcext:value-type="float">
            <text:p>7999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3299" calcext:value-type="float">
            <text:p>3299</text:p>
          </table:table-cell>
          <table:table-cell table:formula="of:=([.I56]*31 + [.E56]*0.16483826+ [.F56]*0.076152071 + IF([.H56]=&quot;hdd&quot;; [.G56]*0.394; [.G56]*1.3104375))/0.3839800063" office:value-type="float" office:value="5060.56073039863" calcext:value-type="float">
            <text:p>5060.56073039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og-g56jk_dm156d-i7_4710hq-1tb-7200-rpm-4gb-gtx-850m-2gb-l/</text:p>
          </table:table-cell>
          <table:table-cell office:value-type="string" calcext:value-type="string">
            <text:p>intel core i7 4710hq</text:p>
          </table:table-cell>
          <table:table-cell office:value-type="string" calcext:value-type="string">
            <text:p>gtx 850m</text:p>
          </table:table-cell>
          <table:table-cell office:value-type="float" office:value="7892" calcext:value-type="float">
            <text:p>789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office:value-type="float" office:value="3299" calcext:value-type="float">
            <text:p>3299</text:p>
          </table:table-cell>
          <table:table-cell table:formula="of:=([.I57]*31 + [.E57]*0.16483826+ [.F57]*0.076152071 + IF([.H57]=&quot;hdd&quot;; [.G57]*0.394; [.G57]*1.3104375))/0.3839800063" office:value-type="float" office:value="5017.40336659294" calcext:value-type="float">
            <text:p>5017.4033665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rog-g551jw_cn319d-i7_4750hq-1tbplus24gb-8gb-gtx960m-4gb-fullhd-l/</text:p>
          </table:table-cell>
          <table:table-cell office:value-type="string" calcext:value-type="string">
            <text:p>intel core i7 4750hq </text:p>
          </table:table-cell>
          <table:table-cell office:value-type="string" calcext:value-type="string">
            <text:p>gtx960m</text:p>
          </table:table-cell>
          <table:table-cell office:value-type="float" office:value="8192" calcext:value-type="float">
            <text:p>8192</text:p>
          </table:table-cell>
          <table:table-cell office:value-type="float" office:value="1670" calcext:value-type="float">
            <text:p>1670</text:p>
          </table:table-cell>
          <table:table-cell table:formula="of:=333+24" office:value-type="float" office:value="357" calcext:value-type="float">
            <text:p>357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office:value-type="float" office:value="4199" calcext:value-type="float">
            <text:p>4199</text:p>
          </table:table-cell>
          <table:table-cell table:formula="of:=([.I58]*31 + [.E58]*0.16483826+ [.F58]*0.076152071 + IF([.H58]=&quot;hdd&quot;; [.G58]*0.394; [.G58]*1.3104375))/0.3839800063" office:value-type="float" office:value="4860.11499002885" calcext:value-type="float">
            <text:p>4860.114990028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7559-i5_6300hq-1tb-sshd-8gb-gtx960m-4gb-win10-2ani-garantie-l/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60m</text:p>
          </table:table-cell>
          <table:table-cell office:value-type="float" office:value="5793" calcext:value-type="float">
            <text:p>5793</text:p>
          </table:table-cell>
          <table:table-cell office:value-type="float" office:value="1670" calcext:value-type="float">
            <text:p>167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windows 10</text:p>
          </table:table-cell>
          <table:table-cell office:value-type="float" office:value="4399" calcext:value-type="float">
            <text:p>4399</text:p>
          </table:table-cell>
          <table:table-cell table:formula="of:=([.I59]*31 + [.E59]*0.16483826+ [.F59]*0.076152071 + IF([.H59]=&quot;hdd&quot;; [.G59]*0.394; [.G59]*1.3104375))/0.3839800063" office:value-type="float" office:value="4627.69195555899" calcext:value-type="float">
            <text:p>4627.69195555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v5_591g-i5_6300hq-1tbplus8gb-8gb-nvidia-gtx950m-4gb-fullhd-l/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50m</text:p>
          </table:table-cell>
          <table:table-cell office:value-type="float" office:value="5793" calcext:value-type="float">
            <text:p>5793</text:p>
          </table:table-cell>
          <table:table-cell office:value-type="float" office:value="1400" calcext:value-type="float">
            <text:p>14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3349" calcext:value-type="float">
            <text:p>3349</text:p>
          </table:table-cell>
          <table:table-cell table:formula="of:=([.I60]*31 + [.E60]*0.16483826+ [.F60]*0.076152071 + IF([.H60]=&quot;hdd&quot;; [.G60]*0.394; [.G60]*1.3104375))/0.3839800063" office:value-type="float" office:value="4574.14474259828" calcext:value-type="float">
            <text:p>4574.144742598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v5_591g-i5_6300hq-1tb-4gb-nvidia-gtx950m-2gb-hd-l/</text:p>
          </table:table-cell>
          <table:table-cell office:value-type="string" calcext:value-type="string">
            <text:p>intel core i5 6300hq</text:p>
          </table:table-cell>
          <table:table-cell office:value-type="string" calcext:value-type="string">
            <text:p>gtx 950m</text:p>
          </table:table-cell>
          <table:table-cell office:value-type="float" office:value="5793" calcext:value-type="float">
            <text:p>5793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899" calcext:value-type="float">
            <text:p>2899</text:p>
          </table:table-cell>
          <table:table-cell table:formula="of:=([.I61]*31 + [.E61]*0.16483826+ [.F61]*0.076152071 + IF([.H61]=&quot;hdd&quot;; [.G61]*0.394; [.G61]*1.3104375))/0.3839800063" office:value-type="float" office:value="4113.54996006208" calcext:value-type="float">
            <text:p>4113.549960062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y50_70-i5_4210h-1tbplus8gb-8gb-gtx860-4gb-fullhd-l/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860m</text:p>
          </table:table-cell>
          <table:table-cell office:value-type="float" office:value="4556" calcext:value-type="float">
            <text:p>4556</text:p>
          </table:table-cell>
          <table:table-cell office:value-type="float" office:value="1583" calcext:value-type="float">
            <text:p>158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3499" calcext:value-type="float">
            <text:p>3499</text:p>
          </table:table-cell>
          <table:table-cell table:formula="of:=([.I62]*31 + [.E62]*0.16483826+ [.F62]*0.076152071 + IF([.H62]=&quot;hdd&quot;; [.G62]*0.394; [.G62]*1.3104375))/0.3839800063" office:value-type="float" office:value="4079.40778882424" calcext:value-type="float">
            <text:p>4079.407788824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5j-i5_5200u-1tbplus128gb-ssd-8gb-gt930m-2gb-win10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 </text:p>
          </table:table-cell>
          <table:table-cell office:value-type="float" office:value="3522" calcext:value-type="float">
            <text:p>3522</text:p>
          </table:table-cell>
          <table:table-cell office:value-type="float" office:value="859" calcext:value-type="float">
            <text:p>859</text:p>
          </table:table-cell>
          <table:table-cell table:formula="of:=1000/3+128" office:value-type="float" office:value="461.333333333333" calcext:value-type="float">
            <text:p>461.3333333333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office:value-type="float" office:value="4499" calcext:value-type="float">
            <text:p>4499</text:p>
          </table:table-cell>
          <table:table-cell table:formula="of:=([.I63]*31 + [.E63]*0.16483826+ [.F63]*0.076152071 + IF([.H63]=&quot;hdd&quot;; [.G63]*0.394; [.G63]*1.3104375))/0.3839800063" office:value-type="float" office:value="3902.60809449078" calcext:value-type="float">
            <text:p>3902.60809449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6l-i7_6500u-1tbplus8gb-8gb-gt930m-2gb-win10-fullhd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gt930m</text:p>
          </table:table-cell>
          <table:table-cell office:value-type="float" office:value="4336" calcext:value-type="float">
            <text:p>4336</text:p>
          </table:table-cell>
          <table:table-cell office:value-type="float" office:value="859" calcext:value-type="float">
            <text:p>85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office:value-type="float" office:value="4249" calcext:value-type="float">
            <text:p>4249</text:p>
          </table:table-cell>
          <table:table-cell table:formula="of:=([.I64]*31 + [.E64]*0.16483826+ [.F64]*0.076152071 + IF([.H64]=&quot;hdd&quot;; [.G64]*0.394; [.G64]*1.3104375))/0.3839800063" office:value-type="float" office:value="3841.37842504379" calcext:value-type="float">
            <text:p>3841.378425043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7537-i7_4510u-1tbplus8gb-8gb-gt750m-2gb-win8-full-hd-touch-l/</text:p>
          </table:table-cell>
          <table:table-cell office:value-type="string" calcext:value-type="string">
            <text:p>intel core i7 4510u </text:p>
          </table:table-cell>
          <table:table-cell office:value-type="string" calcext:value-type="string">
            <text:p>gt 750m</text:p>
          </table:table-cell>
          <table:table-cell office:value-type="float" office:value="3946" calcext:value-type="float">
            <text:p>3946</text:p>
          </table:table-cell>
          <table:table-cell office:value-type="float" office:value="1312" calcext:value-type="float">
            <text:p>131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</text:p>
          </table:table-cell>
          <table:table-cell office:value-type="float" office:value="4409" calcext:value-type="float">
            <text:p>4409</text:p>
          </table:table-cell>
          <table:table-cell table:formula="of:=([.I65]*31 + [.E65]*0.16483826+ [.F65]*0.076152071 + IF([.H65]=&quot;hdd&quot;; [.G65]*0.394; [.G65]*1.3104375))/0.3839800063" office:value-type="float" office:value="3763.7961740197" calcext:value-type="float">
            <text:p>3763.796174019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48-i7_5500u-1tbplus8gb-8gb-amd-r7_m270-4gb-win8-fullhd-touch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70</text:p>
          </table:table-cell>
          <table:table-cell office:value-type="float" office:value="4029" calcext:value-type="float">
            <text:p>4029</text:p>
          </table:table-cell>
          <table:table-cell office:value-type="float" office:value="769" calcext:value-type="float">
            <text:p>76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/>
          <table:table-cell table:formula="of:=([.I66]*31 + [.E66]*0.16483826+ [.F66]*0.076152071 + IF([.H66]=&quot;hdd&quot;; [.G66]*0.394; [.G66]*1.3104375))/0.3839800063" office:value-type="float" office:value="3691.73773733281" calcext:value-type="float">
            <text:p>3691.7377373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7_5500u-1tb-8gb-amd-r9_m375-4gb-fullhd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3599" calcext:value-type="float">
            <text:p>3599</text:p>
          </table:table-cell>
          <table:table-cell table:formula="of:=([.I67]*31 + [.E67]*0.16483826+ [.F67]*0.076152071 + IF([.H67]=&quot;hdd&quot;; [.G67]*0.394; [.G67]*1.3104375))/0.3839800063" office:value-type="float" office:value="3675.45011832821" calcext:value-type="float">
            <text:p>3675.450118328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7_5500u-1tb-8gb-amd-r9m375-4gb-fullhd-alb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3299" calcext:value-type="float">
            <text:p>3299</text:p>
          </table:table-cell>
          <table:table-cell table:formula="of:=([.I68]*31 + [.E68]*0.16483826+ [.F68]*0.076152071 + IF([.H68]=&quot;hdd&quot;; [.G68]*0.394; [.G68]*1.3104375))/0.3839800063" office:value-type="float" office:value="3675.45011832821" calcext:value-type="float">
            <text:p>3675.450118328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7_5500u-1tb-8gb-r9_m375-4gb-fhd-dvd_rw-alb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69]*31 + [.E69]*0.16483826+ [.F69]*0.076152071 + IF([.H69]=&quot;hdd&quot;; [.G69]*0.394; [.G69]*1.3104375))/0.3839800063" office:value-type="float" office:value="3675.45011832821" calcext:value-type="float">
            <text:p>3675.450118328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7_5500u-1tb-8gb-m375-4gb-dvdrw-fullhd-alb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70]*31 + [.E70]*0.16483826+ [.F70]*0.076152071 + IF([.H70]=&quot;hdd&quot;; [.G70]*0.394; [.G70]*1.3104375))/0.3839800063" office:value-type="float" office:value="3675.45011832821" calcext:value-type="float">
            <text:p>3675.450118328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7_5500u-1tb-8gb-r9_m375-4gb-fhd-dvd_rw-negru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71]*31 + [.E71]*0.16483826+ [.F71]*0.076152071 + IF([.H71]=&quot;hdd&quot;; [.G71]*0.394; [.G71]*1.3104375))/0.3839800063" office:value-type="float" office:value="3675.45011832821" calcext:value-type="float">
            <text:p>3675.450118328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1tb-8gb-m335-4gb-dvdrw-fullhd-touch-win8-gri-l/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8</text:p>
          </table:table-cell>
          <table:table-cell office:value-type="float" office:value="4199" calcext:value-type="float">
            <text:p>4199</text:p>
          </table:table-cell>
          <table:table-cell table:formula="of:=([.I72]*31 + [.E72]*0.16483826+ [.F72]*0.076152071 + IF([.H72]=&quot;hdd&quot;; [.G72]*0.394; [.G72]*1.3104375))/0.3839800063" office:value-type="float" office:value="3651.75649445527" calcext:value-type="float">
            <text:p>3651.75649445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1tb-8gb-radeon-r5-m335-4gb-win10-hd-blue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3899" calcext:value-type="float">
            <text:p>3899</text:p>
          </table:table-cell>
          <table:table-cell table:formula="of:=([.I73]*31 + [.E73]*0.16483826+ [.F73]*0.076152071 + IF([.H73]=&quot;hdd&quot;; [.G73]*0.394; [.G73]*1.3104375))/0.3839800063" office:value-type="float" office:value="3651.75649445527" calcext:value-type="float">
            <text:p>3651.75649445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1tb-8gb-radeon-r5-m335-4gb-win10-hd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3799" calcext:value-type="float">
            <text:p>3799</text:p>
          </table:table-cell>
          <table:table-cell table:formula="of:=([.I74]*31 + [.E74]*0.16483826+ [.F74]*0.076152071 + IF([.H74]=&quot;hdd&quot;; [.G74]*0.394; [.G74]*1.3104375))/0.3839800063" office:value-type="float" office:value="3651.75649445527" calcext:value-type="float">
            <text:p>3651.75649445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1tb-8gb-radeon-r5-m335-4gb-fullhd-touch-gri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3699" calcext:value-type="float">
            <text:p>3699</text:p>
          </table:table-cell>
          <table:table-cell table:formula="of:=([.I75]*31 + [.E75]*0.16483826+ [.F75]*0.076152071 + IF([.H75]=&quot;hdd&quot;; [.G75]*0.394; [.G75]*1.3104375))/0.3839800063" office:value-type="float" office:value="3651.75649445527" calcext:value-type="float">
            <text:p>3651.75649445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1tb-8gb-radeon-r5-m335-4gb-dvdrw-hd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3199" calcext:value-type="float">
            <text:p>3199</text:p>
          </table:table-cell>
          <table:table-cell table:formula="of:=([.I76]*31 + [.E76]*0.16483826+ [.F76]*0.076152071 + IF([.H76]=&quot;hdd&quot;; [.G76]*0.394; [.G76]*1.3104375))/0.3839800063" office:value-type="float" office:value="3651.75649445527" calcext:value-type="float">
            <text:p>3651.75649445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y50_70-i5_4210h-1tb-4gb-gtx960m-4gb-fullhd-black-l/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960m</text:p>
          </table:table-cell>
          <table:table-cell office:value-type="float" office:value="4556" calcext:value-type="float">
            <text:p>4556</text:p>
          </table:table-cell>
          <table:table-cell office:value-type="float" office:value="1670" calcext:value-type="float">
            <text:p>16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4399" calcext:value-type="float">
            <text:p>4399</text:p>
          </table:table-cell>
          <table:table-cell table:formula="of:=([.I77]*31 + [.E77]*0.16483826+ [.F77]*0.076152071 + IF([.H77]=&quot;hdd&quot;; [.G77]*0.394; [.G77]*1.3104375))/0.3839800063" office:value-type="float" office:value="3636.06710824204" calcext:value-type="float">
            <text:p>3636.06710824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7537-i7_4510u-1tb-8gb-gt750m-2gb-l/</text:p>
          </table:table-cell>
          <table:table-cell office:value-type="string" calcext:value-type="string">
            <text:p>intel core i7 4510u </text:p>
          </table:table-cell>
          <table:table-cell office:value-type="string" calcext:value-type="string">
            <text:p>gt 750m</text:p>
          </table:table-cell>
          <table:table-cell office:value-type="float" office:value="3946" calcext:value-type="float">
            <text:p>3946</text:p>
          </table:table-cell>
          <table:table-cell office:value-type="float" office:value="1312" calcext:value-type="float">
            <text:p>131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inux</text:p>
          </table:table-cell>
          <table:table-cell office:value-type="float" office:value="3799" calcext:value-type="float">
            <text:p>3799</text:p>
          </table:table-cell>
          <table:table-cell table:formula="of:=([.I78]*31 + [.E78]*0.16483826+ [.F78]*0.076152071 + IF([.H78]=&quot;hdd&quot;; [.G78]*0.394; [.G78]*1.3104375))/0.3839800063" office:value-type="float" office:value="3626.13487230416" calcext:value-type="float">
            <text:p>3626.134872304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5c-i7_5500u-1tb-8gb-nvidia-gt930m-2gb-fhd-gold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gt 930m</text:p>
          </table:table-cell>
          <table:table-cell office:value-type="float" office:value="4029" calcext:value-type="float">
            <text:p>4029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3349" calcext:value-type="float">
            <text:p>3349</text:p>
          </table:table-cell>
          <table:table-cell table:formula="of:=([.I79]*31 + [.E79]*0.16483826+ [.F79]*0.076152071 + IF([.H79]=&quot;hdd&quot;; [.G79]*0.394; [.G79]*1.3104375))/0.3839800063" office:value-type="float" office:value="3571.92550660417" calcext:value-type="float">
            <text:p>3571.925506604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7_5500u-1tb-8gb-gt830m-2gb-fullhd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30m</text:p>
          </table:table-cell>
          <table:table-cell office:value-type="float" office:value="4029" calcext:value-type="float">
            <text:p>4029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4284" calcext:value-type="float">
            <text:p>4284</text:p>
          </table:table-cell>
          <table:table-cell table:formula="of:=([.I80]*31 + [.E80]*0.16483826+ [.F80]*0.076152071 + IF([.H80]=&quot;hdd&quot;; [.G80]*0.394; [.G80]*1.3104375))/0.3839800063" office:value-type="float" office:value="3552.68817454051" calcext:value-type="float">
            <text:p>3552.688174540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7d-i7_6500u-256gb-8gb-gt930m-2gb-win10-fullhd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gt930m</text:p>
          </table:table-cell>
          <table:table-cell office:value-type="float" office:value="4336" calcext:value-type="float">
            <text:p>4336</text:p>
          </table:table-cell>
          <table:table-cell office:value-type="float" office:value="859" calcext:value-type="float">
            <text:p>85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office:value-type="float" office:value="4349" calcext:value-type="float">
            <text:p>4349</text:p>
          </table:table-cell>
          <table:table-cell table:formula="of:=([.I81]*31 + [.E81]*0.16483826+ [.F81]*0.076152071 + IF([.H81]=&quot;hdd&quot;; [.G81]*0.394; [.G81]*1.3104375))/0.3839800063" office:value-type="float" office:value="3551.2925203809" calcext:value-type="float">
            <text:p>3551.292520380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7_5500u-1tb-8gb-ati-r5_m255-2gb-fingerprint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255</text:p>
          </table:table-cell>
          <table:table-cell office:value-type="float" office:value="4029" calcext:value-type="float">
            <text:p>4029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82]*31 + [.E82]*0.16483826+ [.F82]*0.076152071 + IF([.H82]=&quot;hdd&quot;; [.G82]*0.394; [.G82]*1.3104375))/0.3839800063" office:value-type="float" office:value="3545.74686915671" calcext:value-type="float">
            <text:p>3545.74686915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7_6500u-256gb-8gb-dvdrw-win10pro-fullhd-fingerprint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office:value-type="float" office:value="4099" calcext:value-type="float">
            <text:p>4099</text:p>
          </table:table-cell>
          <table:table-cell table:formula="of:=([.I83]*31 + [.E83]*0.16483826+ [.F83]*0.076152071 + IF([.H83]=&quot;hdd&quot;; [.G83]*0.394; [.G83]*1.3104375))/0.3839800063" office:value-type="float" office:value="3537.21158660234" calcext:value-type="float">
            <text:p>3537.21158660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40-g3-i7_6500u-256gb-8gb-win10pro-fullhd-fingerprint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intel hd <text:s/>520</text:p>
          </table:table-cell>
          <table:table-cell office:value-type="float" office:value="4336" calcext:value-type="float">
            <text:p>4336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office:value-type="float" office:value="4074" calcext:value-type="float">
            <text:p>4074</text:p>
          </table:table-cell>
          <table:table-cell table:formula="of:=([.I84]*31 + [.E84]*0.16483826+ [.F84]*0.076152071 + IF([.H84]=&quot;hdd&quot;; [.G84]*0.394; [.G84]*1.3104375))/0.3839800063" office:value-type="float" office:value="3537.21158660234" calcext:value-type="float">
            <text:p>3537.21158660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0jx_xx129d-i5_4200h-1tb-4gb-gtx950m-2gb-dvd_rw-l/</text:p>
          </table:table-cell>
          <table:table-cell office:value-type="string" calcext:value-type="string">
            <text:p>intel core i5 4200h </text:p>
          </table:table-cell>
          <table:table-cell office:value-type="string" calcext:value-type="string">
            <text:p>gtx950m</text:p>
          </table:table-cell>
          <table:table-cell office:value-type="float" office:value="4412" calcext:value-type="float">
            <text:p>4412</text:p>
          </table:table-cell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2599" calcext:value-type="float">
            <text:p>2599</text:p>
          </table:table-cell>
          <table:table-cell table:formula="of:=([.I85]*31 + [.E85]*0.16483826+ [.F85]*0.076152071 + IF([.H85]=&quot;hdd&quot;; [.G85]*0.394; [.G85]*1.3104375))/0.3839800063" office:value-type="float" office:value="3520.70232913062" calcext:value-type="float">
            <text:p>3520.702329130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6k-i5_6200u-1tb-8gb-gt930m-2gb-win10-hd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gt930m</text:p>
          </table:table-cell>
          <table:table-cell office:value-type="float" office:value="3898" calcext:value-type="float">
            <text:p>3898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office:value-type="float" office:value="3499" calcext:value-type="float">
            <text:p>3499</text:p>
          </table:table-cell>
          <table:table-cell table:formula="of:=([.I86]*31 + [.E86]*0.16483826+ [.F86]*0.076152071 + IF([.H86]=&quot;hdd&quot;; [.G86]*0.394; [.G86]*1.3104375))/0.3839800063" office:value-type="float" office:value="3515.68869295318" calcext:value-type="float">
            <text:p>3515.688692953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7_5500u-1tb-8gb-win7-pro-fullhd-fingerprint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windows 8 pro</text:p>
          </table:table-cell>
          <table:table-cell office:value-type="float" office:value="4189" calcext:value-type="float">
            <text:p>4189</text:p>
          </table:table-cell>
          <table:table-cell table:formula="of:=([.I87]*31 + [.E87]*0.16483826+ [.F87]*0.076152071 + IF([.H87]=&quot;hdd&quot;; [.G87]*0.394; [.G87]*1.3104375))/0.3839800063" office:value-type="float" office:value="3512.62692632546" calcext:value-type="float">
            <text:p>3512.626926325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7_5500u-1tb-8gb-amd-r5_m330-2gb-fullhd-fingerprint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3149" calcext:value-type="float">
            <text:p>3149</text:p>
          </table:table-cell>
          <table:table-cell table:formula="of:=([.I88]*31 + [.E88]*0.16483826+ [.F88]*0.076152071 + IF([.H88]=&quot;hdd&quot;; [.G88]*0.394; [.G88]*1.3104375))/0.3839800063" office:value-type="float" office:value="3510.6436962158" calcext:value-type="float">
            <text:p>3510.64369621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7_5500u-1tb-8gb-r5_m330-2gb-dvd_rw-fhd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([.I89]*31 + [.E89]*0.16483826+ [.F89]*0.076152071 + IF([.H89]=&quot;hdd&quot;; [.G89]*0.394; [.G89]*1.3104375))/0.3839800063" office:value-type="float" office:value="3510.6436962158" calcext:value-type="float">
            <text:p>3510.64369621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7_5500u-1tb-8gb-amd-r5_m330-2gb-full-hd-fingerprint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599" calcext:value-type="float">
            <text:p>2599</text:p>
          </table:table-cell>
          <table:table-cell table:formula="of:=([.I90]*31 + [.E90]*0.16483826+ [.F90]*0.076152071 + IF([.H90]=&quot;hdd&quot;; [.G90]*0.394; [.G90]*1.3104375))/0.3839800063" office:value-type="float" office:value="3510.6436962158" calcext:value-type="float">
            <text:p>3510.64369621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256gb-8gb-radeon-r5-m335-4gb-fhd-touch-gri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4199" calcext:value-type="float">
            <text:p>4199</text:p>
          </table:table-cell>
          <table:table-cell table:formula="of:=([.I91]*31 + [.E91]*0.16483826+ [.F91]*0.076152071 + IF([.H91]=&quot;hdd&quot;; [.G91]*0.394; [.G91]*1.3104375))/0.3839800063" office:value-type="float" office:value="3499.33189150791" calcext:value-type="float">
            <text:p>3499.331891507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9-i7_6500u-256gb-8gb-r5-m335-4gb-fhd-touch-gri-st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5</text:p>
          </table:table-cell>
          <table:table-cell office:value-type="float" office:value="4336" calcext:value-type="float">
            <text:p>4336</text:p>
          </table:table-cell>
          <table:table-cell office:value-type="float" office:value="597" calcext:value-type="float">
            <text:p>5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4099" calcext:value-type="float">
            <text:p>4099</text:p>
          </table:table-cell>
          <table:table-cell table:formula="of:=([.I92]*31 + [.E92]*0.16483826+ [.F92]*0.076152071 + IF([.H92]=&quot;hdd&quot;; [.G92]*0.394; [.G92]*1.3104375))/0.3839800063" office:value-type="float" office:value="3499.33189150791" calcext:value-type="float">
            <text:p>3499.331891507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5_5200u-1tb-8gb-amd-r9_m375-4g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9 m375</text:p>
          </table:table-cell>
          <table:table-cell office:value-type="float" office:value="3522" calcext:value-type="float">
            <text:p>3522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3259" calcext:value-type="float">
            <text:p>3259</text:p>
          </table:table-cell>
          <table:table-cell table:formula="of:=([.I93]*31 + [.E93]*0.16483826+ [.F93]*0.076152071 + IF([.H93]=&quot;hdd&quot;; [.G93]*0.394; [.G93]*1.3104375))/0.3839800063" office:value-type="float" office:value="3457.80077083925" calcext:value-type="float">
            <text:p>3457.80077083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5_5200u-1tb-8gb-amd-r9m375-4gb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9 m375</text:p>
          </table:table-cell>
          <table:table-cell office:value-type="float" office:value="3522" calcext:value-type="float">
            <text:p>3522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([.I94]*31 + [.E94]*0.16483826+ [.F94]*0.076152071 + IF([.H94]=&quot;hdd&quot;; [.G94]*0.394; [.G94]*1.3104375))/0.3839800063" office:value-type="float" office:value="3457.80077083925" calcext:value-type="float">
            <text:p>3457.80077083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5_6200u-1tb-8gb-radeon-r5-m330-2gb-dvdrw-win10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5 m330</text:p>
          </table:table-cell>
          <table:table-cell office:value-type="float" office:value="3898" calcext:value-type="float">
            <text:p>3898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95]*31 + [.E95]*0.16483826+ [.F95]*0.076152071 + IF([.H95]=&quot;hdd&quot;; [.G95]*0.394; [.G95]*1.3104375))/0.3839800063" office:value-type="float" office:value="3454.40688256481" calcext:value-type="float">
            <text:p>3454.40688256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70_80-i5_5200u-1tbplus8gb-8gb-dvd_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96]*31 + [.E96]*0.16483826+ [.F96]*0.076152071 + IF([.H96]=&quot;hdd&quot;; [.G96]*0.394; [.G96]*1.3104375))/0.3839800063" office:value-type="float" office:value="3432.63888055205" calcext:value-type="float">
            <text:p>3432.638880552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f5_572g-i7_6500u-1tb-4gb-nvidia-gt940m-4gb-dvdrw-fullhd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940m</text:p>
          </table:table-cell>
          <table:table-cell office:value-type="float" office:value="4336" calcext:value-type="float">
            <text:p>43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3099" calcext:value-type="float">
            <text:p>3099</text:p>
          </table:table-cell>
          <table:table-cell table:formula="of:=([.I97]*31 + [.E97]*0.16483826+ [.F97]*0.076152071 + IF([.H97]=&quot;hdd&quot;; [.G97]*0.394; [.G97]*1.3104375))/0.3839800063" office:value-type="float" office:value="3389.906501012" calcext:value-type="float">
            <text:p>3389.90650101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4g_77kt-i7_6500u-1tb_5400rpm-4gb-940m-4gb-dvdrw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940m</text:p>
          </table:table-cell>
          <table:table-cell office:value-type="float" office:value="4336" calcext:value-type="float">
            <text:p>43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899" calcext:value-type="float">
            <text:p>2899</text:p>
          </table:table-cell>
          <table:table-cell table:formula="of:=([.I98]*31 + [.E98]*0.16483826+ [.F98]*0.076152071 + IF([.H98]=&quot;hdd&quot;; [.G98]*0.394; [.G98]*1.3104375))/0.3839800063" office:value-type="float" office:value="3389.906501012" calcext:value-type="float">
            <text:p>3389.90650101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54-i5_5200u-1tb-8gb-gf930m-2gb-dvd_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</text:p>
          </table:table-cell>
          <table:table-cell office:value-type="float" office:value="3522" calcext:value-type="float">
            <text:p>3522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599" calcext:value-type="float">
            <text:p>2599</text:p>
          </table:table-cell>
          <table:table-cell table:formula="of:=([.I99]*31 + [.E99]*0.16483826+ [.F99]*0.076152071 + IF([.H99]=&quot;hdd&quot;; [.G99]*0.394; [.G99]*1.3104375))/0.3839800063" office:value-type="float" office:value="3354.27615911522" calcext:value-type="float">
            <text:p>3354.276159115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r5_471t-i5_6200u-256gb-8gb-win10-fullhd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10</text:p>
          </table:table-cell>
          <table:table-cell office:value-type="float" office:value="3994" calcext:value-type="float">
            <text:p>3994</text:p>
          </table:table-cell>
          <table:table-cell table:formula="of:=([.I100]*31 + [.E100]*0.16483826+ [.F100]*0.076152071 + IF([.H100]=&quot;hdd&quot;; [.G100]*0.394; [.G100]*1.3104375))/0.3839800063" office:value-type="float" office:value="3349.18315622727" calcext:value-type="float">
            <text:p>3349.183156227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751lk_ty160d-i7_5500u-2tb-8gb-gtx850m-2gb-hdplus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x850m</text:p>
          </table:table-cell>
          <table:table-cell office:value-type="float" office:value="4029" calcext:value-type="float">
            <text:p>4029</text:p>
          </table:table-cell>
          <table:table-cell office:value-type="float" office:value="1414" calcext:value-type="float">
            <text:p>1414</text:p>
          </table:table-cell>
          <table:table-cell table:formula="of:=666+8" office:value-type="float" office:value="674" calcext:value-type="float">
            <text:p>674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ara sistem</text:p>
          </table:table-cell>
          <table:table-cell office:value-type="float" office:value="3099" calcext:value-type="float">
            <text:p>3099</text:p>
          </table:table-cell>
          <table:table-cell table:formula="of:=([.I101]*31 + [.E101]*0.16483826+ [.F101]*0.076152071 + IF([.H101]=&quot;hdd&quot;; [.G101]*0.394; [.G101]*1.3104375))/0.3839800063" office:value-type="float" office:value="3347.48777760515" calcext:value-type="float">
            <text:p>3347.487777605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7548-i5_5200u-1tb-8gb-amd-r7_m270-4gb-win8-touch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70</text:p>
          </table:table-cell>
          <table:table-cell office:value-type="float" office:value="3522" calcext:value-type="float">
            <text:p>3522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8</text:p>
          </table:table-cell>
          <table:table-cell office:value-type="float" office:value="3789" calcext:value-type="float">
            <text:p>3789</text:p>
          </table:table-cell>
          <table:table-cell table:formula="of:=([.I102]*31 + [.E102]*0.16483826+ [.F102]*0.076152071 + IF([.H102]=&quot;hdd&quot;; [.G102]*0.394; [.G102]*1.3104375))/0.3839800063" office:value-type="float" office:value="3336.42708812831" calcext:value-type="float">
            <text:p>3336.427088128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5_5200u-1tb_5400rpm-gt830m-2gb-win7pro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office:value-type="float" office:value="4334" calcext:value-type="float">
            <text:p>4334</text:p>
          </table:table-cell>
          <table:table-cell table:formula="of:=([.I103]*31 + [.E103]*0.16483826+ [.F103]*0.076152071 + IF([.H103]=&quot;hdd&quot;; [.G103]*0.394; [.G103]*1.3104375))/0.3839800063" office:value-type="float" office:value="3335.03882705155" calcext:value-type="float">
            <text:p>3335.03882705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5_5200u-1tb-8gb-gt830m-2gb-win8-pro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 pro</text:p>
          </table:table-cell>
          <table:table-cell office:value-type="float" office:value="4269" calcext:value-type="float">
            <text:p>4269</text:p>
          </table:table-cell>
          <table:table-cell table:formula="of:=([.I104]*31 + [.E104]*0.16483826+ [.F104]*0.076152071 + IF([.H104]=&quot;hdd&quot;; [.G104]*0.394; [.G104]*1.3104375))/0.3839800063" office:value-type="float" office:value="3335.03882705155" calcext:value-type="float">
            <text:p>3335.03882705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5_5200u-1tb-8gb-gt830m-2gb-win7-pro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office:value-type="float" office:value="4229" calcext:value-type="float">
            <text:p>4229</text:p>
          </table:table-cell>
          <table:table-cell table:formula="of:=([.I105]*31 + [.E105]*0.16483826+ [.F105]*0.076152071 + IF([.H105]=&quot;hdd&quot;; [.G105]*0.394; [.G105]*1.3104375))/0.3839800063" office:value-type="float" office:value="3335.03882705155" calcext:value-type="float">
            <text:p>3335.03882705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5_5200u-1tb-8gb-gt830m-2gb-f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float" office:value="762" calcext:value-type="float">
            <text:p>76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3669" calcext:value-type="float">
            <text:p>3669</text:p>
          </table:table-cell>
          <table:table-cell table:formula="of:=([.I106]*31 + [.E106]*0.16483826+ [.F106]*0.076152071 + IF([.H106]=&quot;hdd&quot;; [.G106]*0.394; [.G106]*1.3104375))/0.3839800063" office:value-type="float" office:value="3335.03882705155" calcext:value-type="float">
            <text:p>3335.03882705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5_5200u-1tb-8gb-r5_m255-2gb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office:value-type="float" office:value="2534" calcext:value-type="float">
            <text:p>2534</text:p>
          </table:table-cell>
          <table:table-cell table:formula="of:=([.I107]*31 + [.E107]*0.16483826+ [.F107]*0.076152071 + IF([.H107]=&quot;hdd&quot;; [.G107]*0.394; [.G107]*1.3104375))/0.3839800063" office:value-type="float" office:value="3328.09752166776" calcext:value-type="float">
            <text:p>3328.097521667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5_5200u-1tb-8gb-amd-r5_m255-2gb-fingerprint-plus-geanta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108]*31 + [.E108]*0.16483826+ [.F108]*0.076152071 + IF([.H108]=&quot;hdd&quot;; [.G108]*0.394; [.G108]*1.3104375))/0.3839800063" office:value-type="float" office:value="3328.09752166776" calcext:value-type="float">
            <text:p>3328.097521667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1_80-i7_6500u-1tb_5400rpm-4gb-r5-m330-2gb-dvdrw-fullhd-fingerpri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0</text:p>
          </table:table-cell>
          <table:table-cell office:value-type="float" office:value="4336" calcext:value-type="float">
            <text:p>4336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3104" calcext:value-type="float">
            <text:p>3104</text:p>
          </table:table-cell>
          <table:table-cell table:formula="of:=([.I109]*31 + [.E109]*0.16483826+ [.F109]*0.076152071 + IF([.H109]=&quot;hdd&quot;; [.G109]*0.394; [.G109]*1.3104375))/0.3839800063" office:value-type="float" office:value="3319.50183211922" calcext:value-type="float">
            <text:p>3319.501832119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300_17-i7_6500u-1tb_5400rpm-4gb-r5-m330-2gb-dvdrw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5 m330</text:p>
          </table:table-cell>
          <table:table-cell office:value-type="float" office:value="4336" calcext:value-type="float">
            <text:p>4336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([.I110]*31 + [.E110]*0.16483826+ [.F110]*0.076152071 + IF([.H110]=&quot;hdd&quot;; [.G110]*0.394; [.G110]*1.3104375))/0.3839800063" office:value-type="float" office:value="3319.50183211922" calcext:value-type="float">
            <text:p>3319.501832119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7n-i5_5200u-1tb-8gb-amd-r7_m260-2gb-resigila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60</text:p>
          </table:table-cell>
          <table:table-cell office:value-type="float" office:value="3522" calcext:value-type="float">
            <text:p>3522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111]*31 + [.E111]*0.16483826+ [.F111]*0.076152071 + IF([.H111]=&quot;hdd&quot;; [.G111]*0.394; [.G111]*1.3104375))/0.3839800063" office:value-type="float" office:value="3318.57801714141" calcext:value-type="float">
            <text:p>3318.578017141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5_5200u-1tb_5400rpm-8gb-linux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office:value-type="float" office:value="3399" calcext:value-type="float">
            <text:p>3399</text:p>
          </table:table-cell>
          <table:table-cell table:formula="of:=([.I112]*31 + [.E112]*0.16483826+ [.F112]*0.076152071 + IF([.H112]=&quot;hdd&quot;; [.G112]*0.394; [.G112]*1.3104375))/0.3839800063" office:value-type="float" office:value="3294.97757883651" calcext:value-type="float">
            <text:p>3294.977578836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5_5200u-1tb_5400rpm-8gb-dvd_rw-fullhd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13]*31 + [.E113]*0.16483826+ [.F113]*0.076152071 + IF([.H113]=&quot;hdd&quot;; [.G113]*0.394; [.G113]*1.3104375))/0.3839800063" office:value-type="float" office:value="3294.97757883651" calcext:value-type="float">
            <text:p>3294.977578836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5_5200u-1tb-8gb-ati-r5_m330-2gb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([.I114]*31 + [.E114]*0.16483826+ [.F114]*0.076152071 + IF([.H114]=&quot;hdd&quot;; [.G114]*0.394; [.G114]*1.3104375))/0.3839800063" office:value-type="float" office:value="3292.99434872685" calcext:value-type="float">
            <text:p>3292.994348726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57-i7_5500u-1tb-4gb-gt930m-2gb-dvdrw-hd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gt 930m</text:p>
          </table:table-cell>
          <table:table-cell office:value-type="float" office:value="4029" calcext:value-type="float">
            <text:p>4029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115]*31 + [.E115]*0.16483826+ [.F115]*0.076152071 + IF([.H115]=&quot;hdd&quot;; [.G115]*0.394; [.G115]*1.3104375))/0.3839800063" office:value-type="float" office:value="3248.9920257835" calcext:value-type="float">
            <text:p>3248.992025783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58-i7_5500u-1tb_5400rpm-4gb-gf930m-2gb-dvd_rw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30m </text:p>
          </table:table-cell>
          <table:table-cell office:value-type="float" office:value="4029" calcext:value-type="float">
            <text:p>4029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116]*31 + [.E116]*0.16483826+ [.F116]*0.076152071 + IF([.H116]=&quot;hdd&quot;; [.G116]*0.394; [.G116]*1.3104375))/0.3839800063" office:value-type="float" office:value="3248.9920257835" calcext:value-type="float">
            <text:p>3248.992025783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56-i7_5500u-1tb-4gb-930m-2gb-dvdrw-gold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30m</text:p>
          </table:table-cell>
          <table:table-cell office:value-type="float" office:value="4029" calcext:value-type="float">
            <text:p>4029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([.I117]*31 + [.E117]*0.16483826+ [.F117]*0.076152071 + IF([.H117]=&quot;hdd&quot;; [.G117]*0.394; [.G117]*1.3104375))/0.3839800063" office:value-type="float" office:value="3248.79370277254" calcext:value-type="float">
            <text:p>3248.793702772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56-i7_5500u-1tb-4gb-930m-2gb-dvdrw-gold-resigila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30m</text:p>
          </table:table-cell>
          <table:table-cell office:value-type="float" office:value="4029" calcext:value-type="float">
            <text:p>4029</text:p>
          </table:table-cell>
          <table:table-cell office:value-type="float" office:value="858" calcext:value-type="float">
            <text:p>85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118]*31 + [.E118]*0.16483826+ [.F118]*0.076152071 + IF([.H118]=&quot;hdd&quot;; [.G118]*0.394; [.G118]*1.3104375))/0.3839800063" office:value-type="float" office:value="3248.79370277254" calcext:value-type="float">
            <text:p>3248.793702772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5_4210u-1tb-8gb-gt820m-2gb-dvdrw-linux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820m</text:p>
          </table:table-cell>
          <table:table-cell office:value-type="float" office:value="3384" calcext:value-type="float">
            <text:p>3384</text:p>
          </table:table-cell>
          <table:table-cell office:value-type="float" office:value="577" calcext:value-type="float">
            <text:p>57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469" calcext:value-type="float">
            <text:p>2469</text:p>
          </table:table-cell>
          <table:table-cell table:formula="of:=([.I119]*31 + [.E119]*0.16483826+ [.F119]*0.076152071 + IF([.H119]=&quot;hdd&quot;; [.G119]*0.394; [.G119]*1.3104375))/0.3839800063" office:value-type="float" office:value="3239.10723579516" calcext:value-type="float">
            <text:p>3239.107235795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5l-i7_5500u-1tb-4gb-amd-r7_m260-2gb-white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7 m260</text:p>
          </table:table-cell>
          <table:table-cell office:value-type="float" office:value="4029" calcext:value-type="float">
            <text:p>4029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3099" calcext:value-type="float">
            <text:p>3099</text:p>
          </table:table-cell>
          <table:table-cell table:formula="of:=([.I120]*31 + [.E120]*0.16483826+ [.F120]*0.076152071 + IF([.H120]=&quot;hdd&quot;; [.G120]*0.394; [.G120]*1.3104375))/0.3839800063" office:value-type="float" office:value="3213.2938838097" calcext:value-type="float">
            <text:p>3213.293883809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f5_572g-i5_6200u-1tb-4gb-nvidia-gt940m-4gb-dvdrw-fullhd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940m</text:p>
          </table:table-cell>
          <table:table-cell office:value-type="float" office:value="3898" calcext:value-type="float">
            <text:p>3898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699" calcext:value-type="float">
            <text:p>2699</text:p>
          </table:table-cell>
          <table:table-cell table:formula="of:=([.I121]*31 + [.E121]*0.16483826+ [.F121]*0.076152071 + IF([.H121]=&quot;hdd&quot;; [.G121]*0.394; [.G121]*1.3104375))/0.3839800063" office:value-type="float" office:value="3201.87807063693" calcext:value-type="float">
            <text:p>3201.878070636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4g_52kd-i5_6200u-1tb_5400rpm-4gb-gt940m-4gb-dvdrw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940m</text:p>
          </table:table-cell>
          <table:table-cell office:value-type="float" office:value="3898" calcext:value-type="float">
            <text:p>3898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499" calcext:value-type="float">
            <text:p>2499</text:p>
          </table:table-cell>
          <table:table-cell table:formula="of:=([.I122]*31 + [.E122]*0.16483826+ [.F122]*0.076152071 + IF([.H122]=&quot;hdd&quot;; [.G122]*0.394; [.G122]*1.3104375))/0.3839800063" office:value-type="float" office:value="3201.87807063693" calcext:value-type="float">
            <text:p>3201.878070636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1h-i5_5200u-256gb-8gb-gt930m-2gb-fullhd-win8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 </text:p>
          </table:table-cell>
          <table:table-cell office:value-type="float" office:value="3522" calcext:value-type="float">
            <text:p>3522</text:p>
          </table:table-cell>
          <table:table-cell office:value-type="float" office:value="859" calcext:value-type="float">
            <text:p>85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8</text:p>
          </table:table-cell>
          <table:table-cell office:value-type="float" office:value="4299" calcext:value-type="float">
            <text:p>4299</text:p>
          </table:table-cell>
          <table:table-cell table:formula="of:=([.I123]*31 + [.E123]*0.16483826+ [.F123]*0.076152071 + IF([.H123]=&quot;hdd&quot;; [.G123]*0.394; [.G123]*1.3104375))/0.3839800063" office:value-type="float" office:value="3201.85155616786" calcext:value-type="float">
            <text:p>3201.851556167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e50_80-i7_5500u-1tb-4gb-dvdrw-win7pro-fullhd-fingerprint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windows 7 pro</text:p>
          </table:table-cell>
          <table:table-cell office:value-type="float" office:value="3789" calcext:value-type="float">
            <text:p>3789</text:p>
          </table:table-cell>
          <table:table-cell table:formula="of:=([.I124]*31 + [.E124]*0.16483826+ [.F124]*0.076152071 + IF([.H124]=&quot;hdd&quot;; [.G124]*0.394; [.G124]*1.3104375))/0.3839800063" office:value-type="float" office:value="3189.6934455048" calcext:value-type="float">
            <text:p>3189.69344550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y50_70-i5_4210h-500gbplus8gb-4gb-gtx860m-4gb-fullhd-l/</text:p>
          </table:table-cell>
          <table:table-cell office:value-type="string" calcext:value-type="string">
            <text:p>intel core i5 4210h </text:p>
          </table:table-cell>
          <table:table-cell office:value-type="string" calcext:value-type="string">
            <text:p>gtx860m</text:p>
          </table:table-cell>
          <table:table-cell office:value-type="float" office:value="4556" calcext:value-type="float">
            <text:p>4556</text:p>
          </table:table-cell>
          <table:table-cell office:value-type="float" office:value="1583" calcext:value-type="float">
            <text:p>1583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3199" calcext:value-type="float">
            <text:p>3199</text:p>
          </table:table-cell>
          <table:table-cell table:formula="of:=([.I125]*31 + [.E125]*0.16483826+ [.F125]*0.076152071 + IF([.H125]=&quot;hdd&quot;; [.G125]*0.394; [.G125]*1.3104375))/0.3839800063" office:value-type="float" office:value="3188.81600829069" calcext:value-type="float">
            <text:p>3188.816008290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7_5500u-1tb-4gb-amd-r5_m330-2gb-fullhd-fingerprint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126]*31 + [.E126]*0.16483826+ [.F126]*0.076152071 + IF([.H126]=&quot;hdd&quot;; [.G126]*0.394; [.G126]*1.3104375))/0.3839800063" office:value-type="float" office:value="3187.71021539514" calcext:value-type="float">
            <text:p>3187.710215395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7_5500u-1tb-4gb-radeon-r5-m330-2gb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127]*31 + [.E127]*0.16483826+ [.F127]*0.076152071 + IF([.H127]=&quot;hdd&quot;; [.G127]*0.394; [.G127]*1.3104375))/0.3839800063" office:value-type="float" office:value="3187.71021539514" calcext:value-type="float">
            <text:p>3187.710215395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7_5500u-1tb-4gb-amd-r5m330-2gb-fullhd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128]*31 + [.E128]*0.16483826+ [.F128]*0.076152071 + IF([.H128]=&quot;hdd&quot;; [.G128]*0.394; [.G128]*1.3104375))/0.3839800063" office:value-type="float" office:value="3187.71021539514" calcext:value-type="float">
            <text:p>3187.710215395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7_5500u-1tb-4gb-amd-r5_m330-2gb-fullhd-fingerprint-resigil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129]*31 + [.E129]*0.16483826+ [.F129]*0.076152071 + IF([.H129]=&quot;hdd&quot;; [.G129]*0.394; [.G129]*1.3104375))/0.3839800063" office:value-type="float" office:value="3187.71021539514" calcext:value-type="float">
            <text:p>3187.710215395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f5_572g_57cw-i5_6200u-1tb_5400rpm-4gb-gt920m-2gb-dvdrw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920m</text:p>
          </table:table-cell>
          <table:table-cell office:value-type="float" office:value="3898" calcext:value-type="float">
            <text:p>3898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654" calcext:value-type="float">
            <text:p>2654</text:p>
          </table:table-cell>
          <table:table-cell table:formula="of:=([.I130]*31 + [.E130]*0.16483826+ [.F130]*0.076152071 + IF([.H130]=&quot;hdd&quot;; [.G130]*0.394; [.G130]*1.3104375))/0.3839800063" office:value-type="float" office:value="3154.67719402712" calcext:value-type="float">
            <text:p>3154.677194027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a50_c_11h-i5_5200u-256gb-8gb-dvdrw-win7pro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7 pro</text:p>
          </table:table-cell>
          <table:table-cell office:value-type="float" office:value="4069" calcext:value-type="float">
            <text:p>4069</text:p>
          </table:table-cell>
          <table:table-cell table:formula="of:=([.I131]*31 + [.E131]*0.16483826+ [.F131]*0.076152071 + IF([.H131]=&quot;hdd&quot;; [.G131]*0.394; [.G131]*1.3104375))/0.3839800063" office:value-type="float" office:value="3142.55297588915" calcext:value-type="float">
            <text:p>3142.552975889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5_5200u-1tb-4gb-amd-r9m375-4gb-fullhd-alb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9 m375</text:p>
          </table:table-cell>
          <table:table-cell office:value-type="float" office:value="3522" calcext:value-type="float">
            <text:p>3522</text:p>
          </table:table-cell>
          <table:table-cell office:value-type="float" office:value="1381" calcext:value-type="float">
            <text:p>138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132]*31 + [.E132]*0.16483826+ [.F132]*0.076152071 + IF([.H132]=&quot;hdd&quot;; [.G132]*0.394; [.G132]*1.3104375))/0.3839800063" office:value-type="float" office:value="3134.86729001858" calcext:value-type="float">
            <text:p>3134.86729001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1_80-i5_6200u-1tb_5400rpm-4gb-r5-m330-2gb-dvdrw-fullhd-fignerpri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5 m330</text:p>
          </table:table-cell>
          <table:table-cell office:value-type="float" office:value="3898" calcext:value-type="float">
            <text:p>3898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654" calcext:value-type="float">
            <text:p>2654</text:p>
          </table:table-cell>
          <table:table-cell table:formula="of:=([.I133]*31 + [.E133]*0.16483826+ [.F133]*0.076152071 + IF([.H133]=&quot;hdd&quot;; [.G133]*0.394; [.G133]*1.3104375))/0.3839800063" office:value-type="float" office:value="3131.47340174415" calcext:value-type="float">
            <text:p>3131.473401744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5480-i7_5500u-500gbplus8gb-8gb-gt830m-2gb-win8-pro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30m</text:p>
          </table:table-cell>
          <table:table-cell office:value-type="float" office:value="4029" calcext:value-type="float">
            <text:p>4029</text:p>
          </table:table-cell>
          <table:table-cell office:value-type="float" office:value="762" calcext:value-type="float">
            <text:p>762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windows 8 pro</text:p>
          </table:table-cell>
          <table:table-cell office:value-type="float" office:value="4114" calcext:value-type="float">
            <text:p>4114</text:p>
          </table:table-cell>
          <table:table-cell table:formula="of:=([.I134]*31 + [.E134]*0.16483826+ [.F134]*0.076152071 + IF([.H134]=&quot;hdd&quot;; [.G134]*0.394; [.G134]*1.3104375))/0.3839800063" office:value-type="float" office:value="3122.69117654317" calcext:value-type="float">
            <text:p>3122.691176543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l540-i5_4200m-256gb-4gb-fullhd-l/</text:p>
          </table:table-cell>
          <table:table-cell office:value-type="string" calcext:value-type="string">
            <text:p>intel core i5 4200m </text:p>
          </table:table-cell>
          <table:table-cell office:value-type="string" calcext:value-type="string">
            <text:p>intel hd <text:s/>4600</text:p>
          </table:table-cell>
          <table:table-cell office:value-type="float" office:value="4056" calcext:value-type="float">
            <text:p>4056</text:p>
          </table:table-cell>
          <table:table-cell office:value-type="float" office:value="710" calcext:value-type="float">
            <text:p>7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fara sistem</text:p>
          </table:table-cell>
          <table:table-cell office:value-type="float" office:value="3839" calcext:value-type="float">
            <text:p>3839</text:p>
          </table:table-cell>
          <table:table-cell table:formula="of:=([.I135]*31 + [.E135]*0.16483826+ [.F135]*0.076152071 + IF([.H135]=&quot;hdd&quot;; [.G135]*0.394; [.G135]*1.3104375))/0.3839800063" office:value-type="float" office:value="3078.60808785554" calcext:value-type="float">
            <text:p>3078.608087855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s_13-i7_6500u-128gb-8gb-gt920m-2gb-fullhd-alb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920m</text:p>
          </table:table-cell>
          <table:table-cell office:value-type="float" office:value="4336" calcext:value-type="float">
            <text:p>4336</text:p>
          </table:table-cell>
          <table:table-cell office:value-type="float" office:value="667" calcext:value-type="float">
            <text:p>6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office:value-type="float" office:value="3399" calcext:value-type="float">
            <text:p>3399</text:p>
          </table:table-cell>
          <table:table-cell table:formula="of:=([.I136]*31 + [.E136]*0.16483826+ [.F136]*0.076152071 + IF([.H136]=&quot;hdd&quot;; [.G136]*0.394; [.G136]*1.3104375))/0.3839800063" office:value-type="float" office:value="3076.37925760667" calcext:value-type="float">
            <text:p>3076.37925760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70_80-i3_5005u-1tb-8gb-gt920m-2g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920m</text:p>
          </table:table-cell>
          <table:table-cell office:value-type="float" office:value="2910" calcext:value-type="float">
            <text:p>2910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37]*31 + [.E137]*0.16483826+ [.F137]*0.076152071 + IF([.H137]=&quot;hdd&quot;; [.G137]*0.394; [.G137]*1.3104375))/0.3839800063" office:value-type="float" office:value="3053.47348486931" calcext:value-type="float">
            <text:p>3053.47348486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70_c_196-i3_5005u-1tb-8gb-dvdrw-win10-hdplus-negru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office:value-type="float" office:value="2499" calcext:value-type="float">
            <text:p>2499</text:p>
          </table:table-cell>
          <table:table-cell table:formula="of:=([.I138]*31 + [.E138]*0.16483826+ [.F138]*0.076152071 + IF([.H138]=&quot;hdd&quot;; [.G138]*0.394; [.G138]*1.3104375))/0.3839800063" office:value-type="float" office:value="3032.25292269599" calcext:value-type="float">
            <text:p>3032.25292269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70_c_197-i3_5005u-1tb-8gb-dvdrw-win10-hdplus-al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office:value-type="float" office:value="2499" calcext:value-type="float">
            <text:p>2499</text:p>
          </table:table-cell>
          <table:table-cell table:formula="of:=([.I139]*31 + [.E139]*0.16483826+ [.F139]*0.076152071 + IF([.H139]=&quot;hdd&quot;; [.G139]*0.394; [.G139]*1.3104375))/0.3839800063" office:value-type="float" office:value="3032.25292269599" calcext:value-type="float">
            <text:p>3032.25292269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5_5200u-1tb-4gb-amd-r5_m255-2gb-fingerprint-plus-geanta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40]*31 + [.E140]*0.16483826+ [.F140]*0.076152071 + IF([.H140]=&quot;hdd&quot;; [.G140]*0.394; [.G140]*1.3104375))/0.3839800063" office:value-type="float" office:value="3005.16404084709" calcext:value-type="float">
            <text:p>3005.164040847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i5_5200u-1tb_5400rpm-4gb-gt920m-2gb-dvdrw-hd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920m</text:p>
          </table:table-cell>
          <table:table-cell office:value-type="float" office:value="3522" calcext:value-type="float">
            <text:p>3522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41]*31 + [.E141]*0.16483826+ [.F141]*0.076152071 + IF([.H141]=&quot;hdd&quot;; [.G141]*0.394; [.G141]*1.3104375))/0.3839800063" office:value-type="float" office:value="2993.26466018916" calcext:value-type="float">
            <text:p>2993.264660189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e50_80-i5_5200u-1tb-4gb-dvdrw-fullhd-fingerprint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142]*31 + [.E142]*0.16483826+ [.F142]*0.076152071 + IF([.H142]=&quot;hdd&quot;; [.G142]*0.394; [.G142]*1.3104375))/0.3839800063" office:value-type="float" office:value="2972.04409801584" calcext:value-type="float">
            <text:p>2972.04409801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5_5200u-1tb-4gb-dvd_rw-fingerprint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143]*31 + [.E143]*0.16483826+ [.F143]*0.076152071 + IF([.H143]=&quot;hdd&quot;; [.G143]*0.394; [.G143]*1.3104375))/0.3839800063" office:value-type="float" office:value="2972.04409801584" calcext:value-type="float">
            <text:p>2972.04409801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e2-i5_5200u-1tb-4gb-hd-alb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144]*31 + [.E144]*0.16483826+ [.F144]*0.076152071 + IF([.H144]=&quot;hdd&quot;; [.G144]*0.394; [.G144]*1.3104375))/0.3839800063" office:value-type="float" office:value="2972.04409801584" calcext:value-type="float">
            <text:p>2972.04409801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305-i5_5200u-1tb-4gb-r5_m330-2gb-dvd_rw-win10-albastru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10</text:p>
          </table:table-cell>
          <table:table-cell office:value-type="float" office:value="2999" calcext:value-type="float">
            <text:p>2999</text:p>
          </table:table-cell>
          <table:table-cell table:formula="of:=([.I145]*31 + [.E145]*0.16483826+ [.F145]*0.076152071 + IF([.H145]=&quot;hdd&quot;; [.G145]*0.394; [.G145]*1.3104375))/0.3839800063" office:value-type="float" office:value="2970.06086790618" calcext:value-type="float">
            <text:p>2970.060867906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5_5200u-1tb-4gb-amd-r5m330-2gb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46]*31 + [.E146]*0.16483826+ [.F146]*0.076152071 + IF([.H146]=&quot;hdd&quot;; [.G146]*0.394; [.G146]*1.3104375))/0.3839800063" office:value-type="float" office:value="2970.06086790618" calcext:value-type="float">
            <text:p>2970.060867906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550-i5_5200u-192gb-8gb-dvdrw-win7pro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windows 7 pro</text:p>
          </table:table-cell>
          <table:table-cell office:value-type="float" office:value="3874" calcext:value-type="float">
            <text:p>3874</text:p>
          </table:table-cell>
          <table:table-cell table:formula="of:=([.I147]*31 + [.E147]*0.16483826+ [.F147]*0.076152071 + IF([.H147]=&quot;hdd&quot;; [.G147]*0.394; [.G147]*1.3104375))/0.3839800063" office:value-type="float" office:value="2924.13535355474" calcext:value-type="float">
            <text:p>2924.135353554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7_5500u-128gb-8gb-m330-2gb-dvdrw-linpus-lite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r5 m330</text:p>
          </table:table-cell>
          <table:table-cell office:value-type="float" office:value="4029" calcext:value-type="float">
            <text:p>4029</text:p>
          </table:table-cell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2599" calcext:value-type="float">
            <text:p>2599</text:p>
          </table:table-cell>
          <table:table-cell table:formula="of:=([.I148]*31 + [.E148]*0.16483826+ [.F148]*0.076152071 + IF([.H148]=&quot;hdd&quot;; [.G148]*0.394; [.G148]*1.3104375))/0.3839800063" office:value-type="float" office:value="2921.38384859962" calcext:value-type="float">
            <text:p>2921.383848599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2g_35cg-i3_4000m-1tb-4gb-gt940m-2gb-l/</text:p>
          </table:table-cell>
          <table:table-cell office:value-type="string" calcext:value-type="string">
            <text:p>intel core i3 4000m </text:p>
          </table:table-cell>
          <table:table-cell office:value-type="string" calcext:value-type="string">
            <text:p>940m</text:p>
          </table:table-cell>
          <table:table-cell office:value-type="float" office:value="3236" calcext:value-type="float">
            <text:p>3236</text:p>
          </table:table-cell>
          <table:table-cell office:value-type="float" office:value="905" calcext:value-type="float">
            <text:p>90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linux</text:p>
          </table:table-cell>
          <table:table-cell office:value-type="float" office:value="1999" calcext:value-type="float">
            <text:p>1999</text:p>
          </table:table-cell>
          <table:table-cell table:formula="of:=([.I149]*31 + [.E149]*0.16483826+ [.F149]*0.076152071 + IF([.H149]=&quot;hdd&quot;; [.G149]*0.394; [.G149]*1.3104375))/0.3839800063" office:value-type="float" office:value="2917.6889818052" calcext:value-type="float">
            <text:p>2917.688981805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40-g3-i5_6200u-128gb-8gb-win10pro-full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office:value-type="float" office:value="3449" calcext:value-type="float">
            <text:p>3449</text:p>
          </table:table-cell>
          <table:table-cell table:formula="of:=([.I150]*31 + [.E150]*0.16483826+ [.F150]*0.076152071 + IF([.H150]=&quot;hdd&quot;; [.G150]*0.394; [.G150]*1.3104375))/0.3839800063" office:value-type="float" office:value="2912.34791155844" calcext:value-type="float">
            <text:p>2912.347911558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70-i5_4210u-1tb-4gb-amd-r5m230-2gb-dvdrw-resigilat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r5 m230</text:p>
          </table:table-cell>
          <table:table-cell office:value-type="float" office:value="3384" calcext:value-type="float">
            <text:p>3384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([.I151]*31 + [.E151]*0.16483826+ [.F151]*0.076152071 + IF([.H151]=&quot;hdd&quot;; [.G151]*0.394; [.G151]*1.3104375))/0.3839800063" office:value-type="float" office:value="2889.5984715051" calcext:value-type="float">
            <text:p>2889.598471505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a50_c_10h-i5_5200u-500gb-8gb-gt930m-2gb-win7pro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gt930m 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859" calcext:value-type="float">
            <text:p>8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7 pro</text:p>
          </table:table-cell>
          <table:table-cell office:value-type="float" office:value="3994" calcext:value-type="float">
            <text:p>3994</text:p>
          </table:table-cell>
          <table:table-cell table:formula="of:=([.I152]*31 + [.E152]*0.16483826+ [.F152]*0.076152071 + IF([.H152]=&quot;hdd&quot;; [.G152]*0.394; [.G152]*1.3104375))/0.3839800063" office:value-type="float" office:value="2841.22861297271" calcext:value-type="float">
            <text:p>2841.228612972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3_4005u-1tb-8gb-amd-r5_m330-2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([.I153]*31 + [.E153]*0.16483826+ [.F153]*0.076152071 + IF([.H153]=&quot;hdd&quot;; [.G153]*0.394; [.G153]*1.3104375))/0.3839800063" office:value-type="float" office:value="2837.94837567302" calcext:value-type="float">
            <text:p>2837.94837567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40-i5_4200u-750gb-6gb-gt740m-2gb-l/</text:p>
          </table:table-cell>
          <table:table-cell office:value-type="string" calcext:value-type="string">
            <text:p>intel core i5 4200u</text:p>
          </table:table-cell>
          <table:table-cell office:value-type="string" calcext:value-type="string">
            <text:p>gt 740m</text:p>
          </table:table-cell>
          <table:table-cell office:value-type="float" office:value="3263" calcext:value-type="float">
            <text:p>3263</text:p>
          </table:table-cell>
          <table:table-cell office:value-type="float" office:value="769" calcext:value-type="float">
            <text:p>76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600 x 9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linux</text:p>
          </table:table-cell>
          <table:table-cell office:value-type="float" office:value="2554" calcext:value-type="float">
            <text:p>2554</text:p>
          </table:table-cell>
          <table:table-cell table:formula="of:=([.I154]*31 + [.E154]*0.16483826+ [.F154]*0.076152071 + IF([.H154]=&quot;hdd&quot;; [.G154]*0.394; [.G154]*1.3104375))/0.3839800063" office:value-type="float" office:value="2807.25081330621" calcext:value-type="float">
            <text:p>2807.250813306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50-g1-i5_4210m-500gb_7200rpm-4gb-win7-pro-full-hd-l/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office:value-type="float" office:value="4394" calcext:value-type="float">
            <text:p>4394</text:p>
          </table:table-cell>
          <table:table-cell table:formula="of:=([.I155]*31 + [.E155]*0.16483826+ [.F155]*0.076152071 + IF([.H155]=&quot;hdd&quot;; [.G155]*0.394; [.G155]*1.3104375))/0.3839800063" office:value-type="float" office:value="2786.67132927228" calcext:value-type="float">
            <text:p>2786.67132927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50-g1-i5_4210m-500gb_7200rpm-4gb-win10pro-fullhd-fingerprint-l/</text:p>
          </table:table-cell>
          <table:table-cell office:value-type="string" calcext:value-type="string">
            <text:p>intel core i5 4210m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10</text:p>
          </table:table-cell>
          <table:table-cell office:value-type="float" office:value="4364" calcext:value-type="float">
            <text:p>4364</text:p>
          </table:table-cell>
          <table:table-cell table:formula="of:=([.I156]*31 + [.E156]*0.16483826+ [.F156]*0.076152071 + IF([.H156]=&quot;hdd&quot;; [.G156]*0.394; [.G156]*1.3104375))/0.3839800063" office:value-type="float" office:value="2786.67132927228" calcext:value-type="float">
            <text:p>2786.67132927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l540-i5_4210m-500gb_7200rpm-4gb-win10pro-hd-fingerprint-l/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7 pro</text:p>
          </table:table-cell>
          <table:table-cell office:value-type="float" office:value="4169" calcext:value-type="float">
            <text:p>4169</text:p>
          </table:table-cell>
          <table:table-cell table:formula="of:=([.I157]*31 + [.E157]*0.16483826+ [.F157]*0.076152071 + IF([.H157]=&quot;hdd&quot;; [.G157]*0.394; [.G157]*1.3104375))/0.3839800063" office:value-type="float" office:value="2786.67132927228" calcext:value-type="float">
            <text:p>2786.67132927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50-g1-i5_4210m-500gb_7200rpm-4gb-win8-pro-l/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office:value-type="float" office:value="4159" calcext:value-type="float">
            <text:p>4159</text:p>
          </table:table-cell>
          <table:table-cell table:formula="of:=([.I158]*31 + [.E158]*0.16483826+ [.F158]*0.076152071 + IF([.H158]=&quot;hdd&quot;; [.G158]*0.394; [.G158]*1.3104375))/0.3839800063" office:value-type="float" office:value="2786.67132927228" calcext:value-type="float">
            <text:p>2786.67132927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l540-i5_4210m-500gb_7200rpm-4gb-fhd-fpr-3g-l/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600</text:p>
          </table:table-cell>
          <table:table-cell office:value-type="float" office:value="4216" calcext:value-type="float">
            <text:p>421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windows 7 pro</text:p>
          </table:table-cell>
          <table:table-cell office:value-type="float" office:value="4154" calcext:value-type="float">
            <text:p>4154</text:p>
          </table:table-cell>
          <table:table-cell table:formula="of:=([.I159]*31 + [.E159]*0.16483826+ [.F159]*0.076152071 + IF([.H159]=&quot;hdd&quot;; [.G159]*0.394; [.G159]*1.3104375))/0.3839800063" office:value-type="float" office:value="2786.67132927228" calcext:value-type="float">
            <text:p>2786.67132927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elitebook-840-g2-i5_5200u-500gb_7200rpm-8gb-fullhd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fara sistem</text:p>
          </table:table-cell>
          <table:table-cell office:value-type="float" office:value="4429" calcext:value-type="float">
            <text:p>4429</text:p>
          </table:table-cell>
          <table:table-cell table:formula="of:=([.I160]*31 + [.E160]*0.16483826+ [.F160]*0.076152071 + IF([.H160]=&quot;hdd&quot;; [.G160]*0.394; [.G160]*1.3104375))/0.3839800063" office:value-type="float" office:value="2781.930032694" calcext:value-type="float">
            <text:p>2781.93003269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3_5010u-1tb-4gb-win7-pro-3ani-garantie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 pro</text:p>
          </table:table-cell>
          <table:table-cell office:value-type="float" office:value="3254" calcext:value-type="float">
            <text:p>3254</text:p>
          </table:table-cell>
          <table:table-cell table:formula="of:=([.I161]*31 + [.E161]*0.16483826+ [.F161]*0.076152071 + IF([.H161]=&quot;hdd&quot;; [.G161]*0.394; [.G161]*1.3104375))/0.3839800063" office:value-type="float" office:value="2772.85416264133" calcext:value-type="float">
            <text:p>2772.854162641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10u-1tb-4gb-radeon-r5-m330-2gb-fingerprint-fullhd-l/</text:p>
          </table:table-cell>
          <table:table-cell office:value-type="string" calcext:value-type="string">
            <text:p>intel core i3 5010u</text:p>
          </table:table-cell>
          <table:table-cell office:value-type="string" calcext:value-type="string">
            <text:p>r5 m330</text:p>
          </table:table-cell>
          <table:table-cell office:value-type="float" office:value="3058" calcext:value-type="float">
            <text:p>3058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162]*31 + [.E162]*0.16483826+ [.F162]*0.076152071 + IF([.H162]=&quot;hdd&quot;; [.G162]*0.394; [.G162]*1.3104375))/0.3839800063" office:value-type="float" office:value="2770.87093253168" calcext:value-type="float">
            <text:p>2770.870932531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70_c_199-i3_5005u-1tb-4gb-gt930m-2gb-dvdrw-hdplus-negru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gt930m</text:p>
          </table:table-cell>
          <table:table-cell office:value-type="float" office:value="2910" calcext:value-type="float">
            <text:p>2910</text:p>
          </table:table-cell>
          <table:table-cell office:value-type="float" office:value="859" calcext:value-type="float">
            <text:p>85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ara sistem</text:p>
          </table:table-cell>
          <table:table-cell office:value-type="float" office:value="2199" calcext:value-type="float">
            <text:p>2199</text:p>
          </table:table-cell>
          <table:table-cell table:formula="of:=([.I163]*31 + [.E163]*0.16483826+ [.F163]*0.076152071 + IF([.H163]=&quot;hdd&quot;; [.G163]*0.394; [.G163]*1.3104375))/0.3839800063" office:value-type="float" office:value="2768.61802215404" calcext:value-type="float">
            <text:p>2768.61802215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40-g1-i5_4210m-500gb_7200rpm-4gb-win7-pro-l/</text:p>
          </table:table-cell>
          <table:table-cell office:value-type="string" calcext:value-type="string">
            <text:p>intel core i5 4210m </text:p>
          </table:table-cell>
          <table:table-cell office:value-type="string" calcext:value-type="string">
            <text:p>intel hd <text:s/>4400</text:p>
          </table:table-cell>
          <table:table-cell office:value-type="float" office:value="4216" calcext:value-type="float">
            <text:p>421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 pro</text:p>
          </table:table-cell>
          <table:table-cell office:value-type="float" office:value="4064" calcext:value-type="float">
            <text:p>4064</text:p>
          </table:table-cell>
          <table:table-cell table:formula="of:=([.I164]*31 + [.E164]*0.16483826+ [.F164]*0.076152071 + IF([.H164]=&quot;hdd&quot;; [.G164]*0.394; [.G164]*1.3104375))/0.3839800063" office:value-type="float" office:value="2754.34467848489" calcext:value-type="float">
            <text:p>2754.344678484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2-i5_5200u-750gb-4gb-radeon-r5-m255-2gb-hdplus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165]*31 + [.E165]*0.16483826+ [.F165]*0.076152071 + IF([.H165]=&quot;hdd&quot;; [.G165]*0.394; [.G165]*1.3104375))/0.3839800063" office:value-type="float" office:value="2748.64026777584" calcext:value-type="float">
            <text:p>2748.64026777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5_5200u-750gb-4gb-r5-m255-2gb-finger-print-reader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55</text:p>
          </table:table-cell>
          <table:table-cell office:value-type="float" office:value="3522" calcext:value-type="float">
            <text:p>3522</text:p>
          </table:table-cell>
          <table:table-cell office:value-type="float" office:value="727" calcext:value-type="float">
            <text:p>72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66]*31 + [.E166]*0.16483826+ [.F166]*0.076152071 + IF([.H166]=&quot;hdd&quot;; [.G166]*0.394; [.G166]*1.3104375))/0.3839800063" office:value-type="float" office:value="2748.64026777584" calcext:value-type="float">
            <text:p>2748.640267775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7548-i5_5200u-500gbplus8gb-sshd-6gb-r7-m270-4gb-win10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70</text:p>
          </table:table-cell>
          <table:table-cell office:value-type="float" office:value="3522" calcext:value-type="float">
            <text:p>3522</text:p>
          </table:table-cell>
          <table:table-cell office:value-type="float" office:value="769" calcext:value-type="float">
            <text:p>769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windows 10</text:p>
          </table:table-cell>
          <table:table-cell office:value-type="float" office:value="3794" calcext:value-type="float">
            <text:p>3794</text:p>
          </table:table-cell>
          <table:table-cell table:formula="of:=([.I167]*31 + [.E167]*0.16483826+ [.F167]*0.076152071 + IF([.H167]=&quot;hdd&quot;; [.G167]*0.394; [.G167]*1.3104375))/0.3839800063" office:value-type="float" office:value="2744.96334972064" calcext:value-type="float">
            <text:p>2744.963349720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7548-i5_5200u-500gbplus8gb-sshd-6gb-r7-m270-4gb-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7 m270</text:p>
          </table:table-cell>
          <table:table-cell office:value-type="float" office:value="3522" calcext:value-type="float">
            <text:p>3522</text:p>
          </table:table-cell>
          <table:table-cell office:value-type="float" office:value="769" calcext:value-type="float">
            <text:p>769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linux</text:p>
          </table:table-cell>
          <table:table-cell office:value-type="float" office:value="2849" calcext:value-type="float">
            <text:p>2849</text:p>
          </table:table-cell>
          <table:table-cell table:formula="of:=([.I168]*31 + [.E168]*0.16483826+ [.F168]*0.076152071 + IF([.H168]=&quot;hdd&quot;; [.G168]*0.394; [.G168]*1.3104375))/0.3839800063" office:value-type="float" office:value="2744.96334972064" calcext:value-type="float">
            <text:p>2744.963349720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radius-l40w_c_107-i3_5005u-1tb-4gb-win10-hd-touch-negru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169]*31 + [.E169]*0.16483826+ [.F169]*0.076152071 + IF([.H169]=&quot;hdd&quot;; [.G169]*0.394; [.G169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dvd_rw-win8-3-ani-garantie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office:value-type="float" office:value="2199" calcext:value-type="float">
            <text:p>2199</text:p>
          </table:table-cell>
          <table:table-cell table:formula="of:=([.I170]*31 + [.E170]*0.16483826+ [.F170]*0.076152071 + IF([.H170]=&quot;hdd&quot;; [.G170]*0.394; [.G170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dvdrw-win10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2199" calcext:value-type="float">
            <text:p>2199</text:p>
          </table:table-cell>
          <table:table-cell table:formula="of:=([.I171]*31 + [.E171]*0.16483826+ [.F171]*0.076152071 + IF([.H171]=&quot;hdd&quot;; [.G171]*0.394; [.G171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i3_5005u-1tb-4gb-dvdrw-win10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2074" calcext:value-type="float">
            <text:p>2074</text:p>
          </table:table-cell>
          <table:table-cell table:formula="of:=([.I172]*31 + [.E172]*0.16483826+ [.F172]*0.076152071 + IF([.H172]=&quot;hdd&quot;; [.G172]*0.394; [.G172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50_c_18g-i3_5005u-1tb-4gb-hd-gold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949" calcext:value-type="float">
            <text:p>1949</text:p>
          </table:table-cell>
          <table:table-cell table:formula="of:=([.I173]*31 + [.E173]*0.16483826+ [.F173]*0.076152071 + IF([.H173]=&quot;hdd&quot;; [.G173]*0.394; [.G173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5005u-1tb-4gb-dvdrw-win10-hd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office:value-type="float" office:value="1799" calcext:value-type="float">
            <text:p>1799</text:p>
          </table:table-cell>
          <table:table-cell table:formula="of:=([.I174]*31 + [.E174]*0.16483826+ [.F174]*0.076152071 + IF([.H174]=&quot;hdd&quot;; [.G174]*0.394; [.G174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dvd_rw-3-ani-garantie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1699" calcext:value-type="float">
            <text:p>1699</text:p>
          </table:table-cell>
          <table:table-cell table:formula="of:=([.I175]*31 + [.E175]*0.16483826+ [.F175]*0.076152071 + IF([.H175]=&quot;hdd&quot;; [.G175]*0.394; [.G175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05u-1tb-4gb-dvdrw-hd-fingerprint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639" calcext:value-type="float">
            <text:p>1639</text:p>
          </table:table-cell>
          <table:table-cell table:formula="of:=([.I176]*31 + [.E176]*0.16483826+ [.F176]*0.076152071 + IF([.H176]=&quot;hdd&quot;; [.G176]*0.394; [.G176]*1.3104375))/0.3839800063" office:value-type="float" office:value="2709.31944187533" calcext:value-type="float">
            <text:p>2709.31944187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05u-1tb_5400rpm-4gb-r5-m330-2gb-dvdrw-fingerprint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089" calcext:value-type="float">
            <text:p>2089</text:p>
          </table:table-cell>
          <table:table-cell table:formula="of:=([.I177]*31 + [.E177]*0.16483826+ [.F177]*0.076152071 + IF([.H177]=&quot;hdd&quot;; [.G177]*0.394; [.G177]*1.3104375))/0.3839800063" office:value-type="float" office:value="2707.33621176567" calcext:value-type="float">
            <text:p>2707.336211765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5005u-1tb_5400rpm-4gb-r5-m330-2gb-dvdrw-win10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office:value-type="float" office:value="1999" calcext:value-type="float">
            <text:p>1999</text:p>
          </table:table-cell>
          <table:table-cell table:formula="of:=([.I178]*31 + [.E178]*0.16483826+ [.F178]*0.076152071 + IF([.H178]=&quot;hdd&quot;; [.G178]*0.394; [.G178]*1.3104375))/0.3839800063" office:value-type="float" office:value="2707.33621176567" calcext:value-type="float">
            <text:p>2707.336211765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j-i7_5500u-500gb_7200rpm-4gb-nvidia-920m-2gb-win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20m</text:p>
          </table:table-cell>
          <table:table-cell office:value-type="float" office:value="4029" calcext:value-type="float">
            <text:p>4029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3099" calcext:value-type="float">
            <text:p>3099</text:p>
          </table:table-cell>
          <table:table-cell table:formula="of:=([.I179]*31 + [.E179]*0.16483826+ [.F179]*0.076152071 + IF([.H179]=&quot;hdd&quot;; [.G179]*0.394; [.G179]*1.3104375))/0.3839800063" office:value-type="float" office:value="2697.8664615356" calcext:value-type="float">
            <text:p>2697.866461535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j-i7_5500u-500gb_7200rpm-4gb-920m-2gb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920m</text:p>
          </table:table-cell>
          <table:table-cell office:value-type="float" office:value="4029" calcext:value-type="float">
            <text:p>4029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180]*31 + [.E180]*0.16483826+ [.F180]*0.076152071 + IF([.H180]=&quot;hdd&quot;; [.G180]*0.394; [.G180]*1.3104375))/0.3839800063" office:value-type="float" office:value="2697.8664615356" calcext:value-type="float">
            <text:p>2697.866461535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c70_c_14m-i5_5200u-1tb-8gb-gf930m-2gb-hdplus-dvd_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930m</text:p>
          </table:table-cell>
          <table:table-cell office:value-type="float" office:value="3522" calcext:value-type="float">
            <text:p>3522</text:p>
          </table:table-cell>
          <table:table-cell office:value-type="float" office:value="858" calcext:value-type="float">
            <text:p>85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([.I181]*31 + [.E181]*0.16483826+ [.F181]*0.076152071 + IF([.H181]=&quot;hdd&quot;; [.G181]*0.394; [.G181]*1.3104375))/0.3839800063" office:value-type="float" office:value="2677.88117028842" calcext:value-type="float">
            <text:p>2677.881170288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250-i3_5010u-500gb-4gb-3-ani-garantie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linux</text:p>
          </table:table-cell>
          <table:table-cell office:value-type="float" office:value="3399" calcext:value-type="float">
            <text:p>3399</text:p>
          </table:table-cell>
          <table:table-cell table:formula="of:=([.I182]*31 + [.E182]*0.16483826+ [.F182]*0.076152071 + IF([.H182]=&quot;hdd&quot;; [.G182]*0.394; [.G182]*1.3104375))/0.3839800063" office:value-type="float" office:value="2676.64589936229" calcext:value-type="float">
            <text:p>2676.64589936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70_80-i7_5500u-500gb-4gb-dvdrw-l/</text:p>
          </table:table-cell>
          <table:table-cell office:value-type="string" calcext:value-type="string">
            <text:p>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([.I183]*31 + [.E183]*0.16483826+ [.F183]*0.076152071 + IF([.H183]=&quot;hdd&quot;; [.G183]*0.394; [.G183]*1.3104375))/0.3839800063" office:value-type="float" office:value="2676.64589936229" calcext:value-type="float">
            <text:p>2676.64589936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a-i7_5500u-500gb_7200rpm-4gb-fingerprint-win10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intel hd <text:s/>5500</text:p>
          </table:table-cell>
          <table:table-cell office:value-type="float" office:value="4029" calcext:value-type="float">
            <text:p>4029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2799" calcext:value-type="float">
            <text:p>2799</text:p>
          </table:table-cell>
          <table:table-cell table:formula="of:=([.I184]*31 + [.E184]*0.16483826+ [.F184]*0.076152071 + IF([.H184]=&quot;hdd&quot;; [.G184]*0.394; [.G184]*1.3104375))/0.3839800063" office:value-type="float" office:value="2676.64589936229" calcext:value-type="float">
            <text:p>2676.64589936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1_70-i7_5500u-1tbplus8gb-4gb-m375-4gb-win10-negru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9 m375</text:p>
          </table:table-cell>
          <table:table-cell office:value-type="float" office:value="4029" calcext:value-type="float">
            <text:p>4029</text:p>
          </table:table-cell>
          <table:table-cell office:value-type="float" office:value="1381" calcext:value-type="float">
            <text:p>138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3199" calcext:value-type="float">
            <text:p>3199</text:p>
          </table:table-cell>
          <table:table-cell table:formula="of:=([.I185]*31 + [.E185]*0.16483826+ [.F185]*0.076152071 + IF([.H185]=&quot;hdd&quot;; [.G185]*0.394; [.G185]*1.3104375))/0.3839800063" office:value-type="float" office:value="2676.31997169171" calcext:value-type="float">
            <text:p>2676.319971691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500gb_7200rpm-4gb-win10pro-full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office:value-type="float" office:value="2999" calcext:value-type="float">
            <text:p>2999</text:p>
          </table:table-cell>
          <table:table-cell table:formula="of:=([.I186]*31 + [.E186]*0.16483826+ [.F186]*0.076152071 + IF([.H186]=&quot;hdd&quot;; [.G186]*0.394; [.G186]*1.3104375))/0.3839800063" office:value-type="float" office:value="2665.62673221145" calcext:value-type="float">
            <text:p>2665.62673221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3-i5_6200u-500gb_7200rpm-4gb-win10pro-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187]*31 + [.E187]*0.16483826+ [.F187]*0.076152071 + IF([.H187]=&quot;hdd&quot;; [.G187]*0.394; [.G187]*1.3104375))/0.3839800063" office:value-type="float" office:value="2665.62673221145" calcext:value-type="float">
            <text:p>2665.62673221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500gb_7200rpm-4gb-dvdrw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519" calcext:value-type="float">
            <text:p>2519</text:p>
          </table:table-cell>
          <table:table-cell table:formula="of:=([.I188]*31 + [.E188]*0.16483826+ [.F188]*0.076152071 + IF([.H188]=&quot;hdd&quot;; [.G188]*0.394; [.G188]*1.3104375))/0.3839800063" office:value-type="float" office:value="2665.62673221145" calcext:value-type="float">
            <text:p>2665.62673221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500gb_7200rpm-4gb-dvdrw-full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189]*31 + [.E189]*0.16483826+ [.F189]*0.076152071 + IF([.H189]=&quot;hdd&quot;; [.G189]*0.394; [.G189]*1.3104375))/0.3839800063" office:value-type="float" office:value="2665.62673221145" calcext:value-type="float">
            <text:p>2665.62673221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7_5500u-500gb-4gb-r5-m230-2gb-dvdrw-hd-l/</text:p>
          </table:table-cell>
          <table:table-cell office:value-type="string" calcext:value-type="string">
            <text:p>intel core i7 5500u</text:p>
          </table:table-cell>
          <table:table-cell office:value-type="string" calcext:value-type="string">
            <text:p>r5 m230</text:p>
          </table:table-cell>
          <table:table-cell office:value-type="float" office:value="4029" calcext:value-type="float">
            <text:p>4029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869" calcext:value-type="float">
            <text:p>2869</text:p>
          </table:table-cell>
          <table:table-cell table:formula="of:=([.I190]*31 + [.E190]*0.16483826+ [.F190]*0.076152071 + IF([.H190]=&quot;hdd&quot;; [.G190]*0.394; [.G190]*1.3104375))/0.3839800063" office:value-type="float" office:value="2653.44210707931" calcext:value-type="float">
            <text:p>2653.442107079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40-i3_4010u-1tbplus8gb-4gb-fullhd-fingerprint-l/</text:p>
          </table:table-cell>
          <table:table-cell office:value-type="string" calcext:value-type="string">
            <text:p>intel core i3 4010u </text:p>
          </table:table-cell>
          <table:table-cell office:value-type="string" calcext:value-type="string">
            <text:p>intel hd <text:s/>4400</text:p>
          </table:table-cell>
          <table:table-cell office:value-type="float" office:value="2438" calcext:value-type="float">
            <text:p>2438</text:p>
          </table:table-cell>
          <table:table-cell office:value-type="float" office:value="547" calcext:value-type="float">
            <text:p>54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3099" calcext:value-type="float">
            <text:p>3099</text:p>
          </table:table-cell>
          <table:table-cell table:formula="of:=([.I191]*31 + [.E191]*0.16483826+ [.F191]*0.076152071 + IF([.H191]=&quot;hdd&quot;; [.G191]*0.394; [.G191]*1.3104375))/0.3839800063" office:value-type="float" office:value="2641.77829984321" calcext:value-type="float">
            <text:p>2641.778299843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50-g1-i5_4200m-128gb-4gb-win8-pro-l/</text:p>
          </table:table-cell>
          <table:table-cell office:value-type="string" calcext:value-type="string">
            <text:p>intel core i5 4200m </text:p>
          </table:table-cell>
          <table:table-cell office:value-type="string" calcext:value-type="string">
            <text:p>intel hd <text:s/>4600</text:p>
          </table:table-cell>
          <table:table-cell office:value-type="float" office:value="4056" calcext:value-type="float">
            <text:p>4056</text:p>
          </table:table-cell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office:value-type="float" office:value="4434" calcext:value-type="float">
            <text:p>4434</text:p>
          </table:table-cell>
          <table:table-cell table:formula="of:=([.I192]*31 + [.E192]*0.16483826+ [.F192]*0.076152071 + IF([.H192]=&quot;hdd&quot;; [.G192]*0.394; [.G192]*1.3104375))/0.3839800063" office:value-type="float" office:value="2641.77284318671" calcext:value-type="float">
            <text:p>2641.77284318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tmp256_m_70da-i7_4510u-500gb_7200rpm-4gb-dvdrw-linux-hd-l/</text:p>
          </table:table-cell>
          <table:table-cell office:value-type="string" calcext:value-type="string">
            <text:p>intel core i7 4510u</text:p>
          </table:table-cell>
          <table:table-cell office:value-type="string" calcext:value-type="string">
            <text:p>intel hd <text:s/>4400</text:p>
          </table:table-cell>
          <table:table-cell office:value-type="float" office:value="3946" calcext:value-type="float">
            <text:p>394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2599" calcext:value-type="float">
            <text:p>2599</text:p>
          </table:table-cell>
          <table:table-cell table:formula="of:=([.I193]*31 + [.E193]*0.16483826+ [.F193]*0.076152071 + IF([.H193]=&quot;hdd&quot;; [.G193]*0.394; [.G193]*1.3104375))/0.3839800063" office:value-type="float" office:value="2638.43674195231" calcext:value-type="float">
            <text:p>2638.43674195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tmp256_m_54bb-i5_4210u-500gb_7200rpm-4gb-dvdrw-hd-linux-l/</text:p>
          </table:table-cell>
          <table:table-cell office:value-type="string" calcext:value-type="string">
            <text:p>intel core i7 4510u</text:p>
          </table:table-cell>
          <table:table-cell office:value-type="string" calcext:value-type="string">
            <text:p>intel hd <text:s/>4400</text:p>
          </table:table-cell>
          <table:table-cell office:value-type="float" office:value="3946" calcext:value-type="float">
            <text:p>3946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2439" calcext:value-type="float">
            <text:p>2439</text:p>
          </table:table-cell>
          <table:table-cell table:formula="of:=([.I194]*31 + [.E194]*0.16483826+ [.F194]*0.076152071 + IF([.H194]=&quot;hdd&quot;; [.G194]*0.394; [.G194]*1.3104375))/0.3839800063" office:value-type="float" office:value="2638.43674195231" calcext:value-type="float">
            <text:p>2638.436741952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3-i5_6200u-128gb-4gb-win10pro-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office:value-type="float" office:value="2799" calcext:value-type="float">
            <text:p>2799</text:p>
          </table:table-cell>
          <table:table-cell table:formula="of:=([.I195]*31 + [.E195]*0.16483826+ [.F195]*0.076152071 + IF([.H195]=&quot;hdd&quot;; [.G195]*0.394; [.G195]*1.3104375))/0.3839800063" office:value-type="float" office:value="2589.41443073777" calcext:value-type="float">
            <text:p>2589.414430737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3-i5_6200u-128gb-4gb-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text:s/>520</text:p>
          </table:table-cell>
          <table:table-cell office:value-type="float" office:value="3898" calcext:value-type="float">
            <text:p>3898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196]*31 + [.E196]*0.16483826+ [.F196]*0.076152071 + IF([.H196]=&quot;hdd&quot;; [.G196]*0.394; [.G196]*1.3104375))/0.3839800063" office:value-type="float" office:value="2589.41443073777" calcext:value-type="float">
            <text:p>2589.414430737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5_5200u-500gbplus8gb-4gb-gt830m-2gb-win7-pro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float" office:value="762" calcext:value-type="float">
            <text:p>762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</text:p>
          </table:table-cell>
          <table:table-cell office:value-type="float" office:value="4099" calcext:value-type="float">
            <text:p>4099</text:p>
          </table:table-cell>
          <table:table-cell table:formula="of:=([.I197]*31 + [.E197]*0.16483826+ [.F197]*0.076152071 + IF([.H197]=&quot;hdd&quot;; [.G197]*0.394; [.G197]*1.3104375))/0.3839800063" office:value-type="float" office:value="2582.10834823355" calcext:value-type="float">
            <text:p>2582.108348233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s_13-i3_6100u-500gbplus8gb-4gb-fullhd-alb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198]*31 + [.E198]*0.16483826+ [.F198]*0.076152071 + IF([.H198]=&quot;hdd&quot;; [.G198]*0.394; [.G198]*1.3104375))/0.3839800063" office:value-type="float" office:value="2579.96683940364" calcext:value-type="float">
            <text:p>2579.966839403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1_80-i5_6200u-500gbplus8gb-sshd-dvdrw-full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intel hd </text:p>
          </table:table-cell>
          <table:table-cell office:value-type="float" office:value="3898" calcext:value-type="float">
            <text:p>389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364" calcext:value-type="float">
            <text:p>2364</text:p>
          </table:table-cell>
          <table:table-cell table:formula="of:=([.I199]*31 + [.E199]*0.16483826+ [.F199]*0.076152071 + IF([.H199]=&quot;hdd&quot;; [.G199]*0.394; [.G199]*1.3104375))/0.3839800063" office:value-type="float" office:value="2571.02665598086" calcext:value-type="float">
            <text:p>2571.026655980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45-amd-quad-core-a8_6410-1tb-4gb-amd-r5_m330-2gb-l/</text:p>
          </table:table-cell>
          <table:table-cell office:value-type="string" calcext:value-type="string">
            <text:p>a8 6410</text:p>
          </table:table-cell>
          <table:table-cell office:value-type="string" calcext:value-type="string">
            <text:p>r5 m330</text:p>
          </table:table-cell>
          <table:table-cell office:value-type="float" office:value="2522" calcext:value-type="float">
            <text:p>252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854" calcext:value-type="float">
            <text:p>1854</text:p>
          </table:table-cell>
          <table:table-cell table:formula="of:=([.I200]*31 + [.E200]*0.16483826+ [.F200]*0.076152071 + IF([.H200]=&quot;hdd&quot;; [.G200]*0.394; [.G200]*1.3104375))/0.3839800063" office:value-type="float" office:value="2540.77221408181" calcext:value-type="float">
            <text:p>2540.772214081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g-i3_4005u-1tb-4gb-gt820m-2gb-dvdrw-resigila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649" calcext:value-type="float">
            <text:p>1649</text:p>
          </table:table-cell>
          <table:table-cell table:formula="of:=([.I201]*31 + [.E201]*0.16483826+ [.F201]*0.076152071 + IF([.H201]=&quot;hdd&quot;; [.G201]*0.394; [.G201]*1.3104375))/0.3839800063" office:value-type="float" office:value="2538.21868713533" calcext:value-type="float">
            <text:p>2538.218687135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1tb-4gb-amd-r5_m330-2gb-win8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windows 8</text:p>
          </table:table-cell>
          <table:table-cell office:value-type="float" office:value="2299" calcext:value-type="float">
            <text:p>2299</text:p>
          </table:table-cell>
          <table:table-cell table:formula="of:=([.I202]*31 + [.E202]*0.16483826+ [.F202]*0.076152071 + IF([.H202]=&quot;hdd&quot;; [.G202]*0.394; [.G202]*1.3104375))/0.3839800063" office:value-type="float" office:value="2515.01489485235" calcext:value-type="float">
            <text:p>2515.01489485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1tb-4gb-amd-r5m330-2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203]*31 + [.E203]*0.16483826+ [.F203]*0.076152071 + IF([.H203]=&quot;hdd&quot;; [.G203]*0.394; [.G203]*1.3104375))/0.3839800063" office:value-type="float" office:value="2515.01489485235" calcext:value-type="float">
            <text:p>2515.01489485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3_4005u-1tb-4gb-amd-r5_m330-2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04]*31 + [.E204]*0.16483826+ [.F204]*0.076152071 + IF([.H204]=&quot;hdd&quot;; [.G204]*0.394; [.G204]*1.3104375))/0.3839800063" office:value-type="float" office:value="2515.01489485235" calcext:value-type="float">
            <text:p>2515.01489485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4005u-1tb-4gb-amd-r5_m330-2gb-dvd_rw-fingerprin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05]*31 + [.E205]*0.16483826+ [.F205]*0.076152071 + IF([.H205]=&quot;hdd&quot;; [.G205]*0.394; [.G205]*1.3104375))/0.3839800063" office:value-type="float" office:value="2515.01489485235" calcext:value-type="float">
            <text:p>2515.01489485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1tb-4gb-amd-r5m330-2gb-dvdrw-resigila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06]*31 + [.E206]*0.16483826+ [.F206]*0.076152071 + IF([.H206]=&quot;hdd&quot;; [.G206]*0.394; [.G206]*1.3104375))/0.3839800063" office:value-type="float" office:value="2515.01489485235" calcext:value-type="float">
            <text:p>2515.014894852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42-i3_4005u-1tb_5400rpm-4gb-hd-whit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([.I207]*31 + [.E207]*0.16483826+ [.F207]*0.076152071 + IF([.H207]=&quot;hdd&quot;; [.G207]*0.394; [.G207]*1.3104375))/0.3839800063" office:value-type="float" office:value="2514.41992581946" calcext:value-type="float">
            <text:p>2514.419925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r50_b_17w-i3_4005u-1tb-4gb-3-ani-garantie-resigila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08]*31 + [.E208]*0.16483826+ [.F208]*0.076152071 + IF([.H208]=&quot;hdd&quot;; [.G208]*0.394; [.G208]*1.3104375))/0.3839800063" office:value-type="float" office:value="2514.41992581946" calcext:value-type="float">
            <text:p>2514.419925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3_4005u-1tb_5400rpm-4gb-dvdrw-hd-fingerprin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209]*31 + [.E209]*0.16483826+ [.F209]*0.076152071 + IF([.H209]=&quot;hdd&quot;; [.G209]*0.394; [.G209]*1.3104375))/0.3839800063" office:value-type="float" office:value="2514.41992581946" calcext:value-type="float">
            <text:p>2514.419925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1tb-4gb-dvdrw-hdmi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210]*31 + [.E210]*0.16483826+ [.F210]*0.076152071 + IF([.H210]=&quot;hdd&quot;; [.G210]*0.394; [.G210]*1.3104375))/0.3839800063" office:value-type="float" office:value="2514.41992581946" calcext:value-type="float">
            <text:p>2514.419925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xtensa-ex2510_34nb-i3_4005u-1tb-4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399" calcext:value-type="float">
            <text:p>1399</text:p>
          </table:table-cell>
          <table:table-cell table:formula="of:=([.I211]*31 + [.E211]*0.16483826+ [.F211]*0.076152071 + IF([.H211]=&quot;hdd&quot;; [.G211]*0.394; [.G211]*1.3104375))/0.3839800063" office:value-type="float" office:value="2514.41992581946" calcext:value-type="float">
            <text:p>2514.419925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40-g3-i3_6100u-500gb_7200rpm-4gb-win10pro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office:value-type="float" office:value="2819" calcext:value-type="float">
            <text:p>2819</text:p>
          </table:table-cell>
          <table:table-cell table:formula="of:=([.I212]*31 + [.E212]*0.16483826+ [.F212]*0.076152071 + IF([.H212]=&quot;hdd&quot;; [.G212]*0.394; [.G212]*1.3104375))/0.3839800063" office:value-type="float" office:value="2496.91629125847" calcext:value-type="float">
            <text:p>2496.916291258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3-i3_6100u-500gb_7200rpm-4gb-win10pro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213]*31 + [.E213]*0.16483826+ [.F213]*0.076152071 + IF([.H213]=&quot;hdd&quot;; [.G213]*0.394; [.G213]*1.3104375))/0.3839800063" office:value-type="float" office:value="2496.91629125847" calcext:value-type="float">
            <text:p>2496.916291258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3_6100u-500gb_7200rpm-4gb-win10pro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office:value-type="float" office:value="2649" calcext:value-type="float">
            <text:p>2649</text:p>
          </table:table-cell>
          <table:table-cell table:formula="of:=([.I214]*31 + [.E214]*0.16483826+ [.F214]*0.076152071 + IF([.H214]=&quot;hdd&quot;; [.G214]*0.394; [.G214]*1.3104375))/0.3839800063" office:value-type="float" office:value="2496.91629125847" calcext:value-type="float">
            <text:p>2496.916291258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3_6100u-500gb_7200rpm-4gb-dvdrw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269" calcext:value-type="float">
            <text:p>2269</text:p>
          </table:table-cell>
          <table:table-cell table:formula="of:=([.I215]*31 + [.E215]*0.16483826+ [.F215]*0.076152071 + IF([.H215]=&quot;hdd&quot;; [.G215]*0.394; [.G215]*1.3104375))/0.3839800063" office:value-type="float" office:value="2496.91629125847" calcext:value-type="float">
            <text:p>2496.916291258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70-i3_4005u-1tb-4gb-r5_m230-2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230</text:p>
          </table:table-cell>
          <table:table-cell office:value-type="float" office:value="2462" calcext:value-type="float">
            <text:p>2462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16]*31 + [.E216]*0.16483826+ [.F216]*0.076152071 + IF([.H216]=&quot;hdd&quot;; [.G216]*0.394; [.G216]*1.3104375))/0.3839800063" office:value-type="float" office:value="2493.79433267903" calcext:value-type="float">
            <text:p>2493.79433267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5_5200u-500gb_7200rpm-4gb-win7-pro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office:value-type="float" office:value="3899" calcext:value-type="float">
            <text:p>3899</text:p>
          </table:table-cell>
          <table:table-cell table:formula="of:=([.I217]*31 + [.E217]*0.16483826+ [.F217]*0.076152071 + IF([.H217]=&quot;hdd&quot;; [.G217]*0.394; [.G217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5_5200u-500gb_7200rpm-4gb-win8-pro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windows 8 pro</text:p>
          </table:table-cell>
          <table:table-cell office:value-type="float" office:value="3899" calcext:value-type="float">
            <text:p>3899</text:p>
          </table:table-cell>
          <table:table-cell table:formula="of:=([.I218]*31 + [.E218]*0.16483826+ [.F218]*0.076152071 + IF([.H218]=&quot;hdd&quot;; [.G218]*0.394; [.G218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450-i5_5200u-500gb-4gb-win7-pro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8 pro</text:p>
          </table:table-cell>
          <table:table-cell office:value-type="float" office:value="3849" calcext:value-type="float">
            <text:p>3849</text:p>
          </table:table-cell>
          <table:table-cell table:formula="of:=([.I219]*31 + [.E219]*0.16483826+ [.F219]*0.076152071 + IF([.H219]=&quot;hdd&quot;; [.G219]*0.394; [.G219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5_5200u-500gb_7200rpm-4gb-hd-win8pro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 pro</text:p>
          </table:table-cell>
          <table:table-cell office:value-type="float" office:value="3669" calcext:value-type="float">
            <text:p>3669</text:p>
          </table:table-cell>
          <table:table-cell table:formula="of:=([.I220]*31 + [.E220]*0.16483826+ [.F220]*0.076152071 + IF([.H220]=&quot;hdd&quot;; [.G220]*0.394; [.G220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5_5200u-500gb_7200rpm-4gb-win8-pro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 pro</text:p>
          </table:table-cell>
          <table:table-cell office:value-type="float" office:value="3659" calcext:value-type="float">
            <text:p>3659</text:p>
          </table:table-cell>
          <table:table-cell table:formula="of:=([.I221]*31 + [.E221]*0.16483826+ [.F221]*0.076152071 + IF([.H221]=&quot;hdd&quot;; [.G221]*0.394; [.G221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450-i5_5200u-500gb_7200rpm-4gb-win8-pro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 pro</text:p>
          </table:table-cell>
          <table:table-cell office:value-type="float" office:value="3639" calcext:value-type="float">
            <text:p>3639</text:p>
          </table:table-cell>
          <table:table-cell table:formula="of:=([.I222]*31 + [.E222]*0.16483826+ [.F222]*0.076152071 + IF([.H222]=&quot;hdd&quot;; [.G222]*0.394; [.G222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5_5200u-500gb-4gb-win7-pro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7 pro</text:p>
          </table:table-cell>
          <table:table-cell office:value-type="float" office:value="3559" calcext:value-type="float">
            <text:p>3559</text:p>
          </table:table-cell>
          <table:table-cell table:formula="of:=([.I223]*31 + [.E223]*0.16483826+ [.F223]*0.076152071 + IF([.H223]=&quot;hdd&quot;; [.G223]*0.394; [.G223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5_5200u-500gb_7200rpm-4gb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3499" calcext:value-type="float">
            <text:p>3499</text:p>
          </table:table-cell>
          <table:table-cell table:formula="of:=([.I224]*31 + [.E224]*0.16483826+ [.F224]*0.076152071 + IF([.H224]=&quot;hdd&quot;; [.G224]*0.394; [.G224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5_5200u-500gb_7200rpm-4gb-win8-pro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8 pro</text:p>
          </table:table-cell>
          <table:table-cell office:value-type="float" office:value="3484" calcext:value-type="float">
            <text:p>3484</text:p>
          </table:table-cell>
          <table:table-cell table:formula="of:=([.I225]*31 + [.E225]*0.16483826+ [.F225]*0.076152071 + IF([.H225]=&quot;hdd&quot;; [.G225]*0.394; [.G225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450-i5_5200u-500gb_7200rpm-4gb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office:value-type="float" office:value="3399" calcext:value-type="float">
            <text:p>3399</text:p>
          </table:table-cell>
          <table:table-cell table:formula="of:=([.I226]*31 + [.E226]*0.16483826+ [.F226]*0.076152071 + IF([.H226]=&quot;hdd&quot;; [.G226]*0.394; [.G226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5_5200u-500gb_7200rpm-4gb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3299" calcext:value-type="float">
            <text:p>3299</text:p>
          </table:table-cell>
          <table:table-cell table:formula="of:=([.I227]*31 + [.E227]*0.16483826+ [.F227]*0.076152071 + IF([.H227]=&quot;hdd&quot;; [.G227]*0.394; [.G227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5_5200u-500gb_7200rpm-4gb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3059" calcext:value-type="float">
            <text:p>3059</text:p>
          </table:table-cell>
          <table:table-cell table:formula="of:=([.I228]*31 + [.E228]*0.16483826+ [.F228]*0.076152071 + IF([.H228]=&quot;hdd&quot;; [.G228]*0.394; [.G228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5_5200u-500gb-4gb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office:value-type="float" office:value="2999" calcext:value-type="float">
            <text:p>2999</text:p>
          </table:table-cell>
          <table:table-cell table:formula="of:=([.I229]*31 + [.E229]*0.16483826+ [.F229]*0.076152071 + IF([.H229]=&quot;hdd&quot;; [.G229]*0.394; [.G229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450-i5_5200u-500gb_7200rpm-4gb-fullhd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230]*31 + [.E230]*0.16483826+ [.F230]*0.076152071 + IF([.H230]=&quot;hdd&quot;; [.G230]*0.394; [.G230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450-i5_5200u-500gb_7200rpm-4gb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office:value-type="float" office:value="2964" calcext:value-type="float">
            <text:p>2964</text:p>
          </table:table-cell>
          <table:table-cell table:formula="of:=([.I231]*31 + [.E231]*0.16483826+ [.F231]*0.076152071 + IF([.H231]=&quot;hdd&quot;; [.G231]*0.394; [.G231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5_5200u-500gb_7200rpm-4gb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2949" calcext:value-type="float">
            <text:p>2949</text:p>
          </table:table-cell>
          <table:table-cell table:formula="of:=([.I232]*31 + [.E232]*0.16483826+ [.F232]*0.076152071 + IF([.H232]=&quot;hdd&quot;; [.G232]*0.394; [.G232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5_5200u-500gb_7200rpm-4gb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2939" calcext:value-type="float">
            <text:p>2939</text:p>
          </table:table-cell>
          <table:table-cell table:formula="of:=([.I233]*31 + [.E233]*0.16483826+ [.F233]*0.076152071 + IF([.H233]=&quot;hdd&quot;; [.G233]*0.394; [.G233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350-g2-i5_5200u-500gb-4gb-win8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8</text:p>
          </table:table-cell>
          <table:table-cell office:value-type="float" office:value="2819" calcext:value-type="float">
            <text:p>2819</text:p>
          </table:table-cell>
          <table:table-cell table:formula="of:=([.I234]*31 + [.E234]*0.16483826+ [.F234]*0.076152071 + IF([.H234]=&quot;hdd&quot;; [.G234]*0.394; [.G234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500gb-4gb-dvdrw-win10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2499" calcext:value-type="float">
            <text:p>2499</text:p>
          </table:table-cell>
          <table:table-cell table:formula="of:=([.I235]*31 + [.E235]*0.16483826+ [.F235]*0.076152071 + IF([.H235]=&quot;hdd&quot;; [.G235]*0.394; [.G235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a-i5_5200u-500gb_7200rpm-4gb-fingerprint-win10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2399" calcext:value-type="float">
            <text:p>2399</text:p>
          </table:table-cell>
          <table:table-cell table:formula="of:=([.I236]*31 + [.E236]*0.16483826+ [.F236]*0.076152071 + IF([.H236]=&quot;hdd&quot;; [.G236]*0.394; [.G236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1k-i5_5200u-500gb-4gb-dvd_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349" calcext:value-type="float">
            <text:p>2349</text:p>
          </table:table-cell>
          <table:table-cell table:formula="of:=([.I237]*31 + [.E237]*0.16483826+ [.F237]*0.076152071 + IF([.H237]=&quot;hdd&quot;; [.G237]*0.394; [.G237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550-i5_5200u-500gb_7200rpm-4gb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238]*31 + [.E238]*0.16483826+ [.F238]*0.076152071 + IF([.H238]=&quot;hdd&quot;; [.G238]*0.394; [.G238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5_5200u-500gb-4gb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239]*31 + [.E239]*0.16483826+ [.F239]*0.076152071 + IF([.H239]=&quot;hdd&quot;; [.G239]*0.394; [.G239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dp-i5_5200u-500gb_5400rpm-4gb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2249" calcext:value-type="float">
            <text:p>2249</text:p>
          </table:table-cell>
          <table:table-cell table:formula="of:=([.I240]*31 + [.E240]*0.16483826+ [.F240]*0.076152071 + IF([.H240]=&quot;hdd&quot;; [.G240]*0.394; [.G240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5_5200u-500gb-4gb-dvdrw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199" calcext:value-type="float">
            <text:p>2199</text:p>
          </table:table-cell>
          <table:table-cell table:formula="of:=([.I241]*31 + [.E241]*0.16483826+ [.F241]*0.076152071 + IF([.H241]=&quot;hdd&quot;; [.G241]*0.394; [.G241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a-i5_5200u-500gb_7200rpm-4gb-fingerprint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2149" calcext:value-type="float">
            <text:p>2149</text:p>
          </table:table-cell>
          <table:table-cell table:formula="of:=([.I242]*31 + [.E242]*0.16483826+ [.F242]*0.076152071 + IF([.H242]=&quot;hdd&quot;; [.G242]*0.394; [.G242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70_80-i5_5200u-500gb-4gb-dvdrw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243]*31 + [.E243]*0.16483826+ [.F243]*0.076152071 + IF([.H243]=&quot;hdd&quot;; [.G243]*0.394; [.G243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350-g2-i5_5200u-500gb-4gb-hdmi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999" calcext:value-type="float">
            <text:p>1999</text:p>
          </table:table-cell>
          <table:table-cell table:formula="of:=([.I244]*31 + [.E244]*0.16483826+ [.F244]*0.076152071 + IF([.H244]=&quot;hdd&quot;; [.G244]*0.394; [.G244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500gb-4gb-dvd_rw-3-ani-garantie-l/</text:p>
          </table:table-cell>
          <table:table-cell office:value-type="string" calcext:value-type="string">
            <text:p><text:s/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1899" calcext:value-type="float">
            <text:p>1899</text:p>
          </table:table-cell>
          <table:table-cell table:formula="of:=([.I245]*31 + [.E245]*0.16483826+ [.F245]*0.076152071 + IF([.H245]=&quot;hdd&quot;; [.G245]*0.394; [.G245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5_5200u-500gb-4gb-dvdrw-hdmi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246]*31 + [.E246]*0.16483826+ [.F246]*0.076152071 + IF([.H246]=&quot;hdd&quot;; [.G246]*0.394; [.G246]*1.3104375))/0.3839800063" office:value-type="float" office:value="2458.99655187333" calcext:value-type="float">
            <text:p>2458.99655187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5_5200u-500gb-4gb-amd-r5_m330-2gb-fingerprin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199" calcext:value-type="float">
            <text:p>2199</text:p>
          </table:table-cell>
          <table:table-cell table:formula="of:=([.I247]*31 + [.E247]*0.16483826+ [.F247]*0.076152071 + IF([.H247]=&quot;hdd&quot;; [.G247]*0.394; [.G247]*1.3104375))/0.3839800063" office:value-type="float" office:value="2457.01332176368" calcext:value-type="float">
            <text:p>2457.013321763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5_5200u-500gb-4gb-amd-r5_m330-2gb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([.I248]*31 + [.E248]*0.16483826+ [.F248]*0.076152071 + IF([.H248]=&quot;hdd&quot;; [.G248]*0.394; [.G248]*1.3104375))/0.3839800063" office:value-type="float" office:value="2457.01332176368" calcext:value-type="float">
            <text:p>2457.013321763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5_5200u-500gb-4gb-amd-r5_m330-2gb-dvdrw-resigilat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330</text:p>
          </table:table-cell>
          <table:table-cell office:value-type="float" office:value="3522" calcext:value-type="float">
            <text:p>352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([.I249]*31 + [.E249]*0.16483826+ [.F249]*0.076152071 + IF([.H249]=&quot;hdd&quot;; [.G249]*0.394; [.G249]*1.3104375))/0.3839800063" office:value-type="float" office:value="2457.01332176368" calcext:value-type="float">
            <text:p>2457.013321763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5_5200u-500gb-4gb-dvdrw-win8pro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4400</text:p>
          </table:table-cell>
          <table:table-cell office:value-type="float" office:value="3522" calcext:value-type="float">
            <text:p>352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8</text:p>
          </table:table-cell>
          <table:table-cell office:value-type="float" office:value="3014" calcext:value-type="float">
            <text:p>3014</text:p>
          </table:table-cell>
          <table:table-cell table:formula="of:=([.I250]*31 + [.E250]*0.16483826+ [.F250]*0.076152071 + IF([.H250]=&quot;hdd&quot;; [.G250]*0.394; [.G250]*1.3104375))/0.3839800063" office:value-type="float" office:value="2456.41835273078" calcext:value-type="float">
            <text:p>2456.41835273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5_5200u-500gb-4gb-r5-m230-2gb-dvdrw-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r5 m230</text:p>
          </table:table-cell>
          <table:table-cell office:value-type="float" office:value="3522" calcext:value-type="float">
            <text:p>3522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049" calcext:value-type="float">
            <text:p>2049</text:p>
          </table:table-cell>
          <table:table-cell table:formula="of:=([.I251]*31 + [.E251]*0.16483826+ [.F251]*0.076152071 + IF([.H251]=&quot;hdd&quot;; [.G251]*0.394; [.G251]*1.3104375))/0.3839800063" office:value-type="float" office:value="2435.79275959036" calcext:value-type="float">
            <text:p>2435.792759590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3-i3_6100u-128gb-4gb-win10pro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252]*31 + [.E252]*0.16483826+ [.F252]*0.076152071 + IF([.H252]=&quot;hdd&quot;; [.G252]*0.394; [.G252]*1.3104375))/0.3839800063" office:value-type="float" office:value="2420.70398978479" calcext:value-type="float">
            <text:p>2420.70398978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40-g3-i3_6100u-128gb-4gb-win10pro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windows 10</text:p>
          </table:table-cell>
          <table:table-cell office:value-type="float" office:value="2649" calcext:value-type="float">
            <text:p>2649</text:p>
          </table:table-cell>
          <table:table-cell table:formula="of:=([.I253]*31 + [.E253]*0.16483826+ [.F253]*0.076152071 + IF([.H253]=&quot;hdd&quot;; [.G253]*0.394; [.G253]*1.3104375))/0.3839800063" office:value-type="float" office:value="2420.70398978479" calcext:value-type="float">
            <text:p>2420.70398978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3-i3_6100u-128gb-4gb-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intel hd <text:s/>520</text:p>
          </table:table-cell>
          <table:table-cell office:value-type="float" office:value="3505" calcext:value-type="float">
            <text:p>3505</text:p>
          </table:table-cell>
          <table:table-cell office:value-type="float" office:value="788" calcext:value-type="float">
            <text:p>7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254]*31 + [.E254]*0.16483826+ [.F254]*0.076152071 + IF([.H254]=&quot;hdd&quot;; [.G254]*0.394; [.G254]*1.3104375))/0.3839800063" office:value-type="float" office:value="2420.70398978479" calcext:value-type="float">
            <text:p>2420.703989784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5_573g_56wx-i5_5200u-128gb-4gb-gt920m-2gb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920m</text:p>
          </table:table-cell>
          <table:table-cell office:value-type="float" office:value="3522" calcext:value-type="float">
            <text:p>3522</text:p>
          </table:table-cell>
          <table:table-cell office:value-type="float" office:value="667" calcext:value-type="float">
            <text:p>6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099" calcext:value-type="float">
            <text:p>2099</text:p>
          </table:table-cell>
          <table:table-cell table:formula="of:=([.I255]*31 + [.E255]*0.16483826+ [.F255]*0.076152071 + IF([.H255]=&quot;hdd&quot;; [.G255]*0.394; [.G255]*1.3104375))/0.3839800063" office:value-type="float" office:value="2404.00481257297" calcext:value-type="float">
            <text:p>2404.00481257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40-g1-i5_4210u-500gb_7200rpm-4gb-win8-pro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00 x 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 pro</text:p>
          </table:table-cell>
          <table:table-cell office:value-type="float" office:value="4334" calcext:value-type="float">
            <text:p>4334</text:p>
          </table:table-cell>
          <table:table-cell table:formula="of:=([.I256]*31 + [.E256]*0.16483826+ [.F256]*0.076152071 + IF([.H256]=&quot;hdd&quot;; [.G256]*0.394; [.G256]*1.3104375))/0.3839800063" office:value-type="float" office:value="2397.17651850302" calcext:value-type="float">
            <text:p>2397.17651850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elitebook-750-g1-i5_4210u-500gb-4gb-win7-pro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windows 8 pro</text:p>
          </table:table-cell>
          <table:table-cell office:value-type="float" office:value="3814" calcext:value-type="float">
            <text:p>3814</text:p>
          </table:table-cell>
          <table:table-cell table:formula="of:=([.I257]*31 + [.E257]*0.16483826+ [.F257]*0.076152071 + IF([.H257]=&quot;hdd&quot;; [.G257]*0.394; [.G257]*1.3104375))/0.3839800063" office:value-type="float" office:value="2397.17651850302" calcext:value-type="float">
            <text:p>2397.17651850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5_4210u-500gb_7200rpm-4gb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3199" calcext:value-type="float">
            <text:p>3199</text:p>
          </table:table-cell>
          <table:table-cell table:formula="of:=([.I258]*31 + [.E258]*0.16483826+ [.F258]*0.076152071 + IF([.H258]=&quot;hdd&quot;; [.G258]*0.394; [.G258]*1.3104375))/0.3839800063" office:value-type="float" office:value="2397.17651850302" calcext:value-type="float">
            <text:p>2397.17651850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5_4210u-500gb-4gb-dvdrw-full-hd-fingerprint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999" calcext:value-type="float">
            <text:p>1999</text:p>
          </table:table-cell>
          <table:table-cell table:formula="of:=([.I259]*31 + [.E259]*0.16483826+ [.F259]*0.076152071 + IF([.H259]=&quot;hdd&quot;; [.G259]*0.394; [.G259]*1.3104375))/0.3839800063" office:value-type="float" office:value="2397.17651850302" calcext:value-type="float">
            <text:p>2397.17651850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50-g1-i3_4000m-500gb-4gb-win7-pro-l/</text:p>
          </table:table-cell>
          <table:table-cell office:value-type="string" calcext:value-type="string">
            <text:p>intel core i3 4000m</text:p>
          </table:table-cell>
          <table:table-cell office:value-type="string" calcext:value-type="string">
            <text:p>intel hd <text:s/>4600</text:p>
          </table:table-cell>
          <table:table-cell office:value-type="float" office:value="3236" calcext:value-type="float">
            <text:p>323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windows 8 pro</text:p>
          </table:table-cell>
          <table:table-cell office:value-type="float" office:value="3919" calcext:value-type="float">
            <text:p>3919</text:p>
          </table:table-cell>
          <table:table-cell table:formula="of:=([.I260]*31 + [.E260]*0.16483826+ [.F260]*0.076152071 + IF([.H260]=&quot;hdd&quot;; [.G260]*0.394; [.G260]*1.3104375))/0.3839800063" office:value-type="float" office:value="2365.9684485244" calcext:value-type="float">
            <text:p>2365.968448524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640-g1-i3_4000m-500gb-4gb-win7-pro-l/</text:p>
          </table:table-cell>
          <table:table-cell office:value-type="string" calcext:value-type="string">
            <text:p>intel core i3 4000m</text:p>
          </table:table-cell>
          <table:table-cell office:value-type="string" calcext:value-type="string">
            <text:p>intel hd <text:s/>4600</text:p>
          </table:table-cell>
          <table:table-cell office:value-type="float" office:value="3236" calcext:value-type="float">
            <text:p>3236</text:p>
          </table:table-cell>
          <table:table-cell office:value-type="float" office:value="710" calcext:value-type="float">
            <text:p>7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7 pro</text:p>
          </table:table-cell>
          <table:table-cell office:value-type="float" office:value="3294" calcext:value-type="float">
            <text:p>3294</text:p>
          </table:table-cell>
          <table:table-cell table:formula="of:=([.I261]*31 + [.E261]*0.16483826+ [.F261]*0.076152071 + IF([.H261]=&quot;hdd&quot;; [.G261]*0.394; [.G261]*1.3104375))/0.3839800063" office:value-type="float" office:value="2365.9684485244" calcext:value-type="float">
            <text:p>2365.968448524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6330-i3_3120m-500gb-4gb-win8-l/</text:p>
          </table:table-cell>
          <table:table-cell office:value-type="string" calcext:value-type="string">
            <text:p>intel core i3 3120m</text:p>
          </table:table-cell>
          <table:table-cell office:value-type="string" calcext:value-type="string">
            <text:p>intel hd <text:s/>4000</text:p>
          </table:table-cell>
          <table:table-cell office:value-type="float" office:value="3226" calcext:value-type="float">
            <text:p>3226</text:p>
          </table:table-cell>
          <table:table-cell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windows 8</text:p>
          </table:table-cell>
          <table:table-cell office:value-type="float" office:value="3934" calcext:value-type="float">
            <text:p>3934</text:p>
          </table:table-cell>
          <table:table-cell table:formula="of:=([.I262]*31 + [.E262]*0.16483826+ [.F262]*0.076152071 + IF([.H262]=&quot;hdd&quot;; [.G262]*0.394; [.G262]*1.3104375))/0.3839800063" office:value-type="float" office:value="2310.50822515703" calcext:value-type="float">
            <text:p>2310.50822515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c70_c_14n-i3_5015u-500gb-4gb-dvd_rw-l/</text:p>
          </table:table-cell>
          <table:table-cell office:value-type="string" calcext:value-type="string">
            <text:p>intel core i3 5015u </text:p>
          </table:table-cell>
          <table:table-cell office:value-type="string" calcext:value-type="string">
            <text:p>intel hd <text:s/>5500</text:p>
          </table:table-cell>
          <table:table-cell office:value-type="float" office:value="3153" calcext:value-type="float">
            <text:p>3153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fara sistem</text:p>
          </table:table-cell>
          <table:table-cell office:value-type="float" office:value="1999" calcext:value-type="float">
            <text:p>1999</text:p>
          </table:table-cell>
          <table:table-cell table:formula="of:=([.I263]*31 + [.E263]*0.16483826+ [.F263]*0.076152071 + IF([.H263]=&quot;hdd&quot;; [.G263]*0.394; [.G263]*1.3104375))/0.3839800063" office:value-type="float" office:value="2300.58903861214" calcext:value-type="float">
            <text:p>2300.589038612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5010u-500gb-4gb-nvidia-gt920m-2gb-dvdrw-hd-negru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gt920m</text:p>
          </table:table-cell>
          <table:table-cell office:value-type="float" office:value="3058" calcext:value-type="float">
            <text:p>3058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264]*31 + [.E264]*0.16483826+ [.F264]*0.076152071 + IF([.H264]=&quot;hdd&quot;; [.G264]*0.394; [.G264]*1.3104375))/0.3839800063" office:value-type="float" office:value="2281.02717867214" calcext:value-type="float">
            <text:p>2281.027178672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5010u-500gb-4gb-nvidia-gt920m-2gb-dvdrw-hd-rosu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gt920m</text:p>
          </table:table-cell>
          <table:table-cell office:value-type="float" office:value="3058" calcext:value-type="float">
            <text:p>3058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265]*31 + [.E265]*0.16483826+ [.F265]*0.076152071 + IF([.H265]=&quot;hdd&quot;; [.G265]*0.394; [.G265]*1.3104375))/0.3839800063" office:value-type="float" office:value="2281.02717867214" calcext:value-type="float">
            <text:p>2281.027178672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5010u-500gb-4gb-nvidia-gt920m-2gb-dvdrw-hd-alb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gt920m</text:p>
          </table:table-cell>
          <table:table-cell office:value-type="float" office:value="3058" calcext:value-type="float">
            <text:p>3058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266]*31 + [.E266]*0.16483826+ [.F266]*0.076152071 + IF([.H266]=&quot;hdd&quot;; [.G266]*0.394; [.G266]*1.3104375))/0.3839800063" office:value-type="float" office:value="2281.02717867214" calcext:value-type="float">
            <text:p>2281.027178672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05u-500gbplus8gb-sshd-4gb-dvdrw-hd-fingerprint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67]*31 + [.E267]*0.16483826+ [.F267]*0.076152071 + IF([.H267]=&quot;hdd&quot;; [.G267]*0.394; [.G267]*1.3104375))/0.3839800063" office:value-type="float" office:value="2279.32244387798" calcext:value-type="float">
            <text:p>2279.32244387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05u-500gbplus8gb-4gb-r5-m330-2gb-dvdrw-hd-fingerprint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268]*31 + [.E268]*0.16483826+ [.F268]*0.076152071 + IF([.H268]=&quot;hdd&quot;; [.G268]*0.394; [.G268]*1.3104375))/0.3839800063" office:value-type="float" office:value="2277.33921376833" calcext:value-type="float">
            <text:p>2277.339213768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dual-core-3805u-1tb-4gb-dvdrw-fullhd-fingerprint-l/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([.I269]*31 + [.E269]*0.16483826+ [.F269]*0.076152071 + IF([.H269]=&quot;hdd&quot;; [.G269]*0.394; [.G269]*1.3104375))/0.3839800063" office:value-type="float" office:value="2275.72366697208" calcext:value-type="float">
            <text:p>2275.723666972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dge-e550-i5_5200u-192gb-8gb-dvdrw-fullhd-fingerprint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intel hd <text:s/>5500</text:p>
          </table:table-cell>
          <table:table-cell office:value-type="float" office:value="3522" calcext:value-type="float">
            <text:p>3522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270]*31 + [.E270]*0.16483826+ [.F270]*0.076152071 + IF([.H270]=&quot;hdd&quot;; [.G270]*0.394; [.G270]*1.3104375))/0.3839800063" office:value-type="float" office:value="2268.88248655149" calcext:value-type="float">
            <text:p>2268.882486551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3_5010u-500gb-4gb-win7-pro-3ani-garantie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7 pro</text:p>
          </table:table-cell>
          <table:table-cell office:value-type="float" office:value="3749" calcext:value-type="float">
            <text:p>3749</text:p>
          </table:table-cell>
          <table:table-cell table:formula="of:=([.I271]*31 + [.E271]*0.16483826+ [.F271]*0.076152071 + IF([.H271]=&quot;hdd&quot;; [.G271]*0.394; [.G271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450-i3_5010u-500gb_7200rpm-4gb-fpr-3-ani-garantie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linux</text:p>
          </table:table-cell>
          <table:table-cell office:value-type="float" office:value="3399" calcext:value-type="float">
            <text:p>3399</text:p>
          </table:table-cell>
          <table:table-cell table:formula="of:=([.I272]*31 + [.E272]*0.16483826+ [.F272]*0.076152071 + IF([.H272]=&quot;hdd&quot;; [.G272]*0.394; [.G272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450-i3_5010u-500gb_7200rpm-4gb-fingerprint-3ani-garantie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office:value-type="float" office:value="3384" calcext:value-type="float">
            <text:p>3384</text:p>
          </table:table-cell>
          <table:table-cell table:formula="of:=([.I273]*31 + [.E273]*0.16483826+ [.F273]*0.076152071 + IF([.H273]=&quot;hdd&quot;; [.G273]*0.394; [.G273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3_5010u-500gb_7200rpm-4gb-fpr-win8-pro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8 pro</text:p>
          </table:table-cell>
          <table:table-cell office:value-type="float" office:value="3299" calcext:value-type="float">
            <text:p>3299</text:p>
          </table:table-cell>
          <table:table-cell table:formula="of:=([.I274]*31 + [.E274]*0.16483826+ [.F274]*0.076152071 + IF([.H274]=&quot;hdd&quot;; [.G274]*0.394; [.G274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3_5010u-500gb_7200rpm-4gb-fingerprint-3ani-garantie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3134" calcext:value-type="float">
            <text:p>3134</text:p>
          </table:table-cell>
          <table:table-cell table:formula="of:=([.I275]*31 + [.E275]*0.16483826+ [.F275]*0.076152071 + IF([.H275]=&quot;hdd&quot;; [.G275]*0.394; [.G275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450-i3_5010u-500gb_7200rpm-4gb-win7-pro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office:value-type="float" office:value="3024" calcext:value-type="float">
            <text:p>3024</text:p>
          </table:table-cell>
          <table:table-cell table:formula="of:=([.I276]*31 + [.E276]*0.16483826+ [.F276]*0.076152071 + IF([.H276]=&quot;hdd&quot;; [.G276]*0.394; [.G276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2-i3_5010u-500gb_7200rpm-4gb-dvdrw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office:value-type="float" office:value="2464" calcext:value-type="float">
            <text:p>2464</text:p>
          </table:table-cell>
          <table:table-cell table:formula="of:=([.I277]*31 + [.E277]*0.16483826+ [.F277]*0.076152071 + IF([.H277]=&quot;hdd&quot;; [.G277]*0.394; [.G277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2-i3_5010u-500gb-4gb-finger-print-reader-dvdrw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fara sistem</text:p>
          </table:table-cell>
          <table:table-cell office:value-type="float" office:value="2459" calcext:value-type="float">
            <text:p>2459</text:p>
          </table:table-cell>
          <table:table-cell table:formula="of:=([.I278]*31 + [.E278]*0.16483826+ [.F278]*0.076152071 + IF([.H278]=&quot;hdd&quot;; [.G278]*0.394; [.G278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g2-i3_5010u-500gb-4gb-win8-pro-fingerprint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8 pro</text:p>
          </table:table-cell>
          <table:table-cell office:value-type="float" office:value="2199" calcext:value-type="float">
            <text:p>2199</text:p>
          </table:table-cell>
          <table:table-cell table:formula="of:=([.I279]*31 + [.E279]*0.16483826+ [.F279]*0.076152071 + IF([.H279]=&quot;hdd&quot;; [.G279]*0.394; [.G279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30-13.3-g2-i3_5010-500gb-4gb-fingerprint-resigilat-l/</text:p>
          </table:table-cell>
          <table:table-cell office:value-type="string" calcext:value-type="string">
            <text:p>intel core i3 5010u 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ara sistem</text:p>
          </table:table-cell>
          <table:table-cell office:value-type="float" office:value="1999" calcext:value-type="float">
            <text:p>1999</text:p>
          </table:table-cell>
          <table:table-cell table:formula="of:=([.I280]*31 + [.E280]*0.16483826+ [.F280]*0.076152071 + IF([.H280]=&quot;hdd&quot;; [.G280]*0.394; [.G280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10u-500gb-4gb-dvdrw-hd-l/</text:p>
          </table:table-cell>
          <table:table-cell office:value-type="string" calcext:value-type="string">
            <text:p>intel core i3 5010u</text:p>
          </table:table-cell>
          <table:table-cell office:value-type="string" calcext:value-type="string">
            <text:p>intel hd <text:s/>5500</text:p>
          </table:table-cell>
          <table:table-cell office:value-type="float" office:value="3058" calcext:value-type="float">
            <text:p>3058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281]*31 + [.E281]*0.16483826+ [.F281]*0.076152071 + IF([.H281]=&quot;hdd&quot;; [.G281]*0.394; [.G281]*1.3104375))/0.3839800063" office:value-type="float" office:value="2259.80661649882" calcext:value-type="float">
            <text:p>2259.80661649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i3_5005u-500gb-4gb-gt920m-1gb-dvdrw-win10-hd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920m</text:p>
          </table:table-cell>
          <table:table-cell office:value-type="float" office:value="2910" calcext:value-type="float">
            <text:p>291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1999" calcext:value-type="float">
            <text:p>1999</text:p>
          </table:table-cell>
          <table:table-cell table:formula="of:=([.I282]*31 + [.E282]*0.16483826+ [.F282]*0.076152071 + IF([.H282]=&quot;hdd&quot;; [.G282]*0.394; [.G282]*1.3104375))/0.3839800063" office:value-type="float" office:value="2217.49245790613" calcext:value-type="float">
            <text:p>2217.492457906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e4-n3700-1tb-4gb-hd-alb-l/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449" calcext:value-type="float">
            <text:p>1449</text:p>
          </table:table-cell>
          <table:table-cell table:formula="of:=([.I283]*31 + [.E283]*0.16483826+ [.F283]*0.076152071 + IF([.H283]=&quot;hdd&quot;; [.G283]*0.394; [.G283]*1.3104375))/0.3839800063" office:value-type="float" office:value="2217.34041005197" calcext:value-type="float">
            <text:p>2217.34041005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5_573g_p279-dual-core-3556u-1tb-gt920m-2gb-l/</text:p>
          </table:table-cell>
          <table:table-cell office:value-type="string" calcext:value-type="string">
            <text:p>intel pentium 3556u</text:p>
          </table:table-cell>
          <table:table-cell office:value-type="string" calcext:value-type="string">
            <text:p>920m</text:p>
          </table:table-cell>
          <table:table-cell office:value-type="float" office:value="1714" calcext:value-type="float">
            <text:p>1714</text:p>
          </table:table-cell>
          <table:table-cell office:value-type="float" office:value="667" calcext:value-type="float">
            <text:p>6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574" calcext:value-type="float">
            <text:p>1574</text:p>
          </table:table-cell>
          <table:table-cell table:formula="of:=([.I284]*31 + [.E284]*0.16483826+ [.F284]*0.076152071 + IF([.H284]=&quot;hdd&quot;; [.G284]*0.394; [.G284]*1.3104375))/0.3839800063" office:value-type="float" office:value="2217.1107740747" calcext:value-type="float">
            <text:p>2217.110774074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450-i3_5005u-500gb-4gb-win7-pro-fullhd-fingerprint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7 pro</text:p>
          </table:table-cell>
          <table:table-cell office:value-type="float" office:value="3639" calcext:value-type="float">
            <text:p>3639</text:p>
          </table:table-cell>
          <table:table-cell table:formula="of:=([.I285]*31 + [.E285]*0.16483826+ [.F285]*0.076152071 + IF([.H285]=&quot;hdd&quot;; [.G285]*0.394; [.G285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3_5005u-500gb_7200rpm-4gb-win7-pro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windows 7 pro</text:p>
          </table:table-cell>
          <table:table-cell office:value-type="float" office:value="3099" calcext:value-type="float">
            <text:p>3099</text:p>
          </table:table-cell>
          <table:table-cell table:formula="of:=([.I286]*31 + [.E286]*0.16483826+ [.F286]*0.076152071 + IF([.H286]=&quot;hdd&quot;; [.G286]*0.394; [.G286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3_5005u-500gb_7200rpm-4gb-3-ani-garantie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linux</text:p>
          </table:table-cell>
          <table:table-cell office:value-type="float" office:value="2549" calcext:value-type="float">
            <text:p>2549</text:p>
          </table:table-cell>
          <table:table-cell table:formula="of:=([.I287]*31 + [.E287]*0.16483826+ [.F287]*0.076152071 + IF([.H287]=&quot;hdd&quot;; [.G287]*0.394; [.G287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3_5005u-500gb_7200rpm-4gb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linux</text:p>
          </table:table-cell>
          <table:table-cell office:value-type="float" office:value="2399" calcext:value-type="float">
            <text:p>2399</text:p>
          </table:table-cell>
          <table:table-cell table:formula="of:=([.I288]*31 + [.E288]*0.16483826+ [.F288]*0.076152071 + IF([.H288]=&quot;hdd&quot;; [.G288]*0.394; [.G288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5005u-500gb-4gb-dvdrw-win10-hd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office:value-type="float" office:value="1949" calcext:value-type="float">
            <text:p>1949</text:p>
          </table:table-cell>
          <table:table-cell table:formula="of:=([.I289]*31 + [.E289]*0.16483826+ [.F289]*0.076152071 + IF([.H289]=&quot;hdd&quot;; [.G289]*0.394; [.G289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ku-i3_5005u-500gb-4gb-hd-al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90]*31 + [.E290]*0.16483826+ [.F290]*0.076152071 + IF([.H290]=&quot;hdd&quot;; [.G290]*0.394; [.G290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5_573_37rc-i3_5005u-500gb-4g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intel hd <text:s/>5500</text:p>
          </table:table-cell>
          <table:table-cell office:value-type="float" office:value="2910" calcext:value-type="float">
            <text:p>2910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499" calcext:value-type="float">
            <text:p>1499</text:p>
          </table:table-cell>
          <table:table-cell table:formula="of:=([.I291]*31 + [.E291]*0.16483826+ [.F291]*0.076152071 + IF([.H291]=&quot;hdd&quot;; [.G291]*0.394; [.G291]*1.3104375))/0.3839800063" office:value-type="float" office:value="2196.27189573282" calcext:value-type="float">
            <text:p>2196.27189573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05u-500gb-4gb-r5-m330-2g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292]*31 + [.E292]*0.16483826+ [.F292]*0.076152071 + IF([.H292]=&quot;hdd&quot;; [.G292]*0.394; [.G292]*1.3104375))/0.3839800063" office:value-type="float" office:value="2194.28866562316" calcext:value-type="float">
            <text:p>2194.288665623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5005u-500gb-4gb-r5-m330-2gb-resigilat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293]*31 + [.E293]*0.16483826+ [.F293]*0.076152071 + IF([.H293]=&quot;hdd&quot;; [.G293]*0.394; [.G293]*1.3104375))/0.3839800063" office:value-type="float" office:value="2194.28866562316" calcext:value-type="float">
            <text:p>2194.288665623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5_573_p8v4-intel-dual-core-3556u-1tb-4gb-l/</text:p>
          </table:table-cell>
          <table:table-cell office:value-type="string" calcext:value-type="string">
            <text:p>intel pentium 3556u</text:p>
          </table:table-cell>
          <table:table-cell office:value-type="string" calcext:value-type="string">
            <text:p>intel hd </text:p>
          </table:table-cell>
          <table:table-cell office:value-type="float" office:value="1714" calcext:value-type="float">
            <text:p>1714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599" calcext:value-type="float">
            <text:p>1599</text:p>
          </table:table-cell>
          <table:table-cell table:formula="of:=([.I294]*31 + [.E294]*0.16483826+ [.F294]*0.076152071 + IF([.H294]=&quot;hdd&quot;; [.G294]*0.394; [.G294]*1.3104375))/0.3839800063" office:value-type="float" office:value="2146.50778217095" calcext:value-type="float">
            <text:p>2146.50778217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3_5005u-128gb-4gb-m330-2gb-dvdrw-linpus-lite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r5 m330</text:p>
          </table:table-cell>
          <table:table-cell office:value-type="float" office:value="2910" calcext:value-type="float">
            <text:p>2910</text:p>
          </table:table-cell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899" calcext:value-type="float">
            <text:p>1899</text:p>
          </table:table-cell>
          <table:table-cell table:formula="of:=([.I295]*31 + [.E295]*0.16483826+ [.F295]*0.076152071 + IF([.H295]=&quot;hdd&quot;; [.G295]*0.394; [.G295]*1.3104375))/0.3839800063" office:value-type="float" office:value="2118.07636414948" calcext:value-type="float">
            <text:p>2118.07636414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250-i3_4030u-500gb_7200rpm-4gb-win7-pro-3ani-garantie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windows 7 pro</text:p>
          </table:table-cell>
          <table:table-cell office:value-type="float" office:value="3799" calcext:value-type="float">
            <text:p>3799</text:p>
          </table:table-cell>
          <table:table-cell table:formula="of:=([.I296]*31 + [.E296]*0.16483826+ [.F296]*0.076152071 + IF([.H296]=&quot;hdd&quot;; [.G296]*0.394; [.G296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450-i3_4030u-500gb_7200rpm-4gb-hd-l/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linux</text:p>
          </table:table-cell>
          <table:table-cell office:value-type="float" office:value="3659" calcext:value-type="float">
            <text:p>3659</text:p>
          </table:table-cell>
          <table:table-cell table:formula="of:=([.I297]*31 + [.E297]*0.16483826+ [.F297]*0.076152071 + IF([.H297]=&quot;hdd&quot;; [.G297]*0.394; [.G297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3_4030u-500gb_7200rpm-4gb-hd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3584" calcext:value-type="float">
            <text:p>3584</text:p>
          </table:table-cell>
          <table:table-cell table:formula="of:=([.I298]*31 + [.E298]*0.16483826+ [.F298]*0.076152071 + IF([.H298]=&quot;hdd&quot;; [.G298]*0.394; [.G298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250-i3_4030u-500gb_7200rpm-4gb-3ani-garantie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1366 x 768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linux</text:p>
          </table:table-cell>
          <table:table-cell office:value-type="float" office:value="3399" calcext:value-type="float">
            <text:p>3399</text:p>
          </table:table-cell>
          <table:table-cell table:formula="of:=([.I299]*31 + [.E299]*0.16483826+ [.F299]*0.076152071 + IF([.H299]=&quot;hdd&quot;; [.G299]*0.394; [.G299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5550-i3_4030u-500gb_7200rpm-4gb-win7pro-hd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windows 7 pro</text:p>
          </table:table-cell>
          <table:table-cell office:value-type="float" office:value="2799" calcext:value-type="float">
            <text:p>2799</text:p>
          </table:table-cell>
          <table:table-cell table:formula="of:=([.I300]*31 + [.E300]*0.16483826+ [.F300]*0.076152071 + IF([.H300]=&quot;hdd&quot;; [.G300]*0.394; [.G300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350-g2-i3_4030u-500gb-4gb-dvdrw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339" calcext:value-type="float">
            <text:p>2339</text:p>
          </table:table-cell>
          <table:table-cell table:formula="of:=([.I301]*31 + [.E301]*0.16483826+ [.F301]*0.076152071 + IF([.H301]=&quot;hdd&quot;; [.G301]*0.394; [.G301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70_80-i3_4030u-500gb-4gb-dvd_rw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302]*31 + [.E302]*0.16483826+ [.F302]*0.076152071 + IF([.H302]=&quot;hdd&quot;; [.G302]*0.394; [.G302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40-i3_4030u-500gb-4gb-dvdrw-hd-l/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1799" calcext:value-type="float">
            <text:p>1799</text:p>
          </table:table-cell>
          <table:table-cell table:formula="of:=([.I303]*31 + [.E303]*0.16483826+ [.F303]*0.076152071 + IF([.H303]=&quot;hdd&quot;; [.G303]*0.394; [.G303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3_4030u-500gb_5400rpm-4gb-dvdrw-hd-fingerprint-l/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649" calcext:value-type="float">
            <text:p>1649</text:p>
          </table:table-cell>
          <table:table-cell table:formula="of:=([.I304]*31 + [.E304]*0.16483826+ [.F304]*0.076152071 + IF([.H304]=&quot;hdd&quot;; [.G304]*0.394; [.G304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i3_4030u-500gb-4gb-fingerprint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text:s/>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([.I305]*31 + [.E305]*0.16483826+ [.F305]*0.076152071 + IF([.H305]=&quot;hdd&quot;; [.G305]*0.394; [.G305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3_4030u-500gb-4gb-dvdrw-l/</text:p>
          </table:table-cell>
          <table:table-cell office:value-type="string" calcext:value-type="string">
            <text:p>intel core i3 4030u</text:p>
          </table:table-cell>
          <table:table-cell office:value-type="string" calcext:value-type="string">
            <text:p>hd 4400</text:p>
          </table:table-cell>
          <table:table-cell office:value-type="float" office:value="2703" calcext:value-type="float">
            <text:p>2703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([.I306]*31 + [.E306]*0.16483826+ [.F306]*0.076152071 + IF([.H306]=&quot;hdd&quot;; [.G306]*0.394; [.G306]*1.3104375))/0.3839800063" office:value-type="float" office:value="2104.83094524862" calcext:value-type="float">
            <text:p>2104.830945248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3_4030u-500gb-4gb-r5_m230-2gb-fingerprint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r5 m230</text:p>
          </table:table-cell>
          <table:table-cell office:value-type="float" office:value="2703" calcext:value-type="float">
            <text:p>2703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307]*31 + [.E307]*0.16483826+ [.F307]*0.076152071 + IF([.H307]=&quot;hdd&quot;; [.G307]*0.394; [.G307]*1.3104375))/0.3839800063" office:value-type="float" office:value="2084.2053521082" calcext:value-type="float">
            <text:p>2084.2053521082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40-i5_4210u-500gbplus8gb-4gb-dvdrw-3-ani-garantie-l/</text:p>
          </table:table-cell>
          <table:table-cell office:value-type="string" calcext:value-type="string">
            <text:p><text:s/>intel core i5 4210u</text:p>
          </table:table-cell>
          <table:table-cell office:value-type="string" calcext:value-type="string">
            <text:p>intel hd <text:s/>4400</text:p>
          </table:table-cell>
          <table:table-cell office:value-type="float" office:value="3384" calcext:value-type="float">
            <text:p>3384</text:p>
          </table:table-cell>
          <table:table-cell office:value-type="float" office:value="547" calcext:value-type="float">
            <text:p>547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inux</text:p>
          </table:table-cell>
          <table:table-cell office:value-type="float" office:value="2949" calcext:value-type="float">
            <text:p>2949</text:p>
          </table:table-cell>
          <table:table-cell table:formula="of:=([.I308]*31 + [.E308]*0.16483826+ [.F308]*0.076152071 + IF([.H308]=&quot;hdd&quot;; [.G308]*0.394; [.G308]*1.3104375))/0.3839800063" office:value-type="float" office:value="2063.35358181296" calcext:value-type="float">
            <text:p>2063.35358181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3_4030u-500gb-4gb-hdmi-l/</text:p>
          </table:table-cell>
          <table:table-cell office:value-type="string" calcext:value-type="string">
            <text:p>intel core i3 4030u </text:p>
          </table:table-cell>
          <table:table-cell office:value-type="string" calcext:value-type="string">
            <text:p>intel hd </text:p>
          </table:table-cell>
          <table:table-cell office:value-type="float" office:value="2703" calcext:value-type="float">
            <text:p>2703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759" calcext:value-type="float">
            <text:p>1759</text:p>
          </table:table-cell>
          <table:table-cell table:formula="of:=([.I309]*31 + [.E309]*0.16483826+ [.F309]*0.076152071 + IF([.H309]=&quot;hdd&quot;; [.G309]*0.394; [.G309]*1.3104375))/0.3839800063" office:value-type="float" office:value="2058.02671466074" calcext:value-type="float">
            <text:p>2058.02671466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70_c_18p-dual-core-3825u-500gb-4gb-win10-hdplus-alb-l/</text:p>
          </table:table-cell>
          <table:table-cell office:value-type="string" calcext:value-type="string">
            <text:p>intel pentium 3825u</text:p>
          </table:table-cell>
          <table:table-cell office:value-type="string" calcext:value-type="string">
            <text:p>intel hd 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10</text:p>
          </table:table-cell>
          <table:table-cell office:value-type="float" office:value="2099" calcext:value-type="float">
            <text:p>2099</text:p>
          </table:table-cell>
          <table:table-cell table:formula="of:=([.I310]*31 + [.E310]*0.16483826+ [.F310]*0.076152071 + IF([.H310]=&quot;hdd&quot;; [.G310]*0.394; [.G310]*1.3104375))/0.3839800063" office:value-type="float" office:value="2025.40077697009" calcext:value-type="float">
            <text:p>2025.400776970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dual-core-3825u-500gb-4gb-dvdrw-dos-2.0-hd-l/</text:p>
          </table:table-cell>
          <table:table-cell office:value-type="string" calcext:value-type="string">
            <text:p>intel pentium <text:s/>3825u</text:p>
          </table:table-cell>
          <table:table-cell office:value-type="string" calcext:value-type="string">
            <text:p>intel hd 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311]*31 + [.E311]*0.16483826+ [.F311]*0.076152071 + IF([.H311]=&quot;hdd&quot;; [.G311]*0.394; [.G311]*1.3104375))/0.3839800063" office:value-type="float" office:value="2025.40077697009" calcext:value-type="float">
            <text:p>2025.400776970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dual-core-3825u-500gb-4gb-dvdrw-l/</text:p>
          </table:table-cell>
          <table:table-cell office:value-type="string" calcext:value-type="string">
            <text:p>intel pentium <text:s/>3825u</text:p>
          </table:table-cell>
          <table:table-cell office:value-type="string" calcext:value-type="string">
            <text:p>intel hd </text:p>
          </table:table-cell>
          <table:table-cell office:value-type="float" office:value="2627" calcext:value-type="float">
            <text:p>262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199" calcext:value-type="float">
            <text:p>1199</text:p>
          </table:table-cell>
          <table:table-cell table:formula="of:=([.I312]*31 + [.E312]*0.16483826+ [.F312]*0.076152071 + IF([.H312]=&quot;hdd&quot;; [.G312]*0.394; [.G312]*1.3104375))/0.3839800063" office:value-type="float" office:value="2025.40077697009" calcext:value-type="float">
            <text:p>2025.400776970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j-i3_4005u-500gb_7200rpm-4gb-920m-2gb-win10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2199" calcext:value-type="float">
            <text:p>2199</text:p>
          </table:table-cell>
          <table:table-cell table:formula="of:=([.I313]*31 + [.E313]*0.16483826+ [.F313]*0.076152071 + IF([.H313]=&quot;hdd&quot;; [.G313]*0.394; [.G313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-i3_4005u-500gb_7200rpm-4gb-nvidia-920m-2gb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([.I314]*31 + [.E314]*0.16483826+ [.F314]*0.076152071 + IF([.H314]=&quot;hdd&quot;; [.G314]*0.394; [.G314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3g_3690-i3_4005u-500gb-4gb-gt920m-2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699" calcext:value-type="float">
            <text:p>1699</text:p>
          </table:table-cell>
          <table:table-cell table:formula="of:=([.I315]*31 + [.E315]*0.16483826+ [.F315]*0.076152071 + IF([.H315]=&quot;hdd&quot;; [.G315]*0.394; [.G315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4005u-500gb-4gb-nvidia-gt920m-2gb-dvdrw-hd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316]*31 + [.E316]*0.16483826+ [.F316]*0.076152071 + IF([.H316]=&quot;hdd&quot;; [.G316]*0.394; [.G316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4005u-500gb-4gb-nvidia-gt920m-2gb-dvdrw-al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669" calcext:value-type="float">
            <text:p>1669</text:p>
          </table:table-cell>
          <table:table-cell table:formula="of:=([.I317]*31 + [.E317]*0.16483826+ [.F317]*0.076152071 + IF([.H317]=&quot;hdd&quot;; [.G317]*0.394; [.G317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4005u-500gb-4gb-nvidia-gt920m-2gb-dvdrw-albastru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649" calcext:value-type="float">
            <text:p>1649</text:p>
          </table:table-cell>
          <table:table-cell table:formula="of:=([.I318]*31 + [.E318]*0.16483826+ [.F318]*0.076152071 + IF([.H318]=&quot;hdd&quot;; [.G318]*0.394; [.G318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4005u-500gb-4gb-nvidia-gt920m-2gb-dvdrw-rosu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649" calcext:value-type="float">
            <text:p>1649</text:p>
          </table:table-cell>
          <table:table-cell table:formula="of:=([.I319]*31 + [.E319]*0.16483826+ [.F319]*0.076152071 + IF([.H319]=&quot;hdd&quot;; [.G319]*0.394; [.G319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_xx741d-i3_4005u-500gb-4gb-gt920m-2gb-dvd_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320]*31 + [.E320]*0.16483826+ [.F320]*0.076152071 + IF([.H320]=&quot;hdd&quot;; [.G320]*0.394; [.G320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-i3_4005u-500gb-4gb-nvidia-gt920m-2gb-dvdrw-hd-silver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321]*31 + [.E321]*0.16483826+ [.F321]*0.076152071 + IF([.H321]=&quot;hdd&quot;; [.G321]*0.394; [.G321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4lj_xx725d-i3_4005u-500gb-4gb-gt920m-2gb-hd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gt 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322]*31 + [.E322]*0.16483826+ [.F322]*0.076152071 + IF([.H322]=&quot;hdd&quot;; [.G322]*0.394; [.G322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4005u-500gb-4gb-gt920m-2gb-dvdrw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1599" calcext:value-type="float">
            <text:p>1599</text:p>
          </table:table-cell>
          <table:table-cell table:formula="of:=([.I323]*31 + [.E323]*0.16483826+ [.F323]*0.076152071 + IF([.H323]=&quot;hdd&quot;; [.G323]*0.394; [.G323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_xx741d-i3_4005u-500gb-4gb-gt920m-2gb-dvd_rw-resigila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569" calcext:value-type="float">
            <text:p>1569</text:p>
          </table:table-cell>
          <table:table-cell table:formula="of:=([.I324]*31 + [.E324]*0.16483826+ [.F324]*0.076152071 + IF([.H324]=&quot;hdd&quot;; [.G324]*0.394; [.G324]*1.3104375))/0.3839800063" office:value-type="float" office:value="2025.17114099282" calcext:value-type="float">
            <text:p>2025.171140992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3_4005u-500gb-4gb-gt820m-2gb-dvdrw-linux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820m</text:p>
          </table:table-cell>
          <table:table-cell office:value-type="float" office:value="2462" calcext:value-type="float">
            <text:p>2462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769" calcext:value-type="float">
            <text:p>1769</text:p>
          </table:table-cell>
          <table:table-cell table:formula="of:=([.I325]*31 + [.E325]*0.16483826+ [.F325]*0.076152071 + IF([.H325]=&quot;hdd&quot;; [.G325]*0.394; [.G325]*1.3104375))/0.3839800063" office:value-type="float" office:value="2007.32207000591" calcext:value-type="float">
            <text:p>2007.322070005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3_4005u-500gb-4gb-gt820m-2gb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820m</text:p>
          </table:table-cell>
          <table:table-cell office:value-type="float" office:value="2462" calcext:value-type="float">
            <text:p>2462</text:p>
          </table:table-cell>
          <table:table-cell office:value-type="float" office:value="577" calcext:value-type="float">
            <text:p>5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699" calcext:value-type="float">
            <text:p>1699</text:p>
          </table:table-cell>
          <table:table-cell table:formula="of:=([.I326]*31 + [.E326]*0.16483826+ [.F326]*0.076152071 + IF([.H326]=&quot;hdd&quot;; [.G326]*0.394; [.G326]*1.3104375))/0.3839800063" office:value-type="float" office:value="2007.32207000591" calcext:value-type="float">
            <text:p>2007.322070005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302la-i3_4005u-500gb-4gb-hd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5500</text:p>
          </table:table-cell>
          <table:table-cell office:value-type="float" office:value="2462" calcext:value-type="float">
            <text:p>246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327]*31 + [.E327]*0.16483826+ [.F327]*0.076152071 + IF([.H327]=&quot;hdd&quot;; [.G327]*0.394; [.G327]*1.3104375))/0.3839800063" office:value-type="float" office:value="2003.9505788195" calcext:value-type="float">
            <text:p>2003.950578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302la-i3_4005u-500gb-4gb-hd-alb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5500</text:p>
          </table:table-cell>
          <table:table-cell office:value-type="float" office:value="2462" calcext:value-type="float">
            <text:p>2462</text:p>
          </table:table-cell>
          <table:table-cell office:value-type="float" office:value="560" calcext:value-type="float">
            <text:p>5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366 x 768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328]*31 + [.E328]*0.16483826+ [.F328]*0.076152071 + IF([.H328]=&quot;hdd&quot;; [.G328]*0.394; [.G328]*1.3104375))/0.3839800063" office:value-type="float" office:value="2003.9505788195" calcext:value-type="float">
            <text:p>2003.95057881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500gb-4gb-amd-r5m330-2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330</text:p>
          </table:table-cell>
          <table:table-cell office:value-type="float" office:value="2462" calcext:value-type="float">
            <text:p>2462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329]*31 + [.E329]*0.16483826+ [.F329]*0.076152071 + IF([.H329]=&quot;hdd&quot;; [.G329]*0.394; [.G329]*1.3104375))/0.3839800063" office:value-type="float" office:value="2001.96734870984" calcext:value-type="float">
            <text:p>2001.967348709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450-i3_4005u-500gb-4gb-fingerprint-fullhd-win8-pro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20 x 108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windows 8 pro</text:p>
          </table:table-cell>
          <table:table-cell office:value-type="float" office:value="3294" calcext:value-type="float">
            <text:p>3294</text:p>
          </table:table-cell>
          <table:table-cell table:formula="of:=([.I330]*31 + [.E330]*0.16483826+ [.F330]*0.076152071 + IF([.H330]=&quot;hdd&quot;; [.G330]*0.394; [.G330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5480-i3_4005u-500gb-4gb-win8-fingerprin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windows 8</text:p>
          </table:table-cell>
          <table:table-cell office:value-type="float" office:value="3059" calcext:value-type="float">
            <text:p>3059</text:p>
          </table:table-cell>
          <table:table-cell table:formula="of:=([.I331]*31 + [.E331]*0.16483826+ [.F331]*0.076152071 + IF([.H331]=&quot;hdd&quot;; [.G331]*0.394; [.G331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550-i3_4005u-500gb_7200rpm-4gb-win8-fingerprin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windows 8</text:p>
          </table:table-cell>
          <table:table-cell office:value-type="float" office:value="2999" calcext:value-type="float">
            <text:p>2999</text:p>
          </table:table-cell>
          <table:table-cell table:formula="of:=([.I332]*31 + [.E332]*0.16483826+ [.F332]*0.076152071 + IF([.H332]=&quot;hdd&quot;; [.G332]*0.394; [.G332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3_4005u-500gb_7200rpm-4gb-win7-pro-3-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8</text:p>
          </table:table-cell>
          <table:table-cell office:value-type="float" office:value="2899" calcext:value-type="float">
            <text:p>2899</text:p>
          </table:table-cell>
          <table:table-cell table:formula="of:=([.I333]*31 + [.E333]*0.16483826+ [.F333]*0.076152071 + IF([.H333]=&quot;hdd&quot;; [.G333]*0.394; [.G333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3_4005u-500gb-4gb-dvdrw-win8pro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8</text:p>
          </table:table-cell>
          <table:table-cell office:value-type="float" office:value="2554" calcext:value-type="float">
            <text:p>2554</text:p>
          </table:table-cell>
          <table:table-cell table:formula="of:=([.I334]*31 + [.E334]*0.16483826+ [.F334]*0.076152071 + IF([.H334]=&quot;hdd&quot;; [.G334]*0.394; [.G334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3_4005u-500gb-4gb-dvd_rw-win8-pro-3-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8 pro</text:p>
          </table:table-cell>
          <table:table-cell office:value-type="float" office:value="2499" calcext:value-type="float">
            <text:p>2499</text:p>
          </table:table-cell>
          <table:table-cell table:formula="of:=([.I335]*31 + [.E335]*0.16483826+ [.F335]*0.076152071 + IF([.H335]=&quot;hdd&quot;; [.G335]*0.394; [.G335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3_4005u-500gb-4gb-3-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2439" calcext:value-type="float">
            <text:p>2439</text:p>
          </table:table-cell>
          <table:table-cell table:formula="of:=([.I336]*31 + [.E336]*0.16483826+ [.F336]*0.076152071 + IF([.H336]=&quot;hdd&quot;; [.G336]*0.394; [.G336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550-i3_4005u-500gb_7200rpm-4gb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/>
          <table:table-cell office:value-type="string" calcext:value-type="string">
            <text:p>linux</text:p>
          </table:table-cell>
          <table:table-cell office:value-type="float" office:value="2439" calcext:value-type="float">
            <text:p>2439</text:p>
          </table:table-cell>
          <table:table-cell table:formula="of:=([.I337]*31 + [.E337]*0.16483826+ [.F337]*0.076152071 + IF([.H337]=&quot;hdd&quot;; [.G337]*0.394; [.G337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e3450-i3_4005u-500gb_7200rpm-4gb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office:value-type="float" office:value="2399" calcext:value-type="float">
            <text:p>2399</text:p>
          </table:table-cell>
          <table:table-cell table:formula="of:=([.I338]*31 + [.E338]*0.16483826+ [.F338]*0.076152071 + IF([.H338]=&quot;hdd&quot;; [.G338]*0.394; [.G338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450-i3_4005u-500gb_7200rpm-4gb-3-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linux</text:p>
          </table:table-cell>
          <table:table-cell office:value-type="float" office:value="2399" calcext:value-type="float">
            <text:p>2399</text:p>
          </table:table-cell>
          <table:table-cell table:formula="of:=([.I339]*31 + [.E339]*0.16483826+ [.F339]*0.076152071 + IF([.H339]=&quot;hdd&quot;; [.G339]*0.394; [.G339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46-i3_4005u-500gb-4gb-win7-pro-dvdrw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windows 8 pro</text:p>
          </table:table-cell>
          <table:table-cell office:value-type="float" office:value="2394" calcext:value-type="float">
            <text:p>2394</text:p>
          </table:table-cell>
          <table:table-cell table:formula="of:=([.I340]*31 + [.E340]*0.16483826+ [.F340]*0.076152071 + IF([.H340]=&quot;hdd&quot;; [.G340]*0.394; [.G340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r50_b_11c-i3_4005u-500gb-4gb-dvd_rw-win7-pro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7 pro</text:p>
          </table:table-cell>
          <table:table-cell office:value-type="float" office:value="2199" calcext:value-type="float">
            <text:p>2199</text:p>
          </table:table-cell>
          <table:table-cell table:formula="of:=([.I341]*31 + [.E341]*0.16483826+ [.F341]*0.076152071 + IF([.H341]=&quot;hdd&quot;; [.G341]*0.394; [.G341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3_4005u-500gb-4gb-dvdrw-win10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2099" calcext:value-type="float">
            <text:p>2099</text:p>
          </table:table-cell>
          <table:table-cell table:formula="of:=([.I342]*31 + [.E342]*0.16483826+ [.F342]*0.076152071 + IF([.H342]=&quot;hdd&quot;; [.G342]*0.394; [.G342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pro-r50_b_11c-i3_4005u-500gb-4gb-dvd_rw-win7-pro-resigi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8 pro</text:p>
          </table:table-cell>
          <table:table-cell office:value-type="float" office:value="2099" calcext:value-type="float">
            <text:p>2099</text:p>
          </table:table-cell>
          <table:table-cell table:formula="of:=([.I343]*31 + [.E343]*0.16483826+ [.F343]*0.076152071 + IF([.H343]=&quot;hdd&quot;; [.G343]*0.394; [.G343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a-i3_4005u-500gb_7200rpm-4gb-dvdrw-win10-fingerp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1999" calcext:value-type="float">
            <text:p>1999</text:p>
          </table:table-cell>
          <table:table-cell table:formula="of:=([.I344]*31 + [.E344]*0.16483826+ [.F344]*0.076152071 + IF([.H344]=&quot;hdd&quot;; [.G344]*0.394; [.G344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3_4005u-500gb-4gb-dvdrw-ubuntu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ubuntu</text:p>
          </table:table-cell>
          <table:table-cell office:value-type="float" office:value="1999" calcext:value-type="float">
            <text:p>1999</text:p>
          </table:table-cell>
          <table:table-cell table:formula="of:=([.I345]*31 + [.E345]*0.16483826+ [.F345]*0.076152071 + IF([.H345]=&quot;hdd&quot;; [.G345]*0.394; [.G345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cl-i3_4005u-500gb_5400rpm-4gb-dvdrw-red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([.I346]*31 + [.E346]*0.16483826+ [.F346]*0.076152071 + IF([.H346]=&quot;hdd&quot;; [.G346]*0.394; [.G346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46-i3_4005u-500gb-4gb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linux</text:p>
          </table:table-cell>
          <table:table-cell office:value-type="float" office:value="1809" calcext:value-type="float">
            <text:p>1809</text:p>
          </table:table-cell>
          <table:table-cell table:formula="of:=([.I347]*31 + [.E347]*0.16483826+ [.F347]*0.076152071 + IF([.H347]=&quot;hdd&quot;; [.G347]*0.394; [.G347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37-i3_4005u-500gb-4gb-dvd_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749" calcext:value-type="float">
            <text:p>1749</text:p>
          </table:table-cell>
          <table:table-cell table:formula="of:=([.I348]*31 + [.E348]*0.16483826+ [.F348]*0.076152071 + IF([.H348]=&quot;hdd&quot;; [.G348]*0.394; [.G348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3_4005u-500gb-4gb-hdmi-3-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744" calcext:value-type="float">
            <text:p>1744</text:p>
          </table:table-cell>
          <table:table-cell table:formula="of:=([.I349]*31 + [.E349]*0.16483826+ [.F349]*0.076152071 + IF([.H349]=&quot;hdd&quot;; [.G349]*0.394; [.G349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a-i3_4005u-500gb_7200rpm-4gb-dvdrw-hd-l/</text:p>
          </table:table-cell>
          <table:table-cell office:value-type="string" calcext:value-type="string">
            <text:p>intel core i3 4005u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350]*31 + [.E350]*0.16483826+ [.F350]*0.076152071 + IF([.H350]=&quot;hdd&quot;; [.G350]*0.394; [.G350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3_4005u-500gb-4gb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office:value-type="float" office:value="1599" calcext:value-type="float">
            <text:p>1599</text:p>
          </table:table-cell>
          <table:table-cell table:formula="of:=([.I351]*31 + [.E351]*0.16483826+ [.F351]*0.076152071 + IF([.H351]=&quot;hdd&quot;; [.G351]*0.394; [.G351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500gb-4gb-dvdrw-dos-2.0-hd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599" calcext:value-type="float">
            <text:p>1599</text:p>
          </table:table-cell>
          <table:table-cell table:formula="of:=([.I352]*31 + [.E352]*0.16483826+ [.F352]*0.076152071 + IF([.H352]=&quot;hdd&quot;; [.G352]*0.394; [.G352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i3_4005u-500gb-4gb-dvdrw-linux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499" calcext:value-type="float">
            <text:p>1499</text:p>
          </table:table-cell>
          <table:table-cell table:formula="of:=([.I353]*31 + [.E353]*0.16483826+ [.F353]*0.076152071 + IF([.H353]=&quot;hdd&quot;; [.G353]*0.394; [.G353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i3_4005u-500gb-4gb-dvdrw-geanta-cadou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354]*31 + [.E354]*0.16483826+ [.F354]*0.076152071 + IF([.H354]=&quot;hdd&quot;; [.G354]*0.394; [.G354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xtensa-ex2510_39ze-i3_4005u-500gb-4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399" calcext:value-type="float">
            <text:p>1399</text:p>
          </table:table-cell>
          <table:table-cell table:formula="of:=([.I355]*31 + [.E355]*0.16483826+ [.F355]*0.076152071 + IF([.H355]=&quot;hdd&quot;; [.G355]*0.394; [.G355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-i3_4005u-500gb_5400rpm-4gb-dvd_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399" calcext:value-type="float">
            <text:p>1399</text:p>
          </table:table-cell>
          <table:table-cell table:formula="of:=([.I356]*31 + [.E356]*0.16483826+ [.F356]*0.076152071 + IF([.H356]=&quot;hdd&quot;; [.G356]*0.394; [.G356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3_4005u-500gb-4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([.I357]*31 + [.E357]*0.16483826+ [.F357]*0.076152071 + IF([.H357]=&quot;hdd&quot;; [.G357]*0.394; [.G357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3_36p3-i3_4005u-500gb-4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intel hd <text:s/>4400</text:p>
          </table:table-cell>
          <table:table-cell office:value-type="float" office:value="2462" calcext:value-type="float">
            <text:p>2462</text:p>
          </table:table-cell>
          <table:table-cell office:value-type="float" office:value="547" calcext:value-type="float">
            <text:p>5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399" calcext:value-type="float">
            <text:p>1399</text:p>
          </table:table-cell>
          <table:table-cell table:formula="of:=([.I358]*31 + [.E358]*0.16483826+ [.F358]*0.076152071 + IF([.H358]=&quot;hdd&quot;; [.G358]*0.394; [.G358]*1.3104375))/0.3839800063" office:value-type="float" office:value="2001.37237967695" calcext:value-type="float">
            <text:p>2001.37237967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45-amd-quad-core-a8_6410-500gb-4gb-fingerprint-l/</text:p>
          </table:table-cell>
          <table:table-cell office:value-type="string" calcext:value-type="string">
            <text:p>a8 6410 </text:p>
          </table:table-cell>
          <table:table-cell office:value-type="string" calcext:value-type="string">
            <text:p>r5</text:p>
          </table:table-cell>
          <table:table-cell office:value-type="float" office:value="2522" calcext:value-type="float">
            <text:p>2522</text:p>
          </table:table-cell>
          <table:table-cell office:value-type="float" office:value="362" calcext:value-type="float">
            <text:p>3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359]*31 + [.E359]*0.16483826+ [.F359]*0.076152071 + IF([.H359]=&quot;hdd&quot;; [.G359]*0.394; [.G359]*1.3104375))/0.3839800063" office:value-type="float" office:value="1990.43994187778" calcext:value-type="float">
            <text:p>1990.439941877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cr-i3_4005u-500gb_5400rpm-4gb-r5_m230-1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230</text:p>
          </table:table-cell>
          <table:table-cell office:value-type="float" office:value="2462" calcext:value-type="float">
            <text:p>2462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([.I360]*31 + [.E360]*0.16483826+ [.F360]*0.076152071 + IF([.H360]=&quot;hdd&quot;; [.G360]*0.394; [.G360]*1.3104375))/0.3839800063" office:value-type="float" office:value="1980.74678653653" calcext:value-type="float">
            <text:p>1980.746786536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cq-i3_4005u-500gb-4gb-r5m230-1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r5 m230</text:p>
          </table:table-cell>
          <table:table-cell office:value-type="float" office:value="2462" calcext:value-type="float">
            <text:p>2462</text:p>
          </table:table-cell>
          <table:table-cell office:value-type="float" office:value="443" calcext:value-type="float">
            <text:p>44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849" calcext:value-type="float">
            <text:p>1849</text:p>
          </table:table-cell>
          <table:table-cell table:formula="of:=([.I361]*31 + [.E361]*0.16483826+ [.F361]*0.076152071 + IF([.H361]=&quot;hdd&quot;; [.G361]*0.394; [.G361]*1.3104375))/0.3839800063" office:value-type="float" office:value="1980.74678653653" calcext:value-type="float">
            <text:p>1980.746786536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21g_41fl-quad_core-a4_6210-500gb-4gb-amd-r5m240-2gb-red-l/</text:p>
          </table:table-cell>
          <table:table-cell office:value-type="string" calcext:value-type="string">
            <text:p>a4 6210 </text:p>
          </table:table-cell>
          <table:table-cell office:value-type="string" calcext:value-type="string">
            <text:p>r5 m240</text:p>
          </table:table-cell>
          <table:table-cell office:value-type="float" office:value="2112" calcext:value-type="float">
            <text:p>2112</text:p>
          </table:table-cell>
          <table:table-cell office:value-type="float" office:value="521" calcext:value-type="float">
            <text:p>52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499" calcext:value-type="float">
            <text:p>1499</text:p>
          </table:table-cell>
          <table:table-cell table:formula="of:=([.I362]*31 + [.E362]*0.16483826+ [.F362]*0.076152071 + IF([.H362]=&quot;hdd&quot;; [.G362]*0.394; [.G362]*1.3104375))/0.3839800063" office:value-type="float" office:value="1845.96495255331" calcext:value-type="float">
            <text:p>1845.964952553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1_80-dual-core-4405u-500gbplus8gb-4gb-dvdrw-hd-fingerprint-l/</text:p>
          </table:table-cell>
          <table:table-cell office:value-type="string" calcext:value-type="string">
            <text:p>intel pentium <text:s/>4405u</text:p>
          </table:table-cell>
          <table:table-cell office:value-type="string" calcext:value-type="string">
            <text:p>intel hd </text:p>
          </table:table-cell>
          <table:table-cell office:value-type="float" office:value="2975" calcext:value-type="float">
            <text:p>2975</text:p>
          </table:table-cell>
          <table:table-cell office:value-type="float" office:value="311" calcext:value-type="float">
            <text:p>311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1699" calcext:value-type="float">
            <text:p>1699</text:p>
          </table:table-cell>
          <table:table-cell table:formula="of:=([.I363]*31 + [.E363]*0.16483826+ [.F363]*0.076152071 + IF([.H363]=&quot;hdd&quot;; [.G363]*0.394; [.G363]*1.3104375))/0.3839800063" office:value-type="float" office:value="1840.97029181091" calcext:value-type="float">
            <text:p>1840.970291810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dual-core-n3050-1tb-4gb-dvdrw-l/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249" calcext:value-type="float">
            <text:p>1249</text:p>
          </table:table-cell>
          <table:table-cell table:formula="of:=([.I364]*31 + [.E364]*0.16483826+ [.F364]*0.076152071 + IF([.H364]=&quot;hdd&quot;; [.G364]*0.394; [.G364]*1.3104375))/0.3839800063" office:value-type="float" office:value="1796.63752930409" calcext:value-type="float">
            <text:p>1796.637529304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s1_531_c3zj-dual-core-n3050-1tb-4gb-hd-l/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999" calcext:value-type="float">
            <text:p>999</text:p>
          </table:table-cell>
          <table:table-cell table:formula="of:=([.I365]*31 + [.E365]*0.16483826+ [.F365]*0.076152071 + IF([.H365]=&quot;hdd&quot;; [.G365]*0.394; [.G365]*1.3104375))/0.3839800063" office:value-type="float" office:value="1796.63752930409" calcext:value-type="float">
            <text:p>1796.6375293041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dual-core-3805u-500gb-4gb-dvdrw-3ani-garantie-l/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office:value-type="float" office:value="1714" calcext:value-type="float">
            <text:p>1714</text:p>
          </table:table-cell>
          <table:table-cell table:formula="of:=([.I366]*31 + [.E366]*0.16483826+ [.F366]*0.076152071 + IF([.H366]=&quot;hdd&quot;; [.G366]*0.394; [.G366]*1.3104375))/0.3839800063" office:value-type="float" office:value="1762.67612082958" calcext:value-type="float">
            <text:p>1762.676120829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dual-core-3805u-500gb-4gb-dvdrw-hd-l/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429" calcext:value-type="float">
            <text:p>1429</text:p>
          </table:table-cell>
          <table:table-cell table:formula="of:=([.I367]*31 + [.E367]*0.16483826+ [.F367]*0.076152071 + IF([.H367]=&quot;hdd&quot;; [.G367]*0.394; [.G367]*1.3104375))/0.3839800063" office:value-type="float" office:value="1762.67612082958" calcext:value-type="float">
            <text:p>1762.676120829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1-quad-core-n3540-500gb-4gb-dvdrw-win10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windows 10</text:p>
          </table:table-cell>
          <table:table-cell office:value-type="float" office:value="1924" calcext:value-type="float">
            <text:p>1924</text:p>
          </table:table-cell>
          <table:table-cell table:formula="of:=([.I368]*31 + [.E368]*0.16483826+ [.F368]*0.076152071 + IF([.H368]=&quot;hdd&quot;; [.G368]*0.394; [.G368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2dt-quad-core-n3540-500gb_5400rpm-4gb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449" calcext:value-type="float">
            <text:p>1449</text:p>
          </table:table-cell>
          <table:table-cell table:formula="of:=([.I369]*31 + [.E369]*0.16483826+ [.F369]*0.076152071 + IF([.H369]=&quot;hdd&quot;; [.G369]*0.394; [.G369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1-pentium-quad-core-n3540-500gb-4gb-dvdrw-3-ani-garantie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table:style-name="ce2"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office:value-type="float" office:value="1399" calcext:value-type="float">
            <text:p>1399</text:p>
          </table:table-cell>
          <table:table-cell table:formula="of:=([.I370]*31 + [.E370]*0.16483826+ [.F370]*0.076152071 + IF([.H370]=&quot;hdd&quot;; [.G370]*0.394; [.G370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b_1vp-quad-core-n3540-500gb-4gb-dvd_rw-white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([.I371]*31 + [.E371]*0.16483826+ [.F371]*0.076152071 + IF([.H371]=&quot;hdd&quot;; [.G371]*0.394; [.G371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0_b_18e-quad-core-n3540-500gb_5400rpm-4gb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([.I372]*31 + [.E372]*0.16483826+ [.F372]*0.076152071 + IF([.H372]=&quot;hdd&quot;; [.G372]*0.394; [.G372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51-pentium-quad-core-n3540-500gb-4gb-hdmi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1199" calcext:value-type="float">
            <text:p>1199</text:p>
          </table:table-cell>
          <table:table-cell table:formula="of:=([.I373]*31 + [.E373]*0.16483826+ [.F373]*0.076152071 + IF([.H373]=&quot;hdd&quot;; [.G373]*0.394; [.G373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quad-core-n3540-500gb-4gb-dvdrw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199" calcext:value-type="float">
            <text:p>1199</text:p>
          </table:table-cell>
          <table:table-cell table:formula="of:=([.I374]*31 + [.E374]*0.16483826+ [.F374]*0.076152071 + IF([.H374]=&quot;hdd&quot;; [.G374]*0.394; [.G374]*1.3104375))/0.3839800063" office:value-type="float" office:value="1738.20666756159" calcext:value-type="float">
            <text:p>1738.2066675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2mj_sx008d-quad-core-n2940-500gb-4gb-gt920m-2gb-resigilat-l/</text:p>
          </table:table-cell>
          <table:table-cell office:value-type="string" calcext:value-type="string">
            <text:p>intel celeron <text:s/>n2940</text:p>
          </table:table-cell>
          <table:table-cell office:value-type="string" calcext:value-type="string">
            <text:p>gt920m </text:p>
          </table:table-cell>
          <table:table-cell office:value-type="float" office:value="1785" calcext:value-type="float">
            <text:p>1785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1569" calcext:value-type="float">
            <text:p>1569</text:p>
          </table:table-cell>
          <table:table-cell table:formula="of:=([.I375]*31 + [.E375]*0.16483826+ [.F375]*0.076152071 + IF([.H375]=&quot;hdd&quot;; [.G375]*0.394; [.G375]*1.3104375))/0.3839800063" office:value-type="float" office:value="1734.54272235372" calcext:value-type="float">
            <text:p>1734.542722353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52-quad-core-n3700-500gb_5400rpm-4gb-hd-linux-l/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1499" calcext:value-type="float">
            <text:p>1499</text:p>
          </table:table-cell>
          <table:table-cell table:formula="of:=([.I376]*31 + [.E376]*0.16483826+ [.F376]*0.076152071 + IF([.H376]=&quot;hdd&quot;; [.G376]*0.394; [.G376]*1.3104375))/0.3839800063" office:value-type="float" office:value="1704.29286390946" calcext:value-type="float">
            <text:p>1704.29286390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4f-quad-core-n3700-500gb_5400rpm-4gb-dvdrw-white-l/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499" calcext:value-type="float">
            <text:p>1499</text:p>
          </table:table-cell>
          <table:table-cell table:formula="of:=([.I377]*31 + [.E377]*0.16483826+ [.F377]*0.076152071 + IF([.H377]=&quot;hdd&quot;; [.G377]*0.394; [.G377]*1.3104375))/0.3839800063" office:value-type="float" office:value="1704.29286390946" calcext:value-type="float">
            <text:p>1704.29286390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40sa-quad-core-n3700-500gb-4gb-dvdrw-hd-gold-l/</text:p>
          </table:table-cell>
          <table:table-cell office:value-type="string" calcext:value-type="string">
            <text:p>intel pentium <text:s/>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([.I378]*31 + [.E378]*0.16483826+ [.F378]*0.076152071 + IF([.H378]=&quot;hdd&quot;; [.G378]*0.394; [.G378]*1.3104375))/0.3839800063" office:value-type="float" office:value="1704.29286390946" calcext:value-type="float">
            <text:p>1704.29286390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avilion-15-quad-core-n3700-500gb-4gb-dvdrw-dos-2.0-l/</text:p>
          </table:table-cell>
          <table:table-cell office:value-type="string" calcext:value-type="string">
            <text:p>intel pentium n3700</text:p>
          </table:table-cell>
          <table:table-cell office:value-type="string" calcext:value-type="string">
            <text:p>intel hd </text:p>
          </table:table-cell>
          <table:table-cell office:value-type="float" office:value="1879" calcext:value-type="float">
            <text:p>187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fara sistem</text:p>
          </table:table-cell>
          <table:table-cell office:value-type="float" office:value="1149" calcext:value-type="float">
            <text:p>1149</text:p>
          </table:table-cell>
          <table:table-cell table:formula="of:=([.I379]*31 + [.E379]*0.16483826+ [.F379]*0.076152071 + IF([.H379]=&quot;hdd&quot;; [.G379]*0.394; [.G379]*1.3104375))/0.3839800063" office:value-type="float" office:value="1704.29286390946" calcext:value-type="float">
            <text:p>1704.292863909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dual-core-3805u-128gb-4gb-dvdrw-hd-fingerprint-l/</text:p>
          </table:table-cell>
          <table:table-cell office:value-type="string" calcext:value-type="string">
            <text:p>intel pentium <text:s/>3805u</text:p>
          </table:table-cell>
          <table:table-cell office:value-type="string" calcext:value-type="string">
            <text:p>intel hd </text:p>
          </table:table-cell>
          <table:table-cell office:value-type="float" office:value="2015" calcext:value-type="float">
            <text:p>2015</text:p>
          </table:table-cell>
          <table:table-cell office:value-type="float" office:value="311" calcext:value-type="float">
            <text:p>3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([.I380]*31 + [.E380]*0.16483826+ [.F380]*0.076152071 + IF([.H380]=&quot;hdd&quot;; [.G380]*0.394; [.G380]*1.3104375))/0.3839800063" office:value-type="float" office:value="1686.4638193559" calcext:value-type="float">
            <text:p>1686.463819355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dual-core-3558u-500gb-4gb-hdmi-v2-l/</text:p>
          </table:table-cell>
          <table:table-cell office:value-type="string" calcext:value-type="string">
            <text:p>intel pentium <text:s/>3558u</text:p>
          </table:table-cell>
          <table:table-cell office:value-type="string" calcext:value-type="string">
            <text:p>intel hd <text:s/>4000</text:p>
          </table:table-cell>
          <table:table-cell office:value-type="float" office:value="1766" calcext:value-type="float">
            <text:p>1766</text:p>
          </table:table-cell>
          <table:table-cell office:value-type="float" office:value="452" calcext:value-type="float">
            <text:p>4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299" calcext:value-type="float">
            <text:p>1299</text:p>
          </table:table-cell>
          <table:table-cell table:formula="of:=([.I381]*31 + [.E381]*0.16483826+ [.F381]*0.076152071 + IF([.H381]=&quot;hdd&quot;; [.G381]*0.394; [.G381]*1.3104375))/0.3839800063" office:value-type="float" office:value="1683.74679057346" calcext:value-type="float">
            <text:p>1683.7467905735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80-dual-core-n3205u-500gb-4gb-dvdrw-hd-l/</text:p>
          </table:table-cell>
          <table:table-cell office:value-type="string" calcext:value-type="string">
            <text:p>intel celeron 3205u</text:p>
          </table:table-cell>
          <table:table-cell office:value-type="string" calcext:value-type="string">
            <text:p>intel hd </text:p>
          </table:table-cell>
          <table:table-cell office:value-type="float" office:value="1697" calcext:value-type="float">
            <text:p>1697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199" calcext:value-type="float">
            <text:p>1199</text:p>
          </table:table-cell>
          <table:table-cell table:formula="of:=([.I382]*31 + [.E382]*0.16483826+ [.F382]*0.076152071 + IF([.H382]=&quot;hdd&quot;; [.G382]*0.394; [.G382]*1.3104375))/0.3839800063" office:value-type="float" office:value="1626.16232891343" calcext:value-type="float">
            <text:p>1626.162328913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dual-core-2957u-500gb_5400rpm-4gb-dvdrw-hd-l/</text:p>
          </table:table-cell>
          <table:table-cell office:value-type="string" calcext:value-type="string">
            <text:p>intel celeron <text:s/>2957u</text:p>
          </table:table-cell>
          <table:table-cell office:value-type="string" calcext:value-type="string">
            <text:p>intel hd </text:p>
          </table:table-cell>
          <table:table-cell office:value-type="float" office:value="1484" calcext:value-type="float">
            <text:p>1484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1294" calcext:value-type="float">
            <text:p>1294</text:p>
          </table:table-cell>
          <table:table-cell table:formula="of:=([.I383]*31 + [.E383]*0.16483826+ [.F383]*0.076152071 + IF([.H383]=&quot;hdd&quot;; [.G383]*0.394; [.G383]*1.3104375))/0.3839800063" office:value-type="float" office:value="1534.72384564884" calcext:value-type="float">
            <text:p>1534.72384564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2-dual-core-2957u-500gb-4gb-hdmi-3ani-garantie-l/</text:p>
          </table:table-cell>
          <table:table-cell office:value-type="string" calcext:value-type="string">
            <text:p>intel celeron <text:s/>2957u</text:p>
          </table:table-cell>
          <table:table-cell office:value-type="string" calcext:value-type="string">
            <text:p>intel hd </text:p>
          </table:table-cell>
          <table:table-cell office:value-type="float" office:value="1484" calcext:value-type="float">
            <text:p>1484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249" calcext:value-type="float">
            <text:p>1249</text:p>
          </table:table-cell>
          <table:table-cell table:formula="of:=([.I384]*31 + [.E384]*0.16483826+ [.F384]*0.076152071 + IF([.H384]=&quot;hdd&quot;; [.G384]*0.394; [.G384]*1.3104375))/0.3839800063" office:value-type="float" office:value="1534.72384564884" calcext:value-type="float">
            <text:p>1534.723845648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quad-core-n3540-250gb-4gb-dvd_rw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([.I385]*31 + [.E385]*0.16483826+ [.F385]*0.076152071 + IF([.H385]=&quot;hdd&quot;; [.G385]*0.394; [.G385]*1.3104375))/0.3839800063" office:value-type="float" office:value="1481.68289449033" calcext:value-type="float">
            <text:p>1481.682894490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quad-core-n2940-250gb-4gb-dvdrw-l/</text:p>
          </table:table-cell>
          <table:table-cell office:value-type="string" calcext:value-type="string">
            <text:p>intel celeron <text:s/>n2940</text:p>
          </table:table-cell>
          <table:table-cell office:value-type="string" calcext:value-type="string">
            <text:p>intel hd </text:p>
          </table:table-cell>
          <table:table-cell office:value-type="float" office:value="1785" calcext:value-type="float">
            <text:p>1785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099" calcext:value-type="float">
            <text:p>1099</text:p>
          </table:table-cell>
          <table:table-cell table:formula="of:=([.I386]*31 + [.E386]*0.16483826+ [.F386]*0.076152071 + IF([.H386]=&quot;hdd&quot;; [.G386]*0.394; [.G386]*1.3104375))/0.3839800063" office:value-type="float" office:value="1407.41595737872" calcext:value-type="float">
            <text:p>1407.415957378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1_30-dual-core-n3050-500gbplus8gb-4gb-dvdrw-win10pro-fingerprint-l/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table:formula="of:=500/3+8" office:value-type="float" office:value="174.666666666667" calcext:value-type="float">
            <text:p>174.6666666667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2089" calcext:value-type="float">
            <text:p>2089</text:p>
          </table:table-cell>
          <table:table-cell table:formula="of:=([.I387]*31 + [.E387]*0.16483826+ [.F387]*0.076152071 + IF([.H387]=&quot;hdd&quot;; [.G387]*0.394; [.G387]*1.3104375))/0.3839800063" office:value-type="float" office:value="1366.64053130675" calcext:value-type="float">
            <text:p>1366.640531306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dual-core-n2840-500gb-4gb-dvdrw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324" calcext:value-type="float">
            <text:p>1324</text:p>
          </table:table-cell>
          <table:table-cell table:formula="of:=([.I388]*31 + [.E388]*0.16483826+ [.F388]*0.076152071 + IF([.H388]=&quot;hdd&quot;; [.G388]*0.394; [.G388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30-dual-core-n2840-500gb-2gb-dvd_rw-resigilat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049" calcext:value-type="float">
            <text:p>1049</text:p>
          </table:table-cell>
          <table:table-cell table:formula="of:=([.I389]*31 + [.E389]*0.16483826+ [.F389]*0.076152071 + IF([.H389]=&quot;hdd&quot;; [.G389]*0.394; [.G389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30-dual-core-n2840-500gb-4gb-fingerprint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999" calcext:value-type="float">
            <text:p>999</text:p>
          </table:table-cell>
          <table:table-cell table:formula="of:=([.I390]*31 + [.E390]*0.16483826+ [.F390]*0.076152071 + IF([.H390]=&quot;hdd&quot;; [.G390]*0.394; [.G390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3-dual-core-n2840-500gb-4gb-dvd_rw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fara sistem</text:p>
          </table:table-cell>
          <table:table-cell office:value-type="float" office:value="999" calcext:value-type="float">
            <text:p>999</text:p>
          </table:table-cell>
          <table:table-cell table:formula="of:=([.I391]*31 + [.E391]*0.16483826+ [.F391]*0.076152071 + IF([.H391]=&quot;hdd&quot;; [.G391]*0.394; [.G391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51-dual-core-n2840-500gb-4gb-3ani-garantie-resigilat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linux</text:p>
          </table:table-cell>
          <table:table-cell office:value-type="float" office:value="999" calcext:value-type="float">
            <text:p>999</text:p>
          </table:table-cell>
          <table:table-cell table:formula="of:=([.I392]*31 + [.E392]*0.16483826+ [.F392]*0.076152071 + IF([.H392]=&quot;hdd&quot;; [.G392]*0.394; [.G392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4-dual-core-n2840-500gb-4gb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999" calcext:value-type="float">
            <text:p>999</text:p>
          </table:table-cell>
          <table:table-cell table:formula="of:=([.I393]*31 + [.E393]*0.16483826+ [.F393]*0.076152071 + IF([.H393]=&quot;hdd&quot;; [.G393]*0.394; [.G393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dual-core-n2840-500gb-4gb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969" calcext:value-type="float">
            <text:p>969</text:p>
          </table:table-cell>
          <table:table-cell table:formula="of:=([.I394]*31 + [.E394]*0.16483826+ [.F394]*0.076152071 + IF([.H394]=&quot;hdd&quot;; [.G394]*0.394; [.G394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51-dual-core-n2840-500gb_5400rpm-4gb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fara sistem</text:p>
          </table:table-cell>
          <table:table-cell office:value-type="float" office:value="949" calcext:value-type="float">
            <text:p>949</text:p>
          </table:table-cell>
          <table:table-cell table:formula="of:=([.I395]*31 + [.E395]*0.16483826+ [.F395]*0.076152071 + IF([.H395]=&quot;hdd&quot;; [.G395]*0.394; [.G395]*1.3104375))/0.3839800063" office:value-type="float" office:value="1349.27114719671" calcext:value-type="float">
            <text:p>1349.2711471967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5-quad-core-n3540-250gb-2gb-hd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intel hd </text:p>
          </table:table-cell>
          <table:table-cell office:value-type="float" office:value="1958" calcext:value-type="float">
            <text:p>1958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229" calcext:value-type="float">
            <text:p>1229</text:p>
          </table:table-cell>
          <table:table-cell table:formula="of:=([.I396]*31 + [.E396]*0.16483826+ [.F396]*0.076152071 + IF([.H396]=&quot;hdd&quot;; [.G396]*0.394; [.G396]*1.3104375))/0.3839800063" office:value-type="float" office:value="1320.21615408" calcext:value-type="float">
            <text:p>1320.21615408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73-dual-core-n3050-500gb_5400rpm-4gb-dvdrw-alb-l/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399" calcext:value-type="float">
            <text:p>1399</text:p>
          </table:table-cell>
          <table:table-cell table:formula="of:=([.I397]*31 + [.E397]*0.16483826+ [.F397]*0.076152071 + IF([.H397]=&quot;hdd&quot;; [.G397]*0.394; [.G397]*1.3104375))/0.3839800063" office:value-type="float" office:value="1283.58998316158" calcext:value-type="float">
            <text:p>1283.5899831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50_c_1rw-dual-core-n3050-500gb_5400rpm-4gb-l/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office:value-type="float" office:value="1249" calcext:value-type="float">
            <text:p>1249</text:p>
          </table:table-cell>
          <table:table-cell table:formula="of:=([.I398]*31 + [.E398]*0.16483826+ [.F398]*0.076152071 + IF([.H398]=&quot;hdd&quot;; [.G398]*0.394; [.G398]*1.3104375))/0.3839800063" office:value-type="float" office:value="1283.58998316158" calcext:value-type="float">
            <text:p>1283.5899831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s1_531_c8fe-intel-dual-core-n3050-500gb-4gb-l/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099" calcext:value-type="float">
            <text:p>1099</text:p>
          </table:table-cell>
          <table:table-cell table:formula="of:=([.I399]*31 + [.E399]*0.16483826+ [.F399]*0.076152071 + IF([.H399]=&quot;hdd&quot;; [.G399]*0.394; [.G399]*1.3104375))/0.3839800063" office:value-type="float" office:value="1283.58998316158" calcext:value-type="float">
            <text:p>1283.5899831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0-g4-dual-core-n3050-500gb-4gb-hdmi-geanta-bonus-l/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fara sistem</text:p>
          </table:table-cell>
          <table:table-cell office:value-type="float" office:value="1099" calcext:value-type="float">
            <text:p>1099</text:p>
          </table:table-cell>
          <table:table-cell table:formula="of:=([.I400]*31 + [.E400]*0.16483826+ [.F400]*0.076152071 + IF([.H400]=&quot;hdd&quot;; [.G400]*0.394; [.G400]*1.3104375))/0.3839800063" office:value-type="float" office:value="1283.58998316158" calcext:value-type="float">
            <text:p>1283.5899831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40sa-dual-core-n3050-500-gb-4gb-dvdrw-hd-gold-l/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1099" calcext:value-type="float">
            <text:p>1099</text:p>
          </table:table-cell>
          <table:table-cell table:formula="of:=([.I401]*31 + [.E401]*0.16483826+ [.F401]*0.076152071 + IF([.H401]=&quot;hdd&quot;; [.G401]*0.394; [.G401]*1.3104375))/0.3839800063" office:value-type="float" office:value="1283.58998316158" calcext:value-type="float">
            <text:p>1283.5899831616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100_14-dual-core-n2840-500gb_5400rpm-2gb-win10-l/</text:p>
          </table:table-cell>
          <table:table-cell office:value-type="string" calcext:value-type="string">
            <text:p>intel celeron <text:s/>n2840</text:p>
          </table:table-cell>
          <table:table-cell office:value-type="string" calcext:value-type="string">
            <text:p>intel hd </text:p>
          </table:table-cell>
          <table:table-cell office:value-type="float" office:value="1052" calcext:value-type="float">
            <text:p>1052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windows 10</text:p>
          </table:table-cell>
          <table:table-cell office:value-type="float" office:value="1299" calcext:value-type="float">
            <text:p>1299</text:p>
          </table:table-cell>
          <table:table-cell table:formula="of:=([.I402]*31 + [.E402]*0.16483826+ [.F402]*0.076152071 + IF([.H402]=&quot;hdd&quot;; [.G402]*0.394; [.G402]*1.3104375))/0.3839800063" office:value-type="float" office:value="1187.80440678638" calcext:value-type="float">
            <text:p>1187.8044067864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41_30-dual-core-n3050-500gb-2gb-win10-hd-l/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windows 10</text:p>
          </table:table-cell>
          <table:table-cell office:value-type="float" office:value="1574" calcext:value-type="float">
            <text:p>1574</text:p>
          </table:table-cell>
          <table:table-cell table:formula="of:=([.I403]*31 + [.E403]*0.16483826+ [.F403]*0.076152071 + IF([.H403]=&quot;hdd&quot;; [.G403]*0.394; [.G403]*1.3104375))/0.3839800063" office:value-type="float" office:value="1122.12324275125" calcext:value-type="float">
            <text:p>1122.123242751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72-dual-core-n3050-500gb_5400rpm-2gb-hd-white-l/</text:p>
          </table:table-cell>
          <table:table-cell office:value-type="string" calcext:value-type="string">
            <text:p>intel celeron <text:s/>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299" calcext:value-type="float">
            <text:p>1299</text:p>
          </table:table-cell>
          <table:table-cell table:formula="of:=([.I404]*31 + [.E404]*0.16483826+ [.F404]*0.076152071 + IF([.H404]=&quot;hdd&quot;; [.G404]*0.394; [.G404]*1.3104375))/0.3839800063" office:value-type="float" office:value="1122.12324275125" calcext:value-type="float">
            <text:p>1122.1232427513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radius-cl10w_c_105-dual-core-n3050-32gb-2gb-win10-touch-l/</text:p>
          </table:table-cell>
          <table:table-cell office:value-type="string" calcext:value-type="string">
            <text:p>intel celeron n3050</text:p>
          </table:table-cell>
          <table:table-cell office:value-type="string" calcext:value-type="string">
            <text:p>intel hd </text:p>
          </table:table-cell>
          <table:table-cell office:value-type="float" office:value="899" calcext:value-type="float">
            <text:p>899</text:p>
          </table:table-cell>
          <table:table-cell office:value-type="float" office:value="311" calcext:value-type="float">
            <text:p>3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sd</text:p>
          </table:table-cell>
          <table:table-cell office:value-type="float" office:value="2" calcext:value-type="float">
            <text:p>2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366 x 768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windows 10</text:p>
          </table:table-cell>
          <table:table-cell office:value-type="float" office:value="1449" calcext:value-type="float">
            <text:p>1449</text:p>
          </table:table-cell>
          <table:table-cell table:formula="of:=([.I405]*31 + [.E405]*0.16483826+ [.F405]*0.076152071 + IF([.H405]=&quot;hdd&quot;; [.G405]*0.394; [.G405]*1.3104375))/0.3839800063" office:value-type="float" office:value="718.284507775946" calcext:value-type="float">
            <text:p>718.2845077759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560-i5_6200u-500gb_7200rpm-4gb-r7-m370-2gb-win10pro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7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windows 10</text:p>
          </table:table-cell>
          <table:table-cell office:value-type="float" office:value="4274" calcext:value-type="float">
            <text:p>4274</text:p>
          </table:table-cell>
          <table:table-cell table:formula="of:=([.I406]*31 + [.E406]*0.16483826+ [.F406]*0.076152071 + IF([.H406]=&quot;hdd&quot;; [.G406]*0.394; [.G40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759-i7_6500u-1tb-8gb-r5_m335-4gb-dvd_rw-fhd-win8-l/</text:p>
          </table:table-cell>
          <table:table-cell office:value-type="string" calcext:value-type="string">
            <text:p><text:s/>intel core i7 6500u</text:p>
          </table:table-cell>
          <table:table-cell office:value-type="string" calcext:value-type="string">
            <text:p>r5 m355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windows 8</text:p>
          </table:table-cell>
          <table:table-cell office:value-type="float" office:value="4099" calcext:value-type="float">
            <text:p>4099</text:p>
          </table:table-cell>
          <table:table-cell table:formula="of:=([.I407]*31 + [.E407]*0.16483826+ [.F407]*0.076152071 + IF([.H407]=&quot;hdd&quot;; [.G407]*0.394; [.G40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thinkpad-e550-i5_5200u-500gb_7200rpm-4gb-r7_m265-2gb-win7-pro-f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hd r7 m265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windows 8 pro</text:p>
          </table:table-cell>
          <table:table-cell office:value-type="float" office:value="4079" calcext:value-type="float">
            <text:p>4079</text:p>
          </table:table-cell>
          <table:table-cell table:formula="of:=([.I408]*31 + [.E408]*0.16483826+ [.F408]*0.076152071 + IF([.H408]=&quot;hdd&quot;; [.G408]*0.394; [.G40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7_6500u-256gb-8gb-radeon-r7-m340-2gb-win10pro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office:value-type="float" office:value="3999" calcext:value-type="float">
            <text:p>3999</text:p>
          </table:table-cell>
          <table:table-cell table:formula="of:=([.I409]*31 + [.E409]*0.16483826+ [.F409]*0.076152071 + IF([.H409]=&quot;hdd&quot;; [.G409]*0.394; [.G40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7_5500u-2tb-16gb-gt920m-4gb-fullhd-dvd_rw-win8-resigi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 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office:value-type="float" office:value="3999" calcext:value-type="float">
            <text:p>3999</text:p>
          </table:table-cell>
          <table:table-cell table:formula="of:=([.I410]*31 + [.E410]*0.16483826+ [.F410]*0.076152071 + IF([.H410]=&quot;hdd&quot;; [.G410]*0.394; [.G41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7_6500u-256gb-8gb-r7-m340-2gb-win10pro-fullhd-fpr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office:value-type="float" office:value="3899" calcext:value-type="float">
            <text:p>3899</text:p>
          </table:table-cell>
          <table:table-cell table:formula="of:=([.I411]*31 + [.E411]*0.16483826+ [.F411]*0.076152071 + IF([.H411]=&quot;hdd&quot;; [.G411]*0.394; [.G41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l70_c_10l-i5_5200u-1tb_5400rpm-8gb-gt930m-2gb-win8-f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windows 8</text:p>
          </table:table-cell>
          <table:table-cell office:value-type="float" office:value="3899" calcext:value-type="float">
            <text:p>3899</text:p>
          </table:table-cell>
          <table:table-cell table:formula="of:=([.I412]*31 + [.E412]*0.16483826+ [.F412]*0.076152071 + IF([.H412]=&quot;hdd&quot;; [.G412]*0.394; [.G41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5_6200u-256gb-8gb-r7-m340-2gb-win10pro-f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office:value-type="float" office:value="3799" calcext:value-type="float">
            <text:p>3799</text:p>
          </table:table-cell>
          <table:table-cell table:formula="of:=([.I413]*31 + [.E413]*0.16483826+ [.F413]*0.076152071 + IF([.H413]=&quot;hdd&quot;; [.G413]*0.394; [.G41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vivobook-flip-tp301uj-i5_6200u-1tb-6gb-gt920m-2gb-win10-fullhd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gt920m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6" calcext:value-type="float">
            <text:p>6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indows 10</text:p>
          </table:table-cell>
          <table:table-cell office:value-type="float" office:value="3799" calcext:value-type="float">
            <text:p>3799</text:p>
          </table:table-cell>
          <table:table-cell table:formula="of:=([.I414]*31 + [.E414]*0.16483826+ [.F414]*0.076152071 + IF([.H414]=&quot;hdd&quot;; [.G414]*0.394; [.G41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70_80-i7_5500u-1tb-8gb-gt840m-4gb-dvdrw-fullhd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a sistem</text:p>
          </table:table-cell>
          <table:table-cell office:value-type="float" office:value="3599" calcext:value-type="float">
            <text:p>3599</text:p>
          </table:table-cell>
          <table:table-cell table:formula="of:=([.I415]*31 + [.E415]*0.16483826+ [.F415]*0.076152071 + IF([.H415]=&quot;hdd&quot;; [.G415]*0.394; [.G41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751lb_ty151d-i7_5500u-2tb-8gb-gt940m-2gb-hdplus-dvd_rw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ara sistem</text:p>
          </table:table-cell>
          <table:table-cell office:value-type="float" office:value="3499" calcext:value-type="float">
            <text:p>3499</text:p>
          </table:table-cell>
          <table:table-cell table:formula="of:=([.I416]*31 + [.E416]*0.16483826+ [.F416]*0.076152071 + IF([.H416]=&quot;hdd&quot;; [.G416]*0.394; [.G41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3-i5_5200u-1tb-4gb-gt820m-2gb-win8-touch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 office:value-type="float" office:value="3429" calcext:value-type="float">
            <text:p>3429</text:p>
          </table:table-cell>
          <table:table-cell table:formula="of:=([.I417]*31 + [.E417]*0.16483826+ [.F417]*0.076152071 + IF([.H417]=&quot;hdd&quot;; [.G417]*0.394; [.G41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_15-i7_6500u-128gb-8gb-r7-m360-4gb-dvdrw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6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3399" calcext:value-type="float">
            <text:p>3399</text:p>
          </table:table-cell>
          <table:table-cell table:formula="of:=([.I418]*31 + [.E418]*0.16483826+ [.F418]*0.076152071 + IF([.H418]=&quot;hdd&quot;; [.G418]*0.394; [.G41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latitude-3550-i5_5200u-500gbplus8gb-4gb-gt830m-2gb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linux</text:p>
          </table:table-cell>
          <table:table-cell office:value-type="float" office:value="3334" calcext:value-type="float">
            <text:p>3334</text:p>
          </table:table-cell>
          <table:table-cell table:formula="of:=([.I419]*31 + [.E419]*0.16483826+ [.F419]*0.076152071 + IF([.H419]=&quot;hdd&quot;; [.G419]*0.394; [.G41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_15-i7_6500u-1tb-8gb-r7-m360-4gb-dvdrw-negru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6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3329" calcext:value-type="float">
            <text:p>3329</text:p>
          </table:table-cell>
          <table:table-cell table:formula="of:=([.I420]*31 + [.E420]*0.16483826+ [.F420]*0.076152071 + IF([.H420]=&quot;hdd&quot;; [.G420]*0.394; [.G42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759-i5_6200u-1tb-8gb-r5_m335-2gb-dvd_rw-hdplus-win8-l/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r5 m355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8</text:p>
          </table:table-cell>
          <table:table-cell office:value-type="float" office:value="3299" calcext:value-type="float">
            <text:p>3299</text:p>
          </table:table-cell>
          <table:table-cell table:formula="of:=([.I421]*31 + [.E421]*0.16483826+ [.F421]*0.076152071 + IF([.H421]=&quot;hdd&quot;; [.G421]*0.394; [.G42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759-i5_6200u-1tb-8gb-r5-m335-2gb-dvdrw-win10-hdplus-l/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r5 m355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windows 10</text:p>
          </table:table-cell>
          <table:table-cell office:value-type="float" office:value="3299" calcext:value-type="float">
            <text:p>3299</text:p>
          </table:table-cell>
          <table:table-cell table:formula="of:=([.I422]*31 + [.E422]*0.16483826+ [.F422]*0.076152071 + IF([.H422]=&quot;hdd&quot;; [.G422]*0.394; [.G42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7_5500u-1tb-8gb-gt920m-4gb-dvdrw-3ani-garantie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3299" calcext:value-type="float">
            <text:p>3299</text:p>
          </table:table-cell>
          <table:table-cell table:formula="of:=([.I423]*31 + [.E423]*0.16483826+ [.F423]*0.076152071 + IF([.H423]=&quot;hdd&quot;; [.G423]*0.394; [.G42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8gb-gt920m-2gb-dvdrw-win10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3279" calcext:value-type="float">
            <text:p>3279</text:p>
          </table:table-cell>
          <table:table-cell table:formula="of:=([.I424]*31 + [.E424]*0.16483826+ [.F424]*0.076152071 + IF([.H424]=&quot;hdd&quot;; [.G424]*0.394; [.G42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2-i7_5500u-1tb_7200rpm-8gb-radeon-r5_m255-2gb-fullhd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r5 m255 2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fara sistem</text:p>
          </table:table-cell>
          <table:table-cell office:value-type="float" office:value="3199" calcext:value-type="float">
            <text:p>3199</text:p>
          </table:table-cell>
          <table:table-cell table:formula="of:=([.I425]*31 + [.E425]*0.16483826+ [.F425]*0.076152071 + IF([.H425]=&quot;hdd&quot;; [.G425]*0.394; [.G42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7_6500u-1tb-8gb-r7-m340-2gb-dvdrw-fingerprint-hdplus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ara sistem</text:p>
          </table:table-cell>
          <table:table-cell office:value-type="float" office:value="3199" calcext:value-type="float">
            <text:p>3199</text:p>
          </table:table-cell>
          <table:table-cell table:formula="of:=([.I426]*31 + [.E426]*0.16483826+ [.F426]*0.076152071 + IF([.H426]=&quot;hdd&quot;; [.G426]*0.394; [.G42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7_5500u-1tb-8gb-gt920m-4gb-resigilat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3199" calcext:value-type="float">
            <text:p>3199</text:p>
          </table:table-cell>
          <table:table-cell table:formula="of:=([.I427]*31 + [.E427]*0.16483826+ [.F427]*0.076152071 + IF([.H427]=&quot;hdd&quot;; [.G427]*0.394; [.G42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751lb_ty150d-i5_5200u-2tb-4gb-gt940m-2gb-hdplus-dvd_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ara sistem</text:p>
          </table:table-cell>
          <table:table-cell office:value-type="float" office:value="3149" calcext:value-type="float">
            <text:p>3149</text:p>
          </table:table-cell>
          <table:table-cell table:formula="of:=([.I428]*31 + [.E428]*0.16483826+ [.F428]*0.076152071 + IF([.H428]=&quot;hdd&quot;; [.G428]*0.394; [.G42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70_80-i7_5500u-1tb_5400rpm-8gb-gt920m-2gb-hdplus-dvd_rw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 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3099" calcext:value-type="float">
            <text:p>3099</text:p>
          </table:table-cell>
          <table:table-cell table:formula="of:=([.I429]*31 + [.E429]*0.16483826+ [.F429]*0.076152071 + IF([.H429]=&quot;hdd&quot;; [.G429]*0.394; [.G42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-i7_6500u-1tb-4gb-radeon-meso-xt-4gb-fullhd-win10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meso xt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3099" calcext:value-type="float">
            <text:p>3099</text:p>
          </table:table-cell>
          <table:table-cell table:formula="of:=([.I430]*31 + [.E430]*0.16483826+ [.F430]*0.076152071 + IF([.H430]=&quot;hdd&quot;; [.G430]*0.394; [.G43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500gb_7200rpm-4gb-r7-m340-2gb-win10pro-fhd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windows 10</text:p>
          </table:table-cell>
          <table:table-cell office:value-type="float" office:value="3099" calcext:value-type="float">
            <text:p>3099</text:p>
          </table:table-cell>
          <table:table-cell table:formula="of:=([.I431]*31 + [.E431]*0.16483826+ [.F431]*0.076152071 + IF([.H431]=&quot;hdd&quot;; [.G431]*0.394; [.G43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8gb-gt920m-2gb-dvd_rw-win8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office:value-type="float" office:value="3099" calcext:value-type="float">
            <text:p>3099</text:p>
          </table:table-cell>
          <table:table-cell table:formula="of:=([.I432]*31 + [.E432]*0.16483826+ [.F432]*0.076152071 + IF([.H432]=&quot;hdd&quot;; [.G432]*0.394; [.G43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4gb-gt920m-4gb-dvdrw-win10-l/</text:p>
          </table:table-cell>
          <table:table-cell office:value-type="string" calcext:value-type="string">
            <text:p>intel core i5 5200u <text:s/>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3059" calcext:value-type="float">
            <text:p>3059</text:p>
          </table:table-cell>
          <table:table-cell table:formula="of:=([.I433]*31 + [.E433]*0.16483826+ [.F433]*0.076152071 + IF([.H433]=&quot;hdd&quot;; [.G433]*0.394; [.G43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u31_70-i5_5200u-500gbplus8gb-8gb-gt920m-2gb-fullhd-re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1920 x 108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fara sistem</text:p>
          </table:table-cell>
          <table:table-cell office:value-type="float" office:value="3049" calcext:value-type="float">
            <text:p>3049</text:p>
          </table:table-cell>
          <table:table-cell table:formula="of:=([.I434]*31 + [.E434]*0.16483826+ [.F434]*0.076152071 + IF([.H434]=&quot;hdd&quot;; [.G434]*0.394; [.G43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749-i5_5200u-1tb-4gb-gt820m-2gb-dvdrw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office:value-type="float" office:value="3049" calcext:value-type="float">
            <text:p>3049</text:p>
          </table:table-cell>
          <table:table-cell table:formula="of:=([.I435]*31 + [.E435]*0.16483826+ [.F435]*0.076152071 + IF([.H435]=&quot;hdd&quot;; [.G435]*0.394; [.G43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3-i7_5500u-500gb-4gb-gt840m-2gb-3ani-garantie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8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3004" calcext:value-type="float">
            <text:p>3004</text:p>
          </table:table-cell>
          <table:table-cell table:formula="of:=([.I436]*31 + [.E436]*0.16483826+ [.F436]*0.076152071 + IF([.H436]=&quot;hdd&quot;; [.G436]*0.394; [.G43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7_6500u-1tb-8gb-radeon-r7-m340-2gb-hd-fingerprint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999" calcext:value-type="float">
            <text:p>2999</text:p>
          </table:table-cell>
          <table:table-cell table:formula="of:=([.I437]*31 + [.E437]*0.16483826+ [.F437]*0.076152071 + IF([.H437]=&quot;hdd&quot;; [.G437]*0.394; [.G43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8gb-gt920m-4gb-fullhd-win8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office:value-type="float" office:value="2999" calcext:value-type="float">
            <text:p>2999</text:p>
          </table:table-cell>
          <table:table-cell table:formula="of:=([.I438]*31 + [.E438]*0.16483826+ [.F438]*0.076152071 + IF([.H438]=&quot;hdd&quot;; [.G438]*0.394; [.G43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500gb-4gb-gt920m-2gb-dvdrw-win10-l/</text:p>
          </table:table-cell>
          <table:table-cell office:value-type="string" calcext:value-type="string">
            <text:p>intel core i5 5200u <text:s/>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2979" calcext:value-type="float">
            <text:p>2979</text:p>
          </table:table-cell>
          <table:table-cell table:formula="of:=([.I439]*31 + [.E439]*0.16483826+ [.F439]*0.076152071 + IF([.H439]=&quot;hdd&quot;; [.G439]*0.394; [.G43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3-i5_5200u-500gb-4gb-gt820m-1gb-win8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8</text:p>
          </table:table-cell>
          <table:table-cell office:value-type="float" office:value="2964" calcext:value-type="float">
            <text:p>2964</text:p>
          </table:table-cell>
          <table:table-cell table:formula="of:=([.I440]*31 + [.E440]*0.16483826+ [.F440]*0.076152071 + IF([.H440]=&quot;hdd&quot;; [.G440]*0.394; [.G44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5480-i5_5200u-500gbplus8gb-4gb-gt830m-2gb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sh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66 x 768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linux</text:p>
          </table:table-cell>
          <table:table-cell office:value-type="float" office:value="2939" calcext:value-type="float">
            <text:p>2939</text:p>
          </table:table-cell>
          <table:table-cell table:formula="of:=([.I441]*31 + [.E441]*0.16483826+ [.F441]*0.076152071 + IF([.H441]=&quot;hdd&quot;; [.G441]*0.394; [.G44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70_80-i7_5500u-1tbplus8gb-8gb-gt920m-2gb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sh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([.I442]*31 + [.E442]*0.16483826+ [.F442]*0.076152071 + IF([.H442]=&quot;hdd&quot;; [.G442]*0.394; [.G44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8gb-gt920m-4gb-dvdrw-fullhd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899" calcext:value-type="float">
            <text:p>2899</text:p>
          </table:table-cell>
          <table:table-cell table:formula="of:=([.I443]*31 + [.E443]*0.16483826+ [.F443]*0.076152071 + IF([.H443]=&quot;hdd&quot;; [.G443]*0.394; [.G44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-i5_6200u-1tb-4gb-radeon-meso-xt-2gb-fullhd-win10-white-l/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meso xt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2899" calcext:value-type="float">
            <text:p>2899</text:p>
          </table:table-cell>
          <table:table-cell table:formula="of:=([.I444]*31 + [.E444]*0.16483826+ [.F444]*0.076152071 + IF([.H444]=&quot;hdd&quot;; [.G444]*0.394; [.G44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7_6500u-1tb-8gb-radeon-r7-m340-2gb-fullhd-fingerprint-l/</text:p>
          </table:table-cell>
          <table:table-cell office:value-type="string" calcext:value-type="string">
            <text:p>intel core i7 6500u</text:p>
          </table:table-cell>
          <table:table-cell office:value-type="string" calcext:value-type="string">
            <text:p>r7 m340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899" calcext:value-type="float">
            <text:p>2899</text:p>
          </table:table-cell>
          <table:table-cell table:formula="of:=([.I445]*31 + [.E445]*0.16483826+ [.F445]*0.076152071 + IF([.H445]=&quot;hdd&quot;; [.G445]*0.394; [.G44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1tb-8gb-r7-m340-2gb-dvdrw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849" calcext:value-type="float">
            <text:p>2849</text:p>
          </table:table-cell>
          <table:table-cell table:formula="of:=([.I446]*31 + [.E446]*0.16483826+ [.F446]*0.076152071 + IF([.H446]=&quot;hdd&quot;; [.G446]*0.394; [.G44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70_80-i5_5200u-1tb-8gb-gt920m-2gb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447]*31 + [.E447]*0.16483826+ [.F447]*0.076152071 + IF([.H447]=&quot;hdd&quot;; [.G447]*0.394; [.G44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5_6200u-1tb-8gb-r7-m340-2gb-dvdrw-fingerprint-hdplus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ara sistem</text:p>
          </table:table-cell>
          <table:table-cell office:value-type="float" office:value="2799" calcext:value-type="float">
            <text:p>2799</text:p>
          </table:table-cell>
          <table:table-cell table:formula="of:=([.I448]*31 + [.E448]*0.16483826+ [.F448]*0.076152071 + IF([.H448]=&quot;hdd&quot;; [.G448]*0.394; [.G44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500gb-4gb-gt920m-2gb-dvd_rw-win8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office:value-type="float" office:value="2799" calcext:value-type="float">
            <text:p>2799</text:p>
          </table:table-cell>
          <table:table-cell table:formula="of:=([.I449]*31 + [.E449]*0.16483826+ [.F449]*0.076152071 + IF([.H449]=&quot;hdd&quot;; [.G449]*0.394; [.G44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2g_7591-i7_4712mq-1tb-4gb-gt840m-2gb-l/</text:p>
          </table:table-cell>
          <table:table-cell office:value-type="string" calcext:value-type="string">
            <text:p>intel core i7 4712mq </text:p>
          </table:table-cell>
          <table:table-cell office:value-type="string" calcext:value-type="string">
            <text:p>gt840m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linux</text:p>
          </table:table-cell>
          <table:table-cell office:value-type="float" office:value="2774" calcext:value-type="float">
            <text:p>2774</text:p>
          </table:table-cell>
          <table:table-cell table:formula="of:=([.I450]*31 + [.E450]*0.16483826+ [.F450]*0.076152071 + IF([.H450]=&quot;hdd&quot;; [.G450]*0.394; [.G45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7_5500u-1tb-8gb-r5_m330-2gb-fullhd-dvd_rw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exo pro r5 m33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([.I451]*31 + [.E451]*0.16483826+ [.F451]*0.076152071 + IF([.H451]=&quot;hdd&quot;; [.G451]*0.394; [.G45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j-i5_5200u-500gb_7200rpm-4gb-nvidia-920m-2gb-win-l/</text:p>
          </table:table-cell>
          <table:table-cell office:value-type="string" calcext:value-type="string">
            <text:p>ntel core i5 5200u</text:p>
          </table:table-cell>
          <table:table-cell office:value-type="string" calcext:value-type="string">
            <text:p>920m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452]*31 + [.E452]*0.16483826+ [.F452]*0.076152071 + IF([.H452]=&quot;hdd&quot;; [.G452]*0.394; [.G45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500-i5_6200u-1tb-4gb-radeon-meso-xt-2gb-fullhd-win10-l/</text:p>
          </table:table-cell>
          <table:table-cell office:value-type="string" calcext:value-type="string">
            <text:p>intel core i5 6200u </text:p>
          </table:table-cell>
          <table:table-cell office:value-type="string" calcext:value-type="string">
            <text:p>meso xt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windows 10</text:p>
          </table:table-cell>
          <table:table-cell office:value-type="float" office:value="2699" calcext:value-type="float">
            <text:p>2699</text:p>
          </table:table-cell>
          <table:table-cell table:formula="of:=([.I453]*31 + [.E453]*0.16483826+ [.F453]*0.076152071 + IF([.H453]=&quot;hdd&quot;; [.G453]*0.394; [.G45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1tb-8gb-radeon-r7-m340-2gb-fullhd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699" calcext:value-type="float">
            <text:p>2699</text:p>
          </table:table-cell>
          <table:table-cell table:formula="of:=([.I454]*31 + [.E454]*0.16483826+ [.F454]*0.076152071 + IF([.H454]=&quot;hdd&quot;; [.G454]*0.394; [.G45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4gb-gt920m-4gb-dvd_rw-win8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8</text:p>
          </table:table-cell>
          <table:table-cell office:value-type="float" office:value="2699" calcext:value-type="float">
            <text:p>2699</text:p>
          </table:table-cell>
          <table:table-cell table:formula="of:=([.I455]*31 + [.E455]*0.16483826+ [.F455]*0.076152071 + IF([.H455]=&quot;hdd&quot;; [.G455]*0.394; [.G45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8gb-gt920m-2gb-dvdrw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644" calcext:value-type="float">
            <text:p>2644</text:p>
          </table:table-cell>
          <table:table-cell table:formula="of:=([.I456]*31 + [.E456]*0.16483826+ [.F456]*0.076152071 + IF([.H456]=&quot;hdd&quot;; [.G456]*0.394; [.G45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771g_54gz-i5_5200u-1tb-4gb-gt840m-2gb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office:value-type="float" office:value="2599" calcext:value-type="float">
            <text:p>2599</text:p>
          </table:table-cell>
          <table:table-cell table:formula="of:=([.I457]*31 + [.E457]*0.16483826+ [.F457]*0.076152071 + IF([.H457]=&quot;hdd&quot;; [.G457]*0.394; [.G45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3g_78k6-i7_5500u-500gb-4gb-gt920m-2gb-dvd_rw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2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599" calcext:value-type="float">
            <text:p>2599</text:p>
          </table:table-cell>
          <table:table-cell table:formula="of:=([.I458]*31 + [.E458]*0.16483826+ [.F458]*0.076152071 + IF([.H458]=&quot;hdd&quot;; [.G458]*0.394; [.G45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5_5250u-500gb_5400rpm-4gb-dvd_rw-gt820m-2gb-l/</text:p>
          </table:table-cell>
          <table:table-cell office:value-type="string" calcext:value-type="string">
            <text:p>intel core i5 5250u </text:p>
          </table:table-cell>
          <table:table-cell office:value-type="string" calcext:value-type="string">
            <text:p>gt830m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office:value-type="float" office:value="2599" calcext:value-type="float">
            <text:p>2599</text:p>
          </table:table-cell>
          <table:table-cell table:formula="of:=([.I459]*31 + [.E459]*0.16483826+ [.F459]*0.076152071 + IF([.H459]=&quot;hdd&quot;; [.G459]*0.394; [.G45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8gb-gt920m-4gb-dvd_rw-fullhd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2599" calcext:value-type="float">
            <text:p>2599</text:p>
          </table:table-cell>
          <table:table-cell table:formula="of:=([.I460]*31 + [.E460]*0.16483826+ [.F460]*0.076152071 + IF([.H460]=&quot;hdd&quot;; [.G460]*0.394; [.G46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1j-i5_5200u-1tb-8gb-gt930m-2gb-dvdrw-hd-alb-l/</text:p>
          </table:table-cell>
          <table:table-cell office:value-type="string" calcext:value-type="string">
            <text:p>intel core i5 5200u</text:p>
          </table:table-cell>
          <table:table-cell office:value-type="string" calcext:value-type="string">
            <text:p>gt93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office:value-type="float" office:value="2599" calcext:value-type="float">
            <text:p>2599</text:p>
          </table:table-cell>
          <table:table-cell table:formula="of:=([.I461]*31 + [.E461]*0.16483826+ [.F461]*0.076152071 + IF([.H461]=&quot;hdd&quot;; [.G461]*0.394; [.G46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7_5500u-1tb-4gb-ati-r5_m330-2gb-dvdrw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exo pro r5 m33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549" calcext:value-type="float">
            <text:p>2549</text:p>
          </table:table-cell>
          <table:table-cell table:formula="of:=([.I462]*31 + [.E462]*0.16483826+ [.F462]*0.076152071 + IF([.H462]=&quot;hdd&quot;; [.G462]*0.394; [.G46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3_6100u-500gb-4gb-r7-m340-1gb-fullhd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r7 m340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529" calcext:value-type="float">
            <text:p>2529</text:p>
          </table:table-cell>
          <table:table-cell table:formula="of:=([.I463]*31 + [.E463]*0.16483826+ [.F463]*0.076152071 + IF([.H463]=&quot;hdd&quot;; [.G463]*0.394; [.G46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5_6200u-1tb-8gb-r7-m340-2gb-win10pro-fullhd-fingerprin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920 x 108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windows 10</text:p>
          </table:table-cell>
          <table:table-cell office:value-type="float" office:value="2499" calcext:value-type="float">
            <text:p>2499</text:p>
          </table:table-cell>
          <table:table-cell table:formula="of:=([.I464]*31 + [.E464]*0.16483826+ [.F464]*0.076152071 + IF([.H464]=&quot;hdd&quot;; [.G464]*0.394; [.G46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2g-i7_4712mq-1tb_5400rpm-4gb-gt940m-2gb-dvd_rw-l/</text:p>
          </table:table-cell>
          <table:table-cell office:value-type="string" calcext:value-type="string">
            <text:p>intel core i7 4712mq </text:p>
          </table:table-cell>
          <table:table-cell office:value-type="string" calcext:value-type="string">
            <text:p>gt940m 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2499" calcext:value-type="float">
            <text:p>2499</text:p>
          </table:table-cell>
          <table:table-cell table:formula="of:=([.I465]*31 + [.E465]*0.16483826+ [.F465]*0.076152071 + IF([.H465]=&quot;hdd&quot;; [.G465]*0.394; [.G46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b_xx026d-i7_5500u-1tb-4gb-gt940m-2gb-l/</text:p>
          </table:table-cell>
          <table:table-cell office:value-type="string" calcext:value-type="string">
            <text:p>intel core i7 5500u </text:p>
          </table:table-cell>
          <table:table-cell office:value-type="string" calcext:value-type="string">
            <text:p>gt940m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466]*31 + [.E466]*0.16483826+ [.F466]*0.076152071 + IF([.H466]=&quot;hdd&quot;; [.G466]*0.394; [.G46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5_6200u-1tb-4gb-r7-m340-2gb-dvdrw-fingerprint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r7 m34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499" calcext:value-type="float">
            <text:p>2499</text:p>
          </table:table-cell>
          <table:table-cell table:formula="of:=([.I467]*31 + [.E467]*0.16483826+ [.F467]*0.076152071 + IF([.H467]=&quot;hdd&quot;; [.G467]*0.394; [.G46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5_5200u-1tb-4gb-gt920m-4gb-dvd_rw-3-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 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2489" calcext:value-type="float">
            <text:p>2489</text:p>
          </table:table-cell>
          <table:table-cell table:formula="of:=([.I468]*31 + [.E468]*0.16483826+ [.F468]*0.076152071 + IF([.H468]=&quot;hdd&quot;; [.G468]*0.394; [.G46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70-g3-i3_6100u-500gb_7200rpm-4gb-r7-m340-1gb-fingerprint-l/</text:p>
          </table:table-cell>
          <table:table-cell office:value-type="string" calcext:value-type="string">
            <text:p>intel corei3 6100u</text:p>
          </table:table-cell>
          <table:table-cell office:value-type="string" calcext:value-type="string">
            <text:p>r7 m3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469]*31 + [.E469]*0.16483826+ [.F469]*0.076152071 + IF([.H469]=&quot;hdd&quot;; [.G469]*0.394; [.G46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f5_571g-i5_4210u-1tb-4gb-nvidia-gt940m-2gb-dvdrw-fullhd-l/</text:p>
          </table:table-cell>
          <table:table-cell office:value-type="string" calcext:value-type="string">
            <text:p>intel core i5 4210u</text:p>
          </table:table-cell>
          <table:table-cell office:value-type="string" calcext:value-type="string">
            <text:p>gt 940m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399" calcext:value-type="float">
            <text:p>2399</text:p>
          </table:table-cell>
          <table:table-cell table:formula="of:=([.I470]*31 + [.E470]*0.16483826+ [.F470]*0.076152071 + IF([.H470]=&quot;hdd&quot;; [.G470]*0.394; [.G47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pro-essential-p2520lj-i5_5200u-500gb_7200rpm-4gb-nvidia-920m-2gb-l/</text:p>
          </table:table-cell>
          <table:table-cell office:value-type="string" calcext:value-type="string">
            <text:p>ntel core i5 5200u</text:p>
          </table:table-cell>
          <table:table-cell office:value-type="string" calcext:value-type="string">
            <text:p>920m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471]*31 + [.E471]*0.16483826+ [.F471]*0.076152071 + IF([.H471]=&quot;hdd&quot;; [.G471]*0.394; [.G47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b_xx025d-i5_5200u-1tb-8gb-gt940m-2gb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399" calcext:value-type="float">
            <text:p>2399</text:p>
          </table:table-cell>
          <table:table-cell table:formula="of:=([.I472]*31 + [.E472]*0.16483826+ [.F472]*0.076152071 + IF([.H472]=&quot;hdd&quot;; [.G472]*0.394; [.G47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gt920m-2gb-dvd_rw-win10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2399" calcext:value-type="float">
            <text:p>2399</text:p>
          </table:table-cell>
          <table:table-cell table:formula="of:=([.I473]*31 + [.E473]*0.16483826+ [.F473]*0.076152071 + IF([.H473]=&quot;hdd&quot;; [.G473]*0.394; [.G47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z50_75-quad-core-fx_7500-1tb-8gb-amd-r7m260-2gb-fullhd-l/</text:p>
          </table:table-cell>
          <table:table-cell office:value-type="string" calcext:value-type="string">
            <text:p>fx 7500 </text:p>
          </table:table-cell>
          <table:table-cell office:value-type="string" calcext:value-type="string">
            <text:p>r7 m260</text:p>
          </table:table-cell>
          <table:table-cell office:value-type="string" calcext:value-type="string">
            <text:p>-</text:p>
          </table:table-cell>
          <table:table-cell office:value-type="float" office:value="679" calcext:value-type="float">
            <text:p>6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2349" calcext:value-type="float">
            <text:p>2349</text:p>
          </table:table-cell>
          <table:table-cell table:formula="of:=([.I474]*31 + [.E474]*0.16483826+ [.F474]*0.076152071 + IF([.H474]=&quot;hdd&quot;; [.G474]*0.394; [.G47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3g_57y7-i5_4210u-1tb_5400rpm-4gb-gt940m-2gb-dvdrw-gri-l/</text:p>
          </table:table-cell>
          <table:table-cell office:value-type="string" calcext:value-type="string">
            <text:p>intel core i5 4210u</text:p>
          </table:table-cell>
          <table:table-cell office:value-type="string" calcext:value-type="string">
            <text:p>gt940m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2299" calcext:value-type="float">
            <text:p>2299</text:p>
          </table:table-cell>
          <table:table-cell table:formula="of:=([.I475]*31 + [.E475]*0.16483826+ [.F475]*0.076152071 + IF([.H475]=&quot;hdd&quot;; [.G475]*0.394; [.G47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6uj-i5_6200u-1tb-4gb-nvidia-gt920m-2gb-dvdrw-hd-albastru-l/</text:p>
          </table:table-cell>
          <table:table-cell office:value-type="string" calcext:value-type="string">
            <text:p>intel core i5 6200u</text:p>
          </table:table-cell>
          <table:table-cell office:value-type="string" calcext:value-type="string">
            <text:p>gt 920m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299" calcext:value-type="float">
            <text:p>2299</text:p>
          </table:table-cell>
          <table:table-cell table:formula="of:=([.I476]*31 + [.E476]*0.16483826+ [.F476]*0.076152071 + IF([.H476]=&quot;hdd&quot;; [.G476]*0.394; [.G47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gt920m-2gb-dvdrw-win10-hd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</text:p>
          </table:table-cell>
          <table:table-cell office:value-type="float" office:value="2299" calcext:value-type="float">
            <text:p>2299</text:p>
          </table:table-cell>
          <table:table-cell table:formula="of:=([.I477]*31 + [.E477]*0.16483826+ [.F477]*0.076152071 + IF([.H477]=&quot;hdd&quot;; [.G477]*0.394; [.G47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b_xx025d-i5_5200u-1tb-4gb-gt940m-2gb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ara sistem</text:p>
          </table:table-cell>
          <table:table-cell office:value-type="float" office:value="2199" calcext:value-type="float">
            <text:p>2199</text:p>
          </table:table-cell>
          <table:table-cell table:formula="of:=([.I478]*31 + [.E478]*0.16483826+ [.F478]*0.076152071 + IF([.H478]=&quot;hdd&quot;; [.G478]*0.394; [.G47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vostro-3558-i3_4005u-1tb-4gb-gt820m-2gb-dvdrw-3ani-garantie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linux</text:p>
          </table:table-cell>
          <table:table-cell office:value-type="float" office:value="2199" calcext:value-type="float">
            <text:p>2199</text:p>
          </table:table-cell>
          <table:table-cell table:formula="of:=([.I479]*31 + [.E479]*0.16483826+ [.F479]*0.076152071 + IF([.H479]=&quot;hdd&quot;; [.G479]*0.394; [.G47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5_4210u-1tb-4gb-r5_m230-2gb-fingerprint-full-hd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jet le r5 m230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149" calcext:value-type="float">
            <text:p>2149</text:p>
          </table:table-cell>
          <table:table-cell table:formula="of:=([.I480]*31 + [.E480]*0.16483826+ [.F480]*0.076152071 + IF([.H480]=&quot;hdd&quot;; [.G480]*0.394; [.G48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probook-450-g3-i3_6100u-500gb_7200rpm-4gb-r7-m340-1gb-fingerprint-l/</text:p>
          </table:table-cell>
          <table:table-cell office:value-type="string" calcext:value-type="string">
            <text:p>intel core i3 6100u</text:p>
          </table:table-cell>
          <table:table-cell office:value-type="string" calcext:value-type="string">
            <text:p>r7 m340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fara sistem</text:p>
          </table:table-cell>
          <table:table-cell office:value-type="float" office:value="2149" calcext:value-type="float">
            <text:p>2149</text:p>
          </table:table-cell>
          <table:table-cell table:formula="of:=([.I481]*31 + [.E481]*0.16483826+ [.F481]*0.076152071 + IF([.H481]=&quot;hdd&quot;; [.G481]*0.394; [.G48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772g_30fq-i3_4005u-1tb-4gb-gt940m-2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4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office:value-type="float" office:value="2099" calcext:value-type="float">
            <text:p>2099</text:p>
          </table:table-cell>
          <table:table-cell table:formula="of:=([.I482]*31 + [.E482]*0.16483826+ [.F482]*0.076152071 + IF([.H482]=&quot;hdd&quot;; [.G482]*0.394; [.G48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70_80-i3_5005u-1tb-4gb-gt920m-2gb-dvdrw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483]*31 + [.E483]*0.16483826+ [.F483]*0.076152071 + IF([.H483]=&quot;hdd&quot;; [.G483]*0.394; [.G48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v3_572g_50g7-i5_5200u-1tb-4gb-gt840m-2gb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linux</text:p>
          </table:table-cell>
          <table:table-cell office:value-type="float" office:value="2099" calcext:value-type="float">
            <text:p>2099</text:p>
          </table:table-cell>
          <table:table-cell table:formula="of:=([.I484]*31 + [.E484]*0.16483826+ [.F484]*0.076152071 + IF([.H484]=&quot;hdd&quot;; [.G484]*0.394; [.G48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g_5107-i5_5200u-1tb-4gb-gt840m-2gb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4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2099" calcext:value-type="float">
            <text:p>2099</text:p>
          </table:table-cell>
          <table:table-cell table:formula="of:=([.I485]*31 + [.E485]*0.16483826+ [.F485]*0.076152071 + IF([.H485]=&quot;hdd&quot;; [.G485]*0.394; [.G48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5_4210u-500gb-8gb-r5_230-2gb-fullhd-fingerprint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jet le r5 m230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8" calcext:value-type="float">
            <text:p>8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486]*31 + [.E486]*0.16483826+ [.F486]*0.076152071 + IF([.H486]=&quot;hdd&quot;; [.G486]*0.394; [.G48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_xx013d-i5_5200u-500gb-4gb-gt920m-2gb-dvdrw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9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ara sistem</text:p>
          </table:table-cell>
          <table:table-cell office:value-type="float" office:value="2099" calcext:value-type="float">
            <text:p>2099</text:p>
          </table:table-cell>
          <table:table-cell table:formula="of:=([.I487]*31 + [.E487]*0.16483826+ [.F487]*0.076152071 + IF([.H487]=&quot;hdd&quot;; [.G487]*0.394; [.G48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3-i5_5200u-500gb-4gb-gt820m-2gb-dvdrw-3ani-garantie-l/</text:p>
          </table:table-cell>
          <table:table-cell office:value-type="string" calcext:value-type="string">
            <text:p>intel core i5 5200u </text:p>
          </table:table-cell>
          <table:table-cell office:value-type="string" calcext:value-type="string">
            <text:p>gt820m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999" calcext:value-type="float">
            <text:p>1999</text:p>
          </table:table-cell>
          <table:table-cell table:formula="of:=([.I488]*31 + [.E488]*0.16483826+ [.F488]*0.076152071 + IF([.H488]=&quot;hdd&quot;; [.G488]*0.394; [.G48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gt920m-2gb-dvd_rw-3-ani-garantie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1949" calcext:value-type="float">
            <text:p>1949</text:p>
          </table:table-cell>
          <table:table-cell table:formula="of:=([.I489]*31 + [.E489]*0.16483826+ [.F489]*0.076152071 + IF([.H489]=&quot;hdd&quot;; [.G489]*0.394; [.G48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b50_70-i5_4210u-500gb-4gb-r5_230-2gb-fullhd-fingerprint-l/</text:p>
          </table:table-cell>
          <table:table-cell office:value-type="string" calcext:value-type="string">
            <text:p>intel core i5 4210u </text:p>
          </table:table-cell>
          <table:table-cell office:value-type="string" calcext:value-type="string">
            <text:p>jet le r5 m230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920 x 1080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fara sistem</text:p>
          </table:table-cell>
          <table:table-cell office:value-type="float" office:value="1899" calcext:value-type="float">
            <text:p>1899</text:p>
          </table:table-cell>
          <table:table-cell table:formula="of:=([.I490]*31 + [.E490]*0.16483826+ [.F490]*0.076152071 + IF([.H490]=&quot;hdd&quot;; [.G490]*0.394; [.G49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5558-i3_5005u-1tb-4gb-gt920m-2gb-dvd_rw-3-ani-garantie-resi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gt920m 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ux</text:p>
          </table:table-cell>
          <table:table-cell office:value-type="float" office:value="1899" calcext:value-type="float">
            <text:p>1899</text:p>
          </table:table-cell>
          <table:table-cell table:formula="of:=([.I491]*31 + [.E491]*0.16483826+ [.F491]*0.076152071 + IF([.H491]=&quot;hdd&quot;; [.G491]*0.394; [.G49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s1_711g_p3rm-quad-core-n3540-500gb-4gb-gt820m-2gb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gt820m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office:value-type="float" office:value="1864" calcext:value-type="float">
            <text:p>1864</text:p>
          </table:table-cell>
          <table:table-cell table:formula="of:=([.I492]*31 + [.E492]*0.16483826+ [.F492]*0.076152071 + IF([.H492]=&quot;hdd&quot;; [.G492]*0.394; [.G49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dell-inspiron-3541-a4_6210-500gb-4gb-hd_r5m230-2gb-l/</text:p>
          </table:table-cell>
          <table:table-cell office:value-type="string" calcext:value-type="string">
            <text:p>a4 6210 quad core</text:p>
          </table:table-cell>
          <table:table-cell office:value-type="string" calcext:value-type="string">
            <text:p>hd r5m230m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1854" calcext:value-type="float">
            <text:p>1854</text:p>
          </table:table-cell>
          <table:table-cell table:formula="of:=([.I493]*31 + [.E493]*0.16483826+ [.F493]*0.076152071 + IF([.H493]=&quot;hdd&quot;; [.G493]*0.394; [.G49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g50_80-i3_5005u-1tb-4gb-r5_m330-2gb-dvd_rw-l/</text:p>
          </table:table-cell>
          <table:table-cell office:value-type="string" calcext:value-type="string">
            <text:p>intel core i3 5005u </text:p>
          </table:table-cell>
          <table:table-cell office:value-type="string" calcext:value-type="string">
            <text:p>exo pro r5 m330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494]*31 + [.E494]*0.16483826+ [.F494]*0.076152071 + IF([.H494]=&quot;hdd&quot;; [.G494]*0.394; [.G49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toshiba-satellite-c55_c_1kr-i3_5005u-1tb-4gb-nvidia-gt920m-1gb-hd-alb-l/</text:p>
          </table:table-cell>
          <table:table-cell office:value-type="string" calcext:value-type="string">
            <text:p>intel core i3 5005u</text:p>
          </table:table-cell>
          <table:table-cell office:value-type="string" calcext:value-type="string">
            <text:p>gt920m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a sistem</text:p>
          </table:table-cell>
          <table:table-cell office:value-type="float" office:value="1799" calcext:value-type="float">
            <text:p>1799</text:p>
          </table:table-cell>
          <table:table-cell table:formula="of:=([.I495]*31 + [.E495]*0.16483826+ [.F495]*0.076152071 + IF([.H495]=&quot;hdd&quot;; [.G495]*0.394; [.G49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sus-x555lj_xx786d-i3_4005u-500gb-4gb-gt920m-2gb-dvd_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920m 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ara sistem</text:p>
          </table:table-cell>
          <table:table-cell office:value-type="float" office:value="1749" calcext:value-type="float">
            <text:p>1749</text:p>
          </table:table-cell>
          <table:table-cell table:formula="of:=([.I496]*31 + [.E496]*0.16483826+ [.F496]*0.076152071 + IF([.H496]=&quot;hdd&quot;; [.G496]*0.394; [.G49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5_551g_f19b-quad-core-fx_7500-500gb-4gb-r7-m265-2gb-l/</text:p>
          </table:table-cell>
          <table:table-cell office:value-type="string" calcext:value-type="string">
            <text:p><text:s/>fx 7500</text:p>
          </table:table-cell>
          <table:table-cell office:value-type="string" calcext:value-type="string">
            <text:p>r7 m265</text:p>
          </table:table-cell>
          <table:table-cell office:value-type="string" calcext:value-type="string">
            <text:p>-</text:p>
          </table:table-cell>
          <table:table-cell office:value-type="float" office:value="814" calcext:value-type="float">
            <text:p>81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linux</text:p>
          </table:table-cell>
          <table:table-cell office:value-type="float" office:value="1699" calcext:value-type="float">
            <text:p>1699</text:p>
          </table:table-cell>
          <table:table-cell table:formula="of:=([.I497]*31 + [.E497]*0.16483826+ [.F497]*0.076152071 + IF([.H497]=&quot;hdd&quot;; [.G497]*0.394; [.G497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g_381v-i3_4005u-1tb-4gb-gt840m-2gb-blue-cobalt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699" calcext:value-type="float">
            <text:p>1699</text:p>
          </table:table-cell>
          <table:table-cell table:formula="of:=([.I498]*31 + [.E498]*0.16483826+ [.F498]*0.076152071 + IF([.H498]=&quot;hdd&quot;; [.G498]*0.394; [.G498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g_375h-i3_4005u-1tb-4gb-gt840m-2gb-dvdrw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4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699" calcext:value-type="float">
            <text:p>1699</text:p>
          </table:table-cell>
          <table:table-cell table:formula="of:=([.I499]*31 + [.E499]*0.16483826+ [.F499]*0.076152071 + IF([.H499]=&quot;hdd&quot;; [.G499]*0.394; [.G499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g_35a8-i3_4005u-500gb-4gb-gt820m-2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599" calcext:value-type="float">
            <text:p>1599</text:p>
          </table:table-cell>
          <table:table-cell table:formula="of:=([.I500]*31 + [.E500]*0.16483826+ [.F500]*0.076152071 + IF([.H500]=&quot;hdd&quot;; [.G500]*0.394; [.G500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5_571g_36su-i3_4005u-500gb-4gb-gt820m-2gb-l/</text:p>
          </table:table-cell>
          <table:table-cell office:value-type="string" calcext:value-type="string">
            <text:p>intel core i3 4005u </text:p>
          </table:table-cell>
          <table:table-cell office:value-type="string" calcext:value-type="string">
            <text:p>gt820m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nux</text:p>
          </table:table-cell>
          <table:table-cell office:value-type="float" office:value="1599" calcext:value-type="float">
            <text:p>1599</text:p>
          </table:table-cell>
          <table:table-cell table:formula="of:=([.I501]*31 + [.E501]*0.16483826+ [.F501]*0.076152071 + IF([.H501]=&quot;hdd&quot;; [.G501]*0.394; [.G501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aspire-es1_711g_p3rm-quad-core-n3540-500gb-4gb-gt820m-2gb-resigilat-l/</text:p>
          </table:table-cell>
          <table:table-cell office:value-type="string" calcext:value-type="string">
            <text:p>intel pentium <text:s/>n3540</text:p>
          </table:table-cell>
          <table:table-cell office:value-type="string" calcext:value-type="string">
            <text:p>gt820m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1600 x 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ux</text:p>
          </table:table-cell>
          <table:table-cell office:value-type="float" office:value="1549" calcext:value-type="float">
            <text:p>1549</text:p>
          </table:table-cell>
          <table:table-cell table:formula="of:=([.I502]*31 + [.E502]*0.16483826+ [.F502]*0.076152071 + IF([.H502]=&quot;hdd&quot;; [.G502]*0.394; [.G502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s1_520_39rr-dual-core-e1_2500-500gb-4gb-hd-8240-l/</text:p>
          </table:table-cell>
          <table:table-cell office:value-type="string" calcext:value-type="string">
            <text:p>e1 2500</text:p>
          </table:table-cell>
          <table:table-cell office:value-type="string" calcext:value-type="string">
            <text:p>hd 8240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999" calcext:value-type="float">
            <text:p>999</text:p>
          </table:table-cell>
          <table:table-cell table:formula="of:=([.I503]*31 + [.E503]*0.16483826+ [.F503]*0.076152071 + IF([.H503]=&quot;hdd&quot;; [.G503]*0.394; [.G503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s1_520_31rj-dual-core-e1_2500-500gb-2gb-hd-8240-l/</text:p>
          </table:table-cell>
          <table:table-cell office:value-type="string" calcext:value-type="string">
            <text:p>e1 2500</text:p>
          </table:table-cell>
          <table:table-cell office:value-type="string" calcext:value-type="string">
            <text:p>hd 8240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949" calcext:value-type="float">
            <text:p>949</text:p>
          </table:table-cell>
          <table:table-cell table:formula="of:=([.I504]*31 + [.E504]*0.16483826+ [.F504]*0.076152071 + IF([.H504]=&quot;hdd&quot;; [.G504]*0.394; [.G504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hp-255-g4-dual-core-e1_6015-1tb-4gb-dvdrw-l/</text:p>
          </table:table-cell>
          <table:table-cell office:value-type="string" calcext:value-type="string">
            <text:p>e1 601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-</text:p>
          </table:table-cell>
          <table:table-cell office:value-type="float" office:value="296" calcext:value-type="float">
            <text:p>29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dd</text:p>
          </table:table-cell>
          <table:table-cell office:value-type="float" office:value="4" calcext:value-type="float">
            <text:p>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899" calcext:value-type="float">
            <text:p>899</text:p>
          </table:table-cell>
          <table:table-cell table:formula="of:=([.I505]*31 + [.E505]*0.16483826+ [.F505]*0.076152071 + IF([.H505]=&quot;hdd&quot;; [.G505]*0.394; [.G505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acer-es1_520_31rj-dual-core-e1_2500-500gb-2gb-hd-8240-resigilat-l/</text:p>
          </table:table-cell>
          <table:table-cell office:value-type="string" calcext:value-type="string">
            <text:p>e1 2500</text:p>
          </table:table-cell>
          <table:table-cell office:value-type="string" calcext:value-type="string">
            <text:p>hd 8240</text:p>
          </table:table-cell>
          <table:table-cell office:value-type="string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dd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1366 x 76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linux</text:p>
          </table:table-cell>
          <table:table-cell office:value-type="float" office:value="899" calcext:value-type="float">
            <text:p>899</text:p>
          </table:table-cell>
          <table:table-cell table:formula="of:=([.I506]*31 + [.E506]*0.16483826+ [.F506]*0.076152071 + IF([.H506]=&quot;hdd&quot;; [.G506]*0.394; [.G506]*1.3104375))/0.3839800063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office:value-type="string" calcext:value-type="string">
            <text:p>http://www.cel.ro/laptop-laptopuri/laptop-lenovo-ideapad-a10-quad-core-rk3188-16gb-1gb-android-4.2-resigilat-l/</text:p>
          </table:table-cell>
          <table:table-cell/>
          <table:table-cell office:value-type="string" calcext:value-type="string">
            <text:p>mali 400mp4 gpu, up to 600mhz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s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366 x 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oid</text:p>
          </table:table-cell>
          <table:table-cell office:value-type="float" office:value="699" calcext:value-type="float">
            <text:p>699</text:p>
          </table:table-cell>
          <table:table-cell table:formula="of:=([.I507]*31 + [.E507]*0.16483826+ [.F507]*0.076152071 + IF([.H507]=&quot;hdd&quot;; [.G507]*0.394; [.G507]*1.3104375))/0.3839800063" office:value-type="string" office:string-value="" calcext:value-type="error">
            <text:p>#VALUE!</text:p>
          </table:table-cell>
        </table:table-row>
        <calcext:conditional-formats>
          <calcext:conditional-format calcext:target-range-address="'Catalina (sugestii)'.B34:'Catalina (sugestii)'.B507">
            <calcext:condition calcext:apply-style-name="Untitled2" calcext:value="contains-text(&quot;plus&quot;)" calcext:base-cell-address="'Catalina (sugestii)'.B34"/>
          </calcext:conditional-format>
          <calcext:conditional-format calcext:target-range-address="'Catalina (sugestii)'.B33:'Catalina (sugestii)'.B33">
            <calcext:condition calcext:apply-style-name="Untitled2" calcext:value="contains-text(&quot;plus&quot;)" calcext:base-cell-address="'Catalina (sugestii)'.B33"/>
          </calcext:conditional-format>
          <calcext:conditional-format calcext:target-range-address="'Catalina (sugestii)'.O36:'Catalina (sugestii)'.O36">
            <calcext:condition calcext:apply-style-name="Untitled1" calcext:value="&lt;=0" calcext:base-cell-address="'Catalina (sugestii)'.O36"/>
          </calcext:conditional-format>
          <calcext:conditional-format calcext:target-range-address="'Catalina (sugestii)'.O34:'Catalina (sugestii)'.O34">
            <calcext:condition calcext:apply-style-name="Untitled1" calcext:value="&lt;=0" calcext:base-cell-address="'Catalina (sugestii)'.O34"/>
          </calcext:conditional-format>
          <calcext:conditional-format calcext:target-range-address="'Catalina (sugestii)'.O37:'Catalina (sugestii)'.O37">
            <calcext:condition calcext:apply-style-name="Untitled1" calcext:value="&lt;=0" calcext:base-cell-address="'Catalina (sugestii)'.O37"/>
          </calcext:conditional-format>
          <calcext:conditional-format calcext:target-range-address="'Catalina (sugestii)'.O39:'Catalina (sugestii)'.O507">
            <calcext:condition calcext:apply-style-name="Untitled1" calcext:value="&lt;=0" calcext:base-cell-address="'Catalina (sugestii)'.O39"/>
          </calcext:conditional-format>
          <calcext:conditional-format calcext:target-range-address="'Catalina (sugestii)'.N32:'Catalina (sugestii)'.N32">
            <calcext:condition calcext:apply-style-name="Untitled1" calcext:value="&lt;=0" calcext:base-cell-address="'Catalina (sugestii)'.O34"/>
          </calcext:conditional-format>
          <calcext:conditional-format calcext:target-range-address="'Catalina (sugestii)'.N2:'Catalina (sugestii)'.N2">
            <calcext:condition calcext:apply-style-name="Untitled1" calcext:value="&lt;=0" calcext:base-cell-address="'Catalina (sugestii)'.N32"/>
          </calcext:conditional-format>
        </calcext:conditional-formats>
      </table:table>
      <table:named-expressions/>
      <table:database-ranges>
        <table:database-range table:name="__Anonymous_Sheet_DB__0" table:target-range-address="'ALL Lappys 2016-02-05'.A1:'ALL Lappys 2016-02-05'.O678">
          <table:sort>
            <table:sort-by table:field-number="14" table:order="descending" table:data-type="automatic"/>
          </table:sort>
        </table:database-range>
        <table:database-range table:name="__Anonymous_Sheet_DB__1" table:target-range-address="Alex.A1:Alex.M76" table:contains-header="false">
          <table:sort>
            <table:sort-by table:field-number="12" table:order="descending" table:data-type="automatic"/>
          </table:sort>
        </table:database-range>
        <table:database-range table:name="__Anonymous_Sheet_DB__2" table:target-range-address="'Catalina (sugestii)'.A33:'Catalina (sugestii)'.O507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dddddd"/>
    </style:style>
    <style:style style:name="Untitled2" style:family="table-cell" style:parent-style-name="Default"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22:59:21.708401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00:16:42.338924230</meta:creation-date>
    <dc:date>2016-02-13T15:15:25.967980377</dc:date>
    <meta:editing-duration>P3DT20H56M48S</meta:editing-duration>
    <meta:editing-cycles>18</meta:editing-cycles>
    <meta:generator>LibreOffice/4.3.3.2$Linux_X86_64 LibreOffice_project/430m0$Build-2</meta:generator>
    <meta:document-statistic meta:table-count="3" meta:cell-count="177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48cm" svg:height="9.753cm" xlink:href=".." xlink:type="simple" chart:class="chart:scatter" chart:style-name="ch1">
        <chart:legend chart:legend-position="end" svg:x="15.044cm" svg:y="4.577cm" style:legend-expansion="high" chart:style-name="ch2"/>
        <chart:plot-area chart:style-name="ch3" table:cell-range-address="Alex.B2:Alex.B74 Alex.M1:Alex.M74" chart:data-source-has-labels="row" svg:x="0.342cm" svg:y="0.195cm" svg:width="14.36cm" svg:height="9.363cm">
          <chartooo:coordinate-region svg:x="1.334cm" svg:y="0.395cm" svg:width="12.996cm" svg:height="8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ex.M2:Alex.M74" chart:label-cell-address="Alex.M1:Alex.M1" chart:class="chart:scatter">
            <chart:domain table:cell-range-address="Alex.B2:Alex.B74"/>
            <chart:data-point chart:repeated="7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t Dan</text:p>
                <draw:g>
                  <svg:desc>Alex.M1:Alex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">
                <text:p>1409</text:p>
                <draw:g>
                  <svg:desc>Alex.B2:Alex.B74</svg:desc>
                </draw:g>
              </table:table-cell>
              <table:table-cell office:value-type="float" office:value="1054.683308381">
                <text:p>1054.683308381</text:p>
                <draw:g>
                  <svg:desc>Alex.M2:Alex.M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99">
                <text:p>1399</text:p>
              </table:table-cell>
              <table:table-cell office:value-type="float" office:value="999.768818621">
                <text:p>999.768818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9">
                <text:p>1549</text:p>
              </table:table-cell>
              <table:table-cell office:value-type="float" office:value="965.486978957">
                <text:p>965.486978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9">
                <text:p>1499</text:p>
              </table:table-cell>
              <table:table-cell office:value-type="float" office:value="965.486978957">
                <text:p>965.486978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9">
                <text:p>1449</text:p>
              </table:table-cell>
              <table:table-cell office:value-type="float" office:value="961.229470316">
                <text:p>961.229470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4">
                <text:p>1454</text:p>
              </table:table-cell>
              <table:table-cell office:value-type="float" office:value="937.459956341">
                <text:p>937.45995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9">
                <text:p>1359</text:p>
              </table:table-cell>
              <table:table-cell office:value-type="float" office:value="889.928709961">
                <text:p>889.928709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9">
                <text:p>1299</text:p>
              </table:table-cell>
              <table:table-cell office:value-type="float" office:value="873.832387981">
                <text:p>873.832387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99">
                <text:p>1299</text:p>
              </table:table-cell>
              <table:table-cell office:value-type="float" office:value="647.568387981">
                <text:p>647.568387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9">
                <text:p>1479</text:p>
              </table:table-cell>
              <table:table-cell office:value-type="float" office:value="859.763308381">
                <text:p>859.763308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9">
                <text:p>1419</text:p>
              </table:table-cell>
              <table:table-cell office:value-type="float" office:value="851.414384621">
                <text:p>851.414384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9">
                <text:p>1499</text:p>
              </table:table-cell>
              <table:table-cell office:value-type="float" office:value="842.918667769">
                <text:p>842.918667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9">
                <text:p>1499</text:p>
              </table:table-cell>
              <table:table-cell office:value-type="float" office:value="842.23329913">
                <text:p>842.233299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9">
                <text:p>1499</text:p>
              </table:table-cell>
              <table:table-cell office:value-type="float" office:value="842.23329913">
                <text:p>842.23329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9">
                <text:p>1309</text:p>
              </table:table-cell>
              <table:table-cell office:value-type="float" office:value="832.183308381">
                <text:p>832.183308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39">
                <text:p>1439</text:p>
              </table:table-cell>
              <table:table-cell office:value-type="float" office:value="832.183308381">
                <text:p>832.183308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9">
                <text:p>1429</text:p>
              </table:table-cell>
              <table:table-cell office:value-type="float" office:value="826.888709961">
                <text:p>826.888709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9">
                <text:p>1499</text:p>
              </table:table-cell>
              <table:table-cell office:value-type="float" office:value="810.332723487">
                <text:p>810.332723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9">
                <text:p>1499</text:p>
              </table:table-cell>
              <table:table-cell office:value-type="float" office:value="810.332723487">
                <text:p>810.332723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9">
                <text:p>1399</text:p>
              </table:table-cell>
              <table:table-cell office:value-type="float" office:value="808.048161357">
                <text:p>808.048161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99">
                <text:p>1399</text:p>
              </table:table-cell>
              <table:table-cell office:value-type="float" office:value="808.048161357">
                <text:p>808.048161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99">
                <text:p>1399</text:p>
              </table:table-cell>
              <table:table-cell office:value-type="float" office:value="808.048161357">
                <text:p>808.048161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9">
                <text:p>1429</text:p>
              </table:table-cell>
              <table:table-cell office:value-type="float" office:value="796.723308381">
                <text:p>796.723308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9">
                <text:p>1399</text:p>
              </table:table-cell>
              <table:table-cell office:value-type="float" office:value="794.981872201">
                <text:p>794.981872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9">
                <text:p>1199</text:p>
              </table:table-cell>
              <table:table-cell office:value-type="float" office:value="777.713403101">
                <text:p>777.713403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99">
                <text:p>1399</text:p>
              </table:table-cell>
              <table:table-cell office:value-type="float" office:value="768.486978957">
                <text:p>768.486978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9">
                <text:p>1499</text:p>
              </table:table-cell>
              <table:table-cell office:value-type="float" office:value="768.486978957">
                <text:p>768.486978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9">
                <text:p>1499</text:p>
              </table:table-cell>
              <table:table-cell office:value-type="float" office:value="768.486978957">
                <text:p>768.4869789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9">
                <text:p>1399</text:p>
              </table:table-cell>
              <table:table-cell office:value-type="float" office:value="768.486978957">
                <text:p>768.4869789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9">
                <text:p>1399</text:p>
              </table:table-cell>
              <table:table-cell office:value-type="float" office:value="750.515090201">
                <text:p>750.515090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42.914093546">
                <text:p>742.914093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99">
                <text:p>1499</text:p>
              </table:table-cell>
              <table:table-cell office:value-type="float" office:value="708.813634111">
                <text:p>708.813634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4">
                <text:p>1304</text:p>
              </table:table-cell>
              <table:table-cell office:value-type="float" office:value="690.697081121">
                <text:p>690.697081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9">
                <text:p>999</text:p>
              </table:table-cell>
              <table:table-cell office:value-type="float" office:value="690.532242861">
                <text:p>690.5322428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9">
                <text:p>949</text:p>
              </table:table-cell>
              <table:table-cell office:value-type="float" office:value="689.554800056">
                <text:p>689.554800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9">
                <text:p>1549</text:p>
              </table:table-cell>
              <table:table-cell office:value-type="float" office:value="687.857896307">
                <text:p>687.8578963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4">
                <text:p>1434</text:p>
              </table:table-cell>
              <table:table-cell office:value-type="float" office:value="676.832387981">
                <text:p>676.832387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4">
                <text:p>1494</text:p>
              </table:table-cell>
              <table:table-cell office:value-type="float" office:value="668.808818621">
                <text:p>668.8088186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9">
                <text:p>1199</text:p>
              </table:table-cell>
              <table:table-cell office:value-type="float" office:value="667.601445421">
                <text:p>667.601445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9">
                <text:p>1399</text:p>
              </table:table-cell>
              <table:table-cell office:value-type="float" office:value="667.601445421">
                <text:p>667.601445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9">
                <text:p>1199</text:p>
              </table:table-cell>
              <table:table-cell office:value-type="float" office:value="667.601445421">
                <text:p>667.601445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9">
                <text:p>1299</text:p>
              </table:table-cell>
              <table:table-cell office:value-type="float" office:value="667.601445421">
                <text:p>667.601445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9">
                <text:p>1399</text:p>
              </table:table-cell>
              <table:table-cell office:value-type="float" office:value="667.601445421">
                <text:p>667.601445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9">
                <text:p>1449</text:p>
              </table:table-cell>
              <table:table-cell office:value-type="float" office:value="667.601445421">
                <text:p>667.601445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99">
                <text:p>1299</text:p>
              </table:table-cell>
              <table:table-cell office:value-type="float" office:value="654.414384621">
                <text:p>654.414384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9">
                <text:p>1499</text:p>
              </table:table-cell>
              <table:table-cell office:value-type="float" office:value="654.414384621">
                <text:p>654.4143846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9">
                <text:p>1149</text:p>
              </table:table-cell>
              <table:table-cell office:value-type="float" office:value="654.414384621">
                <text:p>654.414384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9">
                <text:p>1499</text:p>
              </table:table-cell>
              <table:table-cell office:value-type="float" office:value="654.414384621">
                <text:p>654.414384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">
                <text:p>1499</text:p>
              </table:table-cell>
              <table:table-cell office:value-type="float" office:value="646.813634111">
                <text:p>646.81363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9">
                <text:p>1349</text:p>
              </table:table-cell>
              <table:table-cell office:value-type="float" office:value="646.525103252">
                <text:p>646.525103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34">
                <text:p>1234</text:p>
              </table:table-cell>
              <table:table-cell office:value-type="float" office:value="624.413821301">
                <text:p>624.4138213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4">
                <text:p>1354</text:p>
              </table:table-cell>
              <table:table-cell office:value-type="float" office:value="606.499956341">
                <text:p>606.4999563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9">
                <text:p>1339</text:p>
              </table:table-cell>
              <table:table-cell office:value-type="float" office:value="595.970081801">
                <text:p>595.970081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9">
                <text:p>1249</text:p>
              </table:table-cell>
              <table:table-cell office:value-type="float" office:value="589.303271921">
                <text:p>589.303271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99">
                <text:p>1299</text:p>
              </table:table-cell>
              <table:table-cell office:value-type="float" office:value="569.101445421">
                <text:p>569.101445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9">
                <text:p>1329</text:p>
              </table:table-cell>
              <table:table-cell office:value-type="float" office:value="547.158182741">
                <text:p>547.158182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99">
                <text:p>1099</text:p>
              </table:table-cell>
              <table:table-cell office:value-type="float" office:value="540.419588181">
                <text:p>540.419588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9">
                <text:p>949</text:p>
              </table:table-cell>
              <table:table-cell office:value-type="float" office:value="518.093143601">
                <text:p>518.093143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9">
                <text:p>999</text:p>
              </table:table-cell>
              <table:table-cell office:value-type="float" office:value="518.093143601">
                <text:p>518.09314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18.093143601">
                <text:p>518.093143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9">
                <text:p>999</text:p>
              </table:table-cell>
              <table:table-cell office:value-type="float" office:value="518.093143601">
                <text:p>518.0931436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9">
                <text:p>969</text:p>
              </table:table-cell>
              <table:table-cell office:value-type="float" office:value="518.093143601">
                <text:p>518.09314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9">
                <text:p>1049</text:p>
              </table:table-cell>
              <table:table-cell office:value-type="float" office:value="518.093143601">
                <text:p>518.0931436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4">
                <text:p>1234</text:p>
              </table:table-cell>
              <table:table-cell office:value-type="float" office:value="507.101445421">
                <text:p>507.101445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494.356434161">
                <text:p>494.356434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99">
                <text:p>1099</text:p>
              </table:table-cell>
              <table:table-cell office:value-type="float" office:value="494.191595901">
                <text:p>494.191595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9">
                <text:p>1249</text:p>
              </table:table-cell>
              <table:table-cell office:value-type="float" office:value="494.026757641">
                <text:p>494.026757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99">
                <text:p>1099</text:p>
              </table:table-cell>
              <table:table-cell office:value-type="float" office:value="493.532242861">
                <text:p>493.532242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9">
                <text:p>1399</text:p>
              </table:table-cell>
              <table:table-cell office:value-type="float" office:value="493.532242861">
                <text:p>493.532242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9">
                <text:p>999</text:p>
              </table:table-cell>
              <table:table-cell office:value-type="float" office:value="486.213846742">
                <text:p>486.2138467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99">
                <text:p>1399</text:p>
              </table:table-cell>
              <table:table-cell office:value-type="float" office:value="456.093143601">
                <text:p>456.093143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9">
                <text:p>1299</text:p>
              </table:table-cell>
              <table:table-cell office:value-type="float" office:value="431.861919381">
                <text:p>431.861919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49">
                <text:p>949</text:p>
              </table:table-cell>
              <table:table-cell office:value-type="float" office:value="424.213846742">
                <text:p>424.21384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54cm" svg:height="13.827cm" xlink:href=".." xlink:type="simple" chart:class="chart:scatter" chart:style-name="ch1">
        <chart:plot-area chart:style-name="ch2" table:cell-range-address="'Catalina (sugestii)'.N34:'Catalina (sugestii)'.O507 'Catalina (sugestii)'.O33:'Catalina (sugestii)'.O33" chart:data-source-has-labels="row" svg:x="0.421cm" svg:y="0.276cm" svg:width="20.212cm" svg:height="13.275cm">
          <chartooo:coordinate-region svg:x="1.413cm" svg:y="0.475cm" svg:width="18.848cm" svg:height="12.42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atalina (sugestii)'.O34:'Catalina (sugestii)'.O507" chart:label-cell-address="'Catalina (sugestii)'.O33:'Catalina (sugestii)'.O33" chart:class="chart:scatter">
            <chart:domain table:cell-range-address="'Catalina (sugestii)'.N34:'Catalina (sugestii)'.N507"/>
            <chart:regression-curve chart:style-name="ch6">
              <chart:equation chart:display-equation="true" chart:display-r-square="true"/>
            </chart:regression-curve>
            <chart:data-point chart:repeated="4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Dan's Linear</text:p>
                <draw:g>
                  <svg:desc>'Catalina (sugestii)'.O33:'Catalina (sugestii)'.O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4">
                <text:p>4164</text:p>
                <draw:g>
                  <svg:desc>'Catalina (sugestii)'.N34:'Catalina (sugestii)'.N507</svg:desc>
                </draw:g>
              </table:table-cell>
              <table:table-cell office:value-type="float" office:value="5644.07242409069">
                <text:p>5644.07242409069</text:p>
                <draw:g>
                  <svg:desc>'Catalina (sugestii)'.O34:'Catalina (sugestii)'.O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9">
                <text:p>4499</text:p>
              </table:table-cell>
              <table:table-cell office:value-type="float" office:value="5623.2123437777">
                <text:p>5623.2123437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9">
                <text:p>4299</text:p>
              </table:table-cell>
              <table:table-cell office:value-type="float" office:value="5623.2123437777">
                <text:p>5623.212343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49">
                <text:p>4249</text:p>
              </table:table-cell>
              <table:table-cell office:value-type="float" office:value="5521.15551293484">
                <text:p>5521.15551293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99">
                <text:p>3799</text:p>
              </table:table-cell>
              <table:table-cell office:value-type="float" office:value="5521.15551293484">
                <text:p>5521.15551293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9">
                <text:p>4299</text:p>
              </table:table-cell>
              <table:table-cell office:value-type="float" office:value="5437.04142418001">
                <text:p>5437.04142418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9">
                <text:p>4299</text:p>
              </table:table-cell>
              <table:table-cell office:value-type="float" office:value="5437.04142418001">
                <text:p>5437.04142418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9">
                <text:p>4299</text:p>
              </table:table-cell>
              <table:table-cell office:value-type="float" office:value="5437.04142418001">
                <text:p>5437.04142418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9">
                <text:p>3399</text:p>
              </table:table-cell>
              <table:table-cell office:value-type="float" office:value="5432.00382910145">
                <text:p>5432.0038291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9">
                <text:p>3299</text:p>
              </table:table-cell>
              <table:table-cell office:value-type="float" office:value="5432.00382910145">
                <text:p>5432.00382910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">
                <text:p>3249</text:p>
              </table:table-cell>
              <table:table-cell office:value-type="float" office:value="5432.00382910145">
                <text:p>5432.00382910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99">
                <text:p>4499</text:p>
              </table:table-cell>
              <table:table-cell office:value-type="float" office:value="5383.4942112193">
                <text:p>5383.4942112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04">
                <text:p>4104</text:p>
              </table:table-cell>
              <table:table-cell office:value-type="float" office:value="5383.4942112193">
                <text:p>5383.4942112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9">
                <text:p>3999</text:p>
              </table:table-cell>
              <table:table-cell office:value-type="float" office:value="5383.4942112193">
                <text:p>5383.4942112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9">
                <text:p>3999</text:p>
              </table:table-cell>
              <table:table-cell office:value-type="float" office:value="5333.12643911481">
                <text:p>5333.12643911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04">
                <text:p>4404</text:p>
              </table:table-cell>
              <table:table-cell office:value-type="float" office:value="5323.71854838162">
                <text:p>5323.71854838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9">
                <text:p>4299</text:p>
              </table:table-cell>
              <table:table-cell office:value-type="float" office:value="5323.71854838162">
                <text:p>5323.71854838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9">
                <text:p>4299</text:p>
              </table:table-cell>
              <table:table-cell office:value-type="float" office:value="5323.71854838162">
                <text:p>5323.71854838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9">
                <text:p>4199</text:p>
              </table:table-cell>
              <table:table-cell office:value-type="float" office:value="5323.71854838162">
                <text:p>5323.718548381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99">
                <text:p>2999</text:p>
              </table:table-cell>
              <table:table-cell office:value-type="float" office:value="5109.07034828079">
                <text:p>5109.07034828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9">
                <text:p>2849</text:p>
              </table:table-cell>
              <table:table-cell office:value-type="float" office:value="5109.07034828079">
                <text:p>5109.070348280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99">
                <text:p>2799</text:p>
              </table:table-cell>
              <table:table-cell office:value-type="float" office:value="5109.07034828079">
                <text:p>5109.07034828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9">
                <text:p>3299</text:p>
              </table:table-cell>
              <table:table-cell office:value-type="float" office:value="5060.56073039863">
                <text:p>5060.56073039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99">
                <text:p>3299</text:p>
              </table:table-cell>
              <table:table-cell office:value-type="float" office:value="5017.40336659294">
                <text:p>5017.40336659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99">
                <text:p>4199</text:p>
              </table:table-cell>
              <table:table-cell office:value-type="float" office:value="4860.11499002885">
                <text:p>4860.11499002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9">
                <text:p>4399</text:p>
              </table:table-cell>
              <table:table-cell office:value-type="float" office:value="4627.69195555899">
                <text:p>4627.69195555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9">
                <text:p>3349</text:p>
              </table:table-cell>
              <table:table-cell office:value-type="float" office:value="4574.14474259828">
                <text:p>4574.14474259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9">
                <text:p>2899</text:p>
              </table:table-cell>
              <table:table-cell office:value-type="float" office:value="4113.54996006208">
                <text:p>4113.54996006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9">
                <text:p>3499</text:p>
              </table:table-cell>
              <table:table-cell office:value-type="float" office:value="4079.40778882424">
                <text:p>4079.40778882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99">
                <text:p>4499</text:p>
              </table:table-cell>
              <table:table-cell office:value-type="float" office:value="3902.60809449078">
                <text:p>3902.60809449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49">
                <text:p>4249</text:p>
              </table:table-cell>
              <table:table-cell office:value-type="float" office:value="3841.37842504379">
                <text:p>3841.37842504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09">
                <text:p>4409</text:p>
              </table:table-cell>
              <table:table-cell office:value-type="float" office:value="3763.7961740197">
                <text:p>3763.7961740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691.73773733281">
                <text:p>3691.737737332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99">
                <text:p>3599</text:p>
              </table:table-cell>
              <table:table-cell office:value-type="float" office:value="3675.45011832821">
                <text:p>3675.45011832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9">
                <text:p>3299</text:p>
              </table:table-cell>
              <table:table-cell office:value-type="float" office:value="3675.45011832821">
                <text:p>3675.45011832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9">
                <text:p>2999</text:p>
              </table:table-cell>
              <table:table-cell office:value-type="float" office:value="3675.45011832821">
                <text:p>3675.45011832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99">
                <text:p>2999</text:p>
              </table:table-cell>
              <table:table-cell office:value-type="float" office:value="3675.45011832821">
                <text:p>3675.45011832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99">
                <text:p>2999</text:p>
              </table:table-cell>
              <table:table-cell office:value-type="float" office:value="3675.45011832821">
                <text:p>3675.45011832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9">
                <text:p>4199</text:p>
              </table:table-cell>
              <table:table-cell office:value-type="float" office:value="3651.75649445527">
                <text:p>3651.75649445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99">
                <text:p>3899</text:p>
              </table:table-cell>
              <table:table-cell office:value-type="float" office:value="3651.75649445527">
                <text:p>3651.756494455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99">
                <text:p>3799</text:p>
              </table:table-cell>
              <table:table-cell office:value-type="float" office:value="3651.75649445527">
                <text:p>3651.75649445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99">
                <text:p>3699</text:p>
              </table:table-cell>
              <table:table-cell office:value-type="float" office:value="3651.75649445527">
                <text:p>3651.75649445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99">
                <text:p>3199</text:p>
              </table:table-cell>
              <table:table-cell office:value-type="float" office:value="3651.75649445527">
                <text:p>3651.756494455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9">
                <text:p>4399</text:p>
              </table:table-cell>
              <table:table-cell office:value-type="float" office:value="3636.06710824204">
                <text:p>3636.06710824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99">
                <text:p>3799</text:p>
              </table:table-cell>
              <table:table-cell office:value-type="float" office:value="3626.13487230416">
                <text:p>3626.13487230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49">
                <text:p>3349</text:p>
              </table:table-cell>
              <table:table-cell office:value-type="float" office:value="3571.92550660417">
                <text:p>3571.925506604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84">
                <text:p>4284</text:p>
              </table:table-cell>
              <table:table-cell office:value-type="float" office:value="3552.68817454051">
                <text:p>3552.68817454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49">
                <text:p>4349</text:p>
              </table:table-cell>
              <table:table-cell office:value-type="float" office:value="3551.2925203809">
                <text:p>3551.2925203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99">
                <text:p>2799</text:p>
              </table:table-cell>
              <table:table-cell office:value-type="float" office:value="3545.74686915671">
                <text:p>3545.74686915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9">
                <text:p>4099</text:p>
              </table:table-cell>
              <table:table-cell office:value-type="float" office:value="3537.21158660234">
                <text:p>3537.21158660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74">
                <text:p>4074</text:p>
              </table:table-cell>
              <table:table-cell office:value-type="float" office:value="3537.21158660234">
                <text:p>3537.21158660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99">
                <text:p>2599</text:p>
              </table:table-cell>
              <table:table-cell office:value-type="float" office:value="3520.70232913062">
                <text:p>3520.70232913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9">
                <text:p>3499</text:p>
              </table:table-cell>
              <table:table-cell office:value-type="float" office:value="3515.68869295318">
                <text:p>3515.688692953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89">
                <text:p>4189</text:p>
              </table:table-cell>
              <table:table-cell office:value-type="float" office:value="3512.62692632546">
                <text:p>3512.626926325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49">
                <text:p>3149</text:p>
              </table:table-cell>
              <table:table-cell office:value-type="float" office:value="3510.6436962158">
                <text:p>3510.6436962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99">
                <text:p>2699</text:p>
              </table:table-cell>
              <table:table-cell office:value-type="float" office:value="3510.6436962158">
                <text:p>3510.6436962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99">
                <text:p>2599</text:p>
              </table:table-cell>
              <table:table-cell office:value-type="float" office:value="3510.6436962158">
                <text:p>3510.6436962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99">
                <text:p>4199</text:p>
              </table:table-cell>
              <table:table-cell office:value-type="float" office:value="3499.33189150791">
                <text:p>3499.33189150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99">
                <text:p>4099</text:p>
              </table:table-cell>
              <table:table-cell office:value-type="float" office:value="3499.33189150791">
                <text:p>3499.331891507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59">
                <text:p>3259</text:p>
              </table:table-cell>
              <table:table-cell office:value-type="float" office:value="3457.80077083925">
                <text:p>3457.80077083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9">
                <text:p>2899</text:p>
              </table:table-cell>
              <table:table-cell office:value-type="float" office:value="3457.80077083925">
                <text:p>3457.80077083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9">
                <text:p>2699</text:p>
              </table:table-cell>
              <table:table-cell office:value-type="float" office:value="3454.40688256481">
                <text:p>3454.406882564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99">
                <text:p>2499</text:p>
              </table:table-cell>
              <table:table-cell office:value-type="float" office:value="3432.63888055205">
                <text:p>3432.63888055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99">
                <text:p>3099</text:p>
              </table:table-cell>
              <table:table-cell office:value-type="float" office:value="3389.906501012">
                <text:p>3389.906501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99">
                <text:p>2899</text:p>
              </table:table-cell>
              <table:table-cell office:value-type="float" office:value="3389.906501012">
                <text:p>3389.906501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99">
                <text:p>2599</text:p>
              </table:table-cell>
              <table:table-cell office:value-type="float" office:value="3354.27615911522">
                <text:p>3354.276159115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94">
                <text:p>3994</text:p>
              </table:table-cell>
              <table:table-cell office:value-type="float" office:value="3349.18315622727">
                <text:p>3349.18315622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99">
                <text:p>3099</text:p>
              </table:table-cell>
              <table:table-cell office:value-type="float" office:value="3347.48777760515">
                <text:p>3347.487777605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9">
                <text:p>3789</text:p>
              </table:table-cell>
              <table:table-cell office:value-type="float" office:value="3336.42708812831">
                <text:p>3336.427088128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34">
                <text:p>4334</text:p>
              </table:table-cell>
              <table:table-cell office:value-type="float" office:value="3335.03882705155">
                <text:p>3335.03882705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69">
                <text:p>4269</text:p>
              </table:table-cell>
              <table:table-cell office:value-type="float" office:value="3335.03882705155">
                <text:p>3335.03882705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29">
                <text:p>4229</text:p>
              </table:table-cell>
              <table:table-cell office:value-type="float" office:value="3335.03882705155">
                <text:p>3335.03882705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69">
                <text:p>3669</text:p>
              </table:table-cell>
              <table:table-cell office:value-type="float" office:value="3335.03882705155">
                <text:p>3335.03882705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34">
                <text:p>2534</text:p>
              </table:table-cell>
              <table:table-cell office:value-type="float" office:value="3328.09752166776">
                <text:p>3328.09752166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99">
                <text:p>2399</text:p>
              </table:table-cell>
              <table:table-cell office:value-type="float" office:value="3328.09752166776">
                <text:p>3328.09752166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04">
                <text:p>3104</text:p>
              </table:table-cell>
              <table:table-cell office:value-type="float" office:value="3319.50183211922">
                <text:p>3319.50183211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99">
                <text:p>2899</text:p>
              </table:table-cell>
              <table:table-cell office:value-type="float" office:value="3319.50183211922">
                <text:p>3319.50183211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99">
                <text:p>2799</text:p>
              </table:table-cell>
              <table:table-cell office:value-type="float" office:value="3318.57801714141">
                <text:p>3318.57801714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9">
                <text:p>3399</text:p>
              </table:table-cell>
              <table:table-cell office:value-type="float" office:value="3294.97757883651">
                <text:p>3294.97757883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9">
                <text:p>2299</text:p>
              </table:table-cell>
              <table:table-cell office:value-type="float" office:value="3294.97757883651">
                <text:p>3294.977578836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9">
                <text:p>2699</text:p>
              </table:table-cell>
              <table:table-cell office:value-type="float" office:value="3292.99434872685">
                <text:p>3292.994348726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9">
                <text:p>2999</text:p>
              </table:table-cell>
              <table:table-cell office:value-type="float" office:value="3248.9920257835">
                <text:p>3248.9920257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9">
                <text:p>2999</text:p>
              </table:table-cell>
              <table:table-cell office:value-type="float" office:value="3248.9920257835">
                <text:p>3248.9920257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99">
                <text:p>2899</text:p>
              </table:table-cell>
              <table:table-cell office:value-type="float" office:value="3248.79370277254">
                <text:p>3248.79370277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99">
                <text:p>2799</text:p>
              </table:table-cell>
              <table:table-cell office:value-type="float" office:value="3248.79370277254">
                <text:p>3248.79370277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69">
                <text:p>2469</text:p>
              </table:table-cell>
              <table:table-cell office:value-type="float" office:value="3239.10723579516">
                <text:p>3239.10723579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99">
                <text:p>3099</text:p>
              </table:table-cell>
              <table:table-cell office:value-type="float" office:value="3213.2938838097">
                <text:p>3213.2938838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99">
                <text:p>2699</text:p>
              </table:table-cell>
              <table:table-cell office:value-type="float" office:value="3201.87807063693">
                <text:p>3201.87807063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99">
                <text:p>2499</text:p>
              </table:table-cell>
              <table:table-cell office:value-type="float" office:value="3201.87807063693">
                <text:p>3201.87807063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99">
                <text:p>4299</text:p>
              </table:table-cell>
              <table:table-cell office:value-type="float" office:value="3201.85155616786">
                <text:p>3201.85155616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9">
                <text:p>3789</text:p>
              </table:table-cell>
              <table:table-cell office:value-type="float" office:value="3189.6934455048">
                <text:p>3189.6934455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99">
                <text:p>3199</text:p>
              </table:table-cell>
              <table:table-cell office:value-type="float" office:value="3188.81600829069">
                <text:p>3188.816008290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99">
                <text:p>2499</text:p>
              </table:table-cell>
              <table:table-cell office:value-type="float" office:value="3187.71021539514">
                <text:p>3187.710215395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99">
                <text:p>2499</text:p>
              </table:table-cell>
              <table:table-cell office:value-type="float" office:value="3187.71021539514">
                <text:p>3187.710215395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99">
                <text:p>2399</text:p>
              </table:table-cell>
              <table:table-cell office:value-type="float" office:value="3187.71021539514">
                <text:p>3187.710215395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99">
                <text:p>2399</text:p>
              </table:table-cell>
              <table:table-cell office:value-type="float" office:value="3187.71021539514">
                <text:p>3187.710215395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54">
                <text:p>2654</text:p>
              </table:table-cell>
              <table:table-cell office:value-type="float" office:value="3154.67719402712">
                <text:p>3154.67719402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69">
                <text:p>4069</text:p>
              </table:table-cell>
              <table:table-cell office:value-type="float" office:value="3142.55297588915">
                <text:p>3142.552975889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99">
                <text:p>2999</text:p>
              </table:table-cell>
              <table:table-cell office:value-type="float" office:value="3134.86729001858">
                <text:p>3134.867290018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54">
                <text:p>2654</text:p>
              </table:table-cell>
              <table:table-cell office:value-type="float" office:value="3131.47340174415">
                <text:p>3131.473401744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14">
                <text:p>4114</text:p>
              </table:table-cell>
              <table:table-cell office:value-type="float" office:value="3122.69117654317">
                <text:p>3122.691176543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39">
                <text:p>3839</text:p>
              </table:table-cell>
              <table:table-cell office:value-type="float" office:value="3078.60808785554">
                <text:p>3078.60808785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99">
                <text:p>3399</text:p>
              </table:table-cell>
              <table:table-cell office:value-type="float" office:value="3076.37925760667">
                <text:p>3076.37925760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99">
                <text:p>2299</text:p>
              </table:table-cell>
              <table:table-cell office:value-type="float" office:value="3053.47348486931">
                <text:p>3053.473484869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99">
                <text:p>2499</text:p>
              </table:table-cell>
              <table:table-cell office:value-type="float" office:value="3032.25292269599">
                <text:p>3032.25292269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99">
                <text:p>2499</text:p>
              </table:table-cell>
              <table:table-cell office:value-type="float" office:value="3032.25292269599">
                <text:p>3032.25292269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99">
                <text:p>2299</text:p>
              </table:table-cell>
              <table:table-cell office:value-type="float" office:value="3005.16404084709">
                <text:p>3005.164040847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99">
                <text:p>2299</text:p>
              </table:table-cell>
              <table:table-cell office:value-type="float" office:value="2993.26466018916">
                <text:p>2993.264660189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99">
                <text:p>2499</text:p>
              </table:table-cell>
              <table:table-cell office:value-type="float" office:value="2972.04409801584">
                <text:p>2972.044098015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9">
                <text:p>2099</text:p>
              </table:table-cell>
              <table:table-cell office:value-type="float" office:value="2972.04409801584">
                <text:p>2972.04409801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99">
                <text:p>2099</text:p>
              </table:table-cell>
              <table:table-cell office:value-type="float" office:value="2972.04409801584">
                <text:p>2972.04409801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99">
                <text:p>2999</text:p>
              </table:table-cell>
              <table:table-cell office:value-type="float" office:value="2970.06086790618">
                <text:p>2970.06086790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99">
                <text:p>2299</text:p>
              </table:table-cell>
              <table:table-cell office:value-type="float" office:value="2970.06086790618">
                <text:p>2970.060867906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74">
                <text:p>3874</text:p>
              </table:table-cell>
              <table:table-cell office:value-type="float" office:value="2924.13535355474">
                <text:p>2924.135353554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99">
                <text:p>2599</text:p>
              </table:table-cell>
              <table:table-cell office:value-type="float" office:value="2921.38384859962">
                <text:p>2921.38384859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9">
                <text:p>1999</text:p>
              </table:table-cell>
              <table:table-cell office:value-type="float" office:value="2917.6889818052">
                <text:p>2917.6889818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49">
                <text:p>3449</text:p>
              </table:table-cell>
              <table:table-cell office:value-type="float" office:value="2912.34791155844">
                <text:p>2912.34791155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99">
                <text:p>1899</text:p>
              </table:table-cell>
              <table:table-cell office:value-type="float" office:value="2889.5984715051">
                <text:p>2889.59847150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94">
                <text:p>3994</text:p>
              </table:table-cell>
              <table:table-cell office:value-type="float" office:value="2841.22861297271">
                <text:p>2841.228612972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49">
                <text:p>1849</text:p>
              </table:table-cell>
              <table:table-cell office:value-type="float" office:value="2837.94837567302">
                <text:p>2837.948375673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54">
                <text:p>2554</text:p>
              </table:table-cell>
              <table:table-cell office:value-type="float" office:value="2807.25081330621">
                <text:p>2807.250813306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94">
                <text:p>4394</text:p>
              </table:table-cell>
              <table:table-cell office:value-type="float" office:value="2786.67132927228">
                <text:p>2786.671329272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64">
                <text:p>4364</text:p>
              </table:table-cell>
              <table:table-cell office:value-type="float" office:value="2786.67132927228">
                <text:p>2786.671329272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69">
                <text:p>4169</text:p>
              </table:table-cell>
              <table:table-cell office:value-type="float" office:value="2786.67132927228">
                <text:p>2786.671329272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59">
                <text:p>4159</text:p>
              </table:table-cell>
              <table:table-cell office:value-type="float" office:value="2786.67132927228">
                <text:p>2786.67132927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54">
                <text:p>4154</text:p>
              </table:table-cell>
              <table:table-cell office:value-type="float" office:value="2786.67132927228">
                <text:p>2786.67132927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29">
                <text:p>4429</text:p>
              </table:table-cell>
              <table:table-cell office:value-type="float" office:value="2781.930032694">
                <text:p>2781.930032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54">
                <text:p>3254</text:p>
              </table:table-cell>
              <table:table-cell office:value-type="float" office:value="2772.85416264133">
                <text:p>2772.85416264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99">
                <text:p>1799</text:p>
              </table:table-cell>
              <table:table-cell office:value-type="float" office:value="2770.87093253168">
                <text:p>2770.87093253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99">
                <text:p>2199</text:p>
              </table:table-cell>
              <table:table-cell office:value-type="float" office:value="2768.61802215404">
                <text:p>2768.618022154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64">
                <text:p>4064</text:p>
              </table:table-cell>
              <table:table-cell office:value-type="float" office:value="2754.34467848489">
                <text:p>2754.34467848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99">
                <text:p>2499</text:p>
              </table:table-cell>
              <table:table-cell office:value-type="float" office:value="2748.64026777584">
                <text:p>2748.64026777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99">
                <text:p>2299</text:p>
              </table:table-cell>
              <table:table-cell office:value-type="float" office:value="2748.64026777584">
                <text:p>2748.640267775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94">
                <text:p>3794</text:p>
              </table:table-cell>
              <table:table-cell office:value-type="float" office:value="2744.96334972064">
                <text:p>2744.96334972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49">
                <text:p>2849</text:p>
              </table:table-cell>
              <table:table-cell office:value-type="float" office:value="2744.96334972064">
                <text:p>2744.963349720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99">
                <text:p>269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99">
                <text:p>219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99">
                <text:p>219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4">
                <text:p>2074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9">
                <text:p>194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9">
                <text:p>179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99">
                <text:p>169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39">
                <text:p>1639</text:p>
              </table:table-cell>
              <table:table-cell office:value-type="float" office:value="2709.31944187533">
                <text:p>2709.319441875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89">
                <text:p>2089</text:p>
              </table:table-cell>
              <table:table-cell office:value-type="float" office:value="2707.33621176567">
                <text:p>2707.336211765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9">
                <text:p>1999</text:p>
              </table:table-cell>
              <table:table-cell office:value-type="float" office:value="2707.33621176567">
                <text:p>2707.336211765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99">
                <text:p>3099</text:p>
              </table:table-cell>
              <table:table-cell office:value-type="float" office:value="2697.8664615356">
                <text:p>2697.86646153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99">
                <text:p>2799</text:p>
              </table:table-cell>
              <table:table-cell office:value-type="float" office:value="2697.8664615356">
                <text:p>2697.86646153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99">
                <text:p>2699</text:p>
              </table:table-cell>
              <table:table-cell office:value-type="float" office:value="2677.88117028842">
                <text:p>2677.881170288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99">
                <text:p>3399</text:p>
              </table:table-cell>
              <table:table-cell office:value-type="float" office:value="2676.64589936229">
                <text:p>2676.64589936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99">
                <text:p>2899</text:p>
              </table:table-cell>
              <table:table-cell office:value-type="float" office:value="2676.64589936229">
                <text:p>2676.645899362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99">
                <text:p>2799</text:p>
              </table:table-cell>
              <table:table-cell office:value-type="float" office:value="2676.64589936229">
                <text:p>2676.645899362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99">
                <text:p>3199</text:p>
              </table:table-cell>
              <table:table-cell office:value-type="float" office:value="2676.31997169171">
                <text:p>2676.319971691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99">
                <text:p>2999</text:p>
              </table:table-cell>
              <table:table-cell office:value-type="float" office:value="2665.62673221145">
                <text:p>2665.62673221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99">
                <text:p>2699</text:p>
              </table:table-cell>
              <table:table-cell office:value-type="float" office:value="2665.62673221145">
                <text:p>2665.62673221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19">
                <text:p>2519</text:p>
              </table:table-cell>
              <table:table-cell office:value-type="float" office:value="2665.62673221145">
                <text:p>2665.626732211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99">
                <text:p>2399</text:p>
              </table:table-cell>
              <table:table-cell office:value-type="float" office:value="2665.62673221145">
                <text:p>2665.62673221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69">
                <text:p>2869</text:p>
              </table:table-cell>
              <table:table-cell office:value-type="float" office:value="2653.44210707931">
                <text:p>2653.44210707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99">
                <text:p>3099</text:p>
              </table:table-cell>
              <table:table-cell office:value-type="float" office:value="2641.77829984321">
                <text:p>2641.778299843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34">
                <text:p>4434</text:p>
              </table:table-cell>
              <table:table-cell office:value-type="float" office:value="2641.77284318671">
                <text:p>2641.772843186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99">
                <text:p>2599</text:p>
              </table:table-cell>
              <table:table-cell office:value-type="float" office:value="2638.43674195231">
                <text:p>2638.436741952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39">
                <text:p>2439</text:p>
              </table:table-cell>
              <table:table-cell office:value-type="float" office:value="2638.43674195231">
                <text:p>2638.43674195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99">
                <text:p>2799</text:p>
              </table:table-cell>
              <table:table-cell office:value-type="float" office:value="2589.41443073777">
                <text:p>2589.414430737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99">
                <text:p>2299</text:p>
              </table:table-cell>
              <table:table-cell office:value-type="float" office:value="2589.41443073777">
                <text:p>2589.414430737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99">
                <text:p>4099</text:p>
              </table:table-cell>
              <table:table-cell office:value-type="float" office:value="2582.10834823355">
                <text:p>2582.108348233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99">
                <text:p>2499</text:p>
              </table:table-cell>
              <table:table-cell office:value-type="float" office:value="2579.96683940364">
                <text:p>2579.966839403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64">
                <text:p>2364</text:p>
              </table:table-cell>
              <table:table-cell office:value-type="float" office:value="2571.02665598086">
                <text:p>2571.026655980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54">
                <text:p>1854</text:p>
              </table:table-cell>
              <table:table-cell office:value-type="float" office:value="2540.77221408181">
                <text:p>2540.772214081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9">
                <text:p>1649</text:p>
              </table:table-cell>
              <table:table-cell office:value-type="float" office:value="2538.21868713533">
                <text:p>2538.21868713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99">
                <text:p>2299</text:p>
              </table:table-cell>
              <table:table-cell office:value-type="float" office:value="2515.01489485235">
                <text:p>2515.014894852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9">
                <text:p>1699</text:p>
              </table:table-cell>
              <table:table-cell office:value-type="float" office:value="2515.01489485235">
                <text:p>2515.01489485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99">
                <text:p>1599</text:p>
              </table:table-cell>
              <table:table-cell office:value-type="float" office:value="2515.01489485235">
                <text:p>2515.01489485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99">
                <text:p>1599</text:p>
              </table:table-cell>
              <table:table-cell office:value-type="float" office:value="2515.01489485235">
                <text:p>2515.01489485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99">
                <text:p>1599</text:p>
              </table:table-cell>
              <table:table-cell office:value-type="float" office:value="2515.01489485235">
                <text:p>2515.014894852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9">
                <text:p>1849</text:p>
              </table:table-cell>
              <table:table-cell office:value-type="float" office:value="2514.41992581946">
                <text:p>2514.41992581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99">
                <text:p>1599</text:p>
              </table:table-cell>
              <table:table-cell office:value-type="float" office:value="2514.41992581946">
                <text:p>2514.419925819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9">
                <text:p>1499</text:p>
              </table:table-cell>
              <table:table-cell office:value-type="float" office:value="2514.41992581946">
                <text:p>2514.419925819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99">
                <text:p>1499</text:p>
              </table:table-cell>
              <table:table-cell office:value-type="float" office:value="2514.41992581946">
                <text:p>2514.419925819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9">
                <text:p>1399</text:p>
              </table:table-cell>
              <table:table-cell office:value-type="float" office:value="2514.41992581946">
                <text:p>2514.41992581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19">
                <text:p>2819</text:p>
              </table:table-cell>
              <table:table-cell office:value-type="float" office:value="2496.91629125847">
                <text:p>2496.916291258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99">
                <text:p>2699</text:p>
              </table:table-cell>
              <table:table-cell office:value-type="float" office:value="2496.91629125847">
                <text:p>2496.91629125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49">
                <text:p>2649</text:p>
              </table:table-cell>
              <table:table-cell office:value-type="float" office:value="2496.91629125847">
                <text:p>2496.916291258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69">
                <text:p>2269</text:p>
              </table:table-cell>
              <table:table-cell office:value-type="float" office:value="2496.91629125847">
                <text:p>2496.916291258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99">
                <text:p>1599</text:p>
              </table:table-cell>
              <table:table-cell office:value-type="float" office:value="2493.79433267903">
                <text:p>2493.794332679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899">
                <text:p>38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899">
                <text:p>38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49">
                <text:p>384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69">
                <text:p>366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59">
                <text:p>365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39">
                <text:p>363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59">
                <text:p>355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9">
                <text:p>34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84">
                <text:p>3484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99">
                <text:p>33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99">
                <text:p>32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59">
                <text:p>305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99">
                <text:p>29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99">
                <text:p>29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64">
                <text:p>2964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49">
                <text:p>294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39">
                <text:p>293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19">
                <text:p>281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99">
                <text:p>24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9">
                <text:p>23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49">
                <text:p>234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99">
                <text:p>22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99">
                <text:p>22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49">
                <text:p>224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99">
                <text:p>21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49">
                <text:p>214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9">
                <text:p>20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99">
                <text:p>19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99">
                <text:p>18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99">
                <text:p>1799</text:p>
              </table:table-cell>
              <table:table-cell office:value-type="float" office:value="2458.99655187333">
                <text:p>2458.99655187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99">
                <text:p>2199</text:p>
              </table:table-cell>
              <table:table-cell office:value-type="float" office:value="2457.01332176368">
                <text:p>2457.013321763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99">
                <text:p>1899</text:p>
              </table:table-cell>
              <table:table-cell office:value-type="float" office:value="2457.01332176368">
                <text:p>2457.013321763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49">
                <text:p>1849</text:p>
              </table:table-cell>
              <table:table-cell office:value-type="float" office:value="2457.01332176368">
                <text:p>2457.013321763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14">
                <text:p>3014</text:p>
              </table:table-cell>
              <table:table-cell office:value-type="float" office:value="2456.41835273078">
                <text:p>2456.418352730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9">
                <text:p>2049</text:p>
              </table:table-cell>
              <table:table-cell office:value-type="float" office:value="2435.79275959036">
                <text:p>2435.792759590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99">
                <text:p>2699</text:p>
              </table:table-cell>
              <table:table-cell office:value-type="float" office:value="2420.70398978479">
                <text:p>2420.70398978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49">
                <text:p>2649</text:p>
              </table:table-cell>
              <table:table-cell office:value-type="float" office:value="2420.70398978479">
                <text:p>2420.703989784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99">
                <text:p>2099</text:p>
              </table:table-cell>
              <table:table-cell office:value-type="float" office:value="2420.70398978479">
                <text:p>2420.703989784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99">
                <text:p>2099</text:p>
              </table:table-cell>
              <table:table-cell office:value-type="float" office:value="2404.00481257297">
                <text:p>2404.004812572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334">
                <text:p>4334</text:p>
              </table:table-cell>
              <table:table-cell office:value-type="float" office:value="2397.17651850302">
                <text:p>2397.176518503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14">
                <text:p>3814</text:p>
              </table:table-cell>
              <table:table-cell office:value-type="float" office:value="2397.17651850302">
                <text:p>2397.176518503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99">
                <text:p>3199</text:p>
              </table:table-cell>
              <table:table-cell office:value-type="float" office:value="2397.17651850302">
                <text:p>2397.17651850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99">
                <text:p>1999</text:p>
              </table:table-cell>
              <table:table-cell office:value-type="float" office:value="2397.17651850302">
                <text:p>2397.176518503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19">
                <text:p>3919</text:p>
              </table:table-cell>
              <table:table-cell office:value-type="float" office:value="2365.9684485244">
                <text:p>2365.96844852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94">
                <text:p>3294</text:p>
              </table:table-cell>
              <table:table-cell office:value-type="float" office:value="2365.9684485244">
                <text:p>2365.96844852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34">
                <text:p>3934</text:p>
              </table:table-cell>
              <table:table-cell office:value-type="float" office:value="2310.50822515703">
                <text:p>2310.508225157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9">
                <text:p>1999</text:p>
              </table:table-cell>
              <table:table-cell office:value-type="float" office:value="2300.58903861214">
                <text:p>2300.589038612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99">
                <text:p>1699</text:p>
              </table:table-cell>
              <table:table-cell office:value-type="float" office:value="2281.02717867214">
                <text:p>2281.02717867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99">
                <text:p>1699</text:p>
              </table:table-cell>
              <table:table-cell office:value-type="float" office:value="2281.02717867214">
                <text:p>2281.027178672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99">
                <text:p>1699</text:p>
              </table:table-cell>
              <table:table-cell office:value-type="float" office:value="2281.02717867214">
                <text:p>2281.027178672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99">
                <text:p>1599</text:p>
              </table:table-cell>
              <table:table-cell office:value-type="float" office:value="2279.32244387798">
                <text:p>2279.322443877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9">
                <text:p>1799</text:p>
              </table:table-cell>
              <table:table-cell office:value-type="float" office:value="2277.33921376833">
                <text:p>2277.33921376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9">
                <text:p>1299</text:p>
              </table:table-cell>
              <table:table-cell office:value-type="float" office:value="2275.72366697208">
                <text:p>2275.723666972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99">
                <text:p>2999</text:p>
              </table:table-cell>
              <table:table-cell office:value-type="float" office:value="2268.88248655149">
                <text:p>2268.882486551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9">
                <text:p>374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99">
                <text:p>339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84">
                <text:p>3384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99">
                <text:p>329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34">
                <text:p>3134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24">
                <text:p>3024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64">
                <text:p>2464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9">
                <text:p>245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99">
                <text:p>219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99">
                <text:p>199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99">
                <text:p>1699</text:p>
              </table:table-cell>
              <table:table-cell office:value-type="float" office:value="2259.80661649882">
                <text:p>2259.806616498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99">
                <text:p>1999</text:p>
              </table:table-cell>
              <table:table-cell office:value-type="float" office:value="2217.49245790613">
                <text:p>2217.492457906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49">
                <text:p>1449</text:p>
              </table:table-cell>
              <table:table-cell office:value-type="float" office:value="2217.34041005197">
                <text:p>2217.340410051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74">
                <text:p>1574</text:p>
              </table:table-cell>
              <table:table-cell office:value-type="float" office:value="2217.1107740747">
                <text:p>2217.11077407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39">
                <text:p>363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99">
                <text:p>309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9">
                <text:p>254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99">
                <text:p>239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49">
                <text:p>194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99">
                <text:p>159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9">
                <text:p>1499</text:p>
              </table:table-cell>
              <table:table-cell office:value-type="float" office:value="2196.27189573282">
                <text:p>2196.271895732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9">
                <text:p>1599</text:p>
              </table:table-cell>
              <table:table-cell office:value-type="float" office:value="2194.28866562316">
                <text:p>2194.288665623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99">
                <text:p>1499</text:p>
              </table:table-cell>
              <table:table-cell office:value-type="float" office:value="2194.28866562316">
                <text:p>2194.288665623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99">
                <text:p>1599</text:p>
              </table:table-cell>
              <table:table-cell office:value-type="float" office:value="2146.50778217095">
                <text:p>2146.507782170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99">
                <text:p>1899</text:p>
              </table:table-cell>
              <table:table-cell office:value-type="float" office:value="2118.07636414948">
                <text:p>2118.076364149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99">
                <text:p>37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59">
                <text:p>365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84">
                <text:p>3584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99">
                <text:p>33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99">
                <text:p>27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39">
                <text:p>233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99">
                <text:p>17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99">
                <text:p>17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49">
                <text:p>164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99">
                <text:p>13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99">
                <text:p>1399</text:p>
              </table:table-cell>
              <table:table-cell office:value-type="float" office:value="2104.83094524862">
                <text:p>2104.830945248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9">
                <text:p>1499</text:p>
              </table:table-cell>
              <table:table-cell office:value-type="float" office:value="2084.2053521082">
                <text:p>2084.20535210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49">
                <text:p>2949</text:p>
              </table:table-cell>
              <table:table-cell office:value-type="float" office:value="2063.35358181296">
                <text:p>2063.353581812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9">
                <text:p>1759</text:p>
              </table:table-cell>
              <table:table-cell office:value-type="float" office:value="2058.02671466074">
                <text:p>2058.026714660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99">
                <text:p>2099</text:p>
              </table:table-cell>
              <table:table-cell office:value-type="float" office:value="2025.40077697009">
                <text:p>2025.400776970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99">
                <text:p>1499</text:p>
              </table:table-cell>
              <table:table-cell office:value-type="float" office:value="2025.40077697009">
                <text:p>2025.400776970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99">
                <text:p>1199</text:p>
              </table:table-cell>
              <table:table-cell office:value-type="float" office:value="2025.40077697009">
                <text:p>2025.400776970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99">
                <text:p>21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99">
                <text:p>18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9">
                <text:p>16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99">
                <text:p>16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69">
                <text:p>166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9">
                <text:p>164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49">
                <text:p>164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99">
                <text:p>15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99">
                <text:p>15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99">
                <text:p>15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99">
                <text:p>159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69">
                <text:p>1569</text:p>
              </table:table-cell>
              <table:table-cell office:value-type="float" office:value="2025.17114099282">
                <text:p>2025.171140992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69">
                <text:p>1769</text:p>
              </table:table-cell>
              <table:table-cell office:value-type="float" office:value="2007.32207000591">
                <text:p>2007.322070005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99">
                <text:p>1699</text:p>
              </table:table-cell>
              <table:table-cell office:value-type="float" office:value="2007.32207000591">
                <text:p>2007.322070005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99">
                <text:p>1799</text:p>
              </table:table-cell>
              <table:table-cell office:value-type="float" office:value="2003.9505788195">
                <text:p>2003.95057881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99">
                <text:p>1799</text:p>
              </table:table-cell>
              <table:table-cell office:value-type="float" office:value="2003.9505788195">
                <text:p>2003.95057881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9">
                <text:p>1499</text:p>
              </table:table-cell>
              <table:table-cell office:value-type="float" office:value="2001.96734870984">
                <text:p>2001.967348709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94">
                <text:p>3294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59">
                <text:p>305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9">
                <text:p>29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9">
                <text:p>28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54">
                <text:p>2554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99">
                <text:p>24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39">
                <text:p>243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9">
                <text:p>243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99">
                <text:p>23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399">
                <text:p>23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94">
                <text:p>2394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99">
                <text:p>21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99">
                <text:p>20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99">
                <text:p>20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99">
                <text:p>19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99">
                <text:p>19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99">
                <text:p>18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09">
                <text:p>180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49">
                <text:p>174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44">
                <text:p>1744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99">
                <text:p>16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9">
                <text:p>15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9">
                <text:p>15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99">
                <text:p>14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99">
                <text:p>14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99">
                <text:p>13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99">
                <text:p>13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99">
                <text:p>13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99">
                <text:p>1399</text:p>
              </table:table-cell>
              <table:table-cell office:value-type="float" office:value="2001.37237967695">
                <text:p>2001.372379676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99">
                <text:p>1499</text:p>
              </table:table-cell>
              <table:table-cell office:value-type="float" office:value="1990.43994187778">
                <text:p>1990.439941877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49">
                <text:p>1849</text:p>
              </table:table-cell>
              <table:table-cell office:value-type="float" office:value="1980.74678653653">
                <text:p>1980.746786536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9">
                <text:p>1849</text:p>
              </table:table-cell>
              <table:table-cell office:value-type="float" office:value="1980.74678653653">
                <text:p>1980.746786536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99">
                <text:p>1499</text:p>
              </table:table-cell>
              <table:table-cell office:value-type="float" office:value="1845.96495255331">
                <text:p>1845.964952553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99">
                <text:p>1699</text:p>
              </table:table-cell>
              <table:table-cell office:value-type="float" office:value="1840.97029181091">
                <text:p>1840.970291810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49">
                <text:p>1249</text:p>
              </table:table-cell>
              <table:table-cell office:value-type="float" office:value="1796.63752930409">
                <text:p>1796.637529304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9">
                <text:p>999</text:p>
              </table:table-cell>
              <table:table-cell office:value-type="float" office:value="1796.63752930409">
                <text:p>1796.637529304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14">
                <text:p>1714</text:p>
              </table:table-cell>
              <table:table-cell office:value-type="float" office:value="1762.67612082958">
                <text:p>1762.676120829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29">
                <text:p>1429</text:p>
              </table:table-cell>
              <table:table-cell office:value-type="float" office:value="1762.67612082958">
                <text:p>1762.676120829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24">
                <text:p>1924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49">
                <text:p>1449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99">
                <text:p>1399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99">
                <text:p>1399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99">
                <text:p>1299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99">
                <text:p>1199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99">
                <text:p>1199</text:p>
              </table:table-cell>
              <table:table-cell office:value-type="float" office:value="1738.20666756159">
                <text:p>1738.206667561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69">
                <text:p>1569</text:p>
              </table:table-cell>
              <table:table-cell office:value-type="float" office:value="1734.54272235372">
                <text:p>1734.542722353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9">
                <text:p>1499</text:p>
              </table:table-cell>
              <table:table-cell office:value-type="float" office:value="1704.29286390946">
                <text:p>1704.292863909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99">
                <text:p>1499</text:p>
              </table:table-cell>
              <table:table-cell office:value-type="float" office:value="1704.29286390946">
                <text:p>1704.292863909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99">
                <text:p>1299</text:p>
              </table:table-cell>
              <table:table-cell office:value-type="float" office:value="1704.29286390946">
                <text:p>1704.292863909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49">
                <text:p>1149</text:p>
              </table:table-cell>
              <table:table-cell office:value-type="float" office:value="1704.29286390946">
                <text:p>1704.292863909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99">
                <text:p>1299</text:p>
              </table:table-cell>
              <table:table-cell office:value-type="float" office:value="1686.4638193559">
                <text:p>1686.46381935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99">
                <text:p>1299</text:p>
              </table:table-cell>
              <table:table-cell office:value-type="float" office:value="1683.74679057346">
                <text:p>1683.746790573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99">
                <text:p>1199</text:p>
              </table:table-cell>
              <table:table-cell office:value-type="float" office:value="1626.16232891343">
                <text:p>1626.16232891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94">
                <text:p>1294</text:p>
              </table:table-cell>
              <table:table-cell office:value-type="float" office:value="1534.72384564884">
                <text:p>1534.723845648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49">
                <text:p>1249</text:p>
              </table:table-cell>
              <table:table-cell office:value-type="float" office:value="1534.72384564884">
                <text:p>1534.723845648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99">
                <text:p>1299</text:p>
              </table:table-cell>
              <table:table-cell office:value-type="float" office:value="1481.68289449033">
                <text:p>1481.682894490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99">
                <text:p>1099</text:p>
              </table:table-cell>
              <table:table-cell office:value-type="float" office:value="1407.41595737872">
                <text:p>1407.415957378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89">
                <text:p>2089</text:p>
              </table:table-cell>
              <table:table-cell office:value-type="float" office:value="1366.64053130675">
                <text:p>1366.640531306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24">
                <text:p>1324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49">
                <text:p>104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9">
                <text:p>99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9">
                <text:p>99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9">
                <text:p>99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9">
                <text:p>99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69">
                <text:p>96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49">
                <text:p>949</text:p>
              </table:table-cell>
              <table:table-cell office:value-type="float" office:value="1349.27114719671">
                <text:p>1349.271147196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29">
                <text:p>1229</text:p>
              </table:table-cell>
              <table:table-cell office:value-type="float" office:value="1320.21615408">
                <text:p>1320.216154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9">
                <text:p>1399</text:p>
              </table:table-cell>
              <table:table-cell office:value-type="float" office:value="1283.58998316158">
                <text:p>1283.589983161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49">
                <text:p>1249</text:p>
              </table:table-cell>
              <table:table-cell office:value-type="float" office:value="1283.58998316158">
                <text:p>1283.589983161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99">
                <text:p>1099</text:p>
              </table:table-cell>
              <table:table-cell office:value-type="float" office:value="1283.58998316158">
                <text:p>1283.589983161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99">
                <text:p>1099</text:p>
              </table:table-cell>
              <table:table-cell office:value-type="float" office:value="1283.58998316158">
                <text:p>1283.5899831615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99">
                <text:p>1099</text:p>
              </table:table-cell>
              <table:table-cell office:value-type="float" office:value="1283.58998316158">
                <text:p>1283.589983161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99">
                <text:p>1299</text:p>
              </table:table-cell>
              <table:table-cell office:value-type="float" office:value="1187.80440678638">
                <text:p>1187.804406786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">
                <text:p>1574</text:p>
              </table:table-cell>
              <table:table-cell office:value-type="float" office:value="1122.12324275125">
                <text:p>1122.12324275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9">
                <text:p>1299</text:p>
              </table:table-cell>
              <table:table-cell office:value-type="float" office:value="1122.12324275125">
                <text:p>1122.123242751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49">
                <text:p>1449</text:p>
              </table:table-cell>
              <table:table-cell office:value-type="float" office:value="718.284507775946">
                <text:p>718.28450777594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74">
                <text:p>4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99">
                <text:p>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79">
                <text:p>4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99">
                <text:p>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999">
                <text:p>3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99">
                <text:p>3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99">
                <text:p>3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9">
                <text:p>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9">
                <text:p>3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9">
                <text:p>3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99">
                <text:p>3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29">
                <text:p>3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99">
                <text:p>3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34">
                <text:p>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29">
                <text:p>3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99">
                <text:p>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99">
                <text:p>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99">
                <text:p>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79">
                <text:p>3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199">
                <text:p>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199">
                <text:p>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99">
                <text:p>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49">
                <text:p>3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99">
                <text:p>3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59">
                <text:p>3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49">
                <text:p>3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49">
                <text:p>3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04">
                <text:p>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99">
                <text:p>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99">
                <text:p>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79">
                <text:p>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64">
                <text:p>2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39">
                <text:p>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99">
                <text:p>2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99">
                <text:p>2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99">
                <text:p>2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99">
                <text:p>2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49">
                <text:p>2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99">
                <text:p>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799">
                <text:p>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799">
                <text:p>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774">
                <text:p>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99">
                <text:p>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644">
                <text:p>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99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99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99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99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99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49">
                <text:p>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29">
                <text:p>2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99">
                <text:p>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99">
                <text:p>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99">
                <text:p>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99">
                <text:p>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89">
                <text:p>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99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49">
                <text:p>2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99">
                <text:p>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99">
                <text:p>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99">
                <text:p>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